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Nimbus Sans" svg:font-family="'Nimbus Sans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co1" style:family="table-column">
      <style:table-column-properties fo:break-before="auto" style:column-width="2.759cm"/>
    </style:style>
    <style:style style:name="co2" style:family="table-column">
      <style:table-column-properties fo:break-before="auto" style:column-width="2.133cm"/>
    </style:style>
    <style:style style:name="co3" style:family="table-column">
      <style:table-column-properties fo:break-before="auto" style:column-width="2.649cm"/>
    </style:style>
    <style:style style:name="co4" style:family="table-column">
      <style:table-column-properties fo:break-before="auto" style:column-width="2.84cm"/>
    </style:style>
    <style:style style:name="co5" style:family="table-column">
      <style:table-column-properties fo:break-before="auto" style:column-width="4.094cm"/>
    </style:style>
    <style:style style:name="co6" style:family="table-column">
      <style:table-column-properties fo:break-before="auto" style:column-width="1.997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1.427cm"/>
    </style:style>
    <style:style style:name="co9" style:family="table-column">
      <style:table-column-properties fo:break-before="auto" style:column-width="2.237cm"/>
    </style:style>
    <style:style style:name="co10" style:family="table-column">
      <style:table-column-properties fo:break-before="auto" style:column-width="2.993cm"/>
    </style:style>
    <style:style style:name="co11" style:family="table-column">
      <style:table-column-properties fo:break-before="auto" style:column-width="3.44cm"/>
    </style:style>
    <style:style style:name="co12" style:family="table-column">
      <style:table-column-properties fo:break-before="auto" style:column-width="2.713cm"/>
    </style:style>
    <style:style style:name="co13" style:family="table-column">
      <style:table-column-properties fo:break-before="auto" style:column-width="4.336cm"/>
    </style:style>
    <style:style style:name="co14" style:family="table-column">
      <style:table-column-properties fo:break-before="auto" style:column-width="2.097cm"/>
    </style:style>
    <style:style style:name="co15" style:family="table-column">
      <style:table-column-properties fo:break-before="auto" style:column-width="2.378cm"/>
    </style:style>
    <style:style style:name="co16" style:family="table-column">
      <style:table-column-properties fo:break-before="auto" style:column-width="1.699cm"/>
    </style:style>
    <style:style style:name="co17" style:family="table-column">
      <style:table-column-properties fo:break-before="auto" style:column-width="1.995cm"/>
    </style:style>
    <style:style style:name="ro1" style:family="table-row">
      <style:table-row-properties style:row-height="0.45cm" fo:break-before="auto" style:use-optimal-row-height="true"/>
    </style:style>
    <style:style style:name="ta1" style:family="table" style:master-page-name="PageStyle_5f_2022_5f_07_5f_13">
      <style:table-properties table:display="true" style:writing-mode="lr-tb"/>
    </style:style>
    <style:style style:name="ta2" style:family="table" style:master-page-name="PageStyle_5f_2022_5f_07_5f_13">
      <style:table-properties table:display="false" style:writing-mode="lr-tb"/>
    </style:style>
    <style:style style:name="ta3" style:family="table" style:master-page-name="PageStyle_5f_2022_5f_07_5f_22">
      <style:table-properties table:display="false" style:writing-mode="lr-tb"/>
    </style:style>
    <style:style style:name="ta4" style:family="table" style:master-page-name="PageStyle_5f_2022_5f_07_5f_12">
      <style:table-properties table:display="false" style:writing-mode="lr-tb"/>
    </style:style>
    <style:style style:name="ta5" style:family="table" style:master-page-name="PageStyle_5f_2022_5f_07_5f_11">
      <style:table-properties table:display="false" style:writing-mode="lr-tb"/>
    </style:style>
    <style:style style:name="ta6" style:family="table" style:master-page-name="PageStyle_5f_2022_5f_07_5f_10">
      <style:table-properties table:display="false" style:writing-mode="lr-tb"/>
    </style:style>
    <style:style style:name="ta7" style:family="table" style:master-page-name="PageStyle_5f_2022_5f_07_5f_09">
      <style:table-properties table:display="false" style:writing-mode="lr-tb"/>
    </style:style>
    <style:style style:name="ta8" style:family="table" style:master-page-name="PageStyle_5f_2022_5f_07_5f_08">
      <style:table-properties table:display="false" style:writing-mode="lr-tb"/>
    </style:style>
    <style:style style:name="ta9" style:family="table" style:master-page-name="PageStyle_5f_2022_5f_07_5f_07">
      <style:table-properties table:display="false" style:writing-mode="lr-tb"/>
    </style:style>
    <style:style style:name="ta10" style:family="table" style:master-page-name="PageStyle_5f_2022_5f_07_5f_04">
      <style:table-properties table:display="false" style:writing-mode="lr-tb"/>
    </style:style>
    <style:style style:name="ta11" style:family="table" style:master-page-name="PageStyle_5f_2022_5f_07_5f_03">
      <style:table-properties table:display="false" style:writing-mode="lr-tb"/>
    </style:style>
    <style:style style:name="ta12" style:family="table" style:master-page-name="PageStyle_5f_2022_5f_07_5f_02">
      <style:table-properties table:display="false" style:writing-mode="lr-tb"/>
    </style:style>
    <style:style style:name="ta13" style:family="table" style:master-page-name="PageStyle_5f_2022_5f_07_5f_01">
      <style:table-properties table:display="false" style:writing-mode="lr-tb"/>
    </style:style>
    <style:style style:name="ta14" style:family="table" style:master-page-name="PageStyle_5f_2022_5f_06_5f_30">
      <style:table-properties table:display="false" style:writing-mode="lr-tb"/>
    </style:style>
    <style:style style:name="ta15" style:family="table" style:master-page-name="PageStyle_5f_2022_5f_06_5f_29">
      <style:table-properties table:display="false" style:writing-mode="lr-tb"/>
    </style:style>
    <style:style style:name="ta16" style:family="table" style:master-page-name="PageStyle_5f_2022_5f_06_5f_28">
      <style:table-properties table:display="false" style:writing-mode="lr-tb"/>
    </style:style>
    <style:style style:name="ta17" style:family="table" style:master-page-name="PageStyle_5f_2022_5f_06_5f_27">
      <style:table-properties table:display="false" style:writing-mode="lr-tb"/>
    </style:style>
    <style:style style:name="ta18" style:family="table" style:master-page-name="PageStyle_5f_2022_5f_06_5f_26">
      <style:table-properties table:display="false" style:writing-mode="lr-tb"/>
    </style:style>
    <style:style style:name="ta19" style:family="table" style:master-page-name="PageStyle_5f_2022_5f_06_5f_25">
      <style:table-properties table:display="false" style:writing-mode="lr-tb"/>
    </style:style>
    <style:style style:name="ta20" style:family="table" style:master-page-name="PageStyle_5f_2022_5f_06_5f_24">
      <style:table-properties table:display="false" style:writing-mode="lr-tb"/>
    </style:style>
    <style:style style:name="ta21" style:family="table" style:master-page-name="PageStyle_5f_2022_5f_06_5f_23">
      <style:table-properties table:display="false" style:writing-mode="lr-tb"/>
    </style:style>
    <style:style style:name="ta22" style:family="table" style:master-page-name="PageStyle_5f_2022_5f_06_5f_22">
      <style:table-properties table:display="false" style:writing-mode="lr-tb"/>
    </style:style>
    <style:style style:name="ta23" style:family="table" style:master-page-name="PageStyle_5f_2022_5f_06_5f_21">
      <style:table-properties table:display="false" style:writing-mode="lr-tb"/>
    </style:style>
    <style:style style:name="ta24" style:family="table" style:master-page-name="PageStyle_5f_2022_5f_06_5f_20">
      <style:table-properties table:display="false" style:writing-mode="lr-tb"/>
    </style:style>
    <style:style style:name="ta25" style:family="table" style:master-page-name="PageStyle_5f_2022_5f_06_5f_19">
      <style:table-properties table:display="false" style:writing-mode="lr-tb"/>
    </style:style>
    <style:style style:name="ta26" style:family="table" style:master-page-name="PageStyle_5f_2022_5f_06_5f_18">
      <style:table-properties table:display="false" style:writing-mode="lr-tb"/>
    </style:style>
    <style:style style:name="ta27" style:family="table" style:master-page-name="PageStyle_5f_2022_5f_06_5f_17">
      <style:table-properties table:display="false" style:writing-mode="lr-tb"/>
    </style:style>
    <style:style style:name="ta28" style:family="table" style:master-page-name="PageStyle_5f_2022_5f_06_5f_16">
      <style:table-properties table:display="false" style:writing-mode="lr-tb"/>
    </style:style>
    <style:style style:name="ce3" style:family="table-cell" style:parent-style-name="Default">
      <style:table-cell-properties fo:background-color="#000000" style:rotation-align="none"/>
      <style:text-properties fo:color="#ffffff" style:text-outline="false" style:text-line-through-style="none" style:text-line-through-type="none" style:font-name="Liberation Sans1" fo:font-size="10pt" fo:font-style="normal" fo:text-shadow="none" style:text-underline-style="none" fo:font-weight="bold" style:font-size-asian="10pt" style:font-style-asian="normal" style:font-weight-asian="bold" style:font-name-complex="Liberation Sans1" style:font-size-complex="10pt" style:font-style-complex="normal" style:font-weight-complex="bold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bold" style:font-size-asian="10pt" style:font-style-asian="normal" style:font-weight-asian="bold" style:font-name-complex="Liberation Sans1" style:font-size-complex="10pt" style:font-style-complex="normal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2024.07.10.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Blcoked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47" calcext:value-type="float">
            <text:p>47</text:p>
          </table:table-cell>
          <table:table-cell office:value-type="float" office:value="964" calcext:value-type="float">
            <text:p>964</text:p>
          </table:table-cell>
          <table:table-cell table:formula="of:=[.B2] - [.C2] - [.D2]" office:value-type="float" office:value="269" calcext:value-type="float">
            <text:p>269</text:p>
          </table:table-cell>
          <table:table-cell table:formula="of:=SUM([.E2]; -[$'2024.07.09.1'.E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" calcext:value-type="float">
            <text:p>8</text:p>
          </table:table-cell>
          <table:table-cell office:value-type="float" office:value="790" calcext:value-type="float">
            <text:p>790</text:p>
          </table:table-cell>
          <table:table-cell table:formula="of:=[.B3] - [.C3] - [.D3]" office:value-type="float" office:value="709" calcext:value-type="float">
            <text:p>709</text:p>
          </table:table-cell>
          <table:table-cell table:formula="of:=SUM([.E3]; -[$'2024.07.09.1'.E3])"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" calcext:value-type="float">
            <text:p>8</text:p>
          </table:table-cell>
          <table:table-cell office:value-type="float" office:value="944" calcext:value-type="float">
            <text:p>944</text:p>
          </table:table-cell>
          <table:table-cell table:formula="of:=[.B4] - [.C4] - [.D4]" office:value-type="float" office:value="554" calcext:value-type="float">
            <text:p>554</text:p>
          </table:table-cell>
          <table:table-cell table:formula="of:=SUM([.E4]; -[$'2024.07.09.1'.E4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8" calcext:value-type="float">
            <text:p>8</text:p>
          </table:table-cell>
          <table:table-cell office:value-type="float" office:value="994" calcext:value-type="float">
            <text:p>994</text:p>
          </table:table-cell>
          <table:table-cell table:formula="of:=[.B5] - [.C5] - [.D5]" office:value-type="float" office:value="129" calcext:value-type="float">
            <text:p>129</text:p>
          </table:table-cell>
          <table:table-cell table:formula="of:=SUM([.E5]; -[$'2024.07.09.1'.E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1</text:p>
          </table:table-cell>
          <table:table-cell table:formula="of:=SUM(46;42;42;42;42;41;42;42;42;42;42;42;42;42;42;42;42;30;40;40;30;30;30;30;27;36;42;41;40;38;37;35)" office:value-type="float" office:value="1243" calcext:value-type="float">
            <text:p>1243</text:p>
          </table:table-cell>
          <table:table-cell office:value-type="float" office:value="35" calcext:value-type="float">
            <text:p>35</text:p>
          </table:table-cell>
          <table:table-cell office:value-type="float" office:value="348" calcext:value-type="float">
            <text:p>348</text:p>
          </table:table-cell>
          <table:table-cell table:formula="of:=[.B6] - [.C6] - [.D6]" office:value-type="float" office:value="860" calcext:value-type="float">
            <text:p>860</text:p>
          </table:table-cell>
          <table:table-cell table:formula="of:=SUM([.E6]; -[$'2024.07.09.1'.E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2</text:p>
          </table:table-cell>
          <table:table-cell table:formula="of:=SUM(30;28;28;28;28;28;28;28;28;28;28;28;28;28;28;28;28;20;20;20;20;20;20;20;18;24;28;28;28;28;28;28)" office:value-type="float" office:value="828" calcext:value-type="float">
            <text:p>828</text:p>
          </table:table-cell>
          <table:table-cell office:value-type="float" office:value="28" calcext:value-type="float">
            <text:p>28</text:p>
          </table:table-cell>
          <table:table-cell office:value-type="float" office:value="184" calcext:value-type="float">
            <text:p>184</text:p>
          </table:table-cell>
          <table:table-cell table:formula="of:=[.B7] - [.C7] - [.D7]" office:value-type="float" office:value="616" calcext:value-type="float">
            <text:p>616</text:p>
          </table:table-cell>
          <table:table-cell table:formula="of:=SUM([.E7]; -[$'2024.07.09.1'.E7])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N03</text:p>
          </table:table-cell>
          <table:table-cell table:formula="of:=SUM(25;24;24;26;28;28;28;28;28;28;28;28;28;28;28;28;28;20;20;20;20;20;20;20;18;24;28;28;28;28;28;28)" office:value-type="float" office:value="813" calcext:value-type="float">
            <text:p>813</text:p>
          </table:table-cell>
          <table:table-cell office:value-type="float" office:value="28" calcext:value-type="float">
            <text:p>28</text:p>
          </table:table-cell>
          <table:table-cell office:value-type="float" office:value="129" calcext:value-type="float">
            <text:p>129</text:p>
          </table:table-cell>
          <table:table-cell table:formula="of:=[.B8] - [.C8] - [.D8]" office:value-type="float" office:value="656" calcext:value-type="float">
            <text:p>656</text:p>
          </table:table-cell>
          <table:table-cell table:formula="of:=SUM([.E8]; -[$'2024.07.09.1'.E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04</text:p>
          </table:table-cell>
          <table:table-cell table:formula="of:=SUM(30;28;28;28;28;28;28;28;28;28;28;28;28;28;28;28;28;20;20;20;20;20;20;20;18;24;28;28;28;28;28;28)" office:value-type="float" office:value="828" calcext:value-type="float">
            <text:p>828</text:p>
          </table:table-cell>
          <table:table-cell office:value-type="float" office:value="28" calcext:value-type="float">
            <text:p>28</text:p>
          </table:table-cell>
          <table:table-cell office:value-type="float" office:value="187" calcext:value-type="float">
            <text:p>187</text:p>
          </table:table-cell>
          <table:table-cell table:formula="of:=[.B9] - [.C9] - [.D9]" office:value-type="float" office:value="613" calcext:value-type="float">
            <text:p>613</text:p>
          </table:table-cell>
          <table:table-cell table:formula="of:=SUM([.E9]; -[$'2024.07.09.1'.E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5</text:p>
          </table:table-cell>
          <table:table-cell table:formula="of:=SUM(44;42;42;42;42;41;42;42;42;42;42;42;42;42;42;42;42;30;40;40;30;30;30;30;27;36;42;41;40;38;37;35)" office:value-type="float" office:value="1241" calcext:value-type="float">
            <text:p>1241</text:p>
          </table:table-cell>
          <table:table-cell office:value-type="float" office:value="35" calcext:value-type="float">
            <text:p>35</text:p>
          </table:table-cell>
          <table:table-cell office:value-type="float" office:value="482" calcext:value-type="float">
            <text:p>482</text:p>
          </table:table-cell>
          <table:table-cell table:formula="of:=[.B10] - [.C10] - [.D10]" office:value-type="float" office:value="724" calcext:value-type="float">
            <text:p>724</text:p>
          </table:table-cell>
          <table:table-cell table:formula="of:=SUM([.E10]; -[$'2024.07.09.1'.E1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01</text:p>
          </table:table-cell>
          <table:table-cell table:formula="of:=SUM(46;37;33;33;33;33;33;42;42;42;40;39;37;36)" office:value-type="float" office:value="526" calcext:value-type="float">
            <text:p>526</text:p>
          </table:table-cell>
          <table:table-cell table:formula="of:=SUM(11;11;11;11;11;11;11;14;14;14;12;11;9;8;28)" office:value-type="float" office:value="187" calcext:value-type="float">
            <text:p>187</text:p>
          </table:table-cell>
          <table:table-cell office:value-type="float" office:value="262" calcext:value-type="float">
            <text:p>262</text:p>
          </table:table-cell>
          <table:table-cell table:formula="of:=[.B11] - [.C11] - [.D11]" office:value-type="float" office:value="77" calcext:value-type="float">
            <text:p>77</text:p>
          </table:table-cell>
          <table:table-cell table:formula="of:=SUM([.E11]; -[$'2024.07.09.1'.E1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2</text:p>
          </table:table-cell>
          <table:table-cell table:formula="of:=SUM(58;55;47;47;47;47;47;56;56;56;56;56;56;56)" office:value-type="float" office:value="740" calcext:value-type="float">
            <text:p>740</text:p>
          </table:table-cell>
          <table:table-cell office:value-type="float" office:value="56" calcext:value-type="float">
            <text:p>56</text:p>
          </table:table-cell>
          <table:table-cell office:value-type="float" office:value="300" calcext:value-type="float">
            <text:p>300</text:p>
          </table:table-cell>
          <table:table-cell table:formula="of:=[.B12] - [.C12] - [.D12]" office:value-type="float" office:value="384" calcext:value-type="float">
            <text:p>384</text:p>
          </table:table-cell>
          <table:table-cell table:formula="of:=SUM([.E12]; -[$'2024.07.09.1'.E1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3</text:p>
          </table:table-cell>
          <table:table-cell table:formula="of:=SUM(16;14;14;14;14;14;14;14;14;14;14;14;14;14)"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table:formula="of:=[.B13] - [.C13] - [.D13]" office:value-type="float" office:value="157" calcext:value-type="float">
            <text:p>157</text:p>
          </table:table-cell>
          <table:table-cell table:formula="of:=SUM([.E13]; -[$'2024.07.09.1'.E13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W04</text:p>
          </table:table-cell>
          <table:table-cell table:formula="of:=SUM(16;14;14;14;14;14;14;14;14;14;14;14;14;14)"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formula="of:=[.B14] - [.C14] - [.D14]" office:value-type="float" office:value="171" calcext:value-type="float">
            <text:p>171</text:p>
          </table:table-cell>
          <table:table-cell table:formula="of:=SUM([.E14]; -[$'2024.07.09.1'.E1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5</text:p>
          </table:table-cell>
          <table:table-cell table:formula="of:=SUM(58;55;47;47;47;47;47;56;56;56;56;56;56;56)" office:value-type="float" office:value="740" calcext:value-type="float">
            <text:p>740</text:p>
          </table:table-cell>
          <table:table-cell office:value-type="float" office:value="56" calcext:value-type="float">
            <text:p>56</text:p>
          </table:table-cell>
          <table:table-cell office:value-type="float" office:value="179" calcext:value-type="float">
            <text:p>179</text:p>
          </table:table-cell>
          <table:table-cell table:formula="of:=[.B15] - [.C15] - [.D15]" office:value-type="float" office:value="505" calcext:value-type="float">
            <text:p>505</text:p>
          </table:table-cell>
          <table:table-cell table:formula="of:=SUM([.E15]; -[$'2024.07.09.1'.E15])" office:value-type="float" office:value="-5" calcext:value-type="float">
            <text:p>-5</text:p>
          </table:table-cell>
        </table:table-row>
        <table:table-row table:style-name="ro1">
          <table:table-cell office:value-type="string" calcext:value-type="string">
            <text:p>W06</text:p>
          </table:table-cell>
          <table:table-cell table:formula="of:=SUM(46;37;33;33;33;33;33;42;42;42;40;39;37;36)" office:value-type="float" office:value="526" calcext:value-type="float">
            <text:p>526</text:p>
          </table:table-cell>
          <table:table-cell office:value-type="float" office:value="36" calcext:value-type="float">
            <text:p>36</text:p>
          </table:table-cell>
          <table:table-cell office:value-type="float" office:value="336" calcext:value-type="float">
            <text:p>336</text:p>
          </table:table-cell>
          <table:table-cell table:formula="of:=[.B16] - [.C16] - [.D16]" office:value-type="float" office:value="154" calcext:value-type="float">
            <text:p>154</text:p>
          </table:table-cell>
          <table:table-cell table:formula="of:=SUM([.E16]; -[$'2024.07.09.1'.E16])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W07</text:p>
          </table:table-cell>
          <table:table-cell table:formula="of:=SUM(46;42;42;42;41;41;42;42;42;42;42;42;33;32;33;33;33;42;42;42;42;42;42;42;42;42)" office:value-type="float" office:value="1048" calcext:value-type="float">
            <text:p>1048</text:p>
          </table:table-cell>
          <table:table-cell office:value-type="float" office:value="0" calcext:value-type="float">
            <text:p>0</text:p>
          </table:table-cell>
          <table:table-cell office:value-type="float" office:value="933" calcext:value-type="float">
            <text:p>933</text:p>
          </table:table-cell>
          <table:table-cell table:formula="of:=[.B17] - [.C17] - [.D17]" office:value-type="float" office:value="115" calcext:value-type="float">
            <text:p>115</text:p>
          </table:table-cell>
          <table:table-cell table:formula="of:=SUM([.E17]; -[$'2024.07.09.1'.E1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8C</text:p>
          </table:table-cell>
          <table:table-cell table:formula="of:=SUM(30;28;28;28;28;28;28;28;28;28;28;28;22;22;22;22;22;28;28;28;28;28;28;28;28;28)"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328" calcext:value-type="float">
            <text:p>328</text:p>
          </table:table-cell>
          <table:table-cell table:formula="of:=[.B18] - [.C18] - [.D18]" office:value-type="float" office:value="372" calcext:value-type="float">
            <text:p>372</text:p>
          </table:table-cell>
          <table:table-cell table:formula="of:=SUM([.E18]; -[$'2024.07.09.1'.E1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08W</text:p>
          </table:table-cell>
          <table:table-cell table:formula="of:=SUM(26;26;28;28;28;28;28;28;28;28;28;28;22;22;22;22;22;28;28;28;28;28;28;28;28;28)" office:value-type="float" office:value="694" calcext:value-type="float">
            <text:p>694</text:p>
          </table:table-cell>
          <table:table-cell office:value-type="float" office:value="0" calcext:value-type="float">
            <text:p>0</text:p>
          </table:table-cell>
          <table:table-cell office:value-type="float" office:value="345" calcext:value-type="float">
            <text:p>345</text:p>
          </table:table-cell>
          <table:table-cell table:formula="of:=[.B19] - [.C19] - [.D19]" office:value-type="float" office:value="349" calcext:value-type="float">
            <text:p>349</text:p>
          </table:table-cell>
          <table:table-cell table:formula="of:=SUM([.E19]; -[$'2024.07.09.1'.E19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11C</text:p>
          </table:table-cell>
          <table:table-cell table:formula="of:=SUM(32;28;28;28;28;28;28;28;28;28;28;28;22;22;22;22;22;28;28;28;28;28;28;28;28;28)" office:value-type="float" office:value="702" calcext:value-type="float">
            <text:p>702</text:p>
          </table:table-cell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table:formula="of:=[.B20] - [.C20] - [.D20]" office:value-type="float" office:value="590" calcext:value-type="float">
            <text:p>590</text:p>
          </table:table-cell>
          <table:table-cell table:formula="of:=SUM([.E20]; -[$'2024.07.09.1'.E2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11W</text:p>
          </table:table-cell>
          <table:table-cell table:formula="of:=SUM(24;26;28;28;28;28;28;28;28;28;28;28;22;22;22;22;22;28;28;28;28;28;28;28;28;28)"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 table:formula="of:=[.B21] - [.C21] - [.D21]" office:value-type="float" office:value="503" calcext:value-type="float">
            <text:p>503</text:p>
          </table:table-cell>
          <table:table-cell table:formula="of:=SUM([.E21]; -[$'2024.07.09.1'.E2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12</text:p>
          </table:table-cell>
          <table:table-cell table:formula="of:=SUM(46;42;42;42;41;41;42;42;42;42;42;42;33;32;33;33;33;42;42;42;42;42;42;42;42;42)" office:value-type="float" office:value="1048" calcext:value-type="float">
            <text:p>1048</text:p>
          </table:table-cell>
          <table:table-cell office:value-type="float" office:value="0" calcext:value-type="float">
            <text:p>0</text:p>
          </table:table-cell>
          <table:table-cell office:value-type="float" office:value="661" calcext:value-type="float">
            <text:p>661</text:p>
          </table:table-cell>
          <table:table-cell table:formula="of:=[.B22] - [.C22] - [.D22]" office:value-type="float" office:value="387" calcext:value-type="float">
            <text:p>387</text:p>
          </table:table-cell>
          <table:table-cell table:formula="of:=SUM([.E22]; -[$'2024.07.09.1'.E22]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189" calcext:value-type="float">
            <text:p>18189</text:p>
          </table:table-cell>
          <table:table-cell table:style-name="ce4" table:formula="of:=SUM([.C2:.C22])" office:value-type="float" office:value="588" calcext:value-type="float">
            <text:p>588</text:p>
          </table:table-cell>
          <table:table-cell table:style-name="ce4" table:formula="of:=SUM([.D2:.D22])" office:value-type="float" office:value="8707" calcext:value-type="float">
            <text:p>8707</text:p>
          </table:table-cell>
          <table:table-cell table:style-name="ce4" table:formula="of:=SUM([.E2:.E22]) - [.B25]" office:value-type="float" office:value="8894" calcext:value-type="float">
            <text:p>8894</text:p>
          </table:table-cell>
          <table:table-cell table:style-name="ce4" table:formula="of:=SUM([.F2:.F22])" office:value-type="float" office:value="11" calcext:value-type="float">
            <text:p>11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5" office:value-type="string" calcext:value-type="string">
            <text:p>Offset estimate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number-rows-repeated="104855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2024.07.09.1" table:style-name="ta2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Blcoked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47" calcext:value-type="float">
            <text:p>47</text:p>
          </table:table-cell>
          <table:table-cell office:value-type="float" office:value="964" calcext:value-type="float">
            <text:p>964</text:p>
          </table:table-cell>
          <table:table-cell table:formula="of:=[.B2] - [.C2] - [.D2]" office:value-type="float" office:value="269" calcext:value-type="float">
            <text:p>269</text:p>
          </table:table-cell>
          <table:table-cell table:formula="of:=SUM([.E2]; -[$'2024.07.08.1'.E2])"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" calcext:value-type="float">
            <text:p>8</text:p>
          </table:table-cell>
          <table:table-cell office:value-type="float" office:value="788" calcext:value-type="float">
            <text:p>788</text:p>
          </table:table-cell>
          <table:table-cell table:formula="of:=[.B3] - [.C3] - [.D3]" office:value-type="float" office:value="711" calcext:value-type="float">
            <text:p>711</text:p>
          </table:table-cell>
          <table:table-cell table:formula="of:=SUM([.E3]; -[$'2024.07.08.1'.E3])"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" calcext:value-type="float">
            <text:p>8</text:p>
          </table:table-cell>
          <table:table-cell office:value-type="float" office:value="947" calcext:value-type="float">
            <text:p>947</text:p>
          </table:table-cell>
          <table:table-cell table:formula="of:=[.B4] - [.C4] - [.D4]" office:value-type="float" office:value="551" calcext:value-type="float">
            <text:p>551</text:p>
          </table:table-cell>
          <table:table-cell table:formula="of:=SUM([.E4]; -[$'2024.07.08.1'.E4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8" calcext:value-type="float">
            <text:p>8</text:p>
          </table:table-cell>
          <table:table-cell office:value-type="float" office:value="994" calcext:value-type="float">
            <text:p>994</text:p>
          </table:table-cell>
          <table:table-cell table:formula="of:=[.B5] - [.C5] - [.D5]" office:value-type="float" office:value="129" calcext:value-type="float">
            <text:p>129</text:p>
          </table:table-cell>
          <table:table-cell table:formula="of:=SUM([.E5]; -[$'2024.07.08.1'.E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1</text:p>
          </table:table-cell>
          <table:table-cell table:formula="of:=SUM(46;42;42;42;42;41;42;42;42;42;42;42;42;42;42;42;42;30;40;40;30;30;30;30;27;36;42;41;40;38;37;35)" office:value-type="float" office:value="1243" calcext:value-type="float">
            <text:p>1243</text:p>
          </table:table-cell>
          <table:table-cell office:value-type="float" office:value="35" calcext:value-type="float">
            <text:p>35</text:p>
          </table:table-cell>
          <table:table-cell office:value-type="float" office:value="348" calcext:value-type="float">
            <text:p>348</text:p>
          </table:table-cell>
          <table:table-cell table:formula="of:=[.B6] - [.C6] - [.D6]" office:value-type="float" office:value="860" calcext:value-type="float">
            <text:p>860</text:p>
          </table:table-cell>
          <table:table-cell table:formula="of:=SUM([.E6]; -[$'2024.07.08.1'.E6])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N02</text:p>
          </table:table-cell>
          <table:table-cell table:formula="of:=SUM(30;28;28;28;28;28;28;28;28;28;28;28;28;28;28;28;28;20;20;20;20;20;20;20;18;24;28;28;28;28;28;28)" office:value-type="float" office:value="828" calcext:value-type="float">
            <text:p>828</text:p>
          </table:table-cell>
          <table:table-cell office:value-type="float" office:value="28" calcext:value-type="float">
            <text:p>28</text:p>
          </table:table-cell>
          <table:table-cell office:value-type="float" office:value="183" calcext:value-type="float">
            <text:p>183</text:p>
          </table:table-cell>
          <table:table-cell table:formula="of:=[.B7] - [.C7] - [.D7]" office:value-type="float" office:value="617" calcext:value-type="float">
            <text:p>617</text:p>
          </table:table-cell>
          <table:table-cell table:formula="of:=SUM([.E7]; -[$'2024.07.08.1'.E7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03</text:p>
          </table:table-cell>
          <table:table-cell table:formula="of:=SUM(25;24;24;26;28;28;28;28;28;28;28;28;28;28;28;28;28;20;20;20;20;20;20;20;18;24;28;28;28;28;28;28)" office:value-type="float" office:value="813" calcext:value-type="float">
            <text:p>813</text:p>
          </table:table-cell>
          <table:table-cell office:value-type="float" office:value="28" calcext:value-type="float">
            <text:p>28</text:p>
          </table:table-cell>
          <table:table-cell office:value-type="float" office:value="130" calcext:value-type="float">
            <text:p>130</text:p>
          </table:table-cell>
          <table:table-cell table:formula="of:=[.B8] - [.C8] - [.D8]" office:value-type="float" office:value="655" calcext:value-type="float">
            <text:p>655</text:p>
          </table:table-cell>
          <table:table-cell table:formula="of:=SUM([.E8]; -[$'2024.07.08.1'.E8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04</text:p>
          </table:table-cell>
          <table:table-cell table:formula="of:=SUM(30;28;28;28;28;28;28;28;28;28;28;28;28;28;28;28;28;20;20;20;20;20;20;20;18;24;28;28;28;28;28;28)" office:value-type="float" office:value="828" calcext:value-type="float">
            <text:p>828</text:p>
          </table:table-cell>
          <table:table-cell office:value-type="float" office:value="28" calcext:value-type="float">
            <text:p>28</text:p>
          </table:table-cell>
          <table:table-cell office:value-type="float" office:value="187" calcext:value-type="float">
            <text:p>187</text:p>
          </table:table-cell>
          <table:table-cell table:formula="of:=[.B9] - [.C9] - [.D9]" office:value-type="float" office:value="613" calcext:value-type="float">
            <text:p>613</text:p>
          </table:table-cell>
          <table:table-cell table:formula="of:=SUM([.E9]; -[$'2024.07.08.1'.E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05</text:p>
          </table:table-cell>
          <table:table-cell table:formula="of:=SUM(44;42;42;42;42;41;42;42;42;42;42;42;42;42;42;42;42;30;40;40;30;30;30;30;27;36;42;41;40;38;37;35)" office:value-type="float" office:value="1241" calcext:value-type="float">
            <text:p>1241</text:p>
          </table:table-cell>
          <table:table-cell office:value-type="float" office:value="35" calcext:value-type="float">
            <text:p>35</text:p>
          </table:table-cell>
          <table:table-cell office:value-type="float" office:value="483" calcext:value-type="float">
            <text:p>483</text:p>
          </table:table-cell>
          <table:table-cell table:formula="of:=[.B10] - [.C10] - [.D10]" office:value-type="float" office:value="723" calcext:value-type="float">
            <text:p>723</text:p>
          </table:table-cell>
          <table:table-cell table:formula="of:=SUM([.E10]; -[$'2024.07.08.1'.E10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01</text:p>
          </table:table-cell>
          <table:table-cell table:formula="of:=SUM(46;37;33;33;33;33;33;42;42;42;40;39;37;36)" office:value-type="float" office:value="526" calcext:value-type="float">
            <text:p>526</text:p>
          </table:table-cell>
          <table:table-cell table:formula="of:=SUM(11;11;11;11;11;11;11;14;14;14;12;11;9;8;28)" office:value-type="float" office:value="187" calcext:value-type="float">
            <text:p>187</text:p>
          </table:table-cell>
          <table:table-cell office:value-type="float" office:value="262" calcext:value-type="float">
            <text:p>262</text:p>
          </table:table-cell>
          <table:table-cell table:formula="of:=[.B11] - [.C11] - [.D11]" office:value-type="float" office:value="77" calcext:value-type="float">
            <text:p>77</text:p>
          </table:table-cell>
          <table:table-cell table:formula="of:=SUM([.E11]; -[$'2024.07.08.1'.E1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2</text:p>
          </table:table-cell>
          <table:table-cell table:formula="of:=SUM(58;55;47;47;47;47;47;56;56;56;56;56;56;56)" office:value-type="float" office:value="740" calcext:value-type="float">
            <text:p>740</text:p>
          </table:table-cell>
          <table:table-cell office:value-type="float" office:value="56" calcext:value-type="float">
            <text:p>56</text:p>
          </table:table-cell>
          <table:table-cell office:value-type="float" office:value="300" calcext:value-type="float">
            <text:p>300</text:p>
          </table:table-cell>
          <table:table-cell table:formula="of:=[.B12] - [.C12] - [.D12]" office:value-type="float" office:value="384" calcext:value-type="float">
            <text:p>384</text:p>
          </table:table-cell>
          <table:table-cell table:formula="of:=SUM([.E12]; -[$'2024.07.08.1'.E12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03</text:p>
          </table:table-cell>
          <table:table-cell table:formula="of:=SUM(16;14;14;14;14;14;14;14;14;14;14;14;14;14)"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table:formula="of:=[.B13] - [.C13] - [.D13]" office:value-type="float" office:value="149" calcext:value-type="float">
            <text:p>149</text:p>
          </table:table-cell>
          <table:table-cell table:formula="of:=SUM([.E13]; -[$'2024.07.08.1'.E1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4</text:p>
          </table:table-cell>
          <table:table-cell table:formula="of:=SUM(16;14;14;14;14;14;14;14;14;14;14;14;14;14)"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formula="of:=[.B14] - [.C14] - [.D14]" office:value-type="float" office:value="171" calcext:value-type="float">
            <text:p>171</text:p>
          </table:table-cell>
          <table:table-cell table:formula="of:=SUM([.E14]; -[$'2024.07.08.1'.E14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05</text:p>
          </table:table-cell>
          <table:table-cell table:formula="of:=SUM(58;55;47;47;47;47;47;56;56;56;56;56;56;56)" office:value-type="float" office:value="740" calcext:value-type="float">
            <text:p>740</text:p>
          </table:table-cell>
          <table:table-cell office:value-type="float" office:value="56" calcext:value-type="float">
            <text:p>56</text:p>
          </table:table-cell>
          <table:table-cell office:value-type="float" office:value="174" calcext:value-type="float">
            <text:p>174</text:p>
          </table:table-cell>
          <table:table-cell table:formula="of:=[.B15] - [.C15] - [.D15]" office:value-type="float" office:value="510" calcext:value-type="float">
            <text:p>510</text:p>
          </table:table-cell>
          <table:table-cell table:formula="of:=SUM([.E15]; -[$'2024.07.08.1'.E1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6</text:p>
          </table:table-cell>
          <table:table-cell table:formula="of:=SUM(46;37;33;33;33;33;33;42;42;42;40;39;37;36)" office:value-type="float" office:value="526" calcext:value-type="float">
            <text:p>526</text:p>
          </table:table-cell>
          <table:table-cell office:value-type="float" office:value="36" calcext:value-type="float">
            <text:p>36</text:p>
          </table:table-cell>
          <table:table-cell office:value-type="float" office:value="335" calcext:value-type="float">
            <text:p>335</text:p>
          </table:table-cell>
          <table:table-cell table:formula="of:=[.B16] - [.C16] - [.D16]" office:value-type="float" office:value="155" calcext:value-type="float">
            <text:p>155</text:p>
          </table:table-cell>
          <table:table-cell table:formula="of:=SUM([.E16]; -[$'2024.07.08.1'.E1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7</text:p>
          </table:table-cell>
          <table:table-cell table:formula="of:=SUM(46;42;42;42;41;41;42;42;42;42;42;42;33;32;33;33;33;42;42;42;42;42;42;42;42;42)" office:value-type="float" office:value="1048" calcext:value-type="float">
            <text:p>1048</text:p>
          </table:table-cell>
          <table:table-cell office:value-type="float" office:value="0" calcext:value-type="float">
            <text:p>0</text:p>
          </table:table-cell>
          <table:table-cell office:value-type="float" office:value="933" calcext:value-type="float">
            <text:p>933</text:p>
          </table:table-cell>
          <table:table-cell table:formula="of:=[.B17] - [.C17] - [.D17]" office:value-type="float" office:value="115" calcext:value-type="float">
            <text:p>115</text:p>
          </table:table-cell>
          <table:table-cell table:formula="of:=SUM([.E17]; -[$'2024.07.08.1'.E17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08C</text:p>
          </table:table-cell>
          <table:table-cell table:formula="of:=SUM(30;28;28;28;28;28;28;28;28;28;28;28;22;22;22;22;22;28;28;28;28;28;28;28;28;28)"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329" calcext:value-type="float">
            <text:p>329</text:p>
          </table:table-cell>
          <table:table-cell table:formula="of:=[.B18] - [.C18] - [.D18]" office:value-type="float" office:value="371" calcext:value-type="float">
            <text:p>371</text:p>
          </table:table-cell>
          <table:table-cell table:formula="of:=SUM([.E18]; -[$'2024.07.08.1'.E18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08W</text:p>
          </table:table-cell>
          <table:table-cell table:formula="of:=SUM(26;26;28;28;28;28;28;28;28;28;28;28;22;22;22;22;22;28;28;28;28;28;28;28;28;28)" office:value-type="float" office:value="694" calcext:value-type="float">
            <text:p>694</text:p>
          </table:table-cell>
          <table:table-cell office:value-type="float" office:value="0" calcext:value-type="float">
            <text:p>0</text:p>
          </table:table-cell>
          <table:table-cell office:value-type="float" office:value="349" calcext:value-type="float">
            <text:p>349</text:p>
          </table:table-cell>
          <table:table-cell table:formula="of:=[.B19] - [.C19] - [.D19]" office:value-type="float" office:value="345" calcext:value-type="float">
            <text:p>345</text:p>
          </table:table-cell>
          <table:table-cell table:formula="of:=SUM([.E19]; -[$'2024.07.08.1'.E1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11C</text:p>
          </table:table-cell>
          <table:table-cell table:formula="of:=SUM(32;28;28;28;28;28;28;28;28;28;28;28;22;22;22;22;22;28;28;28;28;28;28;28;28;28)" office:value-type="float" office:value="702" calcext:value-type="float">
            <text:p>702</text:p>
          </table:table-cell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table:formula="of:=[.B20] - [.C20] - [.D20]" office:value-type="float" office:value="590" calcext:value-type="float">
            <text:p>590</text:p>
          </table:table-cell>
          <table:table-cell table:formula="of:=SUM([.E20]; -[$'2024.07.08.1'.E2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11W</text:p>
          </table:table-cell>
          <table:table-cell table:formula="of:=SUM(24;26;28;28;28;28;28;28;28;28;28;28;22;22;22;22;22;28;28;28;28;28;28;28;28;28)"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table:formula="of:=[.B21] - [.C21] - [.D21]" office:value-type="float" office:value="502" calcext:value-type="float">
            <text:p>502</text:p>
          </table:table-cell>
          <table:table-cell table:formula="of:=SUM([.E21]; -[$'2024.07.08.1'.E2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12</text:p>
          </table:table-cell>
          <table:table-cell table:formula="of:=SUM(46;42;42;42;41;41;42;42;42;42;42;42;33;32;33;33;33;42;42;42;42;42;42;42;42;42)" office:value-type="float" office:value="1048" calcext:value-type="float">
            <text:p>1048</text:p>
          </table:table-cell>
          <table:table-cell office:value-type="float" office:value="0" calcext:value-type="float">
            <text:p>0</text:p>
          </table:table-cell>
          <table:table-cell office:value-type="float" office:value="662" calcext:value-type="float">
            <text:p>662</text:p>
          </table:table-cell>
          <table:table-cell table:formula="of:=[.B22] - [.C22] - [.D22]" office:value-type="float" office:value="386" calcext:value-type="float">
            <text:p>386</text:p>
          </table:table-cell>
          <table:table-cell table:formula="of:=SUM([.E22]; -[$'2024.07.08.1'.E22])" office:value-type="float" office:value="2" calcext:value-type="float">
            <text:p>2</text:p>
          </table:table-cell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189" calcext:value-type="float">
            <text:p>18189</text:p>
          </table:table-cell>
          <table:table-cell table:style-name="ce4" table:formula="of:=SUM([.C2:.C22])" office:value-type="float" office:value="588" calcext:value-type="float">
            <text:p>588</text:p>
          </table:table-cell>
          <table:table-cell table:style-name="ce4" table:formula="of:=SUM([.D2:.D22])" office:value-type="float" office:value="8718" calcext:value-type="float">
            <text:p>8718</text:p>
          </table:table-cell>
          <table:table-cell table:style-name="ce4" table:formula="of:=SUM([.E2:.E22]) - [.B25]" office:value-type="float" office:value="8883" calcext:value-type="float">
            <text:p>8883</text:p>
          </table:table-cell>
          <table:table-cell table:style-name="ce4" table:formula="of:=SUM([.F2:.F22])" office:value-type="float" office:value="26" calcext:value-type="float">
            <text:p>26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5" office:value-type="string" calcext:value-type="string">
            <text:p>Offset estimate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number-rows-repeated="104855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2024.07.08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Blcoked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47" calcext:value-type="float">
            <text:p>47</text:p>
          </table:table-cell>
          <table:table-cell office:value-type="float" office:value="961" calcext:value-type="float">
            <text:p>961</text:p>
          </table:table-cell>
          <table:table-cell table:formula="of:=[.B2] - [.C2] - [.D2]" office:value-type="float" office:value="272" calcext:value-type="float">
            <text:p>272</text:p>
          </table:table-cell>
          <table:table-cell table:formula="of:=SUM([.E2]; -[$'2024.07.07.1'.E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" calcext:value-type="float">
            <text:p>8</text:p>
          </table:table-cell>
          <table:table-cell office:value-type="float" office:value="786" calcext:value-type="float">
            <text:p>786</text:p>
          </table:table-cell>
          <table:table-cell table:formula="of:=[.B3] - [.C3] - [.D3]" office:value-type="float" office:value="713" calcext:value-type="float">
            <text:p>713</text:p>
          </table:table-cell>
          <table:table-cell table:formula="of:=SUM([.E3]; -[$'2024.07.07.1'.E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" calcext:value-type="float">
            <text:p>8</text:p>
          </table:table-cell>
          <table:table-cell office:value-type="float" office:value="954" calcext:value-type="float">
            <text:p>954</text:p>
          </table:table-cell>
          <table:table-cell table:formula="of:=[.B4] - [.C4] - [.D4]" office:value-type="float" office:value="544" calcext:value-type="float">
            <text:p>544</text:p>
          </table:table-cell>
          <table:table-cell table:formula="of:=SUM([.E4]; -[$'2024.07.07.1'.E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8" calcext:value-type="float">
            <text:p>8</text:p>
          </table:table-cell>
          <table:table-cell office:value-type="float" office:value="994" calcext:value-type="float">
            <text:p>994</text:p>
          </table:table-cell>
          <table:table-cell table:formula="of:=[.B5] - [.C5] - [.D5]" office:value-type="float" office:value="129" calcext:value-type="float">
            <text:p>129</text:p>
          </table:table-cell>
          <table:table-cell table:formula="of:=SUM([.E5]; -[$'2024.07.07.1'.E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1</text:p>
          </table:table-cell>
          <table:table-cell table:formula="of:=SUM(46;42;42;42;42;41;42;42;42;42;42;42;42;42;42;42;42;30;40;40;30;30;30;30;27;36;42;41;40;38;37;35)" office:value-type="float" office:value="1243" calcext:value-type="float">
            <text:p>1243</text:p>
          </table:table-cell>
          <table:table-cell office:value-type="float" office:value="35" calcext:value-type="float">
            <text:p>35</text:p>
          </table:table-cell>
          <table:table-cell office:value-type="float" office:value="347" calcext:value-type="float">
            <text:p>347</text:p>
          </table:table-cell>
          <table:table-cell table:formula="of:=[.B6] - [.C6] - [.D6]" office:value-type="float" office:value="861" calcext:value-type="float">
            <text:p>861</text:p>
          </table:table-cell>
          <table:table-cell table:formula="of:=SUM([.E6]; -[$'2024.07.07.1'.E6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02</text:p>
          </table:table-cell>
          <table:table-cell table:formula="of:=SUM(30;28;28;28;28;28;28;28;28;28;28;28;28;28;28;28;28;20;20;20;20;20;20;20;18;24;28;28;28;28;28;28)" office:value-type="float" office:value="828" calcext:value-type="float">
            <text:p>828</text:p>
          </table:table-cell>
          <table:table-cell office:value-type="float" office:value="28" calcext:value-type="float">
            <text:p>28</text:p>
          </table:table-cell>
          <table:table-cell office:value-type="float" office:value="186" calcext:value-type="float">
            <text:p>186</text:p>
          </table:table-cell>
          <table:table-cell table:formula="of:=[.B7] - [.C7] - [.D7]" office:value-type="float" office:value="614" calcext:value-type="float">
            <text:p>614</text:p>
          </table:table-cell>
          <table:table-cell table:formula="of:=SUM([.E7]; -[$'2024.07.07.1'.E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3</text:p>
          </table:table-cell>
          <table:table-cell table:formula="of:=SUM(25;24;24;26;28;28;28;28;28;28;28;28;28;28;28;28;28;20;20;20;20;20;20;20;18;24;28;28;28;28;28;28)" office:value-type="float" office:value="813" calcext:value-type="float">
            <text:p>813</text:p>
          </table:table-cell>
          <table:table-cell office:value-type="float" office:value="28" calcext:value-type="float">
            <text:p>28</text:p>
          </table:table-cell>
          <table:table-cell office:value-type="float" office:value="134" calcext:value-type="float">
            <text:p>134</text:p>
          </table:table-cell>
          <table:table-cell table:formula="of:=[.B8] - [.C8] - [.D8]" office:value-type="float" office:value="651" calcext:value-type="float">
            <text:p>651</text:p>
          </table:table-cell>
          <table:table-cell table:formula="of:=SUM([.E8]; -[$'2024.07.07.1'.E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4</text:p>
          </table:table-cell>
          <table:table-cell table:formula="of:=SUM(30;28;28;28;28;28;28;28;28;28;28;28;28;28;28;28;28;20;20;20;20;20;20;20;18;24;28;28;28;28;28;28)" office:value-type="float" office:value="828" calcext:value-type="float">
            <text:p>828</text:p>
          </table:table-cell>
          <table:table-cell office:value-type="float" office:value="28" calcext:value-type="float">
            <text:p>28</text:p>
          </table:table-cell>
          <table:table-cell office:value-type="float" office:value="188" calcext:value-type="float">
            <text:p>188</text:p>
          </table:table-cell>
          <table:table-cell table:formula="of:=[.B9] - [.C9] - [.D9]" office:value-type="float" office:value="612" calcext:value-type="float">
            <text:p>612</text:p>
          </table:table-cell>
          <table:table-cell table:formula="of:=SUM([.E9]; -[$'2024.07.07.1'.E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5</text:p>
          </table:table-cell>
          <table:table-cell table:formula="of:=SUM(44;42;42;42;42;41;42;42;42;42;42;42;42;42;42;42;42;30;40;40;30;30;30;30;27;36;42;41;40;38;37;35)" office:value-type="float" office:value="1241" calcext:value-type="float">
            <text:p>1241</text:p>
          </table:table-cell>
          <table:table-cell office:value-type="float" office:value="35" calcext:value-type="float">
            <text:p>35</text:p>
          </table:table-cell>
          <table:table-cell office:value-type="float" office:value="485" calcext:value-type="float">
            <text:p>485</text:p>
          </table:table-cell>
          <table:table-cell table:formula="of:=[.B10] - [.C10] - [.D10]" office:value-type="float" office:value="721" calcext:value-type="float">
            <text:p>721</text:p>
          </table:table-cell>
          <table:table-cell table:formula="of:=SUM([.E10]; -[$'2024.07.07.1'.E1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1</text:p>
          </table:table-cell>
          <table:table-cell table:formula="of:=SUM(46;37;33;33;33;33;33;42;42;42;40;39;37;36)" office:value-type="float" office:value="526" calcext:value-type="float">
            <text:p>526</text:p>
          </table:table-cell>
          <table:table-cell table:formula="of:=SUM(11;11;11;11;11;11;11;14;14;14;12;11;9;8;28)" office:value-type="float" office:value="187" calcext:value-type="float">
            <text:p>187</text:p>
          </table:table-cell>
          <table:table-cell office:value-type="float" office:value="262" calcext:value-type="float">
            <text:p>262</text:p>
          </table:table-cell>
          <table:table-cell table:formula="of:=[.B11] - [.C11] - [.D11]" office:value-type="float" office:value="77" calcext:value-type="float">
            <text:p>77</text:p>
          </table:table-cell>
          <table:table-cell table:formula="of:=SUM([.E11]; -[$'2024.07.07.1'.E1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2</text:p>
          </table:table-cell>
          <table:table-cell table:formula="of:=SUM(58;55;47;47;47;47;47;56;56;56;56;56;56;56)" office:value-type="float" office:value="740" calcext:value-type="float">
            <text:p>740</text:p>
          </table:table-cell>
          <table:table-cell office:value-type="float" office:value="56" calcext:value-type="float">
            <text:p>56</text:p>
          </table:table-cell>
          <table:table-cell office:value-type="float" office:value="302" calcext:value-type="float">
            <text:p>302</text:p>
          </table:table-cell>
          <table:table-cell table:formula="of:=[.B12] - [.C12] - [.D12]" office:value-type="float" office:value="382" calcext:value-type="float">
            <text:p>382</text:p>
          </table:table-cell>
          <table:table-cell table:formula="of:=SUM([.E12]; -[$'2024.07.07.1'.E1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3</text:p>
          </table:table-cell>
          <table:table-cell table:formula="of:=SUM(16;14;14;14;14;14;14;14;14;14;14;14;14;14)"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table:formula="of:=[.B13] - [.C13] - [.D13]" office:value-type="float" office:value="149" calcext:value-type="float">
            <text:p>149</text:p>
          </table:table-cell>
          <table:table-cell table:formula="of:=SUM([.E13]; -[$'2024.07.07.1'.E1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4</text:p>
          </table:table-cell>
          <table:table-cell table:formula="of:=SUM(16;14;14;14;14;14;14;14;14;14;14;14;14;14)"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formula="of:=[.B14] - [.C14] - [.D14]" office:value-type="float" office:value="167" calcext:value-type="float">
            <text:p>167</text:p>
          </table:table-cell>
          <table:table-cell table:formula="of:=SUM([.E14]; -[$'2024.07.07.1'.E1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5</text:p>
          </table:table-cell>
          <table:table-cell table:formula="of:=SUM(58;55;47;47;47;47;47;56;56;56;56;56;56;56)" office:value-type="float" office:value="740" calcext:value-type="float">
            <text:p>740</text:p>
          </table:table-cell>
          <table:table-cell office:value-type="float" office:value="56" calcext:value-type="float">
            <text:p>56</text:p>
          </table:table-cell>
          <table:table-cell office:value-type="float" office:value="174" calcext:value-type="float">
            <text:p>174</text:p>
          </table:table-cell>
          <table:table-cell table:formula="of:=[.B15] - [.C15] - [.D15]" office:value-type="float" office:value="510" calcext:value-type="float">
            <text:p>510</text:p>
          </table:table-cell>
          <table:table-cell table:formula="of:=SUM([.E15]; -[$'2024.07.07.1'.E1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6</text:p>
          </table:table-cell>
          <table:table-cell table:formula="of:=SUM(46;37;33;33;33;33;33;42;42;42;40;39;37;36)" office:value-type="float" office:value="526" calcext:value-type="float">
            <text:p>526</text:p>
          </table:table-cell>
          <table:table-cell office:value-type="float" office:value="36" calcext:value-type="float">
            <text:p>36</text:p>
          </table:table-cell>
          <table:table-cell office:value-type="float" office:value="335" calcext:value-type="float">
            <text:p>335</text:p>
          </table:table-cell>
          <table:table-cell table:formula="of:=[.B16] - [.C16] - [.D16]" office:value-type="float" office:value="155" calcext:value-type="float">
            <text:p>155</text:p>
          </table:table-cell>
          <table:table-cell table:formula="of:=SUM([.E16]; -[$'2024.07.07.1'.E1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7</text:p>
          </table:table-cell>
          <table:table-cell table:formula="of:=SUM(46;42;42;42;41;41;42;42;42;42;42;42;33;32;33;33;33;42;42;42;42;42;42;42;42;42)" office:value-type="float" office:value="1048" calcext:value-type="float">
            <text:p>1048</text:p>
          </table:table-cell>
          <table:table-cell office:value-type="float" office:value="0" calcext:value-type="float">
            <text:p>0</text:p>
          </table:table-cell>
          <table:table-cell office:value-type="float" office:value="935" calcext:value-type="float">
            <text:p>935</text:p>
          </table:table-cell>
          <table:table-cell table:formula="of:=[.B17] - [.C17] - [.D17]" office:value-type="float" office:value="113" calcext:value-type="float">
            <text:p>113</text:p>
          </table:table-cell>
          <table:table-cell table:formula="of:=SUM([.E17]; -[$'2024.07.07.1'.E1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8C</text:p>
          </table:table-cell>
          <table:table-cell table:formula="of:=SUM(30;28;28;28;28;28;28;28;28;28;28;28;22;22;22;22;22;28;28;28;28;28;28;28;28;28)"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331" calcext:value-type="float">
            <text:p>331</text:p>
          </table:table-cell>
          <table:table-cell table:formula="of:=[.B18] - [.C18] - [.D18]" office:value-type="float" office:value="369" calcext:value-type="float">
            <text:p>369</text:p>
          </table:table-cell>
          <table:table-cell table:formula="of:=SUM([.E18]; -[$'2024.07.07.1'.E1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8W</text:p>
          </table:table-cell>
          <table:table-cell table:formula="of:=SUM(26;26;28;28;28;28;28;28;28;28;28;28;22;22;22;22;22;28;28;28;28;28;28;28;28;28)" office:value-type="float" office:value="694" calcext:value-type="float">
            <text:p>694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table:formula="of:=[.B19] - [.C19] - [.D19]" office:value-type="float" office:value="344" calcext:value-type="float">
            <text:p>344</text:p>
          </table:table-cell>
          <table:table-cell table:formula="of:=SUM([.E19]; -[$'2024.07.07.1'.E1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11C</text:p>
          </table:table-cell>
          <table:table-cell table:formula="of:=SUM(32;28;28;28;28;28;28;28;28;28;28;28;22;22;22;22;22;28;28;28;28;28;28;28;28;28)" office:value-type="float" office:value="702" calcext:value-type="float">
            <text:p>702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table:formula="of:=[.B20] - [.C20] - [.D20]" office:value-type="float" office:value="589" calcext:value-type="float">
            <text:p>589</text:p>
          </table:table-cell>
          <table:table-cell table:formula="of:=SUM([.E20]; -[$'2024.07.07.1'.E2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11W</text:p>
          </table:table-cell>
          <table:table-cell table:formula="of:=SUM(24;26;28;28;28;28;28;28;28;28;28;28;22;22;22;22;22;28;28;28;28;28;28;28;28;28)"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 table:formula="of:=[.B21] - [.C21] - [.D21]" office:value-type="float" office:value="501" calcext:value-type="float">
            <text:p>501</text:p>
          </table:table-cell>
          <table:table-cell table:formula="of:=SUM([.E21]; -[$'2024.07.07.1'.E2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12</text:p>
          </table:table-cell>
          <table:table-cell table:formula="of:=SUM(46;42;42;42;41;41;42;42;42;42;42;42;33;32;33;33;33;42;42;42;42;42;42;42;42;42)" office:value-type="float" office:value="1048" calcext:value-type="float">
            <text:p>1048</text:p>
          </table:table-cell>
          <table:table-cell office:value-type="float" office:value="0" calcext:value-type="float">
            <text:p>0</text:p>
          </table:table-cell>
          <table:table-cell office:value-type="float" office:value="664" calcext:value-type="float">
            <text:p>664</text:p>
          </table:table-cell>
          <table:table-cell table:formula="of:=[.B22] - [.C22] - [.D22]" office:value-type="float" office:value="384" calcext:value-type="float">
            <text:p>384</text:p>
          </table:table-cell>
          <table:table-cell table:formula="of:=SUM([.E22]; -[$'2024.07.07.1'.E22]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189" calcext:value-type="float">
            <text:p>18189</text:p>
          </table:table-cell>
          <table:table-cell table:style-name="ce4" table:formula="of:=SUM([.C2:.C22])" office:value-type="float" office:value="588" calcext:value-type="float">
            <text:p>588</text:p>
          </table:table-cell>
          <table:table-cell table:style-name="ce4" table:formula="of:=SUM([.D2:.D22])" office:value-type="float" office:value="8744" calcext:value-type="float">
            <text:p>8744</text:p>
          </table:table-cell>
          <table:table-cell table:style-name="ce4" table:formula="of:=SUM([.E2:.E22]) - [.B25]" office:value-type="float" office:value="8857" calcext:value-type="float">
            <text:p>8857</text:p>
          </table:table-cell>
          <table:table-cell table:style-name="ce4" table:formula="of:=SUM([.F2:.F22])" office:value-type="float" office:value="3" calcext:value-type="float">
            <text:p>3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5" office:value-type="string" calcext:value-type="string">
            <text:p>Offset estimate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number-rows-repeated="104855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2024.07.07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Blcoked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47" calcext:value-type="float">
            <text:p>47</text:p>
          </table:table-cell>
          <table:table-cell office:value-type="float" office:value="961" calcext:value-type="float">
            <text:p>961</text:p>
          </table:table-cell>
          <table:table-cell table:formula="of:=[.B2] - [.C2] - [.D2]" office:value-type="float" office:value="272" calcext:value-type="float">
            <text:p>272</text:p>
          </table:table-cell>
          <table:table-cell table:formula="of:=SUM([.E2]; -[$'2024.07.04.1'.E2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" calcext:value-type="float">
            <text:p>8</text:p>
          </table:table-cell>
          <table:table-cell office:value-type="float" office:value="786" calcext:value-type="float">
            <text:p>786</text:p>
          </table:table-cell>
          <table:table-cell table:formula="of:=[.B3] - [.C3] - [.D3]" office:value-type="float" office:value="713" calcext:value-type="float">
            <text:p>713</text:p>
          </table:table-cell>
          <table:table-cell table:formula="of:=SUM([.E3]; -[$'2024.07.04.1'.E3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" calcext:value-type="float">
            <text:p>8</text:p>
          </table:table-cell>
          <table:table-cell office:value-type="float" office:value="954" calcext:value-type="float">
            <text:p>954</text:p>
          </table:table-cell>
          <table:table-cell table:formula="of:=[.B4] - [.C4] - [.D4]" office:value-type="float" office:value="544" calcext:value-type="float">
            <text:p>544</text:p>
          </table:table-cell>
          <table:table-cell table:formula="of:=SUM([.E4]; -[$'2024.07.04.1'.E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8" calcext:value-type="float">
            <text:p>8</text:p>
          </table:table-cell>
          <table:table-cell office:value-type="float" office:value="994" calcext:value-type="float">
            <text:p>994</text:p>
          </table:table-cell>
          <table:table-cell table:formula="of:=[.B5] - [.C5] - [.D5]" office:value-type="float" office:value="129" calcext:value-type="float">
            <text:p>129</text:p>
          </table:table-cell>
          <table:table-cell table:formula="of:=SUM([.E5]; -[$'2024.07.04.1'.E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1</text:p>
          </table:table-cell>
          <table:table-cell table:formula="of:=SUM(46;42;42;42;42;41;42;42;42;42;42;42;42;42;42;42;42;30;40;40;30;30;30;30;27;36;42;41;40;38;37;35)" office:value-type="float" office:value="1243" calcext:value-type="float">
            <text:p>1243</text:p>
          </table:table-cell>
          <table:table-cell office:value-type="float" office:value="35" calcext:value-type="float">
            <text:p>35</text:p>
          </table:table-cell>
          <table:table-cell office:value-type="float" office:value="349" calcext:value-type="float">
            <text:p>349</text:p>
          </table:table-cell>
          <table:table-cell table:formula="of:=[.B6] - [.C6] - [.D6]" office:value-type="float" office:value="859" calcext:value-type="float">
            <text:p>859</text:p>
          </table:table-cell>
          <table:table-cell table:formula="of:=SUM([.E6]; -[$'2024.07.04.1'.E6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N02</text:p>
          </table:table-cell>
          <table:table-cell table:formula="of:=SUM(30;28;28;28;28;28;28;28;28;28;28;28;28;28;28;28;28;20;20;20;20;20;20;20;18;24;28;28;28;28;28;28)" office:value-type="float" office:value="828" calcext:value-type="float">
            <text:p>828</text:p>
          </table:table-cell>
          <table:table-cell office:value-type="float" office:value="28" calcext:value-type="float">
            <text:p>28</text:p>
          </table:table-cell>
          <table:table-cell office:value-type="float" office:value="186" calcext:value-type="float">
            <text:p>186</text:p>
          </table:table-cell>
          <table:table-cell table:formula="of:=[.B7] - [.C7] - [.D7]" office:value-type="float" office:value="614" calcext:value-type="float">
            <text:p>614</text:p>
          </table:table-cell>
          <table:table-cell table:formula="of:=SUM([.E7]; -[$'2024.07.04.1'.E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03</text:p>
          </table:table-cell>
          <table:table-cell table:formula="of:=SUM(25;24;24;26;28;28;28;28;28;28;28;28;28;28;28;28;28;20;20;20;20;20;20;20;18;24;28;28;28;28;28;28)" office:value-type="float" office:value="813" calcext:value-type="float">
            <text:p>813</text:p>
          </table:table-cell>
          <table:table-cell office:value-type="float" office:value="28" calcext:value-type="float">
            <text:p>28</text:p>
          </table:table-cell>
          <table:table-cell office:value-type="float" office:value="134" calcext:value-type="float">
            <text:p>134</text:p>
          </table:table-cell>
          <table:table-cell table:formula="of:=[.B8] - [.C8] - [.D8]" office:value-type="float" office:value="651" calcext:value-type="float">
            <text:p>651</text:p>
          </table:table-cell>
          <table:table-cell table:formula="of:=SUM([.E8]; -[$'2024.07.04.1'.E8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04</text:p>
          </table:table-cell>
          <table:table-cell table:formula="of:=SUM(30;28;28;28;28;28;28;28;28;28;28;28;28;28;28;28;28;20;20;20;20;20;20;20;18;24;28;28;28;28;28;28)" office:value-type="float" office:value="828" calcext:value-type="float">
            <text:p>828</text:p>
          </table:table-cell>
          <table:table-cell office:value-type="float" office:value="28" calcext:value-type="float">
            <text:p>28</text:p>
          </table:table-cell>
          <table:table-cell office:value-type="float" office:value="188" calcext:value-type="float">
            <text:p>188</text:p>
          </table:table-cell>
          <table:table-cell table:formula="of:=[.B9] - [.C9] - [.D9]" office:value-type="float" office:value="612" calcext:value-type="float">
            <text:p>612</text:p>
          </table:table-cell>
          <table:table-cell table:formula="of:=SUM([.E9]; -[$'2024.07.04.1'.E9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05</text:p>
          </table:table-cell>
          <table:table-cell table:formula="of:=SUM(44;42;42;42;42;41;42;42;42;42;42;42;42;42;42;42;42;30;40;40;30;30;30;30;27;36;42;41;40;38;37;35)" office:value-type="float" office:value="1241" calcext:value-type="float">
            <text:p>1241</text:p>
          </table:table-cell>
          <table:table-cell office:value-type="float" office:value="35" calcext:value-type="float">
            <text:p>35</text:p>
          </table:table-cell>
          <table:table-cell office:value-type="float" office:value="485" calcext:value-type="float">
            <text:p>485</text:p>
          </table:table-cell>
          <table:table-cell table:formula="of:=[.B10] - [.C10] - [.D10]" office:value-type="float" office:value="721" calcext:value-type="float">
            <text:p>721</text:p>
          </table:table-cell>
          <table:table-cell table:formula="of:=SUM([.E10]; -[$'2024.07.04.1'.E1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01</text:p>
          </table:table-cell>
          <table:table-cell table:formula="of:=SUM(46;37;33;33;33;33;33;42;42;42;40;39;37;36)" office:value-type="float" office:value="526" calcext:value-type="float">
            <text:p>526</text:p>
          </table:table-cell>
          <table:table-cell table:formula="of:=SUM(11;11;11;11;11;11;11;14;14;14;12;11;9;8;28)" office:value-type="float" office:value="187" calcext:value-type="float">
            <text:p>187</text:p>
          </table:table-cell>
          <table:table-cell office:value-type="float" office:value="262" calcext:value-type="float">
            <text:p>262</text:p>
          </table:table-cell>
          <table:table-cell table:formula="of:=[.B11] - [.C11] - [.D11]" office:value-type="float" office:value="77" calcext:value-type="float">
            <text:p>77</text:p>
          </table:table-cell>
          <table:table-cell table:formula="of:=SUM([.E11]; -[$'2024.07.04.1'.E1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2</text:p>
          </table:table-cell>
          <table:table-cell table:formula="of:=SUM(58;55;47;47;47;47;47;56;56;56;56;56;56;56)" office:value-type="float" office:value="740" calcext:value-type="float">
            <text:p>740</text:p>
          </table:table-cell>
          <table:table-cell office:value-type="float" office:value="56" calcext:value-type="float">
            <text:p>56</text:p>
          </table:table-cell>
          <table:table-cell office:value-type="float" office:value="302" calcext:value-type="float">
            <text:p>302</text:p>
          </table:table-cell>
          <table:table-cell table:formula="of:=[.B12] - [.C12] - [.D12]" office:value-type="float" office:value="382" calcext:value-type="float">
            <text:p>382</text:p>
          </table:table-cell>
          <table:table-cell table:formula="of:=SUM([.E12]; -[$'2024.07.04.1'.E1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3</text:p>
          </table:table-cell>
          <table:table-cell table:formula="of:=SUM(16;14;14;14;14;14;14;14;14;14;14;14;14;14)"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table:formula="of:=[.B13] - [.C13] - [.D13]" office:value-type="float" office:value="149" calcext:value-type="float">
            <text:p>149</text:p>
          </table:table-cell>
          <table:table-cell table:formula="of:=SUM([.E13]; -[$'2024.07.04.1'.E1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4</text:p>
          </table:table-cell>
          <table:table-cell table:formula="of:=SUM(16;14;14;14;14;14;14;14;14;14;14;14;14;14)"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formula="of:=[.B14] - [.C14] - [.D14]" office:value-type="float" office:value="167" calcext:value-type="float">
            <text:p>167</text:p>
          </table:table-cell>
          <table:table-cell table:formula="of:=SUM([.E14]; -[$'2024.07.04.1'.E1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5</text:p>
          </table:table-cell>
          <table:table-cell table:formula="of:=SUM(58;55;47;47;47;47;47;56;56;56;56;56;56;56)" office:value-type="float" office:value="740" calcext:value-type="float">
            <text:p>740</text:p>
          </table:table-cell>
          <table:table-cell office:value-type="float" office:value="56" calcext:value-type="float">
            <text:p>56</text:p>
          </table:table-cell>
          <table:table-cell office:value-type="float" office:value="174" calcext:value-type="float">
            <text:p>174</text:p>
          </table:table-cell>
          <table:table-cell table:formula="of:=[.B15] - [.C15] - [.D15]" office:value-type="float" office:value="510" calcext:value-type="float">
            <text:p>510</text:p>
          </table:table-cell>
          <table:table-cell table:formula="of:=SUM([.E15]; -[$'2024.07.04.1'.E15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W06</text:p>
          </table:table-cell>
          <table:table-cell table:formula="of:=SUM(46;37;33;33;33;33;33;42;42;42;40;39;37;36)" office:value-type="float" office:value="526" calcext:value-type="float">
            <text:p>526</text:p>
          </table:table-cell>
          <table:table-cell office:value-type="float" office:value="36" calcext:value-type="float">
            <text:p>36</text:p>
          </table:table-cell>
          <table:table-cell office:value-type="float" office:value="335" calcext:value-type="float">
            <text:p>335</text:p>
          </table:table-cell>
          <table:table-cell table:formula="of:=[.B16] - [.C16] - [.D16]" office:value-type="float" office:value="155" calcext:value-type="float">
            <text:p>155</text:p>
          </table:table-cell>
          <table:table-cell table:formula="of:=SUM([.E16]; -[$'2024.07.04.1'.E16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07</text:p>
          </table:table-cell>
          <table:table-cell table:formula="of:=SUM(46;42;42;42;41;41;42;42;42;42;42;42;33;32;33;33;33;42;42;42;42;42;42;42;42;42)" office:value-type="float" office:value="1048" calcext:value-type="float">
            <text:p>1048</text:p>
          </table:table-cell>
          <table:table-cell office:value-type="float" office:value="0" calcext:value-type="float">
            <text:p>0</text:p>
          </table:table-cell>
          <table:table-cell office:value-type="float" office:value="935" calcext:value-type="float">
            <text:p>935</text:p>
          </table:table-cell>
          <table:table-cell table:formula="of:=[.B17] - [.C17] - [.D17]" office:value-type="float" office:value="113" calcext:value-type="float">
            <text:p>113</text:p>
          </table:table-cell>
          <table:table-cell table:formula="of:=SUM([.E17]; -[$'2024.07.04.1'.E1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08C</text:p>
          </table:table-cell>
          <table:table-cell table:formula="of:=SUM(30;28;28;28;28;28;28;28;28;28;28;28;22;22;22;22;22;28;28;28;28;28;28;28;28;28)"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331" calcext:value-type="float">
            <text:p>331</text:p>
          </table:table-cell>
          <table:table-cell table:formula="of:=[.B18] - [.C18] - [.D18]" office:value-type="float" office:value="369" calcext:value-type="float">
            <text:p>369</text:p>
          </table:table-cell>
          <table:table-cell table:formula="of:=SUM([.E18]; -[$'2024.07.04.1'.E18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08W</text:p>
          </table:table-cell>
          <table:table-cell table:formula="of:=SUM(26;26;28;28;28;28;28;28;28;28;28;28;22;22;22;22;22;28;28;28;28;28;28;28;28;28)" office:value-type="float" office:value="694" calcext:value-type="float">
            <text:p>694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table:formula="of:=[.B19] - [.C19] - [.D19]" office:value-type="float" office:value="344" calcext:value-type="float">
            <text:p>344</text:p>
          </table:table-cell>
          <table:table-cell table:formula="of:=SUM([.E19]; -[$'2024.07.04.1'.E1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11C</text:p>
          </table:table-cell>
          <table:table-cell table:formula="of:=SUM(32;28;28;28;28;28;28;28;28;28;28;28;22;22;22;22;22;28;28;28;28;28;28;28;28;28)" office:value-type="float" office:value="702" calcext:value-type="float">
            <text:p>702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table:formula="of:=[.B20] - [.C20] - [.D20]" office:value-type="float" office:value="589" calcext:value-type="float">
            <text:p>589</text:p>
          </table:table-cell>
          <table:table-cell table:formula="of:=SUM([.E20]; -[$'2024.07.04.1'.E2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11W</text:p>
          </table:table-cell>
          <table:table-cell table:formula="of:=SUM(24;26;28;28;28;28;28;28;28;28;28;28;22;22;22;22;22;28;28;28;28;28;28;28;28;28)"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table:formula="of:=[.B21] - [.C21] - [.D21]" office:value-type="float" office:value="500" calcext:value-type="float">
            <text:p>500</text:p>
          </table:table-cell>
          <table:table-cell table:formula="of:=SUM([.E21]; -[$'2024.07.04.1'.E21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12</text:p>
          </table:table-cell>
          <table:table-cell table:formula="of:=SUM(46;42;42;42;41;41;42;42;42;42;42;42;33;32;33;33;33;42;42;42;42;42;42;42;42;42)" office:value-type="float" office:value="1048" calcext:value-type="float">
            <text:p>1048</text:p>
          </table:table-cell>
          <table:table-cell office:value-type="float" office:value="0" calcext:value-type="float">
            <text:p>0</text:p>
          </table:table-cell>
          <table:table-cell office:value-type="float" office:value="664" calcext:value-type="float">
            <text:p>664</text:p>
          </table:table-cell>
          <table:table-cell table:formula="of:=[.B22] - [.C22] - [.D22]" office:value-type="float" office:value="384" calcext:value-type="float">
            <text:p>384</text:p>
          </table:table-cell>
          <table:table-cell table:formula="of:=SUM([.E22]; -[$'2024.07.04.1'.E22]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189" calcext:value-type="float">
            <text:p>18189</text:p>
          </table:table-cell>
          <table:table-cell table:style-name="ce4" table:formula="of:=SUM([.C2:.C22])" office:value-type="float" office:value="588" calcext:value-type="float">
            <text:p>588</text:p>
          </table:table-cell>
          <table:table-cell table:style-name="ce4" table:formula="of:=SUM([.D2:.D22])" office:value-type="float" office:value="8747" calcext:value-type="float">
            <text:p>8747</text:p>
          </table:table-cell>
          <table:table-cell table:style-name="ce4" table:formula="of:=SUM([.E2:.E22]) - [.B25]" office:value-type="float" office:value="8854" calcext:value-type="float">
            <text:p>8854</text:p>
          </table:table-cell>
          <table:table-cell table:style-name="ce4" table:formula="of:=SUM([.F2:.F22])" office:value-type="float" office:value="49" calcext:value-type="float">
            <text:p>49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5" office:value-type="string" calcext:value-type="string">
            <text:p>Offset estimate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number-rows-repeated="104855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2024.07.04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Blcoked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47" calcext:value-type="float">
            <text:p>47</text:p>
          </table:table-cell>
          <table:table-cell office:value-type="float" office:value="963" calcext:value-type="float">
            <text:p>963</text:p>
          </table:table-cell>
          <table:table-cell table:formula="of:=[.B2] - [.C2] - [.D2]" office:value-type="float" office:value="270" calcext:value-type="float">
            <text:p>270</text:p>
          </table:table-cell>
          <table:table-cell table:formula="of:=SUM([.E2]; -[$'2024.07.03.1'.E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" calcext:value-type="float">
            <text:p>8</text:p>
          </table:table-cell>
          <table:table-cell office:value-type="float" office:value="790" calcext:value-type="float">
            <text:p>790</text:p>
          </table:table-cell>
          <table:table-cell table:formula="of:=[.B3] - [.C3] - [.D3]" office:value-type="float" office:value="709" calcext:value-type="float">
            <text:p>709</text:p>
          </table:table-cell>
          <table:table-cell table:formula="of:=SUM([.E3]; -[$'2024.07.03.1'.E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" calcext:value-type="float">
            <text:p>8</text:p>
          </table:table-cell>
          <table:table-cell office:value-type="float" office:value="954" calcext:value-type="float">
            <text:p>954</text:p>
          </table:table-cell>
          <table:table-cell table:formula="of:=[.B4] - [.C4] - [.D4]" office:value-type="float" office:value="544" calcext:value-type="float">
            <text:p>544</text:p>
          </table:table-cell>
          <table:table-cell table:formula="of:=SUM([.E4]; -[$'2024.07.03.1'.E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8" calcext:value-type="float">
            <text:p>8</text:p>
          </table:table-cell>
          <table:table-cell office:value-type="float" office:value="994" calcext:value-type="float">
            <text:p>994</text:p>
          </table:table-cell>
          <table:table-cell table:formula="of:=[.B5] - [.C5] - [.D5]" office:value-type="float" office:value="129" calcext:value-type="float">
            <text:p>129</text:p>
          </table:table-cell>
          <table:table-cell table:formula="of:=SUM([.E5]; -[$'2024.07.03.1'.E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1</text:p>
          </table:table-cell>
          <table:table-cell table:formula="of:=SUM(46;42;42;42;42;41;42;42;42;42;42;42;42;42;42;42;42;30;40;40;30;30;30;30;27;36;42;41;40;38;37;35)" office:value-type="float" office:value="1243" calcext:value-type="float">
            <text:p>1243</text:p>
          </table:table-cell>
          <table:table-cell office:value-type="float" office:value="35" calcext:value-type="float">
            <text:p>35</text:p>
          </table:table-cell>
          <table:table-cell office:value-type="float" office:value="358" calcext:value-type="float">
            <text:p>358</text:p>
          </table:table-cell>
          <table:table-cell table:formula="of:=[.B6] - [.C6] - [.D6]" office:value-type="float" office:value="850" calcext:value-type="float">
            <text:p>850</text:p>
          </table:table-cell>
          <table:table-cell table:formula="of:=SUM([.E6]; -[$'2024.07.03.1'.E6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02</text:p>
          </table:table-cell>
          <table:table-cell table:formula="of:=SUM(30;28;28;28;28;28;28;28;28;28;28;28;28;28;28;28;28;20;20;20;20;20;20;20;18;24;28;28;28;28;28;28)" office:value-type="float" office:value="828" calcext:value-type="float">
            <text:p>828</text:p>
          </table:table-cell>
          <table:table-cell office:value-type="float" office:value="28" calcext:value-type="float">
            <text:p>28</text:p>
          </table:table-cell>
          <table:table-cell office:value-type="float" office:value="187" calcext:value-type="float">
            <text:p>187</text:p>
          </table:table-cell>
          <table:table-cell table:formula="of:=[.B7] - [.C7] - [.D7]" office:value-type="float" office:value="613" calcext:value-type="float">
            <text:p>613</text:p>
          </table:table-cell>
          <table:table-cell table:formula="of:=SUM([.E7]; -[$'2024.07.03.1'.E7])"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N03</text:p>
          </table:table-cell>
          <table:table-cell table:formula="of:=SUM(25;24;24;26;28;28;28;28;28;28;28;28;28;28;28;28;28;20;20;20;20;20;20;20;18;24;28;28;28;28;28;28)" office:value-type="float" office:value="813" calcext:value-type="float">
            <text:p>813</text:p>
          </table:table-cell>
          <table:table-cell office:value-type="float" office:value="28" calcext:value-type="float">
            <text:p>28</text:p>
          </table:table-cell>
          <table:table-cell office:value-type="float" office:value="136" calcext:value-type="float">
            <text:p>136</text:p>
          </table:table-cell>
          <table:table-cell table:formula="of:=[.B8] - [.C8] - [.D8]" office:value-type="float" office:value="649" calcext:value-type="float">
            <text:p>649</text:p>
          </table:table-cell>
          <table:table-cell table:formula="of:=SUM([.E8]; -[$'2024.07.03.1'.E8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04</text:p>
          </table:table-cell>
          <table:table-cell table:formula="of:=SUM(30;28;28;28;28;28;28;28;28;28;28;28;28;28;28;28;28;20;20;20;20;20;20;20;18;24;28;28;28;28;28;28)" office:value-type="float" office:value="828" calcext:value-type="float">
            <text:p>828</text:p>
          </table:table-cell>
          <table:table-cell office:value-type="float" office:value="28" calcext:value-type="float">
            <text:p>28</text:p>
          </table:table-cell>
          <table:table-cell office:value-type="float" office:value="198" calcext:value-type="float">
            <text:p>198</text:p>
          </table:table-cell>
          <table:table-cell table:formula="of:=[.B9] - [.C9] - [.D9]" office:value-type="float" office:value="602" calcext:value-type="float">
            <text:p>602</text:p>
          </table:table-cell>
          <table:table-cell table:formula="of:=SUM([.E9]; -[$'2024.07.03.1'.E9])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N05</text:p>
          </table:table-cell>
          <table:table-cell table:formula="of:=SUM(44;42;42;42;42;41;42;42;42;42;42;42;42;42;42;42;42;30;40;40;30;30;30;30;27;36;42;41;40;38;37;35)" office:value-type="float" office:value="1241" calcext:value-type="float">
            <text:p>1241</text:p>
          </table:table-cell>
          <table:table-cell office:value-type="float" office:value="35" calcext:value-type="float">
            <text:p>35</text:p>
          </table:table-cell>
          <table:table-cell office:value-type="float" office:value="488" calcext:value-type="float">
            <text:p>488</text:p>
          </table:table-cell>
          <table:table-cell table:formula="of:=[.B10] - [.C10] - [.D10]" office:value-type="float" office:value="718" calcext:value-type="float">
            <text:p>718</text:p>
          </table:table-cell>
          <table:table-cell table:formula="of:=SUM([.E10]; -[$'2024.07.03.1'.E1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01</text:p>
          </table:table-cell>
          <table:table-cell table:formula="of:=SUM(46;37;33;33;33;33;33;42;42;42;40;39;37;36)" office:value-type="float" office:value="526" calcext:value-type="float">
            <text:p>526</text:p>
          </table:table-cell>
          <table:table-cell table:formula="of:=SUM(11;11;11;11;11;11;11;14;14;14;12;11;9;8;28)" office:value-type="float" office:value="187" calcext:value-type="float">
            <text:p>187</text:p>
          </table:table-cell>
          <table:table-cell office:value-type="float" office:value="262" calcext:value-type="float">
            <text:p>262</text:p>
          </table:table-cell>
          <table:table-cell table:formula="of:=[.B11] - [.C11] - [.D11]" office:value-type="float" office:value="77" calcext:value-type="float">
            <text:p>77</text:p>
          </table:table-cell>
          <table:table-cell table:formula="of:=SUM([.E11]; -[$'2024.07.03.1'.E11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02</text:p>
          </table:table-cell>
          <table:table-cell table:formula="of:=SUM(58;55;47;47;47;47;47;56;56;56;56;56;56;56)" office:value-type="float" office:value="740" calcext:value-type="float">
            <text:p>740</text:p>
          </table:table-cell>
          <table:table-cell office:value-type="float" office:value="56" calcext:value-type="float">
            <text:p>56</text:p>
          </table:table-cell>
          <table:table-cell office:value-type="float" office:value="302" calcext:value-type="float">
            <text:p>302</text:p>
          </table:table-cell>
          <table:table-cell table:formula="of:=[.B12] - [.C12] - [.D12]" office:value-type="float" office:value="382" calcext:value-type="float">
            <text:p>382</text:p>
          </table:table-cell>
          <table:table-cell table:formula="of:=SUM([.E12]; -[$'2024.07.03.1'.E1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3</text:p>
          </table:table-cell>
          <table:table-cell table:formula="of:=SUM(16;14;14;14;14;14;14;14;14;14;14;14;14;14)"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table:formula="of:=[.B13] - [.C13] - [.D13]" office:value-type="float" office:value="149" calcext:value-type="float">
            <text:p>149</text:p>
          </table:table-cell>
          <table:table-cell table:formula="of:=SUM([.E13]; -[$'2024.07.03.1'.E1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4</text:p>
          </table:table-cell>
          <table:table-cell table:formula="of:=SUM(16;14;14;14;14;14;14;14;14;14;14;14;14;14)"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formula="of:=[.B14] - [.C14] - [.D14]" office:value-type="float" office:value="167" calcext:value-type="float">
            <text:p>167</text:p>
          </table:table-cell>
          <table:table-cell table:formula="of:=SUM([.E14]; -[$'2024.07.03.1'.E1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5</text:p>
          </table:table-cell>
          <table:table-cell table:formula="of:=SUM(58;55;47;47;47;47;47;56;56;56;56;56;56;56)" office:value-type="float" office:value="740" calcext:value-type="float">
            <text:p>740</text:p>
          </table:table-cell>
          <table:table-cell office:value-type="float" office:value="56" calcext:value-type="float">
            <text:p>56</text:p>
          </table:table-cell>
          <table:table-cell office:value-type="float" office:value="181" calcext:value-type="float">
            <text:p>181</text:p>
          </table:table-cell>
          <table:table-cell table:formula="of:=[.B15] - [.C15] - [.D15]" office:value-type="float" office:value="503" calcext:value-type="float">
            <text:p>503</text:p>
          </table:table-cell>
          <table:table-cell table:formula="of:=SUM([.E15]; -[$'2024.07.03.1'.E1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6</text:p>
          </table:table-cell>
          <table:table-cell table:formula="of:=SUM(46;37;33;33;33;33;33;42;42;42;40;39;37;36)" office:value-type="float" office:value="526" calcext:value-type="float">
            <text:p>526</text:p>
          </table:table-cell>
          <table:table-cell office:value-type="float" office:value="36" calcext:value-type="float">
            <text:p>36</text:p>
          </table:table-cell>
          <table:table-cell office:value-type="float" office:value="337" calcext:value-type="float">
            <text:p>337</text:p>
          </table:table-cell>
          <table:table-cell table:formula="of:=[.B16] - [.C16] - [.D16]" office:value-type="float" office:value="153" calcext:value-type="float">
            <text:p>153</text:p>
          </table:table-cell>
          <table:table-cell table:formula="of:=SUM([.E16]; -[$'2024.07.03.1'.E1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7</text:p>
          </table:table-cell>
          <table:table-cell table:formula="of:=SUM(46;42;42;42;41;41;42;42;42;42;42;42;33;32;33;33;33;42;42;42;42;42;42;42;42;42)" office:value-type="float" office:value="1048" calcext:value-type="float">
            <text:p>1048</text:p>
          </table:table-cell>
          <table:table-cell office:value-type="float" office:value="0" calcext:value-type="float">
            <text:p>0</text:p>
          </table:table-cell>
          <table:table-cell office:value-type="float" office:value="936" calcext:value-type="float">
            <text:p>936</text:p>
          </table:table-cell>
          <table:table-cell table:formula="of:=[.B17] - [.C17] - [.D17]" office:value-type="float" office:value="112" calcext:value-type="float">
            <text:p>112</text:p>
          </table:table-cell>
          <table:table-cell table:formula="of:=SUM([.E17]; -[$'2024.07.03.1'.E1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8C</text:p>
          </table:table-cell>
          <table:table-cell table:formula="of:=SUM(30;28;28;28;28;28;28;28;28;28;28;28;22;22;22;22;22;28;28;28;28;28;28;28;28;28)"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table:formula="of:=[.B18] - [.C18] - [.D18]" office:value-type="float" office:value="367" calcext:value-type="float">
            <text:p>367</text:p>
          </table:table-cell>
          <table:table-cell table:formula="of:=SUM([.E18]; -[$'2024.07.03.1'.E18])"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W08W</text:p>
          </table:table-cell>
          <table:table-cell table:formula="of:=SUM(26;26;28;28;28;28;28;28;28;28;28;28;22;22;22;22;22;28;28;28;28;28;28;28;28;28)" office:value-type="float" office:value="694" calcext:value-type="float">
            <text:p>694</text:p>
          </table:table-cell>
          <table:table-cell office:value-type="float" office:value="0" calcext:value-type="float">
            <text:p>0</text:p>
          </table:table-cell>
          <table:table-cell office:value-type="float" office:value="351" calcext:value-type="float">
            <text:p>351</text:p>
          </table:table-cell>
          <table:table-cell table:formula="of:=[.B19] - [.C19] - [.D19]" office:value-type="float" office:value="343" calcext:value-type="float">
            <text:p>343</text:p>
          </table:table-cell>
          <table:table-cell table:formula="of:=SUM([.E19]; -[$'2024.07.03.1'.E1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11C</text:p>
          </table:table-cell>
          <table:table-cell table:formula="of:=SUM(32;28;28;28;28;28;28;28;28;28;28;28;22;22;22;22;22;28;28;28;28;28;28;28;28;28)" office:value-type="float" office:value="702" calcext:value-type="float">
            <text:p>702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table:formula="of:=[.B20] - [.C20] - [.D20]" office:value-type="float" office:value="586" calcext:value-type="float">
            <text:p>586</text:p>
          </table:table-cell>
          <table:table-cell table:formula="of:=SUM([.E20]; -[$'2024.07.03.1'.E2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11W</text:p>
          </table:table-cell>
          <table:table-cell table:formula="of:=SUM(24;26;28;28;28;28;28;28;28;28;28;28;22;22;22;22;22;28;28;28;28;28;28;28;28;28)"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table:formula="of:=[.B21] - [.C21] - [.D21]" office:value-type="float" office:value="498" calcext:value-type="float">
            <text:p>498</text:p>
          </table:table-cell>
          <table:table-cell table:formula="of:=SUM([.E21]; -[$'2024.07.03.1'.E2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12</text:p>
          </table:table-cell>
          <table:table-cell table:formula="of:=SUM(46;42;42;42;41;41;42;42;42;42;42;42;33;32;33;33;33;42;42;42;42;42;42;42;42;42)" office:value-type="float" office:value="1048" calcext:value-type="float">
            <text:p>1048</text:p>
          </table:table-cell>
          <table:table-cell office:value-type="float" office:value="0" calcext:value-type="float">
            <text:p>0</text:p>
          </table:table-cell>
          <table:table-cell office:value-type="float" office:value="664" calcext:value-type="float">
            <text:p>664</text:p>
          </table:table-cell>
          <table:table-cell table:formula="of:=[.B22] - [.C22] - [.D22]" office:value-type="float" office:value="384" calcext:value-type="float">
            <text:p>384</text:p>
          </table:table-cell>
          <table:table-cell table:formula="of:=SUM([.E22]; -[$'2024.07.03.1'.E22]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189" calcext:value-type="float">
            <text:p>18189</text:p>
          </table:table-cell>
          <table:table-cell table:style-name="ce4" table:formula="of:=SUM([.C2:.C22])" office:value-type="float" office:value="588" calcext:value-type="float">
            <text:p>588</text:p>
          </table:table-cell>
          <table:table-cell table:style-name="ce4" table:formula="of:=SUM([.D2:.D22])" office:value-type="float" office:value="8796" calcext:value-type="float">
            <text:p>8796</text:p>
          </table:table-cell>
          <table:table-cell table:style-name="ce4" table:formula="of:=SUM([.E2:.E22]) - [.B25]" office:value-type="float" office:value="8805" calcext:value-type="float">
            <text:p>8805</text:p>
          </table:table-cell>
          <table:table-cell table:style-name="ce4" table:formula="of:=SUM([.F2:.F22])" office:value-type="float" office:value="13" calcext:value-type="float">
            <text:p>13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5" office:value-type="string" calcext:value-type="string">
            <text:p>Offset estimate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number-rows-repeated="104855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2024.07.03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Blcoked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47" calcext:value-type="float">
            <text:p>47</text:p>
          </table:table-cell>
          <table:table-cell office:value-type="float" office:value="963" calcext:value-type="float">
            <text:p>963</text:p>
          </table:table-cell>
          <table:table-cell table:formula="of:=[.B2] - [.C2] - [.D2]" office:value-type="float" office:value="270" calcext:value-type="float">
            <text:p>270</text:p>
          </table:table-cell>
          <table:table-cell table:formula="of:=SUM([.E2]; -[$'2024.07.02.1'.E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" calcext:value-type="float">
            <text:p>8</text:p>
          </table:table-cell>
          <table:table-cell office:value-type="float" office:value="790" calcext:value-type="float">
            <text:p>790</text:p>
          </table:table-cell>
          <table:table-cell table:formula="of:=[.B3] - [.C3] - [.D3]" office:value-type="float" office:value="709" calcext:value-type="float">
            <text:p>709</text:p>
          </table:table-cell>
          <table:table-cell table:formula="of:=SUM([.E3]; -[$'2024.07.02.1'.E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" calcext:value-type="float">
            <text:p>8</text:p>
          </table:table-cell>
          <table:table-cell office:value-type="float" office:value="955" calcext:value-type="float">
            <text:p>955</text:p>
          </table:table-cell>
          <table:table-cell table:formula="of:=[.B4] - [.C4] - [.D4]" office:value-type="float" office:value="543" calcext:value-type="float">
            <text:p>543</text:p>
          </table:table-cell>
          <table:table-cell table:formula="of:=SUM([.E4]; -[$'2024.07.02.1'.E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8" calcext:value-type="float">
            <text:p>8</text:p>
          </table:table-cell>
          <table:table-cell office:value-type="float" office:value="994" calcext:value-type="float">
            <text:p>994</text:p>
          </table:table-cell>
          <table:table-cell table:formula="of:=[.B5] - [.C5] - [.D5]" office:value-type="float" office:value="129" calcext:value-type="float">
            <text:p>129</text:p>
          </table:table-cell>
          <table:table-cell table:formula="of:=SUM([.E5]; -[$'2024.07.02.1'.E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1</text:p>
          </table:table-cell>
          <table:table-cell table:formula="of:=SUM(46;42;42;42;42;41;42;42;42;42;42;42;42;42;42;42;42;30;40;40;30;30;30;30;27;36;42;41;40;38;37;35)" office:value-type="float" office:value="1243" calcext:value-type="float">
            <text:p>1243</text:p>
          </table:table-cell>
          <table:table-cell office:value-type="float" office:value="35" calcext:value-type="float">
            <text:p>35</text:p>
          </table:table-cell>
          <table:table-cell office:value-type="float" office:value="363" calcext:value-type="float">
            <text:p>363</text:p>
          </table:table-cell>
          <table:table-cell table:formula="of:=[.B6] - [.C6] - [.D6]" office:value-type="float" office:value="845" calcext:value-type="float">
            <text:p>845</text:p>
          </table:table-cell>
          <table:table-cell table:formula="of:=SUM([.E6]; -[$'2024.07.02.1'.E6])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N02</text:p>
          </table:table-cell>
          <table:table-cell table:formula="of:=SUM(30;28;28;28;28;28;28;28;28;28;28;28;28;28;28;28;28;20;20;20;20;20;20;20;18;24;28;28;28;28;28;28)" office:value-type="float" office:value="828" calcext:value-type="float">
            <text:p>828</text:p>
          </table:table-cell>
          <table:table-cell office:value-type="float" office:value="28" calcext:value-type="float">
            <text:p>28</text:p>
          </table:table-cell>
          <table:table-cell office:value-type="float" office:value="185" calcext:value-type="float">
            <text:p>185</text:p>
          </table:table-cell>
          <table:table-cell table:formula="of:=[.B7] - [.C7] - [.D7]" office:value-type="float" office:value="615" calcext:value-type="float">
            <text:p>615</text:p>
          </table:table-cell>
          <table:table-cell table:formula="of:=SUM([.E7]; -[$'2024.07.02.1'.E7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N03</text:p>
          </table:table-cell>
          <table:table-cell table:formula="of:=SUM(25;24;24;26;28;28;28;28;28;28;28;28;28;28;28;28;28;20;20;20;20;20;20;20;18;24;28;28;28;28;28;28)" office:value-type="float" office:value="813" calcext:value-type="float">
            <text:p>813</text:p>
          </table:table-cell>
          <table:table-cell office:value-type="float" office:value="28" calcext:value-type="float">
            <text:p>28</text:p>
          </table:table-cell>
          <table:table-cell office:value-type="float" office:value="141" calcext:value-type="float">
            <text:p>141</text:p>
          </table:table-cell>
          <table:table-cell table:formula="of:=[.B8] - [.C8] - [.D8]" office:value-type="float" office:value="644" calcext:value-type="float">
            <text:p>644</text:p>
          </table:table-cell>
          <table:table-cell table:formula="of:=SUM([.E8]; -[$'2024.07.02.1'.E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4</text:p>
          </table:table-cell>
          <table:table-cell table:formula="of:=SUM(30;28;28;28;28;28;28;28;28;28;28;28;28;28;28;28;28;20;20;20;20;20;20;20;18;24;28;28;28;28;28;28)" office:value-type="float" office:value="828" calcext:value-type="float">
            <text:p>828</text:p>
          </table:table-cell>
          <table:table-cell office:value-type="float" office:value="28" calcext:value-type="float">
            <text:p>28</text:p>
          </table:table-cell>
          <table:table-cell office:value-type="float" office:value="197" calcext:value-type="float">
            <text:p>197</text:p>
          </table:table-cell>
          <table:table-cell table:formula="of:=[.B9] - [.C9] - [.D9]" office:value-type="float" office:value="603" calcext:value-type="float">
            <text:p>603</text:p>
          </table:table-cell>
          <table:table-cell table:formula="of:=SUM([.E9]; -[$'2024.07.02.1'.E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05</text:p>
          </table:table-cell>
          <table:table-cell table:formula="of:=SUM(44;42;42;42;42;41;42;42;42;42;42;42;42;42;42;42;42;30;40;40;30;30;30;30;27;36;42;41;40;38;37;35)" office:value-type="float" office:value="1241" calcext:value-type="float">
            <text:p>1241</text:p>
          </table:table-cell>
          <table:table-cell office:value-type="float" office:value="35" calcext:value-type="float">
            <text:p>35</text:p>
          </table:table-cell>
          <table:table-cell office:value-type="float" office:value="489" calcext:value-type="float">
            <text:p>489</text:p>
          </table:table-cell>
          <table:table-cell table:formula="of:=[.B10] - [.C10] - [.D10]" office:value-type="float" office:value="717" calcext:value-type="float">
            <text:p>717</text:p>
          </table:table-cell>
          <table:table-cell table:formula="of:=SUM([.E10]; -[$'2024.07.02.1'.E1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1</text:p>
          </table:table-cell>
          <table:table-cell table:formula="of:=SUM(46;37;33;33;33;33;33;42;42;42;40;39;37;36)" office:value-type="float" office:value="526" calcext:value-type="float">
            <text:p>526</text:p>
          </table:table-cell>
          <table:table-cell table:formula="of:=SUM(11;11;11;11;11;11;11;14;14;14;12;11;9;8;28)" office:value-type="float" office:value="187" calcext:value-type="float">
            <text:p>187</text:p>
          </table:table-cell>
          <table:table-cell office:value-type="float" office:value="265" calcext:value-type="float">
            <text:p>265</text:p>
          </table:table-cell>
          <table:table-cell table:formula="of:=[.B11] - [.C11] - [.D11]" office:value-type="float" office:value="74" calcext:value-type="float">
            <text:p>74</text:p>
          </table:table-cell>
          <table:table-cell table:formula="of:=SUM([.E11]; -[$'2024.07.02.1'.E1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02</text:p>
          </table:table-cell>
          <table:table-cell table:formula="of:=SUM(58;55;47;47;47;47;47;56;56;56;56;56;56;56)" office:value-type="float" office:value="740" calcext:value-type="float">
            <text:p>740</text:p>
          </table:table-cell>
          <table:table-cell office:value-type="float" office:value="56" calcext:value-type="float">
            <text:p>56</text:p>
          </table:table-cell>
          <table:table-cell office:value-type="float" office:value="302" calcext:value-type="float">
            <text:p>302</text:p>
          </table:table-cell>
          <table:table-cell table:formula="of:=[.B12] - [.C12] - [.D12]" office:value-type="float" office:value="382" calcext:value-type="float">
            <text:p>382</text:p>
          </table:table-cell>
          <table:table-cell table:formula="of:=SUM([.E12]; -[$'2024.07.02.1'.E12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03</text:p>
          </table:table-cell>
          <table:table-cell table:formula="of:=SUM(16;14;14;14;14;14;14;14;14;14;14;14;14;14)"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table:formula="of:=[.B13] - [.C13] - [.D13]" office:value-type="float" office:value="149" calcext:value-type="float">
            <text:p>149</text:p>
          </table:table-cell>
          <table:table-cell table:formula="of:=SUM([.E13]; -[$'2024.07.02.1'.E13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04</text:p>
          </table:table-cell>
          <table:table-cell table:formula="of:=SUM(16;14;14;14;14;14;14;14;14;14;14;14;14;14)"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formula="of:=[.B14] - [.C14] - [.D14]" office:value-type="float" office:value="167" calcext:value-type="float">
            <text:p>167</text:p>
          </table:table-cell>
          <table:table-cell table:formula="of:=SUM([.E14]; -[$'2024.07.02.1'.E1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5</text:p>
          </table:table-cell>
          <table:table-cell table:formula="of:=SUM(58;55;47;47;47;47;47;56;56;56;56;56;56;56)" office:value-type="float" office:value="740" calcext:value-type="float">
            <text:p>740</text:p>
          </table:table-cell>
          <table:table-cell office:value-type="float" office:value="56" calcext:value-type="float">
            <text:p>56</text:p>
          </table:table-cell>
          <table:table-cell office:value-type="float" office:value="181" calcext:value-type="float">
            <text:p>181</text:p>
          </table:table-cell>
          <table:table-cell table:formula="of:=[.B15] - [.C15] - [.D15]" office:value-type="float" office:value="503" calcext:value-type="float">
            <text:p>503</text:p>
          </table:table-cell>
          <table:table-cell table:formula="of:=SUM([.E15]; -[$'2024.07.02.1'.E1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6</text:p>
          </table:table-cell>
          <table:table-cell table:formula="of:=SUM(46;37;33;33;33;33;33;42;42;42;40;39;37;36)" office:value-type="float" office:value="526" calcext:value-type="float">
            <text:p>526</text:p>
          </table:table-cell>
          <table:table-cell office:value-type="float" office:value="36" calcext:value-type="float">
            <text:p>36</text:p>
          </table:table-cell>
          <table:table-cell office:value-type="float" office:value="337" calcext:value-type="float">
            <text:p>337</text:p>
          </table:table-cell>
          <table:table-cell table:formula="of:=[.B16] - [.C16] - [.D16]" office:value-type="float" office:value="153" calcext:value-type="float">
            <text:p>153</text:p>
          </table:table-cell>
          <table:table-cell table:formula="of:=SUM([.E16]; -[$'2024.07.02.1'.E1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7</text:p>
          </table:table-cell>
          <table:table-cell table:formula="of:=SUM(46;42;42;42;41;41;42;42;42;42;42;42;33;32;33;33;33;42;42;42;42;42;42;42;42;42)" office:value-type="float" office:value="1048" calcext:value-type="float">
            <text:p>1048</text:p>
          </table:table-cell>
          <table:table-cell office:value-type="float" office:value="0" calcext:value-type="float">
            <text:p>0</text:p>
          </table:table-cell>
          <table:table-cell office:value-type="float" office:value="936" calcext:value-type="float">
            <text:p>936</text:p>
          </table:table-cell>
          <table:table-cell table:formula="of:=[.B17] - [.C17] - [.D17]" office:value-type="float" office:value="112" calcext:value-type="float">
            <text:p>112</text:p>
          </table:table-cell>
          <table:table-cell table:formula="of:=SUM([.E17]; -[$'2024.07.02.1'.E1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8C</text:p>
          </table:table-cell>
          <table:table-cell table:formula="of:=SUM(30;28;28;28;28;28;28;28;28;28;28;28;22;22;22;22;22;28;28;28;28;28;28;28;28;28)"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330" calcext:value-type="float">
            <text:p>330</text:p>
          </table:table-cell>
          <table:table-cell table:formula="of:=[.B18] - [.C18] - [.D18]" office:value-type="float" office:value="370" calcext:value-type="float">
            <text:p>370</text:p>
          </table:table-cell>
          <table:table-cell table:formula="of:=SUM([.E18]; -[$'2024.07.02.1'.E18])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W08W</text:p>
          </table:table-cell>
          <table:table-cell table:formula="of:=SUM(26;26;28;28;28;28;28;28;28;28;28;28;22;22;22;22;22;28;28;28;28;28;28;28;28;28)" office:value-type="float" office:value="694" calcext:value-type="float">
            <text:p>694</text:p>
          </table:table-cell>
          <table:table-cell office:value-type="float" office:value="0" calcext:value-type="float">
            <text:p>0</text:p>
          </table:table-cell>
          <table:table-cell office:value-type="float" office:value="351" calcext:value-type="float">
            <text:p>351</text:p>
          </table:table-cell>
          <table:table-cell table:formula="of:=[.B19] - [.C19] - [.D19]" office:value-type="float" office:value="343" calcext:value-type="float">
            <text:p>343</text:p>
          </table:table-cell>
          <table:table-cell table:formula="of:=SUM([.E19]; -[$'2024.07.02.1'.E1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11C</text:p>
          </table:table-cell>
          <table:table-cell table:formula="of:=SUM(32;28;28;28;28;28;28;28;28;28;28;28;22;22;22;22;22;28;28;28;28;28;28;28;28;28)" office:value-type="float" office:value="702" calcext:value-type="float">
            <text:p>702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table:formula="of:=[.B20] - [.C20] - [.D20]" office:value-type="float" office:value="583" calcext:value-type="float">
            <text:p>583</text:p>
          </table:table-cell>
          <table:table-cell table:formula="of:=SUM([.E20]; -[$'2024.07.02.1'.E2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11W</text:p>
          </table:table-cell>
          <table:table-cell table:formula="of:=SUM(24;26;28;28;28;28;28;28;28;28;28;28;22;22;22;22;22;28;28;28;28;28;28;28;28;28)"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table:formula="of:=[.B21] - [.C21] - [.D21]" office:value-type="float" office:value="498" calcext:value-type="float">
            <text:p>498</text:p>
          </table:table-cell>
          <table:table-cell table:formula="of:=SUM([.E21]; -[$'2024.07.02.1'.E21])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W12</text:p>
          </table:table-cell>
          <table:table-cell table:formula="of:=SUM(46;42;42;42;41;41;42;42;42;42;42;42;33;32;33;33;33;42;42;42;42;42;42;42;42;42)" office:value-type="float" office:value="1048" calcext:value-type="float">
            <text:p>1048</text:p>
          </table:table-cell>
          <table:table-cell office:value-type="float" office:value="0" calcext:value-type="float">
            <text:p>0</text:p>
          </table:table-cell>
          <table:table-cell office:value-type="float" office:value="665" calcext:value-type="float">
            <text:p>665</text:p>
          </table:table-cell>
          <table:table-cell table:formula="of:=[.B22] - [.C22] - [.D22]" office:value-type="float" office:value="383" calcext:value-type="float">
            <text:p>383</text:p>
          </table:table-cell>
          <table:table-cell table:formula="of:=SUM([.E22]; -[$'2024.07.02.1'.E22]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189" calcext:value-type="float">
            <text:p>18189</text:p>
          </table:table-cell>
          <table:table-cell table:style-name="ce4" table:formula="of:=SUM([.C2:.C22])" office:value-type="float" office:value="588" calcext:value-type="float">
            <text:p>588</text:p>
          </table:table-cell>
          <table:table-cell table:style-name="ce4" table:formula="of:=SUM([.D2:.D22])" office:value-type="float" office:value="8809" calcext:value-type="float">
            <text:p>8809</text:p>
          </table:table-cell>
          <table:table-cell table:style-name="ce4" table:formula="of:=SUM([.E2:.E22]) - [.B25]" office:value-type="float" office:value="8792" calcext:value-type="float">
            <text:p>8792</text:p>
          </table:table-cell>
          <table:table-cell table:style-name="ce4" table:formula="of:=SUM([.F2:.F22])" office:value-type="float" office:value="15" calcext:value-type="float">
            <text:p>1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5" office:value-type="string" calcext:value-type="string">
            <text:p>Offset estimate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number-rows-repeated="104855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2024.07.02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Blcoked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47" calcext:value-type="float">
            <text:p>47</text:p>
          </table:table-cell>
          <table:table-cell office:value-type="float" office:value="963" calcext:value-type="float">
            <text:p>963</text:p>
          </table:table-cell>
          <table:table-cell table:formula="of:=[.B2] - [.C2] - [.D2]" office:value-type="float" office:value="270" calcext:value-type="float">
            <text:p>270</text:p>
          </table:table-cell>
          <table:table-cell table:formula="of:=SUM([.E2]; -[$'2024.07.01.1'.E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" calcext:value-type="float">
            <text:p>8</text:p>
          </table:table-cell>
          <table:table-cell office:value-type="float" office:value="790" calcext:value-type="float">
            <text:p>790</text:p>
          </table:table-cell>
          <table:table-cell table:formula="of:=[.B3] - [.C3] - [.D3]" office:value-type="float" office:value="709" calcext:value-type="float">
            <text:p>709</text:p>
          </table:table-cell>
          <table:table-cell table:formula="of:=SUM([.E3]; -[$'2024.07.01.1'.E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" calcext:value-type="float">
            <text:p>8</text:p>
          </table:table-cell>
          <table:table-cell office:value-type="float" office:value="955" calcext:value-type="float">
            <text:p>955</text:p>
          </table:table-cell>
          <table:table-cell table:formula="of:=[.B4] - [.C4] - [.D4]" office:value-type="float" office:value="543" calcext:value-type="float">
            <text:p>543</text:p>
          </table:table-cell>
          <table:table-cell table:formula="of:=SUM([.E4]; -[$'2024.07.01.1'.E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8" calcext:value-type="float">
            <text:p>8</text:p>
          </table:table-cell>
          <table:table-cell office:value-type="float" office:value="994" calcext:value-type="float">
            <text:p>994</text:p>
          </table:table-cell>
          <table:table-cell table:formula="of:=[.B5] - [.C5] - [.D5]" office:value-type="float" office:value="129" calcext:value-type="float">
            <text:p>129</text:p>
          </table:table-cell>
          <table:table-cell table:formula="of:=SUM([.E5]; -[$'2024.07.01.1'.E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1</text:p>
          </table:table-cell>
          <table:table-cell table:formula="of:=SUM(46;42;42;42;42;41;42;42;42;42;42;42;42;42;42;42;42;30;40;40;30;30;30;30;27;36;42;41;40;38;37;35)" office:value-type="float" office:value="1243" calcext:value-type="float">
            <text:p>1243</text:p>
          </table:table-cell>
          <table:table-cell office:value-type="float" office:value="35" calcext:value-type="float">
            <text:p>35</text:p>
          </table:table-cell>
          <table:table-cell office:value-type="float" office:value="362" calcext:value-type="float">
            <text:p>362</text:p>
          </table:table-cell>
          <table:table-cell table:formula="of:=[.B6] - [.C6] - [.D6]" office:value-type="float" office:value="846" calcext:value-type="float">
            <text:p>846</text:p>
          </table:table-cell>
          <table:table-cell table:formula="of:=SUM([.E6]; -[$'2024.07.01.1'.E6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02</text:p>
          </table:table-cell>
          <table:table-cell table:formula="of:=SUM(30;28;28;28;28;28;28;28;28;28;28;28;28;28;28;28;28;20;20;20;20;20;20;20;18;24;28;28;28;28;28;28)" office:value-type="float" office:value="828" calcext:value-type="float">
            <text:p>828</text:p>
          </table:table-cell>
          <table:table-cell office:value-type="float" office:value="28" calcext:value-type="float">
            <text:p>28</text:p>
          </table:table-cell>
          <table:table-cell office:value-type="float" office:value="194" calcext:value-type="float">
            <text:p>194</text:p>
          </table:table-cell>
          <table:table-cell table:formula="of:=[.B7] - [.C7] - [.D7]" office:value-type="float" office:value="606" calcext:value-type="float">
            <text:p>606</text:p>
          </table:table-cell>
          <table:table-cell table:formula="of:=SUM([.E7]; -[$'2024.07.01.1'.E7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N03</text:p>
          </table:table-cell>
          <table:table-cell table:formula="of:=SUM(25;24;24;26;28;28;28;28;28;28;28;28;28;28;28;28;28;20;20;20;20;20;20;20;18;24;28;28;28;28;28;28)" office:value-type="float" office:value="813" calcext:value-type="float">
            <text:p>813</text:p>
          </table:table-cell>
          <table:table-cell office:value-type="float" office:value="28" calcext:value-type="float">
            <text:p>28</text:p>
          </table:table-cell>
          <table:table-cell office:value-type="float" office:value="141" calcext:value-type="float">
            <text:p>141</text:p>
          </table:table-cell>
          <table:table-cell table:formula="of:=[.B8] - [.C8] - [.D8]" office:value-type="float" office:value="644" calcext:value-type="float">
            <text:p>644</text:p>
          </table:table-cell>
          <table:table-cell table:formula="of:=SUM([.E8]; -[$'2024.07.01.1'.E8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04</text:p>
          </table:table-cell>
          <table:table-cell table:formula="of:=SUM(30;28;28;28;28;28;28;28;28;28;28;28;28;28;28;28;28;20;20;20;20;20;20;20;18;24;28;28;28;28;28;28)" office:value-type="float" office:value="828" calcext:value-type="float">
            <text:p>828</text:p>
          </table:table-cell>
          <table:table-cell office:value-type="float" office:value="28" calcext:value-type="float">
            <text:p>28</text:p>
          </table:table-cell>
          <table:table-cell office:value-type="float" office:value="198" calcext:value-type="float">
            <text:p>198</text:p>
          </table:table-cell>
          <table:table-cell table:formula="of:=[.B9] - [.C9] - [.D9]" office:value-type="float" office:value="602" calcext:value-type="float">
            <text:p>602</text:p>
          </table:table-cell>
          <table:table-cell table:formula="of:=SUM([.E9]; -[$'2024.07.01.1'.E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5</text:p>
          </table:table-cell>
          <table:table-cell table:formula="of:=SUM(44;42;42;42;42;41;42;42;42;42;42;42;42;42;42;42;42;30;40;40;30;30;30;30;27;36;42;41;40;38;37;35)" office:value-type="float" office:value="1241" calcext:value-type="float">
            <text:p>1241</text:p>
          </table:table-cell>
          <table:table-cell office:value-type="float" office:value="35" calcext:value-type="float">
            <text:p>35</text:p>
          </table:table-cell>
          <table:table-cell office:value-type="float" office:value="489" calcext:value-type="float">
            <text:p>489</text:p>
          </table:table-cell>
          <table:table-cell table:formula="of:=[.B10] - [.C10] - [.D10]" office:value-type="float" office:value="717" calcext:value-type="float">
            <text:p>717</text:p>
          </table:table-cell>
          <table:table-cell table:formula="of:=SUM([.E10]; -[$'2024.07.01.1'.E10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01</text:p>
          </table:table-cell>
          <table:table-cell table:formula="of:=SUM(46;37;33;33;33;33;33;42;42;42;40;39;37;36)" office:value-type="float" office:value="526" calcext:value-type="float">
            <text:p>526</text:p>
          </table:table-cell>
          <table:table-cell table:formula="of:=SUM(11;11;11;11;11;11;11;14;14;14;12;11;9;8;28)" office:value-type="float" office:value="187" calcext:value-type="float">
            <text:p>187</text:p>
          </table:table-cell>
          <table:table-cell office:value-type="float" office:value="266" calcext:value-type="float">
            <text:p>266</text:p>
          </table:table-cell>
          <table:table-cell table:formula="of:=[.B11] - [.C11] - [.D11]" office:value-type="float" office:value="73" calcext:value-type="float">
            <text:p>73</text:p>
          </table:table-cell>
          <table:table-cell table:formula="of:=SUM([.E11]; -[$'2024.07.01.1'.E1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2</text:p>
          </table:table-cell>
          <table:table-cell table:formula="of:=SUM(58;55;47;47;47;47;47;56;56;56;56;56;56;56)" office:value-type="float" office:value="740" calcext:value-type="float">
            <text:p>740</text:p>
          </table:table-cell>
          <table:table-cell office:value-type="float" office:value="56" calcext:value-type="float">
            <text:p>56</text:p>
          </table:table-cell>
          <table:table-cell office:value-type="float" office:value="306" calcext:value-type="float">
            <text:p>306</text:p>
          </table:table-cell>
          <table:table-cell table:formula="of:=[.B12] - [.C12] - [.D12]" office:value-type="float" office:value="378" calcext:value-type="float">
            <text:p>378</text:p>
          </table:table-cell>
          <table:table-cell table:formula="of:=SUM([.E12]; -[$'2024.07.01.1'.E12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03</text:p>
          </table:table-cell>
          <table:table-cell table:formula="of:=SUM(16;14;14;14;14;14;14;14;14;14;14;14;14;14)"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table:formula="of:=[.B13] - [.C13] - [.D13]" office:value-type="float" office:value="146" calcext:value-type="float">
            <text:p>146</text:p>
          </table:table-cell>
          <table:table-cell table:formula="of:=SUM([.E13]; -[$'2024.07.01.1'.E13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04</text:p>
          </table:table-cell>
          <table:table-cell table:formula="of:=SUM(16;14;14;14;14;14;14;14;14;14;14;14;14;14)"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formula="of:=[.B14] - [.C14] - [.D14]" office:value-type="float" office:value="167" calcext:value-type="float">
            <text:p>167</text:p>
          </table:table-cell>
          <table:table-cell table:formula="of:=SUM([.E14]; -[$'2024.07.01.1'.E1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5</text:p>
          </table:table-cell>
          <table:table-cell table:formula="of:=SUM(58;55;47;47;47;47;47;56;56;56;56;56;56;56)" office:value-type="float" office:value="740" calcext:value-type="float">
            <text:p>740</text:p>
          </table:table-cell>
          <table:table-cell office:value-type="float" office:value="56" calcext:value-type="float">
            <text:p>56</text:p>
          </table:table-cell>
          <table:table-cell office:value-type="float" office:value="181" calcext:value-type="float">
            <text:p>181</text:p>
          </table:table-cell>
          <table:table-cell table:formula="of:=[.B15] - [.C15] - [.D15]" office:value-type="float" office:value="503" calcext:value-type="float">
            <text:p>503</text:p>
          </table:table-cell>
          <table:table-cell table:formula="of:=SUM([.E15]; -[$'2024.07.01.1'.E15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W06</text:p>
          </table:table-cell>
          <table:table-cell table:formula="of:=SUM(46;37;33;33;33;33;33;42;42;42;40;39;37;36)" office:value-type="float" office:value="526" calcext:value-type="float">
            <text:p>526</text:p>
          </table:table-cell>
          <table:table-cell office:value-type="float" office:value="36" calcext:value-type="float">
            <text:p>36</text:p>
          </table:table-cell>
          <table:table-cell office:value-type="float" office:value="337" calcext:value-type="float">
            <text:p>337</text:p>
          </table:table-cell>
          <table:table-cell table:formula="of:=[.B16] - [.C16] - [.D16]" office:value-type="float" office:value="153" calcext:value-type="float">
            <text:p>153</text:p>
          </table:table-cell>
          <table:table-cell table:formula="of:=SUM([.E16]; -[$'2024.07.01.1'.E16])"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W07</text:p>
          </table:table-cell>
          <table:table-cell table:formula="of:=SUM(46;42;42;42;41;41;42;42;42;42;42;42;33;32;33;33;33;42;42;42;42;42;42;42;42;42)" office:value-type="float" office:value="1048" calcext:value-type="float">
            <text:p>1048</text:p>
          </table:table-cell>
          <table:table-cell office:value-type="float" office:value="0" calcext:value-type="float">
            <text:p>0</text:p>
          </table:table-cell>
          <table:table-cell office:value-type="float" office:value="936" calcext:value-type="float">
            <text:p>936</text:p>
          </table:table-cell>
          <table:table-cell table:formula="of:=[.B17] - [.C17] - [.D17]" office:value-type="float" office:value="112" calcext:value-type="float">
            <text:p>112</text:p>
          </table:table-cell>
          <table:table-cell table:formula="of:=SUM([.E17]; -[$'2024.07.01.1'.E1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8C</text:p>
          </table:table-cell>
          <table:table-cell table:formula="of:=SUM(30;28;28;28;28;28;28;28;28;28;28;28;22;22;22;22;22;28;28;28;28;28;28;28;28;28)"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329" calcext:value-type="float">
            <text:p>329</text:p>
          </table:table-cell>
          <table:table-cell table:formula="of:=[.B18] - [.C18] - [.D18]" office:value-type="float" office:value="371" calcext:value-type="float">
            <text:p>371</text:p>
          </table:table-cell>
          <table:table-cell table:formula="of:=SUM([.E18]; -[$'2024.07.01.1'.E1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8W</text:p>
          </table:table-cell>
          <table:table-cell table:formula="of:=SUM(26;26;28;28;28;28;28;28;28;28;28;28;22;22;22;22;22;28;28;28;28;28;28;28;28;28)" office:value-type="float" office:value="694" calcext:value-type="float">
            <text:p>694</text:p>
          </table:table-cell>
          <table:table-cell office:value-type="float" office:value="0" calcext:value-type="float">
            <text:p>0</text:p>
          </table:table-cell>
          <table:table-cell office:value-type="float" office:value="351" calcext:value-type="float">
            <text:p>351</text:p>
          </table:table-cell>
          <table:table-cell table:formula="of:=[.B19] - [.C19] - [.D19]" office:value-type="float" office:value="343" calcext:value-type="float">
            <text:p>343</text:p>
          </table:table-cell>
          <table:table-cell table:formula="of:=SUM([.E19]; -[$'2024.07.01.1'.E1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11C</text:p>
          </table:table-cell>
          <table:table-cell table:formula="of:=SUM(32;28;28;28;28;28;28;28;28;28;28;28;22;22;22;22;22;28;28;28;28;28;28;28;28;28)" office:value-type="float" office:value="702" calcext:value-type="float">
            <text:p>702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table:formula="of:=[.B20] - [.C20] - [.D20]" office:value-type="float" office:value="583" calcext:value-type="float">
            <text:p>583</text:p>
          </table:table-cell>
          <table:table-cell table:formula="of:=SUM([.E20]; -[$'2024.07.01.1'.E2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11W</text:p>
          </table:table-cell>
          <table:table-cell table:formula="of:=SUM(24;26;28;28;28;28;28;28;28;28;28;28;22;22;22;22;22;28;28;28;28;28;28;28;28;28)"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table:formula="of:=[.B21] - [.C21] - [.D21]" office:value-type="float" office:value="499" calcext:value-type="float">
            <text:p>499</text:p>
          </table:table-cell>
          <table:table-cell table:formula="of:=SUM([.E21]; -[$'2024.07.01.1'.E2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12</text:p>
          </table:table-cell>
          <table:table-cell table:formula="of:=SUM(46;42;42;42;41;41;42;42;42;42;42;42;33;32;33;33;33;42;42;42;42;42;42;42;42;42)" office:value-type="float" office:value="1048" calcext:value-type="float">
            <text:p>1048</text:p>
          </table:table-cell>
          <table:table-cell office:value-type="float" office:value="0" calcext:value-type="float">
            <text:p>0</text:p>
          </table:table-cell>
          <table:table-cell office:value-type="float" office:value="665" calcext:value-type="float">
            <text:p>665</text:p>
          </table:table-cell>
          <table:table-cell table:formula="of:=[.B22] - [.C22] - [.D22]" office:value-type="float" office:value="383" calcext:value-type="float">
            <text:p>383</text:p>
          </table:table-cell>
          <table:table-cell table:formula="of:=SUM([.E22]; -[$'2024.07.01.1'.E22])" office:value-type="float" office:value="-6" calcext:value-type="float">
            <text:p>-6</text:p>
          </table:table-cell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189" calcext:value-type="float">
            <text:p>18189</text:p>
          </table:table-cell>
          <table:table-cell table:style-name="ce4" table:formula="of:=SUM([.C2:.C22])" office:value-type="float" office:value="588" calcext:value-type="float">
            <text:p>588</text:p>
          </table:table-cell>
          <table:table-cell table:style-name="ce4" table:formula="of:=SUM([.D2:.D22])" office:value-type="float" office:value="8824" calcext:value-type="float">
            <text:p>8824</text:p>
          </table:table-cell>
          <table:table-cell table:style-name="ce4" table:formula="of:=SUM([.E2:.E22]) - [.B25]" office:value-type="float" office:value="8777" calcext:value-type="float">
            <text:p>8777</text:p>
          </table:table-cell>
          <table:table-cell table:style-name="ce4" table:formula="of:=SUM([.F2:.F22])" office:value-type="float" office:value="23" calcext:value-type="float">
            <text:p>23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5" office:value-type="string" calcext:value-type="string">
            <text:p>Offset estimate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number-rows-repeated="104855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2024.07.01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Blcoked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47" calcext:value-type="float">
            <text:p>47</text:p>
          </table:table-cell>
          <table:table-cell office:value-type="float" office:value="963" calcext:value-type="float">
            <text:p>963</text:p>
          </table:table-cell>
          <table:table-cell table:formula="of:=[.B2] - [.C2] - [.D2]" office:value-type="float" office:value="270" calcext:value-type="float">
            <text:p>270</text:p>
          </table:table-cell>
          <table:table-cell table:formula="of:=SUM([.E2]; -[$'2024.06.30.1'.E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" calcext:value-type="float">
            <text:p>8</text:p>
          </table:table-cell>
          <table:table-cell office:value-type="float" office:value="791" calcext:value-type="float">
            <text:p>791</text:p>
          </table:table-cell>
          <table:table-cell table:formula="of:=[.B3] - [.C3] - [.D3]" office:value-type="float" office:value="708" calcext:value-type="float">
            <text:p>708</text:p>
          </table:table-cell>
          <table:table-cell table:formula="of:=SUM([.E3]; -[$'2024.06.30.1'.E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" calcext:value-type="float">
            <text:p>8</text:p>
          </table:table-cell>
          <table:table-cell office:value-type="float" office:value="955" calcext:value-type="float">
            <text:p>955</text:p>
          </table:table-cell>
          <table:table-cell table:formula="of:=[.B4] - [.C4] - [.D4]" office:value-type="float" office:value="543" calcext:value-type="float">
            <text:p>543</text:p>
          </table:table-cell>
          <table:table-cell table:formula="of:=SUM([.E4]; -[$'2024.06.30.1'.E4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8" calcext:value-type="float">
            <text:p>8</text:p>
          </table:table-cell>
          <table:table-cell office:value-type="float" office:value="994" calcext:value-type="float">
            <text:p>994</text:p>
          </table:table-cell>
          <table:table-cell table:formula="of:=[.B5] - [.C5] - [.D5]" office:value-type="float" office:value="129" calcext:value-type="float">
            <text:p>129</text:p>
          </table:table-cell>
          <table:table-cell table:formula="of:=SUM([.E5]; -[$'2024.06.30.1'.E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01</text:p>
          </table:table-cell>
          <table:table-cell table:formula="of:=SUM(46;42;42;42;42;41;42;42;42;42;42;42;42;42;42;42;42;30;40;40;30;30;30;30;27;36;42;41;40;38;37;35)" office:value-type="float" office:value="1243" calcext:value-type="float">
            <text:p>1243</text:p>
          </table:table-cell>
          <table:table-cell office:value-type="float" office:value="35" calcext:value-type="float">
            <text:p>35</text:p>
          </table:table-cell>
          <table:table-cell office:value-type="float" office:value="364" calcext:value-type="float">
            <text:p>364</text:p>
          </table:table-cell>
          <table:table-cell table:formula="of:=[.B6] - [.C6] - [.D6]" office:value-type="float" office:value="844" calcext:value-type="float">
            <text:p>844</text:p>
          </table:table-cell>
          <table:table-cell table:formula="of:=SUM([.E6]; -[$'2024.06.30.1'.E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2</text:p>
          </table:table-cell>
          <table:table-cell table:formula="of:=SUM(30;28;28;28;28;28;28;28;28;28;28;28;28;28;28;28;28;20;20;20;20;20;20;20;18;24;28;28;28;28;28;28)" office:value-type="float" office:value="828" calcext:value-type="float">
            <text:p>828</text:p>
          </table:table-cell>
          <table:table-cell office:value-type="float" office:value="28" calcext:value-type="float">
            <text:p>28</text:p>
          </table:table-cell>
          <table:table-cell office:value-type="float" office:value="202" calcext:value-type="float">
            <text:p>202</text:p>
          </table:table-cell>
          <table:table-cell table:formula="of:=[.B7] - [.C7] - [.D7]" office:value-type="float" office:value="598" calcext:value-type="float">
            <text:p>598</text:p>
          </table:table-cell>
          <table:table-cell table:formula="of:=SUM([.E7]; -[$'2024.06.30.1'.E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03</text:p>
          </table:table-cell>
          <table:table-cell table:formula="of:=SUM(25;24;24;26;28;28;28;28;28;28;28;28;28;28;28;28;28;20;20;20;20;20;20;20;18;24;28;28;28;28;28;28)" office:value-type="float" office:value="813" calcext:value-type="float">
            <text:p>813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table:formula="of:=[.B8] - [.C8] - [.D8]" office:value-type="float" office:value="642" calcext:value-type="float">
            <text:p>642</text:p>
          </table:table-cell>
          <table:table-cell table:formula="of:=SUM([.E8]; -[$'2024.06.30.1'.E8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04</text:p>
          </table:table-cell>
          <table:table-cell table:formula="of:=SUM(30;28;28;28;28;28;28;28;28;28;28;28;28;28;28;28;28;20;20;20;20;20;20;20;18;24;28;28;28;28;28;28)" office:value-type="float" office:value="828" calcext:value-type="float">
            <text:p>828</text:p>
          </table:table-cell>
          <table:table-cell office:value-type="float" office:value="28" calcext:value-type="float">
            <text:p>28</text:p>
          </table:table-cell>
          <table:table-cell office:value-type="float" office:value="198" calcext:value-type="float">
            <text:p>198</text:p>
          </table:table-cell>
          <table:table-cell table:formula="of:=[.B9] - [.C9] - [.D9]" office:value-type="float" office:value="602" calcext:value-type="float">
            <text:p>602</text:p>
          </table:table-cell>
          <table:table-cell table:formula="of:=SUM([.E9]; -[$'2024.06.30.1'.E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5</text:p>
          </table:table-cell>
          <table:table-cell table:formula="of:=SUM(44;42;42;42;42;41;42;42;42;42;42;42;42;42;42;42;42;30;40;40;30;30;30;30;27;36;42;41;40;38;37;35)" office:value-type="float" office:value="1241" calcext:value-type="float">
            <text:p>1241</text:p>
          </table:table-cell>
          <table:table-cell office:value-type="float" office:value="35" calcext:value-type="float">
            <text:p>35</text:p>
          </table:table-cell>
          <table:table-cell office:value-type="float" office:value="494" calcext:value-type="float">
            <text:p>494</text:p>
          </table:table-cell>
          <table:table-cell table:formula="of:=[.B10] - [.C10] - [.D10]" office:value-type="float" office:value="712" calcext:value-type="float">
            <text:p>712</text:p>
          </table:table-cell>
          <table:table-cell table:formula="of:=SUM([.E10]; -[$'2024.06.30.1'.E10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01</text:p>
          </table:table-cell>
          <table:table-cell table:formula="of:=SUM(46;37;33;33;33;33;33;42;42;42;40;39;37;36)" office:value-type="float" office:value="526" calcext:value-type="float">
            <text:p>526</text:p>
          </table:table-cell>
          <table:table-cell table:formula="of:=SUM(11;11;11;11;11;11;11;14;14;14;12;11;9;8;28)" office:value-type="float" office:value="187" calcext:value-type="float">
            <text:p>187</text:p>
          </table:table-cell>
          <table:table-cell office:value-type="float" office:value="266" calcext:value-type="float">
            <text:p>266</text:p>
          </table:table-cell>
          <table:table-cell table:formula="of:=[.B11] - [.C11] - [.D11]" office:value-type="float" office:value="73" calcext:value-type="float">
            <text:p>73</text:p>
          </table:table-cell>
          <table:table-cell table:formula="of:=SUM([.E11]; -[$'2024.06.30.1'.E1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2</text:p>
          </table:table-cell>
          <table:table-cell table:formula="of:=SUM(58;55;47;47;47;47;47;56;56;56;56;56;56;56)" office:value-type="float" office:value="740" calcext:value-type="float">
            <text:p>740</text:p>
          </table:table-cell>
          <table:table-cell office:value-type="float" office:value="56" calcext:value-type="float">
            <text:p>56</text:p>
          </table:table-cell>
          <table:table-cell office:value-type="float" office:value="309" calcext:value-type="float">
            <text:p>309</text:p>
          </table:table-cell>
          <table:table-cell table:formula="of:=[.B12] - [.C12] - [.D12]" office:value-type="float" office:value="375" calcext:value-type="float">
            <text:p>375</text:p>
          </table:table-cell>
          <table:table-cell table:formula="of:=SUM([.E12]; -[$'2024.06.30.1'.E1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3</text:p>
          </table:table-cell>
          <table:table-cell table:formula="of:=SUM(16;14;14;14;14;14;14;14;14;14;14;14;14;14)"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table:formula="of:=[.B13] - [.C13] - [.D13]" office:value-type="float" office:value="143" calcext:value-type="float">
            <text:p>143</text:p>
          </table:table-cell>
          <table:table-cell table:formula="of:=SUM([.E13]; -[$'2024.06.30.1'.E1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4</text:p>
          </table:table-cell>
          <table:table-cell table:formula="of:=SUM(16;14;14;14;14;14;14;14;14;14;14;14;14;14)"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formula="of:=[.B14] - [.C14] - [.D14]" office:value-type="float" office:value="167" calcext:value-type="float">
            <text:p>167</text:p>
          </table:table-cell>
          <table:table-cell table:formula="of:=SUM([.E14]; -[$'2024.06.30.1'.E1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5</text:p>
          </table:table-cell>
          <table:table-cell table:formula="of:=SUM(58;55;47;47;47;47;47;56;56;56;56;56;56;56)" office:value-type="float" office:value="740" calcext:value-type="float">
            <text:p>740</text:p>
          </table:table-cell>
          <table:table-cell office:value-type="float" office:value="56" calcext:value-type="float">
            <text:p>56</text:p>
          </table:table-cell>
          <table:table-cell office:value-type="float" office:value="188" calcext:value-type="float">
            <text:p>188</text:p>
          </table:table-cell>
          <table:table-cell table:formula="of:=[.B15] - [.C15] - [.D15]" office:value-type="float" office:value="496" calcext:value-type="float">
            <text:p>496</text:p>
          </table:table-cell>
          <table:table-cell table:formula="of:=SUM([.E15]; -[$'2024.06.30.1'.E15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06</text:p>
          </table:table-cell>
          <table:table-cell table:formula="of:=SUM(46;37;33;33;33;33;33;42;42;42;40;39;37;36)" office:value-type="float" office:value="526" calcext:value-type="float">
            <text:p>526</text:p>
          </table:table-cell>
          <table:table-cell office:value-type="float" office:value="36" calcext:value-type="float">
            <text:p>36</text:p>
          </table:table-cell>
          <table:table-cell office:value-type="float" office:value="335" calcext:value-type="float">
            <text:p>335</text:p>
          </table:table-cell>
          <table:table-cell table:formula="of:=[.B16] - [.C16] - [.D16]" office:value-type="float" office:value="155" calcext:value-type="float">
            <text:p>155</text:p>
          </table:table-cell>
          <table:table-cell table:formula="of:=SUM([.E16]; -[$'2024.06.30.1'.E1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7</text:p>
          </table:table-cell>
          <table:table-cell table:formula="of:=SUM(46;42;42;42;41;41;42;42;42;42;42;42;33;32;33;33;33;42;42;42;42;42;42;42;42;42)" office:value-type="float" office:value="1048" calcext:value-type="float">
            <text:p>1048</text:p>
          </table:table-cell>
          <table:table-cell office:value-type="float" office:value="0" calcext:value-type="float">
            <text:p>0</text:p>
          </table:table-cell>
          <table:table-cell office:value-type="float" office:value="936" calcext:value-type="float">
            <text:p>936</text:p>
          </table:table-cell>
          <table:table-cell table:formula="of:=[.B17] - [.C17] - [.D17]" office:value-type="float" office:value="112" calcext:value-type="float">
            <text:p>112</text:p>
          </table:table-cell>
          <table:table-cell table:formula="of:=SUM([.E17]; -[$'2024.06.30.1'.E1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8C</text:p>
          </table:table-cell>
          <table:table-cell table:formula="of:=SUM(30;28;28;28;28;28;28;28;28;28;28;28;22;22;22;22;22;28;28;28;28;28;28;28;28;28)"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329" calcext:value-type="float">
            <text:p>329</text:p>
          </table:table-cell>
          <table:table-cell table:formula="of:=[.B18] - [.C18] - [.D18]" office:value-type="float" office:value="371" calcext:value-type="float">
            <text:p>371</text:p>
          </table:table-cell>
          <table:table-cell table:formula="of:=SUM([.E18]; -[$'2024.06.30.1'.E1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8W</text:p>
          </table:table-cell>
          <table:table-cell table:formula="of:=SUM(26;26;28;28;28;28;28;28;28;28;28;28;22;22;22;22;22;28;28;28;28;28;28;28;28;28)" office:value-type="float" office:value="694" calcext:value-type="float">
            <text:p>694</text:p>
          </table:table-cell>
          <table:table-cell office:value-type="float" office:value="0" calcext:value-type="float">
            <text:p>0</text:p>
          </table:table-cell>
          <table:table-cell office:value-type="float" office:value="351" calcext:value-type="float">
            <text:p>351</text:p>
          </table:table-cell>
          <table:table-cell table:formula="of:=[.B19] - [.C19] - [.D19]" office:value-type="float" office:value="343" calcext:value-type="float">
            <text:p>343</text:p>
          </table:table-cell>
          <table:table-cell table:formula="of:=SUM([.E19]; -[$'2024.06.30.1'.E1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11C</text:p>
          </table:table-cell>
          <table:table-cell table:formula="of:=SUM(32;28;28;28;28;28;28;28;28;28;28;28;22;22;22;22;22;28;28;28;28;28;28;28;28;28)" office:value-type="float" office:value="702" calcext:value-type="float">
            <text:p>702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table:formula="of:=[.B20] - [.C20] - [.D20]" office:value-type="float" office:value="583" calcext:value-type="float">
            <text:p>583</text:p>
          </table:table-cell>
          <table:table-cell table:formula="of:=SUM([.E20]; -[$'2024.06.30.1'.E2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11W</text:p>
          </table:table-cell>
          <table:table-cell table:formula="of:=SUM(24;26;28;28;28;28;28;28;28;28;28;28;22;22;22;22;22;28;28;28;28;28;28;28;28;28)"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table:formula="of:=[.B21] - [.C21] - [.D21]" office:value-type="float" office:value="499" calcext:value-type="float">
            <text:p>499</text:p>
          </table:table-cell>
          <table:table-cell table:formula="of:=SUM([.E21]; -[$'2024.06.30.1'.E2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12</text:p>
          </table:table-cell>
          <table:table-cell table:formula="of:=SUM(46;42;42;42;41;41;42;42;42;42;42;42;33;32;33;33;33;42;42;42;42;42;42;42;42;42)" office:value-type="float" office:value="1048" calcext:value-type="float">
            <text:p>1048</text:p>
          </table:table-cell>
          <table:table-cell office:value-type="float" office:value="0" calcext:value-type="float">
            <text:p>0</text:p>
          </table:table-cell>
          <table:table-cell office:value-type="float" office:value="659" calcext:value-type="float">
            <text:p>659</text:p>
          </table:table-cell>
          <table:table-cell table:formula="of:=[.B22] - [.C22] - [.D22]" office:value-type="float" office:value="389" calcext:value-type="float">
            <text:p>389</text:p>
          </table:table-cell>
          <table:table-cell table:formula="of:=SUM([.E22]; -[$'2024.06.30.1'.E22]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189" calcext:value-type="float">
            <text:p>18189</text:p>
          </table:table-cell>
          <table:table-cell table:style-name="ce4" table:formula="of:=SUM([.C2:.C22])" office:value-type="float" office:value="588" calcext:value-type="float">
            <text:p>588</text:p>
          </table:table-cell>
          <table:table-cell table:style-name="ce4" table:formula="of:=SUM([.D2:.D22])" office:value-type="float" office:value="8847" calcext:value-type="float">
            <text:p>8847</text:p>
          </table:table-cell>
          <table:table-cell table:style-name="ce4" table:formula="of:=SUM([.E2:.E22]) - [.B25]" office:value-type="float" office:value="8754" calcext:value-type="float">
            <text:p>8754</text:p>
          </table:table-cell>
          <table:table-cell table:style-name="ce4" table:formula="of:=SUM([.F2:.F22])" office:value-type="float" office:value="12" calcext:value-type="float">
            <text:p>1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5" office:value-type="string" calcext:value-type="string">
            <text:p>Offset estimate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number-rows-repeated="104855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2024.06.30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Blcoked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47" calcext:value-type="float">
            <text:p>47</text:p>
          </table:table-cell>
          <table:table-cell office:value-type="float" office:value="963" calcext:value-type="float">
            <text:p>963</text:p>
          </table:table-cell>
          <table:table-cell table:formula="of:=[.B2] - [.C2] - [.D2]" office:value-type="float" office:value="270" calcext:value-type="float">
            <text:p>270</text:p>
          </table:table-cell>
          <table:table-cell table:formula="of:=SUM([.E2]; -[$'2024.06.29.1'.E2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" calcext:value-type="float">
            <text:p>8</text:p>
          </table:table-cell>
          <table:table-cell office:value-type="float" office:value="791" calcext:value-type="float">
            <text:p>791</text:p>
          </table:table-cell>
          <table:table-cell table:formula="of:=[.B3] - [.C3] - [.D3]" office:value-type="float" office:value="708" calcext:value-type="float">
            <text:p>708</text:p>
          </table:table-cell>
          <table:table-cell table:formula="of:=SUM([.E3]; -[$'2024.06.29.1'.E3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" calcext:value-type="float">
            <text:p>8</text:p>
          </table:table-cell>
          <table:table-cell office:value-type="float" office:value="959" calcext:value-type="float">
            <text:p>959</text:p>
          </table:table-cell>
          <table:table-cell table:formula="of:=[.B4] - [.C4] - [.D4]" office:value-type="float" office:value="539" calcext:value-type="float">
            <text:p>539</text:p>
          </table:table-cell>
          <table:table-cell table:formula="of:=SUM([.E4]; -[$'2024.06.29.1'.E4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8" calcext:value-type="float">
            <text:p>8</text:p>
          </table:table-cell>
          <table:table-cell office:value-type="float" office:value="995" calcext:value-type="float">
            <text:p>995</text:p>
          </table:table-cell>
          <table:table-cell table:formula="of:=[.B5] - [.C5] - [.D5]" office:value-type="float" office:value="128" calcext:value-type="float">
            <text:p>128</text:p>
          </table:table-cell>
          <table:table-cell table:formula="of:=SUM([.E5]; -[$'2024.06.29.1'.E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01</text:p>
          </table:table-cell>
          <table:table-cell table:formula="of:=SUM(46;42;42;42;42;41;42;42;42;42;42;42;42;42;42;42;42;30;40;40;30;30;30;30;27;36;42;41;40;38;37;35)" office:value-type="float" office:value="1243" calcext:value-type="float">
            <text:p>1243</text:p>
          </table:table-cell>
          <table:table-cell office:value-type="float" office:value="35" calcext:value-type="float">
            <text:p>35</text:p>
          </table:table-cell>
          <table:table-cell office:value-type="float" office:value="364" calcext:value-type="float">
            <text:p>364</text:p>
          </table:table-cell>
          <table:table-cell table:formula="of:=[.B6] - [.C6] - [.D6]" office:value-type="float" office:value="844" calcext:value-type="float">
            <text:p>844</text:p>
          </table:table-cell>
          <table:table-cell table:formula="of:=SUM([.E6]; -[$'2024.06.29.1'.E6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02</text:p>
          </table:table-cell>
          <table:table-cell table:formula="of:=SUM(30;28;28;28;28;28;28;28;28;28;28;28;28;28;28;28;28;20;20;20;20;20;20;20;18;24;28;28;28;28;28;28)" office:value-type="float" office:value="828" calcext:value-type="float">
            <text:p>828</text:p>
          </table:table-cell>
          <table:table-cell office:value-type="float" office:value="28" calcext:value-type="float">
            <text:p>28</text:p>
          </table:table-cell>
          <table:table-cell office:value-type="float" office:value="203" calcext:value-type="float">
            <text:p>203</text:p>
          </table:table-cell>
          <table:table-cell table:formula="of:=[.B7] - [.C7] - [.D7]" office:value-type="float" office:value="597" calcext:value-type="float">
            <text:p>597</text:p>
          </table:table-cell>
          <table:table-cell table:formula="of:=SUM([.E7]; -[$'2024.06.29.1'.E7])"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N03</text:p>
          </table:table-cell>
          <table:table-cell table:formula="of:=SUM(25;24;24;26;28;28;28;28;28;28;28;28;28;28;28;28;28;20;20;20;20;20;20;20;18;24;28;28;28;28;28;28)" office:value-type="float" office:value="813" calcext:value-type="float">
            <text:p>813</text:p>
          </table:table-cell>
          <table:table-cell office:value-type="float" office:value="28" calcext:value-type="float">
            <text:p>28</text:p>
          </table:table-cell>
          <table:table-cell office:value-type="float" office:value="145" calcext:value-type="float">
            <text:p>145</text:p>
          </table:table-cell>
          <table:table-cell table:formula="of:=[.B8] - [.C8] - [.D8]" office:value-type="float" office:value="640" calcext:value-type="float">
            <text:p>640</text:p>
          </table:table-cell>
          <table:table-cell table:formula="of:=SUM([.E8]; -[$'2024.06.29.1'.E8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04</text:p>
          </table:table-cell>
          <table:table-cell table:formula="of:=SUM(30;28;28;28;28;28;28;28;28;28;28;28;28;28;28;28;28;20;20;20;20;20;20;20;18;24;28;28;28;28;28;28)" office:value-type="float" office:value="828" calcext:value-type="float">
            <text:p>828</text:p>
          </table:table-cell>
          <table:table-cell office:value-type="float" office:value="28" calcext:value-type="float">
            <text:p>28</text:p>
          </table:table-cell>
          <table:table-cell office:value-type="float" office:value="198" calcext:value-type="float">
            <text:p>198</text:p>
          </table:table-cell>
          <table:table-cell table:formula="of:=[.B9] - [.C9] - [.D9]" office:value-type="float" office:value="602" calcext:value-type="float">
            <text:p>602</text:p>
          </table:table-cell>
          <table:table-cell table:formula="of:=SUM([.E9]; -[$'2024.06.29.1'.E9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N05</text:p>
          </table:table-cell>
          <table:table-cell table:formula="of:=SUM(44;42;42;42;42;41;42;42;42;42;42;42;42;42;42;42;42;30;40;40;30;30;30;30;27;36;42;41;40;38;37;35)" office:value-type="float" office:value="1241" calcext:value-type="float">
            <text:p>1241</text:p>
          </table:table-cell>
          <table:table-cell office:value-type="float" office:value="35" calcext:value-type="float">
            <text:p>35</text:p>
          </table:table-cell>
          <table:table-cell office:value-type="float" office:value="496" calcext:value-type="float">
            <text:p>496</text:p>
          </table:table-cell>
          <table:table-cell table:formula="of:=[.B10] - [.C10] - [.D10]" office:value-type="float" office:value="710" calcext:value-type="float">
            <text:p>710</text:p>
          </table:table-cell>
          <table:table-cell table:formula="of:=SUM([.E10]; -[$'2024.06.29.1'.E1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01</text:p>
          </table:table-cell>
          <table:table-cell table:formula="of:=SUM(46;37;33;33;33;33;33;42;42;42;40;39;37;36)" office:value-type="float" office:value="526" calcext:value-type="float">
            <text:p>526</text:p>
          </table:table-cell>
          <table:table-cell table:formula="of:=SUM(11;11;11;11;11;11;11;14;14;14;12;11;9;8;28)" office:value-type="float" office:value="187" calcext:value-type="float">
            <text:p>187</text:p>
          </table:table-cell>
          <table:table-cell office:value-type="float" office:value="266" calcext:value-type="float">
            <text:p>266</text:p>
          </table:table-cell>
          <table:table-cell table:formula="of:=[.B11] - [.C11] - [.D11]" office:value-type="float" office:value="73" calcext:value-type="float">
            <text:p>73</text:p>
          </table:table-cell>
          <table:table-cell table:formula="of:=SUM([.E11]; -[$'2024.06.29.1'.E1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2</text:p>
          </table:table-cell>
          <table:table-cell table:formula="of:=SUM(58;55;47;47;47;47;47;56;56;56;56;56;56;56)" office:value-type="float" office:value="740" calcext:value-type="float">
            <text:p>740</text:p>
          </table:table-cell>
          <table:table-cell office:value-type="float" office:value="56" calcext:value-type="float">
            <text:p>56</text:p>
          </table:table-cell>
          <table:table-cell office:value-type="float" office:value="309" calcext:value-type="float">
            <text:p>309</text:p>
          </table:table-cell>
          <table:table-cell table:formula="of:=[.B12] - [.C12] - [.D12]" office:value-type="float" office:value="375" calcext:value-type="float">
            <text:p>375</text:p>
          </table:table-cell>
          <table:table-cell table:formula="of:=SUM([.E12]; -[$'2024.06.29.1'.E12])"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W03</text:p>
          </table:table-cell>
          <table:table-cell table:formula="of:=SUM(16;14;14;14;14;14;14;14;14;14;14;14;14;14)"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table:formula="of:=[.B13] - [.C13] - [.D13]" office:value-type="float" office:value="143" calcext:value-type="float">
            <text:p>143</text:p>
          </table:table-cell>
          <table:table-cell table:formula="of:=SUM([.E13]; -[$'2024.06.29.1'.E13])"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W04</text:p>
          </table:table-cell>
          <table:table-cell table:formula="of:=SUM(16;14;14;14;14;14;14;14;14;14;14;14;14;14)"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formula="of:=[.B14] - [.C14] - [.D14]" office:value-type="float" office:value="167" calcext:value-type="float">
            <text:p>167</text:p>
          </table:table-cell>
          <table:table-cell table:formula="of:=SUM([.E14]; -[$'2024.06.29.1'.E1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5</text:p>
          </table:table-cell>
          <table:table-cell table:formula="of:=SUM(58;55;47;47;47;47;47;56;56;56;56;56;56;56)" office:value-type="float" office:value="740" calcext:value-type="float">
            <text:p>740</text:p>
          </table:table-cell>
          <table:table-cell office:value-type="float" office:value="56" calcext:value-type="float">
            <text:p>56</text:p>
          </table:table-cell>
          <table:table-cell office:value-type="float" office:value="190" calcext:value-type="float">
            <text:p>190</text:p>
          </table:table-cell>
          <table:table-cell table:formula="of:=[.B15] - [.C15] - [.D15]" office:value-type="float" office:value="494" calcext:value-type="float">
            <text:p>494</text:p>
          </table:table-cell>
          <table:table-cell table:formula="of:=SUM([.E15]; -[$'2024.06.29.1'.E15])" office:value-type="float" office:value="-7" calcext:value-type="float">
            <text:p>-7</text:p>
          </table:table-cell>
        </table:table-row>
        <table:table-row table:style-name="ro1">
          <table:table-cell office:value-type="string" calcext:value-type="string">
            <text:p>W06</text:p>
          </table:table-cell>
          <table:table-cell table:formula="of:=SUM(46;37;33;33;33;33;33;42;42;42;40;39;37;36)" office:value-type="float" office:value="526" calcext:value-type="float">
            <text:p>526</text:p>
          </table:table-cell>
          <table:table-cell office:value-type="float" office:value="36" calcext:value-type="float">
            <text:p>36</text:p>
          </table:table-cell>
          <table:table-cell office:value-type="float" office:value="335" calcext:value-type="float">
            <text:p>335</text:p>
          </table:table-cell>
          <table:table-cell table:formula="of:=[.B16] - [.C16] - [.D16]" office:value-type="float" office:value="155" calcext:value-type="float">
            <text:p>155</text:p>
          </table:table-cell>
          <table:table-cell table:formula="of:=SUM([.E16]; -[$'2024.06.29.1'.E1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7</text:p>
          </table:table-cell>
          <table:table-cell table:formula="of:=SUM(46;42;42;42;41;41;42;42;42;42;42;42;33;32;33;33;33;42;42;42;42;42;42;42;42;42)" office:value-type="float" office:value="1048" calcext:value-type="float">
            <text:p>1048</text:p>
          </table:table-cell>
          <table:table-cell office:value-type="float" office:value="0" calcext:value-type="float">
            <text:p>0</text:p>
          </table:table-cell>
          <table:table-cell office:value-type="float" office:value="936" calcext:value-type="float">
            <text:p>936</text:p>
          </table:table-cell>
          <table:table-cell table:formula="of:=[.B17] - [.C17] - [.D17]" office:value-type="float" office:value="112" calcext:value-type="float">
            <text:p>112</text:p>
          </table:table-cell>
          <table:table-cell table:formula="of:=SUM([.E17]; -[$'2024.06.29.1'.E1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8C</text:p>
          </table:table-cell>
          <table:table-cell table:formula="of:=SUM(30;28;28;28;28;28;28;28;28;28;28;28;22;22;22;22;22;28;28;28;28;28;28;28;28;28)"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329" calcext:value-type="float">
            <text:p>329</text:p>
          </table:table-cell>
          <table:table-cell table:formula="of:=[.B18] - [.C18] - [.D18]" office:value-type="float" office:value="371" calcext:value-type="float">
            <text:p>371</text:p>
          </table:table-cell>
          <table:table-cell table:formula="of:=SUM([.E18]; -[$'2024.06.29.1'.E18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08W</text:p>
          </table:table-cell>
          <table:table-cell table:formula="of:=SUM(26;26;28;28;28;28;28;28;28;28;28;28;22;22;22;22;22;28;28;28;28;28;28;28;28;28)" office:value-type="float" office:value="694" calcext:value-type="float">
            <text:p>694</text:p>
          </table:table-cell>
          <table:table-cell office:value-type="float" office:value="0" calcext:value-type="float">
            <text:p>0</text:p>
          </table:table-cell>
          <table:table-cell office:value-type="float" office:value="351" calcext:value-type="float">
            <text:p>351</text:p>
          </table:table-cell>
          <table:table-cell table:formula="of:=[.B19] - [.C19] - [.D19]" office:value-type="float" office:value="343" calcext:value-type="float">
            <text:p>343</text:p>
          </table:table-cell>
          <table:table-cell table:formula="of:=SUM([.E19]; -[$'2024.06.29.1'.E1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11C</text:p>
          </table:table-cell>
          <table:table-cell table:formula="of:=SUM(32;28;28;28;28;28;28;28;28;28;28;28;22;22;22;22;22;28;28;28;28;28;28;28;28;28)" office:value-type="float" office:value="702" calcext:value-type="float">
            <text:p>702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table:formula="of:=[.B20] - [.C20] - [.D20]" office:value-type="float" office:value="583" calcext:value-type="float">
            <text:p>583</text:p>
          </table:table-cell>
          <table:table-cell table:formula="of:=SUM([.E20]; -[$'2024.06.29.1'.E2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11W</text:p>
          </table:table-cell>
          <table:table-cell table:formula="of:=SUM(24;26;28;28;28;28;28;28;28;28;28;28;22;22;22;22;22;28;28;28;28;28;28;28;28;28)"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table:formula="of:=[.B21] - [.C21] - [.D21]" office:value-type="float" office:value="499" calcext:value-type="float">
            <text:p>499</text:p>
          </table:table-cell>
          <table:table-cell table:formula="of:=SUM([.E21]; -[$'2024.06.29.1'.E21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12</text:p>
          </table:table-cell>
          <table:table-cell table:formula="of:=SUM(46;42;42;42;41;41;42;42;42;42;42;42;33;32;33;33;33;42;42;42;42;42;42;42;42;42)" office:value-type="float" office:value="1048" calcext:value-type="float">
            <text:p>1048</text:p>
          </table:table-cell>
          <table:table-cell office:value-type="float" office:value="0" calcext:value-type="float">
            <text:p>0</text:p>
          </table:table-cell>
          <table:table-cell office:value-type="float" office:value="659" calcext:value-type="float">
            <text:p>659</text:p>
          </table:table-cell>
          <table:table-cell table:formula="of:=[.B22] - [.C22] - [.D22]" office:value-type="float" office:value="389" calcext:value-type="float">
            <text:p>389</text:p>
          </table:table-cell>
          <table:table-cell table:formula="of:=SUM([.E22]; -[$'2024.06.29.1'.E22]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189" calcext:value-type="float">
            <text:p>18189</text:p>
          </table:table-cell>
          <table:table-cell table:style-name="ce4" table:formula="of:=SUM([.C2:.C22])" office:value-type="float" office:value="588" calcext:value-type="float">
            <text:p>588</text:p>
          </table:table-cell>
          <table:table-cell table:style-name="ce4" table:formula="of:=SUM([.D2:.D22])" office:value-type="float" office:value="8859" calcext:value-type="float">
            <text:p>8859</text:p>
          </table:table-cell>
          <table:table-cell table:style-name="ce4" table:formula="of:=SUM([.E2:.E22]) - [.B25]" office:value-type="float" office:value="8742" calcext:value-type="float">
            <text:p>8742</text:p>
          </table:table-cell>
          <table:table-cell table:style-name="ce4" table:formula="of:=SUM([.F2:.F22])" office:value-type="float" office:value="25" calcext:value-type="float">
            <text:p>2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5" office:value-type="string" calcext:value-type="string">
            <text:p>Offset estimate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number-rows-repeated="104855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2024.06.29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Blcoked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47" calcext:value-type="float">
            <text:p>47</text:p>
          </table:table-cell>
          <table:table-cell office:value-type="float" office:value="965" calcext:value-type="float">
            <text:p>965</text:p>
          </table:table-cell>
          <table:table-cell table:formula="of:=[.B2] - [.C2] - [.D2]" office:value-type="float" office:value="268" calcext:value-type="float">
            <text:p>268</text:p>
          </table:table-cell>
          <table:table-cell table:formula="of:=SUM([.E2]; -[$'2024.06.28.1'.E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" calcext:value-type="float">
            <text:p>8</text:p>
          </table:table-cell>
          <table:table-cell office:value-type="float" office:value="793" calcext:value-type="float">
            <text:p>793</text:p>
          </table:table-cell>
          <table:table-cell table:formula="of:=[.B3] - [.C3] - [.D3]" office:value-type="float" office:value="706" calcext:value-type="float">
            <text:p>706</text:p>
          </table:table-cell>
          <table:table-cell table:formula="of:=SUM([.E3]; -[$'2024.06.28.1'.E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" calcext:value-type="float">
            <text:p>8</text:p>
          </table:table-cell>
          <table:table-cell office:value-type="float" office:value="961" calcext:value-type="float">
            <text:p>961</text:p>
          </table:table-cell>
          <table:table-cell table:formula="of:=[.B4] - [.C4] - [.D4]" office:value-type="float" office:value="537" calcext:value-type="float">
            <text:p>537</text:p>
          </table:table-cell>
          <table:table-cell table:formula="of:=SUM([.E4]; -[$'2024.06.28.1'.E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8" calcext:value-type="float">
            <text:p>8</text:p>
          </table:table-cell>
          <table:table-cell office:value-type="float" office:value="996" calcext:value-type="float">
            <text:p>996</text:p>
          </table:table-cell>
          <table:table-cell table:formula="of:=[.B5] - [.C5] - [.D5]" office:value-type="float" office:value="127" calcext:value-type="float">
            <text:p>127</text:p>
          </table:table-cell>
          <table:table-cell table:formula="of:=SUM([.E5]; -[$'2024.06.28.1'.E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1</text:p>
          </table:table-cell>
          <table:table-cell table:formula="of:=SUM(46;42;42;42;42;41;42;42;42;42;42;42;42;42;42;42;42;30;40;40;30;30;30;30;27;36;42;41;40;38;37;35)" office:value-type="float" office:value="1243" calcext:value-type="float">
            <text:p>1243</text:p>
          </table:table-cell>
          <table:table-cell office:value-type="float" office:value="35" calcext:value-type="float">
            <text:p>35</text:p>
          </table:table-cell>
          <table:table-cell office:value-type="float" office:value="368" calcext:value-type="float">
            <text:p>368</text:p>
          </table:table-cell>
          <table:table-cell table:formula="of:=[.B6] - [.C6] - [.D6]" office:value-type="float" office:value="840" calcext:value-type="float">
            <text:p>840</text:p>
          </table:table-cell>
          <table:table-cell table:formula="of:=SUM([.E6]; -[$'2024.06.28.1'.E6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02</text:p>
          </table:table-cell>
          <table:table-cell table:formula="of:=SUM(30;28;28;28;28;28;28;28;28;28;28;28;28;28;28;28;28;20;20;20;20;20;20;20;18;24;28;28;28;28;28;28)" office:value-type="float" office:value="828" calcext:value-type="float">
            <text:p>828</text:p>
          </table:table-cell>
          <table:table-cell office:value-type="float" office:value="28" calcext:value-type="float">
            <text:p>28</text:p>
          </table:table-cell>
          <table:table-cell office:value-type="float" office:value="200" calcext:value-type="float">
            <text:p>200</text:p>
          </table:table-cell>
          <table:table-cell table:formula="of:=[.B7] - [.C7] - [.D7]" office:value-type="float" office:value="600" calcext:value-type="float">
            <text:p>600</text:p>
          </table:table-cell>
          <table:table-cell table:formula="of:=SUM([.E7]; -[$'2024.06.28.1'.E7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03</text:p>
          </table:table-cell>
          <table:table-cell table:formula="of:=SUM(25;24;24;26;28;28;28;28;28;28;28;28;28;28;28;28;28;20;20;20;20;20;20;20;18;24;28;28;28;28;28;28)" office:value-type="float" office:value="813" calcext:value-type="float">
            <text:p>813</text:p>
          </table:table-cell>
          <table:table-cell office:value-type="float" office:value="28" calcext:value-type="float">
            <text:p>28</text:p>
          </table:table-cell>
          <table:table-cell office:value-type="float" office:value="155" calcext:value-type="float">
            <text:p>155</text:p>
          </table:table-cell>
          <table:table-cell table:formula="of:=[.B8] - [.C8] - [.D8]" office:value-type="float" office:value="630" calcext:value-type="float">
            <text:p>630</text:p>
          </table:table-cell>
          <table:table-cell table:formula="of:=SUM([.E8]; -[$'2024.06.28.1'.E8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04</text:p>
          </table:table-cell>
          <table:table-cell table:formula="of:=SUM(30;28;28;28;28;28;28;28;28;28;28;28;28;28;28;28;28;20;20;20;20;20;20;20;18;24;28;28;28;28;28;28)" office:value-type="float" office:value="828" calcext:value-type="float">
            <text:p>828</text:p>
          </table:table-cell>
          <table:table-cell office:value-type="float" office:value="28" calcext:value-type="float">
            <text:p>28</text:p>
          </table:table-cell>
          <table:table-cell office:value-type="float" office:value="209" calcext:value-type="float">
            <text:p>209</text:p>
          </table:table-cell>
          <table:table-cell table:formula="of:=[.B9] - [.C9] - [.D9]" office:value-type="float" office:value="591" calcext:value-type="float">
            <text:p>591</text:p>
          </table:table-cell>
          <table:table-cell table:formula="of:=SUM([.E9]; -[$'2024.06.28.1'.E9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05</text:p>
          </table:table-cell>
          <table:table-cell table:formula="of:=SUM(44;42;42;42;42;41;42;42;42;42;42;42;42;42;42;42;42;30;40;40;30;30;30;30;27;36;42;41;40;38;37;35)" office:value-type="float" office:value="1241" calcext:value-type="float">
            <text:p>1241</text:p>
          </table:table-cell>
          <table:table-cell office:value-type="float" office:value="35" calcext:value-type="float">
            <text:p>35</text:p>
          </table:table-cell>
          <table:table-cell office:value-type="float" office:value="497" calcext:value-type="float">
            <text:p>497</text:p>
          </table:table-cell>
          <table:table-cell table:formula="of:=[.B10] - [.C10] - [.D10]" office:value-type="float" office:value="709" calcext:value-type="float">
            <text:p>709</text:p>
          </table:table-cell>
          <table:table-cell table:formula="of:=SUM([.E10]; -[$'2024.06.28.1'.E10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01</text:p>
          </table:table-cell>
          <table:table-cell table:formula="of:=SUM(46;37;33;33;33;33;33;42;42;42;40;39;37;36)" office:value-type="float" office:value="526" calcext:value-type="float">
            <text:p>526</text:p>
          </table:table-cell>
          <table:table-cell table:formula="of:=SUM(11;11;11;11;11;11;11;14;14;14;12;11;9;8;28)" office:value-type="float" office:value="187" calcext:value-type="float">
            <text:p>187</text:p>
          </table:table-cell>
          <table:table-cell office:value-type="float" office:value="266" calcext:value-type="float">
            <text:p>266</text:p>
          </table:table-cell>
          <table:table-cell table:formula="of:=[.B11] - [.C11] - [.D11]" office:value-type="float" office:value="73" calcext:value-type="float">
            <text:p>73</text:p>
          </table:table-cell>
          <table:table-cell table:formula="of:=SUM([.E11]; -[$'2024.06.28.1'.E1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2</text:p>
          </table:table-cell>
          <table:table-cell table:formula="of:=SUM(58;55;47;47;47;47;47;56;56;56;56;56;56;56)" office:value-type="float" office:value="740" calcext:value-type="float">
            <text:p>740</text:p>
          </table:table-cell>
          <table:table-cell office:value-type="float" office:value="56" calcext:value-type="float">
            <text:p>56</text:p>
          </table:table-cell>
          <table:table-cell office:value-type="float" office:value="307" calcext:value-type="float">
            <text:p>307</text:p>
          </table:table-cell>
          <table:table-cell table:formula="of:=[.B12] - [.C12] - [.D12]" office:value-type="float" office:value="377" calcext:value-type="float">
            <text:p>377</text:p>
          </table:table-cell>
          <table:table-cell table:formula="of:=SUM([.E12]; -[$'2024.06.28.1'.E12])"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W03</text:p>
          </table:table-cell>
          <table:table-cell table:formula="of:=SUM(16;14;14;14;14;14;14;14;14;14;14;14;14;14)"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table:formula="of:=[.B13] - [.C13] - [.D13]" office:value-type="float" office:value="145" calcext:value-type="float">
            <text:p>145</text:p>
          </table:table-cell>
          <table:table-cell table:formula="of:=SUM([.E13]; -[$'2024.06.28.1'.E1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04</text:p>
          </table:table-cell>
          <table:table-cell table:formula="of:=SUM(16;14;14;14;14;14;14;14;14;14;14;14;14;14)"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formula="of:=[.B14] - [.C14] - [.D14]" office:value-type="float" office:value="167" calcext:value-type="float">
            <text:p>167</text:p>
          </table:table-cell>
          <table:table-cell table:formula="of:=SUM([.E14]; -[$'2024.06.28.1'.E14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05</text:p>
          </table:table-cell>
          <table:table-cell table:formula="of:=SUM(58;55;47;47;47;47;47;56;56;56;56;56;56;56)" office:value-type="float" office:value="740" calcext:value-type="float">
            <text:p>740</text:p>
          </table:table-cell>
          <table:table-cell office:value-type="float" office:value="56" calcext:value-type="float">
            <text:p>56</text:p>
          </table:table-cell>
          <table:table-cell office:value-type="float" office:value="183" calcext:value-type="float">
            <text:p>183</text:p>
          </table:table-cell>
          <table:table-cell table:formula="of:=[.B15] - [.C15] - [.D15]" office:value-type="float" office:value="501" calcext:value-type="float">
            <text:p>501</text:p>
          </table:table-cell>
          <table:table-cell table:formula="of:=SUM([.E15]; -[$'2024.06.28.1'.E15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06</text:p>
          </table:table-cell>
          <table:table-cell table:formula="of:=SUM(46;37;33;33;33;33;33;42;42;42;40;39;37;36)" office:value-type="float" office:value="526" calcext:value-type="float">
            <text:p>526</text:p>
          </table:table-cell>
          <table:table-cell office:value-type="float" office:value="36" calcext:value-type="float">
            <text:p>36</text:p>
          </table:table-cell>
          <table:table-cell office:value-type="float" office:value="335" calcext:value-type="float">
            <text:p>335</text:p>
          </table:table-cell>
          <table:table-cell table:formula="of:=[.B16] - [.C16] - [.D16]" office:value-type="float" office:value="155" calcext:value-type="float">
            <text:p>155</text:p>
          </table:table-cell>
          <table:table-cell table:formula="of:=SUM([.E16]; -[$'2024.06.28.1'.E1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7</text:p>
          </table:table-cell>
          <table:table-cell table:formula="of:=SUM(46;42;42;42;41;41;42;42;42;42;42;42;33;32;33;33;33;42;42;42;42;42;42;42;42;42)" office:value-type="float" office:value="1048" calcext:value-type="float">
            <text:p>1048</text:p>
          </table:table-cell>
          <table:table-cell office:value-type="float" office:value="0" calcext:value-type="float">
            <text:p>0</text:p>
          </table:table-cell>
          <table:table-cell office:value-type="float" office:value="936" calcext:value-type="float">
            <text:p>936</text:p>
          </table:table-cell>
          <table:table-cell table:formula="of:=[.B17] - [.C17] - [.D17]" office:value-type="float" office:value="112" calcext:value-type="float">
            <text:p>112</text:p>
          </table:table-cell>
          <table:table-cell table:formula="of:=SUM([.E17]; -[$'2024.06.28.1'.E1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08C</text:p>
          </table:table-cell>
          <table:table-cell table:formula="of:=SUM(30;28;28;28;28;28;28;28;28;28;28;28;22;22;22;22;22;28;28;28;28;28;28;28;28;28)"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table:formula="of:=[.B18] - [.C18] - [.D18]" office:value-type="float" office:value="367" calcext:value-type="float">
            <text:p>367</text:p>
          </table:table-cell>
          <table:table-cell table:formula="of:=SUM([.E18]; -[$'2024.06.28.1'.E1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8W</text:p>
          </table:table-cell>
          <table:table-cell table:formula="of:=SUM(26;26;28;28;28;28;28;28;28;28;28;28;22;22;22;22;22;28;28;28;28;28;28;28;28;28)" office:value-type="float" office:value="694" calcext:value-type="float">
            <text:p>694</text:p>
          </table:table-cell>
          <table:table-cell office:value-type="float" office:value="0" calcext:value-type="float">
            <text:p>0</text:p>
          </table:table-cell>
          <table:table-cell office:value-type="float" office:value="351" calcext:value-type="float">
            <text:p>351</text:p>
          </table:table-cell>
          <table:table-cell table:formula="of:=[.B19] - [.C19] - [.D19]" office:value-type="float" office:value="343" calcext:value-type="float">
            <text:p>343</text:p>
          </table:table-cell>
          <table:table-cell table:formula="of:=SUM([.E19]; -[$'2024.06.28.1'.E19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11C</text:p>
          </table:table-cell>
          <table:table-cell table:formula="of:=SUM(32;28;28;28;28;28;28;28;28;28;28;28;22;22;22;22;22;28;28;28;28;28;28;28;28;28)" office:value-type="float" office:value="702" calcext:value-type="float">
            <text:p>702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table:formula="of:=[.B20] - [.C20] - [.D20]" office:value-type="float" office:value="583" calcext:value-type="float">
            <text:p>583</text:p>
          </table:table-cell>
          <table:table-cell table:formula="of:=SUM([.E20]; -[$'2024.06.28.1'.E2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11W</text:p>
          </table:table-cell>
          <table:table-cell table:formula="of:=SUM(24;26;28;28;28;28;28;28;28;28;28;28;22;22;22;22;22;28;28;28;28;28;28;28;28;28)"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table:formula="of:=[.B21] - [.C21] - [.D21]" office:value-type="float" office:value="497" calcext:value-type="float">
            <text:p>497</text:p>
          </table:table-cell>
          <table:table-cell table:formula="of:=SUM([.E21]; -[$'2024.06.28.1'.E21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W12</text:p>
          </table:table-cell>
          <table:table-cell table:formula="of:=SUM(46;42;42;42;41;41;42;42;42;42;42;42;33;32;33;33;33;42;42;42;42;42;42;42;42;42)" office:value-type="float" office:value="1048" calcext:value-type="float">
            <text:p>1048</text:p>
          </table:table-cell>
          <table:table-cell office:value-type="float" office:value="0" calcext:value-type="float">
            <text:p>0</text:p>
          </table:table-cell>
          <table:table-cell office:value-type="float" office:value="659" calcext:value-type="float">
            <text:p>659</text:p>
          </table:table-cell>
          <table:table-cell table:formula="of:=[.B22] - [.C22] - [.D22]" office:value-type="float" office:value="389" calcext:value-type="float">
            <text:p>389</text:p>
          </table:table-cell>
          <table:table-cell table:formula="of:=SUM([.E22]; -[$'2024.06.28.1'.E22])" office:value-type="float" office:value="-6" calcext:value-type="float">
            <text:p>-6</text:p>
          </table:table-cell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189" calcext:value-type="float">
            <text:p>18189</text:p>
          </table:table-cell>
          <table:table-cell table:style-name="ce4" table:formula="of:=SUM([.C2:.C22])" office:value-type="float" office:value="588" calcext:value-type="float">
            <text:p>588</text:p>
          </table:table-cell>
          <table:table-cell table:style-name="ce4" table:formula="of:=SUM([.D2:.D22])" office:value-type="float" office:value="8884" calcext:value-type="float">
            <text:p>8884</text:p>
          </table:table-cell>
          <table:table-cell table:style-name="ce4" table:formula="of:=SUM([.E2:.E22]) - [.B25]" office:value-type="float" office:value="8717" calcext:value-type="float">
            <text:p>8717</text:p>
          </table:table-cell>
          <table:table-cell table:style-name="ce4" table:formula="of:=SUM([.F2:.F22])" office:value-type="float" office:value="37" calcext:value-type="float">
            <text:p>37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5" office:value-type="string" calcext:value-type="string">
            <text:p>Offset estimate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number-rows-repeated="104855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2024.06.28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Blcoked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47" calcext:value-type="float">
            <text:p>47</text:p>
          </table:table-cell>
          <table:table-cell office:value-type="float" office:value="965" calcext:value-type="float">
            <text:p>965</text:p>
          </table:table-cell>
          <table:table-cell table:formula="of:=[.B2] - [.C2] - [.D2]" office:value-type="float" office:value="268" calcext:value-type="float">
            <text:p>268</text:p>
          </table:table-cell>
          <table:table-cell table:formula="of:=SUM([.E2]; -[$'2024.06.27.2'.E2])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" calcext:value-type="float">
            <text:p>8</text:p>
          </table:table-cell>
          <table:table-cell office:value-type="float" office:value="794" calcext:value-type="float">
            <text:p>794</text:p>
          </table:table-cell>
          <table:table-cell table:formula="of:=[.B3] - [.C3] - [.D3]" office:value-type="float" office:value="705" calcext:value-type="float">
            <text:p>705</text:p>
          </table:table-cell>
          <table:table-cell table:formula="of:=SUM([.E3]; -[$'2024.06.27.2'.E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" calcext:value-type="float">
            <text:p>8</text:p>
          </table:table-cell>
          <table:table-cell office:value-type="float" office:value="961" calcext:value-type="float">
            <text:p>961</text:p>
          </table:table-cell>
          <table:table-cell table:formula="of:=[.B4] - [.C4] - [.D4]" office:value-type="float" office:value="537" calcext:value-type="float">
            <text:p>537</text:p>
          </table:table-cell>
          <table:table-cell table:formula="of:=SUM([.E4]; -[$'2024.06.27.2'.E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8" calcext:value-type="float">
            <text:p>8</text:p>
          </table:table-cell>
          <table:table-cell office:value-type="float" office:value="996" calcext:value-type="float">
            <text:p>996</text:p>
          </table:table-cell>
          <table:table-cell table:formula="of:=[.B5] - [.C5] - [.D5]" office:value-type="float" office:value="127" calcext:value-type="float">
            <text:p>127</text:p>
          </table:table-cell>
          <table:table-cell table:formula="of:=SUM([.E5]; -[$'2024.06.27.2'.E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1</text:p>
          </table:table-cell>
          <table:table-cell table:formula="of:=SUM(46;42;42;42;42;41;42;42;42;42;42;42;42;42;42;42;42;30;40;40;30;30;30;30;27;36;42;41;40;38;37;35)" office:value-type="float" office:value="1243" calcext:value-type="float">
            <text:p>1243</text:p>
          </table:table-cell>
          <table:table-cell office:value-type="float" office:value="35" calcext:value-type="float">
            <text:p>35</text:p>
          </table:table-cell>
          <table:table-cell office:value-type="float" office:value="375" calcext:value-type="float">
            <text:p>375</text:p>
          </table:table-cell>
          <table:table-cell table:formula="of:=[.B6] - [.C6] - [.D6]" office:value-type="float" office:value="833" calcext:value-type="float">
            <text:p>833</text:p>
          </table:table-cell>
          <table:table-cell table:formula="of:=SUM([.E6]; -[$'2024.06.27.2'.E6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02</text:p>
          </table:table-cell>
          <table:table-cell table:formula="of:=SUM(30;28;28;28;28;28;28;28;28;28;28;28;28;28;28;28;28;20;20;20;20;20;20;20;18;24;28;28;28;28;28;28)" office:value-type="float" office:value="828" calcext:value-type="float">
            <text:p>828</text:p>
          </table:table-cell>
          <table:table-cell office:value-type="float" office:value="28" calcext:value-type="float">
            <text:p>28</text:p>
          </table:table-cell>
          <table:table-cell office:value-type="float" office:value="206" calcext:value-type="float">
            <text:p>206</text:p>
          </table:table-cell>
          <table:table-cell table:formula="of:=[.B7] - [.C7] - [.D7]" office:value-type="float" office:value="594" calcext:value-type="float">
            <text:p>594</text:p>
          </table:table-cell>
          <table:table-cell table:formula="of:=SUM([.E7]; -[$'2024.06.27.2'.E7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03</text:p>
          </table:table-cell>
          <table:table-cell table:formula="of:=SUM(25;24;24;26;28;28;28;28;28;28;28;28;28;28;28;28;28;20;20;20;20;20;20;20;18;24;28;28;28;28;28;28)" office:value-type="float" office:value="813" calcext:value-type="float">
            <text:p>813</text:p>
          </table:table-cell>
          <table:table-cell office:value-type="float" office:value="28" calcext:value-type="float">
            <text:p>28</text:p>
          </table:table-cell>
          <table:table-cell office:value-type="float" office:value="157" calcext:value-type="float">
            <text:p>157</text:p>
          </table:table-cell>
          <table:table-cell table:formula="of:=[.B8] - [.C8] - [.D8]" office:value-type="float" office:value="628" calcext:value-type="float">
            <text:p>628</text:p>
          </table:table-cell>
          <table:table-cell table:formula="of:=SUM([.E8]; -[$'2024.06.27.2'.E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4</text:p>
          </table:table-cell>
          <table:table-cell table:formula="of:=SUM(30;28;28;28;28;28;28;28;28;28;28;28;28;28;28;28;28;20;20;20;20;20;20;20;18;24;28;28;28;28;28;28)" office:value-type="float" office:value="828" calcext:value-type="float">
            <text:p>828</text:p>
          </table:table-cell>
          <table:table-cell office:value-type="float" office:value="28" calcext:value-type="float">
            <text:p>28</text:p>
          </table:table-cell>
          <table:table-cell office:value-type="float" office:value="214" calcext:value-type="float">
            <text:p>214</text:p>
          </table:table-cell>
          <table:table-cell table:formula="of:=[.B9] - [.C9] - [.D9]" office:value-type="float" office:value="586" calcext:value-type="float">
            <text:p>586</text:p>
          </table:table-cell>
          <table:table-cell table:formula="of:=SUM([.E9]; -[$'2024.06.27.2'.E9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05</text:p>
          </table:table-cell>
          <table:table-cell table:formula="of:=SUM(44;42;42;42;42;41;42;42;42;42;42;42;42;42;42;42;42;30;40;40;30;30;30;30;27;36;42;41;40;38;37;35)" office:value-type="float" office:value="1241" calcext:value-type="float">
            <text:p>1241</text:p>
          </table:table-cell>
          <table:table-cell office:value-type="float" office:value="35" calcext:value-type="float">
            <text:p>35</text:p>
          </table:table-cell>
          <table:table-cell office:value-type="float" office:value="501" calcext:value-type="float">
            <text:p>501</text:p>
          </table:table-cell>
          <table:table-cell table:formula="of:=[.B10] - [.C10] - [.D10]" office:value-type="float" office:value="705" calcext:value-type="float">
            <text:p>705</text:p>
          </table:table-cell>
          <table:table-cell table:formula="of:=SUM([.E10]; -[$'2024.06.27.2'.E10])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W01</text:p>
          </table:table-cell>
          <table:table-cell table:formula="of:=SUM(46;37;33;33;33;33;33;42;42;42;40;39;37;36)" office:value-type="float" office:value="526" calcext:value-type="float">
            <text:p>526</text:p>
          </table:table-cell>
          <table:table-cell table:formula="of:=SUM(11;11;11;11;11;11;11;14;14;14;12;11;9;8;28)" office:value-type="float" office:value="187" calcext:value-type="float">
            <text:p>187</text:p>
          </table:table-cell>
          <table:table-cell office:value-type="float" office:value="266" calcext:value-type="float">
            <text:p>266</text:p>
          </table:table-cell>
          <table:table-cell table:formula="of:=[.B11] - [.C11] - [.D11]" office:value-type="float" office:value="73" calcext:value-type="float">
            <text:p>73</text:p>
          </table:table-cell>
          <table:table-cell table:formula="of:=SUM([.E11]; -[$'2024.06.27.2'.E1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2</text:p>
          </table:table-cell>
          <table:table-cell table:formula="of:=SUM(58;55;47;47;47;47;47;56;56;56;56;56;56;56)" office:value-type="float" office:value="740" calcext:value-type="float">
            <text:p>740</text:p>
          </table:table-cell>
          <table:table-cell office:value-type="float" office:value="56" calcext:value-type="float">
            <text:p>56</text:p>
          </table:table-cell>
          <table:table-cell office:value-type="float" office:value="304" calcext:value-type="float">
            <text:p>304</text:p>
          </table:table-cell>
          <table:table-cell table:formula="of:=[.B12] - [.C12] - [.D12]" office:value-type="float" office:value="380" calcext:value-type="float">
            <text:p>380</text:p>
          </table:table-cell>
          <table:table-cell table:formula="of:=SUM([.E12]; -[$'2024.06.27.2'.E1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3</text:p>
          </table:table-cell>
          <table:table-cell table:formula="of:=SUM(16;14;14;14;14;14;14;14;14;14;14;14;14;14)"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table:formula="of:=[.B13] - [.C13] - [.D13]" office:value-type="float" office:value="144" calcext:value-type="float">
            <text:p>144</text:p>
          </table:table-cell>
          <table:table-cell table:formula="of:=SUM([.E13]; -[$'2024.06.27.2'.E1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4</text:p>
          </table:table-cell>
          <table:table-cell table:formula="of:=SUM(16;14;14;14;14;14;14;14;14;14;14;14;14;14)"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table:formula="of:=[.B14] - [.C14] - [.D14]" office:value-type="float" office:value="164" calcext:value-type="float">
            <text:p>164</text:p>
          </table:table-cell>
          <table:table-cell table:formula="of:=SUM([.E14]; -[$'2024.06.27.2'.E1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5</text:p>
          </table:table-cell>
          <table:table-cell table:formula="of:=SUM(58;55;47;47;47;47;47;56;56;56;56;56;56;56)" office:value-type="float" office:value="740" calcext:value-type="float">
            <text:p>740</text:p>
          </table:table-cell>
          <table:table-cell office:value-type="float" office:value="56" calcext:value-type="float">
            <text:p>56</text:p>
          </table:table-cell>
          <table:table-cell office:value-type="float" office:value="185" calcext:value-type="float">
            <text:p>185</text:p>
          </table:table-cell>
          <table:table-cell table:formula="of:=[.B15] - [.C15] - [.D15]" office:value-type="float" office:value="499" calcext:value-type="float">
            <text:p>499</text:p>
          </table:table-cell>
          <table:table-cell table:formula="of:=SUM([.E15]; -[$'2024.06.27.2'.E15])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W06</text:p>
          </table:table-cell>
          <table:table-cell table:formula="of:=SUM(46;37;33;33;33;33;33;42;42;42;40;39;37;36)" office:value-type="float" office:value="526" calcext:value-type="float">
            <text:p>526</text:p>
          </table:table-cell>
          <table:table-cell office:value-type="float" office:value="36" calcext:value-type="float">
            <text:p>36</text:p>
          </table:table-cell>
          <table:table-cell office:value-type="float" office:value="335" calcext:value-type="float">
            <text:p>335</text:p>
          </table:table-cell>
          <table:table-cell table:formula="of:=[.B16] - [.C16] - [.D16]" office:value-type="float" office:value="155" calcext:value-type="float">
            <text:p>155</text:p>
          </table:table-cell>
          <table:table-cell table:formula="of:=SUM([.E16]; -[$'2024.06.27.2'.E1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7</text:p>
          </table:table-cell>
          <table:table-cell table:formula="of:=SUM(46;42;42;42;41;41;42;42;42;42;42;42;33;32;33;33;33;42;42;42;42;42;42;42;42;42)" office:value-type="float" office:value="1048" calcext:value-type="float">
            <text:p>1048</text:p>
          </table:table-cell>
          <table:table-cell office:value-type="float" office:value="0" calcext:value-type="float">
            <text:p>0</text:p>
          </table:table-cell>
          <table:table-cell office:value-type="float" office:value="937" calcext:value-type="float">
            <text:p>937</text:p>
          </table:table-cell>
          <table:table-cell table:formula="of:=[.B17] - [.C17] - [.D17]" office:value-type="float" office:value="111" calcext:value-type="float">
            <text:p>111</text:p>
          </table:table-cell>
          <table:table-cell table:formula="of:=SUM([.E17]; -[$'2024.06.27.2'.E1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8C</text:p>
          </table:table-cell>
          <table:table-cell table:formula="of:=SUM(30;28;28;28;28;28;28;28;28;28;28;28;22;22;22;22;22;28;28;28;28;28;28;28;28;28)"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table:formula="of:=[.B18] - [.C18] - [.D18]" office:value-type="float" office:value="367" calcext:value-type="float">
            <text:p>367</text:p>
          </table:table-cell>
          <table:table-cell table:formula="of:=SUM([.E18]; -[$'2024.06.27.2'.E18])"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W08W</text:p>
          </table:table-cell>
          <table:table-cell table:formula="of:=SUM(26;26;28;28;28;28;28;28;28;28;28;28;22;22;22;22;22;28;28;28;28;28;28;28;28;28)" office:value-type="float" office:value="694" calcext:value-type="float">
            <text:p>694</text:p>
          </table:table-cell>
          <table:table-cell office:value-type="float" office:value="0" calcext:value-type="float">
            <text:p>0</text:p>
          </table:table-cell>
          <table:table-cell office:value-type="float" office:value="354" calcext:value-type="float">
            <text:p>354</text:p>
          </table:table-cell>
          <table:table-cell table:formula="of:=[.B19] - [.C19] - [.D19]" office:value-type="float" office:value="340" calcext:value-type="float">
            <text:p>340</text:p>
          </table:table-cell>
          <table:table-cell table:formula="of:=SUM([.E19]; -[$'2024.06.27.2'.E1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11C</text:p>
          </table:table-cell>
          <table:table-cell table:formula="of:=SUM(32;28;28;28;28;28;28;28;28;28;28;28;22;22;22;22;22;28;28;28;28;28;28;28;28;28)" office:value-type="float" office:value="702" calcext:value-type="float">
            <text:p>702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formula="of:=[.B20] - [.C20] - [.D20]" office:value-type="float" office:value="582" calcext:value-type="float">
            <text:p>582</text:p>
          </table:table-cell>
          <table:table-cell table:formula="of:=SUM([.E20]; -[$'2024.06.27.2'.E2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11W</text:p>
          </table:table-cell>
          <table:table-cell table:formula="of:=SUM(24;26;28;28;28;28;28;28;28;28;28;28;22;22;22;22;22;28;28;28;28;28;28;28;28;28)"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table:formula="of:=[.B21] - [.C21] - [.D21]" office:value-type="float" office:value="487" calcext:value-type="float">
            <text:p>487</text:p>
          </table:table-cell>
          <table:table-cell table:formula="of:=SUM([.E21]; -[$'2024.06.27.2'.E2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12</text:p>
          </table:table-cell>
          <table:table-cell table:formula="of:=SUM(46;42;42;42;41;41;42;42;42;42;42;42;33;32;33;33;33;42;42;42;42;42;42;42;42;42)" office:value-type="float" office:value="1048" calcext:value-type="float">
            <text:p>1048</text:p>
          </table:table-cell>
          <table:table-cell office:value-type="float" office:value="0" calcext:value-type="float">
            <text:p>0</text:p>
          </table:table-cell>
          <table:table-cell office:value-type="float" office:value="653" calcext:value-type="float">
            <text:p>653</text:p>
          </table:table-cell>
          <table:table-cell table:formula="of:=[.B22] - [.C22] - [.D22]" office:value-type="float" office:value="395" calcext:value-type="float">
            <text:p>395</text:p>
          </table:table-cell>
          <table:table-cell table:formula="of:=SUM([.E22]; -[$'2024.06.27.2'.E22])" office:value-type="float" office:value="4" calcext:value-type="float">
            <text:p>4</text:p>
          </table:table-cell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189" calcext:value-type="float">
            <text:p>18189</text:p>
          </table:table-cell>
          <table:table-cell table:style-name="ce4" table:formula="of:=SUM([.C2:.C22])" office:value-type="float" office:value="588" calcext:value-type="float">
            <text:p>588</text:p>
          </table:table-cell>
          <table:table-cell table:style-name="ce4" table:formula="of:=SUM([.D2:.D22])" office:value-type="float" office:value="8921" calcext:value-type="float">
            <text:p>8921</text:p>
          </table:table-cell>
          <table:table-cell table:style-name="ce4" table:formula="of:=SUM([.E2:.E22]) - [.B25]" office:value-type="float" office:value="8680" calcext:value-type="float">
            <text:p>8680</text:p>
          </table:table-cell>
          <table:table-cell table:style-name="ce4" table:formula="of:=SUM([.F2:.F22])" office:value-type="float" office:value="8" calcext:value-type="float">
            <text:p>8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5" office:value-type="string" calcext:value-type="string">
            <text:p>Offset estimate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number-rows-repeated="104855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2024.06.27.2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Blcoked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47" calcext:value-type="float">
            <text:p>47</text:p>
          </table:table-cell>
          <table:table-cell office:value-type="float" office:value="964" calcext:value-type="float">
            <text:p>964</text:p>
          </table:table-cell>
          <table:table-cell table:formula="of:=[.B2] - [.C2] - [.D2]" office:value-type="float" office:value="269" calcext:value-type="float">
            <text:p>269</text:p>
          </table:table-cell>
          <table:table-cell table:formula="of:=SUM([.E2]; -[$'2024.06.27.1'.E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" calcext:value-type="float">
            <text:p>8</text:p>
          </table:table-cell>
          <table:table-cell office:value-type="float" office:value="794" calcext:value-type="float">
            <text:p>794</text:p>
          </table:table-cell>
          <table:table-cell table:formula="of:=[.B3] - [.C3] - [.D3]" office:value-type="float" office:value="705" calcext:value-type="float">
            <text:p>705</text:p>
          </table:table-cell>
          <table:table-cell table:formula="of:=SUM([.E3]; -[$'2024.06.27.1'.E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" calcext:value-type="float">
            <text:p>8</text:p>
          </table:table-cell>
          <table:table-cell office:value-type="float" office:value="962" calcext:value-type="float">
            <text:p>962</text:p>
          </table:table-cell>
          <table:table-cell table:formula="of:=[.B4] - [.C4] - [.D4]" office:value-type="float" office:value="536" calcext:value-type="float">
            <text:p>536</text:p>
          </table:table-cell>
          <table:table-cell table:formula="of:=SUM([.E4]; -[$'2024.06.27.1'.E4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8" calcext:value-type="float">
            <text:p>8</text:p>
          </table:table-cell>
          <table:table-cell office:value-type="float" office:value="996" calcext:value-type="float">
            <text:p>996</text:p>
          </table:table-cell>
          <table:table-cell table:formula="of:=[.B5] - [.C5] - [.D5]" office:value-type="float" office:value="127" calcext:value-type="float">
            <text:p>127</text:p>
          </table:table-cell>
          <table:table-cell table:formula="of:=SUM([.E5]; -[$'2024.06.27.1'.E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1</text:p>
          </table:table-cell>
          <table:table-cell table:formula="of:=SUM(46;42;42;42;42;41;42;42;42;42;42;42;42;42;42;42;42;30;40;40;30;30;30;30;27;36;42;41;40;38;37;35)" office:value-type="float" office:value="1243" calcext:value-type="float">
            <text:p>1243</text:p>
          </table:table-cell>
          <table:table-cell office:value-type="float" office:value="35" calcext:value-type="float">
            <text:p>35</text:p>
          </table:table-cell>
          <table:table-cell office:value-type="float" office:value="377" calcext:value-type="float">
            <text:p>377</text:p>
          </table:table-cell>
          <table:table-cell table:formula="of:=[.B6] - [.C6] - [.D6]" office:value-type="float" office:value="831" calcext:value-type="float">
            <text:p>831</text:p>
          </table:table-cell>
          <table:table-cell table:formula="of:=SUM([.E6]; -[$'2024.06.27.1'.E6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02</text:p>
          </table:table-cell>
          <table:table-cell table:formula="of:=SUM(30;28;28;28;28;28;28;28;28;28;28;28;28;28;28;28;28;20;20;20;20;20;20;20;18;24;28;28;28;28;28;28)" office:value-type="float" office:value="828" calcext:value-type="float">
            <text:p>828</text:p>
          </table:table-cell>
          <table:table-cell office:value-type="float" office:value="28" calcext:value-type="float">
            <text:p>28</text:p>
          </table:table-cell>
          <table:table-cell office:value-type="float" office:value="210" calcext:value-type="float">
            <text:p>210</text:p>
          </table:table-cell>
          <table:table-cell table:formula="of:=[.B7] - [.C7] - [.D7]" office:value-type="float" office:value="590" calcext:value-type="float">
            <text:p>590</text:p>
          </table:table-cell>
          <table:table-cell table:formula="of:=SUM([.E7]; -[$'2024.06.27.1'.E7])" office:value-type="float" office:value="-8" calcext:value-type="float">
            <text:p>-8</text:p>
          </table:table-cell>
        </table:table-row>
        <table:table-row table:style-name="ro1">
          <table:table-cell office:value-type="string" calcext:value-type="string">
            <text:p>N03</text:p>
          </table:table-cell>
          <table:table-cell table:formula="of:=SUM(25;24;24;26;28;28;28;28;28;28;28;28;28;28;28;28;28;20;20;20;20;20;20;20;18;24;28;28;28;28;28;28)" office:value-type="float" office:value="813" calcext:value-type="float">
            <text:p>813</text:p>
          </table:table-cell>
          <table:table-cell office:value-type="float" office:value="28" calcext:value-type="float">
            <text:p>28</text:p>
          </table:table-cell>
          <table:table-cell office:value-type="float" office:value="157" calcext:value-type="float">
            <text:p>157</text:p>
          </table:table-cell>
          <table:table-cell table:formula="of:=[.B8] - [.C8] - [.D8]" office:value-type="float" office:value="628" calcext:value-type="float">
            <text:p>628</text:p>
          </table:table-cell>
          <table:table-cell table:formula="of:=SUM([.E8]; -[$'2024.06.27.1'.E8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04</text:p>
          </table:table-cell>
          <table:table-cell table:formula="of:=SUM(30;28;28;28;28;28;28;28;28;28;28;28;28;28;28;28;28;20;20;20;20;20;20;20;18;24;28;28;28;28;28;28)" office:value-type="float" office:value="828" calcext:value-type="float">
            <text:p>828</text:p>
          </table:table-cell>
          <table:table-cell office:value-type="float" office:value="28" calcext:value-type="float">
            <text:p>28</text:p>
          </table:table-cell>
          <table:table-cell office:value-type="float" office:value="216" calcext:value-type="float">
            <text:p>216</text:p>
          </table:table-cell>
          <table:table-cell table:formula="of:=[.B9] - [.C9] - [.D9]" office:value-type="float" office:value="584" calcext:value-type="float">
            <text:p>584</text:p>
          </table:table-cell>
          <table:table-cell table:formula="of:=SUM([.E9]; -[$'2024.06.27.1'.E9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05</text:p>
          </table:table-cell>
          <table:table-cell table:formula="of:=SUM(44;42;42;42;42;41;42;42;42;42;42;42;42;42;42;42;42;30;40;40;30;30;30;30;27;36;42;41;40;38;37;35)" office:value-type="float" office:value="1241" calcext:value-type="float">
            <text:p>1241</text:p>
          </table:table-cell>
          <table:table-cell office:value-type="float" office:value="35" calcext:value-type="float">
            <text:p>35</text:p>
          </table:table-cell>
          <table:table-cell office:value-type="float" office:value="500" calcext:value-type="float">
            <text:p>500</text:p>
          </table:table-cell>
          <table:table-cell table:formula="of:=[.B10] - [.C10] - [.D10]" office:value-type="float" office:value="706" calcext:value-type="float">
            <text:p>706</text:p>
          </table:table-cell>
          <table:table-cell table:formula="of:=SUM([.E10]; -[$'2024.06.27.1'.E10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01</text:p>
          </table:table-cell>
          <table:table-cell table:formula="of:=SUM(46;37;33;33;33;33;33;42;42;42;40;39;37;36)" office:value-type="float" office:value="526" calcext:value-type="float">
            <text:p>526</text:p>
          </table:table-cell>
          <table:table-cell table:formula="of:=SUM(11;11;11;11;11;11;11;14;14;14;12;11;9;8;28)" office:value-type="float" office:value="187" calcext:value-type="float">
            <text:p>187</text:p>
          </table:table-cell>
          <table:table-cell office:value-type="float" office:value="266" calcext:value-type="float">
            <text:p>266</text:p>
          </table:table-cell>
          <table:table-cell table:formula="of:=[.B11] - [.C11] - [.D11]" office:value-type="float" office:value="73" calcext:value-type="float">
            <text:p>73</text:p>
          </table:table-cell>
          <table:table-cell table:formula="of:=SUM([.E11]; -[$'2024.06.27.1'.E1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2</text:p>
          </table:table-cell>
          <table:table-cell table:formula="of:=SUM(58;55;47;47;47;47;47;56;56;56;56;56;56;56)" office:value-type="float" office:value="740" calcext:value-type="float">
            <text:p>740</text:p>
          </table:table-cell>
          <table:table-cell office:value-type="float" office:value="56" calcext:value-type="float">
            <text:p>56</text:p>
          </table:table-cell>
          <table:table-cell office:value-type="float" office:value="304" calcext:value-type="float">
            <text:p>304</text:p>
          </table:table-cell>
          <table:table-cell table:formula="of:=[.B12] - [.C12] - [.D12]" office:value-type="float" office:value="380" calcext:value-type="float">
            <text:p>380</text:p>
          </table:table-cell>
          <table:table-cell table:formula="of:=SUM([.E12]; -[$'2024.06.27.1'.E1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3</text:p>
          </table:table-cell>
          <table:table-cell table:formula="of:=SUM(16;14;14;14;14;14;14;14;14;14;14;14;14;14)"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table:formula="of:=[.B13] - [.C13] - [.D13]" office:value-type="float" office:value="144" calcext:value-type="float">
            <text:p>144</text:p>
          </table:table-cell>
          <table:table-cell table:formula="of:=SUM([.E13]; -[$'2024.06.27.1'.E1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4</text:p>
          </table:table-cell>
          <table:table-cell table:formula="of:=SUM(16;14;14;14;14;14;14;14;14;14;14;14;14;14)"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table:formula="of:=[.B14] - [.C14] - [.D14]" office:value-type="float" office:value="164" calcext:value-type="float">
            <text:p>164</text:p>
          </table:table-cell>
          <table:table-cell table:formula="of:=SUM([.E14]; -[$'2024.06.27.1'.E1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5</text:p>
          </table:table-cell>
          <table:table-cell table:formula="of:=SUM(58;55;47;47;47;47;47;56;56;56;56;56;56;56)" office:value-type="float" office:value="740" calcext:value-type="float">
            <text:p>740</text:p>
          </table:table-cell>
          <table:table-cell office:value-type="float" office:value="56" calcext:value-type="float">
            <text:p>56</text:p>
          </table:table-cell>
          <table:table-cell office:value-type="float" office:value="184" calcext:value-type="float">
            <text:p>184</text:p>
          </table:table-cell>
          <table:table-cell table:formula="of:=[.B15] - [.C15] - [.D15]" office:value-type="float" office:value="500" calcext:value-type="float">
            <text:p>500</text:p>
          </table:table-cell>
          <table:table-cell table:formula="of:=SUM([.E15]; -[$'2024.06.27.1'.E15])"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W06</text:p>
          </table:table-cell>
          <table:table-cell table:formula="of:=SUM(46;37;33;33;33;33;33;42;42;42;40;39;37;36)" office:value-type="float" office:value="526" calcext:value-type="float">
            <text:p>526</text:p>
          </table:table-cell>
          <table:table-cell office:value-type="float" office:value="36" calcext:value-type="float">
            <text:p>36</text:p>
          </table:table-cell>
          <table:table-cell office:value-type="float" office:value="335" calcext:value-type="float">
            <text:p>335</text:p>
          </table:table-cell>
          <table:table-cell table:formula="of:=[.B16] - [.C16] - [.D16]" office:value-type="float" office:value="155" calcext:value-type="float">
            <text:p>155</text:p>
          </table:table-cell>
          <table:table-cell table:formula="of:=SUM([.E16]; -[$'2024.06.27.1'.E1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7</text:p>
          </table:table-cell>
          <table:table-cell table:formula="of:=SUM(46;42;42;42;41;41;42;42;42;42;42;42;33;32;33;33;33;42;42;42;42;42;42;42;42;42)" office:value-type="float" office:value="1048" calcext:value-type="float">
            <text:p>1048</text:p>
          </table:table-cell>
          <table:table-cell office:value-type="float" office:value="0" calcext:value-type="float">
            <text:p>0</text:p>
          </table:table-cell>
          <table:table-cell office:value-type="float" office:value="937" calcext:value-type="float">
            <text:p>937</text:p>
          </table:table-cell>
          <table:table-cell table:formula="of:=[.B17] - [.C17] - [.D17]" office:value-type="float" office:value="111" calcext:value-type="float">
            <text:p>111</text:p>
          </table:table-cell>
          <table:table-cell table:formula="of:=SUM([.E17]; -[$'2024.06.27.1'.E1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8C</text:p>
          </table:table-cell>
          <table:table-cell table:formula="of:=SUM(30;28;28;28;28;28;28;28;28;28;28;28;22;22;22;22;22;28;28;28;28;28;28;28;28;28)"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331" calcext:value-type="float">
            <text:p>331</text:p>
          </table:table-cell>
          <table:table-cell table:formula="of:=[.B18] - [.C18] - [.D18]" office:value-type="float" office:value="369" calcext:value-type="float">
            <text:p>369</text:p>
          </table:table-cell>
          <table:table-cell table:formula="of:=SUM([.E18]; -[$'2024.06.27.1'.E18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08W</text:p>
          </table:table-cell>
          <table:table-cell table:formula="of:=SUM(26;26;28;28;28;28;28;28;28;28;28;28;22;22;22;22;22;28;28;28;28;28;28;28;28;28)" office:value-type="float" office:value="694" calcext:value-type="float">
            <text:p>694</text:p>
          </table:table-cell>
          <table:table-cell office:value-type="float" office:value="0" calcext:value-type="float">
            <text:p>0</text:p>
          </table:table-cell>
          <table:table-cell office:value-type="float" office:value="354" calcext:value-type="float">
            <text:p>354</text:p>
          </table:table-cell>
          <table:table-cell table:formula="of:=[.B19] - [.C19] - [.D19]" office:value-type="float" office:value="340" calcext:value-type="float">
            <text:p>340</text:p>
          </table:table-cell>
          <table:table-cell table:formula="of:=SUM([.E19]; -[$'2024.06.27.1'.E1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11C</text:p>
          </table:table-cell>
          <table:table-cell table:formula="of:=SUM(32;28;28;28;28;28;28;28;28;28;28;28;22;22;22;22;22;28;28;28;28;28;28;28;28;28)" office:value-type="float" office:value="702" calcext:value-type="float">
            <text:p>702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formula="of:=[.B20] - [.C20] - [.D20]" office:value-type="float" office:value="582" calcext:value-type="float">
            <text:p>582</text:p>
          </table:table-cell>
          <table:table-cell table:formula="of:=SUM([.E20]; -[$'2024.06.27.1'.E20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11W</text:p>
          </table:table-cell>
          <table:table-cell table:formula="of:=SUM(24;26;28;28;28;28;28;28;28;28;28;28;22;22;22;22;22;28;28;28;28;28;28;28;28;28)"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table:formula="of:=[.B21] - [.C21] - [.D21]" office:value-type="float" office:value="487" calcext:value-type="float">
            <text:p>487</text:p>
          </table:table-cell>
          <table:table-cell table:formula="of:=SUM([.E21]; -[$'2024.06.27.1'.E2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12</text:p>
          </table:table-cell>
          <table:table-cell table:formula="of:=SUM(46;42;42;42;41;41;42;42;42;42;42;42;33;32;33;33;33;42;42;42;42;42;42;42;42;42)" office:value-type="float" office:value="1048" calcext:value-type="float">
            <text:p>1048</text:p>
          </table:table-cell>
          <table:table-cell office:value-type="float" office:value="0" calcext:value-type="float">
            <text:p>0</text:p>
          </table:table-cell>
          <table:table-cell office:value-type="float" office:value="657" calcext:value-type="float">
            <text:p>657</text:p>
          </table:table-cell>
          <table:table-cell table:formula="of:=[.B22] - [.C22] - [.D22]" office:value-type="float" office:value="391" calcext:value-type="float">
            <text:p>391</text:p>
          </table:table-cell>
          <table:table-cell table:formula="of:=SUM([.E22]; -[$'2024.06.27.1'.E22]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189" calcext:value-type="float">
            <text:p>18189</text:p>
          </table:table-cell>
          <table:table-cell table:style-name="ce4" table:formula="of:=SUM([.C2:.C22])" office:value-type="float" office:value="588" calcext:value-type="float">
            <text:p>588</text:p>
          </table:table-cell>
          <table:table-cell table:style-name="ce4" table:formula="of:=SUM([.D2:.D22])" office:value-type="float" office:value="8929" calcext:value-type="float">
            <text:p>8929</text:p>
          </table:table-cell>
          <table:table-cell table:style-name="ce4" table:formula="of:=SUM([.E2:.E22]) - [.B25]" office:value-type="float" office:value="8672" calcext:value-type="float">
            <text:p>8672</text:p>
          </table:table-cell>
          <table:table-cell table:style-name="ce4" table:formula="of:=SUM([.F2:.F22])" office:value-type="float" office:value="16" calcext:value-type="float">
            <text:p>16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5" office:value-type="string" calcext:value-type="string">
            <text:p>Offset estimate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number-rows-repeated="104855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2024.06.27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Blcoked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47" calcext:value-type="float">
            <text:p>47</text:p>
          </table:table-cell>
          <table:table-cell office:value-type="float" office:value="964" calcext:value-type="float">
            <text:p>964</text:p>
          </table:table-cell>
          <table:table-cell table:formula="of:=[.B2] - [.C2] - [.D2]" office:value-type="float" office:value="269" calcext:value-type="float">
            <text:p>269</text:p>
          </table:table-cell>
          <table:table-cell table:formula="of:=SUM([.E2]; -[$'2024.06.23.1'.F2])" office:value-type="float" office:value="-65" calcext:value-type="float">
            <text:p>-65</text:p>
          </table:table-cell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" calcext:value-type="float">
            <text:p>8</text:p>
          </table:table-cell>
          <table:table-cell office:value-type="float" office:value="794" calcext:value-type="float">
            <text:p>794</text:p>
          </table:table-cell>
          <table:table-cell table:formula="of:=[.B3] - [.C3] - [.D3]" office:value-type="float" office:value="705" calcext:value-type="float">
            <text:p>705</text:p>
          </table:table-cell>
          <table:table-cell table:formula="of:=SUM([.E3]; -[$'2024.06.23.1'.F3])" office:value-type="float" office:value="-143" calcext:value-type="float">
            <text:p>-143</text:p>
          </table:table-cell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" calcext:value-type="float">
            <text:p>8</text:p>
          </table:table-cell>
          <table:table-cell office:value-type="float" office:value="964" calcext:value-type="float">
            <text:p>964</text:p>
          </table:table-cell>
          <table:table-cell table:formula="of:=[.B4] - [.C4] - [.D4]" office:value-type="float" office:value="534" calcext:value-type="float">
            <text:p>534</text:p>
          </table:table-cell>
          <table:table-cell table:formula="of:=SUM([.E4]; -[$'2024.06.23.1'.F4])" office:value-type="float" office:value="-105" calcext:value-type="float">
            <text:p>-105</text:p>
          </table:table-cell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8" calcext:value-type="float">
            <text:p>8</text:p>
          </table:table-cell>
          <table:table-cell office:value-type="float" office:value="996" calcext:value-type="float">
            <text:p>996</text:p>
          </table:table-cell>
          <table:table-cell table:formula="of:=[.B5] - [.C5] - [.D5]" office:value-type="float" office:value="127" calcext:value-type="float">
            <text:p>127</text:p>
          </table:table-cell>
          <table:table-cell table:formula="of:=SUM([.E5]; -[$'2024.06.23.1'.F5])" office:value-type="float" office:value="-31" calcext:value-type="float">
            <text:p>-31</text:p>
          </table:table-cell>
        </table:table-row>
        <table:table-row table:style-name="ro1">
          <table:table-cell office:value-type="string" calcext:value-type="string">
            <text:p>N01</text:p>
          </table:table-cell>
          <table:table-cell table:formula="of:=SUM(46;42;42;42;42;41;42;42;42;42;42;42;42;42;42;42;42;30;40;40;30;30;30;30;27;36;42;41;40;38;37;35)" office:value-type="float" office:value="1243" calcext:value-type="float">
            <text:p>1243</text:p>
          </table:table-cell>
          <table:table-cell office:value-type="float" office:value="35" calcext:value-type="float">
            <text:p>35</text:p>
          </table:table-cell>
          <table:table-cell office:value-type="float" office:value="383" calcext:value-type="float">
            <text:p>383</text:p>
          </table:table-cell>
          <table:table-cell table:formula="of:=[.B6] - [.C6] - [.D6]" office:value-type="float" office:value="825" calcext:value-type="float">
            <text:p>825</text:p>
          </table:table-cell>
          <table:table-cell table:formula="of:=SUM([.E6]; -[$'2024.06.23.1'.F6])" office:value-type="float" office:value="-300" calcext:value-type="float">
            <text:p>-300</text:p>
          </table:table-cell>
        </table:table-row>
        <table:table-row table:style-name="ro1">
          <table:table-cell office:value-type="string" calcext:value-type="string">
            <text:p>N02</text:p>
          </table:table-cell>
          <table:table-cell table:formula="of:=SUM(30;28;28;28;28;28;28;28;28;28;28;28;28;28;28;28;28;20;20;20;20;20;20;20;18;24;28;28;28;28;28;28)" office:value-type="float" office:value="828" calcext:value-type="float">
            <text:p>828</text:p>
          </table:table-cell>
          <table:table-cell office:value-type="float" office:value="28" calcext:value-type="float">
            <text:p>28</text:p>
          </table:table-cell>
          <table:table-cell office:value-type="float" office:value="202" calcext:value-type="float">
            <text:p>202</text:p>
          </table:table-cell>
          <table:table-cell table:formula="of:=[.B7] - [.C7] - [.D7]" office:value-type="float" office:value="598" calcext:value-type="float">
            <text:p>598</text:p>
          </table:table-cell>
          <table:table-cell table:formula="of:=SUM([.E7]; -[$'2024.06.23.1'.F7])" office:value-type="float" office:value="-144" calcext:value-type="float">
            <text:p>-144</text:p>
          </table:table-cell>
        </table:table-row>
        <table:table-row table:style-name="ro1">
          <table:table-cell office:value-type="string" calcext:value-type="string">
            <text:p>N03</text:p>
          </table:table-cell>
          <table:table-cell table:formula="of:=SUM(25;24;24;26;28;28;28;28;28;28;28;28;28;28;28;28;28;20;20;20;20;20;20;20;18;24;28;28;28;28;28;28)" office:value-type="float" office:value="813" calcext:value-type="float">
            <text:p>813</text:p>
          </table:table-cell>
          <table:table-cell office:value-type="float" office:value="28" calcext:value-type="float">
            <text:p>28</text:p>
          </table:table-cell>
          <table:table-cell office:value-type="float" office:value="159" calcext:value-type="float">
            <text:p>159</text:p>
          </table:table-cell>
          <table:table-cell table:formula="of:=[.B8] - [.C8] - [.D8]" office:value-type="float" office:value="626" calcext:value-type="float">
            <text:p>626</text:p>
          </table:table-cell>
          <table:table-cell table:formula="of:=SUM([.E8]; -[$'2024.06.23.1'.F8])" office:value-type="float" office:value="-126" calcext:value-type="float">
            <text:p>-126</text:p>
          </table:table-cell>
        </table:table-row>
        <table:table-row table:style-name="ro1">
          <table:table-cell office:value-type="string" calcext:value-type="string">
            <text:p>N04</text:p>
          </table:table-cell>
          <table:table-cell table:formula="of:=SUM(30;28;28;28;28;28;28;28;28;28;28;28;28;28;28;28;28;20;20;20;20;20;20;20;18;24;28;28;28;28;28;28)" office:value-type="float" office:value="828" calcext:value-type="float">
            <text:p>828</text:p>
          </table:table-cell>
          <table:table-cell office:value-type="float" office:value="28" calcext:value-type="float">
            <text:p>28</text:p>
          </table:table-cell>
          <table:table-cell office:value-type="float" office:value="219" calcext:value-type="float">
            <text:p>219</text:p>
          </table:table-cell>
          <table:table-cell table:formula="of:=[.B9] - [.C9] - [.D9]" office:value-type="float" office:value="581" calcext:value-type="float">
            <text:p>581</text:p>
          </table:table-cell>
          <table:table-cell table:formula="of:=SUM([.E9]; -[$'2024.06.23.1'.F9])" office:value-type="float" office:value="-154" calcext:value-type="float">
            <text:p>-154</text:p>
          </table:table-cell>
        </table:table-row>
        <table:table-row table:style-name="ro1">
          <table:table-cell office:value-type="string" calcext:value-type="string">
            <text:p>N05</text:p>
          </table:table-cell>
          <table:table-cell table:formula="of:=SUM(44;42;42;42;42;41;42;42;42;42;42;42;42;42;42;42;42;30;40;40;30;30;30;30;27;36;42;41;40;38;37;35)" office:value-type="float" office:value="1241" calcext:value-type="float">
            <text:p>1241</text:p>
          </table:table-cell>
          <table:table-cell office:value-type="float" office:value="35" calcext:value-type="float">
            <text:p>35</text:p>
          </table:table-cell>
          <table:table-cell office:value-type="float" office:value="502" calcext:value-type="float">
            <text:p>502</text:p>
          </table:table-cell>
          <table:table-cell table:formula="of:=[.B10] - [.C10] - [.D10]" office:value-type="float" office:value="704" calcext:value-type="float">
            <text:p>704</text:p>
          </table:table-cell>
          <table:table-cell table:formula="of:=SUM([.E10]; -[$'2024.06.23.1'.F10])" office:value-type="float" office:value="-298" calcext:value-type="float">
            <text:p>-298</text:p>
          </table:table-cell>
        </table:table-row>
        <table:table-row table:style-name="ro1">
          <table:table-cell office:value-type="string" calcext:value-type="string">
            <text:p>W01</text:p>
          </table:table-cell>
          <table:table-cell table:formula="of:=SUM(46;37;33;33;33;33;33;42;42;42;40;39;37;36)" office:value-type="float" office:value="526" calcext:value-type="float">
            <text:p>526</text:p>
          </table:table-cell>
          <table:table-cell table:formula="of:=SUM(11;11;11;11;11;11;11;14;14;14;12;11;9;8;28)" office:value-type="float" office:value="187" calcext:value-type="float">
            <text:p>187</text:p>
          </table:table-cell>
          <table:table-cell office:value-type="float" office:value="266" calcext:value-type="float">
            <text:p>266</text:p>
          </table:table-cell>
          <table:table-cell table:formula="of:=[.B11] - [.C11] - [.D11]" office:value-type="float" office:value="73" calcext:value-type="float">
            <text:p>73</text:p>
          </table:table-cell>
          <table:table-cell table:formula="of:=SUM([.E11]; -[$'2024.06.23.1'.F11])" office:value-type="float" office:value="-32" calcext:value-type="float">
            <text:p>-32</text:p>
          </table:table-cell>
        </table:table-row>
        <table:table-row table:style-name="ro1">
          <table:table-cell office:value-type="string" calcext:value-type="string">
            <text:p>W02</text:p>
          </table:table-cell>
          <table:table-cell table:formula="of:=SUM(58;55;47;47;47;47;47;56;56;56;56;56;56;56)" office:value-type="float" office:value="740" calcext:value-type="float">
            <text:p>740</text:p>
          </table:table-cell>
          <table:table-cell office:value-type="float" office:value="56" calcext:value-type="float">
            <text:p>56</text:p>
          </table:table-cell>
          <table:table-cell office:value-type="float" office:value="304" calcext:value-type="float">
            <text:p>304</text:p>
          </table:table-cell>
          <table:table-cell table:formula="of:=[.B12] - [.C12] - [.D12]" office:value-type="float" office:value="380" calcext:value-type="float">
            <text:p>380</text:p>
          </table:table-cell>
          <table:table-cell table:formula="of:=SUM([.E12]; -[$'2024.06.23.1'.F12])" office:value-type="float" office:value="-99" calcext:value-type="float">
            <text:p>-99</text:p>
          </table:table-cell>
        </table:table-row>
        <table:table-row table:style-name="ro1">
          <table:table-cell office:value-type="string" calcext:value-type="string">
            <text:p>W03</text:p>
          </table:table-cell>
          <table:table-cell table:formula="of:=SUM(16;14;14;14;14;14;14;14;14;14;14;14;14;14)"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table:formula="of:=[.B13] - [.C13] - [.D13]" office:value-type="float" office:value="144" calcext:value-type="float">
            <text:p>144</text:p>
          </table:table-cell>
          <table:table-cell table:formula="of:=SUM([.E13]; -[$'2024.06.23.1'.F13])" office:value-type="float" office:value="-51" calcext:value-type="float">
            <text:p>-51</text:p>
          </table:table-cell>
        </table:table-row>
        <table:table-row table:style-name="ro1">
          <table:table-cell office:value-type="string" calcext:value-type="string">
            <text:p>W04</text:p>
          </table:table-cell>
          <table:table-cell table:formula="of:=SUM(16;14;14;14;14;14;14;14;14;14;14;14;14;14)"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table:formula="of:=[.B14] - [.C14] - [.D14]" office:value-type="float" office:value="164" calcext:value-type="float">
            <text:p>164</text:p>
          </table:table-cell>
          <table:table-cell table:formula="of:=SUM([.E14]; -[$'2024.06.23.1'.F14])" office:value-type="float" office:value="-31" calcext:value-type="float">
            <text:p>-31</text:p>
          </table:table-cell>
        </table:table-row>
        <table:table-row table:style-name="ro1">
          <table:table-cell office:value-type="string" calcext:value-type="string">
            <text:p>W05</text:p>
          </table:table-cell>
          <table:table-cell table:formula="of:=SUM(58;55;47;47;47;47;47;56;56;56;56;56;56;56)" office:value-type="float" office:value="740" calcext:value-type="float">
            <text:p>740</text:p>
          </table:table-cell>
          <table:table-cell office:value-type="float" office:value="56" calcext:value-type="float">
            <text:p>56</text:p>
          </table:table-cell>
          <table:table-cell office:value-type="float" office:value="182" calcext:value-type="float">
            <text:p>182</text:p>
          </table:table-cell>
          <table:table-cell table:formula="of:=[.B15] - [.C15] - [.D15]" office:value-type="float" office:value="502" calcext:value-type="float">
            <text:p>502</text:p>
          </table:table-cell>
          <table:table-cell table:formula="of:=SUM([.E15]; -[$'2024.06.23.1'.F15])" office:value-type="float" office:value="-119" calcext:value-type="float">
            <text:p>-119</text:p>
          </table:table-cell>
        </table:table-row>
        <table:table-row table:style-name="ro1">
          <table:table-cell office:value-type="string" calcext:value-type="string">
            <text:p>W06</text:p>
          </table:table-cell>
          <table:table-cell table:formula="of:=SUM(46;37;33;33;33;33;33;42;42;42;40;39;37;36)" office:value-type="float" office:value="526" calcext:value-type="float">
            <text:p>526</text:p>
          </table:table-cell>
          <table:table-cell office:value-type="float" office:value="36" calcext:value-type="float">
            <text:p>36</text:p>
          </table:table-cell>
          <table:table-cell office:value-type="float" office:value="335" calcext:value-type="float">
            <text:p>335</text:p>
          </table:table-cell>
          <table:table-cell table:formula="of:=[.B16] - [.C16] - [.D16]" office:value-type="float" office:value="155" calcext:value-type="float">
            <text:p>155</text:p>
          </table:table-cell>
          <table:table-cell table:formula="of:=SUM([.E16]; -[$'2024.06.23.1'.F16])" office:value-type="float" office:value="-68" calcext:value-type="float">
            <text:p>-68</text:p>
          </table:table-cell>
        </table:table-row>
        <table:table-row table:style-name="ro1">
          <table:table-cell office:value-type="string" calcext:value-type="string">
            <text:p>W07</text:p>
          </table:table-cell>
          <table:table-cell table:formula="of:=SUM(46;42;42;42;41;41;42;42;42;42;42;42;33;32;33;33;33;42;42;42;42;42;42;42;42;42)" office:value-type="float" office:value="1048" calcext:value-type="float">
            <text:p>1048</text:p>
          </table:table-cell>
          <table:table-cell office:value-type="float" office:value="0" calcext:value-type="float">
            <text:p>0</text:p>
          </table:table-cell>
          <table:table-cell office:value-type="float" office:value="937" calcext:value-type="float">
            <text:p>937</text:p>
          </table:table-cell>
          <table:table-cell table:formula="of:=[.B17] - [.C17] - [.D17]" office:value-type="float" office:value="111" calcext:value-type="float">
            <text:p>111</text:p>
          </table:table-cell>
          <table:table-cell table:formula="of:=SUM([.E17]; -[$'2024.06.23.1'.F17])" office:value-type="float" office:value="-55" calcext:value-type="float">
            <text:p>-55</text:p>
          </table:table-cell>
        </table:table-row>
        <table:table-row table:style-name="ro1">
          <table:table-cell office:value-type="string" calcext:value-type="string">
            <text:p>W08C</text:p>
          </table:table-cell>
          <table:table-cell table:formula="of:=SUM(30;28;28;28;28;28;28;28;28;28;28;28;22;22;22;22;22;28;28;28;28;28;28;28;28;28)"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336" calcext:value-type="float">
            <text:p>336</text:p>
          </table:table-cell>
          <table:table-cell table:formula="of:=[.B18] - [.C18] - [.D18]" office:value-type="float" office:value="364" calcext:value-type="float">
            <text:p>364</text:p>
          </table:table-cell>
          <table:table-cell table:formula="of:=SUM([.E18]; -[$'2024.06.23.1'.F18])" office:value-type="float" office:value="-94" calcext:value-type="float">
            <text:p>-94</text:p>
          </table:table-cell>
        </table:table-row>
        <table:table-row table:style-name="ro1">
          <table:table-cell office:value-type="string" calcext:value-type="string">
            <text:p>W08W</text:p>
          </table:table-cell>
          <table:table-cell table:formula="of:=SUM(26;26;28;28;28;28;28;28;28;28;28;28;22;22;22;22;22;28;28;28;28;28;28;28;28;28)" office:value-type="float" office:value="694" calcext:value-type="float">
            <text:p>694</text:p>
          </table:table-cell>
          <table:table-cell office:value-type="float" office:value="0" calcext:value-type="float">
            <text:p>0</text:p>
          </table:table-cell>
          <table:table-cell office:value-type="float" office:value="355" calcext:value-type="float">
            <text:p>355</text:p>
          </table:table-cell>
          <table:table-cell table:formula="of:=[.B19] - [.C19] - [.D19]" office:value-type="float" office:value="339" calcext:value-type="float">
            <text:p>339</text:p>
          </table:table-cell>
          <table:table-cell table:formula="of:=SUM([.E19]; -[$'2024.06.23.1'.F19])" office:value-type="float" office:value="-113" calcext:value-type="float">
            <text:p>-113</text:p>
          </table:table-cell>
        </table:table-row>
        <table:table-row table:style-name="ro1">
          <table:table-cell office:value-type="string" calcext:value-type="string">
            <text:p>W11C</text:p>
          </table:table-cell>
          <table:table-cell table:formula="of:=SUM(32;28;28;28;28;28;28;28;28;28;28;28;22;22;22;22;22;28;28;28;28;28;28;28;28;28)" office:value-type="float" office:value="702" calcext:value-type="float">
            <text:p>702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table:formula="of:=[.B20] - [.C20] - [.D20]" office:value-type="float" office:value="577" calcext:value-type="float">
            <text:p>577</text:p>
          </table:table-cell>
          <table:table-cell table:formula="of:=SUM([.E20]; -[$'2024.06.23.1'.F20])" office:value-type="float" office:value="-56" calcext:value-type="float">
            <text:p>-56</text:p>
          </table:table-cell>
        </table:table-row>
        <table:table-row table:style-name="ro1">
          <table:table-cell office:value-type="string" calcext:value-type="string">
            <text:p>W11W</text:p>
          </table:table-cell>
          <table:table-cell table:formula="of:=SUM(24;26;28;28;28;28;28;28;28;28;28;28;22;22;22;22;22;28;28;28;28;28;28;28;28;28)"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table:formula="of:=[.B21] - [.C21] - [.D21]" office:value-type="float" office:value="487" calcext:value-type="float">
            <text:p>487</text:p>
          </table:table-cell>
          <table:table-cell table:formula="of:=SUM([.E21]; -[$'2024.06.23.1'.F21])" office:value-type="float" office:value="-125" calcext:value-type="float">
            <text:p>-125</text:p>
          </table:table-cell>
        </table:table-row>
        <table:table-row table:style-name="ro1">
          <table:table-cell office:value-type="string" calcext:value-type="string">
            <text:p>W12</text:p>
          </table:table-cell>
          <table:table-cell table:formula="of:=SUM(46;42;42;42;41;41;42;42;42;42;42;42;33;32;33;33;33;42;42;42;42;42;42;42;42;42)" office:value-type="float" office:value="1048" calcext:value-type="float">
            <text:p>1048</text:p>
          </table:table-cell>
          <table:table-cell office:value-type="float" office:value="0" calcext:value-type="float">
            <text:p>0</text:p>
          </table:table-cell>
          <table:table-cell office:value-type="float" office:value="657" calcext:value-type="float">
            <text:p>657</text:p>
          </table:table-cell>
          <table:table-cell table:formula="of:=[.B22] - [.C22] - [.D22]" office:value-type="float" office:value="391" calcext:value-type="float">
            <text:p>391</text:p>
          </table:table-cell>
          <table:table-cell table:formula="of:=SUM([.E22]; -[$'2024.06.23.1'.F22])" office:value-type="float" office:value="-104" calcext:value-type="float">
            <text:p>-104</text:p>
          </table:table-cell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189" calcext:value-type="float">
            <text:p>18189</text:p>
          </table:table-cell>
          <table:table-cell table:style-name="ce4" table:formula="of:=SUM([.C2:.C22])" office:value-type="float" office:value="588" calcext:value-type="float">
            <text:p>588</text:p>
          </table:table-cell>
          <table:table-cell table:style-name="ce4" table:formula="of:=SUM([.D2:.D22])" office:value-type="float" office:value="8945" calcext:value-type="float">
            <text:p>8945</text:p>
          </table:table-cell>
          <table:table-cell table:style-name="ce4" table:formula="of:=SUM([.E2:.E22]) - [.B25]" office:value-type="float" office:value="8506" calcext:value-type="float">
            <text:p>8506</text:p>
          </table:table-cell>
          <table:table-cell table:style-name="ce4" table:formula="of:=SUM([.F2:.F22])" office:value-type="float" office:value="-2313" calcext:value-type="float">
            <text:p>-2313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5" office:value-type="string" calcext:value-type="string">
            <text:p>Offset estimate</text:p>
          </table:table-cell>
          <table:table-cell office:value-type="float" office:value="150" calcext:value-type="float">
            <text:p>150</text:p>
          </table:table-cell>
          <table:table-cell table:number-columns-repeated="4"/>
        </table:table-row>
        <table:table-row table:style-name="ro1" table:number-rows-repeated="104855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2024.06.23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9" calcext:value-type="float">
            <text:p>899</text:p>
          </table:table-cell>
          <table:table-cell office:value-type="float" office:value="381" calcext:value-type="float">
            <text:p>381</text:p>
          </table:table-cell>
          <table:table-cell office:value-type="float" office:value="47" calcext:value-type="float">
            <text:p>47</text:p>
          </table:table-cell>
          <table:table-cell office:value-type="float" office:value="334" calcext:value-type="float">
            <text:p>334</text:p>
          </table:table-cell>
          <table:table-cell table:formula="of:=SUM([.F2]; -[$'2023.12.15.1'.F2])" office:value-type="float" office:value="-11" calcext:value-type="float">
            <text:p>-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59" calcext:value-type="float">
            <text:p>659</text:p>
          </table:table-cell>
          <table:table-cell office:value-type="float" office:value="848" calcext:value-type="float">
            <text:p>848</text:p>
          </table:table-cell>
          <table:table-cell office:value-type="float" office:value="0" calcext:value-type="float">
            <text:p>0</text:p>
          </table:table-cell>
          <table:table-cell office:value-type="float" office:value="848" calcext:value-type="float">
            <text:p>848</text:p>
          </table:table-cell>
          <table:table-cell table:formula="of:=SUM([.F3]; -[$'2023.12.15.1'.F3])" office:value-type="float" office:value="-59" calcext:value-type="float">
            <text:p>-5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67" calcext:value-type="float">
            <text:p>867</text:p>
          </table:table-cell>
          <table:table-cell office:value-type="float" office:value="639" calcext:value-type="float">
            <text:p>639</text:p>
          </table:table-cell>
          <table:table-cell office:value-type="float" office:value="0" calcext:value-type="float">
            <text:p>0</text:p>
          </table:table-cell>
          <table:table-cell office:value-type="float" office:value="639" calcext:value-type="float">
            <text:p>639</text:p>
          </table:table-cell>
          <table:table-cell table:formula="of:=SUM([.F4]; -[$'2023.12.15.1'.F4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3" calcext:value-type="float">
            <text:p>973</text:p>
          </table:table-cell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table:formula="of:=SUM([.F5]; -[$'2023.12.15.1'.F5])" office:value-type="float" office:value="37" calcext:value-type="float">
            <text:p>3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3" calcext:value-type="float">
            <text:p>83</text:p>
          </table:table-cell>
          <table:table-cell office:value-type="float" office:value="1160" calcext:value-type="float">
            <text:p>1160</text:p>
          </table:table-cell>
          <table:table-cell office:value-type="float" office:value="35" calcext:value-type="float">
            <text:p>35</text:p>
          </table:table-cell>
          <table:table-cell office:value-type="float" office:value="1125" calcext:value-type="float">
            <text:p>1125</text:p>
          </table:table-cell>
          <table:table-cell table:formula="of:=SUM([.F6]; -[$'2023.12.15.1'.F6])" office:value-type="float" office:value="99" calcext:value-type="float">
            <text:p>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58" calcext:value-type="float">
            <text:p>58</text:p>
          </table:table-cell>
          <table:table-cell office:value-type="float" office:value="770" calcext:value-type="float">
            <text:p>770</text:p>
          </table:table-cell>
          <table:table-cell office:value-type="float" office:value="28" calcext:value-type="float">
            <text:p>28</text:p>
          </table:table-cell>
          <table:table-cell office:value-type="float" office:value="742" calcext:value-type="float">
            <text:p>742</text:p>
          </table:table-cell>
          <table:table-cell table:formula="of:=SUM([.F7]; -[$'2023.12.15.1'.F7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54" calcext:value-type="float">
            <text:p>54</text:p>
          </table:table-cell>
          <table:table-cell office:value-type="float" office:value="780" calcext:value-type="float">
            <text:p>780</text:p>
          </table:table-cell>
          <table:table-cell office:value-type="float" office:value="28" calcext:value-type="float">
            <text:p>28</text:p>
          </table:table-cell>
          <table:table-cell office:value-type="float" office:value="752" calcext:value-type="float">
            <text:p>752</text:p>
          </table:table-cell>
          <table:table-cell table:formula="of:=SUM([.F8]; -[$'2023.12.15.1'.F8])" office:value-type="float" office:value="-11" calcext:value-type="float">
            <text:p>-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65" calcext:value-type="float">
            <text:p>65</text:p>
          </table:table-cell>
          <table:table-cell office:value-type="float" office:value="763" calcext:value-type="float">
            <text:p>763</text:p>
          </table:table-cell>
          <table:table-cell office:value-type="float" office:value="28" calcext:value-type="float">
            <text:p>28</text:p>
          </table:table-cell>
          <table:table-cell office:value-type="float" office:value="735" calcext:value-type="float">
            <text:p>735</text:p>
          </table:table-cell>
          <table:table-cell table:formula="of:=SUM([.F9]; -[$'2023.12.15.1'.F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205" calcext:value-type="float">
            <text:p>205</text:p>
          </table:table-cell>
          <table:table-cell office:value-type="float" office:value="1036" calcext:value-type="float">
            <text:p>1036</text:p>
          </table:table-cell>
          <table:table-cell office:value-type="float" office:value="34" calcext:value-type="float">
            <text:p>34</text:p>
          </table:table-cell>
          <table:table-cell office:value-type="float" office:value="1002" calcext:value-type="float">
            <text:p>1002</text:p>
          </table:table-cell>
          <table:table-cell table:formula="of:=SUM([.F10]; -[$'2023.12.15.1'.F10])" office:value-type="float" office:value="32" calcext:value-type="float">
            <text:p>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37" calcext:value-type="float">
            <text:p>237</text:p>
          </table:table-cell>
          <table:table-cell office:value-type="float" office:value="292" calcext:value-type="float">
            <text:p>292</text:p>
          </table:table-cell>
          <table:table-cell office:value-type="float" office:value="187" calcext:value-type="float">
            <text:p>187</text:p>
          </table:table-cell>
          <table:table-cell office:value-type="float" office:value="105" calcext:value-type="float">
            <text:p>105</text:p>
          </table:table-cell>
          <table:table-cell table:formula="of:=SUM([.F11]; -[$'2023.12.15.1'.F11])" office:value-type="float" office:value="9" calcext:value-type="float">
            <text:p>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02" calcext:value-type="float">
            <text:p>202</text:p>
          </table:table-cell>
          <table:table-cell office:value-type="float" office:value="535" calcext:value-type="float">
            <text:p>535</text:p>
          </table:table-cell>
          <table:table-cell office:value-type="float" office:value="56" calcext:value-type="float">
            <text:p>56</text:p>
          </table:table-cell>
          <table:table-cell office:value-type="float" office:value="479" calcext:value-type="float">
            <text:p>479</text:p>
          </table:table-cell>
          <table:table-cell table:formula="of:=SUM([.F12]; -[$'2023.12.15.1'.F12])" office:value-type="float" office:value="-87" calcext:value-type="float">
            <text:p>-8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table:formula="of:=SUM([.F13]; -[$'2023.12.15.1'.F1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table:formula="of:=SUM([.F14]; -[$'2023.12.15.1'.F14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60" calcext:value-type="float">
            <text:p>60</text:p>
          </table:table-cell>
          <table:table-cell office:value-type="float" office:value="677" calcext:value-type="float">
            <text:p>677</text:p>
          </table:table-cell>
          <table:table-cell office:value-type="float" office:value="56" calcext:value-type="float">
            <text:p>56</text:p>
          </table:table-cell>
          <table:table-cell office:value-type="float" office:value="621" calcext:value-type="float">
            <text:p>621</text:p>
          </table:table-cell>
          <table:table-cell table:formula="of:=SUM([.F15]; -[$'2023.12.15.1'.F15])" office:value-type="float" office:value="-34" calcext:value-type="float">
            <text:p>-3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70" calcext:value-type="float">
            <text:p>270</text:p>
          </table:table-cell>
          <table:table-cell office:value-type="float" office:value="259" calcext:value-type="float">
            <text:p>259</text:p>
          </table:table-cell>
          <table:table-cell office:value-type="float" office:value="36" calcext:value-type="float">
            <text:p>36</text:p>
          </table:table-cell>
          <table:table-cell office:value-type="float" office:value="223" calcext:value-type="float">
            <text:p>223</text:p>
          </table:table-cell>
          <table:table-cell table:formula="of:=SUM([.F16]; -[$'2023.12.15.1'.F16])" office:value-type="float" office:value="-216" calcext:value-type="float">
            <text:p>-2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82" calcext:value-type="float">
            <text:p>882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 table:formula="of:=SUM([.F17]; -[$'2023.12.15.1'.F17])" office:value-type="float" office:value="-66" calcext:value-type="float">
            <text:p>-6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236" calcext:value-type="float">
            <text:p>236</text:p>
          </table:table-cell>
          <table:table-cell office:value-type="float" office:value="458" calcext:value-type="float">
            <text:p>458</text:p>
          </table:table-cell>
          <table:table-cell office:value-type="float" office:value="0" calcext:value-type="float">
            <text:p>0</text:p>
          </table:table-cell>
          <table:table-cell office:value-type="float" office:value="458" calcext:value-type="float">
            <text:p>458</text:p>
          </table:table-cell>
          <table:table-cell table:formula="of:=SUM([.F18]; -[$'2023.12.15.1'.F18])" office:value-type="float" office:value="-62" calcext:value-type="float">
            <text:p>-6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248" calcext:value-type="float">
            <text:p>248</text:p>
          </table:table-cell>
          <table:table-cell office:value-type="float" office:value="452" calcext:value-type="float">
            <text:p>452</text:p>
          </table:table-cell>
          <table:table-cell office:value-type="float" office:value="0" calcext:value-type="float">
            <text:p>0</text:p>
          </table:table-cell>
          <table:table-cell office:value-type="float" office:value="452" calcext:value-type="float">
            <text:p>452</text:p>
          </table:table-cell>
          <table:table-cell table:formula="of:=SUM([.F19]; -[$'2023.12.15.1'.F19])" office:value-type="float" office:value="-221" calcext:value-type="float">
            <text:p>-2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69" calcext:value-type="float">
            <text:p>69</text:p>
          </table:table-cell>
          <table:table-cell office:value-type="float" office:value="633" calcext:value-type="float">
            <text:p>633</text:p>
          </table:table-cell>
          <table:table-cell office:value-type="float" office:value="0" calcext:value-type="float">
            <text:p>0</text:p>
          </table:table-cell>
          <table:table-cell office:value-type="float" office:value="633" calcext:value-type="float">
            <text:p>633</text:p>
          </table:table-cell>
          <table:table-cell table:formula="of:=SUM([.F20]; -[$'2023.12.15.1'.F20])" office:value-type="float" office:value="-60" calcext:value-type="float">
            <text:p>-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80" calcext:value-type="float">
            <text:p>80</text:p>
          </table:table-cell>
          <table:table-cell office:value-type="float" office:value="612" calcext:value-type="float">
            <text:p>612</text:p>
          </table:table-cell>
          <table:table-cell office:value-type="float" office:value="0" calcext:value-type="float">
            <text:p>0</text:p>
          </table:table-cell>
          <table:table-cell office:value-type="float" office:value="612" calcext:value-type="float">
            <text:p>612</text:p>
          </table:table-cell>
          <table:table-cell table:formula="of:=SUM([.F21]; -[$'2023.12.15.1'.F21])" office:value-type="float" office:value="-50" calcext:value-type="float">
            <text:p>-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553" calcext:value-type="float">
            <text:p>553</text:p>
          </table:table-cell>
          <table:table-cell office:value-type="float" office:value="495" calcext:value-type="float">
            <text:p>495</text:p>
          </table:table-cell>
          <table:table-cell office:value-type="float" office:value="0" calcext:value-type="float">
            <text:p>0</text:p>
          </table:table-cell>
          <table:table-cell office:value-type="float" office:value="495" calcext:value-type="float">
            <text:p>495</text:p>
          </table:table-cell>
          <table:table-cell table:formula="of:=SUM([.F22]; -[$'2023.12.15.1'.F22])" office:value-type="float" office:value="-160" calcext:value-type="float">
            <text:p>-16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office:value-type="float" office:value="18210" calcext:value-type="float">
            <text:p>18210</text:p>
          </table:table-cell>
          <table:table-cell table:style-name="ce4" office:value-type="float" office:value="6706" calcext:value-type="float">
            <text:p>6706</text:p>
          </table:table-cell>
          <table:table-cell table:style-name="ce4" office:value-type="float" office:value="11504" calcext:value-type="float">
            <text:p>11504</text:p>
          </table:table-cell>
          <table:table-cell table:style-name="ce4" office:value-type="float" office:value="535" calcext:value-type="float">
            <text:p>535</text:p>
          </table:table-cell>
          <table:table-cell table:style-name="ce4" office:value-type="float" office:value="10969" calcext:value-type="float">
            <text:p>10969</text:p>
          </table:table-cell>
          <table:table-cell table:style-name="ce4" office:value-type="float" office:value="-151" calcext:value-type="float">
            <text:p>-151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12.15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88" calcext:value-type="float">
            <text:p>888</text:p>
          </table:table-cell>
          <table:table-cell table:formula="of:=SUM([.B2];-[.C2])" office:value-type="float" office:value="392" calcext:value-type="float">
            <text:p>392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345" calcext:value-type="float">
            <text:p>345</text:p>
          </table:table-cell>
          <table:table-cell table:formula="of:=SUM([.F2]; -[$'2023.12.07.1'.F2])" office:value-type="float" office:value="19" calcext:value-type="float">
            <text:p>1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00" calcext:value-type="float">
            <text:p>600</text:p>
          </table:table-cell>
          <table:table-cell table:formula="of:=SUM([.B3];-[.C3])" office:value-type="float" office:value="907" calcext:value-type="float">
            <text:p>907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907" calcext:value-type="float">
            <text:p>907</text:p>
          </table:table-cell>
          <table:table-cell table:formula="of:=SUM([.F3]; -[$'2023.12.07.1'.F3])" office:value-type="float" office:value="94" calcext:value-type="float">
            <text:p>9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70" calcext:value-type="float">
            <text:p>870</text:p>
          </table:table-cell>
          <table:table-cell table:formula="of:=SUM([.B4];-[.C4])" office:value-type="float" office:value="636" calcext:value-type="float">
            <text:p>636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36" calcext:value-type="float">
            <text:p>636</text:p>
          </table:table-cell>
          <table:table-cell table:formula="of:=SUM([.F4]; -[$'2023.12.07.1'.F4])" office:value-type="float" office:value="31" calcext:value-type="float">
            <text:p>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10" calcext:value-type="float">
            <text:p>1010</text:p>
          </table:table-cell>
          <table:table-cell table:formula="of:=SUM([.B5];-[.C5])"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1" calcext:value-type="float">
            <text:p>121</text:p>
          </table:table-cell>
          <table:table-cell table:formula="of:=SUM([.F5]; -[$'2023.12.07.1'.F5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82" calcext:value-type="float">
            <text:p>182</text:p>
          </table:table-cell>
          <table:table-cell table:formula="of:=SUM([.B6];-[.C6])" office:value-type="float" office:value="1061" calcext:value-type="float">
            <text:p>1061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1026" calcext:value-type="float">
            <text:p>1026</text:p>
          </table:table-cell>
          <table:table-cell table:formula="of:=SUM([.F6]; -[$'2023.12.07.1'.F6])" office:value-type="float" office:value="51" calcext:value-type="float">
            <text:p>5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3" calcext:value-type="float">
            <text:p>63</text:p>
          </table:table-cell>
          <table:table-cell table:formula="of:=SUM([.B7];-[.C7])" office:value-type="float" office:value="765" calcext:value-type="float">
            <text:p>765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737" calcext:value-type="float">
            <text:p>737</text:p>
          </table:table-cell>
          <table:table-cell table:formula="of:=SUM([.F7]; -[$'2023.12.07.1'.F7])" office:value-type="float" office:value="17" calcext:value-type="float">
            <text:p>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43" calcext:value-type="float">
            <text:p>43</text:p>
          </table:table-cell>
          <table:table-cell table:formula="of:=SUM([.B8];-[.C8])" office:value-type="float" office:value="791" calcext:value-type="float">
            <text:p>791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763" calcext:value-type="float">
            <text:p>763</text:p>
          </table:table-cell>
          <table:table-cell table:formula="of:=SUM([.F8]; -[$'2023.12.07.1'.F8])" office:value-type="float" office:value="30" calcext:value-type="float">
            <text:p>3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67" calcext:value-type="float">
            <text:p>67</text:p>
          </table:table-cell>
          <table:table-cell table:formula="of:=SUM([.B9];-[.C9])" office:value-type="float" office:value="761" calcext:value-type="float">
            <text:p>761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733" calcext:value-type="float">
            <text:p>733</text:p>
          </table:table-cell>
          <table:table-cell table:formula="of:=SUM([.F9]; -[$'2023.12.07.1'.F9])" office:value-type="float" office:value="17" calcext:value-type="float">
            <text:p>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237" calcext:value-type="float">
            <text:p>237</text:p>
          </table:table-cell>
          <table:table-cell table:formula="of:=SUM([.B10];-[.C10])" office:value-type="float" office:value="1004" calcext:value-type="float">
            <text:p>1004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970" calcext:value-type="float">
            <text:p>970</text:p>
          </table:table-cell>
          <table:table-cell table:formula="of:=SUM([.F10]; -[$'2023.12.07.1'.F10])" office:value-type="float" office:value="59" calcext:value-type="float">
            <text:p>5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46" calcext:value-type="float">
            <text:p>246</text:p>
          </table:table-cell>
          <table:table-cell table:formula="of:=SUM([.B11];-[.C11])" office:value-type="float" office:value="283" calcext:value-type="float">
            <text:p>283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96" calcext:value-type="float">
            <text:p>96</text:p>
          </table:table-cell>
          <table:table-cell table:formula="of:=SUM([.F11]; -[$'2023.12.07.1'.F11])" office:value-type="float" office:value="17" calcext:value-type="float">
            <text:p>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15" calcext:value-type="float">
            <text:p>115</text:p>
          </table:table-cell>
          <table:table-cell table:formula="of:=SUM([.B12];-[.C12])" office:value-type="float" office:value="622" calcext:value-type="float">
            <text:p>62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566" calcext:value-type="float">
            <text:p>566</text:p>
          </table:table-cell>
          <table:table-cell table:formula="of:=SUM([.F12]; -[$'2023.12.07.1'.F12])" office:value-type="float" office:value="56" calcext:value-type="float">
            <text:p>5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SUM([.B13];-[.C13])"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4" calcext:value-type="float">
            <text:p>194</text:p>
          </table:table-cell>
          <table:table-cell table:formula="of:=SUM([.F13]; -[$'2023.12.07.1'.F13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9" calcext:value-type="float">
            <text:p>9</text:p>
          </table:table-cell>
          <table:table-cell table:formula="of:=SUM([.B14];-[.C14])"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89" calcext:value-type="float">
            <text:p>189</text:p>
          </table:table-cell>
          <table:table-cell table:formula="of:=SUM([.F14]; -[$'2023.12.07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6" calcext:value-type="float">
            <text:p>26</text:p>
          </table:table-cell>
          <table:table-cell table:formula="of:=SUM([.B15];-[.C15])" office:value-type="float" office:value="711" calcext:value-type="float">
            <text:p>711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655" calcext:value-type="float">
            <text:p>655</text:p>
          </table:table-cell>
          <table:table-cell table:formula="of:=SUM([.F15]; -[$'2023.12.07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54" calcext:value-type="float">
            <text:p>54</text:p>
          </table:table-cell>
          <table:table-cell table:formula="of:=SUM([.B16];-[.C16])" office:value-type="float" office:value="475" calcext:value-type="float">
            <text:p>475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439" calcext:value-type="float">
            <text:p>439</text:p>
          </table:table-cell>
          <table:table-cell table:formula="of:=SUM([.F16]; -[$'2023.12.07.1'.F16])" office:value-type="float" office:value="118" calcext:value-type="float">
            <text:p>1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16" calcext:value-type="float">
            <text:p>816</text:p>
          </table:table-cell>
          <table:table-cell table:formula="of:=SUM([.B17];-[.C17])"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232" calcext:value-type="float">
            <text:p>232</text:p>
          </table:table-cell>
          <table:table-cell table:formula="of:=SUM([.F17]; -[$'2023.12.07.1'.F17])" office:value-type="float" office:value="48" calcext:value-type="float">
            <text:p>4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174" calcext:value-type="float">
            <text:p>174</text:p>
          </table:table-cell>
          <table:table-cell table:formula="of:=SUM([.B18];-[.C18])" office:value-type="float" office:value="520" calcext:value-type="float">
            <text:p>52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520" calcext:value-type="float">
            <text:p>520</text:p>
          </table:table-cell>
          <table:table-cell table:formula="of:=SUM([.F18]; -[$'2023.12.07.1'.F18])" office:value-type="float" office:value="-91" calcext:value-type="float">
            <text:p>-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27" calcext:value-type="float">
            <text:p>27</text:p>
          </table:table-cell>
          <table:table-cell table:formula="of:=SUM([.B19];-[.C19])" office:value-type="float" office:value="673" calcext:value-type="float">
            <text:p>673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673" calcext:value-type="float">
            <text:p>673</text:p>
          </table:table-cell>
          <table:table-cell table:formula="of:=SUM([.F19]; -[$'2023.12.07.1'.F19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9" calcext:value-type="float">
            <text:p>9</text:p>
          </table:table-cell>
          <table:table-cell table:formula="of:=SUM([.B20];-[.C20])" office:value-type="float" office:value="693" calcext:value-type="float">
            <text:p>693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693" calcext:value-type="float">
            <text:p>693</text:p>
          </table:table-cell>
          <table:table-cell table:formula="of:=SUM([.F20]; -[$'2023.12.07.1'.F20])" office:value-type="float" office:value="16" calcext:value-type="float">
            <text:p>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30" calcext:value-type="float">
            <text:p>30</text:p>
          </table:table-cell>
          <table:table-cell table:formula="of:=SUM([.B21];-[.C21])" office:value-type="float" office:value="662" calcext:value-type="float">
            <text:p>662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662" calcext:value-type="float">
            <text:p>662</text:p>
          </table:table-cell>
          <table:table-cell table:formula="of:=SUM([.F21]; -[$'2023.12.07.1'.F21])" office:value-type="float" office:value="53" calcext:value-type="float">
            <text:p>5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393" calcext:value-type="float">
            <text:p>393</text:p>
          </table:table-cell>
          <table:table-cell table:formula="of:=SUM([.B22];-[.C22])" office:value-type="float" office:value="655" calcext:value-type="float">
            <text:p>65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655" calcext:value-type="float">
            <text:p>655</text:p>
          </table:table-cell>
          <table:table-cell table:formula="of:=SUM([.F22]; -[$'2023.12.07.1'.F22])" office:value-type="float" office:value="157" calcext:value-type="float">
            <text:p>157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5863" calcext:value-type="float">
            <text:p>5863</text:p>
          </table:table-cell>
          <table:table-cell table:style-name="ce4" table:formula="of:=SUM([.D2:.D22])" office:value-type="float" office:value="12347" calcext:value-type="float">
            <text:p>12347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11812" calcext:value-type="float">
            <text:p>11812</text:p>
          </table:table-cell>
          <table:table-cell table:style-name="ce4" table:formula="of:=SUM([.G2:.G22])" office:value-type="float" office:value="692" calcext:value-type="float">
            <text:p>692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7.07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88" calcext:value-type="float">
            <text:p>988</text:p>
          </table:table-cell>
          <table:table-cell table:formula="of:=SUM([.B2];-[.C2])" office:value-type="float" office:value="292" calcext:value-type="float">
            <text:p>292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45" calcext:value-type="float">
            <text:p>245</text:p>
          </table:table-cell>
          <table:table-cell table:formula="of:=SUM([.F2]; -[$'2023.07.06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63" calcext:value-type="float">
            <text:p>863</text:p>
          </table:table-cell>
          <table:table-cell table:formula="of:=SUM([.B3];-[.C3])" office:value-type="float" office:value="644" calcext:value-type="float">
            <text:p>64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44" calcext:value-type="float">
            <text:p>644</text:p>
          </table:table-cell>
          <table:table-cell table:formula="of:=SUM([.F3]; -[$'2023.07.06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1" calcext:value-type="float">
            <text:p>971</text:p>
          </table:table-cell>
          <table:table-cell table:formula="of:=SUM([.B4];-[.C4])" office:value-type="float" office:value="535" calcext:value-type="float">
            <text:p>535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35" calcext:value-type="float">
            <text:p>535</text:p>
          </table:table-cell>
          <table:table-cell table:formula="of:=SUM([.F4]; -[$'2023.07.06.1'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6" calcext:value-type="float">
            <text:p>1036</text:p>
          </table:table-cell>
          <table:table-cell table:formula="of:=SUM([.B5];-[.C5])"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5" calcext:value-type="float">
            <text:p>95</text:p>
          </table:table-cell>
          <table:table-cell table:formula="of:=SUM([.F5]; -[$'2023.07.06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73" calcext:value-type="float">
            <text:p>373</text:p>
          </table:table-cell>
          <table:table-cell table:formula="of:=SUM([.B6];-[.C6])" office:value-type="float" office:value="870" calcext:value-type="float">
            <text:p>870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35" calcext:value-type="float">
            <text:p>835</text:p>
          </table:table-cell>
          <table:table-cell table:formula="of:=SUM([.F6]; -[$'2023.07.06.1'.F6])" office:value-type="float" office:value="12" calcext:value-type="float">
            <text:p>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46" calcext:value-type="float">
            <text:p>146</text:p>
          </table:table-cell>
          <table:table-cell table:formula="of:=SUM([.B7];-[.C7])" office:value-type="float" office:value="682" calcext:value-type="float">
            <text:p>682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54" calcext:value-type="float">
            <text:p>654</text:p>
          </table:table-cell>
          <table:table-cell table:formula="of:=SUM([.F7]; -[$'2023.07.06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46" calcext:value-type="float">
            <text:p>146</text:p>
          </table:table-cell>
          <table:table-cell table:formula="of:=SUM([.B8];-[.C8])" office:value-type="float" office:value="688" calcext:value-type="float">
            <text:p>688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60" calcext:value-type="float">
            <text:p>660</text:p>
          </table:table-cell>
          <table:table-cell table:formula="of:=SUM([.F8]; -[$'2023.07.06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86" calcext:value-type="float">
            <text:p>186</text:p>
          </table:table-cell>
          <table:table-cell table:formula="of:=SUM([.B9];-[.C9])" office:value-type="float" office:value="642" calcext:value-type="float">
            <text:p>642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14" calcext:value-type="float">
            <text:p>614</text:p>
          </table:table-cell>
          <table:table-cell table:formula="of:=SUM([.F9]; -[$'2023.07.06.1'.F9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62" calcext:value-type="float">
            <text:p>462</text:p>
          </table:table-cell>
          <table:table-cell table:formula="of:=SUM([.B10];-[.C10])" office:value-type="float" office:value="779" calcext:value-type="float">
            <text:p>779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45" calcext:value-type="float">
            <text:p>745</text:p>
          </table:table-cell>
          <table:table-cell table:formula="of:=SUM([.F10]; -[$'2023.07.06.1'.F10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8" calcext:value-type="float">
            <text:p>278</text:p>
          </table:table-cell>
          <table:table-cell table:formula="of:=SUM([.B11];-[.C11])" office:value-type="float" office:value="251" calcext:value-type="float">
            <text:p>251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4" calcext:value-type="float">
            <text:p>64</text:p>
          </table:table-cell>
          <table:table-cell table:formula="of:=SUM([.F11]; -[$'2023.07.06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82" calcext:value-type="float">
            <text:p>282</text:p>
          </table:table-cell>
          <table:table-cell table:formula="of:=SUM([.B12];-[.C12])" office:value-type="float" office:value="455" calcext:value-type="float">
            <text:p>455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99" calcext:value-type="float">
            <text:p>399</text:p>
          </table:table-cell>
          <table:table-cell table:formula="of:=SUM([.F12]; -[$'2023.07.06.1'.F1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3" calcext:value-type="float">
            <text:p>13</text:p>
          </table:table-cell>
          <table:table-cell table:formula="of:=SUM([.B13];-[.C13])"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85" calcext:value-type="float">
            <text:p>185</text:p>
          </table:table-cell>
          <table:table-cell table:formula="of:=SUM([.F13]; -[$'2023.07.06.1'.F13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table:formula="of:=SUM([.B14];-[.C14])"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84" calcext:value-type="float">
            <text:p>184</text:p>
          </table:table-cell>
          <table:table-cell table:formula="of:=SUM([.F14]; -[$'2023.07.06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65" calcext:value-type="float">
            <text:p>165</text:p>
          </table:table-cell>
          <table:table-cell table:formula="of:=SUM([.B15];-[.C15])" office:value-type="float" office:value="572" calcext:value-type="float">
            <text:p>572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16" calcext:value-type="float">
            <text:p>516</text:p>
          </table:table-cell>
          <table:table-cell table:formula="of:=SUM([.F15]; -[$'2023.07.06.1'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9" calcext:value-type="float">
            <text:p>379</text:p>
          </table:table-cell>
          <table:table-cell table:formula="of:=SUM([.B16];-[.C16])" office:value-type="float" office:value="150" calcext:value-type="float">
            <text:p>150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4" calcext:value-type="float">
            <text:p>114</text:p>
          </table:table-cell>
          <table:table-cell table:formula="of:=SUM([.F16]; -[$'2023.07.06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4" calcext:value-type="float">
            <text:p>924</text:p>
          </table:table-cell>
          <table:table-cell table:formula="of:=SUM([.B17];-[.C17])"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4" calcext:value-type="float">
            <text:p>124</text:p>
          </table:table-cell>
          <table:table-cell table:formula="of:=SUM([.F17]; -[$'2023.07.06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79" calcext:value-type="float">
            <text:p>379</text:p>
          </table:table-cell>
          <table:table-cell table:formula="of:=SUM([.B18];-[.C18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15" calcext:value-type="float">
            <text:p>315</text:p>
          </table:table-cell>
          <table:table-cell table:formula="of:=SUM([.F18]; -[$'2023.07.06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82" calcext:value-type="float">
            <text:p>382</text:p>
          </table:table-cell>
          <table:table-cell table:formula="of:=SUM([.B19];-[.C19])"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18" calcext:value-type="float">
            <text:p>318</text:p>
          </table:table-cell>
          <table:table-cell table:formula="of:=SUM([.F19]; -[$'2023.07.06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22" calcext:value-type="float">
            <text:p>122</text:p>
          </table:table-cell>
          <table:table-cell table:formula="of:=SUM([.B20];-[.C20])" office:value-type="float" office:value="580" calcext:value-type="float">
            <text:p>580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80" calcext:value-type="float">
            <text:p>580</text:p>
          </table:table-cell>
          <table:table-cell table:formula="of:=SUM([.F20]; -[$'2023.07.06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84" calcext:value-type="float">
            <text:p>184</text:p>
          </table:table-cell>
          <table:table-cell table:formula="of:=SUM([.B21];-[.C21])" office:value-type="float" office:value="508" calcext:value-type="float">
            <text:p>50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08" calcext:value-type="float">
            <text:p>508</text:p>
          </table:table-cell>
          <table:table-cell table:formula="of:=SUM([.F21]; -[$'2023.07.06.1'.F2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23" calcext:value-type="float">
            <text:p>723</text:p>
          </table:table-cell>
          <table:table-cell table:formula="of:=SUM([.B22];-[.C22])"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25" calcext:value-type="float">
            <text:p>325</text:p>
          </table:table-cell>
          <table:table-cell table:formula="of:=SUM([.F22]; -[$'2023.07.06.1'.F2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016" calcext:value-type="float">
            <text:p>9016</text:p>
          </table:table-cell>
          <table:table-cell table:style-name="ce4" table:formula="of:=SUM([.D2:.D22])" office:value-type="float" office:value="9194" calcext:value-type="float">
            <text:p>9194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659" calcext:value-type="float">
            <text:p>8659</text:p>
          </table:table-cell>
          <table:table-cell table:style-name="ce4" table:formula="of:=SUM([.G2:.G22])" office:value-type="float" office:value="31" calcext:value-type="float">
            <text:p>31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7.06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88" calcext:value-type="float">
            <text:p>988</text:p>
          </table:table-cell>
          <table:table-cell table:formula="of:=SUM([.B2];-[.C2])" office:value-type="float" office:value="292" calcext:value-type="float">
            <text:p>292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45" calcext:value-type="float">
            <text:p>245</text:p>
          </table:table-cell>
          <table:table-cell table:formula="of:=SUM([.F2]; -[$'2023.07.05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63" calcext:value-type="float">
            <text:p>863</text:p>
          </table:table-cell>
          <table:table-cell table:formula="of:=SUM([.B3];-[.C3])" office:value-type="float" office:value="644" calcext:value-type="float">
            <text:p>64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44" calcext:value-type="float">
            <text:p>644</text:p>
          </table:table-cell>
          <table:table-cell table:formula="of:=SUM([.F3]; -[$'2023.07.05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2" calcext:value-type="float">
            <text:p>972</text:p>
          </table:table-cell>
          <table:table-cell table:formula="of:=SUM([.B4];-[.C4])" office:value-type="float" office:value="534" calcext:value-type="float">
            <text:p>534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34" calcext:value-type="float">
            <text:p>534</text:p>
          </table:table-cell>
          <table:table-cell table:formula="of:=SUM([.F4]; -[$'2023.07.05.1'.F4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6" calcext:value-type="float">
            <text:p>1036</text:p>
          </table:table-cell>
          <table:table-cell table:formula="of:=SUM([.B5];-[.C5])"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5" calcext:value-type="float">
            <text:p>95</text:p>
          </table:table-cell>
          <table:table-cell table:formula="of:=SUM([.F5]; -[$'2023.07.05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85" calcext:value-type="float">
            <text:p>385</text:p>
          </table:table-cell>
          <table:table-cell table:formula="of:=SUM([.B6];-[.C6])" office:value-type="float" office:value="858" calcext:value-type="float">
            <text:p>858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23" calcext:value-type="float">
            <text:p>823</text:p>
          </table:table-cell>
          <table:table-cell table:formula="of:=SUM([.F6]; -[$'2023.07.05.1'.F6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46" calcext:value-type="float">
            <text:p>146</text:p>
          </table:table-cell>
          <table:table-cell table:formula="of:=SUM([.B7];-[.C7])" office:value-type="float" office:value="682" calcext:value-type="float">
            <text:p>682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54" calcext:value-type="float">
            <text:p>654</text:p>
          </table:table-cell>
          <table:table-cell table:formula="of:=SUM([.F7]; -[$'2023.07.05.1'.F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46" calcext:value-type="float">
            <text:p>146</text:p>
          </table:table-cell>
          <table:table-cell table:formula="of:=SUM([.B8];-[.C8])" office:value-type="float" office:value="688" calcext:value-type="float">
            <text:p>688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60" calcext:value-type="float">
            <text:p>660</text:p>
          </table:table-cell>
          <table:table-cell table:formula="of:=SUM([.F8]; -[$'2023.07.05.1'.F8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89" calcext:value-type="float">
            <text:p>189</text:p>
          </table:table-cell>
          <table:table-cell table:formula="of:=SUM([.B9];-[.C9])" office:value-type="float" office:value="639" calcext:value-type="float">
            <text:p>639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11" calcext:value-type="float">
            <text:p>611</text:p>
          </table:table-cell>
          <table:table-cell table:formula="of:=SUM([.F9]; -[$'2023.07.05.1'.F9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66" calcext:value-type="float">
            <text:p>466</text:p>
          </table:table-cell>
          <table:table-cell table:formula="of:=SUM([.B10];-[.C10])" office:value-type="float" office:value="775" calcext:value-type="float">
            <text:p>775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41" calcext:value-type="float">
            <text:p>741</text:p>
          </table:table-cell>
          <table:table-cell table:formula="of:=SUM([.F10]; -[$'2023.07.05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8" calcext:value-type="float">
            <text:p>278</text:p>
          </table:table-cell>
          <table:table-cell table:formula="of:=SUM([.B11];-[.C11])" office:value-type="float" office:value="251" calcext:value-type="float">
            <text:p>251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4" calcext:value-type="float">
            <text:p>64</text:p>
          </table:table-cell>
          <table:table-cell table:formula="of:=SUM([.F11]; -[$'2023.07.05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83" calcext:value-type="float">
            <text:p>283</text:p>
          </table:table-cell>
          <table:table-cell table:formula="of:=SUM([.B12];-[.C12])" office:value-type="float" office:value="454" calcext:value-type="float">
            <text:p>45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98" calcext:value-type="float">
            <text:p>398</text:p>
          </table:table-cell>
          <table:table-cell table:formula="of:=SUM([.F12]; -[$'2023.07.05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7" calcext:value-type="float">
            <text:p>17</text:p>
          </table:table-cell>
          <table:table-cell table:formula="of:=SUM([.B13];-[.C13])"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81" calcext:value-type="float">
            <text:p>181</text:p>
          </table:table-cell>
          <table:table-cell table:formula="of:=SUM([.F13]; -[$'2023.07.05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table:formula="of:=SUM([.B14];-[.C14])"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84" calcext:value-type="float">
            <text:p>184</text:p>
          </table:table-cell>
          <table:table-cell table:formula="of:=SUM([.F14]; -[$'2023.07.05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67" calcext:value-type="float">
            <text:p>167</text:p>
          </table:table-cell>
          <table:table-cell table:formula="of:=SUM([.B15];-[.C15])" office:value-type="float" office:value="570" calcext:value-type="float">
            <text:p>570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14" calcext:value-type="float">
            <text:p>514</text:p>
          </table:table-cell>
          <table:table-cell table:formula="of:=SUM([.F15]; -[$'2023.07.05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9" calcext:value-type="float">
            <text:p>379</text:p>
          </table:table-cell>
          <table:table-cell table:formula="of:=SUM([.B16];-[.C16])" office:value-type="float" office:value="150" calcext:value-type="float">
            <text:p>150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4" calcext:value-type="float">
            <text:p>114</text:p>
          </table:table-cell>
          <table:table-cell table:formula="of:=SUM([.F16]; -[$'2023.07.05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4" calcext:value-type="float">
            <text:p>924</text:p>
          </table:table-cell>
          <table:table-cell table:formula="of:=SUM([.B17];-[.C17])"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4" calcext:value-type="float">
            <text:p>124</text:p>
          </table:table-cell>
          <table:table-cell table:formula="of:=SUM([.F17]; -[$'2023.07.05.1'.F17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79" calcext:value-type="float">
            <text:p>379</text:p>
          </table:table-cell>
          <table:table-cell table:formula="of:=SUM([.B18];-[.C18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15" calcext:value-type="float">
            <text:p>315</text:p>
          </table:table-cell>
          <table:table-cell table:formula="of:=SUM([.F18]; -[$'2023.07.05.1'.F1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82" calcext:value-type="float">
            <text:p>382</text:p>
          </table:table-cell>
          <table:table-cell table:formula="of:=SUM([.B19];-[.C19])"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18" calcext:value-type="float">
            <text:p>318</text:p>
          </table:table-cell>
          <table:table-cell table:formula="of:=SUM([.F19]; -[$'2023.07.05.1'.F19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22" calcext:value-type="float">
            <text:p>122</text:p>
          </table:table-cell>
          <table:table-cell table:formula="of:=SUM([.B20];-[.C20])" office:value-type="float" office:value="580" calcext:value-type="float">
            <text:p>580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80" calcext:value-type="float">
            <text:p>580</text:p>
          </table:table-cell>
          <table:table-cell table:formula="of:=SUM([.F20]; -[$'2023.07.05.1'.F20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86" calcext:value-type="float">
            <text:p>186</text:p>
          </table:table-cell>
          <table:table-cell table:formula="of:=SUM([.B21];-[.C21])"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06" calcext:value-type="float">
            <text:p>506</text:p>
          </table:table-cell>
          <table:table-cell table:formula="of:=SUM([.F21]; -[$'2023.07.05.1'.F2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25" calcext:value-type="float">
            <text:p>725</text:p>
          </table:table-cell>
          <table:table-cell table:formula="of:=SUM([.B22];-[.C22])" office:value-type="float" office:value="323" calcext:value-type="float">
            <text:p>32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23" calcext:value-type="float">
            <text:p>323</text:p>
          </table:table-cell>
          <table:table-cell table:formula="of:=SUM([.F22]; -[$'2023.07.05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047" calcext:value-type="float">
            <text:p>9047</text:p>
          </table:table-cell>
          <table:table-cell table:style-name="ce4" table:formula="of:=SUM([.D2:.D22])" office:value-type="float" office:value="9163" calcext:value-type="float">
            <text:p>9163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628" calcext:value-type="float">
            <text:p>8628</text:p>
          </table:table-cell>
          <table:table-cell table:style-name="ce4" table:formula="of:=SUM([.G2:.G22])" office:value-type="float" office:value="22" calcext:value-type="float">
            <text:p>22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7.05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88" calcext:value-type="float">
            <text:p>988</text:p>
          </table:table-cell>
          <table:table-cell table:formula="of:=SUM([.B2];-[.C2])" office:value-type="float" office:value="292" calcext:value-type="float">
            <text:p>292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45" calcext:value-type="float">
            <text:p>245</text:p>
          </table:table-cell>
          <table:table-cell table:formula="of:=SUM([.F2]; -[$'2023.07.04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63" calcext:value-type="float">
            <text:p>863</text:p>
          </table:table-cell>
          <table:table-cell table:formula="of:=SUM([.B3];-[.C3])" office:value-type="float" office:value="644" calcext:value-type="float">
            <text:p>64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44" calcext:value-type="float">
            <text:p>644</text:p>
          </table:table-cell>
          <table:table-cell table:formula="of:=SUM([.F3]; -[$'2023.07.04.1'.F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4" calcext:value-type="float">
            <text:p>974</text:p>
          </table:table-cell>
          <table:table-cell table:formula="of:=SUM([.B4];-[.C4])" office:value-type="float" office:value="532" calcext:value-type="float">
            <text:p>53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32" calcext:value-type="float">
            <text:p>532</text:p>
          </table:table-cell>
          <table:table-cell table:formula="of:=SUM([.F4]; -[$'2023.07.04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6" calcext:value-type="float">
            <text:p>1036</text:p>
          </table:table-cell>
          <table:table-cell table:formula="of:=SUM([.B5];-[.C5])"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5" calcext:value-type="float">
            <text:p>95</text:p>
          </table:table-cell>
          <table:table-cell table:formula="of:=SUM([.F5]; -[$'2023.07.04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88" calcext:value-type="float">
            <text:p>388</text:p>
          </table:table-cell>
          <table:table-cell table:formula="of:=SUM([.B6];-[.C6])" office:value-type="float" office:value="855" calcext:value-type="float">
            <text:p>855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20" calcext:value-type="float">
            <text:p>820</text:p>
          </table:table-cell>
          <table:table-cell table:formula="of:=SUM([.F6]; -[$'2023.07.04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47" calcext:value-type="float">
            <text:p>147</text:p>
          </table:table-cell>
          <table:table-cell table:formula="of:=SUM([.B7];-[.C7])" office:value-type="float" office:value="681" calcext:value-type="float">
            <text:p>681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53" calcext:value-type="float">
            <text:p>653</text:p>
          </table:table-cell>
          <table:table-cell table:formula="of:=SUM([.F7]; -[$'2023.07.04.1'.F7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49" calcext:value-type="float">
            <text:p>149</text:p>
          </table:table-cell>
          <table:table-cell table:formula="of:=SUM([.B8];-[.C8])" office:value-type="float" office:value="685" calcext:value-type="float">
            <text:p>685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7" calcext:value-type="float">
            <text:p>657</text:p>
          </table:table-cell>
          <table:table-cell table:formula="of:=SUM([.F8]; -[$'2023.07.04.1'.F8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90" calcext:value-type="float">
            <text:p>190</text:p>
          </table:table-cell>
          <table:table-cell table:formula="of:=SUM([.B9];-[.C9])" office:value-type="float" office:value="638" calcext:value-type="float">
            <text:p>638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10" calcext:value-type="float">
            <text:p>610</text:p>
          </table:table-cell>
          <table:table-cell table:formula="of:=SUM([.F9]; -[$'2023.07.04.1'.F9])"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66" calcext:value-type="float">
            <text:p>466</text:p>
          </table:table-cell>
          <table:table-cell table:formula="of:=SUM([.B10];-[.C10])" office:value-type="float" office:value="775" calcext:value-type="float">
            <text:p>775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41" calcext:value-type="float">
            <text:p>741</text:p>
          </table:table-cell>
          <table:table-cell table:formula="of:=SUM([.F10]; -[$'2023.07.04.1'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8" calcext:value-type="float">
            <text:p>278</text:p>
          </table:table-cell>
          <table:table-cell table:formula="of:=SUM([.B11];-[.C11])" office:value-type="float" office:value="251" calcext:value-type="float">
            <text:p>251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4" calcext:value-type="float">
            <text:p>64</text:p>
          </table:table-cell>
          <table:table-cell table:formula="of:=SUM([.F11]; -[$'2023.07.04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83" calcext:value-type="float">
            <text:p>283</text:p>
          </table:table-cell>
          <table:table-cell table:formula="of:=SUM([.B12];-[.C12])" office:value-type="float" office:value="454" calcext:value-type="float">
            <text:p>45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98" calcext:value-type="float">
            <text:p>398</text:p>
          </table:table-cell>
          <table:table-cell table:formula="of:=SUM([.F12]; -[$'2023.07.04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7" calcext:value-type="float">
            <text:p>17</text:p>
          </table:table-cell>
          <table:table-cell table:formula="of:=SUM([.B13];-[.C13])"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81" calcext:value-type="float">
            <text:p>181</text:p>
          </table:table-cell>
          <table:table-cell table:formula="of:=SUM([.F13]; -[$'2023.07.04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table:formula="of:=SUM([.B14];-[.C14])"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84" calcext:value-type="float">
            <text:p>184</text:p>
          </table:table-cell>
          <table:table-cell table:formula="of:=SUM([.F14]; -[$'2023.07.04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67" calcext:value-type="float">
            <text:p>167</text:p>
          </table:table-cell>
          <table:table-cell table:formula="of:=SUM([.B15];-[.C15])" office:value-type="float" office:value="570" calcext:value-type="float">
            <text:p>570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14" calcext:value-type="float">
            <text:p>514</text:p>
          </table:table-cell>
          <table:table-cell table:formula="of:=SUM([.F15]; -[$'2023.07.04.1'.F15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9" calcext:value-type="float">
            <text:p>379</text:p>
          </table:table-cell>
          <table:table-cell table:formula="of:=SUM([.B16];-[.C16])" office:value-type="float" office:value="150" calcext:value-type="float">
            <text:p>150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4" calcext:value-type="float">
            <text:p>114</text:p>
          </table:table-cell>
          <table:table-cell table:formula="of:=SUM([.F16]; -[$'2023.07.04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7.04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1" calcext:value-type="float">
            <text:p>381</text:p>
          </table:table-cell>
          <table:table-cell table:formula="of:=SUM([.B18];-[.C18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13" calcext:value-type="float">
            <text:p>313</text:p>
          </table:table-cell>
          <table:table-cell table:formula="of:=SUM([.F18]; -[$'2023.07.04.1'.F1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86" calcext:value-type="float">
            <text:p>386</text:p>
          </table:table-cell>
          <table:table-cell table:formula="of:=SUM([.B19];-[.C19])" office:value-type="float" office:value="314" calcext:value-type="float">
            <text:p>31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14" calcext:value-type="float">
            <text:p>314</text:p>
          </table:table-cell>
          <table:table-cell table:formula="of:=SUM([.F19]; -[$'2023.07.04.1'.F1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25" calcext:value-type="float">
            <text:p>125</text:p>
          </table:table-cell>
          <table:table-cell table:formula="of:=SUM([.B20];-[.C20])" office:value-type="float" office:value="577" calcext:value-type="float">
            <text:p>57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77" calcext:value-type="float">
            <text:p>577</text:p>
          </table:table-cell>
          <table:table-cell table:formula="of:=SUM([.F20]; -[$'2023.07.04.1'.F2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87" calcext:value-type="float">
            <text:p>187</text:p>
          </table:table-cell>
          <table:table-cell table:formula="of:=SUM([.B21];-[.C21])" office:value-type="float" office:value="505" calcext:value-type="float">
            <text:p>505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05" calcext:value-type="float">
            <text:p>505</text:p>
          </table:table-cell>
          <table:table-cell table:formula="of:=SUM([.F21]; -[$'2023.07.04.1'.F21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25" calcext:value-type="float">
            <text:p>725</text:p>
          </table:table-cell>
          <table:table-cell table:formula="of:=SUM([.B22];-[.C22])" office:value-type="float" office:value="323" calcext:value-type="float">
            <text:p>32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23" calcext:value-type="float">
            <text:p>323</text:p>
          </table:table-cell>
          <table:table-cell table:formula="of:=SUM([.F22]; -[$'2023.07.04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069" calcext:value-type="float">
            <text:p>9069</text:p>
          </table:table-cell>
          <table:table-cell table:style-name="ce4" table:formula="of:=SUM([.D2:.D22])" office:value-type="float" office:value="9141" calcext:value-type="float">
            <text:p>9141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606" calcext:value-type="float">
            <text:p>8606</text:p>
          </table:table-cell>
          <table:table-cell table:style-name="ce4" table:formula="of:=SUM([.G2:.G22])" office:value-type="float" office:value="17" calcext:value-type="float">
            <text:p>17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7.04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88" calcext:value-type="float">
            <text:p>988</text:p>
          </table:table-cell>
          <table:table-cell table:formula="of:=SUM([.B2];-[.C2])" office:value-type="float" office:value="292" calcext:value-type="float">
            <text:p>292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45" calcext:value-type="float">
            <text:p>245</text:p>
          </table:table-cell>
          <table:table-cell table:formula="of:=SUM([.F2]; -[$'2023.07.03.1'.F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65" calcext:value-type="float">
            <text:p>865</text:p>
          </table:table-cell>
          <table:table-cell table:formula="of:=SUM([.B3];-[.C3])" office:value-type="float" office:value="642" calcext:value-type="float">
            <text:p>64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42" calcext:value-type="float">
            <text:p>642</text:p>
          </table:table-cell>
          <table:table-cell table:formula="of:=SUM([.F3]; -[$'2023.07.03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4" calcext:value-type="float">
            <text:p>974</text:p>
          </table:table-cell>
          <table:table-cell table:formula="of:=SUM([.B4];-[.C4])" office:value-type="float" office:value="532" calcext:value-type="float">
            <text:p>53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32" calcext:value-type="float">
            <text:p>532</text:p>
          </table:table-cell>
          <table:table-cell table:formula="of:=SUM([.F4]; -[$'2023.07.03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6" calcext:value-type="float">
            <text:p>1036</text:p>
          </table:table-cell>
          <table:table-cell table:formula="of:=SUM([.B5];-[.C5])"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5" calcext:value-type="float">
            <text:p>95</text:p>
          </table:table-cell>
          <table:table-cell table:formula="of:=SUM([.F5]; -[$'2023.07.03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88" calcext:value-type="float">
            <text:p>388</text:p>
          </table:table-cell>
          <table:table-cell table:formula="of:=SUM([.B6];-[.C6])" office:value-type="float" office:value="855" calcext:value-type="float">
            <text:p>855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20" calcext:value-type="float">
            <text:p>820</text:p>
          </table:table-cell>
          <table:table-cell table:formula="of:=SUM([.F6]; -[$'2023.07.03.1'.F6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49" calcext:value-type="float">
            <text:p>149</text:p>
          </table:table-cell>
          <table:table-cell table:formula="of:=SUM([.B7];-[.C7])" office:value-type="float" office:value="679" calcext:value-type="float">
            <text:p>679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51" calcext:value-type="float">
            <text:p>651</text:p>
          </table:table-cell>
          <table:table-cell table:formula="of:=SUM([.F7]; -[$'2023.07.03.1'.F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47" calcext:value-type="float">
            <text:p>147</text:p>
          </table:table-cell>
          <table:table-cell table:formula="of:=SUM([.B8];-[.C8])" office:value-type="float" office:value="687" calcext:value-type="float">
            <text:p>687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9" calcext:value-type="float">
            <text:p>659</text:p>
          </table:table-cell>
          <table:table-cell table:formula="of:=SUM([.F8]; -[$'2023.07.03.1'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98" calcext:value-type="float">
            <text:p>198</text:p>
          </table:table-cell>
          <table:table-cell table:formula="of:=SUM([.B9];-[.C9])" office:value-type="float" office:value="630" calcext:value-type="float">
            <text:p>630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02" calcext:value-type="float">
            <text:p>602</text:p>
          </table:table-cell>
          <table:table-cell table:formula="of:=SUM([.F9]; -[$'2023.07.03.1'.F9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67" calcext:value-type="float">
            <text:p>467</text:p>
          </table:table-cell>
          <table:table-cell table:formula="of:=SUM([.B10];-[.C10])" office:value-type="float" office:value="774" calcext:value-type="float">
            <text:p>774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40" calcext:value-type="float">
            <text:p>740</text:p>
          </table:table-cell>
          <table:table-cell table:formula="of:=SUM([.F10]; -[$'2023.07.03.1'.F10])"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8" calcext:value-type="float">
            <text:p>278</text:p>
          </table:table-cell>
          <table:table-cell table:formula="of:=SUM([.B11];-[.C11])" office:value-type="float" office:value="251" calcext:value-type="float">
            <text:p>251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4" calcext:value-type="float">
            <text:p>64</text:p>
          </table:table-cell>
          <table:table-cell table:formula="of:=SUM([.F11]; -[$'2023.07.03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83" calcext:value-type="float">
            <text:p>283</text:p>
          </table:table-cell>
          <table:table-cell table:formula="of:=SUM([.B12];-[.C12])" office:value-type="float" office:value="454" calcext:value-type="float">
            <text:p>45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98" calcext:value-type="float">
            <text:p>398</text:p>
          </table:table-cell>
          <table:table-cell table:formula="of:=SUM([.F12]; -[$'2023.07.03.1'.F12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7" calcext:value-type="float">
            <text:p>17</text:p>
          </table:table-cell>
          <table:table-cell table:formula="of:=SUM([.B13];-[.C13])"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81" calcext:value-type="float">
            <text:p>181</text:p>
          </table:table-cell>
          <table:table-cell table:formula="of:=SUM([.F13]; -[$'2023.07.03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table:formula="of:=SUM([.B14];-[.C14])"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84" calcext:value-type="float">
            <text:p>184</text:p>
          </table:table-cell>
          <table:table-cell table:formula="of:=SUM([.F14]; -[$'2023.07.03.1'.F14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0" calcext:value-type="float">
            <text:p>170</text:p>
          </table:table-cell>
          <table:table-cell table:formula="of:=SUM([.B15];-[.C15])" office:value-type="float" office:value="567" calcext:value-type="float">
            <text:p>567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11" calcext:value-type="float">
            <text:p>511</text:p>
          </table:table-cell>
          <table:table-cell table:formula="of:=SUM([.F15]; -[$'2023.07.03.1'.F15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9" calcext:value-type="float">
            <text:p>379</text:p>
          </table:table-cell>
          <table:table-cell table:formula="of:=SUM([.B16];-[.C16])" office:value-type="float" office:value="150" calcext:value-type="float">
            <text:p>150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4" calcext:value-type="float">
            <text:p>114</text:p>
          </table:table-cell>
          <table:table-cell table:formula="of:=SUM([.F16]; -[$'2023.07.03.1'.F16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7.03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2" calcext:value-type="float">
            <text:p>382</text:p>
          </table:table-cell>
          <table:table-cell table:formula="of:=SUM([.B18];-[.C18])"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12" calcext:value-type="float">
            <text:p>312</text:p>
          </table:table-cell>
          <table:table-cell table:formula="of:=SUM([.F18]; -[$'2023.07.03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88" calcext:value-type="float">
            <text:p>388</text:p>
          </table:table-cell>
          <table:table-cell table:formula="of:=SUM([.B19];-[.C19])"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12" calcext:value-type="float">
            <text:p>312</text:p>
          </table:table-cell>
          <table:table-cell table:formula="of:=SUM([.F19]; -[$'2023.07.03.1'.F1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26" calcext:value-type="float">
            <text:p>126</text:p>
          </table:table-cell>
          <table:table-cell table:formula="of:=SUM([.B20];-[.C20])" office:value-type="float" office:value="576" calcext:value-type="float">
            <text:p>57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76" calcext:value-type="float">
            <text:p>576</text:p>
          </table:table-cell>
          <table:table-cell table:formula="of:=SUM([.F20]; -[$'2023.07.03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86" calcext:value-type="float">
            <text:p>186</text:p>
          </table:table-cell>
          <table:table-cell table:formula="of:=SUM([.B21];-[.C21])"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06" calcext:value-type="float">
            <text:p>506</text:p>
          </table:table-cell>
          <table:table-cell table:formula="of:=SUM([.F21]; -[$'2023.07.03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25" calcext:value-type="float">
            <text:p>725</text:p>
          </table:table-cell>
          <table:table-cell table:formula="of:=SUM([.B22];-[.C22])" office:value-type="float" office:value="323" calcext:value-type="float">
            <text:p>32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23" calcext:value-type="float">
            <text:p>323</text:p>
          </table:table-cell>
          <table:table-cell table:formula="of:=SUM([.F22]; -[$'2023.07.03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086" calcext:value-type="float">
            <text:p>9086</text:p>
          </table:table-cell>
          <table:table-cell table:style-name="ce4" table:formula="of:=SUM([.D2:.D22])" office:value-type="float" office:value="9124" calcext:value-type="float">
            <text:p>9124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589" calcext:value-type="float">
            <text:p>8589</text:p>
          </table:table-cell>
          <table:table-cell table:style-name="ce4" table:formula="of:=SUM([.G2:.G22])" office:value-type="float" office:value="36" calcext:value-type="float">
            <text:p>36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7.03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89" calcext:value-type="float">
            <text:p>989</text:p>
          </table:table-cell>
          <table:table-cell table:formula="of:=SUM([.B2];-[.C2])" office:value-type="float" office:value="291" calcext:value-type="float">
            <text:p>291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44" calcext:value-type="float">
            <text:p>244</text:p>
          </table:table-cell>
          <table:table-cell table:formula="of:=SUM([.F2]; -[$'2023.07.02.1'.F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65" calcext:value-type="float">
            <text:p>865</text:p>
          </table:table-cell>
          <table:table-cell table:formula="of:=SUM([.B3];-[.C3])" office:value-type="float" office:value="642" calcext:value-type="float">
            <text:p>64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42" calcext:value-type="float">
            <text:p>642</text:p>
          </table:table-cell>
          <table:table-cell table:formula="of:=SUM([.F3]; -[$'2023.07.02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4" calcext:value-type="float">
            <text:p>974</text:p>
          </table:table-cell>
          <table:table-cell table:formula="of:=SUM([.B4];-[.C4])" office:value-type="float" office:value="532" calcext:value-type="float">
            <text:p>53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32" calcext:value-type="float">
            <text:p>532</text:p>
          </table:table-cell>
          <table:table-cell table:formula="of:=SUM([.F4]; -[$'2023.07.02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6" calcext:value-type="float">
            <text:p>1036</text:p>
          </table:table-cell>
          <table:table-cell table:formula="of:=SUM([.B5];-[.C5])"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5" calcext:value-type="float">
            <text:p>95</text:p>
          </table:table-cell>
          <table:table-cell table:formula="of:=SUM([.F5]; -[$'2023.07.02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94" calcext:value-type="float">
            <text:p>394</text:p>
          </table:table-cell>
          <table:table-cell table:formula="of:=SUM([.B6];-[.C6])" office:value-type="float" office:value="849" calcext:value-type="float">
            <text:p>849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14" calcext:value-type="float">
            <text:p>814</text:p>
          </table:table-cell>
          <table:table-cell table:formula="of:=SUM([.F6]; -[$'2023.07.02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50" calcext:value-type="float">
            <text:p>150</text:p>
          </table:table-cell>
          <table:table-cell table:formula="of:=SUM([.B7];-[.C7])" office:value-type="float" office:value="678" calcext:value-type="float">
            <text:p>678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50" calcext:value-type="float">
            <text:p>650</text:p>
          </table:table-cell>
          <table:table-cell table:formula="of:=SUM([.F7]; -[$'2023.07.02.1'.F7])" office:value-type="float" office:value="9" calcext:value-type="float">
            <text:p>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48" calcext:value-type="float">
            <text:p>148</text:p>
          </table:table-cell>
          <table:table-cell table:formula="of:=SUM([.B8];-[.C8])" office:value-type="float" office:value="686" calcext:value-type="float">
            <text:p>686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8" calcext:value-type="float">
            <text:p>658</text:p>
          </table:table-cell>
          <table:table-cell table:formula="of:=SUM([.F8]; -[$'2023.07.02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99" calcext:value-type="float">
            <text:p>199</text:p>
          </table:table-cell>
          <table:table-cell table:formula="of:=SUM([.B9];-[.C9])" office:value-type="float" office:value="629" calcext:value-type="float">
            <text:p>629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01" calcext:value-type="float">
            <text:p>601</text:p>
          </table:table-cell>
          <table:table-cell table:formula="of:=SUM([.F9]; -[$'2023.07.02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75" calcext:value-type="float">
            <text:p>475</text:p>
          </table:table-cell>
          <table:table-cell table:formula="of:=SUM([.B10];-[.C10])" office:value-type="float" office:value="766" calcext:value-type="float">
            <text:p>766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32" calcext:value-type="float">
            <text:p>732</text:p>
          </table:table-cell>
          <table:table-cell table:formula="of:=SUM([.F10]; -[$'2023.07.02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8" calcext:value-type="float">
            <text:p>278</text:p>
          </table:table-cell>
          <table:table-cell table:formula="of:=SUM([.B11];-[.C11])" office:value-type="float" office:value="251" calcext:value-type="float">
            <text:p>251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4" calcext:value-type="float">
            <text:p>64</text:p>
          </table:table-cell>
          <table:table-cell table:formula="of:=SUM([.F11]; -[$'2023.07.02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87" calcext:value-type="float">
            <text:p>287</text:p>
          </table:table-cell>
          <table:table-cell table:formula="of:=SUM([.B12];-[.C12])" office:value-type="float" office:value="450" calcext:value-type="float">
            <text:p>450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94" calcext:value-type="float">
            <text:p>394</text:p>
          </table:table-cell>
          <table:table-cell table:formula="of:=SUM([.F12]; -[$'2023.07.02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7" calcext:value-type="float">
            <text:p>17</text:p>
          </table:table-cell>
          <table:table-cell table:formula="of:=SUM([.B13];-[.C13])"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81" calcext:value-type="float">
            <text:p>181</text:p>
          </table:table-cell>
          <table:table-cell table:formula="of:=SUM([.F13]; -[$'2023.07.02.1'.F1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16" calcext:value-type="float">
            <text:p>16</text:p>
          </table:table-cell>
          <table:table-cell table:formula="of:=SUM([.B14];-[.C14])"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82" calcext:value-type="float">
            <text:p>182</text:p>
          </table:table-cell>
          <table:table-cell table:formula="of:=SUM([.F14]; -[$'2023.07.02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4" calcext:value-type="float">
            <text:p>174</text:p>
          </table:table-cell>
          <table:table-cell table:formula="of:=SUM([.B15];-[.C15])" office:value-type="float" office:value="563" calcext:value-type="float">
            <text:p>563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7" calcext:value-type="float">
            <text:p>507</text:p>
          </table:table-cell>
          <table:table-cell table:formula="of:=SUM([.F15]; -[$'2023.07.02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7.02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7.02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2" calcext:value-type="float">
            <text:p>382</text:p>
          </table:table-cell>
          <table:table-cell table:formula="of:=SUM([.B18];-[.C18])"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12" calcext:value-type="float">
            <text:p>312</text:p>
          </table:table-cell>
          <table:table-cell table:formula="of:=SUM([.F18]; -[$'2023.07.02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0" calcext:value-type="float">
            <text:p>390</text:p>
          </table:table-cell>
          <table:table-cell table:formula="of:=SUM([.B19];-[.C19])"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10" calcext:value-type="float">
            <text:p>310</text:p>
          </table:table-cell>
          <table:table-cell table:formula="of:=SUM([.F19]; -[$'2023.07.02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26" calcext:value-type="float">
            <text:p>126</text:p>
          </table:table-cell>
          <table:table-cell table:formula="of:=SUM([.B20];-[.C20])" office:value-type="float" office:value="576" calcext:value-type="float">
            <text:p>57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76" calcext:value-type="float">
            <text:p>576</text:p>
          </table:table-cell>
          <table:table-cell table:formula="of:=SUM([.F20]; -[$'2023.07.02.1'.F2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86" calcext:value-type="float">
            <text:p>186</text:p>
          </table:table-cell>
          <table:table-cell table:formula="of:=SUM([.B21];-[.C21])"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06" calcext:value-type="float">
            <text:p>506</text:p>
          </table:table-cell>
          <table:table-cell table:formula="of:=SUM([.F21]; -[$'2023.07.02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25" calcext:value-type="float">
            <text:p>725</text:p>
          </table:table-cell>
          <table:table-cell table:formula="of:=SUM([.B22];-[.C22])" office:value-type="float" office:value="323" calcext:value-type="float">
            <text:p>32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23" calcext:value-type="float">
            <text:p>323</text:p>
          </table:table-cell>
          <table:table-cell table:formula="of:=SUM([.F22]; -[$'2023.07.02.1'.F22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122" calcext:value-type="float">
            <text:p>9122</text:p>
          </table:table-cell>
          <table:table-cell table:style-name="ce4" table:formula="of:=SUM([.D2:.D22])" office:value-type="float" office:value="9088" calcext:value-type="float">
            <text:p>9088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553" calcext:value-type="float">
            <text:p>8553</text:p>
          </table:table-cell>
          <table:table-cell table:style-name="ce4" table:formula="of:=SUM([.G2:.G22])" office:value-type="float" office:value="18" calcext:value-type="float">
            <text:p>18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7.02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0" calcext:value-type="float">
            <text:p>990</text:p>
          </table:table-cell>
          <table:table-cell table:formula="of:=SUM([.B2];-[.C2])" office:value-type="float" office:value="290" calcext:value-type="float">
            <text:p>290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43" calcext:value-type="float">
            <text:p>243</text:p>
          </table:table-cell>
          <table:table-cell table:formula="of:=SUM([.F2]; -[$'2023.07.01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65" calcext:value-type="float">
            <text:p>865</text:p>
          </table:table-cell>
          <table:table-cell table:formula="of:=SUM([.B3];-[.C3])" office:value-type="float" office:value="642" calcext:value-type="float">
            <text:p>64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42" calcext:value-type="float">
            <text:p>642</text:p>
          </table:table-cell>
          <table:table-cell table:formula="of:=SUM([.F3]; -[$'2023.07.01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4" calcext:value-type="float">
            <text:p>974</text:p>
          </table:table-cell>
          <table:table-cell table:formula="of:=SUM([.B4];-[.C4])" office:value-type="float" office:value="532" calcext:value-type="float">
            <text:p>53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32" calcext:value-type="float">
            <text:p>532</text:p>
          </table:table-cell>
          <table:table-cell table:formula="of:=SUM([.F4]; -[$'2023.07.01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6" calcext:value-type="float">
            <text:p>1036</text:p>
          </table:table-cell>
          <table:table-cell table:formula="of:=SUM([.B5];-[.C5])"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5" calcext:value-type="float">
            <text:p>95</text:p>
          </table:table-cell>
          <table:table-cell table:formula="of:=SUM([.F5]; -[$'2023.07.01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94" calcext:value-type="float">
            <text:p>394</text:p>
          </table:table-cell>
          <table:table-cell table:formula="of:=SUM([.B6];-[.C6])" office:value-type="float" office:value="849" calcext:value-type="float">
            <text:p>849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14" calcext:value-type="float">
            <text:p>814</text:p>
          </table:table-cell>
          <table:table-cell table:formula="of:=SUM([.F6]; -[$'2023.07.01.1'.F6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59" calcext:value-type="float">
            <text:p>159</text:p>
          </table:table-cell>
          <table:table-cell table:formula="of:=SUM([.B7];-[.C7])" office:value-type="float" office:value="669" calcext:value-type="float">
            <text:p>669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41" calcext:value-type="float">
            <text:p>641</text:p>
          </table:table-cell>
          <table:table-cell table:formula="of:=SUM([.F7]; -[$'2023.07.01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48" calcext:value-type="float">
            <text:p>148</text:p>
          </table:table-cell>
          <table:table-cell table:formula="of:=SUM([.B8];-[.C8])" office:value-type="float" office:value="686" calcext:value-type="float">
            <text:p>686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8" calcext:value-type="float">
            <text:p>658</text:p>
          </table:table-cell>
          <table:table-cell table:formula="of:=SUM([.F8]; -[$'2023.07.01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99" calcext:value-type="float">
            <text:p>199</text:p>
          </table:table-cell>
          <table:table-cell table:formula="of:=SUM([.B9];-[.C9])" office:value-type="float" office:value="629" calcext:value-type="float">
            <text:p>629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01" calcext:value-type="float">
            <text:p>601</text:p>
          </table:table-cell>
          <table:table-cell table:formula="of:=SUM([.F9]; -[$'2023.07.01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75" calcext:value-type="float">
            <text:p>475</text:p>
          </table:table-cell>
          <table:table-cell table:formula="of:=SUM([.B10];-[.C10])" office:value-type="float" office:value="766" calcext:value-type="float">
            <text:p>766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32" calcext:value-type="float">
            <text:p>732</text:p>
          </table:table-cell>
          <table:table-cell table:formula="of:=SUM([.F10]; -[$'2023.07.01.1'.F10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8" calcext:value-type="float">
            <text:p>278</text:p>
          </table:table-cell>
          <table:table-cell table:formula="of:=SUM([.B11];-[.C11])" office:value-type="float" office:value="251" calcext:value-type="float">
            <text:p>251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4" calcext:value-type="float">
            <text:p>64</text:p>
          </table:table-cell>
          <table:table-cell table:formula="of:=SUM([.F11]; -[$'2023.07.01.1'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87" calcext:value-type="float">
            <text:p>287</text:p>
          </table:table-cell>
          <table:table-cell table:formula="of:=SUM([.B12];-[.C12])" office:value-type="float" office:value="450" calcext:value-type="float">
            <text:p>450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94" calcext:value-type="float">
            <text:p>394</text:p>
          </table:table-cell>
          <table:table-cell table:formula="of:=SUM([.F12]; -[$'2023.07.01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9" calcext:value-type="float">
            <text:p>19</text:p>
          </table:table-cell>
          <table:table-cell table:formula="of:=SUM([.B13];-[.C13])"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9" calcext:value-type="float">
            <text:p>179</text:p>
          </table:table-cell>
          <table:table-cell table:formula="of:=SUM([.F13]; -[$'2023.07.01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16" calcext:value-type="float">
            <text:p>16</text:p>
          </table:table-cell>
          <table:table-cell table:formula="of:=SUM([.B14];-[.C14])"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82" calcext:value-type="float">
            <text:p>182</text:p>
          </table:table-cell>
          <table:table-cell table:formula="of:=SUM([.F14]; -[$'2023.07.01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4" calcext:value-type="float">
            <text:p>174</text:p>
          </table:table-cell>
          <table:table-cell table:formula="of:=SUM([.B15];-[.C15])" office:value-type="float" office:value="563" calcext:value-type="float">
            <text:p>563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7" calcext:value-type="float">
            <text:p>507</text:p>
          </table:table-cell>
          <table:table-cell table:formula="of:=SUM([.F15]; -[$'2023.07.01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7.01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7.01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2" calcext:value-type="float">
            <text:p>382</text:p>
          </table:table-cell>
          <table:table-cell table:formula="of:=SUM([.B18];-[.C18])"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12" calcext:value-type="float">
            <text:p>312</text:p>
          </table:table-cell>
          <table:table-cell table:formula="of:=SUM([.F18]; -[$'2023.07.01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0" calcext:value-type="float">
            <text:p>390</text:p>
          </table:table-cell>
          <table:table-cell table:formula="of:=SUM([.B19];-[.C19])"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10" calcext:value-type="float">
            <text:p>310</text:p>
          </table:table-cell>
          <table:table-cell table:formula="of:=SUM([.F19]; -[$'2023.07.01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27" calcext:value-type="float">
            <text:p>127</text:p>
          </table:table-cell>
          <table:table-cell table:formula="of:=SUM([.B20];-[.C20])" office:value-type="float" office:value="575" calcext:value-type="float">
            <text:p>57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75" calcext:value-type="float">
            <text:p>575</text:p>
          </table:table-cell>
          <table:table-cell table:formula="of:=SUM([.F20]; -[$'2023.07.01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86" calcext:value-type="float">
            <text:p>186</text:p>
          </table:table-cell>
          <table:table-cell table:formula="of:=SUM([.B21];-[.C21])"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06" calcext:value-type="float">
            <text:p>506</text:p>
          </table:table-cell>
          <table:table-cell table:formula="of:=SUM([.F21]; -[$'2023.07.01.1'.F21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0" calcext:value-type="float">
            <text:p>730</text:p>
          </table:table-cell>
          <table:table-cell table:formula="of:=SUM([.B22];-[.C22])"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8" calcext:value-type="float">
            <text:p>318</text:p>
          </table:table-cell>
          <table:table-cell table:formula="of:=SUM([.F22]; -[$'2023.07.01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140" calcext:value-type="float">
            <text:p>9140</text:p>
          </table:table-cell>
          <table:table-cell table:style-name="ce4" table:formula="of:=SUM([.D2:.D22])" office:value-type="float" office:value="9070" calcext:value-type="float">
            <text:p>9070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535" calcext:value-type="float">
            <text:p>8535</text:p>
          </table:table-cell>
          <table:table-cell table:style-name="ce4" table:formula="of:=SUM([.G2:.G22])" office:value-type="float" office:value="12" calcext:value-type="float">
            <text:p>12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7.01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0" calcext:value-type="float">
            <text:p>990</text:p>
          </table:table-cell>
          <table:table-cell table:formula="of:=SUM([.B2];-[.C2])" office:value-type="float" office:value="290" calcext:value-type="float">
            <text:p>290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43" calcext:value-type="float">
            <text:p>243</text:p>
          </table:table-cell>
          <table:table-cell table:formula="of:=SUM([.F2]; -[$'2023.06.30.1'.F2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65" calcext:value-type="float">
            <text:p>865</text:p>
          </table:table-cell>
          <table:table-cell table:formula="of:=SUM([.B3];-[.C3])" office:value-type="float" office:value="642" calcext:value-type="float">
            <text:p>64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42" calcext:value-type="float">
            <text:p>642</text:p>
          </table:table-cell>
          <table:table-cell table:formula="of:=SUM([.F3]; -[$'2023.06.30.1'.F3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4" calcext:value-type="float">
            <text:p>974</text:p>
          </table:table-cell>
          <table:table-cell table:formula="of:=SUM([.B4];-[.C4])" office:value-type="float" office:value="532" calcext:value-type="float">
            <text:p>53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32" calcext:value-type="float">
            <text:p>532</text:p>
          </table:table-cell>
          <table:table-cell table:formula="of:=SUM([.F4]; -[$'2023.06.30.1'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6" calcext:value-type="float">
            <text:p>1036</text:p>
          </table:table-cell>
          <table:table-cell table:formula="of:=SUM([.B5];-[.C5])"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5" calcext:value-type="float">
            <text:p>95</text:p>
          </table:table-cell>
          <table:table-cell table:formula="of:=SUM([.F5]; -[$'2023.06.30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95" calcext:value-type="float">
            <text:p>395</text:p>
          </table:table-cell>
          <table:table-cell table:formula="of:=SUM([.B6];-[.C6])" office:value-type="float" office:value="848" calcext:value-type="float">
            <text:p>848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13" calcext:value-type="float">
            <text:p>813</text:p>
          </table:table-cell>
          <table:table-cell table:formula="of:=SUM([.F6]; -[$'2023.06.30.1'.F6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59" calcext:value-type="float">
            <text:p>159</text:p>
          </table:table-cell>
          <table:table-cell table:formula="of:=SUM([.B7];-[.C7])" office:value-type="float" office:value="669" calcext:value-type="float">
            <text:p>669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41" calcext:value-type="float">
            <text:p>641</text:p>
          </table:table-cell>
          <table:table-cell table:formula="of:=SUM([.F7]; -[$'2023.06.30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48" calcext:value-type="float">
            <text:p>148</text:p>
          </table:table-cell>
          <table:table-cell table:formula="of:=SUM([.B8];-[.C8])" office:value-type="float" office:value="686" calcext:value-type="float">
            <text:p>686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8" calcext:value-type="float">
            <text:p>658</text:p>
          </table:table-cell>
          <table:table-cell table:formula="of:=SUM([.F8]; -[$'2023.06.30.1'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99" calcext:value-type="float">
            <text:p>199</text:p>
          </table:table-cell>
          <table:table-cell table:formula="of:=SUM([.B9];-[.C9])" office:value-type="float" office:value="629" calcext:value-type="float">
            <text:p>629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01" calcext:value-type="float">
            <text:p>601</text:p>
          </table:table-cell>
          <table:table-cell table:formula="of:=SUM([.F9]; -[$'2023.06.30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79" calcext:value-type="float">
            <text:p>479</text:p>
          </table:table-cell>
          <table:table-cell table:formula="of:=SUM([.B10];-[.C10])" office:value-type="float" office:value="762" calcext:value-type="float">
            <text:p>76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28" calcext:value-type="float">
            <text:p>728</text:p>
          </table:table-cell>
          <table:table-cell table:formula="of:=SUM([.F10]; -[$'2023.06.30.1'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9" calcext:value-type="float">
            <text:p>279</text:p>
          </table:table-cell>
          <table:table-cell table:formula="of:=SUM([.B11];-[.C11])" office:value-type="float" office:value="250" calcext:value-type="float">
            <text:p>250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3" calcext:value-type="float">
            <text:p>63</text:p>
          </table:table-cell>
          <table:table-cell table:formula="of:=SUM([.F11]; -[$'2023.06.30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87" calcext:value-type="float">
            <text:p>287</text:p>
          </table:table-cell>
          <table:table-cell table:formula="of:=SUM([.B12];-[.C12])" office:value-type="float" office:value="450" calcext:value-type="float">
            <text:p>450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94" calcext:value-type="float">
            <text:p>394</text:p>
          </table:table-cell>
          <table:table-cell table:formula="of:=SUM([.F12]; -[$'2023.06.30.1'.F1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9" calcext:value-type="float">
            <text:p>19</text:p>
          </table:table-cell>
          <table:table-cell table:formula="of:=SUM([.B13];-[.C13])"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9" calcext:value-type="float">
            <text:p>179</text:p>
          </table:table-cell>
          <table:table-cell table:formula="of:=SUM([.F13]; -[$'2023.06.30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16" calcext:value-type="float">
            <text:p>16</text:p>
          </table:table-cell>
          <table:table-cell table:formula="of:=SUM([.B14];-[.C14])"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82" calcext:value-type="float">
            <text:p>182</text:p>
          </table:table-cell>
          <table:table-cell table:formula="of:=SUM([.F14]; -[$'2023.06.30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4" calcext:value-type="float">
            <text:p>174</text:p>
          </table:table-cell>
          <table:table-cell table:formula="of:=SUM([.B15];-[.C15])" office:value-type="float" office:value="563" calcext:value-type="float">
            <text:p>563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7" calcext:value-type="float">
            <text:p>507</text:p>
          </table:table-cell>
          <table:table-cell table:formula="of:=SUM([.F15]; -[$'2023.06.30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30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30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2" calcext:value-type="float">
            <text:p>382</text:p>
          </table:table-cell>
          <table:table-cell table:formula="of:=SUM([.B18];-[.C18])"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12" calcext:value-type="float">
            <text:p>312</text:p>
          </table:table-cell>
          <table:table-cell table:formula="of:=SUM([.F18]; -[$'2023.06.30.1'.F1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0" calcext:value-type="float">
            <text:p>390</text:p>
          </table:table-cell>
          <table:table-cell table:formula="of:=SUM([.B19];-[.C19])"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10" calcext:value-type="float">
            <text:p>310</text:p>
          </table:table-cell>
          <table:table-cell table:formula="of:=SUM([.F19]; -[$'2023.06.30.1'.F1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27" calcext:value-type="float">
            <text:p>127</text:p>
          </table:table-cell>
          <table:table-cell table:formula="of:=SUM([.B20];-[.C20])" office:value-type="float" office:value="575" calcext:value-type="float">
            <text:p>57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75" calcext:value-type="float">
            <text:p>575</text:p>
          </table:table-cell>
          <table:table-cell table:formula="of:=SUM([.F20]; -[$'2023.06.30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92" calcext:value-type="float">
            <text:p>192</text:p>
          </table:table-cell>
          <table:table-cell table:formula="of:=SUM([.B21];-[.C21])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00" calcext:value-type="float">
            <text:p>500</text:p>
          </table:table-cell>
          <table:table-cell table:formula="of:=SUM([.F21]; -[$'2023.06.30.1'.F2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0" calcext:value-type="float">
            <text:p>730</text:p>
          </table:table-cell>
          <table:table-cell table:formula="of:=SUM([.B22];-[.C22])"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8" calcext:value-type="float">
            <text:p>318</text:p>
          </table:table-cell>
          <table:table-cell table:formula="of:=SUM([.F22]; -[$'2023.06.30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152" calcext:value-type="float">
            <text:p>9152</text:p>
          </table:table-cell>
          <table:table-cell table:style-name="ce4" table:formula="of:=SUM([.D2:.D22])" office:value-type="float" office:value="9058" calcext:value-type="float">
            <text:p>9058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523" calcext:value-type="float">
            <text:p>8523</text:p>
          </table:table-cell>
          <table:table-cell table:style-name="ce4" table:formula="of:=SUM([.G2:.G22])" office:value-type="float" office:value="21" calcext:value-type="float">
            <text:p>21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30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3" calcext:value-type="float">
            <text:p>993</text:p>
          </table:table-cell>
          <table:table-cell table:formula="of:=SUM([.B2];-[.C2])" office:value-type="float" office:value="287" calcext:value-type="float">
            <text:p>287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40" calcext:value-type="float">
            <text:p>240</text:p>
          </table:table-cell>
          <table:table-cell table:formula="of:=SUM([.F2]; -[$'2023.06.29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68" calcext:value-type="float">
            <text:p>868</text:p>
          </table:table-cell>
          <table:table-cell table:formula="of:=SUM([.B3];-[.C3])" office:value-type="float" office:value="639" calcext:value-type="float">
            <text:p>639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39" calcext:value-type="float">
            <text:p>639</text:p>
          </table:table-cell>
          <table:table-cell table:formula="of:=SUM([.F3]; -[$'2023.06.29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5" calcext:value-type="float">
            <text:p>975</text:p>
          </table:table-cell>
          <table:table-cell table:formula="of:=SUM([.B4];-[.C4])" office:value-type="float" office:value="531" calcext:value-type="float">
            <text:p>53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31" calcext:value-type="float">
            <text:p>531</text:p>
          </table:table-cell>
          <table:table-cell table:formula="of:=SUM([.F4]; -[$'2023.06.29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6" calcext:value-type="float">
            <text:p>1036</text:p>
          </table:table-cell>
          <table:table-cell table:formula="of:=SUM([.B5];-[.C5])"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5" calcext:value-type="float">
            <text:p>95</text:p>
          </table:table-cell>
          <table:table-cell table:formula="of:=SUM([.F5]; -[$'2023.06.29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99" calcext:value-type="float">
            <text:p>399</text:p>
          </table:table-cell>
          <table:table-cell table:formula="of:=SUM([.B6];-[.C6])" office:value-type="float" office:value="844" calcext:value-type="float">
            <text:p>844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09" calcext:value-type="float">
            <text:p>809</text:p>
          </table:table-cell>
          <table:table-cell table:formula="of:=SUM([.F6]; -[$'2023.06.29.1'.F6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59" calcext:value-type="float">
            <text:p>159</text:p>
          </table:table-cell>
          <table:table-cell table:formula="of:=SUM([.B7];-[.C7])" office:value-type="float" office:value="669" calcext:value-type="float">
            <text:p>669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41" calcext:value-type="float">
            <text:p>641</text:p>
          </table:table-cell>
          <table:table-cell table:formula="of:=SUM([.F7]; -[$'2023.06.29.1'.F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49" calcext:value-type="float">
            <text:p>149</text:p>
          </table:table-cell>
          <table:table-cell table:formula="of:=SUM([.B8];-[.C8])" office:value-type="float" office:value="685" calcext:value-type="float">
            <text:p>685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7" calcext:value-type="float">
            <text:p>657</text:p>
          </table:table-cell>
          <table:table-cell table:formula="of:=SUM([.F8]; -[$'2023.06.29.1'.F8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99" calcext:value-type="float">
            <text:p>199</text:p>
          </table:table-cell>
          <table:table-cell table:formula="of:=SUM([.B9];-[.C9])" office:value-type="float" office:value="629" calcext:value-type="float">
            <text:p>629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01" calcext:value-type="float">
            <text:p>601</text:p>
          </table:table-cell>
          <table:table-cell table:formula="of:=SUM([.F9]; -[$'2023.06.29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80" calcext:value-type="float">
            <text:p>480</text:p>
          </table:table-cell>
          <table:table-cell table:formula="of:=SUM([.B10];-[.C10])" office:value-type="float" office:value="761" calcext:value-type="float">
            <text:p>761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27" calcext:value-type="float">
            <text:p>727</text:p>
          </table:table-cell>
          <table:table-cell table:formula="of:=SUM([.F10]; -[$'2023.06.29.1'.F10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9" calcext:value-type="float">
            <text:p>279</text:p>
          </table:table-cell>
          <table:table-cell table:formula="of:=SUM([.B11];-[.C11])" office:value-type="float" office:value="250" calcext:value-type="float">
            <text:p>250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3" calcext:value-type="float">
            <text:p>63</text:p>
          </table:table-cell>
          <table:table-cell table:formula="of:=SUM([.F11]; -[$'2023.06.29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89" calcext:value-type="float">
            <text:p>289</text:p>
          </table:table-cell>
          <table:table-cell table:formula="of:=SUM([.B12];-[.C12])" office:value-type="float" office:value="448" calcext:value-type="float">
            <text:p>448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92" calcext:value-type="float">
            <text:p>392</text:p>
          </table:table-cell>
          <table:table-cell table:formula="of:=SUM([.F12]; -[$'2023.06.29.1'.F12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9" calcext:value-type="float">
            <text:p>19</text:p>
          </table:table-cell>
          <table:table-cell table:formula="of:=SUM([.B13];-[.C13])"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9" calcext:value-type="float">
            <text:p>179</text:p>
          </table:table-cell>
          <table:table-cell table:formula="of:=SUM([.F13]; -[$'2023.06.29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16" calcext:value-type="float">
            <text:p>16</text:p>
          </table:table-cell>
          <table:table-cell table:formula="of:=SUM([.B14];-[.C14])"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82" calcext:value-type="float">
            <text:p>182</text:p>
          </table:table-cell>
          <table:table-cell table:formula="of:=SUM([.F14]; -[$'2023.06.29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4" calcext:value-type="float">
            <text:p>174</text:p>
          </table:table-cell>
          <table:table-cell table:formula="of:=SUM([.B15];-[.C15])" office:value-type="float" office:value="563" calcext:value-type="float">
            <text:p>563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7" calcext:value-type="float">
            <text:p>507</text:p>
          </table:table-cell>
          <table:table-cell table:formula="of:=SUM([.F15]; -[$'2023.06.29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9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9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4" calcext:value-type="float">
            <text:p>384</text:p>
          </table:table-cell>
          <table:table-cell table:formula="of:=SUM([.B18];-[.C18])"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10" calcext:value-type="float">
            <text:p>310</text:p>
          </table:table-cell>
          <table:table-cell table:formula="of:=SUM([.F18]; -[$'2023.06.29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2" calcext:value-type="float">
            <text:p>392</text:p>
          </table:table-cell>
          <table:table-cell table:formula="of:=SUM([.B19];-[.C19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8" calcext:value-type="float">
            <text:p>308</text:p>
          </table:table-cell>
          <table:table-cell table:formula="of:=SUM([.F19]; -[$'2023.06.29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27" calcext:value-type="float">
            <text:p>127</text:p>
          </table:table-cell>
          <table:table-cell table:formula="of:=SUM([.B20];-[.C20])" office:value-type="float" office:value="575" calcext:value-type="float">
            <text:p>57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75" calcext:value-type="float">
            <text:p>575</text:p>
          </table:table-cell>
          <table:table-cell table:formula="of:=SUM([.F20]; -[$'2023.06.29.1'.F20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94" calcext:value-type="float">
            <text:p>194</text:p>
          </table:table-cell>
          <table:table-cell table:formula="of:=SUM([.B21];-[.C21])" office:value-type="float" office:value="498" calcext:value-type="float">
            <text:p>49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98" calcext:value-type="float">
            <text:p>498</text:p>
          </table:table-cell>
          <table:table-cell table:formula="of:=SUM([.F21]; -[$'2023.06.29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0" calcext:value-type="float">
            <text:p>730</text:p>
          </table:table-cell>
          <table:table-cell table:formula="of:=SUM([.B22];-[.C22])"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8" calcext:value-type="float">
            <text:p>318</text:p>
          </table:table-cell>
          <table:table-cell table:formula="of:=SUM([.F22]; -[$'2023.06.29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173" calcext:value-type="float">
            <text:p>9173</text:p>
          </table:table-cell>
          <table:table-cell table:style-name="ce4" table:formula="of:=SUM([.D2:.D22])" office:value-type="float" office:value="9037" calcext:value-type="float">
            <text:p>9037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502" calcext:value-type="float">
            <text:p>8502</text:p>
          </table:table-cell>
          <table:table-cell table:style-name="ce4" table:formula="of:=SUM([.G2:.G22])" office:value-type="float" office:value="16" calcext:value-type="float">
            <text:p>16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9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3" calcext:value-type="float">
            <text:p>993</text:p>
          </table:table-cell>
          <table:table-cell table:formula="of:=SUM([.B2];-[.C2])" office:value-type="float" office:value="287" calcext:value-type="float">
            <text:p>287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40" calcext:value-type="float">
            <text:p>240</text:p>
          </table:table-cell>
          <table:table-cell table:formula="of:=SUM([.F2]; -[$'2023.06.28.1'.F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68" calcext:value-type="float">
            <text:p>868</text:p>
          </table:table-cell>
          <table:table-cell table:formula="of:=SUM([.B3];-[.C3])" office:value-type="float" office:value="639" calcext:value-type="float">
            <text:p>639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39" calcext:value-type="float">
            <text:p>639</text:p>
          </table:table-cell>
          <table:table-cell table:formula="of:=SUM([.F3]; -[$'2023.06.28.1'.F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5" calcext:value-type="float">
            <text:p>975</text:p>
          </table:table-cell>
          <table:table-cell table:formula="of:=SUM([.B4];-[.C4])" office:value-type="float" office:value="531" calcext:value-type="float">
            <text:p>53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31" calcext:value-type="float">
            <text:p>531</text:p>
          </table:table-cell>
          <table:table-cell table:formula="of:=SUM([.F4]; -[$'2023.06.28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6" calcext:value-type="float">
            <text:p>1036</text:p>
          </table:table-cell>
          <table:table-cell table:formula="of:=SUM([.B5];-[.C5])"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5" calcext:value-type="float">
            <text:p>95</text:p>
          </table:table-cell>
          <table:table-cell table:formula="of:=SUM([.F5]; -[$'2023.06.28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02" calcext:value-type="float">
            <text:p>402</text:p>
          </table:table-cell>
          <table:table-cell table:formula="of:=SUM([.B6];-[.C6])" office:value-type="float" office:value="841" calcext:value-type="float">
            <text:p>841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06" calcext:value-type="float">
            <text:p>806</text:p>
          </table:table-cell>
          <table:table-cell table:formula="of:=SUM([.F6]; -[$'2023.06.28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0" calcext:value-type="float">
            <text:p>160</text:p>
          </table:table-cell>
          <table:table-cell table:formula="of:=SUM([.B7];-[.C7])" office:value-type="float" office:value="668" calcext:value-type="float">
            <text:p>668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40" calcext:value-type="float">
            <text:p>640</text:p>
          </table:table-cell>
          <table:table-cell table:formula="of:=SUM([.F7]; -[$'2023.06.28.1'.F7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52" calcext:value-type="float">
            <text:p>152</text:p>
          </table:table-cell>
          <table:table-cell table:formula="of:=SUM([.B8];-[.C8])" office:value-type="float" office:value="682" calcext:value-type="float">
            <text:p>682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4" calcext:value-type="float">
            <text:p>654</text:p>
          </table:table-cell>
          <table:table-cell table:formula="of:=SUM([.F8]; -[$'2023.06.28.1'.F8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99" calcext:value-type="float">
            <text:p>199</text:p>
          </table:table-cell>
          <table:table-cell table:formula="of:=SUM([.B9];-[.C9])" office:value-type="float" office:value="629" calcext:value-type="float">
            <text:p>629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01" calcext:value-type="float">
            <text:p>601</text:p>
          </table:table-cell>
          <table:table-cell table:formula="of:=SUM([.F9]; -[$'2023.06.28.1'.F9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83" calcext:value-type="float">
            <text:p>483</text:p>
          </table:table-cell>
          <table:table-cell table:formula="of:=SUM([.B10];-[.C10])" office:value-type="float" office:value="758" calcext:value-type="float">
            <text:p>758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24" calcext:value-type="float">
            <text:p>724</text:p>
          </table:table-cell>
          <table:table-cell table:formula="of:=SUM([.F10]; -[$'2023.06.28.1'.F10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9" calcext:value-type="float">
            <text:p>279</text:p>
          </table:table-cell>
          <table:table-cell table:formula="of:=SUM([.B11];-[.C11])" office:value-type="float" office:value="250" calcext:value-type="float">
            <text:p>250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3" calcext:value-type="float">
            <text:p>63</text:p>
          </table:table-cell>
          <table:table-cell table:formula="of:=SUM([.F11]; -[$'2023.06.28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93" calcext:value-type="float">
            <text:p>293</text:p>
          </table:table-cell>
          <table:table-cell table:formula="of:=SUM([.B12];-[.C12])" office:value-type="float" office:value="444" calcext:value-type="float">
            <text:p>44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88" calcext:value-type="float">
            <text:p>388</text:p>
          </table:table-cell>
          <table:table-cell table:formula="of:=SUM([.F12]; -[$'2023.06.28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9" calcext:value-type="float">
            <text:p>19</text:p>
          </table:table-cell>
          <table:table-cell table:formula="of:=SUM([.B13];-[.C13])"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9" calcext:value-type="float">
            <text:p>179</text:p>
          </table:table-cell>
          <table:table-cell table:formula="of:=SUM([.F13]; -[$'2023.06.28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16" calcext:value-type="float">
            <text:p>16</text:p>
          </table:table-cell>
          <table:table-cell table:formula="of:=SUM([.B14];-[.C14])"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82" calcext:value-type="float">
            <text:p>182</text:p>
          </table:table-cell>
          <table:table-cell table:formula="of:=SUM([.F14]; -[$'2023.06.28.1'.F14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4" calcext:value-type="float">
            <text:p>174</text:p>
          </table:table-cell>
          <table:table-cell table:formula="of:=SUM([.B15];-[.C15])" office:value-type="float" office:value="563" calcext:value-type="float">
            <text:p>563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7" calcext:value-type="float">
            <text:p>507</text:p>
          </table:table-cell>
          <table:table-cell table:formula="of:=SUM([.F15]; -[$'2023.06.28.1'.F15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8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8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4" calcext:value-type="float">
            <text:p>384</text:p>
          </table:table-cell>
          <table:table-cell table:formula="of:=SUM([.B18];-[.C18])"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10" calcext:value-type="float">
            <text:p>310</text:p>
          </table:table-cell>
          <table:table-cell table:formula="of:=SUM([.F18]; -[$'2023.06.28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2" calcext:value-type="float">
            <text:p>392</text:p>
          </table:table-cell>
          <table:table-cell table:formula="of:=SUM([.B19];-[.C19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8" calcext:value-type="float">
            <text:p>308</text:p>
          </table:table-cell>
          <table:table-cell table:formula="of:=SUM([.F19]; -[$'2023.06.28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29" calcext:value-type="float">
            <text:p>129</text:p>
          </table:table-cell>
          <table:table-cell table:formula="of:=SUM([.B20];-[.C20])" office:value-type="float" office:value="573" calcext:value-type="float">
            <text:p>573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73" calcext:value-type="float">
            <text:p>573</text:p>
          </table:table-cell>
          <table:table-cell table:formula="of:=SUM([.F20]; -[$'2023.06.28.1'.F20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94" calcext:value-type="float">
            <text:p>194</text:p>
          </table:table-cell>
          <table:table-cell table:formula="of:=SUM([.B21];-[.C21])" office:value-type="float" office:value="498" calcext:value-type="float">
            <text:p>49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98" calcext:value-type="float">
            <text:p>498</text:p>
          </table:table-cell>
          <table:table-cell table:formula="of:=SUM([.F21]; -[$'2023.06.28.1'.F21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0" calcext:value-type="float">
            <text:p>730</text:p>
          </table:table-cell>
          <table:table-cell table:formula="of:=SUM([.B22];-[.C22])"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8" calcext:value-type="float">
            <text:p>318</text:p>
          </table:table-cell>
          <table:table-cell table:formula="of:=SUM([.F22]; -[$'2023.06.28.1'.F2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189" calcext:value-type="float">
            <text:p>9189</text:p>
          </table:table-cell>
          <table:table-cell table:style-name="ce4" table:formula="of:=SUM([.D2:.D22])" office:value-type="float" office:value="9021" calcext:value-type="float">
            <text:p>9021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486" calcext:value-type="float">
            <text:p>8486</text:p>
          </table:table-cell>
          <table:table-cell table:style-name="ce4" table:formula="of:=SUM([.G2:.G22])" office:value-type="float" office:value="16" calcext:value-type="float">
            <text:p>16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8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4" calcext:value-type="float">
            <text:p>994</text:p>
          </table:table-cell>
          <table:table-cell table:formula="of:=SUM([.B2];-[.C2])" office:value-type="float" office:value="286" calcext:value-type="float">
            <text:p>286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39" calcext:value-type="float">
            <text:p>239</text:p>
          </table:table-cell>
          <table:table-cell table:formula="of:=SUM([.F2]; -[$'2023.06.27.1'.F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69" calcext:value-type="float">
            <text:p>869</text:p>
          </table:table-cell>
          <table:table-cell table:formula="of:=SUM([.B3];-[.C3])" office:value-type="float" office:value="638" calcext:value-type="float">
            <text:p>638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38" calcext:value-type="float">
            <text:p>638</text:p>
          </table:table-cell>
          <table:table-cell table:formula="of:=SUM([.F3]; -[$'2023.06.27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5" calcext:value-type="float">
            <text:p>975</text:p>
          </table:table-cell>
          <table:table-cell table:formula="of:=SUM([.B4];-[.C4])" office:value-type="float" office:value="531" calcext:value-type="float">
            <text:p>53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31" calcext:value-type="float">
            <text:p>531</text:p>
          </table:table-cell>
          <table:table-cell table:formula="of:=SUM([.F4]; -[$'2023.06.27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6" calcext:value-type="float">
            <text:p>1036</text:p>
          </table:table-cell>
          <table:table-cell table:formula="of:=SUM([.B5];-[.C5])"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5" calcext:value-type="float">
            <text:p>95</text:p>
          </table:table-cell>
          <table:table-cell table:formula="of:=SUM([.F5]; -[$'2023.06.27.1'.F5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02" calcext:value-type="float">
            <text:p>402</text:p>
          </table:table-cell>
          <table:table-cell table:formula="of:=SUM([.B6];-[.C6])" office:value-type="float" office:value="841" calcext:value-type="float">
            <text:p>841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06" calcext:value-type="float">
            <text:p>806</text:p>
          </table:table-cell>
          <table:table-cell table:formula="of:=SUM([.F6]; -[$'2023.06.27.1'.F6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59" calcext:value-type="float">
            <text:p>159</text:p>
          </table:table-cell>
          <table:table-cell table:formula="of:=SUM([.B7];-[.C7])" office:value-type="float" office:value="669" calcext:value-type="float">
            <text:p>669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41" calcext:value-type="float">
            <text:p>641</text:p>
          </table:table-cell>
          <table:table-cell table:formula="of:=SUM([.F7]; -[$'2023.06.27.1'.F7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51" calcext:value-type="float">
            <text:p>151</text:p>
          </table:table-cell>
          <table:table-cell table:formula="of:=SUM([.B8];-[.C8])" office:value-type="float" office:value="683" calcext:value-type="float">
            <text:p>683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5" calcext:value-type="float">
            <text:p>655</text:p>
          </table:table-cell>
          <table:table-cell table:formula="of:=SUM([.F8]; -[$'2023.06.27.1'.F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02" calcext:value-type="float">
            <text:p>202</text:p>
          </table:table-cell>
          <table:table-cell table:formula="of:=SUM([.B9];-[.C9])" office:value-type="float" office:value="626" calcext:value-type="float">
            <text:p>626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98" calcext:value-type="float">
            <text:p>598</text:p>
          </table:table-cell>
          <table:table-cell table:formula="of:=SUM([.F9]; -[$'2023.06.27.1'.F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85" calcext:value-type="float">
            <text:p>485</text:p>
          </table:table-cell>
          <table:table-cell table:formula="of:=SUM([.B10];-[.C10])" office:value-type="float" office:value="756" calcext:value-type="float">
            <text:p>756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22" calcext:value-type="float">
            <text:p>722</text:p>
          </table:table-cell>
          <table:table-cell table:formula="of:=SUM([.F10]; -[$'2023.06.27.1'.F10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9" calcext:value-type="float">
            <text:p>279</text:p>
          </table:table-cell>
          <table:table-cell table:formula="of:=SUM([.B11];-[.C11])" office:value-type="float" office:value="250" calcext:value-type="float">
            <text:p>250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3" calcext:value-type="float">
            <text:p>63</text:p>
          </table:table-cell>
          <table:table-cell table:formula="of:=SUM([.F11]; -[$'2023.06.27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93" calcext:value-type="float">
            <text:p>293</text:p>
          </table:table-cell>
          <table:table-cell table:formula="of:=SUM([.B12];-[.C12])" office:value-type="float" office:value="444" calcext:value-type="float">
            <text:p>44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88" calcext:value-type="float">
            <text:p>388</text:p>
          </table:table-cell>
          <table:table-cell table:formula="of:=SUM([.F12]; -[$'2023.06.27.1'.F1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9" calcext:value-type="float">
            <text:p>19</text:p>
          </table:table-cell>
          <table:table-cell table:formula="of:=SUM([.B13];-[.C13])"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9" calcext:value-type="float">
            <text:p>179</text:p>
          </table:table-cell>
          <table:table-cell table:formula="of:=SUM([.F13]; -[$'2023.06.27.1'.F1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18" calcext:value-type="float">
            <text:p>18</text:p>
          </table:table-cell>
          <table:table-cell table:formula="of:=SUM([.B14];-[.C14])"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80" calcext:value-type="float">
            <text:p>180</text:p>
          </table:table-cell>
          <table:table-cell table:formula="of:=SUM([.F14]; -[$'2023.06.27.1'.F14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5" calcext:value-type="float">
            <text:p>175</text:p>
          </table:table-cell>
          <table:table-cell table:formula="of:=SUM([.B15];-[.C15])" office:value-type="float" office:value="562" calcext:value-type="float">
            <text:p>562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6" calcext:value-type="float">
            <text:p>506</text:p>
          </table:table-cell>
          <table:table-cell table:formula="of:=SUM([.F15]; -[$'2023.06.27.1'.F15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7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7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4" calcext:value-type="float">
            <text:p>384</text:p>
          </table:table-cell>
          <table:table-cell table:formula="of:=SUM([.B18];-[.C18])"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10" calcext:value-type="float">
            <text:p>310</text:p>
          </table:table-cell>
          <table:table-cell table:formula="of:=SUM([.F18]; -[$'2023.06.27.1'.F1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2" calcext:value-type="float">
            <text:p>392</text:p>
          </table:table-cell>
          <table:table-cell table:formula="of:=SUM([.B19];-[.C19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8" calcext:value-type="float">
            <text:p>308</text:p>
          </table:table-cell>
          <table:table-cell table:formula="of:=SUM([.F19]; -[$'2023.06.27.1'.F1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32" calcext:value-type="float">
            <text:p>132</text:p>
          </table:table-cell>
          <table:table-cell table:formula="of:=SUM([.B20];-[.C20])" office:value-type="float" office:value="570" calcext:value-type="float">
            <text:p>570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70" calcext:value-type="float">
            <text:p>570</text:p>
          </table:table-cell>
          <table:table-cell table:formula="of:=SUM([.F20]; -[$'2023.06.27.1'.F20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98" calcext:value-type="float">
            <text:p>198</text:p>
          </table:table-cell>
          <table:table-cell table:formula="of:=SUM([.B21];-[.C21])"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94" calcext:value-type="float">
            <text:p>494</text:p>
          </table:table-cell>
          <table:table-cell table:formula="of:=SUM([.F21]; -[$'2023.06.27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1" calcext:value-type="float">
            <text:p>731</text:p>
          </table:table-cell>
          <table:table-cell table:formula="of:=SUM([.B22];-[.C22])"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7" calcext:value-type="float">
            <text:p>317</text:p>
          </table:table-cell>
          <table:table-cell table:formula="of:=SUM([.F22]; -[$'2023.06.27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205" calcext:value-type="float">
            <text:p>9205</text:p>
          </table:table-cell>
          <table:table-cell table:style-name="ce4" table:formula="of:=SUM([.D2:.D22])" office:value-type="float" office:value="9005" calcext:value-type="float">
            <text:p>9005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470" calcext:value-type="float">
            <text:p>8470</text:p>
          </table:table-cell>
          <table:table-cell table:style-name="ce4" table:formula="of:=SUM([.G2:.G22])" office:value-type="float" office:value="24" calcext:value-type="float">
            <text:p>24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7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6" calcext:value-type="float">
            <text:p>996</text:p>
          </table:table-cell>
          <table:table-cell table:formula="of:=SUM([.B2];-[.C2])" office:value-type="float" office:value="284" calcext:value-type="float">
            <text:p>284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37" calcext:value-type="float">
            <text:p>237</text:p>
          </table:table-cell>
          <table:table-cell table:formula="of:=SUM([.F2]; -[$'2023.06.26.1'.F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69" calcext:value-type="float">
            <text:p>869</text:p>
          </table:table-cell>
          <table:table-cell table:formula="of:=SUM([.B3];-[.C3])" office:value-type="float" office:value="638" calcext:value-type="float">
            <text:p>638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38" calcext:value-type="float">
            <text:p>638</text:p>
          </table:table-cell>
          <table:table-cell table:formula="of:=SUM([.F3]; -[$'2023.06.26.1'.F3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5" calcext:value-type="float">
            <text:p>975</text:p>
          </table:table-cell>
          <table:table-cell table:formula="of:=SUM([.B4];-[.C4])" office:value-type="float" office:value="531" calcext:value-type="float">
            <text:p>53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31" calcext:value-type="float">
            <text:p>531</text:p>
          </table:table-cell>
          <table:table-cell table:formula="of:=SUM([.F4]; -[$'2023.06.26.1'.F4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9" calcext:value-type="float">
            <text:p>1039</text:p>
          </table:table-cell>
          <table:table-cell table:formula="of:=SUM([.B5];-[.C5])"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2" calcext:value-type="float">
            <text:p>92</text:p>
          </table:table-cell>
          <table:table-cell table:formula="of:=SUM([.F5]; -[$'2023.06.26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01" calcext:value-type="float">
            <text:p>401</text:p>
          </table:table-cell>
          <table:table-cell table:formula="of:=SUM([.B6];-[.C6])" office:value-type="float" office:value="842" calcext:value-type="float">
            <text:p>842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07" calcext:value-type="float">
            <text:p>807</text:p>
          </table:table-cell>
          <table:table-cell table:formula="of:=SUM([.F6]; -[$'2023.06.26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1" calcext:value-type="float">
            <text:p>161</text:p>
          </table:table-cell>
          <table:table-cell table:formula="of:=SUM([.B7];-[.C7])" office:value-type="float" office:value="667" calcext:value-type="float">
            <text:p>667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39" calcext:value-type="float">
            <text:p>639</text:p>
          </table:table-cell>
          <table:table-cell table:formula="of:=SUM([.F7]; -[$'2023.06.26.1'.F7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53" calcext:value-type="float">
            <text:p>153</text:p>
          </table:table-cell>
          <table:table-cell table:formula="of:=SUM([.B8];-[.C8])" office:value-type="float" office:value="681" calcext:value-type="float">
            <text:p>681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3" calcext:value-type="float">
            <text:p>653</text:p>
          </table:table-cell>
          <table:table-cell table:formula="of:=SUM([.F8]; -[$'2023.06.26.1'.F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04" calcext:value-type="float">
            <text:p>204</text:p>
          </table:table-cell>
          <table:table-cell table:formula="of:=SUM([.B9];-[.C9])" office:value-type="float" office:value="624" calcext:value-type="float">
            <text:p>624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96" calcext:value-type="float">
            <text:p>596</text:p>
          </table:table-cell>
          <table:table-cell table:formula="of:=SUM([.F9]; -[$'2023.06.26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87" calcext:value-type="float">
            <text:p>487</text:p>
          </table:table-cell>
          <table:table-cell table:formula="of:=SUM([.B10];-[.C10])" office:value-type="float" office:value="754" calcext:value-type="float">
            <text:p>754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20" calcext:value-type="float">
            <text:p>720</text:p>
          </table:table-cell>
          <table:table-cell table:formula="of:=SUM([.F10]; -[$'2023.06.26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9" calcext:value-type="float">
            <text:p>279</text:p>
          </table:table-cell>
          <table:table-cell table:formula="of:=SUM([.B11];-[.C11])" office:value-type="float" office:value="250" calcext:value-type="float">
            <text:p>250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3" calcext:value-type="float">
            <text:p>63</text:p>
          </table:table-cell>
          <table:table-cell table:formula="of:=SUM([.F11]; -[$'2023.06.26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94" calcext:value-type="float">
            <text:p>294</text:p>
          </table:table-cell>
          <table:table-cell table:formula="of:=SUM([.B12];-[.C12])" office:value-type="float" office:value="443" calcext:value-type="float">
            <text:p>443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87" calcext:value-type="float">
            <text:p>387</text:p>
          </table:table-cell>
          <table:table-cell table:formula="of:=SUM([.F12]; -[$'2023.06.26.1'.F12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1" calcext:value-type="float">
            <text:p>21</text:p>
          </table:table-cell>
          <table:table-cell table:formula="of:=SUM([.B13];-[.C13])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7" calcext:value-type="float">
            <text:p>177</text:p>
          </table:table-cell>
          <table:table-cell table:formula="of:=SUM([.F13]; -[$'2023.06.26.1'.F1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1" calcext:value-type="float">
            <text:p>21</text:p>
          </table:table-cell>
          <table:table-cell table:formula="of:=SUM([.B14];-[.C14])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77" calcext:value-type="float">
            <text:p>177</text:p>
          </table:table-cell>
          <table:table-cell table:formula="of:=SUM([.F14]; -[$'2023.06.26.1'.F14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3" calcext:value-type="float">
            <text:p>173</text:p>
          </table:table-cell>
          <table:table-cell table:formula="of:=SUM([.B15];-[.C15])" office:value-type="float" office:value="564" calcext:value-type="float">
            <text:p>564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8" calcext:value-type="float">
            <text:p>508</text:p>
          </table:table-cell>
          <table:table-cell table:formula="of:=SUM([.F15]; -[$'2023.06.26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6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6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26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4" calcext:value-type="float">
            <text:p>394</text:p>
          </table:table-cell>
          <table:table-cell table:formula="of:=SUM([.B19];-[.C19])"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6" calcext:value-type="float">
            <text:p>306</text:p>
          </table:table-cell>
          <table:table-cell table:formula="of:=SUM([.F19]; -[$'2023.06.26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36" calcext:value-type="float">
            <text:p>136</text:p>
          </table:table-cell>
          <table:table-cell table:formula="of:=SUM([.B20];-[.C20])"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66" calcext:value-type="float">
            <text:p>566</text:p>
          </table:table-cell>
          <table:table-cell table:formula="of:=SUM([.F20]; -[$'2023.06.26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98" calcext:value-type="float">
            <text:p>198</text:p>
          </table:table-cell>
          <table:table-cell table:formula="of:=SUM([.B21];-[.C21])"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94" calcext:value-type="float">
            <text:p>494</text:p>
          </table:table-cell>
          <table:table-cell table:formula="of:=SUM([.F21]; -[$'2023.06.26.1'.F21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1" calcext:value-type="float">
            <text:p>731</text:p>
          </table:table-cell>
          <table:table-cell table:formula="of:=SUM([.B22];-[.C22])"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7" calcext:value-type="float">
            <text:p>317</text:p>
          </table:table-cell>
          <table:table-cell table:formula="of:=SUM([.F22]; -[$'2023.06.26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229" calcext:value-type="float">
            <text:p>9229</text:p>
          </table:table-cell>
          <table:table-cell table:style-name="ce4" table:formula="of:=SUM([.D2:.D22])" office:value-type="float" office:value="8981" calcext:value-type="float">
            <text:p>8981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446" calcext:value-type="float">
            <text:p>8446</text:p>
          </table:table-cell>
          <table:table-cell table:style-name="ce4" table:formula="of:=SUM([.G2:.G22])" office:value-type="float" office:value="23" calcext:value-type="float">
            <text:p>23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6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8" calcext:value-type="float">
            <text:p>998</text:p>
          </table:table-cell>
          <table:table-cell table:formula="of:=SUM([.B2];-[.C2])" office:value-type="float" office:value="282" calcext:value-type="float">
            <text:p>282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35" calcext:value-type="float">
            <text:p>235</text:p>
          </table:table-cell>
          <table:table-cell table:formula="of:=SUM([.F2]; -[$'2023.06.25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73" calcext:value-type="float">
            <text:p>873</text:p>
          </table:table-cell>
          <table:table-cell table:formula="of:=SUM([.B3];-[.C3])" office:value-type="float" office:value="634" calcext:value-type="float">
            <text:p>63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34" calcext:value-type="float">
            <text:p>634</text:p>
          </table:table-cell>
          <table:table-cell table:formula="of:=SUM([.F3]; -[$'2023.06.25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7" calcext:value-type="float">
            <text:p>977</text:p>
          </table:table-cell>
          <table:table-cell table:formula="of:=SUM([.B4];-[.C4])"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9" calcext:value-type="float">
            <text:p>529</text:p>
          </table:table-cell>
          <table:table-cell table:formula="of:=SUM([.F4]; -[$'2023.06.25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9" calcext:value-type="float">
            <text:p>1039</text:p>
          </table:table-cell>
          <table:table-cell table:formula="of:=SUM([.B5];-[.C5])"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2" calcext:value-type="float">
            <text:p>92</text:p>
          </table:table-cell>
          <table:table-cell table:formula="of:=SUM([.F5]; -[$'2023.06.25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01" calcext:value-type="float">
            <text:p>401</text:p>
          </table:table-cell>
          <table:table-cell table:formula="of:=SUM([.B6];-[.C6])" office:value-type="float" office:value="842" calcext:value-type="float">
            <text:p>842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07" calcext:value-type="float">
            <text:p>807</text:p>
          </table:table-cell>
          <table:table-cell table:formula="of:=SUM([.F6]; -[$'2023.06.25.1'.F6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3" calcext:value-type="float">
            <text:p>163</text:p>
          </table:table-cell>
          <table:table-cell table:formula="of:=SUM([.B7];-[.C7])" office:value-type="float" office:value="665" calcext:value-type="float">
            <text:p>665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37" calcext:value-type="float">
            <text:p>637</text:p>
          </table:table-cell>
          <table:table-cell table:formula="of:=SUM([.F7]; -[$'2023.06.25.1'.F7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55" calcext:value-type="float">
            <text:p>155</text:p>
          </table:table-cell>
          <table:table-cell table:formula="of:=SUM([.B8];-[.C8])" office:value-type="float" office:value="679" calcext:value-type="float">
            <text:p>679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1" calcext:value-type="float">
            <text:p>651</text:p>
          </table:table-cell>
          <table:table-cell table:formula="of:=SUM([.F8]; -[$'2023.06.25.1'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04" calcext:value-type="float">
            <text:p>204</text:p>
          </table:table-cell>
          <table:table-cell table:formula="of:=SUM([.B9];-[.C9])" office:value-type="float" office:value="624" calcext:value-type="float">
            <text:p>624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96" calcext:value-type="float">
            <text:p>596</text:p>
          </table:table-cell>
          <table:table-cell table:formula="of:=SUM([.F9]; -[$'2023.06.25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87" calcext:value-type="float">
            <text:p>487</text:p>
          </table:table-cell>
          <table:table-cell table:formula="of:=SUM([.B10];-[.C10])" office:value-type="float" office:value="754" calcext:value-type="float">
            <text:p>754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20" calcext:value-type="float">
            <text:p>720</text:p>
          </table:table-cell>
          <table:table-cell table:formula="of:=SUM([.F10]; -[$'2023.06.25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9" calcext:value-type="float">
            <text:p>279</text:p>
          </table:table-cell>
          <table:table-cell table:formula="of:=SUM([.B11];-[.C11])" office:value-type="float" office:value="250" calcext:value-type="float">
            <text:p>250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3" calcext:value-type="float">
            <text:p>63</text:p>
          </table:table-cell>
          <table:table-cell table:formula="of:=SUM([.F11]; -[$'2023.06.25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99" calcext:value-type="float">
            <text:p>299</text:p>
          </table:table-cell>
          <table:table-cell table:formula="of:=SUM([.B12];-[.C12])" office:value-type="float" office:value="438" calcext:value-type="float">
            <text:p>438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82" calcext:value-type="float">
            <text:p>382</text:p>
          </table:table-cell>
          <table:table-cell table:formula="of:=SUM([.F12]; -[$'2023.06.25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2" calcext:value-type="float">
            <text:p>22</text:p>
          </table:table-cell>
          <table:table-cell table:formula="of:=SUM([.B13];-[.C13])"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6" calcext:value-type="float">
            <text:p>176</text:p>
          </table:table-cell>
          <table:table-cell table:formula="of:=SUM([.F13]; -[$'2023.06.25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3" calcext:value-type="float">
            <text:p>23</text:p>
          </table:table-cell>
          <table:table-cell table:formula="of:=SUM([.B14];-[.C14])"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75" calcext:value-type="float">
            <text:p>175</text:p>
          </table:table-cell>
          <table:table-cell table:formula="of:=SUM([.F14]; -[$'2023.06.25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3" calcext:value-type="float">
            <text:p>173</text:p>
          </table:table-cell>
          <table:table-cell table:formula="of:=SUM([.B15];-[.C15])" office:value-type="float" office:value="564" calcext:value-type="float">
            <text:p>564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8" calcext:value-type="float">
            <text:p>508</text:p>
          </table:table-cell>
          <table:table-cell table:formula="of:=SUM([.F15]; -[$'2023.06.25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5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5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25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4" calcext:value-type="float">
            <text:p>394</text:p>
          </table:table-cell>
          <table:table-cell table:formula="of:=SUM([.B19];-[.C19])"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6" calcext:value-type="float">
            <text:p>306</text:p>
          </table:table-cell>
          <table:table-cell table:formula="of:=SUM([.F19]; -[$'2023.06.25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36" calcext:value-type="float">
            <text:p>136</text:p>
          </table:table-cell>
          <table:table-cell table:formula="of:=SUM([.B20];-[.C20])"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66" calcext:value-type="float">
            <text:p>566</text:p>
          </table:table-cell>
          <table:table-cell table:formula="of:=SUM([.F20]; -[$'2023.06.25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01" calcext:value-type="float">
            <text:p>201</text:p>
          </table:table-cell>
          <table:table-cell table:formula="of:=SUM([.B21];-[.C21])" office:value-type="float" office:value="491" calcext:value-type="float">
            <text:p>49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91" calcext:value-type="float">
            <text:p>491</text:p>
          </table:table-cell>
          <table:table-cell table:formula="of:=SUM([.F21]; -[$'2023.06.25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1" calcext:value-type="float">
            <text:p>731</text:p>
          </table:table-cell>
          <table:table-cell table:formula="of:=SUM([.B22];-[.C22])"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7" calcext:value-type="float">
            <text:p>317</text:p>
          </table:table-cell>
          <table:table-cell table:formula="of:=SUM([.F22]; -[$'2023.06.25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252" calcext:value-type="float">
            <text:p>9252</text:p>
          </table:table-cell>
          <table:table-cell table:style-name="ce4" table:formula="of:=SUM([.D2:.D22])" office:value-type="float" office:value="8958" calcext:value-type="float">
            <text:p>8958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423" calcext:value-type="float">
            <text:p>8423</text:p>
          </table:table-cell>
          <table:table-cell table:style-name="ce4" table:formula="of:=SUM([.G2:.G22])" office:value-type="float" office:value="4" calcext:value-type="float">
            <text:p>4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5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8" calcext:value-type="float">
            <text:p>998</text:p>
          </table:table-cell>
          <table:table-cell table:formula="of:=SUM([.B2];-[.C2])" office:value-type="float" office:value="282" calcext:value-type="float">
            <text:p>282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35" calcext:value-type="float">
            <text:p>235</text:p>
          </table:table-cell>
          <table:table-cell table:formula="of:=SUM([.F2]; -[$'2023.06.24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73" calcext:value-type="float">
            <text:p>873</text:p>
          </table:table-cell>
          <table:table-cell table:formula="of:=SUM([.B3];-[.C3])" office:value-type="float" office:value="634" calcext:value-type="float">
            <text:p>63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34" calcext:value-type="float">
            <text:p>634</text:p>
          </table:table-cell>
          <table:table-cell table:formula="of:=SUM([.F3]; -[$'2023.06.24.1'.F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7" calcext:value-type="float">
            <text:p>977</text:p>
          </table:table-cell>
          <table:table-cell table:formula="of:=SUM([.B4];-[.C4])"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9" calcext:value-type="float">
            <text:p>529</text:p>
          </table:table-cell>
          <table:table-cell table:formula="of:=SUM([.F4]; -[$'2023.06.24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9" calcext:value-type="float">
            <text:p>1039</text:p>
          </table:table-cell>
          <table:table-cell table:formula="of:=SUM([.B5];-[.C5])"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2" calcext:value-type="float">
            <text:p>92</text:p>
          </table:table-cell>
          <table:table-cell table:formula="of:=SUM([.F5]; -[$'2023.06.24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02" calcext:value-type="float">
            <text:p>402</text:p>
          </table:table-cell>
          <table:table-cell table:formula="of:=SUM([.B6];-[.C6])" office:value-type="float" office:value="841" calcext:value-type="float">
            <text:p>841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06" calcext:value-type="float">
            <text:p>806</text:p>
          </table:table-cell>
          <table:table-cell table:formula="of:=SUM([.F6]; -[$'2023.06.24.1'.F6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5" calcext:value-type="float">
            <text:p>165</text:p>
          </table:table-cell>
          <table:table-cell table:formula="of:=SUM([.B7];-[.C7])" office:value-type="float" office:value="663" calcext:value-type="float">
            <text:p>663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35" calcext:value-type="float">
            <text:p>635</text:p>
          </table:table-cell>
          <table:table-cell table:formula="of:=SUM([.F7]; -[$'2023.06.24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56" calcext:value-type="float">
            <text:p>156</text:p>
          </table:table-cell>
          <table:table-cell table:formula="of:=SUM([.B8];-[.C8])" office:value-type="float" office:value="678" calcext:value-type="float">
            <text:p>678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0" calcext:value-type="float">
            <text:p>650</text:p>
          </table:table-cell>
          <table:table-cell table:formula="of:=SUM([.F8]; -[$'2023.06.24.1'.F8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04" calcext:value-type="float">
            <text:p>204</text:p>
          </table:table-cell>
          <table:table-cell table:formula="of:=SUM([.B9];-[.C9])" office:value-type="float" office:value="624" calcext:value-type="float">
            <text:p>624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96" calcext:value-type="float">
            <text:p>596</text:p>
          </table:table-cell>
          <table:table-cell table:formula="of:=SUM([.F9]; -[$'2023.06.24.1'.F9])"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87" calcext:value-type="float">
            <text:p>487</text:p>
          </table:table-cell>
          <table:table-cell table:formula="of:=SUM([.B10];-[.C10])" office:value-type="float" office:value="754" calcext:value-type="float">
            <text:p>754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20" calcext:value-type="float">
            <text:p>720</text:p>
          </table:table-cell>
          <table:table-cell table:formula="of:=SUM([.F10]; -[$'2023.06.24.1'.F10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9" calcext:value-type="float">
            <text:p>279</text:p>
          </table:table-cell>
          <table:table-cell table:formula="of:=SUM([.B11];-[.C11])" office:value-type="float" office:value="250" calcext:value-type="float">
            <text:p>250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3" calcext:value-type="float">
            <text:p>63</text:p>
          </table:table-cell>
          <table:table-cell table:formula="of:=SUM([.F11]; -[$'2023.06.24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99" calcext:value-type="float">
            <text:p>299</text:p>
          </table:table-cell>
          <table:table-cell table:formula="of:=SUM([.B12];-[.C12])" office:value-type="float" office:value="438" calcext:value-type="float">
            <text:p>438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82" calcext:value-type="float">
            <text:p>382</text:p>
          </table:table-cell>
          <table:table-cell table:formula="of:=SUM([.F12]; -[$'2023.06.24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2" calcext:value-type="float">
            <text:p>22</text:p>
          </table:table-cell>
          <table:table-cell table:formula="of:=SUM([.B13];-[.C13])"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6" calcext:value-type="float">
            <text:p>176</text:p>
          </table:table-cell>
          <table:table-cell table:formula="of:=SUM([.F13]; -[$'2023.06.24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3" calcext:value-type="float">
            <text:p>23</text:p>
          </table:table-cell>
          <table:table-cell table:formula="of:=SUM([.B14];-[.C14])"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75" calcext:value-type="float">
            <text:p>175</text:p>
          </table:table-cell>
          <table:table-cell table:formula="of:=SUM([.F14]; -[$'2023.06.24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3" calcext:value-type="float">
            <text:p>173</text:p>
          </table:table-cell>
          <table:table-cell table:formula="of:=SUM([.B15];-[.C15])" office:value-type="float" office:value="564" calcext:value-type="float">
            <text:p>564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8" calcext:value-type="float">
            <text:p>508</text:p>
          </table:table-cell>
          <table:table-cell table:formula="of:=SUM([.F15]; -[$'2023.06.24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4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4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24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4" calcext:value-type="float">
            <text:p>394</text:p>
          </table:table-cell>
          <table:table-cell table:formula="of:=SUM([.B19];-[.C19])"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6" calcext:value-type="float">
            <text:p>306</text:p>
          </table:table-cell>
          <table:table-cell table:formula="of:=SUM([.F19]; -[$'2023.06.24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36" calcext:value-type="float">
            <text:p>136</text:p>
          </table:table-cell>
          <table:table-cell table:formula="of:=SUM([.B20];-[.C20])"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66" calcext:value-type="float">
            <text:p>566</text:p>
          </table:table-cell>
          <table:table-cell table:formula="of:=SUM([.F20]; -[$'2023.06.24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01" calcext:value-type="float">
            <text:p>201</text:p>
          </table:table-cell>
          <table:table-cell table:formula="of:=SUM([.B21];-[.C21])" office:value-type="float" office:value="491" calcext:value-type="float">
            <text:p>49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91" calcext:value-type="float">
            <text:p>491</text:p>
          </table:table-cell>
          <table:table-cell table:formula="of:=SUM([.F21]; -[$'2023.06.24.1'.F2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1" calcext:value-type="float">
            <text:p>731</text:p>
          </table:table-cell>
          <table:table-cell table:formula="of:=SUM([.B22];-[.C22])"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7" calcext:value-type="float">
            <text:p>317</text:p>
          </table:table-cell>
          <table:table-cell table:formula="of:=SUM([.F22]; -[$'2023.06.24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256" calcext:value-type="float">
            <text:p>9256</text:p>
          </table:table-cell>
          <table:table-cell table:style-name="ce4" table:formula="of:=SUM([.D2:.D22])" office:value-type="float" office:value="8954" calcext:value-type="float">
            <text:p>8954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419" calcext:value-type="float">
            <text:p>8419</text:p>
          </table:table-cell>
          <table:table-cell table:style-name="ce4" table:formula="of:=SUM([.G2:.G22])" office:value-type="float" office:value="22" calcext:value-type="float">
            <text:p>22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4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8" calcext:value-type="float">
            <text:p>998</text:p>
          </table:table-cell>
          <table:table-cell table:formula="of:=SUM([.B2];-[.C2])" office:value-type="float" office:value="282" calcext:value-type="float">
            <text:p>282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35" calcext:value-type="float">
            <text:p>235</text:p>
          </table:table-cell>
          <table:table-cell table:formula="of:=SUM([.F2]; -[$'2023.06.23.1'.F2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75" calcext:value-type="float">
            <text:p>875</text:p>
          </table:table-cell>
          <table:table-cell table:formula="of:=SUM([.B3];-[.C3])" office:value-type="float" office:value="632" calcext:value-type="float">
            <text:p>63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32" calcext:value-type="float">
            <text:p>632</text:p>
          </table:table-cell>
          <table:table-cell table:formula="of:=SUM([.F3]; -[$'2023.06.23.1'.F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7" calcext:value-type="float">
            <text:p>977</text:p>
          </table:table-cell>
          <table:table-cell table:formula="of:=SUM([.B4];-[.C4])"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9" calcext:value-type="float">
            <text:p>529</text:p>
          </table:table-cell>
          <table:table-cell table:formula="of:=SUM([.F4]; -[$'2023.06.23.1'.F4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9" calcext:value-type="float">
            <text:p>1039</text:p>
          </table:table-cell>
          <table:table-cell table:formula="of:=SUM([.B5];-[.C5])"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2" calcext:value-type="float">
            <text:p>92</text:p>
          </table:table-cell>
          <table:table-cell table:formula="of:=SUM([.F5]; -[$'2023.06.23.1'.F5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04" calcext:value-type="float">
            <text:p>404</text:p>
          </table:table-cell>
          <table:table-cell table:formula="of:=SUM([.B6];-[.C6])" office:value-type="float" office:value="839" calcext:value-type="float">
            <text:p>839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04" calcext:value-type="float">
            <text:p>804</text:p>
          </table:table-cell>
          <table:table-cell table:formula="of:=SUM([.F6]; -[$'2023.06.23.1'.F6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5" calcext:value-type="float">
            <text:p>165</text:p>
          </table:table-cell>
          <table:table-cell table:formula="of:=SUM([.B7];-[.C7])" office:value-type="float" office:value="663" calcext:value-type="float">
            <text:p>663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35" calcext:value-type="float">
            <text:p>635</text:p>
          </table:table-cell>
          <table:table-cell table:formula="of:=SUM([.F7]; -[$'2023.06.23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61" calcext:value-type="float">
            <text:p>161</text:p>
          </table:table-cell>
          <table:table-cell table:formula="of:=SUM([.B8];-[.C8])" office:value-type="float" office:value="673" calcext:value-type="float">
            <text:p>673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45" calcext:value-type="float">
            <text:p>645</text:p>
          </table:table-cell>
          <table:table-cell table:formula="of:=SUM([.F8]; -[$'2023.06.23.1'.F8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12" calcext:value-type="float">
            <text:p>212</text:p>
          </table:table-cell>
          <table:table-cell table:formula="of:=SUM([.B9];-[.C9])" office:value-type="float" office:value="616" calcext:value-type="float">
            <text:p>616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88" calcext:value-type="float">
            <text:p>588</text:p>
          </table:table-cell>
          <table:table-cell table:formula="of:=SUM([.F9]; -[$'2023.06.23.1'.F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0" calcext:value-type="float">
            <text:p>490</text:p>
          </table:table-cell>
          <table:table-cell table:formula="of:=SUM([.B10];-[.C10])" office:value-type="float" office:value="751" calcext:value-type="float">
            <text:p>751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17" calcext:value-type="float">
            <text:p>717</text:p>
          </table:table-cell>
          <table:table-cell table:formula="of:=SUM([.F10]; -[$'2023.06.23.1'.F10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9" calcext:value-type="float">
            <text:p>279</text:p>
          </table:table-cell>
          <table:table-cell table:formula="of:=SUM([.B11];-[.C11])" office:value-type="float" office:value="250" calcext:value-type="float">
            <text:p>250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3" calcext:value-type="float">
            <text:p>63</text:p>
          </table:table-cell>
          <table:table-cell table:formula="of:=SUM([.F11]; -[$'2023.06.23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99" calcext:value-type="float">
            <text:p>299</text:p>
          </table:table-cell>
          <table:table-cell table:formula="of:=SUM([.B12];-[.C12])" office:value-type="float" office:value="438" calcext:value-type="float">
            <text:p>438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82" calcext:value-type="float">
            <text:p>382</text:p>
          </table:table-cell>
          <table:table-cell table:formula="of:=SUM([.F12]; -[$'2023.06.23.1'.F1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2" calcext:value-type="float">
            <text:p>22</text:p>
          </table:table-cell>
          <table:table-cell table:formula="of:=SUM([.B13];-[.C13])"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6" calcext:value-type="float">
            <text:p>176</text:p>
          </table:table-cell>
          <table:table-cell table:formula="of:=SUM([.F13]; -[$'2023.06.23.1'.F13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3" calcext:value-type="float">
            <text:p>23</text:p>
          </table:table-cell>
          <table:table-cell table:formula="of:=SUM([.B14];-[.C14])"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75" calcext:value-type="float">
            <text:p>175</text:p>
          </table:table-cell>
          <table:table-cell table:formula="of:=SUM([.F14]; -[$'2023.06.23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3" calcext:value-type="float">
            <text:p>173</text:p>
          </table:table-cell>
          <table:table-cell table:formula="of:=SUM([.B15];-[.C15])" office:value-type="float" office:value="564" calcext:value-type="float">
            <text:p>564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8" calcext:value-type="float">
            <text:p>508</text:p>
          </table:table-cell>
          <table:table-cell table:formula="of:=SUM([.F15]; -[$'2023.06.23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3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3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23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4" calcext:value-type="float">
            <text:p>394</text:p>
          </table:table-cell>
          <table:table-cell table:formula="of:=SUM([.B19];-[.C19])"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6" calcext:value-type="float">
            <text:p>306</text:p>
          </table:table-cell>
          <table:table-cell table:formula="of:=SUM([.F19]; -[$'2023.06.23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36" calcext:value-type="float">
            <text:p>136</text:p>
          </table:table-cell>
          <table:table-cell table:formula="of:=SUM([.B20];-[.C20])"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66" calcext:value-type="float">
            <text:p>566</text:p>
          </table:table-cell>
          <table:table-cell table:formula="of:=SUM([.F20]; -[$'2023.06.23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03" calcext:value-type="float">
            <text:p>203</text:p>
          </table:table-cell>
          <table:table-cell table:formula="of:=SUM([.B21];-[.C21])" office:value-type="float" office:value="489" calcext:value-type="float">
            <text:p>48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89" calcext:value-type="float">
            <text:p>489</text:p>
          </table:table-cell>
          <table:table-cell table:formula="of:=SUM([.F21]; -[$'2023.06.23.1'.F2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1" calcext:value-type="float">
            <text:p>731</text:p>
          </table:table-cell>
          <table:table-cell table:formula="of:=SUM([.B22];-[.C22])"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7" calcext:value-type="float">
            <text:p>317</text:p>
          </table:table-cell>
          <table:table-cell table:formula="of:=SUM([.F22]; -[$'2023.06.23.1'.F2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278" calcext:value-type="float">
            <text:p>9278</text:p>
          </table:table-cell>
          <table:table-cell table:style-name="ce4" table:formula="of:=SUM([.D2:.D22])" office:value-type="float" office:value="8932" calcext:value-type="float">
            <text:p>8932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397" calcext:value-type="float">
            <text:p>8397</text:p>
          </table:table-cell>
          <table:table-cell table:style-name="ce4" table:formula="of:=SUM([.G2:.G22])" office:value-type="float" office:value="30" calcext:value-type="float">
            <text:p>30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3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1" calcext:value-type="float">
            <text:p>1001</text:p>
          </table:table-cell>
          <table:table-cell table:formula="of:=SUM([.B2];-[.C2])"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32" calcext:value-type="float">
            <text:p>232</text:p>
          </table:table-cell>
          <table:table-cell table:formula="of:=SUM([.F2]; -[$'2023.06.22.1'.F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76" calcext:value-type="float">
            <text:p>876</text:p>
          </table:table-cell>
          <table:table-cell table:formula="of:=SUM([.B3];-[.C3])" office:value-type="float" office:value="631" calcext:value-type="float">
            <text:p>631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31" calcext:value-type="float">
            <text:p>631</text:p>
          </table:table-cell>
          <table:table-cell table:formula="of:=SUM([.F3]; -[$'2023.06.22.1'.F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9" calcext:value-type="float">
            <text:p>979</text:p>
          </table:table-cell>
          <table:table-cell table:formula="of:=SUM([.B4];-[.C4])"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7" calcext:value-type="float">
            <text:p>527</text:p>
          </table:table-cell>
          <table:table-cell table:formula="of:=SUM([.F4]; -[$'2023.06.22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22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08" calcext:value-type="float">
            <text:p>408</text:p>
          </table:table-cell>
          <table:table-cell table:formula="of:=SUM([.B6];-[.C6])" office:value-type="float" office:value="835" calcext:value-type="float">
            <text:p>835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00" calcext:value-type="float">
            <text:p>800</text:p>
          </table:table-cell>
          <table:table-cell table:formula="of:=SUM([.F6]; -[$'2023.06.22.1'.F6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5" calcext:value-type="float">
            <text:p>165</text:p>
          </table:table-cell>
          <table:table-cell table:formula="of:=SUM([.B7];-[.C7])" office:value-type="float" office:value="663" calcext:value-type="float">
            <text:p>663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35" calcext:value-type="float">
            <text:p>635</text:p>
          </table:table-cell>
          <table:table-cell table:formula="of:=SUM([.F7]; -[$'2023.06.22.1'.F7])" office:value-type="float" office:value="13" calcext:value-type="float">
            <text:p>1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64" calcext:value-type="float">
            <text:p>164</text:p>
          </table:table-cell>
          <table:table-cell table:formula="of:=SUM([.B8];-[.C8])" office:value-type="float" office:value="670" calcext:value-type="float">
            <text:p>670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42" calcext:value-type="float">
            <text:p>642</text:p>
          </table:table-cell>
          <table:table-cell table:formula="of:=SUM([.F8]; -[$'2023.06.22.1'.F8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14" calcext:value-type="float">
            <text:p>214</text:p>
          </table:table-cell>
          <table:table-cell table:formula="of:=SUM([.B9];-[.C9])" office:value-type="float" office:value="614" calcext:value-type="float">
            <text:p>614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86" calcext:value-type="float">
            <text:p>586</text:p>
          </table:table-cell>
          <table:table-cell table:formula="of:=SUM([.F9]; -[$'2023.06.22.1'.F9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4" calcext:value-type="float">
            <text:p>494</text:p>
          </table:table-cell>
          <table:table-cell table:formula="of:=SUM([.B10];-[.C10])" office:value-type="float" office:value="747" calcext:value-type="float">
            <text:p>747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13" calcext:value-type="float">
            <text:p>713</text:p>
          </table:table-cell>
          <table:table-cell table:formula="of:=SUM([.F10]; -[$'2023.06.22.1'.F10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9" calcext:value-type="float">
            <text:p>279</text:p>
          </table:table-cell>
          <table:table-cell table:formula="of:=SUM([.B11];-[.C11])" office:value-type="float" office:value="250" calcext:value-type="float">
            <text:p>250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3" calcext:value-type="float">
            <text:p>63</text:p>
          </table:table-cell>
          <table:table-cell table:formula="of:=SUM([.F11]; -[$'2023.06.22.1'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1" calcext:value-type="float">
            <text:p>301</text:p>
          </table:table-cell>
          <table:table-cell table:formula="of:=SUM([.B12];-[.C12])" office:value-type="float" office:value="436" calcext:value-type="float">
            <text:p>436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80" calcext:value-type="float">
            <text:p>380</text:p>
          </table:table-cell>
          <table:table-cell table:formula="of:=SUM([.F12]; -[$'2023.06.22.1'.F1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formula="of:=SUM([.B13];-[.C13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2" calcext:value-type="float">
            <text:p>172</text:p>
          </table:table-cell>
          <table:table-cell table:formula="of:=SUM([.F13]; -[$'2023.06.22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3" calcext:value-type="float">
            <text:p>23</text:p>
          </table:table-cell>
          <table:table-cell table:formula="of:=SUM([.B14];-[.C14])"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75" calcext:value-type="float">
            <text:p>175</text:p>
          </table:table-cell>
          <table:table-cell table:formula="of:=SUM([.F14]; -[$'2023.06.22.1'.F14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3" calcext:value-type="float">
            <text:p>173</text:p>
          </table:table-cell>
          <table:table-cell table:formula="of:=SUM([.B15];-[.C15])" office:value-type="float" office:value="564" calcext:value-type="float">
            <text:p>564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8" calcext:value-type="float">
            <text:p>508</text:p>
          </table:table-cell>
          <table:table-cell table:formula="of:=SUM([.F15]; -[$'2023.06.22.1'.F15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2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2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22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4" calcext:value-type="float">
            <text:p>394</text:p>
          </table:table-cell>
          <table:table-cell table:formula="of:=SUM([.B19];-[.C19])"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6" calcext:value-type="float">
            <text:p>306</text:p>
          </table:table-cell>
          <table:table-cell table:formula="of:=SUM([.F19]; -[$'2023.06.22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36" calcext:value-type="float">
            <text:p>136</text:p>
          </table:table-cell>
          <table:table-cell table:formula="of:=SUM([.B20];-[.C20])"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66" calcext:value-type="float">
            <text:p>566</text:p>
          </table:table-cell>
          <table:table-cell table:formula="of:=SUM([.F20]; -[$'2023.06.22.1'.F20])" office:value-type="float" office:value="101" calcext:value-type="float">
            <text:p>10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05" calcext:value-type="float">
            <text:p>205</text:p>
          </table:table-cell>
          <table:table-cell table:formula="of:=SUM([.B21];-[.C21])" office:value-type="float" office:value="487" calcext:value-type="float">
            <text:p>48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87" calcext:value-type="float">
            <text:p>487</text:p>
          </table:table-cell>
          <table:table-cell table:formula="of:=SUM([.F21]; -[$'2023.06.22.1'.F21])" office:value-type="float" office:value="9" calcext:value-type="float">
            <text:p>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22.1'.F2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308" calcext:value-type="float">
            <text:p>9308</text:p>
          </table:table-cell>
          <table:table-cell table:style-name="ce4" table:formula="of:=SUM([.D2:.D22])" office:value-type="float" office:value="8902" calcext:value-type="float">
            <text:p>8902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367" calcext:value-type="float">
            <text:p>8367</text:p>
          </table:table-cell>
          <table:table-cell table:style-name="ce4" table:formula="of:=SUM([.G2:.G22])" office:value-type="float" office:value="148" calcext:value-type="float">
            <text:p>148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2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2" calcext:value-type="float">
            <text:p>1002</text:p>
          </table:table-cell>
          <table:table-cell table:formula="of:=SUM([.B2];-[.C2])" office:value-type="float" office:value="278" calcext:value-type="float">
            <text:p>278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31" calcext:value-type="float">
            <text:p>231</text:p>
          </table:table-cell>
          <table:table-cell table:formula="of:=SUM([.F2]; -[$'2023.06.21.1'.F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77" calcext:value-type="float">
            <text:p>877</text:p>
          </table:table-cell>
          <table:table-cell table:formula="of:=SUM([.B3];-[.C3])" office:value-type="float" office:value="630" calcext:value-type="float">
            <text:p>630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30" calcext:value-type="float">
            <text:p>630</text:p>
          </table:table-cell>
          <table:table-cell table:formula="of:=SUM([.F3]; -[$'2023.06.21.1'.F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9" calcext:value-type="float">
            <text:p>979</text:p>
          </table:table-cell>
          <table:table-cell table:formula="of:=SUM([.B4];-[.C4])"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7" calcext:value-type="float">
            <text:p>527</text:p>
          </table:table-cell>
          <table:table-cell table:formula="of:=SUM([.F4]; -[$'2023.06.21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21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10" calcext:value-type="float">
            <text:p>410</text:p>
          </table:table-cell>
          <table:table-cell table:formula="of:=SUM([.B6];-[.C6])" office:value-type="float" office:value="833" calcext:value-type="float">
            <text:p>833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98" calcext:value-type="float">
            <text:p>798</text:p>
          </table:table-cell>
          <table:table-cell table:formula="of:=SUM([.F6]; -[$'2023.06.21.1'.F6])" office:value-type="float" office:value="9" calcext:value-type="float">
            <text:p>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78" calcext:value-type="float">
            <text:p>178</text:p>
          </table:table-cell>
          <table:table-cell table:formula="of:=SUM([.B7];-[.C7])" office:value-type="float" office:value="650" calcext:value-type="float">
            <text:p>650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22" calcext:value-type="float">
            <text:p>622</text:p>
          </table:table-cell>
          <table:table-cell table:formula="of:=SUM([.F7]; -[$'2023.06.21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68" calcext:value-type="float">
            <text:p>168</text:p>
          </table:table-cell>
          <table:table-cell table:formula="of:=SUM([.B8];-[.C8])" office:value-type="float" office:value="666" calcext:value-type="float">
            <text:p>666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38" calcext:value-type="float">
            <text:p>638</text:p>
          </table:table-cell>
          <table:table-cell table:formula="of:=SUM([.F8]; -[$'2023.06.21.1'.F8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1" calcext:value-type="float">
            <text:p>221</text:p>
          </table:table-cell>
          <table:table-cell table:formula="of:=SUM([.B9];-[.C9])" office:value-type="float" office:value="607" calcext:value-type="float">
            <text:p>607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9" calcext:value-type="float">
            <text:p>579</text:p>
          </table:table-cell>
          <table:table-cell table:formula="of:=SUM([.F9]; -[$'2023.06.21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7" calcext:value-type="float">
            <text:p>497</text:p>
          </table:table-cell>
          <table:table-cell table:formula="of:=SUM([.B10];-[.C10])" office:value-type="float" office:value="744" calcext:value-type="float">
            <text:p>744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10" calcext:value-type="float">
            <text:p>710</text:p>
          </table:table-cell>
          <table:table-cell table:formula="of:=SUM([.F10]; -[$'2023.06.21.1'.F10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0" calcext:value-type="float">
            <text:p>280</text:p>
          </table:table-cell>
          <table:table-cell table:formula="of:=SUM([.B11];-[.C11])" office:value-type="float" office:value="249" calcext:value-type="float">
            <text:p>249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'2023.06.21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3" calcext:value-type="float">
            <text:p>303</text:p>
          </table:table-cell>
          <table:table-cell table:formula="of:=SUM([.B12];-[.C12])" office:value-type="float" office:value="434" calcext:value-type="float">
            <text:p>43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8" calcext:value-type="float">
            <text:p>378</text:p>
          </table:table-cell>
          <table:table-cell table:formula="of:=SUM([.F12]; -[$'2023.06.21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formula="of:=SUM([.B13];-[.C13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2" calcext:value-type="float">
            <text:p>172</text:p>
          </table:table-cell>
          <table:table-cell table:formula="of:=SUM([.F13]; -[$'2023.06.21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7" calcext:value-type="float">
            <text:p>27</text:p>
          </table:table-cell>
          <table:table-cell table:formula="of:=SUM([.B14];-[.C14])"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71" calcext:value-type="float">
            <text:p>171</text:p>
          </table:table-cell>
          <table:table-cell table:formula="of:=SUM([.F14]; -[$'2023.06.21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1" calcext:value-type="float">
            <text:p>171</text:p>
          </table:table-cell>
          <table:table-cell table:formula="of:=SUM([.B15];-[.C15])" office:value-type="float" office:value="566" calcext:value-type="float">
            <text:p>566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10" calcext:value-type="float">
            <text:p>510</text:p>
          </table:table-cell>
          <table:table-cell table:formula="of:=SUM([.F15]; -[$'2023.06.21.1'.F15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1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1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21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4" calcext:value-type="float">
            <text:p>394</text:p>
          </table:table-cell>
          <table:table-cell table:formula="of:=SUM([.B19];-[.C19])"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6" calcext:value-type="float">
            <text:p>306</text:p>
          </table:table-cell>
          <table:table-cell table:formula="of:=SUM([.F19]; -[$'2023.06.21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7" calcext:value-type="float">
            <text:p>237</text:p>
          </table:table-cell>
          <table:table-cell table:formula="of:=SUM([.B20];-[.C20])"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5" calcext:value-type="float">
            <text:p>465</text:p>
          </table:table-cell>
          <table:table-cell table:formula="of:=SUM([.F20]; -[$'2023.06.21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21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21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456" calcext:value-type="float">
            <text:p>9456</text:p>
          </table:table-cell>
          <table:table-cell table:style-name="ce4" table:formula="of:=SUM([.D2:.D22])" office:value-type="float" office:value="8754" calcext:value-type="float">
            <text:p>8754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219" calcext:value-type="float">
            <text:p>8219</text:p>
          </table:table-cell>
          <table:table-cell table:style-name="ce4" table:formula="of:=SUM([.G2:.G22])" office:value-type="float" office:value="22" calcext:value-type="float">
            <text:p>22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1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4" calcext:value-type="float">
            <text:p>1004</text:p>
          </table:table-cell>
          <table:table-cell table:formula="of:=SUM([.B2];-[.C2])" office:value-type="float" office:value="276" calcext:value-type="float">
            <text:p>276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9" calcext:value-type="float">
            <text:p>229</text:p>
          </table:table-cell>
          <table:table-cell table:formula="of:=SUM([.F2]; -[$'2023.06.20.1'.F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79" calcext:value-type="float">
            <text:p>879</text:p>
          </table:table-cell>
          <table:table-cell table:formula="of:=SUM([.B3];-[.C3])" office:value-type="float" office:value="628" calcext:value-type="float">
            <text:p>628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8" calcext:value-type="float">
            <text:p>628</text:p>
          </table:table-cell>
          <table:table-cell table:formula="of:=SUM([.F3]; -[$'2023.06.20.1'.F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9" calcext:value-type="float">
            <text:p>979</text:p>
          </table:table-cell>
          <table:table-cell table:formula="of:=SUM([.B4];-[.C4])"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7" calcext:value-type="float">
            <text:p>527</text:p>
          </table:table-cell>
          <table:table-cell table:formula="of:=SUM([.F4]; -[$'2023.06.20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20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19" calcext:value-type="float">
            <text:p>419</text:p>
          </table:table-cell>
          <table:table-cell table:formula="of:=SUM([.B6];-[.C6])" office:value-type="float" office:value="824" calcext:value-type="float">
            <text:p>824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9" calcext:value-type="float">
            <text:p>789</text:p>
          </table:table-cell>
          <table:table-cell table:formula="of:=SUM([.F6]; -[$'2023.06.20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78" calcext:value-type="float">
            <text:p>178</text:p>
          </table:table-cell>
          <table:table-cell table:formula="of:=SUM([.B7];-[.C7])" office:value-type="float" office:value="650" calcext:value-type="float">
            <text:p>650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22" calcext:value-type="float">
            <text:p>622</text:p>
          </table:table-cell>
          <table:table-cell table:formula="of:=SUM([.F7]; -[$'2023.06.20.1'.F7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74" calcext:value-type="float">
            <text:p>174</text:p>
          </table:table-cell>
          <table:table-cell table:formula="of:=SUM([.B8];-[.C8])" office:value-type="float" office:value="660" calcext:value-type="float">
            <text:p>660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32" calcext:value-type="float">
            <text:p>632</text:p>
          </table:table-cell>
          <table:table-cell table:formula="of:=SUM([.F8]; -[$'2023.06.20.1'.F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1" calcext:value-type="float">
            <text:p>221</text:p>
          </table:table-cell>
          <table:table-cell table:formula="of:=SUM([.B9];-[.C9])" office:value-type="float" office:value="607" calcext:value-type="float">
            <text:p>607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9" calcext:value-type="float">
            <text:p>579</text:p>
          </table:table-cell>
          <table:table-cell table:formula="of:=SUM([.F9]; -[$'2023.06.20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9" calcext:value-type="float">
            <text:p>499</text:p>
          </table:table-cell>
          <table:table-cell table:formula="of:=SUM([.B10];-[.C10])" office:value-type="float" office:value="742" calcext:value-type="float">
            <text:p>74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8" calcext:value-type="float">
            <text:p>708</text:p>
          </table:table-cell>
          <table:table-cell table:formula="of:=SUM([.F10]; -[$'2023.06.20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0" calcext:value-type="float">
            <text:p>280</text:p>
          </table:table-cell>
          <table:table-cell table:formula="of:=SUM([.B11];-[.C11])" office:value-type="float" office:value="249" calcext:value-type="float">
            <text:p>249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'2023.06.20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3" calcext:value-type="float">
            <text:p>303</text:p>
          </table:table-cell>
          <table:table-cell table:formula="of:=SUM([.B12];-[.C12])" office:value-type="float" office:value="434" calcext:value-type="float">
            <text:p>43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8" calcext:value-type="float">
            <text:p>378</text:p>
          </table:table-cell>
          <table:table-cell table:formula="of:=SUM([.F12]; -[$'2023.06.20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formula="of:=SUM([.B13];-[.C13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2" calcext:value-type="float">
            <text:p>172</text:p>
          </table:table-cell>
          <table:table-cell table:formula="of:=SUM([.F13]; -[$'2023.06.20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7" calcext:value-type="float">
            <text:p>27</text:p>
          </table:table-cell>
          <table:table-cell table:formula="of:=SUM([.B14];-[.C14])"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71" calcext:value-type="float">
            <text:p>171</text:p>
          </table:table-cell>
          <table:table-cell table:formula="of:=SUM([.F14]; -[$'2023.06.20.1'.F14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2" calcext:value-type="float">
            <text:p>172</text:p>
          </table:table-cell>
          <table:table-cell table:formula="of:=SUM([.B15];-[.C15])" office:value-type="float" office:value="565" calcext:value-type="float">
            <text:p>565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9" calcext:value-type="float">
            <text:p>509</text:p>
          </table:table-cell>
          <table:table-cell table:formula="of:=SUM([.F15]; -[$'2023.06.20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0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0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20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4" calcext:value-type="float">
            <text:p>394</text:p>
          </table:table-cell>
          <table:table-cell table:formula="of:=SUM([.B19];-[.C19])"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6" calcext:value-type="float">
            <text:p>306</text:p>
          </table:table-cell>
          <table:table-cell table:formula="of:=SUM([.F19]; -[$'2023.06.20.1'.F1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7" calcext:value-type="float">
            <text:p>237</text:p>
          </table:table-cell>
          <table:table-cell table:formula="of:=SUM([.B20];-[.C20])"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5" calcext:value-type="float">
            <text:p>465</text:p>
          </table:table-cell>
          <table:table-cell table:formula="of:=SUM([.F20]; -[$'2023.06.20.1'.F2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20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20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478" calcext:value-type="float">
            <text:p>9478</text:p>
          </table:table-cell>
          <table:table-cell table:style-name="ce4" table:formula="of:=SUM([.D2:.D22])" office:value-type="float" office:value="8732" calcext:value-type="float">
            <text:p>8732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97" calcext:value-type="float">
            <text:p>8197</text:p>
          </table:table-cell>
          <table:table-cell table:style-name="ce4" table:formula="of:=SUM([.G2:.G22])" office:value-type="float" office:value="12" calcext:value-type="float">
            <text:p>12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0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5" calcext:value-type="float">
            <text:p>1005</text:p>
          </table:table-cell>
          <table:table-cell table:formula="of:=SUM([.B2];-[.C2])" office:value-type="float" office:value="275" calcext:value-type="float">
            <text:p>275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8" calcext:value-type="float">
            <text:p>228</text:p>
          </table:table-cell>
          <table:table-cell table:formula="of:=SUM([.F2]; -[$'2023.06.19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0" calcext:value-type="float">
            <text:p>880</text:p>
          </table:table-cell>
          <table:table-cell table:formula="of:=SUM([.B3];-[.C3])" office:value-type="float" office:value="627" calcext:value-type="float">
            <text:p>627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7" calcext:value-type="float">
            <text:p>627</text:p>
          </table:table-cell>
          <table:table-cell table:formula="of:=SUM([.F3]; -[$'2023.06.19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9" calcext:value-type="float">
            <text:p>979</text:p>
          </table:table-cell>
          <table:table-cell table:formula="of:=SUM([.B4];-[.C4])"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7" calcext:value-type="float">
            <text:p>527</text:p>
          </table:table-cell>
          <table:table-cell table:formula="of:=SUM([.F4]; -[$'2023.06.19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9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19" calcext:value-type="float">
            <text:p>419</text:p>
          </table:table-cell>
          <table:table-cell table:formula="of:=SUM([.B6];-[.C6])" office:value-type="float" office:value="824" calcext:value-type="float">
            <text:p>824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9" calcext:value-type="float">
            <text:p>789</text:p>
          </table:table-cell>
          <table:table-cell table:formula="of:=SUM([.F6]; -[$'2023.06.19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1" calcext:value-type="float">
            <text:p>181</text:p>
          </table:table-cell>
          <table:table-cell table:formula="of:=SUM([.B7];-[.C7])" office:value-type="float" office:value="647" calcext:value-type="float">
            <text:p>647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9" calcext:value-type="float">
            <text:p>619</text:p>
          </table:table-cell>
          <table:table-cell table:formula="of:=SUM([.F7]; -[$'2023.06.19.1'.F7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76" calcext:value-type="float">
            <text:p>176</text:p>
          </table:table-cell>
          <table:table-cell table:formula="of:=SUM([.B8];-[.C8])" office:value-type="float" office:value="658" calcext:value-type="float">
            <text:p>658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30" calcext:value-type="float">
            <text:p>630</text:p>
          </table:table-cell>
          <table:table-cell table:formula="of:=SUM([.F8]; -[$'2023.06.19.1'.F8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1" calcext:value-type="float">
            <text:p>221</text:p>
          </table:table-cell>
          <table:table-cell table:formula="of:=SUM([.B9];-[.C9])" office:value-type="float" office:value="607" calcext:value-type="float">
            <text:p>607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9" calcext:value-type="float">
            <text:p>579</text:p>
          </table:table-cell>
          <table:table-cell table:formula="of:=SUM([.F9]; -[$'2023.06.19.1'.F9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9" calcext:value-type="float">
            <text:p>499</text:p>
          </table:table-cell>
          <table:table-cell table:formula="of:=SUM([.B10];-[.C10])" office:value-type="float" office:value="742" calcext:value-type="float">
            <text:p>74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8" calcext:value-type="float">
            <text:p>708</text:p>
          </table:table-cell>
          <table:table-cell table:formula="of:=SUM([.F10]; -[$'2023.06.19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0" calcext:value-type="float">
            <text:p>280</text:p>
          </table:table-cell>
          <table:table-cell table:formula="of:=SUM([.B11];-[.C11])" office:value-type="float" office:value="249" calcext:value-type="float">
            <text:p>249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'2023.06.19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3" calcext:value-type="float">
            <text:p>303</text:p>
          </table:table-cell>
          <table:table-cell table:formula="of:=SUM([.B12];-[.C12])" office:value-type="float" office:value="434" calcext:value-type="float">
            <text:p>43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8" calcext:value-type="float">
            <text:p>378</text:p>
          </table:table-cell>
          <table:table-cell table:formula="of:=SUM([.F12]; -[$'2023.06.19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formula="of:=SUM([.B13];-[.C13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2" calcext:value-type="float">
            <text:p>172</text:p>
          </table:table-cell>
          <table:table-cell table:formula="of:=SUM([.F13]; -[$'2023.06.19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9" calcext:value-type="float">
            <text:p>29</text:p>
          </table:table-cell>
          <table:table-cell table:formula="of:=SUM([.B14];-[.C14])"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9" calcext:value-type="float">
            <text:p>169</text:p>
          </table:table-cell>
          <table:table-cell table:formula="of:=SUM([.F14]; -[$'2023.06.19.1'.F1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2" calcext:value-type="float">
            <text:p>172</text:p>
          </table:table-cell>
          <table:table-cell table:formula="of:=SUM([.B15];-[.C15])" office:value-type="float" office:value="565" calcext:value-type="float">
            <text:p>565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9" calcext:value-type="float">
            <text:p>509</text:p>
          </table:table-cell>
          <table:table-cell table:formula="of:=SUM([.F15]; -[$'2023.06.19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19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9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9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6" calcext:value-type="float">
            <text:p>396</text:p>
          </table:table-cell>
          <table:table-cell table:formula="of:=SUM([.B19];-[.C19])"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4" calcext:value-type="float">
            <text:p>304</text:p>
          </table:table-cell>
          <table:table-cell table:formula="of:=SUM([.F19]; -[$'2023.06.19.1'.F1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8" calcext:value-type="float">
            <text:p>238</text:p>
          </table:table-cell>
          <table:table-cell table:formula="of:=SUM([.B20];-[.C20])"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4" calcext:value-type="float">
            <text:p>464</text:p>
          </table:table-cell>
          <table:table-cell table:formula="of:=SUM([.F20]; -[$'2023.06.19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19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19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490" calcext:value-type="float">
            <text:p>9490</text:p>
          </table:table-cell>
          <table:table-cell table:style-name="ce4" table:formula="of:=SUM([.D2:.D22])" office:value-type="float" office:value="8720" calcext:value-type="float">
            <text:p>8720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85" calcext:value-type="float">
            <text:p>8185</text:p>
          </table:table-cell>
          <table:table-cell table:style-name="ce4" table:formula="of:=SUM([.G2:.G22])" office:value-type="float" office:value="13" calcext:value-type="float">
            <text:p>13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9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5" calcext:value-type="float">
            <text:p>1005</text:p>
          </table:table-cell>
          <table:table-cell table:formula="of:=SUM([.B2];-[.C2])" office:value-type="float" office:value="275" calcext:value-type="float">
            <text:p>275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8" calcext:value-type="float">
            <text:p>228</text:p>
          </table:table-cell>
          <table:table-cell table:formula="of:=SUM([.F2]; -[$'2023.06.18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0" calcext:value-type="float">
            <text:p>880</text:p>
          </table:table-cell>
          <table:table-cell table:formula="of:=SUM([.B3];-[.C3])" office:value-type="float" office:value="627" calcext:value-type="float">
            <text:p>627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7" calcext:value-type="float">
            <text:p>627</text:p>
          </table:table-cell>
          <table:table-cell table:formula="of:=SUM([.F3]; -[$'2023.06.18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9" calcext:value-type="float">
            <text:p>979</text:p>
          </table:table-cell>
          <table:table-cell table:formula="of:=SUM([.B4];-[.C4])"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7" calcext:value-type="float">
            <text:p>527</text:p>
          </table:table-cell>
          <table:table-cell table:formula="of:=SUM([.F4]; -[$'2023.06.18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8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19" calcext:value-type="float">
            <text:p>419</text:p>
          </table:table-cell>
          <table:table-cell table:formula="of:=SUM([.B6];-[.C6])" office:value-type="float" office:value="824" calcext:value-type="float">
            <text:p>824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9" calcext:value-type="float">
            <text:p>789</text:p>
          </table:table-cell>
          <table:table-cell table:formula="of:=SUM([.F6]; -[$'2023.06.18.1'.F6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4" calcext:value-type="float">
            <text:p>184</text:p>
          </table:table-cell>
          <table:table-cell table:formula="of:=SUM([.B7];-[.C7])" office:value-type="float" office:value="644" calcext:value-type="float">
            <text:p>644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6" calcext:value-type="float">
            <text:p>616</text:p>
          </table:table-cell>
          <table:table-cell table:formula="of:=SUM([.F7]; -[$'2023.06.18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79" calcext:value-type="float">
            <text:p>179</text:p>
          </table:table-cell>
          <table:table-cell table:formula="of:=SUM([.B8];-[.C8])" office:value-type="float" office:value="655" calcext:value-type="float">
            <text:p>655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7" calcext:value-type="float">
            <text:p>627</text:p>
          </table:table-cell>
          <table:table-cell table:formula="of:=SUM([.F8]; -[$'2023.06.18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5" calcext:value-type="float">
            <text:p>225</text:p>
          </table:table-cell>
          <table:table-cell table:formula="of:=SUM([.B9];-[.C9])" office:value-type="float" office:value="603" calcext:value-type="float">
            <text:p>60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5" calcext:value-type="float">
            <text:p>575</text:p>
          </table:table-cell>
          <table:table-cell table:formula="of:=SUM([.F9]; -[$'2023.06.18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9" calcext:value-type="float">
            <text:p>499</text:p>
          </table:table-cell>
          <table:table-cell table:formula="of:=SUM([.B10];-[.C10])" office:value-type="float" office:value="742" calcext:value-type="float">
            <text:p>74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8" calcext:value-type="float">
            <text:p>708</text:p>
          </table:table-cell>
          <table:table-cell table:formula="of:=SUM([.F10]; -[$'2023.06.18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0" calcext:value-type="float">
            <text:p>280</text:p>
          </table:table-cell>
          <table:table-cell table:formula="of:=SUM([.B11];-[.C11])" office:value-type="float" office:value="249" calcext:value-type="float">
            <text:p>249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'2023.06.18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3" calcext:value-type="float">
            <text:p>303</text:p>
          </table:table-cell>
          <table:table-cell table:formula="of:=SUM([.B12];-[.C12])" office:value-type="float" office:value="434" calcext:value-type="float">
            <text:p>43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8" calcext:value-type="float">
            <text:p>378</text:p>
          </table:table-cell>
          <table:table-cell table:formula="of:=SUM([.F12]; -[$'2023.06.18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formula="of:=SUM([.B13];-[.C13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2" calcext:value-type="float">
            <text:p>172</text:p>
          </table:table-cell>
          <table:table-cell table:formula="of:=SUM([.F13]; -[$'2023.06.18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0" calcext:value-type="float">
            <text:p>30</text:p>
          </table:table-cell>
          <table:table-cell table:formula="of:=SUM([.B14];-[.C14])"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8" calcext:value-type="float">
            <text:p>168</text:p>
          </table:table-cell>
          <table:table-cell table:formula="of:=SUM([.F14]; -[$'2023.06.18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2" calcext:value-type="float">
            <text:p>172</text:p>
          </table:table-cell>
          <table:table-cell table:formula="of:=SUM([.B15];-[.C15])" office:value-type="float" office:value="565" calcext:value-type="float">
            <text:p>565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9" calcext:value-type="float">
            <text:p>509</text:p>
          </table:table-cell>
          <table:table-cell table:formula="of:=SUM([.F15]; -[$'2023.06.18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18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8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8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8" calcext:value-type="float">
            <text:p>398</text:p>
          </table:table-cell>
          <table:table-cell table:formula="of:=SUM([.B19];-[.C19])" office:value-type="float" office:value="302" calcext:value-type="float">
            <text:p>302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2" calcext:value-type="float">
            <text:p>302</text:p>
          </table:table-cell>
          <table:table-cell table:formula="of:=SUM([.F19]; -[$'2023.06.18.1'.F19])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8" calcext:value-type="float">
            <text:p>238</text:p>
          </table:table-cell>
          <table:table-cell table:formula="of:=SUM([.B20];-[.C20])"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4" calcext:value-type="float">
            <text:p>464</text:p>
          </table:table-cell>
          <table:table-cell table:formula="of:=SUM([.F20]; -[$'2023.06.18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18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18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03" calcext:value-type="float">
            <text:p>9503</text:p>
          </table:table-cell>
          <table:table-cell table:style-name="ce4" table:formula="of:=SUM([.D2:.D22])" office:value-type="float" office:value="8707" calcext:value-type="float">
            <text:p>8707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72" calcext:value-type="float">
            <text:p>8172</text:p>
          </table:table-cell>
          <table:table-cell table:style-name="ce4" table:formula="of:=SUM([.G2:.G22])" office:value-type="float" office:value="-2" calcext:value-type="float">
            <text:p>-2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8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5" calcext:value-type="float">
            <text:p>1005</text:p>
          </table:table-cell>
          <table:table-cell table:formula="of:=SUM([.B2];-[.C2])" office:value-type="float" office:value="275" calcext:value-type="float">
            <text:p>275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8" calcext:value-type="float">
            <text:p>228</text:p>
          </table:table-cell>
          <table:table-cell table:formula="of:=SUM([.F2]; -[$'2023.06.17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0" calcext:value-type="float">
            <text:p>880</text:p>
          </table:table-cell>
          <table:table-cell table:formula="of:=SUM([.B3];-[.C3])" office:value-type="float" office:value="627" calcext:value-type="float">
            <text:p>627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7" calcext:value-type="float">
            <text:p>627</text:p>
          </table:table-cell>
          <table:table-cell table:formula="of:=SUM([.F3]; -[$'2023.06.17.1'.F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9" calcext:value-type="float">
            <text:p>979</text:p>
          </table:table-cell>
          <table:table-cell table:formula="of:=SUM([.B4];-[.C4])"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7" calcext:value-type="float">
            <text:p>527</text:p>
          </table:table-cell>
          <table:table-cell table:formula="of:=SUM([.F4]; -[$'2023.06.17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7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0" calcext:value-type="float">
            <text:p>420</text:p>
          </table:table-cell>
          <table:table-cell table:formula="of:=SUM([.B6];-[.C6])" office:value-type="float" office:value="823" calcext:value-type="float">
            <text:p>823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8" calcext:value-type="float">
            <text:p>788</text:p>
          </table:table-cell>
          <table:table-cell table:formula="of:=SUM([.F6]; -[$'2023.06.17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4" calcext:value-type="float">
            <text:p>184</text:p>
          </table:table-cell>
          <table:table-cell table:formula="of:=SUM([.B7];-[.C7])" office:value-type="float" office:value="644" calcext:value-type="float">
            <text:p>644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6" calcext:value-type="float">
            <text:p>616</text:p>
          </table:table-cell>
          <table:table-cell table:formula="of:=SUM([.F7]; -[$'2023.06.17.1'.F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79" calcext:value-type="float">
            <text:p>179</text:p>
          </table:table-cell>
          <table:table-cell table:formula="of:=SUM([.B8];-[.C8])" office:value-type="float" office:value="655" calcext:value-type="float">
            <text:p>655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7" calcext:value-type="float">
            <text:p>627</text:p>
          </table:table-cell>
          <table:table-cell table:formula="of:=SUM([.F8]; -[$'2023.06.17.1'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5" calcext:value-type="float">
            <text:p>225</text:p>
          </table:table-cell>
          <table:table-cell table:formula="of:=SUM([.B9];-[.C9])" office:value-type="float" office:value="603" calcext:value-type="float">
            <text:p>60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5" calcext:value-type="float">
            <text:p>575</text:p>
          </table:table-cell>
          <table:table-cell table:formula="of:=SUM([.F9]; -[$'2023.06.17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9" calcext:value-type="float">
            <text:p>499</text:p>
          </table:table-cell>
          <table:table-cell table:formula="of:=SUM([.B10];-[.C10])" office:value-type="float" office:value="742" calcext:value-type="float">
            <text:p>74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8" calcext:value-type="float">
            <text:p>708</text:p>
          </table:table-cell>
          <table:table-cell table:formula="of:=SUM([.F10]; -[$'2023.06.17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0" calcext:value-type="float">
            <text:p>280</text:p>
          </table:table-cell>
          <table:table-cell table:formula="of:=SUM([.B11];-[.C11])" office:value-type="float" office:value="249" calcext:value-type="float">
            <text:p>249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'2023.06.17.1'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3" calcext:value-type="float">
            <text:p>303</text:p>
          </table:table-cell>
          <table:table-cell table:formula="of:=SUM([.B12];-[.C12])" office:value-type="float" office:value="434" calcext:value-type="float">
            <text:p>43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8" calcext:value-type="float">
            <text:p>378</text:p>
          </table:table-cell>
          <table:table-cell table:formula="of:=SUM([.F12]; -[$'2023.06.17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formula="of:=SUM([.B13];-[.C13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2" calcext:value-type="float">
            <text:p>172</text:p>
          </table:table-cell>
          <table:table-cell table:formula="of:=SUM([.F13]; -[$'2023.06.17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0" calcext:value-type="float">
            <text:p>30</text:p>
          </table:table-cell>
          <table:table-cell table:formula="of:=SUM([.B14];-[.C14])"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8" calcext:value-type="float">
            <text:p>168</text:p>
          </table:table-cell>
          <table:table-cell table:formula="of:=SUM([.F14]; -[$'2023.06.17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2" calcext:value-type="float">
            <text:p>172</text:p>
          </table:table-cell>
          <table:table-cell table:formula="of:=SUM([.B15];-[.C15])" office:value-type="float" office:value="565" calcext:value-type="float">
            <text:p>565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9" calcext:value-type="float">
            <text:p>509</text:p>
          </table:table-cell>
          <table:table-cell table:formula="of:=SUM([.F15]; -[$'2023.06.17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17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7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7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5" calcext:value-type="float">
            <text:p>395</text:p>
          </table:table-cell>
          <table:table-cell table:formula="of:=SUM([.B19];-[.C19])"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5" calcext:value-type="float">
            <text:p>305</text:p>
          </table:table-cell>
          <table:table-cell table:formula="of:=SUM([.F19]; -[$'2023.06.17.1'.F19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8" calcext:value-type="float">
            <text:p>238</text:p>
          </table:table-cell>
          <table:table-cell table:formula="of:=SUM([.B20];-[.C20])"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4" calcext:value-type="float">
            <text:p>464</text:p>
          </table:table-cell>
          <table:table-cell table:formula="of:=SUM([.F20]; -[$'2023.06.17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17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17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01" calcext:value-type="float">
            <text:p>9501</text:p>
          </table:table-cell>
          <table:table-cell table:style-name="ce4" table:formula="of:=SUM([.D2:.D22])" office:value-type="float" office:value="8709" calcext:value-type="float">
            <text:p>8709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74" calcext:value-type="float">
            <text:p>8174</text:p>
          </table:table-cell>
          <table:table-cell table:style-name="ce4" table:formula="of:=SUM([.G2:.G22])" office:value-type="float" office:value="8" calcext:value-type="float">
            <text:p>8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7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5" calcext:value-type="float">
            <text:p>1005</text:p>
          </table:table-cell>
          <table:table-cell table:formula="of:=SUM([.B2];-[.C2])" office:value-type="float" office:value="275" calcext:value-type="float">
            <text:p>275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8" calcext:value-type="float">
            <text:p>228</text:p>
          </table:table-cell>
          <table:table-cell table:formula="of:=SUM([.F2]; -[$'2023.06.16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1" calcext:value-type="float">
            <text:p>881</text:p>
          </table:table-cell>
          <table:table-cell table:formula="of:=SUM([.B3];-[.C3])" office:value-type="float" office:value="626" calcext:value-type="float">
            <text:p>62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6" calcext:value-type="float">
            <text:p>626</text:p>
          </table:table-cell>
          <table:table-cell table:formula="of:=SUM([.F3]; -[$'2023.06.16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9" calcext:value-type="float">
            <text:p>979</text:p>
          </table:table-cell>
          <table:table-cell table:formula="of:=SUM([.B4];-[.C4])"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7" calcext:value-type="float">
            <text:p>527</text:p>
          </table:table-cell>
          <table:table-cell table:formula="of:=SUM([.F4]; -[$'2023.06.16.1'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6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0" calcext:value-type="float">
            <text:p>420</text:p>
          </table:table-cell>
          <table:table-cell table:formula="of:=SUM([.B6];-[.C6])" office:value-type="float" office:value="823" calcext:value-type="float">
            <text:p>823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8" calcext:value-type="float">
            <text:p>788</text:p>
          </table:table-cell>
          <table:table-cell table:formula="of:=SUM([.F6]; -[$'2023.06.16.1'.F6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5" calcext:value-type="float">
            <text:p>185</text:p>
          </table:table-cell>
          <table:table-cell table:formula="of:=SUM([.B7];-[.C7])" office:value-type="float" office:value="643" calcext:value-type="float">
            <text:p>643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5" calcext:value-type="float">
            <text:p>615</text:p>
          </table:table-cell>
          <table:table-cell table:formula="of:=SUM([.F7]; -[$'2023.06.16.1'.F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0" calcext:value-type="float">
            <text:p>180</text:p>
          </table:table-cell>
          <table:table-cell table:formula="of:=SUM([.B8];-[.C8])" office:value-type="float" office:value="654" calcext:value-type="float">
            <text:p>654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6" calcext:value-type="float">
            <text:p>626</text:p>
          </table:table-cell>
          <table:table-cell table:formula="of:=SUM([.F8]; -[$'2023.06.16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5" calcext:value-type="float">
            <text:p>225</text:p>
          </table:table-cell>
          <table:table-cell table:formula="of:=SUM([.B9];-[.C9])" office:value-type="float" office:value="603" calcext:value-type="float">
            <text:p>60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5" calcext:value-type="float">
            <text:p>575</text:p>
          </table:table-cell>
          <table:table-cell table:formula="of:=SUM([.F9]; -[$'2023.06.16.1'.F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9" calcext:value-type="float">
            <text:p>499</text:p>
          </table:table-cell>
          <table:table-cell table:formula="of:=SUM([.B10];-[.C10])" office:value-type="float" office:value="742" calcext:value-type="float">
            <text:p>74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8" calcext:value-type="float">
            <text:p>708</text:p>
          </table:table-cell>
          <table:table-cell table:formula="of:=SUM([.F10]; -[$'2023.06.16.1'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1" calcext:value-type="float">
            <text:p>281</text:p>
          </table:table-cell>
          <table:table-cell table:formula="of:=SUM([.B11];-[.C11])" office:value-type="float" office:value="248" calcext:value-type="float">
            <text:p>248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1" calcext:value-type="float">
            <text:p>61</text:p>
          </table:table-cell>
          <table:table-cell table:formula="of:=SUM([.F11]; -[$'2023.06.16.1'.F1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3" calcext:value-type="float">
            <text:p>303</text:p>
          </table:table-cell>
          <table:table-cell table:formula="of:=SUM([.B12];-[.C12])" office:value-type="float" office:value="434" calcext:value-type="float">
            <text:p>43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8" calcext:value-type="float">
            <text:p>378</text:p>
          </table:table-cell>
          <table:table-cell table:formula="of:=SUM([.F12]; -[$'2023.06.16.1'.F1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formula="of:=SUM([.B13];-[.C13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2" calcext:value-type="float">
            <text:p>172</text:p>
          </table:table-cell>
          <table:table-cell table:formula="of:=SUM([.F13]; -[$'2023.06.16.1'.F1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0" calcext:value-type="float">
            <text:p>30</text:p>
          </table:table-cell>
          <table:table-cell table:formula="of:=SUM([.B14];-[.C14])"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8" calcext:value-type="float">
            <text:p>168</text:p>
          </table:table-cell>
          <table:table-cell table:formula="of:=SUM([.F14]; -[$'2023.06.16.1'.F14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2" calcext:value-type="float">
            <text:p>172</text:p>
          </table:table-cell>
          <table:table-cell table:formula="of:=SUM([.B15];-[.C15])" office:value-type="float" office:value="565" calcext:value-type="float">
            <text:p>565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9" calcext:value-type="float">
            <text:p>509</text:p>
          </table:table-cell>
          <table:table-cell table:formula="of:=SUM([.F15]; -[$'2023.06.16.1'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16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6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6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9" calcext:value-type="float">
            <text:p>399</text:p>
          </table:table-cell>
          <table:table-cell table:formula="of:=SUM([.B19];-[.C19])" office:value-type="float" office:value="301" calcext:value-type="float">
            <text:p>30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1" calcext:value-type="float">
            <text:p>301</text:p>
          </table:table-cell>
          <table:table-cell table:formula="of:=SUM([.F19]; -[$'2023.06.16.1'.F19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8" calcext:value-type="float">
            <text:p>238</text:p>
          </table:table-cell>
          <table:table-cell table:formula="of:=SUM([.B20];-[.C20])"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4" calcext:value-type="float">
            <text:p>464</text:p>
          </table:table-cell>
          <table:table-cell table:formula="of:=SUM([.F20]; -[$'2023.06.16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16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16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09" calcext:value-type="float">
            <text:p>9509</text:p>
          </table:table-cell>
          <table:table-cell table:style-name="ce4" table:formula="of:=SUM([.D2:.D22])" office:value-type="float" office:value="8701" calcext:value-type="float">
            <text:p>8701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66" calcext:value-type="float">
            <text:p>8166</text:p>
          </table:table-cell>
          <table:table-cell table:style-name="ce4" table:formula="of:=SUM([.G2:.G22])" office:value-type="float" office:value="15" calcext:value-type="float">
            <text:p>15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6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5" calcext:value-type="float">
            <text:p>1005</text:p>
          </table:table-cell>
          <table:table-cell table:formula="of:=SUM([.B2];-[.C2])" office:value-type="float" office:value="275" calcext:value-type="float">
            <text:p>275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8" calcext:value-type="float">
            <text:p>228</text:p>
          </table:table-cell>
          <table:table-cell table:formula="of:=SUM([.F2]; -[$'2023.06.15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1" calcext:value-type="float">
            <text:p>881</text:p>
          </table:table-cell>
          <table:table-cell table:formula="of:=SUM([.B3];-[.C3])" office:value-type="float" office:value="626" calcext:value-type="float">
            <text:p>62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6" calcext:value-type="float">
            <text:p>626</text:p>
          </table:table-cell>
          <table:table-cell table:formula="of:=SUM([.F3]; -[$'2023.06.15.1'.F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0" calcext:value-type="float">
            <text:p>980</text:p>
          </table:table-cell>
          <table:table-cell table:formula="of:=SUM([.B4];-[.C4])"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6" calcext:value-type="float">
            <text:p>526</text:p>
          </table:table-cell>
          <table:table-cell table:formula="of:=SUM([.F4]; -[$'2023.06.15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5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3" calcext:value-type="float">
            <text:p>423</text:p>
          </table:table-cell>
          <table:table-cell table:formula="of:=SUM([.B6];-[.C6])" office:value-type="float" office:value="820" calcext:value-type="float">
            <text:p>820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5" calcext:value-type="float">
            <text:p>785</text:p>
          </table:table-cell>
          <table:table-cell table:formula="of:=SUM([.F6]; -[$'2023.06.15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6" calcext:value-type="float">
            <text:p>186</text:p>
          </table:table-cell>
          <table:table-cell table:formula="of:=SUM([.B7];-[.C7])" office:value-type="float" office:value="642" calcext:value-type="float">
            <text:p>642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4" calcext:value-type="float">
            <text:p>614</text:p>
          </table:table-cell>
          <table:table-cell table:formula="of:=SUM([.F7]; -[$'2023.06.15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0" calcext:value-type="float">
            <text:p>180</text:p>
          </table:table-cell>
          <table:table-cell table:formula="of:=SUM([.B8];-[.C8])" office:value-type="float" office:value="654" calcext:value-type="float">
            <text:p>654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6" calcext:value-type="float">
            <text:p>626</text:p>
          </table:table-cell>
          <table:table-cell table:formula="of:=SUM([.F8]; -[$'2023.06.15.1'.F8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7" calcext:value-type="float">
            <text:p>227</text:p>
          </table:table-cell>
          <table:table-cell table:formula="of:=SUM([.B9];-[.C9])" office:value-type="float" office:value="601" calcext:value-type="float">
            <text:p>601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3" calcext:value-type="float">
            <text:p>573</text:p>
          </table:table-cell>
          <table:table-cell table:formula="of:=SUM([.F9]; -[$'2023.06.15.1'.F9])" office:value-type="float" office:value="-5" calcext:value-type="float">
            <text:p>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0" calcext:value-type="float">
            <text:p>500</text:p>
          </table:table-cell>
          <table:table-cell table:formula="of:=SUM([.B10];-[.C10])" office:value-type="float" office:value="741" calcext:value-type="float">
            <text:p>741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7" calcext:value-type="float">
            <text:p>707</text:p>
          </table:table-cell>
          <table:table-cell table:formula="of:=SUM([.F10]; -[$'2023.06.15.1'.F10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3" calcext:value-type="float">
            <text:p>283</text:p>
          </table:table-cell>
          <table:table-cell table:formula="of:=SUM([.B11];-[.C11])" office:value-type="float" office:value="246" calcext:value-type="float">
            <text:p>246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9" calcext:value-type="float">
            <text:p>59</text:p>
          </table:table-cell>
          <table:table-cell table:formula="of:=SUM([.F11]; -[$'2023.06.15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15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7" calcext:value-type="float">
            <text:p>27</text:p>
          </table:table-cell>
          <table:table-cell table:formula="of:=SUM([.B13];-[.C13])"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1" calcext:value-type="float">
            <text:p>171</text:p>
          </table:table-cell>
          <table:table-cell table:formula="of:=SUM([.F13]; -[$'2023.06.15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9" calcext:value-type="float">
            <text:p>29</text:p>
          </table:table-cell>
          <table:table-cell table:formula="of:=SUM([.B14];-[.C14])"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9" calcext:value-type="float">
            <text:p>169</text:p>
          </table:table-cell>
          <table:table-cell table:formula="of:=SUM([.F14]; -[$'2023.06.15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4" calcext:value-type="float">
            <text:p>174</text:p>
          </table:table-cell>
          <table:table-cell table:formula="of:=SUM([.B15];-[.C15])" office:value-type="float" office:value="563" calcext:value-type="float">
            <text:p>563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7" calcext:value-type="float">
            <text:p>507</text:p>
          </table:table-cell>
          <table:table-cell table:formula="of:=SUM([.F15]; -[$'2023.06.15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15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5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5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0" calcext:value-type="float">
            <text:p>400</text:p>
          </table:table-cell>
          <table:table-cell table:formula="of:=SUM([.B19];-[.C19])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0" calcext:value-type="float">
            <text:p>300</text:p>
          </table:table-cell>
          <table:table-cell table:formula="of:=SUM([.F19]; -[$'2023.06.15.1'.F19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8" calcext:value-type="float">
            <text:p>238</text:p>
          </table:table-cell>
          <table:table-cell table:formula="of:=SUM([.B20];-[.C20])"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4" calcext:value-type="float">
            <text:p>464</text:p>
          </table:table-cell>
          <table:table-cell table:formula="of:=SUM([.F20]; -[$'2023.06.15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15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15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24" calcext:value-type="float">
            <text:p>9524</text:p>
          </table:table-cell>
          <table:table-cell table:style-name="ce4" table:formula="of:=SUM([.D2:.D22])" office:value-type="float" office:value="8686" calcext:value-type="float">
            <text:p>8686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51" calcext:value-type="float">
            <text:p>8151</text:p>
          </table:table-cell>
          <table:table-cell table:style-name="ce4" table:formula="of:=SUM([.G2:.G22])" office:value-type="float" office:value="8" calcext:value-type="float">
            <text:p>8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5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5" calcext:value-type="float">
            <text:p>1005</text:p>
          </table:table-cell>
          <table:table-cell table:formula="of:=SUM([.B2];-[.C2])" office:value-type="float" office:value="275" calcext:value-type="float">
            <text:p>275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8" calcext:value-type="float">
            <text:p>228</text:p>
          </table:table-cell>
          <table:table-cell table:formula="of:=SUM([.F2]; -[$'2023.06.14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2" calcext:value-type="float">
            <text:p>882</text:p>
          </table:table-cell>
          <table:table-cell table:formula="of:=SUM([.B3];-[.C3])"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5" calcext:value-type="float">
            <text:p>625</text:p>
          </table:table-cell>
          <table:table-cell table:formula="of:=SUM([.F3]; -[$'2023.06.14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0" calcext:value-type="float">
            <text:p>980</text:p>
          </table:table-cell>
          <table:table-cell table:formula="of:=SUM([.B4];-[.C4])"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6" calcext:value-type="float">
            <text:p>526</text:p>
          </table:table-cell>
          <table:table-cell table:formula="of:=SUM([.F4]; -[$'2023.06.14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4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3" calcext:value-type="float">
            <text:p>423</text:p>
          </table:table-cell>
          <table:table-cell table:formula="of:=SUM([.B6];-[.C6])" office:value-type="float" office:value="820" calcext:value-type="float">
            <text:p>820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5" calcext:value-type="float">
            <text:p>785</text:p>
          </table:table-cell>
          <table:table-cell table:formula="of:=SUM([.F6]; -[$'2023.06.14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6" calcext:value-type="float">
            <text:p>186</text:p>
          </table:table-cell>
          <table:table-cell table:formula="of:=SUM([.B7];-[.C7])" office:value-type="float" office:value="642" calcext:value-type="float">
            <text:p>642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4" calcext:value-type="float">
            <text:p>614</text:p>
          </table:table-cell>
          <table:table-cell table:formula="of:=SUM([.F7]; -[$'2023.06.14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5" calcext:value-type="float">
            <text:p>185</text:p>
          </table:table-cell>
          <table:table-cell table:formula="of:=SUM([.B8];-[.C8])" office:value-type="float" office:value="649" calcext:value-type="float">
            <text:p>649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1" calcext:value-type="float">
            <text:p>621</text:p>
          </table:table-cell>
          <table:table-cell table:formula="of:=SUM([.F8]; -[$'2023.06.14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2" calcext:value-type="float">
            <text:p>222</text:p>
          </table:table-cell>
          <table:table-cell table:formula="of:=SUM([.B9];-[.C9])" office:value-type="float" office:value="606" calcext:value-type="float">
            <text:p>606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8" calcext:value-type="float">
            <text:p>578</text:p>
          </table:table-cell>
          <table:table-cell table:formula="of:=SUM([.F9]; -[$'2023.06.14.1'.F9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4" calcext:value-type="float">
            <text:p>504</text:p>
          </table:table-cell>
          <table:table-cell table:formula="of:=SUM([.B10];-[.C10])" office:value-type="float" office:value="737" calcext:value-type="float">
            <text:p>737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3" calcext:value-type="float">
            <text:p>703</text:p>
          </table:table-cell>
          <table:table-cell table:formula="of:=SUM([.F10]; -[$'2023.06.14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3" calcext:value-type="float">
            <text:p>283</text:p>
          </table:table-cell>
          <table:table-cell table:formula="of:=SUM([.B11];-[.C11])" office:value-type="float" office:value="246" calcext:value-type="float">
            <text:p>246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9" calcext:value-type="float">
            <text:p>59</text:p>
          </table:table-cell>
          <table:table-cell table:formula="of:=SUM([.F11]; -[$'2023.06.14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14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7" calcext:value-type="float">
            <text:p>27</text:p>
          </table:table-cell>
          <table:table-cell table:formula="of:=SUM([.B13];-[.C13])"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1" calcext:value-type="float">
            <text:p>171</text:p>
          </table:table-cell>
          <table:table-cell table:formula="of:=SUM([.F13]; -[$'2023.06.14.1'.F1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9" calcext:value-type="float">
            <text:p>29</text:p>
          </table:table-cell>
          <table:table-cell table:formula="of:=SUM([.B14];-[.C14])"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9" calcext:value-type="float">
            <text:p>169</text:p>
          </table:table-cell>
          <table:table-cell table:formula="of:=SUM([.F14]; -[$'2023.06.14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4" calcext:value-type="float">
            <text:p>174</text:p>
          </table:table-cell>
          <table:table-cell table:formula="of:=SUM([.B15];-[.C15])" office:value-type="float" office:value="563" calcext:value-type="float">
            <text:p>563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7" calcext:value-type="float">
            <text:p>507</text:p>
          </table:table-cell>
          <table:table-cell table:formula="of:=SUM([.F15]; -[$'2023.06.14.1'.F15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14.1'.F16])" office:value-type="float" office:value="-7" calcext:value-type="float">
            <text:p>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4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4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3" calcext:value-type="float">
            <text:p>403</text:p>
          </table:table-cell>
          <table:table-cell table:formula="of:=SUM([.B19];-[.C19])"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97" calcext:value-type="float">
            <text:p>297</text:p>
          </table:table-cell>
          <table:table-cell table:formula="of:=SUM([.F19]; -[$'2023.06.14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8" calcext:value-type="float">
            <text:p>238</text:p>
          </table:table-cell>
          <table:table-cell table:formula="of:=SUM([.B20];-[.C20])"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4" calcext:value-type="float">
            <text:p>464</text:p>
          </table:table-cell>
          <table:table-cell table:formula="of:=SUM([.F20]; -[$'2023.06.14.1'.F2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14.1'.F2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14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32" calcext:value-type="float">
            <text:p>9532</text:p>
          </table:table-cell>
          <table:table-cell table:style-name="ce4" table:formula="of:=SUM([.D2:.D22])" office:value-type="float" office:value="8678" calcext:value-type="float">
            <text:p>8678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43" calcext:value-type="float">
            <text:p>8143</text:p>
          </table:table-cell>
          <table:table-cell table:style-name="ce4" table:formula="of:=SUM([.G2:.G22])" office:value-type="float" office:value="6" calcext:value-type="float">
            <text:p>6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4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5" calcext:value-type="float">
            <text:p>1005</text:p>
          </table:table-cell>
          <table:table-cell table:formula="of:=SUM([.B2];-[.C2])" office:value-type="float" office:value="275" calcext:value-type="float">
            <text:p>275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8" calcext:value-type="float">
            <text:p>228</text:p>
          </table:table-cell>
          <table:table-cell table:formula="of:=SUM([.F2]; -[$'2023.06.13.1'.F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2" calcext:value-type="float">
            <text:p>882</text:p>
          </table:table-cell>
          <table:table-cell table:formula="of:=SUM([.B3];-[.C3])"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5" calcext:value-type="float">
            <text:p>625</text:p>
          </table:table-cell>
          <table:table-cell table:formula="of:=SUM([.F3]; -[$'2023.06.13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0" calcext:value-type="float">
            <text:p>980</text:p>
          </table:table-cell>
          <table:table-cell table:formula="of:=SUM([.B4];-[.C4])"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6" calcext:value-type="float">
            <text:p>526</text:p>
          </table:table-cell>
          <table:table-cell table:formula="of:=SUM([.F4]; -[$'2023.06.13.1'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3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3" calcext:value-type="float">
            <text:p>423</text:p>
          </table:table-cell>
          <table:table-cell table:formula="of:=SUM([.B6];-[.C6])" office:value-type="float" office:value="820" calcext:value-type="float">
            <text:p>820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5" calcext:value-type="float">
            <text:p>785</text:p>
          </table:table-cell>
          <table:table-cell table:formula="of:=SUM([.F6]; -[$'2023.06.13.1'.F6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6" calcext:value-type="float">
            <text:p>186</text:p>
          </table:table-cell>
          <table:table-cell table:formula="of:=SUM([.B7];-[.C7])" office:value-type="float" office:value="642" calcext:value-type="float">
            <text:p>642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4" calcext:value-type="float">
            <text:p>614</text:p>
          </table:table-cell>
          <table:table-cell table:formula="of:=SUM([.F7]; -[$'2023.06.13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5" calcext:value-type="float">
            <text:p>185</text:p>
          </table:table-cell>
          <table:table-cell table:formula="of:=SUM([.B8];-[.C8])" office:value-type="float" office:value="649" calcext:value-type="float">
            <text:p>649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1" calcext:value-type="float">
            <text:p>621</text:p>
          </table:table-cell>
          <table:table-cell table:formula="of:=SUM([.F8]; -[$'2023.06.13.1'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6" calcext:value-type="float">
            <text:p>226</text:p>
          </table:table-cell>
          <table:table-cell table:formula="of:=SUM([.B9];-[.C9])" office:value-type="float" office:value="602" calcext:value-type="float">
            <text:p>602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4" calcext:value-type="float">
            <text:p>574</text:p>
          </table:table-cell>
          <table:table-cell table:formula="of:=SUM([.F9]; -[$'2023.06.13.1'.F9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4" calcext:value-type="float">
            <text:p>504</text:p>
          </table:table-cell>
          <table:table-cell table:formula="of:=SUM([.B10];-[.C10])" office:value-type="float" office:value="737" calcext:value-type="float">
            <text:p>737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3" calcext:value-type="float">
            <text:p>703</text:p>
          </table:table-cell>
          <table:table-cell table:formula="of:=SUM([.F10]; -[$'2023.06.13.1'.F10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3" calcext:value-type="float">
            <text:p>283</text:p>
          </table:table-cell>
          <table:table-cell table:formula="of:=SUM([.B11];-[.C11])" office:value-type="float" office:value="246" calcext:value-type="float">
            <text:p>246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9" calcext:value-type="float">
            <text:p>59</text:p>
          </table:table-cell>
          <table:table-cell table:formula="of:=SUM([.F11]; -[$'2023.06.13.1'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13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9" calcext:value-type="float">
            <text:p>29</text:p>
          </table:table-cell>
          <table:table-cell table:formula="of:=SUM([.B13];-[.C13])"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9" calcext:value-type="float">
            <text:p>169</text:p>
          </table:table-cell>
          <table:table-cell table:formula="of:=SUM([.F13]; -[$'2023.06.13.1'.F1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9" calcext:value-type="float">
            <text:p>29</text:p>
          </table:table-cell>
          <table:table-cell table:formula="of:=SUM([.B14];-[.C14])"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9" calcext:value-type="float">
            <text:p>169</text:p>
          </table:table-cell>
          <table:table-cell table:formula="of:=SUM([.F14]; -[$'2023.06.13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8" calcext:value-type="float">
            <text:p>178</text:p>
          </table:table-cell>
          <table:table-cell table:formula="of:=SUM([.B15];-[.C15])" office:value-type="float" office:value="559" calcext:value-type="float">
            <text:p>559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3" calcext:value-type="float">
            <text:p>503</text:p>
          </table:table-cell>
          <table:table-cell table:formula="of:=SUM([.F15]; -[$'2023.06.13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8" calcext:value-type="float">
            <text:p>378</text:p>
          </table:table-cell>
          <table:table-cell table:formula="of:=SUM([.B16];-[.C16])" office:value-type="float" office:value="151" calcext:value-type="float">
            <text:p>151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5" calcext:value-type="float">
            <text:p>115</text:p>
          </table:table-cell>
          <table:table-cell table:formula="of:=SUM([.F16]; -[$'2023.06.13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3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3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3" calcext:value-type="float">
            <text:p>403</text:p>
          </table:table-cell>
          <table:table-cell table:formula="of:=SUM([.B19];-[.C19])"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97" calcext:value-type="float">
            <text:p>297</text:p>
          </table:table-cell>
          <table:table-cell table:formula="of:=SUM([.F19]; -[$'2023.06.13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9" calcext:value-type="float">
            <text:p>239</text:p>
          </table:table-cell>
          <table:table-cell table:formula="of:=SUM([.B20];-[.C20])" office:value-type="float" office:value="463" calcext:value-type="float">
            <text:p>463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3" calcext:value-type="float">
            <text:p>463</text:p>
          </table:table-cell>
          <table:table-cell table:formula="of:=SUM([.F20]; -[$'2023.06.13.1'.F2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6" calcext:value-type="float">
            <text:p>216</text:p>
          </table:table-cell>
          <table:table-cell table:formula="of:=SUM([.B21];-[.C21])" office:value-type="float" office:value="476" calcext:value-type="float">
            <text:p>476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6" calcext:value-type="float">
            <text:p>476</text:p>
          </table:table-cell>
          <table:table-cell table:formula="of:=SUM([.F21]; -[$'2023.06.13.1'.F21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13.1'.F22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38" calcext:value-type="float">
            <text:p>9538</text:p>
          </table:table-cell>
          <table:table-cell table:style-name="ce4" table:formula="of:=SUM([.D2:.D22])" office:value-type="float" office:value="8672" calcext:value-type="float">
            <text:p>8672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37" calcext:value-type="float">
            <text:p>8137</text:p>
          </table:table-cell>
          <table:table-cell table:style-name="ce4" table:formula="of:=SUM([.G2:.G22])" office:value-type="float" office:value="13" calcext:value-type="float">
            <text:p>13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3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7" calcext:value-type="float">
            <text:p>1007</text:p>
          </table:table-cell>
          <table:table-cell table:formula="of:=SUM([.B2];-[.C2])" office:value-type="float" office:value="273" calcext:value-type="float">
            <text:p>273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6" calcext:value-type="float">
            <text:p>226</text:p>
          </table:table-cell>
          <table:table-cell table:formula="of:=SUM([.F2]; -[$'2023.06.12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2" calcext:value-type="float">
            <text:p>882</text:p>
          </table:table-cell>
          <table:table-cell table:formula="of:=SUM([.B3];-[.C3])"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5" calcext:value-type="float">
            <text:p>625</text:p>
          </table:table-cell>
          <table:table-cell table:formula="of:=SUM([.F3]; -[$'2023.06.12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1" calcext:value-type="float">
            <text:p>981</text:p>
          </table:table-cell>
          <table:table-cell table:formula="of:=SUM([.B4];-[.C4])"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5" calcext:value-type="float">
            <text:p>525</text:p>
          </table:table-cell>
          <table:table-cell table:formula="of:=SUM([.F4]; -[$'2023.06.12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2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2" calcext:value-type="float">
            <text:p>422</text:p>
          </table:table-cell>
          <table:table-cell table:formula="of:=SUM([.B6];-[.C6])" office:value-type="float" office:value="821" calcext:value-type="float">
            <text:p>821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6" calcext:value-type="float">
            <text:p>786</text:p>
          </table:table-cell>
          <table:table-cell table:formula="of:=SUM([.F6]; -[$'2023.06.12.1'.F6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6" calcext:value-type="float">
            <text:p>186</text:p>
          </table:table-cell>
          <table:table-cell table:formula="of:=SUM([.B7];-[.C7])" office:value-type="float" office:value="642" calcext:value-type="float">
            <text:p>642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4" calcext:value-type="float">
            <text:p>614</text:p>
          </table:table-cell>
          <table:table-cell table:formula="of:=SUM([.F7]; -[$'2023.06.12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6" calcext:value-type="float">
            <text:p>186</text:p>
          </table:table-cell>
          <table:table-cell table:formula="of:=SUM([.B8];-[.C8])" office:value-type="float" office:value="648" calcext:value-type="float">
            <text:p>648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0" calcext:value-type="float">
            <text:p>620</text:p>
          </table:table-cell>
          <table:table-cell table:formula="of:=SUM([.F8]; -[$'2023.06.12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31" calcext:value-type="float">
            <text:p>231</text:p>
          </table:table-cell>
          <table:table-cell table:formula="of:=SUM([.B9];-[.C9])" office:value-type="float" office:value="597" calcext:value-type="float">
            <text:p>597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69" calcext:value-type="float">
            <text:p>569</text:p>
          </table:table-cell>
          <table:table-cell table:formula="of:=SUM([.F9]; -[$'2023.06.12.1'.F9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9" calcext:value-type="float">
            <text:p>509</text:p>
          </table:table-cell>
          <table:table-cell table:formula="of:=SUM([.B10];-[.C10])" office:value-type="float" office:value="732" calcext:value-type="float">
            <text:p>73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698" calcext:value-type="float">
            <text:p>698</text:p>
          </table:table-cell>
          <table:table-cell table:formula="of:=SUM([.F10]; -[$'2023.06.12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4" calcext:value-type="float">
            <text:p>284</text:p>
          </table:table-cell>
          <table:table-cell table:formula="of:=SUM([.B11];-[.C11])" office:value-type="float" office:value="245" calcext:value-type="float">
            <text:p>245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8" calcext:value-type="float">
            <text:p>58</text:p>
          </table:table-cell>
          <table:table-cell table:formula="of:=SUM([.F11]; -[$'2023.06.12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12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6.12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9" calcext:value-type="float">
            <text:p>29</text:p>
          </table:table-cell>
          <table:table-cell table:formula="of:=SUM([.B14];-[.C14])"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9" calcext:value-type="float">
            <text:p>169</text:p>
          </table:table-cell>
          <table:table-cell table:formula="of:=SUM([.F14]; -[$'2023.06.12.1'.F14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8" calcext:value-type="float">
            <text:p>178</text:p>
          </table:table-cell>
          <table:table-cell table:formula="of:=SUM([.B15];-[.C15])" office:value-type="float" office:value="559" calcext:value-type="float">
            <text:p>559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3" calcext:value-type="float">
            <text:p>503</text:p>
          </table:table-cell>
          <table:table-cell table:formula="of:=SUM([.F15]; -[$'2023.06.12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8" calcext:value-type="float">
            <text:p>378</text:p>
          </table:table-cell>
          <table:table-cell table:formula="of:=SUM([.B16];-[.C16])" office:value-type="float" office:value="151" calcext:value-type="float">
            <text:p>151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5" calcext:value-type="float">
            <text:p>115</text:p>
          </table:table-cell>
          <table:table-cell table:formula="of:=SUM([.F16]; -[$'2023.06.12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2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2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3" calcext:value-type="float">
            <text:p>403</text:p>
          </table:table-cell>
          <table:table-cell table:formula="of:=SUM([.B19];-[.C19])"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97" calcext:value-type="float">
            <text:p>297</text:p>
          </table:table-cell>
          <table:table-cell table:formula="of:=SUM([.F19]; -[$'2023.06.12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0" calcext:value-type="float">
            <text:p>240</text:p>
          </table:table-cell>
          <table:table-cell table:formula="of:=SUM([.B20];-[.C20])"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2" calcext:value-type="float">
            <text:p>462</text:p>
          </table:table-cell>
          <table:table-cell table:formula="of:=SUM([.F20]; -[$'2023.06.12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12.1'.F21])"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12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51" calcext:value-type="float">
            <text:p>9551</text:p>
          </table:table-cell>
          <table:table-cell table:style-name="ce4" table:formula="of:=SUM([.D2:.D22])" office:value-type="float" office:value="8659" calcext:value-type="float">
            <text:p>8659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24" calcext:value-type="float">
            <text:p>8124</text:p>
          </table:table-cell>
          <table:table-cell table:style-name="ce4" table:formula="of:=SUM([.G2:.G22])" office:value-type="float" office:value="18" calcext:value-type="float">
            <text:p>18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2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7" calcext:value-type="float">
            <text:p>1007</text:p>
          </table:table-cell>
          <table:table-cell table:formula="of:=SUM([.B2];-[.C2])" office:value-type="float" office:value="273" calcext:value-type="float">
            <text:p>273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6" calcext:value-type="float">
            <text:p>226</text:p>
          </table:table-cell>
          <table:table-cell table:formula="of:=SUM([.F2]; -[$'2023.06.11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2" calcext:value-type="float">
            <text:p>882</text:p>
          </table:table-cell>
          <table:table-cell table:formula="of:=SUM([.B3];-[.C3])"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5" calcext:value-type="float">
            <text:p>625</text:p>
          </table:table-cell>
          <table:table-cell table:formula="of:=SUM([.F3]; -[$'2023.06.11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1" calcext:value-type="float">
            <text:p>981</text:p>
          </table:table-cell>
          <table:table-cell table:formula="of:=SUM([.B4];-[.C4])"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5" calcext:value-type="float">
            <text:p>525</text:p>
          </table:table-cell>
          <table:table-cell table:formula="of:=SUM([.F4]; -[$'2023.06.11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1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5" calcext:value-type="float">
            <text:p>425</text:p>
          </table:table-cell>
          <table:table-cell table:formula="of:=SUM([.B6];-[.C6])" office:value-type="float" office:value="818" calcext:value-type="float">
            <text:p>818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3" calcext:value-type="float">
            <text:p>783</text:p>
          </table:table-cell>
          <table:table-cell table:formula="of:=SUM([.F6]; -[$'2023.06.11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6" calcext:value-type="float">
            <text:p>186</text:p>
          </table:table-cell>
          <table:table-cell table:formula="of:=SUM([.B7];-[.C7])" office:value-type="float" office:value="642" calcext:value-type="float">
            <text:p>642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4" calcext:value-type="float">
            <text:p>614</text:p>
          </table:table-cell>
          <table:table-cell table:formula="of:=SUM([.F7]; -[$'2023.06.11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6" calcext:value-type="float">
            <text:p>186</text:p>
          </table:table-cell>
          <table:table-cell table:formula="of:=SUM([.B8];-[.C8])" office:value-type="float" office:value="648" calcext:value-type="float">
            <text:p>648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0" calcext:value-type="float">
            <text:p>620</text:p>
          </table:table-cell>
          <table:table-cell table:formula="of:=SUM([.F8]; -[$'2023.06.11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35" calcext:value-type="float">
            <text:p>235</text:p>
          </table:table-cell>
          <table:table-cell table:formula="of:=SUM([.B9];-[.C9])" office:value-type="float" office:value="593" calcext:value-type="float">
            <text:p>59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65" calcext:value-type="float">
            <text:p>565</text:p>
          </table:table-cell>
          <table:table-cell table:formula="of:=SUM([.F9]; -[$'2023.06.11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9" calcext:value-type="float">
            <text:p>509</text:p>
          </table:table-cell>
          <table:table-cell table:formula="of:=SUM([.B10];-[.C10])" office:value-type="float" office:value="732" calcext:value-type="float">
            <text:p>73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698" calcext:value-type="float">
            <text:p>698</text:p>
          </table:table-cell>
          <table:table-cell table:formula="of:=SUM([.F10]; -[$'2023.06.11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4" calcext:value-type="float">
            <text:p>284</text:p>
          </table:table-cell>
          <table:table-cell table:formula="of:=SUM([.B11];-[.C11])" office:value-type="float" office:value="245" calcext:value-type="float">
            <text:p>245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8" calcext:value-type="float">
            <text:p>58</text:p>
          </table:table-cell>
          <table:table-cell table:formula="of:=SUM([.F11]; -[$'2023.06.11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11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6.11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B14];-[.C14])"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6" calcext:value-type="float">
            <text:p>166</text:p>
          </table:table-cell>
          <table:table-cell table:formula="of:=SUM([.F14]; -[$'2023.06.11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8" calcext:value-type="float">
            <text:p>178</text:p>
          </table:table-cell>
          <table:table-cell table:formula="of:=SUM([.B15];-[.C15])" office:value-type="float" office:value="559" calcext:value-type="float">
            <text:p>559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3" calcext:value-type="float">
            <text:p>503</text:p>
          </table:table-cell>
          <table:table-cell table:formula="of:=SUM([.F15]; -[$'2023.06.11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8" calcext:value-type="float">
            <text:p>378</text:p>
          </table:table-cell>
          <table:table-cell table:formula="of:=SUM([.B16];-[.C16])" office:value-type="float" office:value="151" calcext:value-type="float">
            <text:p>151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5" calcext:value-type="float">
            <text:p>115</text:p>
          </table:table-cell>
          <table:table-cell table:formula="of:=SUM([.F16]; -[$'2023.06.11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1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1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3" calcext:value-type="float">
            <text:p>403</text:p>
          </table:table-cell>
          <table:table-cell table:formula="of:=SUM([.B19];-[.C19])"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97" calcext:value-type="float">
            <text:p>297</text:p>
          </table:table-cell>
          <table:table-cell table:formula="of:=SUM([.F19]; -[$'2023.06.11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0" calcext:value-type="float">
            <text:p>240</text:p>
          </table:table-cell>
          <table:table-cell table:formula="of:=SUM([.B20];-[.C20])"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2" calcext:value-type="float">
            <text:p>462</text:p>
          </table:table-cell>
          <table:table-cell table:formula="of:=SUM([.F20]; -[$'2023.06.11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22" calcext:value-type="float">
            <text:p>222</text:p>
          </table:table-cell>
          <table:table-cell table:formula="of:=SUM([.B21];-[.C21])" office:value-type="float" office:value="470" calcext:value-type="float">
            <text:p>470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0" calcext:value-type="float">
            <text:p>470</text:p>
          </table:table-cell>
          <table:table-cell table:formula="of:=SUM([.F21]; -[$'2023.06.11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11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69" calcext:value-type="float">
            <text:p>9569</text:p>
          </table:table-cell>
          <table:table-cell table:style-name="ce4" table:formula="of:=SUM([.D2:.D22])" office:value-type="float" office:value="8641" calcext:value-type="float">
            <text:p>8641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06" calcext:value-type="float">
            <text:p>8106</text:p>
          </table:table-cell>
          <table:table-cell table:style-name="ce4" table:formula="of:=SUM([.G2:.G22])" office:value-type="float" office:value="0" calcext:value-type="float">
            <text:p>0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1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7" calcext:value-type="float">
            <text:p>1007</text:p>
          </table:table-cell>
          <table:table-cell table:formula="of:=SUM([.B2];-[.C2])" office:value-type="float" office:value="273" calcext:value-type="float">
            <text:p>273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6" calcext:value-type="float">
            <text:p>226</text:p>
          </table:table-cell>
          <table:table-cell table:formula="of:=SUM([.F2]; -[$'2023.06.10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2" calcext:value-type="float">
            <text:p>882</text:p>
          </table:table-cell>
          <table:table-cell table:formula="of:=SUM([.B3];-[.C3])"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5" calcext:value-type="float">
            <text:p>625</text:p>
          </table:table-cell>
          <table:table-cell table:formula="of:=SUM([.F3]; -[$'2023.06.10.1'.F3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1" calcext:value-type="float">
            <text:p>981</text:p>
          </table:table-cell>
          <table:table-cell table:formula="of:=SUM([.B4];-[.C4])"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5" calcext:value-type="float">
            <text:p>525</text:p>
          </table:table-cell>
          <table:table-cell table:formula="of:=SUM([.F4]; -[$'2023.06.10.1'.F4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0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5" calcext:value-type="float">
            <text:p>425</text:p>
          </table:table-cell>
          <table:table-cell table:formula="of:=SUM([.B6];-[.C6])" office:value-type="float" office:value="818" calcext:value-type="float">
            <text:p>818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3" calcext:value-type="float">
            <text:p>783</text:p>
          </table:table-cell>
          <table:table-cell table:formula="of:=SUM([.F6]; -[$'2023.06.10.1'.F6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6" calcext:value-type="float">
            <text:p>186</text:p>
          </table:table-cell>
          <table:table-cell table:formula="of:=SUM([.B7];-[.C7])" office:value-type="float" office:value="642" calcext:value-type="float">
            <text:p>642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4" calcext:value-type="float">
            <text:p>614</text:p>
          </table:table-cell>
          <table:table-cell table:formula="of:=SUM([.F7]; -[$'2023.06.10.1'.F7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6" calcext:value-type="float">
            <text:p>186</text:p>
          </table:table-cell>
          <table:table-cell table:formula="of:=SUM([.B8];-[.C8])" office:value-type="float" office:value="648" calcext:value-type="float">
            <text:p>648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0" calcext:value-type="float">
            <text:p>620</text:p>
          </table:table-cell>
          <table:table-cell table:formula="of:=SUM([.F8]; -[$'2023.06.10.1'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35" calcext:value-type="float">
            <text:p>235</text:p>
          </table:table-cell>
          <table:table-cell table:formula="of:=SUM([.B9];-[.C9])" office:value-type="float" office:value="593" calcext:value-type="float">
            <text:p>59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65" calcext:value-type="float">
            <text:p>565</text:p>
          </table:table-cell>
          <table:table-cell table:formula="of:=SUM([.F9]; -[$'2023.06.10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9" calcext:value-type="float">
            <text:p>509</text:p>
          </table:table-cell>
          <table:table-cell table:formula="of:=SUM([.B10];-[.C10])" office:value-type="float" office:value="732" calcext:value-type="float">
            <text:p>73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698" calcext:value-type="float">
            <text:p>698</text:p>
          </table:table-cell>
          <table:table-cell table:formula="of:=SUM([.F10]; -[$'2023.06.10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4" calcext:value-type="float">
            <text:p>284</text:p>
          </table:table-cell>
          <table:table-cell table:formula="of:=SUM([.B11];-[.C11])" office:value-type="float" office:value="245" calcext:value-type="float">
            <text:p>245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8" calcext:value-type="float">
            <text:p>58</text:p>
          </table:table-cell>
          <table:table-cell table:formula="of:=SUM([.F11]; -[$'2023.06.10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10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6.10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B14];-[.C14])"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6" calcext:value-type="float">
            <text:p>166</text:p>
          </table:table-cell>
          <table:table-cell table:formula="of:=SUM([.F14]; -[$'2023.06.10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8" calcext:value-type="float">
            <text:p>178</text:p>
          </table:table-cell>
          <table:table-cell table:formula="of:=SUM([.B15];-[.C15])" office:value-type="float" office:value="559" calcext:value-type="float">
            <text:p>559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3" calcext:value-type="float">
            <text:p>503</text:p>
          </table:table-cell>
          <table:table-cell table:formula="of:=SUM([.F15]; -[$'2023.06.10.1'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8" calcext:value-type="float">
            <text:p>378</text:p>
          </table:table-cell>
          <table:table-cell table:formula="of:=SUM([.B16];-[.C16])" office:value-type="float" office:value="151" calcext:value-type="float">
            <text:p>151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5" calcext:value-type="float">
            <text:p>115</text:p>
          </table:table-cell>
          <table:table-cell table:formula="of:=SUM([.F16]; -[$'2023.06.10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0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0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3" calcext:value-type="float">
            <text:p>403</text:p>
          </table:table-cell>
          <table:table-cell table:formula="of:=SUM([.B19];-[.C19])"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97" calcext:value-type="float">
            <text:p>297</text:p>
          </table:table-cell>
          <table:table-cell table:formula="of:=SUM([.F19]; -[$'2023.06.10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0" calcext:value-type="float">
            <text:p>240</text:p>
          </table:table-cell>
          <table:table-cell table:formula="of:=SUM([.B20];-[.C20])"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2" calcext:value-type="float">
            <text:p>462</text:p>
          </table:table-cell>
          <table:table-cell table:formula="of:=SUM([.F20]; -[$'2023.06.10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22" calcext:value-type="float">
            <text:p>222</text:p>
          </table:table-cell>
          <table:table-cell table:formula="of:=SUM([.B21];-[.C21])" office:value-type="float" office:value="470" calcext:value-type="float">
            <text:p>470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0" calcext:value-type="float">
            <text:p>470</text:p>
          </table:table-cell>
          <table:table-cell table:formula="of:=SUM([.F21]; -[$'2023.06.10.1'.F2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10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69" calcext:value-type="float">
            <text:p>9569</text:p>
          </table:table-cell>
          <table:table-cell table:style-name="ce4" table:formula="of:=SUM([.D2:.D22])" office:value-type="float" office:value="8641" calcext:value-type="float">
            <text:p>8641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06" calcext:value-type="float">
            <text:p>8106</text:p>
          </table:table-cell>
          <table:table-cell table:style-name="ce4" table:formula="of:=SUM([.G2:.G22])" office:value-type="float" office:value="16" calcext:value-type="float">
            <text:p>16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0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7" calcext:value-type="float">
            <text:p>1007</text:p>
          </table:table-cell>
          <table:table-cell table:formula="of:=SUM([.B2];-[.C2])" office:value-type="float" office:value="273" calcext:value-type="float">
            <text:p>273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6" calcext:value-type="float">
            <text:p>226</text:p>
          </table:table-cell>
          <table:table-cell table:formula="of:=SUM([.F2]; -[$'2023.06.09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5" calcext:value-type="float">
            <text:p>885</text:p>
          </table:table-cell>
          <table:table-cell table:formula="of:=SUM([.B3];-[.C3])" office:value-type="float" office:value="622" calcext:value-type="float">
            <text:p>62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2" calcext:value-type="float">
            <text:p>622</text:p>
          </table:table-cell>
          <table:table-cell table:formula="of:=SUM([.F3]; -[$'2023.06.09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4" calcext:value-type="float">
            <text:p>984</text:p>
          </table:table-cell>
          <table:table-cell table:formula="of:=SUM([.B4];-[.C4])" office:value-type="float" office:value="522" calcext:value-type="float">
            <text:p>52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2" calcext:value-type="float">
            <text:p>522</text:p>
          </table:table-cell>
          <table:table-cell table:formula="of:=SUM([.F4]; -[$'2023.06.09.1'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09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9" calcext:value-type="float">
            <text:p>429</text:p>
          </table:table-cell>
          <table:table-cell table:formula="of:=SUM([.B6];-[.C6])" office:value-type="float" office:value="814" calcext:value-type="float">
            <text:p>814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79" calcext:value-type="float">
            <text:p>779</text:p>
          </table:table-cell>
          <table:table-cell table:formula="of:=SUM([.F6]; -[$'2023.06.09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8" calcext:value-type="float">
            <text:p>188</text:p>
          </table:table-cell>
          <table:table-cell table:formula="of:=SUM([.B7];-[.C7])" office:value-type="float" office:value="640" calcext:value-type="float">
            <text:p>640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2" calcext:value-type="float">
            <text:p>612</text:p>
          </table:table-cell>
          <table:table-cell table:formula="of:=SUM([.F7]; -[$'2023.06.09.1'.F7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7" calcext:value-type="float">
            <text:p>187</text:p>
          </table:table-cell>
          <table:table-cell table:formula="of:=SUM([.B8];-[.C8])" office:value-type="float" office:value="647" calcext:value-type="float">
            <text:p>647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19" calcext:value-type="float">
            <text:p>619</text:p>
          </table:table-cell>
          <table:table-cell table:formula="of:=SUM([.F8]; -[$'2023.06.09.1'.F8])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35" calcext:value-type="float">
            <text:p>235</text:p>
          </table:table-cell>
          <table:table-cell table:formula="of:=SUM([.B9];-[.C9])" office:value-type="float" office:value="593" calcext:value-type="float">
            <text:p>59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65" calcext:value-type="float">
            <text:p>565</text:p>
          </table:table-cell>
          <table:table-cell table:formula="of:=SUM([.F9]; -[$'2023.06.09.1'.F9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9" calcext:value-type="float">
            <text:p>509</text:p>
          </table:table-cell>
          <table:table-cell table:formula="of:=SUM([.B10];-[.C10])" office:value-type="float" office:value="732" calcext:value-type="float">
            <text:p>73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698" calcext:value-type="float">
            <text:p>698</text:p>
          </table:table-cell>
          <table:table-cell table:formula="of:=SUM([.F10]; -[$'2023.06.09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4" calcext:value-type="float">
            <text:p>284</text:p>
          </table:table-cell>
          <table:table-cell table:formula="of:=SUM([.B11];-[.C11])" office:value-type="float" office:value="245" calcext:value-type="float">
            <text:p>245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8" calcext:value-type="float">
            <text:p>58</text:p>
          </table:table-cell>
          <table:table-cell table:formula="of:=SUM([.F11]; -[$'2023.06.09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09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6.09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B14];-[.C14])"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6" calcext:value-type="float">
            <text:p>166</text:p>
          </table:table-cell>
          <table:table-cell table:formula="of:=SUM([.F14]; -[$'2023.06.09.1'.F14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80" calcext:value-type="float">
            <text:p>180</text:p>
          </table:table-cell>
          <table:table-cell table:formula="of:=SUM([.B15];-[.C15])" office:value-type="float" office:value="557" calcext:value-type="float">
            <text:p>557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1" calcext:value-type="float">
            <text:p>501</text:p>
          </table:table-cell>
          <table:table-cell table:formula="of:=SUM([.F15]; -[$'2023.06.09.1'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8" calcext:value-type="float">
            <text:p>378</text:p>
          </table:table-cell>
          <table:table-cell table:formula="of:=SUM([.B16];-[.C16])" office:value-type="float" office:value="151" calcext:value-type="float">
            <text:p>151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5" calcext:value-type="float">
            <text:p>115</text:p>
          </table:table-cell>
          <table:table-cell table:formula="of:=SUM([.F16]; -[$'2023.06.09.1'.F16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09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09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3" calcext:value-type="float">
            <text:p>403</text:p>
          </table:table-cell>
          <table:table-cell table:formula="of:=SUM([.B19];-[.C19])"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97" calcext:value-type="float">
            <text:p>297</text:p>
          </table:table-cell>
          <table:table-cell table:formula="of:=SUM([.F19]; -[$'2023.06.09.1'.F19])" office:value-type="float" office:value="-7" calcext:value-type="float">
            <text:p>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0" calcext:value-type="float">
            <text:p>240</text:p>
          </table:table-cell>
          <table:table-cell table:formula="of:=SUM([.B20];-[.C20])"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2" calcext:value-type="float">
            <text:p>462</text:p>
          </table:table-cell>
          <table:table-cell table:formula="of:=SUM([.F20]; -[$'2023.06.09.1'.F20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23" calcext:value-type="float">
            <text:p>223</text:p>
          </table:table-cell>
          <table:table-cell table:formula="of:=SUM([.B21];-[.C21])"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69" calcext:value-type="float">
            <text:p>469</text:p>
          </table:table-cell>
          <table:table-cell table:formula="of:=SUM([.F21]; -[$'2023.06.09.1'.F2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09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85" calcext:value-type="float">
            <text:p>9585</text:p>
          </table:table-cell>
          <table:table-cell table:style-name="ce4" table:formula="of:=SUM([.D2:.D22])" office:value-type="float" office:value="8625" calcext:value-type="float">
            <text:p>8625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090" calcext:value-type="float">
            <text:p>8090</text:p>
          </table:table-cell>
          <table:table-cell table:style-name="ce4" table:formula="of:=SUM([.G2:.G22])" office:value-type="float" office:value="11" calcext:value-type="float">
            <text:p>11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09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7" calcext:value-type="float">
            <text:p>1007</text:p>
          </table:table-cell>
          <table:table-cell table:formula="of:=SUM([.B2];-[.C2])" office:value-type="float" office:value="273" calcext:value-type="float">
            <text:p>273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6" calcext:value-type="float">
            <text:p>226</text:p>
          </table:table-cell>
          <table:table-cell table:formula="of:=SUM([.F2]; -[$'2023.06.08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5" calcext:value-type="float">
            <text:p>885</text:p>
          </table:table-cell>
          <table:table-cell table:formula="of:=SUM([.B3];-[.C3])" office:value-type="float" office:value="622" calcext:value-type="float">
            <text:p>62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2" calcext:value-type="float">
            <text:p>622</text:p>
          </table:table-cell>
          <table:table-cell table:formula="of:=SUM([.F3]; -[$'2023.06.08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5" calcext:value-type="float">
            <text:p>985</text:p>
          </table:table-cell>
          <table:table-cell table:formula="of:=SUM([.B4];-[.C4])" office:value-type="float" office:value="521" calcext:value-type="float">
            <text:p>52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1" calcext:value-type="float">
            <text:p>521</text:p>
          </table:table-cell>
          <table:table-cell table:formula="of:=SUM([.F4]; -[$'2023.06.08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08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9" calcext:value-type="float">
            <text:p>429</text:p>
          </table:table-cell>
          <table:table-cell table:formula="of:=SUM([.B6];-[.C6])" office:value-type="float" office:value="814" calcext:value-type="float">
            <text:p>814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79" calcext:value-type="float">
            <text:p>779</text:p>
          </table:table-cell>
          <table:table-cell table:formula="of:=SUM([.F6]; -[$'2023.06.08.1'.F6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92" calcext:value-type="float">
            <text:p>192</text:p>
          </table:table-cell>
          <table:table-cell table:formula="of:=SUM([.B7];-[.C7])" office:value-type="float" office:value="636" calcext:value-type="float">
            <text:p>636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08" calcext:value-type="float">
            <text:p>608</text:p>
          </table:table-cell>
          <table:table-cell table:formula="of:=SUM([.F7]; -[$'2023.06.08.1'.F7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4" calcext:value-type="float">
            <text:p>184</text:p>
          </table:table-cell>
          <table:table-cell table:formula="of:=SUM([.B8];-[.C8])" office:value-type="float" office:value="650" calcext:value-type="float">
            <text:p>650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2" calcext:value-type="float">
            <text:p>622</text:p>
          </table:table-cell>
          <table:table-cell table:formula="of:=SUM([.F8]; -[$'2023.06.08.1'.F8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38" calcext:value-type="float">
            <text:p>238</text:p>
          </table:table-cell>
          <table:table-cell table:formula="of:=SUM([.B9];-[.C9])" office:value-type="float" office:value="590" calcext:value-type="float">
            <text:p>590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62" calcext:value-type="float">
            <text:p>562</text:p>
          </table:table-cell>
          <table:table-cell table:formula="of:=SUM([.F9]; -[$'2023.06.08.1'.F9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9" calcext:value-type="float">
            <text:p>509</text:p>
          </table:table-cell>
          <table:table-cell table:formula="of:=SUM([.B10];-[.C10])" office:value-type="float" office:value="732" calcext:value-type="float">
            <text:p>73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698" calcext:value-type="float">
            <text:p>698</text:p>
          </table:table-cell>
          <table:table-cell table:formula="of:=SUM([.F10]; -[$'2023.06.08.1'.F10])" office:value-type="float" office:value="-8" calcext:value-type="float">
            <text:p>-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4" calcext:value-type="float">
            <text:p>284</text:p>
          </table:table-cell>
          <table:table-cell table:formula="of:=SUM([.B11];-[.C11])" office:value-type="float" office:value="245" calcext:value-type="float">
            <text:p>245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8" calcext:value-type="float">
            <text:p>58</text:p>
          </table:table-cell>
          <table:table-cell table:formula="of:=SUM([.F11]; -[$'2023.06.08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08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6.08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4];-[.C14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7" calcext:value-type="float">
            <text:p>167</text:p>
          </table:table-cell>
          <table:table-cell table:formula="of:=SUM([.F14]; -[$'2023.06.08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82" calcext:value-type="float">
            <text:p>182</text:p>
          </table:table-cell>
          <table:table-cell table:formula="of:=SUM([.B15];-[.C15])" office:value-type="float" office:value="555" calcext:value-type="float">
            <text:p>555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499" calcext:value-type="float">
            <text:p>499</text:p>
          </table:table-cell>
          <table:table-cell table:formula="of:=SUM([.F15]; -[$'2023.06.08.1'.F15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2" calcext:value-type="float">
            <text:p>382</text:p>
          </table:table-cell>
          <table:table-cell table:formula="of:=SUM([.B16];-[.C16])" office:value-type="float" office:value="147" calcext:value-type="float">
            <text:p>147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1" calcext:value-type="float">
            <text:p>111</text:p>
          </table:table-cell>
          <table:table-cell table:formula="of:=SUM([.F16]; -[$'2023.06.08.1'.F16])" office:value-type="float" office:value="-6" calcext:value-type="float">
            <text:p>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08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08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6" calcext:value-type="float">
            <text:p>396</text:p>
          </table:table-cell>
          <table:table-cell table:formula="of:=SUM([.B19];-[.C19])"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4" calcext:value-type="float">
            <text:p>304</text:p>
          </table:table-cell>
          <table:table-cell table:formula="of:=SUM([.F19]; -[$'2023.06.08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7" calcext:value-type="float">
            <text:p>247</text:p>
          </table:table-cell>
          <table:table-cell table:formula="of:=SUM([.B20];-[.C20])"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55" calcext:value-type="float">
            <text:p>455</text:p>
          </table:table-cell>
          <table:table-cell table:formula="of:=SUM([.F20]; -[$'2023.06.08.1'.F20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24" calcext:value-type="float">
            <text:p>224</text:p>
          </table:table-cell>
          <table:table-cell table:formula="of:=SUM([.B21];-[.C21])" office:value-type="float" office:value="468" calcext:value-type="float">
            <text:p>46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68" calcext:value-type="float">
            <text:p>468</text:p>
          </table:table-cell>
          <table:table-cell table:formula="of:=SUM([.F21]; -[$'2023.06.08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08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96" calcext:value-type="float">
            <text:p>9596</text:p>
          </table:table-cell>
          <table:table-cell table:style-name="ce4" table:formula="of:=SUM([.D2:.D22])" office:value-type="float" office:value="8614" calcext:value-type="float">
            <text:p>8614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079" calcext:value-type="float">
            <text:p>8079</text:p>
          </table:table-cell>
          <table:table-cell table:style-name="ce4" table:formula="of:=SUM([.G2:.G22])" office:value-type="float" office:value="7" calcext:value-type="float">
            <text:p>7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08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7" calcext:value-type="float">
            <text:p>1007</text:p>
          </table:table-cell>
          <table:table-cell table:formula="of:=SUM([.B2];-[.C2])" office:value-type="float" office:value="273" calcext:value-type="float">
            <text:p>273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6" calcext:value-type="float">
            <text:p>226</text:p>
          </table:table-cell>
          <table:table-cell table:formula="of:=SUM([.F2]; -[$'2023.06.07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5" calcext:value-type="float">
            <text:p>885</text:p>
          </table:table-cell>
          <table:table-cell table:formula="of:=SUM([.B3];-[.C3])" office:value-type="float" office:value="622" calcext:value-type="float">
            <text:p>62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2" calcext:value-type="float">
            <text:p>622</text:p>
          </table:table-cell>
          <table:table-cell table:formula="of:=SUM([.F3]; -[$'2023.06.07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5" calcext:value-type="float">
            <text:p>985</text:p>
          </table:table-cell>
          <table:table-cell table:formula="of:=SUM([.B4];-[.C4])" office:value-type="float" office:value="521" calcext:value-type="float">
            <text:p>52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1" calcext:value-type="float">
            <text:p>521</text:p>
          </table:table-cell>
          <table:table-cell table:formula="of:=SUM([.F4]; -[$'2023.06.07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07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32" calcext:value-type="float">
            <text:p>432</text:p>
          </table:table-cell>
          <table:table-cell table:formula="of:=SUM([.B6];-[.C6])" office:value-type="float" office:value="811" calcext:value-type="float">
            <text:p>811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76" calcext:value-type="float">
            <text:p>776</text:p>
          </table:table-cell>
          <table:table-cell table:formula="of:=SUM([.F6]; -[$'2023.06.07.1'.F6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95" calcext:value-type="float">
            <text:p>195</text:p>
          </table:table-cell>
          <table:table-cell table:formula="of:=SUM([.B7];-[.C7])" office:value-type="float" office:value="633" calcext:value-type="float">
            <text:p>633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05" calcext:value-type="float">
            <text:p>605</text:p>
          </table:table-cell>
          <table:table-cell table:formula="of:=SUM([.F7]; -[$'2023.06.07.1'.F7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7" calcext:value-type="float">
            <text:p>187</text:p>
          </table:table-cell>
          <table:table-cell table:formula="of:=SUM([.B8];-[.C8])" office:value-type="float" office:value="647" calcext:value-type="float">
            <text:p>647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19" calcext:value-type="float">
            <text:p>619</text:p>
          </table:table-cell>
          <table:table-cell table:formula="of:=SUM([.F8]; -[$'2023.06.07.1'.F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43" calcext:value-type="float">
            <text:p>243</text:p>
          </table:table-cell>
          <table:table-cell table:formula="of:=SUM([.B9];-[.C9])" office:value-type="float" office:value="585" calcext:value-type="float">
            <text:p>585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57" calcext:value-type="float">
            <text:p>557</text:p>
          </table:table-cell>
          <table:table-cell table:formula="of:=SUM([.F9]; -[$'2023.06.07.1'.F9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1" calcext:value-type="float">
            <text:p>501</text:p>
          </table:table-cell>
          <table:table-cell table:formula="of:=SUM([.B10];-[.C10])" office:value-type="float" office:value="740" calcext:value-type="float">
            <text:p>740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6" calcext:value-type="float">
            <text:p>706</text:p>
          </table:table-cell>
          <table:table-cell table:formula="of:=SUM([.F10]; -[$'2023.06.07.1'.F10])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4" calcext:value-type="float">
            <text:p>284</text:p>
          </table:table-cell>
          <table:table-cell table:formula="of:=SUM([.B11];-[.C11])" office:value-type="float" office:value="245" calcext:value-type="float">
            <text:p>245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8" calcext:value-type="float">
            <text:p>58</text:p>
          </table:table-cell>
          <table:table-cell table:formula="of:=SUM([.F11]; -[$'2023.06.07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07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6.07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4];-[.C14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7" calcext:value-type="float">
            <text:p>167</text:p>
          </table:table-cell>
          <table:table-cell table:formula="of:=SUM([.F14]; -[$'2023.06.07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86" calcext:value-type="float">
            <text:p>186</text:p>
          </table:table-cell>
          <table:table-cell table:formula="of:=SUM([.B15];-[.C15])" office:value-type="float" office:value="551" calcext:value-type="float">
            <text:p>551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495" calcext:value-type="float">
            <text:p>495</text:p>
          </table:table-cell>
          <table:table-cell table:formula="of:=SUM([.F15]; -[$'2023.06.07.1'.F15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6" calcext:value-type="float">
            <text:p>376</text:p>
          </table:table-cell>
          <table:table-cell table:formula="of:=SUM([.B16];-[.C16])" office:value-type="float" office:value="153" calcext:value-type="float">
            <text:p>153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7" calcext:value-type="float">
            <text:p>117</text:p>
          </table:table-cell>
          <table:table-cell table:formula="of:=SUM([.F16]; -[$'2023.06.07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07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07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6" calcext:value-type="float">
            <text:p>396</text:p>
          </table:table-cell>
          <table:table-cell table:formula="of:=SUM([.B19];-[.C19])"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4" calcext:value-type="float">
            <text:p>304</text:p>
          </table:table-cell>
          <table:table-cell table:formula="of:=SUM([.F19]; -[$'2023.06.07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50" calcext:value-type="float">
            <text:p>250</text:p>
          </table:table-cell>
          <table:table-cell table:formula="of:=SUM([.B20];-[.C20])" office:value-type="float" office:value="452" calcext:value-type="float">
            <text:p>45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52" calcext:value-type="float">
            <text:p>452</text:p>
          </table:table-cell>
          <table:table-cell table:formula="of:=SUM([.F20]; -[$'2023.06.07.1'.F2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24" calcext:value-type="float">
            <text:p>224</text:p>
          </table:table-cell>
          <table:table-cell table:formula="of:=SUM([.B21];-[.C21])" office:value-type="float" office:value="468" calcext:value-type="float">
            <text:p>46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68" calcext:value-type="float">
            <text:p>468</text:p>
          </table:table-cell>
          <table:table-cell table:formula="of:=SUM([.F21]; -[$'2023.06.07.1'.F21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07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603" calcext:value-type="float">
            <text:p>9603</text:p>
          </table:table-cell>
          <table:table-cell table:style-name="ce4" table:formula="of:=SUM([.D2:.D22])" office:value-type="float" office:value="8607" calcext:value-type="float">
            <text:p>8607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072" calcext:value-type="float">
            <text:p>8072</text:p>
          </table:table-cell>
          <table:table-cell table:style-name="ce4" table:formula="of:=SUM([.G2:.G22])" office:value-type="float" office:value="3" calcext:value-type="float">
            <text:p>3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07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7" calcext:value-type="float">
            <text:p>1007</text:p>
          </table:table-cell>
          <table:table-cell table:formula="of:=SUM([.B2];-[.C2])" office:value-type="float" office:value="273" calcext:value-type="float">
            <text:p>273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6" calcext:value-type="float">
            <text:p>226</text:p>
          </table:table-cell>
          <table:table-cell table:formula="of:=SUM([.F2]; -[$'2023.06.06.1'.F2])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5" calcext:value-type="float">
            <text:p>885</text:p>
          </table:table-cell>
          <table:table-cell table:formula="of:=SUM([.B3];-[.C3])" office:value-type="float" office:value="622" calcext:value-type="float">
            <text:p>62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2" calcext:value-type="float">
            <text:p>622</text:p>
          </table:table-cell>
          <table:table-cell table:formula="of:=SUM([.F3]; -[$'2023.06.06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5" calcext:value-type="float">
            <text:p>985</text:p>
          </table:table-cell>
          <table:table-cell table:formula="of:=SUM([.B4];-[.C4])" office:value-type="float" office:value="521" calcext:value-type="float">
            <text:p>52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1" calcext:value-type="float">
            <text:p>521</text:p>
          </table:table-cell>
          <table:table-cell table:formula="of:=SUM([.F4]; -[$'2023.06.06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06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31" calcext:value-type="float">
            <text:p>431</text:p>
          </table:table-cell>
          <table:table-cell table:formula="of:=SUM([.B6];-[.C6])" office:value-type="float" office:value="812" calcext:value-type="float">
            <text:p>812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77" calcext:value-type="float">
            <text:p>777</text:p>
          </table:table-cell>
          <table:table-cell table:formula="of:=SUM([.F6]; -[$'2023.06.06.1'.F6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99" calcext:value-type="float">
            <text:p>199</text:p>
          </table:table-cell>
          <table:table-cell table:formula="of:=SUM([.B7];-[.C7])" office:value-type="float" office:value="629" calcext:value-type="float">
            <text:p>629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01" calcext:value-type="float">
            <text:p>601</text:p>
          </table:table-cell>
          <table:table-cell table:formula="of:=SUM([.F7]; -[$'2023.06.06.1'.F7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9" calcext:value-type="float">
            <text:p>189</text:p>
          </table:table-cell>
          <table:table-cell table:formula="of:=SUM([.B8];-[.C8])" office:value-type="float" office:value="645" calcext:value-type="float">
            <text:p>645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17" calcext:value-type="float">
            <text:p>617</text:p>
          </table:table-cell>
          <table:table-cell table:formula="of:=SUM([.F8]; -[$'2023.06.06.1'.F8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46" calcext:value-type="float">
            <text:p>246</text:p>
          </table:table-cell>
          <table:table-cell table:formula="of:=SUM([.B9];-[.C9])" office:value-type="float" office:value="582" calcext:value-type="float">
            <text:p>582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54" calcext:value-type="float">
            <text:p>554</text:p>
          </table:table-cell>
          <table:table-cell table:formula="of:=SUM([.F9]; -[$'2023.06.06.1'.F9])" office:value-type="float" office:value="-17" calcext:value-type="float">
            <text:p>-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8" calcext:value-type="float">
            <text:p>498</text:p>
          </table:table-cell>
          <table:table-cell table:formula="of:=SUM([.B10];-[.C10])" office:value-type="float" office:value="743" calcext:value-type="float">
            <text:p>743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9" calcext:value-type="float">
            <text:p>709</text:p>
          </table:table-cell>
          <table:table-cell table:formula="of:=SUM([.F10]; -[$'2023.06.06.1'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4" calcext:value-type="float">
            <text:p>284</text:p>
          </table:table-cell>
          <table:table-cell table:formula="of:=SUM([.B11];-[.C11])" office:value-type="float" office:value="245" calcext:value-type="float">
            <text:p>245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8" calcext:value-type="float">
            <text:p>58</text:p>
          </table:table-cell>
          <table:table-cell table:formula="of:=SUM([.F11]; -[$'2023.06.06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06.1'.F12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6.06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4];-[.C14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7" calcext:value-type="float">
            <text:p>167</text:p>
          </table:table-cell>
          <table:table-cell table:formula="of:=SUM([.F14]; -[$'2023.06.06.1'.F14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84" calcext:value-type="float">
            <text:p>184</text:p>
          </table:table-cell>
          <table:table-cell table:formula="of:=SUM([.B15];-[.C15])" office:value-type="float" office:value="553" calcext:value-type="float">
            <text:p>553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497" calcext:value-type="float">
            <text:p>497</text:p>
          </table:table-cell>
          <table:table-cell table:formula="of:=SUM([.F15]; -[$'2023.06.06.1'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6" calcext:value-type="float">
            <text:p>376</text:p>
          </table:table-cell>
          <table:table-cell table:formula="of:=SUM([.B16];-[.C16])" office:value-type="float" office:value="153" calcext:value-type="float">
            <text:p>153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7" calcext:value-type="float">
            <text:p>117</text:p>
          </table:table-cell>
          <table:table-cell table:formula="of:=SUM([.F16]; -[$'2023.06.06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06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06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6" calcext:value-type="float">
            <text:p>396</text:p>
          </table:table-cell>
          <table:table-cell table:formula="of:=SUM([.B19];-[.C19])"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4" calcext:value-type="float">
            <text:p>304</text:p>
          </table:table-cell>
          <table:table-cell table:formula="of:=SUM([.F19]; -[$'2023.06.06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51" calcext:value-type="float">
            <text:p>251</text:p>
          </table:table-cell>
          <table:table-cell table:formula="of:=SUM([.B20];-[.C20])" office:value-type="float" office:value="451" calcext:value-type="float">
            <text:p>451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51" calcext:value-type="float">
            <text:p>451</text:p>
          </table:table-cell>
          <table:table-cell table:formula="of:=SUM([.F20]; -[$'2023.06.06.1'.F20])" office:value-type="float" office:value="-7" calcext:value-type="float">
            <text:p>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23" calcext:value-type="float">
            <text:p>223</text:p>
          </table:table-cell>
          <table:table-cell table:formula="of:=SUM([.B21];-[.C21])"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69" calcext:value-type="float">
            <text:p>469</text:p>
          </table:table-cell>
          <table:table-cell table:formula="of:=SUM([.F21]; -[$'2023.06.06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06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606" calcext:value-type="float">
            <text:p>9606</text:p>
          </table:table-cell>
          <table:table-cell table:style-name="ce4" table:formula="of:=SUM([.D2:.D22])" office:value-type="float" office:value="8604" calcext:value-type="float">
            <text:p>8604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069" calcext:value-type="float">
            <text:p>8069</text:p>
          </table:table-cell>
          <table:table-cell table:style-name="ce4" table:formula="of:=SUM([.G2:.G22])" office:value-type="float" office:value="-11" calcext:value-type="float">
            <text:p>-11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06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4" calcext:value-type="float">
            <text:p>1004</text:p>
          </table:table-cell>
          <table:table-cell table:formula="of:=SUM([.B2];-[.C2])" office:value-type="float" office:value="276" calcext:value-type="float">
            <text:p>276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9" calcext:value-type="float">
            <text:p>229</text:p>
          </table:table-cell>
          <table:table-cell table:formula="of:=SUM([.F2]; -[$'2023.06.05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5" calcext:value-type="float">
            <text:p>885</text:p>
          </table:table-cell>
          <table:table-cell table:formula="of:=SUM([.B3];-[.C3])" office:value-type="float" office:value="622" calcext:value-type="float">
            <text:p>62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2" calcext:value-type="float">
            <text:p>622</text:p>
          </table:table-cell>
          <table:table-cell table:formula="of:=SUM([.F3]; -[$'2023.06.05.1'.F3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5" calcext:value-type="float">
            <text:p>985</text:p>
          </table:table-cell>
          <table:table-cell table:formula="of:=SUM([.B4];-[.C4])" office:value-type="float" office:value="521" calcext:value-type="float">
            <text:p>52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1" calcext:value-type="float">
            <text:p>521</text:p>
          </table:table-cell>
          <table:table-cell table:formula="of:=SUM([.F4]; -[$'2023.06.05.1'.F4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05.1'.F5])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34" calcext:value-type="float">
            <text:p>434</text:p>
          </table:table-cell>
          <table:table-cell table:formula="of:=SUM([.B6];-[.C6])" office:value-type="float" office:value="809" calcext:value-type="float">
            <text:p>809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74" calcext:value-type="float">
            <text:p>774</text:p>
          </table:table-cell>
          <table:table-cell table:formula="of:=SUM([.F6]; -[$'2023.06.05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204" calcext:value-type="float">
            <text:p>204</text:p>
          </table:table-cell>
          <table:table-cell table:formula="of:=SUM([.B7];-[.C7])" office:value-type="float" office:value="624" calcext:value-type="float">
            <text:p>624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596" calcext:value-type="float">
            <text:p>596</text:p>
          </table:table-cell>
          <table:table-cell table:formula="of:=SUM([.F7]; -[$'2023.06.05.1'.F7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92" calcext:value-type="float">
            <text:p>192</text:p>
          </table:table-cell>
          <table:table-cell table:formula="of:=SUM([.B8];-[.C8])" office:value-type="float" office:value="642" calcext:value-type="float">
            <text:p>642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14" calcext:value-type="float">
            <text:p>614</text:p>
          </table:table-cell>
          <table:table-cell table:formula="of:=SUM([.F8]; -[$'2023.06.05.1'.F8])" office:value-type="float" office:value="17" calcext:value-type="float">
            <text:p>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9" calcext:value-type="float">
            <text:p>229</text:p>
          </table:table-cell>
          <table:table-cell table:formula="of:=SUM([.B9];-[.C9])" office:value-type="float" office:value="599" calcext:value-type="float">
            <text:p>599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1" calcext:value-type="float">
            <text:p>571</text:p>
          </table:table-cell>
          <table:table-cell table:formula="of:=SUM([.F9]; -[$'2023.06.05.1'.F9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9" calcext:value-type="float">
            <text:p>499</text:p>
          </table:table-cell>
          <table:table-cell table:formula="of:=SUM([.B10];-[.C10])" office:value-type="float" office:value="742" calcext:value-type="float">
            <text:p>74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8" calcext:value-type="float">
            <text:p>708</text:p>
          </table:table-cell>
          <table:table-cell table:formula="of:=SUM([.F10]; -[$'2023.06.05.1'.F10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4" calcext:value-type="float">
            <text:p>284</text:p>
          </table:table-cell>
          <table:table-cell table:formula="of:=SUM([.B11];-[.C11])" office:value-type="float" office:value="245" calcext:value-type="float">
            <text:p>245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8" calcext:value-type="float">
            <text:p>58</text:p>
          </table:table-cell>
          <table:table-cell table:formula="of:=SUM([.F11]; -[$'2023.06.05.1'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4" calcext:value-type="float">
            <text:p>304</text:p>
          </table:table-cell>
          <table:table-cell table:formula="of:=SUM([.B12];-[.C12])" office:value-type="float" office:value="433" calcext:value-type="float">
            <text:p>433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7" calcext:value-type="float">
            <text:p>377</text:p>
          </table:table-cell>
          <table:table-cell table:formula="of:=SUM([.F12]; -[$'2023.06.05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6.05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4" calcext:value-type="float">
            <text:p>34</text:p>
          </table:table-cell>
          <table:table-cell table:formula="of:=SUM([.B14];-[.C14])"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4" calcext:value-type="float">
            <text:p>164</text:p>
          </table:table-cell>
          <table:table-cell table:formula="of:=SUM([.F14]; -[$'2023.06.05.1'.F14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86" calcext:value-type="float">
            <text:p>186</text:p>
          </table:table-cell>
          <table:table-cell table:formula="of:=SUM([.B15];-[.C15])" office:value-type="float" office:value="551" calcext:value-type="float">
            <text:p>551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495" calcext:value-type="float">
            <text:p>495</text:p>
          </table:table-cell>
          <table:table-cell table:formula="of:=SUM([.F15]; -[$'2023.06.05.1'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6" calcext:value-type="float">
            <text:p>376</text:p>
          </table:table-cell>
          <table:table-cell table:formula="of:=SUM([.B16];-[.C16])" office:value-type="float" office:value="153" calcext:value-type="float">
            <text:p>153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7" calcext:value-type="float">
            <text:p>117</text:p>
          </table:table-cell>
          <table:table-cell table:formula="of:=SUM([.F16]; -[$'2023.06.05.1'.F16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05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05.1'.F18])" office:value-type="float" office:value="-4" calcext:value-type="float">
            <text:p>-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6" calcext:value-type="float">
            <text:p>396</text:p>
          </table:table-cell>
          <table:table-cell table:formula="of:=SUM([.B19];-[.C19])"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4" calcext:value-type="float">
            <text:p>304</text:p>
          </table:table-cell>
          <table:table-cell table:formula="of:=SUM([.F19]; -[$'2023.06.05.1'.F19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4" calcext:value-type="float">
            <text:p>244</text:p>
          </table:table-cell>
          <table:table-cell table:formula="of:=SUM([.B20];-[.C20])" office:value-type="float" office:value="458" calcext:value-type="float">
            <text:p>458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58" calcext:value-type="float">
            <text:p>458</text:p>
          </table:table-cell>
          <table:table-cell table:formula="of:=SUM([.F20]; -[$'2023.06.05.1'.F20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23" calcext:value-type="float">
            <text:p>223</text:p>
          </table:table-cell>
          <table:table-cell table:formula="of:=SUM([.B21];-[.C21])"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69" calcext:value-type="float">
            <text:p>469</text:p>
          </table:table-cell>
          <table:table-cell table:formula="of:=SUM([.F21]; -[$'2023.06.05.1'.F21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05.1'.F22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95" calcext:value-type="float">
            <text:p>9595</text:p>
          </table:table-cell>
          <table:table-cell table:style-name="ce4" table:formula="of:=SUM([.D2:.D22])" office:value-type="float" office:value="8615" calcext:value-type="float">
            <text:p>8615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080" calcext:value-type="float">
            <text:p>8080</text:p>
          </table:table-cell>
          <table:table-cell table:style-name="ce4" table:formula="of:=SUM([.G2:.G22])" office:value-type="float" office:value="44" calcext:value-type="float">
            <text:p>44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05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4" calcext:value-type="float">
            <text:p>1004</text:p>
          </table:table-cell>
          <table:table-cell table:formula="of:=SUM([.B2];-[.C2])" office:value-type="float" office:value="276" calcext:value-type="float">
            <text:p>276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9" calcext:value-type="float">
            <text:p>229</text:p>
          </table:table-cell>
          <table:table-cell table:formula="of:=SUM([.F2]; -[$'2023.05.30.1'.F2])" office:value-type="float" office:value="-102" calcext:value-type="float">
            <text:p>-10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91" calcext:value-type="float">
            <text:p>891</text:p>
          </table:table-cell>
          <table:table-cell table:formula="of:=SUM([.B3];-[.C3])" office:value-type="float" office:value="616" calcext:value-type="float">
            <text:p>61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16" calcext:value-type="float">
            <text:p>616</text:p>
          </table:table-cell>
          <table:table-cell table:formula="of:=SUM([.F3]; -[$'2023.05.30.1'.F3])" office:value-type="float" office:value="-185" calcext:value-type="float">
            <text:p>-18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4" calcext:value-type="float">
            <text:p>984</text:p>
          </table:table-cell>
          <table:table-cell table:formula="of:=SUM([.B4];-[.C4])" office:value-type="float" office:value="522" calcext:value-type="float">
            <text:p>52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2" calcext:value-type="float">
            <text:p>522</text:p>
          </table:table-cell>
          <table:table-cell table:formula="of:=SUM([.F4]; -[$'2023.05.30.1'.F4])" office:value-type="float" office:value="-89" calcext:value-type="float">
            <text:p>-8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7" calcext:value-type="float">
            <text:p>1037</text:p>
          </table:table-cell>
          <table:table-cell table:formula="of:=SUM([.B5];-[.C5])"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4" calcext:value-type="float">
            <text:p>94</text:p>
          </table:table-cell>
          <table:table-cell table:formula="of:=SUM([.F5]; -[$'2023.05.30.1'.F5])" office:value-type="float" office:value="-35" calcext:value-type="float">
            <text:p>-3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34" calcext:value-type="float">
            <text:p>434</text:p>
          </table:table-cell>
          <table:table-cell table:formula="of:=SUM([.B6];-[.C6])" office:value-type="float" office:value="809" calcext:value-type="float">
            <text:p>809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74" calcext:value-type="float">
            <text:p>774</text:p>
          </table:table-cell>
          <table:table-cell table:formula="of:=SUM([.F6]; -[$'2023.05.30.1'.F6])" office:value-type="float" office:value="-361" calcext:value-type="float">
            <text:p>-36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211" calcext:value-type="float">
            <text:p>211</text:p>
          </table:table-cell>
          <table:table-cell table:formula="of:=SUM([.B7];-[.C7])" office:value-type="float" office:value="617" calcext:value-type="float">
            <text:p>617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589" calcext:value-type="float">
            <text:p>589</text:p>
          </table:table-cell>
          <table:table-cell table:formula="of:=SUM([.F7]; -[$'2023.05.30.1'.F7])" office:value-type="float" office:value="-169" calcext:value-type="float">
            <text:p>-16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209" calcext:value-type="float">
            <text:p>209</text:p>
          </table:table-cell>
          <table:table-cell table:formula="of:=SUM([.B8];-[.C8])" office:value-type="float" office:value="625" calcext:value-type="float">
            <text:p>625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597" calcext:value-type="float">
            <text:p>597</text:p>
          </table:table-cell>
          <table:table-cell table:formula="of:=SUM([.F8]; -[$'2023.05.30.1'.F8])" office:value-type="float" office:value="-149" calcext:value-type="float">
            <text:p>-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33" calcext:value-type="float">
            <text:p>233</text:p>
          </table:table-cell>
          <table:table-cell table:formula="of:=SUM([.B9];-[.C9])" office:value-type="float" office:value="595" calcext:value-type="float">
            <text:p>595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67" calcext:value-type="float">
            <text:p>567</text:p>
          </table:table-cell>
          <table:table-cell table:formula="of:=SUM([.F9]; -[$'2023.05.30.1'.F9])" office:value-type="float" office:value="-178" calcext:value-type="float">
            <text:p>-1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8" calcext:value-type="float">
            <text:p>498</text:p>
          </table:table-cell>
          <table:table-cell table:formula="of:=SUM([.B10];-[.C10])" office:value-type="float" office:value="743" calcext:value-type="float">
            <text:p>743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9" calcext:value-type="float">
            <text:p>709</text:p>
          </table:table-cell>
          <table:table-cell table:formula="of:=SUM([.F10]; -[$'2023.05.30.1'.F10])" office:value-type="float" office:value="-317" calcext:value-type="float">
            <text:p>-3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5" calcext:value-type="float">
            <text:p>285</text:p>
          </table:table-cell>
          <table:table-cell table:formula="of:=SUM([.B11];-[.C11])" office:value-type="float" office:value="244" calcext:value-type="float">
            <text:p>244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7" calcext:value-type="float">
            <text:p>57</text:p>
          </table:table-cell>
          <table:table-cell table:formula="of:=SUM([.F11]; -[$'2023.05.30.1'.F11])" office:value-type="float" office:value="-59" calcext:value-type="float">
            <text:p>-5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4" calcext:value-type="float">
            <text:p>304</text:p>
          </table:table-cell>
          <table:table-cell table:formula="of:=SUM([.B12];-[.C12])" office:value-type="float" office:value="433" calcext:value-type="float">
            <text:p>433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7" calcext:value-type="float">
            <text:p>377</text:p>
          </table:table-cell>
          <table:table-cell table:formula="of:=SUM([.F12]; -[$'2023.05.30.1'.F12])" office:value-type="float" office:value="-112" calcext:value-type="float">
            <text:p>-1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5.30.1'.F13])" office:value-type="float" office:value="-31" calcext:value-type="float">
            <text:p>-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3" calcext:value-type="float">
            <text:p>33</text:p>
          </table:table-cell>
          <table:table-cell table:formula="of:=SUM([.B14];-[.C14])"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5" calcext:value-type="float">
            <text:p>165</text:p>
          </table:table-cell>
          <table:table-cell table:formula="of:=SUM([.F14]; -[$'2023.05.30.1'.F14])" office:value-type="float" office:value="-30" calcext:value-type="float">
            <text:p>-3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88" calcext:value-type="float">
            <text:p>188</text:p>
          </table:table-cell>
          <table:table-cell table:formula="of:=SUM([.B15];-[.C15])" office:value-type="float" office:value="549" calcext:value-type="float">
            <text:p>549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493" calcext:value-type="float">
            <text:p>493</text:p>
          </table:table-cell>
          <table:table-cell table:formula="of:=SUM([.F15]; -[$'2023.05.30.1'.F15])" office:value-type="float" office:value="-143" calcext:value-type="float">
            <text:p>-1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8" calcext:value-type="float">
            <text:p>378</text:p>
          </table:table-cell>
          <table:table-cell table:formula="of:=SUM([.B16];-[.C16])" office:value-type="float" office:value="151" calcext:value-type="float">
            <text:p>151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5" calcext:value-type="float">
            <text:p>115</text:p>
          </table:table-cell>
          <table:table-cell table:formula="of:=SUM([.F16]; -[$'2023.05.30.1'.F16])" office:value-type="float" office:value="-89" calcext:value-type="float">
            <text:p>-8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5.30.1'.F17])" office:value-type="float" office:value="-36" calcext:value-type="float">
            <text:p>-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2" calcext:value-type="float">
            <text:p>382</text:p>
          </table:table-cell>
          <table:table-cell table:formula="of:=SUM([.B18];-[.C18])"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12" calcext:value-type="float">
            <text:p>312</text:p>
          </table:table-cell>
          <table:table-cell table:formula="of:=SUM([.F18]; -[$'2023.05.30.1'.F18])" office:value-type="float" office:value="-82" calcext:value-type="float">
            <text:p>-8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1" calcext:value-type="float">
            <text:p>401</text:p>
          </table:table-cell>
          <table:table-cell table:formula="of:=SUM([.B19];-[.C19])"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99" calcext:value-type="float">
            <text:p>299</text:p>
          </table:table-cell>
          <table:table-cell table:formula="of:=SUM([.F19]; -[$'2023.05.30.1'.F19])" office:value-type="float" office:value="-101" calcext:value-type="float">
            <text:p>-10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8" calcext:value-type="float">
            <text:p>248</text:p>
          </table:table-cell>
          <table:table-cell table:formula="of:=SUM([.B20];-[.C20])" office:value-type="float" office:value="454" calcext:value-type="float">
            <text:p>45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54" calcext:value-type="float">
            <text:p>454</text:p>
          </table:table-cell>
          <table:table-cell table:formula="of:=SUM([.F20]; -[$'2023.05.30.1'.F20])" office:value-type="float" office:value="-83" calcext:value-type="float">
            <text:p>-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26" calcext:value-type="float">
            <text:p>226</text:p>
          </table:table-cell>
          <table:table-cell table:formula="of:=SUM([.B21];-[.C21])" office:value-type="float" office:value="466" calcext:value-type="float">
            <text:p>466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66" calcext:value-type="float">
            <text:p>466</text:p>
          </table:table-cell>
          <table:table-cell table:formula="of:=SUM([.F21]; -[$'2023.05.30.1'.F21])" office:value-type="float" office:value="-105" calcext:value-type="float">
            <text:p>-10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6" calcext:value-type="float">
            <text:p>736</text:p>
          </table:table-cell>
          <table:table-cell table:formula="of:=SUM([.B22];-[.C22])"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2" calcext:value-type="float">
            <text:p>312</text:p>
          </table:table-cell>
          <table:table-cell table:formula="of:=SUM([.F22]; -[$'2023.05.30.1'.F22])" office:value-type="float" office:value="-80" calcext:value-type="float">
            <text:p>-8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639" calcext:value-type="float">
            <text:p>9639</text:p>
          </table:table-cell>
          <table:table-cell table:style-name="ce4" table:formula="of:=SUM([.D2:.D22])" office:value-type="float" office:value="8571" calcext:value-type="float">
            <text:p>8571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036" calcext:value-type="float">
            <text:p>8036</text:p>
          </table:table-cell>
          <table:table-cell table:style-name="ce4" table:formula="of:=SUM([.G2:.G22])" office:value-type="float" office:value="-2536" calcext:value-type="float">
            <text:p>-2536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30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2" calcext:value-type="float">
            <text:p>902</text:p>
          </table:table-cell>
          <table:table-cell table:formula="of:=SUM([.B2];-[.C2])" office:value-type="float" office:value="378" calcext:value-type="float">
            <text:p>378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331" calcext:value-type="float">
            <text:p>331</text:p>
          </table:table-cell>
          <table:table-cell table:formula="of:=SUM([.F2]; -[$'2023.05.29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06" calcext:value-type="float">
            <text:p>706</text:p>
          </table:table-cell>
          <table:table-cell table:formula="of:=SUM([.B3];-[.C3])" office:value-type="float" office:value="801" calcext:value-type="float">
            <text:p>801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01" calcext:value-type="float">
            <text:p>801</text:p>
          </table:table-cell>
          <table:table-cell table:formula="of:=SUM([.F3]; -[$'2023.05.29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5" calcext:value-type="float">
            <text:p>895</text:p>
          </table:table-cell>
          <table:table-cell table:formula="of:=SUM([.B4];-[.C4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1" calcext:value-type="float">
            <text:p>611</text:p>
          </table:table-cell>
          <table:table-cell table:formula="of:=SUM([.F4]; -[$'2023.05.29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2" calcext:value-type="float">
            <text:p>1002</text:p>
          </table:table-cell>
          <table:table-cell table:formula="of:=SUM([.B5];-[.C5])"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9" calcext:value-type="float">
            <text:p>129</text:p>
          </table:table-cell>
          <table:table-cell table:formula="of:=SUM([.F5]; -[$'2023.05.29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3" calcext:value-type="float">
            <text:p>73</text:p>
          </table:table-cell>
          <table:table-cell table:formula="of:=SUM([.B6];-[.C6])" office:value-type="float" office:value="1170" calcext:value-type="float">
            <text:p>1170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1135" calcext:value-type="float">
            <text:p>1135</text:p>
          </table:table-cell>
          <table:table-cell table:formula="of:=SUM([.F6]; -[$'2023.05.29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2" calcext:value-type="float">
            <text:p>42</text:p>
          </table:table-cell>
          <table:table-cell table:formula="of:=SUM([.B7];-[.C7])" office:value-type="float" office:value="786" calcext:value-type="float">
            <text:p>786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758" calcext:value-type="float">
            <text:p>758</text:p>
          </table:table-cell>
          <table:table-cell table:formula="of:=SUM([.F7]; -[$'2023.05.29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0" calcext:value-type="float">
            <text:p>60</text:p>
          </table:table-cell>
          <table:table-cell table:formula="of:=SUM([.B8];-[.C8])" office:value-type="float" office:value="774" calcext:value-type="float">
            <text:p>774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746" calcext:value-type="float">
            <text:p>746</text:p>
          </table:table-cell>
          <table:table-cell table:formula="of:=SUM([.F8]; -[$'2023.05.29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5" calcext:value-type="float">
            <text:p>55</text:p>
          </table:table-cell>
          <table:table-cell table:formula="of:=SUM([.B9];-[.C9])" office:value-type="float" office:value="773" calcext:value-type="float">
            <text:p>77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745" calcext:value-type="float">
            <text:p>745</text:p>
          </table:table-cell>
          <table:table-cell table:formula="of:=SUM([.F9]; -[$'2023.05.29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1" calcext:value-type="float">
            <text:p>181</text:p>
          </table:table-cell>
          <table:table-cell table:formula="of:=SUM([.B10];-[.C10])" office:value-type="float" office:value="1060" calcext:value-type="float">
            <text:p>1060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1026" calcext:value-type="float">
            <text:p>1026</text:p>
          </table:table-cell>
          <table:table-cell table:formula="of:=SUM([.F10]; -[$'2023.05.29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6" calcext:value-type="float">
            <text:p>226</text:p>
          </table:table-cell>
          <table:table-cell table:formula="of:=SUM([.B11];-[.C11])" office:value-type="float" office:value="303" calcext:value-type="float">
            <text:p>303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116" calcext:value-type="float">
            <text:p>116</text:p>
          </table:table-cell>
          <table:table-cell table:formula="of:=SUM([.F11]; -[$'2023.05.29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2" calcext:value-type="float">
            <text:p>192</text:p>
          </table:table-cell>
          <table:table-cell table:formula="of:=SUM([.B12];-[.C12])" office:value-type="float" office:value="545" calcext:value-type="float">
            <text:p>545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489" calcext:value-type="float">
            <text:p>489</text:p>
          </table:table-cell>
          <table:table-cell table:formula="of:=SUM([.F12]; -[$'2023.05.29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'2023.05.29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29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5" calcext:value-type="float">
            <text:p>45</text:p>
          </table:table-cell>
          <table:table-cell table:formula="of:=SUM([.B15];-[.C15])" office:value-type="float" office:value="692" calcext:value-type="float">
            <text:p>692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636" calcext:value-type="float">
            <text:p>636</text:p>
          </table:table-cell>
          <table:table-cell table:formula="of:=SUM([.F15]; -[$'2023.05.29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89" calcext:value-type="float">
            <text:p>289</text:p>
          </table:table-cell>
          <table:table-cell table:formula="of:=SUM([.B16];-[.C16])" office:value-type="float" office:value="240" calcext:value-type="float">
            <text:p>240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204" calcext:value-type="float">
            <text:p>204</text:p>
          </table:table-cell>
          <table:table-cell table:formula="of:=SUM([.F16]; -[$'2023.05.29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0" calcext:value-type="float">
            <text:p>890</text:p>
          </table:table-cell>
          <table:table-cell table:formula="of:=SUM([.B17];-[.C17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8" calcext:value-type="float">
            <text:p>158</text:p>
          </table:table-cell>
          <table:table-cell table:formula="of:=SUM([.F17]; -[$'2023.05.29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0" calcext:value-type="float">
            <text:p>300</text:p>
          </table:table-cell>
          <table:table-cell table:formula="of:=SUM([.B18];-[.C18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4" calcext:value-type="float">
            <text:p>394</text:p>
          </table:table-cell>
          <table:table-cell table:formula="of:=SUM([.F18]; -[$'2023.05.29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0" calcext:value-type="float">
            <text:p>300</text:p>
          </table:table-cell>
          <table:table-cell table:formula="of:=SUM([.B19];-[.C19])"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400" calcext:value-type="float">
            <text:p>400</text:p>
          </table:table-cell>
          <table:table-cell table:formula="of:=SUM([.F19]; -[$'2023.05.29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5" calcext:value-type="float">
            <text:p>165</text:p>
          </table:table-cell>
          <table:table-cell table:formula="of:=SUM([.B20];-[.C20])"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7" calcext:value-type="float">
            <text:p>537</text:p>
          </table:table-cell>
          <table:table-cell table:formula="of:=SUM([.F20]; -[$'2023.05.29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1" calcext:value-type="float">
            <text:p>121</text:p>
          </table:table-cell>
          <table:table-cell table:formula="of:=SUM([.B21];-[.C21])" office:value-type="float" office:value="571" calcext:value-type="float">
            <text:p>57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71" calcext:value-type="float">
            <text:p>571</text:p>
          </table:table-cell>
          <table:table-cell table:formula="of:=SUM([.F21]; -[$'2023.05.29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29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03" calcext:value-type="float">
            <text:p>7103</text:p>
          </table:table-cell>
          <table:table-cell table:style-name="ce4" table:formula="of:=SUM([.D2:.D22])" office:value-type="float" office:value="11107" calcext:value-type="float">
            <text:p>11107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10572" calcext:value-type="float">
            <text:p>10572</text:p>
          </table:table-cell>
          <table:table-cell table:style-name="ce4" table:formula="of:=SUM([.G2:.G22])" office:value-type="float" office:value="0" calcext:value-type="float">
            <text:p>0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29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2" calcext:value-type="float">
            <text:p>902</text:p>
          </table:table-cell>
          <table:table-cell table:formula="of:=SUM([.B2];-[.C2])" office:value-type="float" office:value="378" calcext:value-type="float">
            <text:p>378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331" calcext:value-type="float">
            <text:p>331</text:p>
          </table:table-cell>
          <table:table-cell table:formula="of:=SUM([.F2]; -[$'2023.05.28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06" calcext:value-type="float">
            <text:p>706</text:p>
          </table:table-cell>
          <table:table-cell table:formula="of:=SUM([.B3];-[.C3])" office:value-type="float" office:value="801" calcext:value-type="float">
            <text:p>801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01" calcext:value-type="float">
            <text:p>801</text:p>
          </table:table-cell>
          <table:table-cell table:formula="of:=SUM([.F3]; -[$'2023.05.28.1'.F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5" calcext:value-type="float">
            <text:p>895</text:p>
          </table:table-cell>
          <table:table-cell table:formula="of:=SUM([.B4];-[.C4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1" calcext:value-type="float">
            <text:p>611</text:p>
          </table:table-cell>
          <table:table-cell table:formula="of:=SUM([.F4]; -[$'2023.05.28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2" calcext:value-type="float">
            <text:p>1002</text:p>
          </table:table-cell>
          <table:table-cell table:formula="of:=SUM([.B5];-[.C5])"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9" calcext:value-type="float">
            <text:p>129</text:p>
          </table:table-cell>
          <table:table-cell table:formula="of:=SUM([.F5]; -[$'2023.05.28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3" calcext:value-type="float">
            <text:p>73</text:p>
          </table:table-cell>
          <table:table-cell table:formula="of:=SUM([.B6];-[.C6])" office:value-type="float" office:value="1170" calcext:value-type="float">
            <text:p>1170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1135" calcext:value-type="float">
            <text:p>1135</text:p>
          </table:table-cell>
          <table:table-cell table:formula="of:=SUM([.F6]; -[$'2023.05.28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2" calcext:value-type="float">
            <text:p>42</text:p>
          </table:table-cell>
          <table:table-cell table:formula="of:=SUM([.B7];-[.C7])" office:value-type="float" office:value="786" calcext:value-type="float">
            <text:p>786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758" calcext:value-type="float">
            <text:p>758</text:p>
          </table:table-cell>
          <table:table-cell table:formula="of:=SUM([.F7]; -[$'2023.05.28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0" calcext:value-type="float">
            <text:p>60</text:p>
          </table:table-cell>
          <table:table-cell table:formula="of:=SUM([.B8];-[.C8])" office:value-type="float" office:value="774" calcext:value-type="float">
            <text:p>774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746" calcext:value-type="float">
            <text:p>746</text:p>
          </table:table-cell>
          <table:table-cell table:formula="of:=SUM([.F8]; -[$'2023.05.28.1'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5" calcext:value-type="float">
            <text:p>55</text:p>
          </table:table-cell>
          <table:table-cell table:formula="of:=SUM([.B9];-[.C9])" office:value-type="float" office:value="773" calcext:value-type="float">
            <text:p>77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745" calcext:value-type="float">
            <text:p>745</text:p>
          </table:table-cell>
          <table:table-cell table:formula="of:=SUM([.F9]; -[$'2023.05.28.1'.F9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1" calcext:value-type="float">
            <text:p>181</text:p>
          </table:table-cell>
          <table:table-cell table:formula="of:=SUM([.B10];-[.C10])" office:value-type="float" office:value="1060" calcext:value-type="float">
            <text:p>1060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1026" calcext:value-type="float">
            <text:p>1026</text:p>
          </table:table-cell>
          <table:table-cell table:formula="of:=SUM([.F10]; -[$'2023.05.28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6" calcext:value-type="float">
            <text:p>226</text:p>
          </table:table-cell>
          <table:table-cell table:formula="of:=SUM([.B11];-[.C11])" office:value-type="float" office:value="303" calcext:value-type="float">
            <text:p>303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116" calcext:value-type="float">
            <text:p>116</text:p>
          </table:table-cell>
          <table:table-cell table:formula="of:=SUM([.F11]; -[$'2023.05.28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2" calcext:value-type="float">
            <text:p>192</text:p>
          </table:table-cell>
          <table:table-cell table:formula="of:=SUM([.B12];-[.C12])" office:value-type="float" office:value="545" calcext:value-type="float">
            <text:p>545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489" calcext:value-type="float">
            <text:p>489</text:p>
          </table:table-cell>
          <table:table-cell table:formula="of:=SUM([.F12]; -[$'2023.05.28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'2023.05.28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28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5" calcext:value-type="float">
            <text:p>45</text:p>
          </table:table-cell>
          <table:table-cell table:formula="of:=SUM([.B15];-[.C15])" office:value-type="float" office:value="692" calcext:value-type="float">
            <text:p>692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636" calcext:value-type="float">
            <text:p>636</text:p>
          </table:table-cell>
          <table:table-cell table:formula="of:=SUM([.F15]; -[$'2023.05.28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89" calcext:value-type="float">
            <text:p>289</text:p>
          </table:table-cell>
          <table:table-cell table:formula="of:=SUM([.B16];-[.C16])" office:value-type="float" office:value="240" calcext:value-type="float">
            <text:p>240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204" calcext:value-type="float">
            <text:p>204</text:p>
          </table:table-cell>
          <table:table-cell table:formula="of:=SUM([.F16]; -[$'2023.05.28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0" calcext:value-type="float">
            <text:p>890</text:p>
          </table:table-cell>
          <table:table-cell table:formula="of:=SUM([.B17];-[.C17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8" calcext:value-type="float">
            <text:p>158</text:p>
          </table:table-cell>
          <table:table-cell table:formula="of:=SUM([.F17]; -[$'2023.05.28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0" calcext:value-type="float">
            <text:p>300</text:p>
          </table:table-cell>
          <table:table-cell table:formula="of:=SUM([.B18];-[.C18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4" calcext:value-type="float">
            <text:p>394</text:p>
          </table:table-cell>
          <table:table-cell table:formula="of:=SUM([.F18]; -[$'2023.05.28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0" calcext:value-type="float">
            <text:p>300</text:p>
          </table:table-cell>
          <table:table-cell table:formula="of:=SUM([.B19];-[.C19])"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400" calcext:value-type="float">
            <text:p>400</text:p>
          </table:table-cell>
          <table:table-cell table:formula="of:=SUM([.F19]; -[$'2023.05.28.1'.F19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5" calcext:value-type="float">
            <text:p>165</text:p>
          </table:table-cell>
          <table:table-cell table:formula="of:=SUM([.B20];-[.C20])"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7" calcext:value-type="float">
            <text:p>537</text:p>
          </table:table-cell>
          <table:table-cell table:formula="of:=SUM([.F20]; -[$'2023.05.28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1" calcext:value-type="float">
            <text:p>121</text:p>
          </table:table-cell>
          <table:table-cell table:formula="of:=SUM([.B21];-[.C21])" office:value-type="float" office:value="571" calcext:value-type="float">
            <text:p>57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71" calcext:value-type="float">
            <text:p>571</text:p>
          </table:table-cell>
          <table:table-cell table:formula="of:=SUM([.F21]; -[$'2023.05.28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28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03" calcext:value-type="float">
            <text:p>7103</text:p>
          </table:table-cell>
          <table:table-cell table:style-name="ce4" table:formula="of:=SUM([.D2:.D22])" office:value-type="float" office:value="11107" calcext:value-type="float">
            <text:p>11107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10572" calcext:value-type="float">
            <text:p>10572</text:p>
          </table:table-cell>
          <table:table-cell table:style-name="ce4" table:formula="of:=SUM([.G2:.G22])" office:value-type="float" office:value="9" calcext:value-type="float">
            <text:p>9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28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2" calcext:value-type="float">
            <text:p>902</text:p>
          </table:table-cell>
          <table:table-cell table:formula="of:=SUM([.B2];-[.C2])" office:value-type="float" office:value="378" calcext:value-type="float">
            <text:p>378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331" calcext:value-type="float">
            <text:p>331</text:p>
          </table:table-cell>
          <table:table-cell table:formula="of:=SUM([.F2]; -[$'2023.05.27.1'.F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07" calcext:value-type="float">
            <text:p>707</text:p>
          </table:table-cell>
          <table:table-cell table:formula="of:=SUM([.B3];-[.C3])"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00" calcext:value-type="float">
            <text:p>800</text:p>
          </table:table-cell>
          <table:table-cell table:formula="of:=SUM([.F3]; -[$'2023.05.27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5" calcext:value-type="float">
            <text:p>895</text:p>
          </table:table-cell>
          <table:table-cell table:formula="of:=SUM([.B4];-[.C4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1" calcext:value-type="float">
            <text:p>611</text:p>
          </table:table-cell>
          <table:table-cell table:formula="of:=SUM([.F4]; -[$'2023.05.27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2" calcext:value-type="float">
            <text:p>1002</text:p>
          </table:table-cell>
          <table:table-cell table:formula="of:=SUM([.B5];-[.C5])"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9" calcext:value-type="float">
            <text:p>129</text:p>
          </table:table-cell>
          <table:table-cell table:formula="of:=SUM([.F5]; -[$'2023.05.27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3" calcext:value-type="float">
            <text:p>73</text:p>
          </table:table-cell>
          <table:table-cell table:formula="of:=SUM([.B6];-[.C6])" office:value-type="float" office:value="1170" calcext:value-type="float">
            <text:p>1170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1135" calcext:value-type="float">
            <text:p>1135</text:p>
          </table:table-cell>
          <table:table-cell table:formula="of:=SUM([.F6]; -[$'2023.05.27.1'.F6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2" calcext:value-type="float">
            <text:p>42</text:p>
          </table:table-cell>
          <table:table-cell table:formula="of:=SUM([.B7];-[.C7])" office:value-type="float" office:value="786" calcext:value-type="float">
            <text:p>786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758" calcext:value-type="float">
            <text:p>758</text:p>
          </table:table-cell>
          <table:table-cell table:formula="of:=SUM([.F7]; -[$'2023.05.27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1" calcext:value-type="float">
            <text:p>61</text:p>
          </table:table-cell>
          <table:table-cell table:formula="of:=SUM([.B8];-[.C8])" office:value-type="float" office:value="773" calcext:value-type="float">
            <text:p>773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745" calcext:value-type="float">
            <text:p>745</text:p>
          </table:table-cell>
          <table:table-cell table:formula="of:=SUM([.F8]; -[$'2023.05.27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8" calcext:value-type="float">
            <text:p>58</text:p>
          </table:table-cell>
          <table:table-cell table:formula="of:=SUM([.B9];-[.C9])" office:value-type="float" office:value="770" calcext:value-type="float">
            <text:p>770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742" calcext:value-type="float">
            <text:p>742</text:p>
          </table:table-cell>
          <table:table-cell table:formula="of:=SUM([.F9]; -[$'2023.05.27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1" calcext:value-type="float">
            <text:p>181</text:p>
          </table:table-cell>
          <table:table-cell table:formula="of:=SUM([.B10];-[.C10])" office:value-type="float" office:value="1060" calcext:value-type="float">
            <text:p>1060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1026" calcext:value-type="float">
            <text:p>1026</text:p>
          </table:table-cell>
          <table:table-cell table:formula="of:=SUM([.F10]; -[$'2023.05.27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6" calcext:value-type="float">
            <text:p>226</text:p>
          </table:table-cell>
          <table:table-cell table:formula="of:=SUM([.B11];-[.C11])" office:value-type="float" office:value="303" calcext:value-type="float">
            <text:p>303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116" calcext:value-type="float">
            <text:p>116</text:p>
          </table:table-cell>
          <table:table-cell table:formula="of:=SUM([.F11]; -[$'2023.05.27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2" calcext:value-type="float">
            <text:p>192</text:p>
          </table:table-cell>
          <table:table-cell table:formula="of:=SUM([.B12];-[.C12])" office:value-type="float" office:value="545" calcext:value-type="float">
            <text:p>545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489" calcext:value-type="float">
            <text:p>489</text:p>
          </table:table-cell>
          <table:table-cell table:formula="of:=SUM([.F12]; -[$'2023.05.27.1'.F12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'2023.05.27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27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5" calcext:value-type="float">
            <text:p>45</text:p>
          </table:table-cell>
          <table:table-cell table:formula="of:=SUM([.B15];-[.C15])" office:value-type="float" office:value="692" calcext:value-type="float">
            <text:p>692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636" calcext:value-type="float">
            <text:p>636</text:p>
          </table:table-cell>
          <table:table-cell table:formula="of:=SUM([.F15]; -[$'2023.05.27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89" calcext:value-type="float">
            <text:p>289</text:p>
          </table:table-cell>
          <table:table-cell table:formula="of:=SUM([.B16];-[.C16])" office:value-type="float" office:value="240" calcext:value-type="float">
            <text:p>240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204" calcext:value-type="float">
            <text:p>204</text:p>
          </table:table-cell>
          <table:table-cell table:formula="of:=SUM([.F16]; -[$'2023.05.27.1'.F16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0" calcext:value-type="float">
            <text:p>890</text:p>
          </table:table-cell>
          <table:table-cell table:formula="of:=SUM([.B17];-[.C17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8" calcext:value-type="float">
            <text:p>158</text:p>
          </table:table-cell>
          <table:table-cell table:formula="of:=SUM([.F17]; -[$'2023.05.27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0" calcext:value-type="float">
            <text:p>300</text:p>
          </table:table-cell>
          <table:table-cell table:formula="of:=SUM([.B18];-[.C18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4" calcext:value-type="float">
            <text:p>394</text:p>
          </table:table-cell>
          <table:table-cell table:formula="of:=SUM([.F18]; -[$'2023.05.27.1'.F1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4" calcext:value-type="float">
            <text:p>304</text:p>
          </table:table-cell>
          <table:table-cell table:formula="of:=SUM([.B19];-[.C19])"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6" calcext:value-type="float">
            <text:p>396</text:p>
          </table:table-cell>
          <table:table-cell table:formula="of:=SUM([.F19]; -[$'2023.05.27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5" calcext:value-type="float">
            <text:p>165</text:p>
          </table:table-cell>
          <table:table-cell table:formula="of:=SUM([.B20];-[.C20])"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7" calcext:value-type="float">
            <text:p>537</text:p>
          </table:table-cell>
          <table:table-cell table:formula="of:=SUM([.F20]; -[$'2023.05.27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1" calcext:value-type="float">
            <text:p>121</text:p>
          </table:table-cell>
          <table:table-cell table:formula="of:=SUM([.B21];-[.C21])" office:value-type="float" office:value="571" calcext:value-type="float">
            <text:p>57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71" calcext:value-type="float">
            <text:p>571</text:p>
          </table:table-cell>
          <table:table-cell table:formula="of:=SUM([.F21]; -[$'2023.05.27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27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12" calcext:value-type="float">
            <text:p>7112</text:p>
          </table:table-cell>
          <table:table-cell table:style-name="ce4" table:formula="of:=SUM([.D2:.D22])" office:value-type="float" office:value="11098" calcext:value-type="float">
            <text:p>11098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10563" calcext:value-type="float">
            <text:p>10563</text:p>
          </table:table-cell>
          <table:table-cell table:style-name="ce4" table:formula="of:=SUM([.G2:.G22])" office:value-type="float" office:value="2" calcext:value-type="float">
            <text:p>2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27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3" calcext:value-type="float">
            <text:p>903</text:p>
          </table:table-cell>
          <table:table-cell table:formula="of:=SUM([.B2];-[.C2])" office:value-type="float" office:value="377" calcext:value-type="float">
            <text:p>377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330" calcext:value-type="float">
            <text:p>330</text:p>
          </table:table-cell>
          <table:table-cell table:formula="of:=SUM([.F2]; -[$'2023.05.26.1'.F2])" office:value-type="float" office:value="-47" calcext:value-type="float">
            <text:p>-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07" calcext:value-type="float">
            <text:p>707</text:p>
          </table:table-cell>
          <table:table-cell table:formula="of:=SUM([.B3];-[.C3])"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00" calcext:value-type="float">
            <text:p>800</text:p>
          </table:table-cell>
          <table:table-cell table:formula="of:=SUM([.F3]; -[$'2023.05.26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5" calcext:value-type="float">
            <text:p>895</text:p>
          </table:table-cell>
          <table:table-cell table:formula="of:=SUM([.B4];-[.C4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1" calcext:value-type="float">
            <text:p>611</text:p>
          </table:table-cell>
          <table:table-cell table:formula="of:=SUM([.F4]; -[$'2023.05.26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2" calcext:value-type="float">
            <text:p>1002</text:p>
          </table:table-cell>
          <table:table-cell table:formula="of:=SUM([.B5];-[.C5])"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9" calcext:value-type="float">
            <text:p>129</text:p>
          </table:table-cell>
          <table:table-cell table:formula="of:=SUM([.F5]; -[$'2023.05.26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4" calcext:value-type="float">
            <text:p>74</text:p>
          </table:table-cell>
          <table:table-cell table:formula="of:=SUM([.B6];-[.C6])" office:value-type="float" office:value="1169" calcext:value-type="float">
            <text:p>1169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1134" calcext:value-type="float">
            <text:p>1134</text:p>
          </table:table-cell>
          <table:table-cell table:formula="of:=SUM([.F6]; -[$'2023.05.26.1'.F6])" office:value-type="float" office:value="-34" calcext:value-type="float">
            <text:p>-3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2" calcext:value-type="float">
            <text:p>42</text:p>
          </table:table-cell>
          <table:table-cell table:formula="of:=SUM([.B7];-[.C7])" office:value-type="float" office:value="786" calcext:value-type="float">
            <text:p>786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758" calcext:value-type="float">
            <text:p>758</text:p>
          </table:table-cell>
          <table:table-cell table:formula="of:=SUM([.F7]; -[$'2023.05.26.1'.F7])" office:value-type="float" office:value="-28" calcext:value-type="float">
            <text:p>-2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1" calcext:value-type="float">
            <text:p>61</text:p>
          </table:table-cell>
          <table:table-cell table:formula="of:=SUM([.B8];-[.C8])" office:value-type="float" office:value="773" calcext:value-type="float">
            <text:p>773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745" calcext:value-type="float">
            <text:p>745</text:p>
          </table:table-cell>
          <table:table-cell table:formula="of:=SUM([.F8]; -[$'2023.05.26.1'.F8])" office:value-type="float" office:value="-28" calcext:value-type="float">
            <text:p>-2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8" calcext:value-type="float">
            <text:p>58</text:p>
          </table:table-cell>
          <table:table-cell table:formula="of:=SUM([.B9];-[.C9])" office:value-type="float" office:value="770" calcext:value-type="float">
            <text:p>770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742" calcext:value-type="float">
            <text:p>742</text:p>
          </table:table-cell>
          <table:table-cell table:formula="of:=SUM([.F9]; -[$'2023.05.26.1'.F9])" office:value-type="float" office:value="-28" calcext:value-type="float">
            <text:p>-2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1" calcext:value-type="float">
            <text:p>181</text:p>
          </table:table-cell>
          <table:table-cell table:formula="of:=SUM([.B10];-[.C10])" office:value-type="float" office:value="1060" calcext:value-type="float">
            <text:p>1060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1026" calcext:value-type="float">
            <text:p>1026</text:p>
          </table:table-cell>
          <table:table-cell table:formula="of:=SUM([.F10]; -[$'2023.05.26.1'.F10])" office:value-type="float" office:value="-34" calcext:value-type="float">
            <text:p>-3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6" calcext:value-type="float">
            <text:p>226</text:p>
          </table:table-cell>
          <table:table-cell table:formula="of:=SUM([.B11];-[.C11])" office:value-type="float" office:value="303" calcext:value-type="float">
            <text:p>303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116" calcext:value-type="float">
            <text:p>116</text:p>
          </table:table-cell>
          <table:table-cell table:formula="of:=SUM([.F11]; -[$'2023.05.26.1'.F11])" office:value-type="float" office:value="-28" calcext:value-type="float">
            <text:p>-2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0" calcext:value-type="float">
            <text:p>190</text:p>
          </table:table-cell>
          <table:table-cell table:formula="of:=SUM([.B12];-[.C12])" office:value-type="float" office:value="547" calcext:value-type="float">
            <text:p>547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491" calcext:value-type="float">
            <text:p>491</text:p>
          </table:table-cell>
          <table:table-cell table:formula="of:=SUM([.F12]; -[$'2023.05.26.1'.F12])" office:value-type="float" office:value="-56" calcext:value-type="float">
            <text:p>-5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'2023.05.26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26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5" calcext:value-type="float">
            <text:p>45</text:p>
          </table:table-cell>
          <table:table-cell table:formula="of:=SUM([.B15];-[.C15])" office:value-type="float" office:value="692" calcext:value-type="float">
            <text:p>692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636" calcext:value-type="float">
            <text:p>636</text:p>
          </table:table-cell>
          <table:table-cell table:formula="of:=SUM([.F15]; -[$'2023.05.26.1'.F15])" office:value-type="float" office:value="-56" calcext:value-type="float">
            <text:p>-5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0" calcext:value-type="float">
            <text:p>290</text:p>
          </table:table-cell>
          <table:table-cell table:formula="of:=SUM([.B16];-[.C16])" office:value-type="float" office:value="239" calcext:value-type="float">
            <text:p>239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203" calcext:value-type="float">
            <text:p>203</text:p>
          </table:table-cell>
          <table:table-cell table:formula="of:=SUM([.F16]; -[$'2023.05.26.1'.F16])" office:value-type="float" office:value="-36" calcext:value-type="float">
            <text:p>-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0" calcext:value-type="float">
            <text:p>890</text:p>
          </table:table-cell>
          <table:table-cell table:formula="of:=SUM([.B17];-[.C17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8" calcext:value-type="float">
            <text:p>158</text:p>
          </table:table-cell>
          <table:table-cell table:formula="of:=SUM([.F17]; -[$'2023.05.26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1" calcext:value-type="float">
            <text:p>301</text:p>
          </table:table-cell>
          <table:table-cell table:formula="of:=SUM([.B18];-[.C18])"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3" calcext:value-type="float">
            <text:p>393</text:p>
          </table:table-cell>
          <table:table-cell table:formula="of:=SUM([.F18]; -[$'2023.05.26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4" calcext:value-type="float">
            <text:p>304</text:p>
          </table:table-cell>
          <table:table-cell table:formula="of:=SUM([.B19];-[.C19])"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6" calcext:value-type="float">
            <text:p>396</text:p>
          </table:table-cell>
          <table:table-cell table:formula="of:=SUM([.F19]; -[$'2023.05.26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5" calcext:value-type="float">
            <text:p>165</text:p>
          </table:table-cell>
          <table:table-cell table:formula="of:=SUM([.B20];-[.C20])"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7" calcext:value-type="float">
            <text:p>537</text:p>
          </table:table-cell>
          <table:table-cell table:formula="of:=SUM([.F20]; -[$'2023.05.26.1'.F20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1" calcext:value-type="float">
            <text:p>121</text:p>
          </table:table-cell>
          <table:table-cell table:formula="of:=SUM([.B21];-[.C21])" office:value-type="float" office:value="571" calcext:value-type="float">
            <text:p>57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71" calcext:value-type="float">
            <text:p>571</text:p>
          </table:table-cell>
          <table:table-cell table:formula="of:=SUM([.F21]; -[$'2023.05.26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26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14" calcext:value-type="float">
            <text:p>7114</text:p>
          </table:table-cell>
          <table:table-cell table:style-name="ce4" table:formula="of:=SUM([.D2:.D22])" office:value-type="float" office:value="11096" calcext:value-type="float">
            <text:p>11096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10561" calcext:value-type="float">
            <text:p>10561</text:p>
          </table:table-cell>
          <table:table-cell table:style-name="ce4" table:formula="of:=SUM([.G2:.G22])" office:value-type="float" office:value="-376" calcext:value-type="float">
            <text:p>-376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26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3" calcext:value-type="float">
            <text:p>903</text:p>
          </table:table-cell>
          <table:table-cell table:formula="of:=SUM([.B2];-[.C2])" office:value-type="float" office:value="377" calcext:value-type="float">
            <text:p>37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77" calcext:value-type="float">
            <text:p>377</text:p>
          </table:table-cell>
          <table:table-cell table:formula="of:=SUM([.F2]; -[$'2023.05.26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07" calcext:value-type="float">
            <text:p>707</text:p>
          </table:table-cell>
          <table:table-cell table:formula="of:=SUM([.B3];-[.C3])"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00" calcext:value-type="float">
            <text:p>800</text:p>
          </table:table-cell>
          <table:table-cell table:formula="of:=SUM([.F3]; -[$'2023.05.26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5" calcext:value-type="float">
            <text:p>895</text:p>
          </table:table-cell>
          <table:table-cell table:formula="of:=SUM([.B4];-[.C4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1" calcext:value-type="float">
            <text:p>611</text:p>
          </table:table-cell>
          <table:table-cell table:formula="of:=SUM([.F4]; -[$'2023.05.26'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2" calcext:value-type="float">
            <text:p>1002</text:p>
          </table:table-cell>
          <table:table-cell table:formula="of:=SUM([.B5];-[.C5])"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9" calcext:value-type="float">
            <text:p>129</text:p>
          </table:table-cell>
          <table:table-cell table:formula="of:=SUM([.F5]; -[$'2023.05.26'.F5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5" calcext:value-type="float">
            <text:p>75</text:p>
          </table:table-cell>
          <table:table-cell table:formula="of:=SUM([.B6];-[.C6])" office:value-type="float" office:value="1168" calcext:value-type="float">
            <text:p>1168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8" calcext:value-type="float">
            <text:p>1168</text:p>
          </table:table-cell>
          <table:table-cell table:formula="of:=SUM([.F6]; -[$'2023.05.26'.F6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2" calcext:value-type="float">
            <text:p>42</text:p>
          </table:table-cell>
          <table:table-cell table:formula="of:=SUM([.B7];-[.C7])" office:value-type="float" office:value="786" calcext:value-type="float">
            <text:p>786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6" calcext:value-type="float">
            <text:p>786</text:p>
          </table:table-cell>
          <table:table-cell table:formula="of:=SUM([.F7]; -[$'2023.05.26'.F7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1" calcext:value-type="float">
            <text:p>61</text:p>
          </table:table-cell>
          <table:table-cell table:formula="of:=SUM([.B8];-[.C8])" office:value-type="float" office:value="773" calcext:value-type="float">
            <text:p>773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3" calcext:value-type="float">
            <text:p>773</text:p>
          </table:table-cell>
          <table:table-cell table:formula="of:=SUM([.F8]; -[$'2023.05.26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8" calcext:value-type="float">
            <text:p>58</text:p>
          </table:table-cell>
          <table:table-cell table:formula="of:=SUM([.B9];-[.C9])" office:value-type="float" office:value="770" calcext:value-type="float">
            <text:p>770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70" calcext:value-type="float">
            <text:p>770</text:p>
          </table:table-cell>
          <table:table-cell table:formula="of:=SUM([.F9]; -[$'2023.05.26'.F9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1" calcext:value-type="float">
            <text:p>181</text:p>
          </table:table-cell>
          <table:table-cell table:formula="of:=SUM([.B10];-[.C10])" office:value-type="float" office:value="1060" calcext:value-type="float">
            <text:p>1060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60" calcext:value-type="float">
            <text:p>1060</text:p>
          </table:table-cell>
          <table:table-cell table:formula="of:=SUM([.F10]; -[$'2023.05.26'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6" calcext:value-type="float">
            <text:p>226</text:p>
          </table:table-cell>
          <table:table-cell table:formula="of:=SUM([.B11];-[.C11])" office:value-type="float" office:value="303" calcext:value-type="float">
            <text:p>303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4" calcext:value-type="float">
            <text:p>144</text:p>
          </table:table-cell>
          <table:table-cell table:formula="of:=SUM([.F11]; -[$'2023.05.26'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0" calcext:value-type="float">
            <text:p>190</text:p>
          </table:table-cell>
          <table:table-cell table:formula="of:=SUM([.B12];-[.C12])" office:value-type="float" office:value="547" calcext:value-type="float">
            <text:p>54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7" calcext:value-type="float">
            <text:p>547</text:p>
          </table:table-cell>
          <table:table-cell table:formula="of:=SUM([.F12]; -[$'2023.05.26'.F12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'2023.05.26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26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5" calcext:value-type="float">
            <text:p>45</text:p>
          </table:table-cell>
          <table:table-cell table:formula="of:=SUM([.B15];-[.C15])"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92" calcext:value-type="float">
            <text:p>692</text:p>
          </table:table-cell>
          <table:table-cell table:formula="of:=SUM([.F15]; -[$'2023.05.26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0" calcext:value-type="float">
            <text:p>290</text:p>
          </table:table-cell>
          <table:table-cell table:formula="of:=SUM([.B16];-[.C16])"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39" calcext:value-type="float">
            <text:p>239</text:p>
          </table:table-cell>
          <table:table-cell table:formula="of:=SUM([.F16]; -[$'2023.05.26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0" calcext:value-type="float">
            <text:p>890</text:p>
          </table:table-cell>
          <table:table-cell table:formula="of:=SUM([.B17];-[.C17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8" calcext:value-type="float">
            <text:p>158</text:p>
          </table:table-cell>
          <table:table-cell table:formula="of:=SUM([.F17]; -[$'2023.05.26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1" calcext:value-type="float">
            <text:p>301</text:p>
          </table:table-cell>
          <table:table-cell table:formula="of:=SUM([.B18];-[.C18])"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3" calcext:value-type="float">
            <text:p>393</text:p>
          </table:table-cell>
          <table:table-cell table:formula="of:=SUM([.F18]; -[$'2023.05.26'.F18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4" calcext:value-type="float">
            <text:p>304</text:p>
          </table:table-cell>
          <table:table-cell table:formula="of:=SUM([.B19];-[.C19])"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6" calcext:value-type="float">
            <text:p>396</text:p>
          </table:table-cell>
          <table:table-cell table:formula="of:=SUM([.F19]; -[$'2023.05.26'.F19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4" calcext:value-type="float">
            <text:p>164</text:p>
          </table:table-cell>
          <table:table-cell table:formula="of:=SUM([.B20];-[.C20])" office:value-type="float" office:value="538" calcext:value-type="float">
            <text:p>538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8" calcext:value-type="float">
            <text:p>538</text:p>
          </table:table-cell>
          <table:table-cell table:formula="of:=SUM([.F20]; -[$'2023.05.26'.F2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1" calcext:value-type="float">
            <text:p>121</text:p>
          </table:table-cell>
          <table:table-cell table:formula="of:=SUM([.B21];-[.C21])" office:value-type="float" office:value="571" calcext:value-type="float">
            <text:p>57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71" calcext:value-type="float">
            <text:p>571</text:p>
          </table:table-cell>
          <table:table-cell table:formula="of:=SUM([.F21]; -[$'2023.05.26'.F2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26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14" calcext:value-type="float">
            <text:p>7114</text:p>
          </table:table-cell>
          <table:table-cell table:style-name="ce4" table:formula="of:=SUM([.D2:.D22])" office:value-type="float" office:value="11096" calcext:value-type="float">
            <text:p>1109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37" calcext:value-type="float">
            <text:p>10937</text:p>
          </table:table-cell>
          <table:table-cell table:style-name="ce4" table:formula="of:=SUM([.G2:.G22])" office:value-type="float" office:value="6" calcext:value-type="float">
            <text:p>6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26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3" calcext:value-type="float">
            <text:p>903</text:p>
          </table:table-cell>
          <table:table-cell table:formula="of:=SUM([.B2];-[.C2])" office:value-type="float" office:value="377" calcext:value-type="float">
            <text:p>37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77" calcext:value-type="float">
            <text:p>377</text:p>
          </table:table-cell>
          <table:table-cell table:formula="of:=SUM([.F2]; -[$'2023.05.24'.F2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07" calcext:value-type="float">
            <text:p>707</text:p>
          </table:table-cell>
          <table:table-cell table:formula="of:=SUM([.B3];-[.C3])"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00" calcext:value-type="float">
            <text:p>800</text:p>
          </table:table-cell>
          <table:table-cell table:formula="of:=SUM([.F3]; -[$'2023.05.24'.F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6" calcext:value-type="float">
            <text:p>896</text:p>
          </table:table-cell>
          <table:table-cell table:formula="of:=SUM([.B4];-[.C4])" office:value-type="float" office:value="610" calcext:value-type="float">
            <text:p>610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0" calcext:value-type="float">
            <text:p>610</text:p>
          </table:table-cell>
          <table:table-cell table:formula="of:=SUM([.F4]; -[$'2023.05.24'.F4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5" calcext:value-type="float">
            <text:p>1005</text:p>
          </table:table-cell>
          <table:table-cell table:formula="of:=SUM([.B5];-[.C5])"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6" calcext:value-type="float">
            <text:p>126</text:p>
          </table:table-cell>
          <table:table-cell table:formula="of:=SUM([.F5]; -[$'2023.05.24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6" calcext:value-type="float">
            <text:p>76</text:p>
          </table:table-cell>
          <table:table-cell table:formula="of:=SUM([.B6];-[.C6])" office:value-type="float" office:value="1167" calcext:value-type="float">
            <text:p>1167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7" calcext:value-type="float">
            <text:p>1167</text:p>
          </table:table-cell>
          <table:table-cell table:formula="of:=SUM([.F6]; -[$'2023.05.24'.F6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1" calcext:value-type="float">
            <text:p>41</text:p>
          </table:table-cell>
          <table:table-cell table:formula="of:=SUM([.B7];-[.C7])" office:value-type="float" office:value="787" calcext:value-type="float">
            <text:p>787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7" calcext:value-type="float">
            <text:p>787</text:p>
          </table:table-cell>
          <table:table-cell table:formula="of:=SUM([.F7]; -[$'2023.05.24'.F7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1" calcext:value-type="float">
            <text:p>61</text:p>
          </table:table-cell>
          <table:table-cell table:formula="of:=SUM([.B8];-[.C8])" office:value-type="float" office:value="773" calcext:value-type="float">
            <text:p>773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3" calcext:value-type="float">
            <text:p>773</text:p>
          </table:table-cell>
          <table:table-cell table:formula="of:=SUM([.F8]; -[$'2023.05.24'.F8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7" calcext:value-type="float">
            <text:p>57</text:p>
          </table:table-cell>
          <table:table-cell table:formula="of:=SUM([.B9];-[.C9])"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71" calcext:value-type="float">
            <text:p>771</text:p>
          </table:table-cell>
          <table:table-cell table:formula="of:=SUM([.F9]; -[$'2023.05.24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2" calcext:value-type="float">
            <text:p>182</text:p>
          </table:table-cell>
          <table:table-cell table:formula="of:=SUM([.B10];-[.C10])" office:value-type="float" office:value="1059" calcext:value-type="float">
            <text:p>1059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9" calcext:value-type="float">
            <text:p>1059</text:p>
          </table:table-cell>
          <table:table-cell table:formula="of:=SUM([.F10]; -[$'2023.05.24'.F10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7" calcext:value-type="float">
            <text:p>227</text:p>
          </table:table-cell>
          <table:table-cell table:formula="of:=SUM([.B11];-[.C11])" office:value-type="float" office:value="302" calcext:value-type="float">
            <text:p>302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3" calcext:value-type="float">
            <text:p>143</text:p>
          </table:table-cell>
          <table:table-cell table:formula="of:=SUM([.F11]; -[$'2023.05.24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89" calcext:value-type="float">
            <text:p>189</text:p>
          </table:table-cell>
          <table:table-cell table:formula="of:=SUM([.B12];-[.C12])" office:value-type="float" office:value="548" calcext:value-type="float">
            <text:p>548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8" calcext:value-type="float">
            <text:p>548</text:p>
          </table:table-cell>
          <table:table-cell table:formula="of:=SUM([.F12]; -[$'2023.05.24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'2023.05.24'.F1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24'.F1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5" calcext:value-type="float">
            <text:p>45</text:p>
          </table:table-cell>
          <table:table-cell table:formula="of:=SUM([.B15];-[.C15])"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92" calcext:value-type="float">
            <text:p>692</text:p>
          </table:table-cell>
          <table:table-cell table:formula="of:=SUM([.F15]; -[$'2023.05.24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0" calcext:value-type="float">
            <text:p>290</text:p>
          </table:table-cell>
          <table:table-cell table:formula="of:=SUM([.B16];-[.C16])"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39" calcext:value-type="float">
            <text:p>239</text:p>
          </table:table-cell>
          <table:table-cell table:formula="of:=SUM([.F16]; -[$'2023.05.24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0" calcext:value-type="float">
            <text:p>890</text:p>
          </table:table-cell>
          <table:table-cell table:formula="of:=SUM([.B17];-[.C17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8" calcext:value-type="float">
            <text:p>158</text:p>
          </table:table-cell>
          <table:table-cell table:formula="of:=SUM([.F17]; -[$'2023.05.24'.F1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0" calcext:value-type="float">
            <text:p>300</text:p>
          </table:table-cell>
          <table:table-cell table:formula="of:=SUM([.B18];-[.C18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4" calcext:value-type="float">
            <text:p>394</text:p>
          </table:table-cell>
          <table:table-cell table:formula="of:=SUM([.F18]; -[$'2023.05.24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5" calcext:value-type="float">
            <text:p>305</text:p>
          </table:table-cell>
          <table:table-cell table:formula="of:=SUM([.B19];-[.C19])" office:value-type="float" office:value="395" calcext:value-type="float">
            <text:p>395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5" calcext:value-type="float">
            <text:p>395</text:p>
          </table:table-cell>
          <table:table-cell table:formula="of:=SUM([.F19]; -[$'2023.05.24'.F1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5" calcext:value-type="float">
            <text:p>165</text:p>
          </table:table-cell>
          <table:table-cell table:formula="of:=SUM([.B20];-[.C20])"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7" calcext:value-type="float">
            <text:p>537</text:p>
          </table:table-cell>
          <table:table-cell table:formula="of:=SUM([.F20]; -[$'2023.05.24'.F20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2" calcext:value-type="float">
            <text:p>122</text:p>
          </table:table-cell>
          <table:table-cell table:formula="of:=SUM([.B21];-[.C21])" office:value-type="float" office:value="570" calcext:value-type="float">
            <text:p>570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70" calcext:value-type="float">
            <text:p>570</text:p>
          </table:table-cell>
          <table:table-cell table:formula="of:=SUM([.F21]; -[$'2023.05.24'.F2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24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20" calcext:value-type="float">
            <text:p>7120</text:p>
          </table:table-cell>
          <table:table-cell table:style-name="ce4" table:formula="of:=SUM([.D2:.D22])" office:value-type="float" office:value="11090" calcext:value-type="float">
            <text:p>11090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31" calcext:value-type="float">
            <text:p>10931</text:p>
          </table:table-cell>
          <table:table-cell table:style-name="ce4" table:formula="of:=SUM([.G2:.G22])" office:value-type="float" office:value="13" calcext:value-type="float">
            <text:p>13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24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2" calcext:value-type="float">
            <text:p>902</text:p>
          </table:table-cell>
          <table:table-cell table:formula="of:=SUM([.B2];-[.C2])" office:value-type="float" office:value="378" calcext:value-type="float">
            <text:p>378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78" calcext:value-type="float">
            <text:p>378</text:p>
          </table:table-cell>
          <table:table-cell table:formula="of:=SUM([.F2]; -[$'2023.05.20'.F2])" office:value-type="float" office:value="-8" calcext:value-type="float">
            <text:p>-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09" calcext:value-type="float">
            <text:p>709</text:p>
          </table:table-cell>
          <table:table-cell table:formula="of:=SUM([.B3];-[.C3])" office:value-type="float" office:value="798" calcext:value-type="float">
            <text:p>798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798" calcext:value-type="float">
            <text:p>798</text:p>
          </table:table-cell>
          <table:table-cell table:formula="of:=SUM([.F3]; -[$'2023.05.20'.F3])" office:value-type="float" office:value="-36" calcext:value-type="float">
            <text:p>-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8" calcext:value-type="float">
            <text:p>898</text:p>
          </table:table-cell>
          <table:table-cell table:formula="of:=SUM([.B4];-[.C4])" office:value-type="float" office:value="608" calcext:value-type="float">
            <text:p>608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08" calcext:value-type="float">
            <text:p>608</text:p>
          </table:table-cell>
          <table:table-cell table:formula="of:=SUM([.F4]; -[$'2023.05.20'.F4])" office:value-type="float" office:value="-6" calcext:value-type="float">
            <text:p>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5" calcext:value-type="float">
            <text:p>1005</text:p>
          </table:table-cell>
          <table:table-cell table:formula="of:=SUM([.B5];-[.C5])"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6" calcext:value-type="float">
            <text:p>126</text:p>
          </table:table-cell>
          <table:table-cell table:formula="of:=SUM([.F5]; -[$'2023.05.20'.F5])" office:value-type="float" office:value="-7" calcext:value-type="float">
            <text:p>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8" calcext:value-type="float">
            <text:p>78</text:p>
          </table:table-cell>
          <table:table-cell table:formula="of:=SUM([.B6];-[.C6])" office:value-type="float" office:value="1165" calcext:value-type="float">
            <text:p>1165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5" calcext:value-type="float">
            <text:p>1165</text:p>
          </table:table-cell>
          <table:table-cell table:formula="of:=SUM([.F6]; -[$'2023.05.20'.F6])" office:value-type="float" office:value="-5" calcext:value-type="float">
            <text:p>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3" calcext:value-type="float">
            <text:p>43</text:p>
          </table:table-cell>
          <table:table-cell table:formula="of:=SUM([.B7];-[.C7])"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5" calcext:value-type="float">
            <text:p>785</text:p>
          </table:table-cell>
          <table:table-cell table:formula="of:=SUM([.F7]; -[$'2023.05.20'.F7])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59" calcext:value-type="float">
            <text:p>59</text:p>
          </table:table-cell>
          <table:table-cell table:formula="of:=SUM([.B8];-[.C8])" office:value-type="float" office:value="775" calcext:value-type="float">
            <text:p>775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5" calcext:value-type="float">
            <text:p>775</text:p>
          </table:table-cell>
          <table:table-cell table:formula="of:=SUM([.F8]; -[$'2023.05.20'.F8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7" calcext:value-type="float">
            <text:p>57</text:p>
          </table:table-cell>
          <table:table-cell table:formula="of:=SUM([.B9];-[.C9])"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71" calcext:value-type="float">
            <text:p>771</text:p>
          </table:table-cell>
          <table:table-cell table:formula="of:=SUM([.F9]; -[$'2023.05.20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6" calcext:value-type="float">
            <text:p>186</text:p>
          </table:table-cell>
          <table:table-cell table:formula="of:=SUM([.B10];-[.C10])" office:value-type="float" office:value="1055" calcext:value-type="float">
            <text:p>1055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5" calcext:value-type="float">
            <text:p>1055</text:p>
          </table:table-cell>
          <table:table-cell table:formula="of:=SUM([.F10]; -[$'2023.05.20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7" calcext:value-type="float">
            <text:p>227</text:p>
          </table:table-cell>
          <table:table-cell table:formula="of:=SUM([.B11];-[.C11])" office:value-type="float" office:value="302" calcext:value-type="float">
            <text:p>302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3" calcext:value-type="float">
            <text:p>143</text:p>
          </table:table-cell>
          <table:table-cell table:formula="of:=SUM([.F11]; -[$'2023.05.20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89" calcext:value-type="float">
            <text:p>189</text:p>
          </table:table-cell>
          <table:table-cell table:formula="of:=SUM([.B12];-[.C12])" office:value-type="float" office:value="548" calcext:value-type="float">
            <text:p>548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8" calcext:value-type="float">
            <text:p>548</text:p>
          </table:table-cell>
          <table:table-cell table:formula="of:=SUM([.F12]; -[$'2023.05.20'.F1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'2023.05.20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SUM([.B14];-[.C14])"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4" calcext:value-type="float">
            <text:p>194</text:p>
          </table:table-cell>
          <table:table-cell table:formula="of:=SUM([.F14]; -[$'2023.05.20'.F14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5" calcext:value-type="float">
            <text:p>45</text:p>
          </table:table-cell>
          <table:table-cell table:formula="of:=SUM([.B15];-[.C15])"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92" calcext:value-type="float">
            <text:p>692</text:p>
          </table:table-cell>
          <table:table-cell table:formula="of:=SUM([.F15]; -[$'2023.05.20'.F15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0" calcext:value-type="float">
            <text:p>290</text:p>
          </table:table-cell>
          <table:table-cell table:formula="of:=SUM([.B16];-[.C16])"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39" calcext:value-type="float">
            <text:p>239</text:p>
          </table:table-cell>
          <table:table-cell table:formula="of:=SUM([.F16]; -[$'2023.05.20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1" calcext:value-type="float">
            <text:p>891</text:p>
          </table:table-cell>
          <table:table-cell table:formula="of:=SUM([.B17];-[.C17])"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7" calcext:value-type="float">
            <text:p>157</text:p>
          </table:table-cell>
          <table:table-cell table:formula="of:=SUM([.F17]; -[$'2023.05.20'.F1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0" calcext:value-type="float">
            <text:p>300</text:p>
          </table:table-cell>
          <table:table-cell table:formula="of:=SUM([.B18];-[.C18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4" calcext:value-type="float">
            <text:p>394</text:p>
          </table:table-cell>
          <table:table-cell table:formula="of:=SUM([.F18]; -[$'2023.05.20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7" calcext:value-type="float">
            <text:p>307</text:p>
          </table:table-cell>
          <table:table-cell table:formula="of:=SUM([.B19];-[.C19])"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3" calcext:value-type="float">
            <text:p>393</text:p>
          </table:table-cell>
          <table:table-cell table:formula="of:=SUM([.F19]; -[$'2023.05.20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3" calcext:value-type="float">
            <text:p>163</text:p>
          </table:table-cell>
          <table:table-cell table:formula="of:=SUM([.B20];-[.C20])" office:value-type="float" office:value="539" calcext:value-type="float">
            <text:p>539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9" calcext:value-type="float">
            <text:p>539</text:p>
          </table:table-cell>
          <table:table-cell table:formula="of:=SUM([.F20]; -[$'2023.05.20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3" calcext:value-type="float">
            <text:p>123</text:p>
          </table:table-cell>
          <table:table-cell table:formula="of:=SUM([.B21];-[.C21])" office:value-type="float" office:value="569" calcext:value-type="float">
            <text:p>56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9" calcext:value-type="float">
            <text:p>569</text:p>
          </table:table-cell>
          <table:table-cell table:formula="of:=SUM([.F21]; -[$'2023.05.20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20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33" calcext:value-type="float">
            <text:p>7133</text:p>
          </table:table-cell>
          <table:table-cell table:style-name="ce4" table:formula="of:=SUM([.D2:.D22])" office:value-type="float" office:value="11077" calcext:value-type="float">
            <text:p>11077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18" calcext:value-type="float">
            <text:p>10918</text:p>
          </table:table-cell>
          <table:table-cell table:style-name="ce4" table:formula="of:=SUM([.G2:.G22])" office:value-type="float" office:value="-64" calcext:value-type="float">
            <text:p>-64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20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4" calcext:value-type="float">
            <text:p>894</text:p>
          </table:table-cell>
          <table:table-cell table:formula="of:=SUM([.B2];-[.C2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86" calcext:value-type="float">
            <text:p>386</text:p>
          </table:table-cell>
          <table:table-cell table:formula="of:=SUM([.F2]; -[$'2023.05.17'.F2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73" calcext:value-type="float">
            <text:p>673</text:p>
          </table:table-cell>
          <table:table-cell table:formula="of:=SUM([.B3];-[.C3])" office:value-type="float" office:value="834" calcext:value-type="float">
            <text:p>83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4" calcext:value-type="float">
            <text:p>834</text:p>
          </table:table-cell>
          <table:table-cell table:formula="of:=SUM([.F3]; -[$'2023.05.17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2" calcext:value-type="float">
            <text:p>892</text:p>
          </table:table-cell>
          <table:table-cell table:formula="of:=SUM([.B4];-[.C4])" office:value-type="float" office:value="614" calcext:value-type="float">
            <text:p>614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4" calcext:value-type="float">
            <text:p>614</text:p>
          </table:table-cell>
          <table:table-cell table:formula="of:=SUM([.F4]; -[$'2023.05.17'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33" calcext:value-type="float">
            <text:p>133</text:p>
          </table:table-cell>
          <table:table-cell table:formula="of:=SUM([.F5]; -[$'2023.05.17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3" calcext:value-type="float">
            <text:p>73</text:p>
          </table:table-cell>
          <table:table-cell table:formula="of:=SUM([.B6];-[.C6])" office:value-type="float" office:value="1170" calcext:value-type="float">
            <text:p>1170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70" calcext:value-type="float">
            <text:p>1170</text:p>
          </table:table-cell>
          <table:table-cell table:formula="of:=SUM([.F6]; -[$'2023.05.17'.F6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0" calcext:value-type="float">
            <text:p>40</text:p>
          </table:table-cell>
          <table:table-cell table:formula="of:=SUM([.B7];-[.C7])"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8" calcext:value-type="float">
            <text:p>788</text:p>
          </table:table-cell>
          <table:table-cell table:formula="of:=SUM([.F7]; -[$'2023.05.17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58" calcext:value-type="float">
            <text:p>58</text:p>
          </table:table-cell>
          <table:table-cell table:formula="of:=SUM([.B8];-[.C8])" office:value-type="float" office:value="776" calcext:value-type="float">
            <text:p>776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6" calcext:value-type="float">
            <text:p>776</text:p>
          </table:table-cell>
          <table:table-cell table:formula="of:=SUM([.F8]; -[$'2023.05.17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7" calcext:value-type="float">
            <text:p>57</text:p>
          </table:table-cell>
          <table:table-cell table:formula="of:=SUM([.B9];-[.C9])"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71" calcext:value-type="float">
            <text:p>771</text:p>
          </table:table-cell>
          <table:table-cell table:formula="of:=SUM([.F9]; -[$'2023.05.17'.F9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6" calcext:value-type="float">
            <text:p>186</text:p>
          </table:table-cell>
          <table:table-cell table:formula="of:=SUM([.B10];-[.C10])" office:value-type="float" office:value="1055" calcext:value-type="float">
            <text:p>1055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5" calcext:value-type="float">
            <text:p>1055</text:p>
          </table:table-cell>
          <table:table-cell table:formula="of:=SUM([.F10]; -[$'2023.05.17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7" calcext:value-type="float">
            <text:p>227</text:p>
          </table:table-cell>
          <table:table-cell table:formula="of:=SUM([.B11];-[.C11])" office:value-type="float" office:value="302" calcext:value-type="float">
            <text:p>302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3" calcext:value-type="float">
            <text:p>143</text:p>
          </table:table-cell>
          <table:table-cell table:formula="of:=SUM([.F11]; -[$'2023.05.17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0" calcext:value-type="float">
            <text:p>190</text:p>
          </table:table-cell>
          <table:table-cell table:formula="of:=SUM([.B12];-[.C12])" office:value-type="float" office:value="547" calcext:value-type="float">
            <text:p>54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7" calcext:value-type="float">
            <text:p>547</text:p>
          </table:table-cell>
          <table:table-cell table:formula="of:=SUM([.F12]; -[$'2023.05.17'.F1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'2023.05.17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17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6" calcext:value-type="float">
            <text:p>46</text:p>
          </table:table-cell>
          <table:table-cell table:formula="of:=SUM([.B15];-[.C15])" office:value-type="float" office:value="691" calcext:value-type="float">
            <text:p>691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91" calcext:value-type="float">
            <text:p>691</text:p>
          </table:table-cell>
          <table:table-cell table:formula="of:=SUM([.F15]; -[$'2023.05.17'.F15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0" calcext:value-type="float">
            <text:p>290</text:p>
          </table:table-cell>
          <table:table-cell table:formula="of:=SUM([.B16];-[.C16])"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39" calcext:value-type="float">
            <text:p>239</text:p>
          </table:table-cell>
          <table:table-cell table:formula="of:=SUM([.F16]; -[$'2023.05.17'.F16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2" calcext:value-type="float">
            <text:p>892</text:p>
          </table:table-cell>
          <table:table-cell table:formula="of:=SUM([.B17];-[.C17])"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6" calcext:value-type="float">
            <text:p>156</text:p>
          </table:table-cell>
          <table:table-cell table:formula="of:=SUM([.F17]; -[$'2023.05.17'.F1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0" calcext:value-type="float">
            <text:p>300</text:p>
          </table:table-cell>
          <table:table-cell table:formula="of:=SUM([.B18];-[.C18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4" calcext:value-type="float">
            <text:p>394</text:p>
          </table:table-cell>
          <table:table-cell table:formula="of:=SUM([.F18]; -[$'2023.05.17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7" calcext:value-type="float">
            <text:p>307</text:p>
          </table:table-cell>
          <table:table-cell table:formula="of:=SUM([.B19];-[.C19])"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3" calcext:value-type="float">
            <text:p>393</text:p>
          </table:table-cell>
          <table:table-cell table:formula="of:=SUM([.F19]; -[$'2023.05.17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3" calcext:value-type="float">
            <text:p>163</text:p>
          </table:table-cell>
          <table:table-cell table:formula="of:=SUM([.B20];-[.C20])" office:value-type="float" office:value="539" calcext:value-type="float">
            <text:p>539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9" calcext:value-type="float">
            <text:p>539</text:p>
          </table:table-cell>
          <table:table-cell table:formula="of:=SUM([.F20]; -[$'2023.05.17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3" calcext:value-type="float">
            <text:p>123</text:p>
          </table:table-cell>
          <table:table-cell table:formula="of:=SUM([.B21];-[.C21])" office:value-type="float" office:value="569" calcext:value-type="float">
            <text:p>56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9" calcext:value-type="float">
            <text:p>569</text:p>
          </table:table-cell>
          <table:table-cell table:formula="of:=SUM([.F21]; -[$'2023.05.17'.F2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17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069" calcext:value-type="float">
            <text:p>7069</text:p>
          </table:table-cell>
          <table:table-cell table:style-name="ce4" table:formula="of:=SUM([.D2:.D22])" office:value-type="float" office:value="11141" calcext:value-type="float">
            <text:p>11141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82" calcext:value-type="float">
            <text:p>10982</text:p>
          </table:table-cell>
          <table:table-cell table:style-name="ce4" table:formula="of:=SUM([.G2:.G22])" office:value-type="float" office:value="10" calcext:value-type="float">
            <text:p>10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17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3" calcext:value-type="float">
            <text:p>893</text:p>
          </table:table-cell>
          <table:table-cell table:formula="of:=SUM([.B2];-[.C2])"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87" calcext:value-type="float">
            <text:p>387</text:p>
          </table:table-cell>
          <table:table-cell table:formula="of:=SUM([.F2]; -[$'2023.05.12'.F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73" calcext:value-type="float">
            <text:p>673</text:p>
          </table:table-cell>
          <table:table-cell table:formula="of:=SUM([.B3];-[.C3])" office:value-type="float" office:value="834" calcext:value-type="float">
            <text:p>83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4" calcext:value-type="float">
            <text:p>834</text:p>
          </table:table-cell>
          <table:table-cell table:formula="of:=SUM([.F3]; -[$'2023.05.12'.F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3" calcext:value-type="float">
            <text:p>893</text:p>
          </table:table-cell>
          <table:table-cell table:formula="of:=SUM([.B4];-[.C4])" office:value-type="float" office:value="613" calcext:value-type="float">
            <text:p>61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3" calcext:value-type="float">
            <text:p>613</text:p>
          </table:table-cell>
          <table:table-cell table:formula="of:=SUM([.F4]; -[$'2023.05.12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33" calcext:value-type="float">
            <text:p>133</text:p>
          </table:table-cell>
          <table:table-cell table:formula="of:=SUM([.F5]; -[$'2023.05.12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7" calcext:value-type="float">
            <text:p>77</text:p>
          </table:table-cell>
          <table:table-cell table:formula="of:=SUM([.B6];-[.C6])" office:value-type="float" office:value="1166" calcext:value-type="float">
            <text:p>1166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6" calcext:value-type="float">
            <text:p>1166</text:p>
          </table:table-cell>
          <table:table-cell table:formula="of:=SUM([.F6]; -[$'2023.05.12'.F6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0" calcext:value-type="float">
            <text:p>40</text:p>
          </table:table-cell>
          <table:table-cell table:formula="of:=SUM([.B7];-[.C7])"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8" calcext:value-type="float">
            <text:p>788</text:p>
          </table:table-cell>
          <table:table-cell table:formula="of:=SUM([.F7]; -[$'2023.05.12'.F7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58" calcext:value-type="float">
            <text:p>58</text:p>
          </table:table-cell>
          <table:table-cell table:formula="of:=SUM([.B8];-[.C8])" office:value-type="float" office:value="776" calcext:value-type="float">
            <text:p>776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6" calcext:value-type="float">
            <text:p>776</text:p>
          </table:table-cell>
          <table:table-cell table:formula="of:=SUM([.F8]; -[$'2023.05.12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6" calcext:value-type="float">
            <text:p>56</text:p>
          </table:table-cell>
          <table:table-cell table:formula="of:=SUM([.B9];-[.C9])" office:value-type="float" office:value="772" calcext:value-type="float">
            <text:p>772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72" calcext:value-type="float">
            <text:p>772</text:p>
          </table:table-cell>
          <table:table-cell table:formula="of:=SUM([.F9]; -[$'2023.05.12'.F9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6" calcext:value-type="float">
            <text:p>186</text:p>
          </table:table-cell>
          <table:table-cell table:formula="of:=SUM([.B10];-[.C10])" office:value-type="float" office:value="1055" calcext:value-type="float">
            <text:p>1055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5" calcext:value-type="float">
            <text:p>1055</text:p>
          </table:table-cell>
          <table:table-cell table:formula="of:=SUM([.F10]; -[$'2023.05.12'.F10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7" calcext:value-type="float">
            <text:p>227</text:p>
          </table:table-cell>
          <table:table-cell table:formula="of:=SUM([.B11];-[.C11])" office:value-type="float" office:value="302" calcext:value-type="float">
            <text:p>302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3" calcext:value-type="float">
            <text:p>143</text:p>
          </table:table-cell>
          <table:table-cell table:formula="of:=SUM([.F11]; -[$'2023.05.12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2" calcext:value-type="float">
            <text:p>192</text:p>
          </table:table-cell>
          <table:table-cell table:formula="of:=SUM([.B12];-[.C12])" office:value-type="float" office:value="545" calcext:value-type="float">
            <text:p>545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5" calcext:value-type="float">
            <text:p>545</text:p>
          </table:table-cell>
          <table:table-cell table:formula="of:=SUM([.F12]; -[$'2023.05.12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'2023.05.12'.F13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12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4" calcext:value-type="float">
            <text:p>44</text:p>
          </table:table-cell>
          <table:table-cell table:formula="of:=SUM([.B15];-[.C15])" office:value-type="float" office:value="693" calcext:value-type="float">
            <text:p>693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93" calcext:value-type="float">
            <text:p>693</text:p>
          </table:table-cell>
          <table:table-cell table:formula="of:=SUM([.F15]; -[$'2023.05.12'.F15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4" calcext:value-type="float">
            <text:p>294</text:p>
          </table:table-cell>
          <table:table-cell table:formula="of:=SUM([.B16];-[.C16])"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35" calcext:value-type="float">
            <text:p>235</text:p>
          </table:table-cell>
          <table:table-cell table:formula="of:=SUM([.F16]; -[$'2023.05.12'.F16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3" calcext:value-type="float">
            <text:p>893</text:p>
          </table:table-cell>
          <table:table-cell table:formula="of:=SUM([.B17];-[.C17])"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5" calcext:value-type="float">
            <text:p>155</text:p>
          </table:table-cell>
          <table:table-cell table:formula="of:=SUM([.F17]; -[$'2023.05.12'.F1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0" calcext:value-type="float">
            <text:p>300</text:p>
          </table:table-cell>
          <table:table-cell table:formula="of:=SUM([.B18];-[.C18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4" calcext:value-type="float">
            <text:p>394</text:p>
          </table:table-cell>
          <table:table-cell table:formula="of:=SUM([.F18]; -[$'2023.05.12'.F1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7" calcext:value-type="float">
            <text:p>307</text:p>
          </table:table-cell>
          <table:table-cell table:formula="of:=SUM([.B19];-[.C19])"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3" calcext:value-type="float">
            <text:p>393</text:p>
          </table:table-cell>
          <table:table-cell table:formula="of:=SUM([.F19]; -[$'2023.05.12'.F1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3" calcext:value-type="float">
            <text:p>163</text:p>
          </table:table-cell>
          <table:table-cell table:formula="of:=SUM([.B20];-[.C20])" office:value-type="float" office:value="539" calcext:value-type="float">
            <text:p>539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9" calcext:value-type="float">
            <text:p>539</text:p>
          </table:table-cell>
          <table:table-cell table:formula="of:=SUM([.F20]; -[$'2023.05.12'.F20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5" calcext:value-type="float">
            <text:p>125</text:p>
          </table:table-cell>
          <table:table-cell table:formula="of:=SUM([.B21];-[.C21])" office:value-type="float" office:value="567" calcext:value-type="float">
            <text:p>56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7" calcext:value-type="float">
            <text:p>567</text:p>
          </table:table-cell>
          <table:table-cell table:formula="of:=SUM([.F21]; -[$'2023.05.12'.F2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12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079" calcext:value-type="float">
            <text:p>7079</text:p>
          </table:table-cell>
          <table:table-cell table:style-name="ce4" table:formula="of:=SUM([.D2:.D22])" office:value-type="float" office:value="11131" calcext:value-type="float">
            <text:p>11131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72" calcext:value-type="float">
            <text:p>10972</text:p>
          </table:table-cell>
          <table:table-cell table:style-name="ce4" table:formula="of:=SUM([.G2:.G22])" office:value-type="float" office:value="28" calcext:value-type="float">
            <text:p>28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13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3" calcext:value-type="float">
            <text:p>893</text:p>
          </table:table-cell>
          <table:table-cell table:formula="of:=SUM([.B2];-[.C2])"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87" calcext:value-type="float">
            <text:p>387</text:p>
          </table:table-cell>
          <table:table-cell table:formula="of:=SUM([.F2]; -[$'2023.05.12'.F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74" calcext:value-type="float">
            <text:p>674</text:p>
          </table:table-cell>
          <table:table-cell table:formula="of:=SUM([.B3];-[.C3])" office:value-type="float" office:value="833" calcext:value-type="float">
            <text:p>833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3" calcext:value-type="float">
            <text:p>833</text:p>
          </table:table-cell>
          <table:table-cell table:formula="of:=SUM([.F3]; -[$'2023.05.12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3" calcext:value-type="float">
            <text:p>893</text:p>
          </table:table-cell>
          <table:table-cell table:formula="of:=SUM([.B4];-[.C4])" office:value-type="float" office:value="613" calcext:value-type="float">
            <text:p>61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3" calcext:value-type="float">
            <text:p>613</text:p>
          </table:table-cell>
          <table:table-cell table:formula="of:=SUM([.F4]; -[$'2023.05.12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33" calcext:value-type="float">
            <text:p>133</text:p>
          </table:table-cell>
          <table:table-cell table:formula="of:=SUM([.F5]; -[$'2023.05.12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1" calcext:value-type="float">
            <text:p>81</text:p>
          </table:table-cell>
          <table:table-cell table:formula="of:=SUM([.B6];-[.C6])" office:value-type="float" office:value="1162" calcext:value-type="float">
            <text:p>1162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2" calcext:value-type="float">
            <text:p>1162</text:p>
          </table:table-cell>
          <table:table-cell table:formula="of:=SUM([.F6]; -[$'2023.05.12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2" calcext:value-type="float">
            <text:p>42</text:p>
          </table:table-cell>
          <table:table-cell table:formula="of:=SUM([.B7];-[.C7])" office:value-type="float" office:value="786" calcext:value-type="float">
            <text:p>786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6" calcext:value-type="float">
            <text:p>786</text:p>
          </table:table-cell>
          <table:table-cell table:formula="of:=SUM([.F7]; -[$'2023.05.12'.F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58" calcext:value-type="float">
            <text:p>58</text:p>
          </table:table-cell>
          <table:table-cell table:formula="of:=SUM([.B8];-[.C8])" office:value-type="float" office:value="776" calcext:value-type="float">
            <text:p>776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6" calcext:value-type="float">
            <text:p>776</text:p>
          </table:table-cell>
          <table:table-cell table:formula="of:=SUM([.F8]; -[$'2023.05.12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60" calcext:value-type="float">
            <text:p>60</text:p>
          </table:table-cell>
          <table:table-cell table:formula="of:=SUM([.B9];-[.C9])" office:value-type="float" office:value="768" calcext:value-type="float">
            <text:p>768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68" calcext:value-type="float">
            <text:p>768</text:p>
          </table:table-cell>
          <table:table-cell table:formula="of:=SUM([.F9]; -[$'2023.05.12'.F9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8" calcext:value-type="float">
            <text:p>188</text:p>
          </table:table-cell>
          <table:table-cell table:formula="of:=SUM([.B10];-[.C10])" office:value-type="float" office:value="1053" calcext:value-type="float">
            <text:p>1053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3" calcext:value-type="float">
            <text:p>1053</text:p>
          </table:table-cell>
          <table:table-cell table:formula="of:=SUM([.F10]; -[$'2023.05.12'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7" calcext:value-type="float">
            <text:p>227</text:p>
          </table:table-cell>
          <table:table-cell table:formula="of:=SUM([.B11];-[.C11])" office:value-type="float" office:value="302" calcext:value-type="float">
            <text:p>302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3" calcext:value-type="float">
            <text:p>143</text:p>
          </table:table-cell>
          <table:table-cell table:formula="of:=SUM([.F11]; -[$'2023.05.12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2" calcext:value-type="float">
            <text:p>192</text:p>
          </table:table-cell>
          <table:table-cell table:formula="of:=SUM([.B12];-[.C12])" office:value-type="float" office:value="545" calcext:value-type="float">
            <text:p>545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5" calcext:value-type="float">
            <text:p>545</text:p>
          </table:table-cell>
          <table:table-cell table:formula="of:=SUM([.F12]; -[$'2023.05.12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'2023.05.12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12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9" calcext:value-type="float">
            <text:p>49</text:p>
          </table:table-cell>
          <table:table-cell table:formula="of:=SUM([.B15];-[.C15])" office:value-type="float" office:value="688" calcext:value-type="float">
            <text:p>688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88" calcext:value-type="float">
            <text:p>688</text:p>
          </table:table-cell>
          <table:table-cell table:formula="of:=SUM([.F15]; -[$'2023.05.12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6" calcext:value-type="float">
            <text:p>296</text:p>
          </table:table-cell>
          <table:table-cell table:formula="of:=SUM([.B16];-[.C16])"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33" calcext:value-type="float">
            <text:p>233</text:p>
          </table:table-cell>
          <table:table-cell table:formula="of:=SUM([.F16]; -[$'2023.05.12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3" calcext:value-type="float">
            <text:p>893</text:p>
          </table:table-cell>
          <table:table-cell table:formula="of:=SUM([.B17];-[.C17])"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5" calcext:value-type="float">
            <text:p>155</text:p>
          </table:table-cell>
          <table:table-cell table:formula="of:=SUM([.F17]; -[$'2023.05.12'.F1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1" calcext:value-type="float">
            <text:p>301</text:p>
          </table:table-cell>
          <table:table-cell table:formula="of:=SUM([.B18];-[.C18])"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3" calcext:value-type="float">
            <text:p>393</text:p>
          </table:table-cell>
          <table:table-cell table:formula="of:=SUM([.F18]; -[$'2023.05.12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9" calcext:value-type="float">
            <text:p>309</text:p>
          </table:table-cell>
          <table:table-cell table:formula="of:=SUM([.B19];-[.C19])"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1" calcext:value-type="float">
            <text:p>391</text:p>
          </table:table-cell>
          <table:table-cell table:formula="of:=SUM([.F19]; -[$'2023.05.12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5" calcext:value-type="float">
            <text:p>165</text:p>
          </table:table-cell>
          <table:table-cell table:formula="of:=SUM([.B20];-[.C20])"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7" calcext:value-type="float">
            <text:p>537</text:p>
          </table:table-cell>
          <table:table-cell table:formula="of:=SUM([.F20]; -[$'2023.05.12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6" calcext:value-type="float">
            <text:p>126</text:p>
          </table:table-cell>
          <table:table-cell table:formula="of:=SUM([.B21];-[.C21])"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6" calcext:value-type="float">
            <text:p>566</text:p>
          </table:table-cell>
          <table:table-cell table:formula="of:=SUM([.F21]; -[$'2023.05.12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12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04" calcext:value-type="float">
            <text:p>7104</text:p>
          </table:table-cell>
          <table:table-cell table:style-name="ce4" table:formula="of:=SUM([.D2:.D22])" office:value-type="float" office:value="11106" calcext:value-type="float">
            <text:p>1110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47" calcext:value-type="float">
            <text:p>10947</text:p>
          </table:table-cell>
          <table:table-cell table:style-name="ce4" table:formula="of:=SUM([.G2:.G22])" office:value-type="float" office:value="3" calcext:value-type="float">
            <text:p>3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12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4" calcext:value-type="float">
            <text:p>894</text:p>
          </table:table-cell>
          <table:table-cell table:formula="of:=SUM([.B2];-[.C2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86" calcext:value-type="float">
            <text:p>386</text:p>
          </table:table-cell>
          <table:table-cell table:formula="of:=SUM([.F2]; -[$'2023.05.1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74" calcext:value-type="float">
            <text:p>674</text:p>
          </table:table-cell>
          <table:table-cell table:formula="of:=SUM([.B3];-[.C3])" office:value-type="float" office:value="833" calcext:value-type="float">
            <text:p>833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3" calcext:value-type="float">
            <text:p>833</text:p>
          </table:table-cell>
          <table:table-cell table:formula="of:=SUM([.F3]; -[$'2023.05.11'.F3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3" calcext:value-type="float">
            <text:p>893</text:p>
          </table:table-cell>
          <table:table-cell table:formula="of:=SUM([.B4];-[.C4])" office:value-type="float" office:value="613" calcext:value-type="float">
            <text:p>61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3" calcext:value-type="float">
            <text:p>613</text:p>
          </table:table-cell>
          <table:table-cell table:formula="of:=SUM([.F4]; -[$'2023.05.11'.F4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33" calcext:value-type="float">
            <text:p>133</text:p>
          </table:table-cell>
          <table:table-cell table:formula="of:=SUM([.F5]; -[$'2023.05.1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1" calcext:value-type="float">
            <text:p>81</text:p>
          </table:table-cell>
          <table:table-cell table:formula="of:=SUM([.B6];-[.C6])" office:value-type="float" office:value="1162" calcext:value-type="float">
            <text:p>1162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2" calcext:value-type="float">
            <text:p>1162</text:p>
          </table:table-cell>
          <table:table-cell table:formula="of:=SUM([.F6]; -[$'2023.05.1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3" calcext:value-type="float">
            <text:p>43</text:p>
          </table:table-cell>
          <table:table-cell table:formula="of:=SUM([.B7];-[.C7])"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5" calcext:value-type="float">
            <text:p>785</text:p>
          </table:table-cell>
          <table:table-cell table:formula="of:=SUM([.F7]; -[$'2023.05.1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58" calcext:value-type="float">
            <text:p>58</text:p>
          </table:table-cell>
          <table:table-cell table:formula="of:=SUM([.B8];-[.C8])" office:value-type="float" office:value="776" calcext:value-type="float">
            <text:p>776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6" calcext:value-type="float">
            <text:p>776</text:p>
          </table:table-cell>
          <table:table-cell table:formula="of:=SUM([.F8]; -[$'2023.05.11'.F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9" calcext:value-type="float">
            <text:p>59</text:p>
          </table:table-cell>
          <table:table-cell table:formula="of:=SUM([.B9];-[.C9])" office:value-type="float" office:value="769" calcext:value-type="float">
            <text:p>769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69" calcext:value-type="float">
            <text:p>769</text:p>
          </table:table-cell>
          <table:table-cell table:formula="of:=SUM([.F9]; -[$'2023.05.1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9" calcext:value-type="float">
            <text:p>189</text:p>
          </table:table-cell>
          <table:table-cell table:formula="of:=SUM([.B10];-[.C10])" office:value-type="float" office:value="1052" calcext:value-type="float">
            <text:p>1052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2" calcext:value-type="float">
            <text:p>1052</text:p>
          </table:table-cell>
          <table:table-cell table:formula="of:=SUM([.F10]; -[$'2023.05.11'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7" calcext:value-type="float">
            <text:p>227</text:p>
          </table:table-cell>
          <table:table-cell table:formula="of:=SUM([.B11];-[.C11])" office:value-type="float" office:value="302" calcext:value-type="float">
            <text:p>302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3" calcext:value-type="float">
            <text:p>143</text:p>
          </table:table-cell>
          <table:table-cell table:formula="of:=SUM([.F11]; -[$'2023.05.1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2" calcext:value-type="float">
            <text:p>192</text:p>
          </table:table-cell>
          <table:table-cell table:formula="of:=SUM([.B12];-[.C12])" office:value-type="float" office:value="545" calcext:value-type="float">
            <text:p>545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5" calcext:value-type="float">
            <text:p>545</text:p>
          </table:table-cell>
          <table:table-cell table:formula="of:=SUM([.F12]; -[$'2023.05.1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'2023.05.1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1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9" calcext:value-type="float">
            <text:p>49</text:p>
          </table:table-cell>
          <table:table-cell table:formula="of:=SUM([.B15];-[.C15])" office:value-type="float" office:value="688" calcext:value-type="float">
            <text:p>688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88" calcext:value-type="float">
            <text:p>688</text:p>
          </table:table-cell>
          <table:table-cell table:formula="of:=SUM([.F15]; -[$'2023.05.1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6" calcext:value-type="float">
            <text:p>296</text:p>
          </table:table-cell>
          <table:table-cell table:formula="of:=SUM([.B16];-[.C16])"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33" calcext:value-type="float">
            <text:p>233</text:p>
          </table:table-cell>
          <table:table-cell table:formula="of:=SUM([.F16]; -[$'2023.05.11'.F16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4" calcext:value-type="float">
            <text:p>894</text:p>
          </table:table-cell>
          <table:table-cell table:formula="of:=SUM([.B17];-[.C17])"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4" calcext:value-type="float">
            <text:p>154</text:p>
          </table:table-cell>
          <table:table-cell table:formula="of:=SUM([.F17]; -[$'2023.05.1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1" calcext:value-type="float">
            <text:p>301</text:p>
          </table:table-cell>
          <table:table-cell table:formula="of:=SUM([.B18];-[.C18])"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3" calcext:value-type="float">
            <text:p>393</text:p>
          </table:table-cell>
          <table:table-cell table:formula="of:=SUM([.F18]; -[$'2023.05.1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9" calcext:value-type="float">
            <text:p>309</text:p>
          </table:table-cell>
          <table:table-cell table:formula="of:=SUM([.B19];-[.C19])"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1" calcext:value-type="float">
            <text:p>391</text:p>
          </table:table-cell>
          <table:table-cell table:formula="of:=SUM([.F19]; -[$'2023.05.1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5" calcext:value-type="float">
            <text:p>165</text:p>
          </table:table-cell>
          <table:table-cell table:formula="of:=SUM([.B20];-[.C20])"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7" calcext:value-type="float">
            <text:p>537</text:p>
          </table:table-cell>
          <table:table-cell table:formula="of:=SUM([.F20]; -[$'2023.05.11'.F20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6" calcext:value-type="float">
            <text:p>126</text:p>
          </table:table-cell>
          <table:table-cell table:formula="of:=SUM([.B21];-[.C21])"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6" calcext:value-type="float">
            <text:p>566</text:p>
          </table:table-cell>
          <table:table-cell table:formula="of:=SUM([.F21]; -[$'2023.05.1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1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07" calcext:value-type="float">
            <text:p>7107</text:p>
          </table:table-cell>
          <table:table-cell table:style-name="ce4" table:formula="of:=SUM([.D2:.D22])" office:value-type="float" office:value="11103" calcext:value-type="float">
            <text:p>11103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44" calcext:value-type="float">
            <text:p>10944</text:p>
          </table:table-cell>
          <table:table-cell table:style-name="ce4" table:formula="of:=SUM([.G2:.G22])" office:value-type="float" office:value="8" calcext:value-type="float">
            <text:p>8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1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4" calcext:value-type="float">
            <text:p>894</text:p>
          </table:table-cell>
          <table:table-cell table:formula="of:=SUM([.B2];-[.C2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86" calcext:value-type="float">
            <text:p>386</text:p>
          </table:table-cell>
          <table:table-cell table:formula="of:=SUM([.F2]; -[$2023_05_10_1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73" calcext:value-type="float">
            <text:p>673</text:p>
          </table:table-cell>
          <table:table-cell table:formula="of:=SUM([.B3];-[.C3])" office:value-type="float" office:value="834" calcext:value-type="float">
            <text:p>83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4" calcext:value-type="float">
            <text:p>834</text:p>
          </table:table-cell>
          <table:table-cell table:formula="of:=SUM([.F3]; -[$2023_05_10_1.F3])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6" calcext:value-type="float">
            <text:p>896</text:p>
          </table:table-cell>
          <table:table-cell table:formula="of:=SUM([.B4];-[.C4])" office:value-type="float" office:value="610" calcext:value-type="float">
            <text:p>610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0" calcext:value-type="float">
            <text:p>610</text:p>
          </table:table-cell>
          <table:table-cell table:formula="of:=SUM([.F4]; -[$2023_05_10_1.F4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33" calcext:value-type="float">
            <text:p>133</text:p>
          </table:table-cell>
          <table:table-cell table:formula="of:=SUM([.F5]; -[$2023_05_10_1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1" calcext:value-type="float">
            <text:p>81</text:p>
          </table:table-cell>
          <table:table-cell table:formula="of:=SUM([.B6];-[.C6])" office:value-type="float" office:value="1162" calcext:value-type="float">
            <text:p>1162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2" calcext:value-type="float">
            <text:p>1162</text:p>
          </table:table-cell>
          <table:table-cell table:formula="of:=SUM([.F6]; -[$2023_05_10_1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3" calcext:value-type="float">
            <text:p>43</text:p>
          </table:table-cell>
          <table:table-cell table:formula="of:=SUM([.B7];-[.C7])"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5" calcext:value-type="float">
            <text:p>785</text:p>
          </table:table-cell>
          <table:table-cell table:formula="of:=SUM([.F7]; -[$2023_05_10_1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0" calcext:value-type="float">
            <text:p>60</text:p>
          </table:table-cell>
          <table:table-cell table:formula="of:=SUM([.B8];-[.C8])" office:value-type="float" office:value="774" calcext:value-type="float">
            <text:p>774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4" calcext:value-type="float">
            <text:p>774</text:p>
          </table:table-cell>
          <table:table-cell table:formula="of:=SUM([.F8]; -[$2023_05_10_1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9" calcext:value-type="float">
            <text:p>59</text:p>
          </table:table-cell>
          <table:table-cell table:formula="of:=SUM([.B9];-[.C9])" office:value-type="float" office:value="769" calcext:value-type="float">
            <text:p>769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69" calcext:value-type="float">
            <text:p>769</text:p>
          </table:table-cell>
          <table:table-cell table:formula="of:=SUM([.F9]; -[$2023_05_10_1.F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90" calcext:value-type="float">
            <text:p>190</text:p>
          </table:table-cell>
          <table:table-cell table:formula="of:=SUM([.B10];-[.C10])" office:value-type="float" office:value="1051" calcext:value-type="float">
            <text:p>1051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1" calcext:value-type="float">
            <text:p>1051</text:p>
          </table:table-cell>
          <table:table-cell table:formula="of:=SUM([.F10]; -[$2023_05_10_1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7" calcext:value-type="float">
            <text:p>227</text:p>
          </table:table-cell>
          <table:table-cell table:formula="of:=SUM([.B11];-[.C11])" office:value-type="float" office:value="302" calcext:value-type="float">
            <text:p>302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3" calcext:value-type="float">
            <text:p>143</text:p>
          </table:table-cell>
          <table:table-cell table:formula="of:=SUM([.F11]; -[$2023_05_10_1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2" calcext:value-type="float">
            <text:p>192</text:p>
          </table:table-cell>
          <table:table-cell table:formula="of:=SUM([.B12];-[.C12])" office:value-type="float" office:value="545" calcext:value-type="float">
            <text:p>545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5" calcext:value-type="float">
            <text:p>545</text:p>
          </table:table-cell>
          <table:table-cell table:formula="of:=SUM([.F12]; -[$2023_05_10_1.F12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2023_05_10_1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2023_05_10_1.F14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9" calcext:value-type="float">
            <text:p>49</text:p>
          </table:table-cell>
          <table:table-cell table:formula="of:=SUM([.B15];-[.C15])" office:value-type="float" office:value="688" calcext:value-type="float">
            <text:p>688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88" calcext:value-type="float">
            <text:p>688</text:p>
          </table:table-cell>
          <table:table-cell table:formula="of:=SUM([.F15]; -[$2023_05_10_1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7" calcext:value-type="float">
            <text:p>297</text:p>
          </table:table-cell>
          <table:table-cell table:formula="of:=SUM([.B16];-[.C16])"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32" calcext:value-type="float">
            <text:p>232</text:p>
          </table:table-cell>
          <table:table-cell table:formula="of:=SUM([.F16]; -[$2023_05_10_1.F16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4" calcext:value-type="float">
            <text:p>894</text:p>
          </table:table-cell>
          <table:table-cell table:formula="of:=SUM([.B17];-[.C17])"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4" calcext:value-type="float">
            <text:p>154</text:p>
          </table:table-cell>
          <table:table-cell table:formula="of:=SUM([.F17]; -[$2023_05_10_1.F1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1" calcext:value-type="float">
            <text:p>301</text:p>
          </table:table-cell>
          <table:table-cell table:formula="of:=SUM([.B18];-[.C18])"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3" calcext:value-type="float">
            <text:p>393</text:p>
          </table:table-cell>
          <table:table-cell table:formula="of:=SUM([.F18]; -[$2023_05_10_1.F1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9" calcext:value-type="float">
            <text:p>309</text:p>
          </table:table-cell>
          <table:table-cell table:formula="of:=SUM([.B19];-[.C19])"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1" calcext:value-type="float">
            <text:p>391</text:p>
          </table:table-cell>
          <table:table-cell table:formula="of:=SUM([.F19]; -[$2023_05_10_1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7" calcext:value-type="float">
            <text:p>167</text:p>
          </table:table-cell>
          <table:table-cell table:formula="of:=SUM([.B20];-[.C20])" office:value-type="float" office:value="535" calcext:value-type="float">
            <text:p>53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5" calcext:value-type="float">
            <text:p>535</text:p>
          </table:table-cell>
          <table:table-cell table:formula="of:=SUM([.F20]; -[$2023_05_10_1.F20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6" calcext:value-type="float">
            <text:p>126</text:p>
          </table:table-cell>
          <table:table-cell table:formula="of:=SUM([.B21];-[.C21])"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6" calcext:value-type="float">
            <text:p>566</text:p>
          </table:table-cell>
          <table:table-cell table:formula="of:=SUM([.F21]; -[$2023_05_10_1.F2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2023_05_10_1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15" calcext:value-type="float">
            <text:p>7115</text:p>
          </table:table-cell>
          <table:table-cell table:style-name="ce4" table:formula="of:=SUM([.D2:.D22])" office:value-type="float" office:value="11095" calcext:value-type="float">
            <text:p>11095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36" calcext:value-type="float">
            <text:p>10936</text:p>
          </table:table-cell>
          <table:table-cell table:style-name="ce4" table:formula="of:=SUM([.G2:.G22])" office:value-type="float" office:value="4" calcext:value-type="float">
            <text:p>4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_05_10_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4" calcext:value-type="float">
            <text:p>894</text:p>
          </table:table-cell>
          <table:table-cell table:formula="of:=SUM([.B2];-[.C2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86" calcext:value-type="float">
            <text:p>386</text:p>
          </table:table-cell>
          <table:table-cell table:formula="of:=SUM([.F2]; -[$2023_05_09_1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70" calcext:value-type="float">
            <text:p>670</text:p>
          </table:table-cell>
          <table:table-cell table:formula="of:=SUM([.B3];-[.C3])" office:value-type="float" office:value="837" calcext:value-type="float">
            <text:p>837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7" calcext:value-type="float">
            <text:p>837</text:p>
          </table:table-cell>
          <table:table-cell table:formula="of:=SUM([.F3]; -[$2023_05_09_1.F3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4" calcext:value-type="float">
            <text:p>894</text:p>
          </table:table-cell>
          <table:table-cell table:formula="of:=SUM([.B4];-[.C4])" office:value-type="float" office:value="612" calcext:value-type="float">
            <text:p>61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2" calcext:value-type="float">
            <text:p>612</text:p>
          </table:table-cell>
          <table:table-cell table:formula="of:=SUM([.F4]; -[$2023_05_09_1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33" calcext:value-type="float">
            <text:p>133</text:p>
          </table:table-cell>
          <table:table-cell table:formula="of:=SUM([.F5]; -[$2023_05_09_1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1" calcext:value-type="float">
            <text:p>81</text:p>
          </table:table-cell>
          <table:table-cell table:formula="of:=SUM([.B6];-[.C6])" office:value-type="float" office:value="1162" calcext:value-type="float">
            <text:p>1162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2" calcext:value-type="float">
            <text:p>1162</text:p>
          </table:table-cell>
          <table:table-cell table:formula="of:=SUM([.F6]; -[$2023_05_09_1.F6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3" calcext:value-type="float">
            <text:p>43</text:p>
          </table:table-cell>
          <table:table-cell table:formula="of:=SUM([.B7];-[.C7])"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5" calcext:value-type="float">
            <text:p>785</text:p>
          </table:table-cell>
          <table:table-cell table:formula="of:=SUM([.F7]; -[$2023_05_09_1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1" calcext:value-type="float">
            <text:p>61</text:p>
          </table:table-cell>
          <table:table-cell table:formula="of:=SUM([.B8];-[.C8])" office:value-type="float" office:value="773" calcext:value-type="float">
            <text:p>773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3" calcext:value-type="float">
            <text:p>773</text:p>
          </table:table-cell>
          <table:table-cell table:formula="of:=SUM([.F8]; -[$2023_05_09_1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61" calcext:value-type="float">
            <text:p>61</text:p>
          </table:table-cell>
          <table:table-cell table:formula="of:=SUM([.B9];-[.C9])" office:value-type="float" office:value="767" calcext:value-type="float">
            <text:p>767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67" calcext:value-type="float">
            <text:p>767</text:p>
          </table:table-cell>
          <table:table-cell table:formula="of:=SUM([.F9]; -[$2023_05_09_1.F9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91" calcext:value-type="float">
            <text:p>191</text:p>
          </table:table-cell>
          <table:table-cell table:formula="of:=SUM([.B10];-[.C10])" office:value-type="float" office:value="1050" calcext:value-type="float">
            <text:p>1050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0" calcext:value-type="float">
            <text:p>1050</text:p>
          </table:table-cell>
          <table:table-cell table:formula="of:=SUM([.F10]; -[$2023_05_09_1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8" calcext:value-type="float">
            <text:p>228</text:p>
          </table:table-cell>
          <table:table-cell table:formula="of:=SUM([.B11];-[.C11])" office:value-type="float" office:value="301" calcext:value-type="float">
            <text:p>30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2" calcext:value-type="float">
            <text:p>142</text:p>
          </table:table-cell>
          <table:table-cell table:formula="of:=SUM([.F11]; -[$2023_05_09_1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0" calcext:value-type="float">
            <text:p>190</text:p>
          </table:table-cell>
          <table:table-cell table:formula="of:=SUM([.B12];-[.C12])" office:value-type="float" office:value="547" calcext:value-type="float">
            <text:p>54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7" calcext:value-type="float">
            <text:p>547</text:p>
          </table:table-cell>
          <table:table-cell table:formula="of:=SUM([.F12]; -[$2023_05_09_1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2023_05_09_1.F1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3_05_09_1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9" calcext:value-type="float">
            <text:p>49</text:p>
          </table:table-cell>
          <table:table-cell table:formula="of:=SUM([.B15];-[.C15])" office:value-type="float" office:value="688" calcext:value-type="float">
            <text:p>688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88" calcext:value-type="float">
            <text:p>688</text:p>
          </table:table-cell>
          <table:table-cell table:formula="of:=SUM([.F15]; -[$2023_05_09_1.F15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02" calcext:value-type="float">
            <text:p>302</text:p>
          </table:table-cell>
          <table:table-cell table:formula="of:=SUM([.B16];-[.C16])"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27" calcext:value-type="float">
            <text:p>227</text:p>
          </table:table-cell>
          <table:table-cell table:formula="of:=SUM([.F16]; -[$2023_05_09_1.F16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5" calcext:value-type="float">
            <text:p>895</text:p>
          </table:table-cell>
          <table:table-cell table:formula="of:=SUM([.B17];-[.C17])"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3" calcext:value-type="float">
            <text:p>153</text:p>
          </table:table-cell>
          <table:table-cell table:formula="of:=SUM([.F17]; -[$2023_05_09_1.F1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2" calcext:value-type="float">
            <text:p>302</text:p>
          </table:table-cell>
          <table:table-cell table:formula="of:=SUM([.B18];-[.C18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2" calcext:value-type="float">
            <text:p>392</text:p>
          </table:table-cell>
          <table:table-cell table:formula="of:=SUM([.F18]; -[$2023_05_09_1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9" calcext:value-type="float">
            <text:p>309</text:p>
          </table:table-cell>
          <table:table-cell table:formula="of:=SUM([.B19];-[.C19])"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1" calcext:value-type="float">
            <text:p>391</text:p>
          </table:table-cell>
          <table:table-cell table:formula="of:=SUM([.F19]; -[$2023_05_09_1.F19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6" calcext:value-type="float">
            <text:p>166</text:p>
          </table:table-cell>
          <table:table-cell table:formula="of:=SUM([.B20];-[.C20])" office:value-type="float" office:value="536" calcext:value-type="float">
            <text:p>53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6" calcext:value-type="float">
            <text:p>536</text:p>
          </table:table-cell>
          <table:table-cell table:formula="of:=SUM([.F20]; -[$2023_05_09_1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7" calcext:value-type="float">
            <text:p>127</text:p>
          </table:table-cell>
          <table:table-cell table:formula="of:=SUM([.B21];-[.C21])" office:value-type="float" office:value="565" calcext:value-type="float">
            <text:p>565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5" calcext:value-type="float">
            <text:p>565</text:p>
          </table:table-cell>
          <table:table-cell table:formula="of:=SUM([.F21]; -[$2023_05_09_1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2023_05_09_1.F2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19" calcext:value-type="float">
            <text:p>7119</text:p>
          </table:table-cell>
          <table:table-cell table:style-name="ce4" table:formula="of:=SUM([.D2:.D22])" office:value-type="float" office:value="11091" calcext:value-type="float">
            <text:p>11091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32" calcext:value-type="float">
            <text:p>10932</text:p>
          </table:table-cell>
          <table:table-cell table:style-name="ce4" table:formula="of:=SUM([.G2:.G22])" office:value-type="float" office:value="5" calcext:value-type="float">
            <text:p>5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_05_09_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4" calcext:value-type="float">
            <text:p>894</text:p>
          </table:table-cell>
          <table:table-cell table:formula="of:=SUM([.B2];-[.C2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86" calcext:value-type="float">
            <text:p>386</text:p>
          </table:table-cell>
          <table:table-cell table:formula="of:=SUM([.F2]; -[$2023_05_08_1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69" calcext:value-type="float">
            <text:p>669</text:p>
          </table:table-cell>
          <table:table-cell table:formula="of:=SUM([.B3];-[.C3])" office:value-type="float" office:value="838" calcext:value-type="float">
            <text:p>838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8" calcext:value-type="float">
            <text:p>838</text:p>
          </table:table-cell>
          <table:table-cell table:formula="of:=SUM([.F3]; -[$2023_05_08_1.F3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5" calcext:value-type="float">
            <text:p>895</text:p>
          </table:table-cell>
          <table:table-cell table:formula="of:=SUM([.B4];-[.C4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1" calcext:value-type="float">
            <text:p>611</text:p>
          </table:table-cell>
          <table:table-cell table:formula="of:=SUM([.F4]; -[$2023_05_08_1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33" calcext:value-type="float">
            <text:p>133</text:p>
          </table:table-cell>
          <table:table-cell table:formula="of:=SUM([.F5]; -[$2023_05_08_1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0" calcext:value-type="float">
            <text:p>80</text:p>
          </table:table-cell>
          <table:table-cell table:formula="of:=SUM([.B6];-[.C6])" office:value-type="float" office:value="1163" calcext:value-type="float">
            <text:p>1163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3" calcext:value-type="float">
            <text:p>1163</text:p>
          </table:table-cell>
          <table:table-cell table:formula="of:=SUM([.F6]; -[$2023_05_08_1.F6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3" calcext:value-type="float">
            <text:p>43</text:p>
          </table:table-cell>
          <table:table-cell table:formula="of:=SUM([.B7];-[.C7])"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5" calcext:value-type="float">
            <text:p>785</text:p>
          </table:table-cell>
          <table:table-cell table:formula="of:=SUM([.F7]; -[$2023_05_08_1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2" calcext:value-type="float">
            <text:p>62</text:p>
          </table:table-cell>
          <table:table-cell table:formula="of:=SUM([.B8];-[.C8])" office:value-type="float" office:value="772" calcext:value-type="float">
            <text:p>772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2" calcext:value-type="float">
            <text:p>772</text:p>
          </table:table-cell>
          <table:table-cell table:formula="of:=SUM([.F8]; -[$2023_05_08_1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62" calcext:value-type="float">
            <text:p>62</text:p>
          </table:table-cell>
          <table:table-cell table:formula="of:=SUM([.B9];-[.C9])" office:value-type="float" office:value="766" calcext:value-type="float">
            <text:p>766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66" calcext:value-type="float">
            <text:p>766</text:p>
          </table:table-cell>
          <table:table-cell table:formula="of:=SUM([.F9]; -[$2023_05_08_1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91" calcext:value-type="float">
            <text:p>191</text:p>
          </table:table-cell>
          <table:table-cell table:formula="of:=SUM([.B10];-[.C10])" office:value-type="float" office:value="1050" calcext:value-type="float">
            <text:p>1050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0" calcext:value-type="float">
            <text:p>1050</text:p>
          </table:table-cell>
          <table:table-cell table:formula="of:=SUM([.F10]; -[$2023_05_08_1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9" calcext:value-type="float">
            <text:p>229</text:p>
          </table:table-cell>
          <table:table-cell table:formula="of:=SUM([.B11];-[.C11])" office:value-type="float" office:value="300" calcext:value-type="float">
            <text:p>300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1" calcext:value-type="float">
            <text:p>141</text:p>
          </table:table-cell>
          <table:table-cell table:formula="of:=SUM([.F11]; -[$2023_05_08_1.F1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0" calcext:value-type="float">
            <text:p>190</text:p>
          </table:table-cell>
          <table:table-cell table:formula="of:=SUM([.B12];-[.C12])" office:value-type="float" office:value="547" calcext:value-type="float">
            <text:p>54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7" calcext:value-type="float">
            <text:p>547</text:p>
          </table:table-cell>
          <table:table-cell table:formula="of:=SUM([.F12]; -[$2023_05_08_1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2023_05_08_1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3_05_08_1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8" calcext:value-type="float">
            <text:p>48</text:p>
          </table:table-cell>
          <table:table-cell table:formula="of:=SUM([.B15];-[.C15])" office:value-type="float" office:value="689" calcext:value-type="float">
            <text:p>689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89" calcext:value-type="float">
            <text:p>689</text:p>
          </table:table-cell>
          <table:table-cell table:formula="of:=SUM([.F15]; -[$2023_05_08_1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04" calcext:value-type="float">
            <text:p>304</text:p>
          </table:table-cell>
          <table:table-cell table:formula="of:=SUM([.B16];-[.C16])"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25" calcext:value-type="float">
            <text:p>225</text:p>
          </table:table-cell>
          <table:table-cell table:formula="of:=SUM([.F16]; -[$2023_05_08_1.F16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6" calcext:value-type="float">
            <text:p>896</text:p>
          </table:table-cell>
          <table:table-cell table:formula="of:=SUM([.B17];-[.C17])"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2" calcext:value-type="float">
            <text:p>152</text:p>
          </table:table-cell>
          <table:table-cell table:formula="of:=SUM([.F17]; -[$2023_05_08_1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2" calcext:value-type="float">
            <text:p>302</text:p>
          </table:table-cell>
          <table:table-cell table:formula="of:=SUM([.B18];-[.C18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2" calcext:value-type="float">
            <text:p>392</text:p>
          </table:table-cell>
          <table:table-cell table:formula="of:=SUM([.F18]; -[$2023_05_08_1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8" calcext:value-type="float">
            <text:p>308</text:p>
          </table:table-cell>
          <table:table-cell table:formula="of:=SUM([.B19];-[.C19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2" calcext:value-type="float">
            <text:p>392</text:p>
          </table:table-cell>
          <table:table-cell table:formula="of:=SUM([.F19]; -[$2023_05_08_1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6" calcext:value-type="float">
            <text:p>166</text:p>
          </table:table-cell>
          <table:table-cell table:formula="of:=SUM([.B20];-[.C20])" office:value-type="float" office:value="536" calcext:value-type="float">
            <text:p>53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6" calcext:value-type="float">
            <text:p>536</text:p>
          </table:table-cell>
          <table:table-cell table:formula="of:=SUM([.F20]; -[$2023_05_08_1.F20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7" calcext:value-type="float">
            <text:p>127</text:p>
          </table:table-cell>
          <table:table-cell table:formula="of:=SUM([.B21];-[.C21])" office:value-type="float" office:value="565" calcext:value-type="float">
            <text:p>565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5" calcext:value-type="float">
            <text:p>565</text:p>
          </table:table-cell>
          <table:table-cell table:formula="of:=SUM([.F21]; -[$2023_05_08_1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7" calcext:value-type="float">
            <text:p>657</text:p>
          </table:table-cell>
          <table:table-cell table:formula="of:=SUM([.B22];-[.C22])"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1" calcext:value-type="float">
            <text:p>391</text:p>
          </table:table-cell>
          <table:table-cell table:formula="of:=SUM([.F22]; -[$2023_05_08_1.F22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24" calcext:value-type="float">
            <text:p>7124</text:p>
          </table:table-cell>
          <table:table-cell table:style-name="ce4" table:formula="of:=SUM([.D2:.D22])" office:value-type="float" office:value="11086" calcext:value-type="float">
            <text:p>1108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27" calcext:value-type="float">
            <text:p>10927</text:p>
          </table:table-cell>
          <table:table-cell table:style-name="ce4" table:formula="of:=SUM([.G2:.G22])" office:value-type="float" office:value="17" calcext:value-type="float">
            <text:p>17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_05_08_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4" calcext:value-type="float">
            <text:p>894</text:p>
          </table:table-cell>
          <table:table-cell table:formula="of:=SUM([.B2];-[.C2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86" calcext:value-type="float">
            <text:p>386</text:p>
          </table:table-cell>
          <table:table-cell table:formula="of:=SUM([.F2]; -[$2023_05_07.F2])" office:value-type="float" office:value="17" calcext:value-type="float">
            <text:p>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72" calcext:value-type="float">
            <text:p>672</text:p>
          </table:table-cell>
          <table:table-cell table:formula="of:=SUM([.B3];-[.C3])" office:value-type="float" office:value="835" calcext:value-type="float">
            <text:p>83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5" calcext:value-type="float">
            <text:p>835</text:p>
          </table:table-cell>
          <table:table-cell table:formula="of:=SUM([.F3]; -[$2023_05_07.F3])"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5" calcext:value-type="float">
            <text:p>895</text:p>
          </table:table-cell>
          <table:table-cell table:formula="of:=SUM([.B4];-[.C4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1" calcext:value-type="float">
            <text:p>611</text:p>
          </table:table-cell>
          <table:table-cell table:formula="of:=SUM([.F4]; -[$2023_05_07.F4])" office:value-type="float" office:value="14" calcext:value-type="float">
            <text:p>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33" calcext:value-type="float">
            <text:p>133</text:p>
          </table:table-cell>
          <table:table-cell table:formula="of:=SUM([.F5]; -[$2023_05_07.F5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1" calcext:value-type="float">
            <text:p>81</text:p>
          </table:table-cell>
          <table:table-cell table:formula="of:=SUM([.B6];-[.C6])" office:value-type="float" office:value="1162" calcext:value-type="float">
            <text:p>1162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2" calcext:value-type="float">
            <text:p>1162</text:p>
          </table:table-cell>
          <table:table-cell table:formula="of:=SUM([.F6]; -[$2023_05_07.F6])"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3" calcext:value-type="float">
            <text:p>43</text:p>
          </table:table-cell>
          <table:table-cell table:formula="of:=SUM([.B7];-[.C7])"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5" calcext:value-type="float">
            <text:p>785</text:p>
          </table:table-cell>
          <table:table-cell table:formula="of:=SUM([.F7]; -[$2023_05_07.F7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2" calcext:value-type="float">
            <text:p>62</text:p>
          </table:table-cell>
          <table:table-cell table:formula="of:=SUM([.B8];-[.C8])" office:value-type="float" office:value="772" calcext:value-type="float">
            <text:p>772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2" calcext:value-type="float">
            <text:p>772</text:p>
          </table:table-cell>
          <table:table-cell table:formula="of:=SUM([.F8]; -[$2023_05_07.F8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62" calcext:value-type="float">
            <text:p>62</text:p>
          </table:table-cell>
          <table:table-cell table:formula="of:=SUM([.B9];-[.C9])" office:value-type="float" office:value="766" calcext:value-type="float">
            <text:p>766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66" calcext:value-type="float">
            <text:p>766</text:p>
          </table:table-cell>
          <table:table-cell table:formula="of:=SUM([.F9]; -[$2023_05_07.F9])"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92" calcext:value-type="float">
            <text:p>192</text:p>
          </table:table-cell>
          <table:table-cell table:formula="of:=SUM([.B10];-[.C10])" office:value-type="float" office:value="1049" calcext:value-type="float">
            <text:p>1049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49" calcext:value-type="float">
            <text:p>1049</text:p>
          </table:table-cell>
          <table:table-cell table:formula="of:=SUM([.F10]; -[$2023_05_07.F10])" office:value-type="float" office:value="10" calcext:value-type="float">
            <text:p>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31" calcext:value-type="float">
            <text:p>231</text:p>
          </table:table-cell>
          <table:table-cell table:formula="of:=SUM([.B11];-[.C11])" office:value-type="float" office:value="298" calcext:value-type="float">
            <text:p>298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39" calcext:value-type="float">
            <text:p>139</text:p>
          </table:table-cell>
          <table:table-cell table:formula="of:=SUM([.F11]; -[$2023_05_07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0" calcext:value-type="float">
            <text:p>190</text:p>
          </table:table-cell>
          <table:table-cell table:formula="of:=SUM([.B12];-[.C12])" office:value-type="float" office:value="547" calcext:value-type="float">
            <text:p>54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7" calcext:value-type="float">
            <text:p>547</text:p>
          </table:table-cell>
          <table:table-cell table:formula="of:=SUM([.F12]; -[$2023_05_07.F12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2023_05_07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3_05_07.F1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50" calcext:value-type="float">
            <text:p>50</text:p>
          </table:table-cell>
          <table:table-cell table:formula="of:=SUM([.B15];-[.C15])" office:value-type="float" office:value="687" calcext:value-type="float">
            <text:p>687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87" calcext:value-type="float">
            <text:p>687</text:p>
          </table:table-cell>
          <table:table-cell table:formula="of:=SUM([.F15]; -[$2023_05_07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03" calcext:value-type="float">
            <text:p>303</text:p>
          </table:table-cell>
          <table:table-cell table:formula="of:=SUM([.B16];-[.C16])"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26" calcext:value-type="float">
            <text:p>226</text:p>
          </table:table-cell>
          <table:table-cell table:formula="of:=SUM([.F16]; -[$2023_05_07.F16])" office:value-type="float" office:value="9" calcext:value-type="float">
            <text:p>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6" calcext:value-type="float">
            <text:p>896</text:p>
          </table:table-cell>
          <table:table-cell table:formula="of:=SUM([.B17];-[.C17])"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2" calcext:value-type="float">
            <text:p>152</text:p>
          </table:table-cell>
          <table:table-cell table:formula="of:=SUM([.F17]; -[$2023_05_07.F17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2" calcext:value-type="float">
            <text:p>302</text:p>
          </table:table-cell>
          <table:table-cell table:formula="of:=SUM([.B18];-[.C18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2" calcext:value-type="float">
            <text:p>392</text:p>
          </table:table-cell>
          <table:table-cell table:formula="of:=SUM([.F18]; -[$2023_05_07.F1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8" calcext:value-type="float">
            <text:p>308</text:p>
          </table:table-cell>
          <table:table-cell table:formula="of:=SUM([.B19];-[.C19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2" calcext:value-type="float">
            <text:p>392</text:p>
          </table:table-cell>
          <table:table-cell table:formula="of:=SUM([.F19]; -[$2023_05_07.F19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9" calcext:value-type="float">
            <text:p>169</text:p>
          </table:table-cell>
          <table:table-cell table:formula="of:=SUM([.B20];-[.C20])" office:value-type="float" office:value="533" calcext:value-type="float">
            <text:p>533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3" calcext:value-type="float">
            <text:p>533</text:p>
          </table:table-cell>
          <table:table-cell table:formula="of:=SUM([.F20]; -[$2023_05_07.F20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7" calcext:value-type="float">
            <text:p>127</text:p>
          </table:table-cell>
          <table:table-cell table:formula="of:=SUM([.B21];-[.C21])" office:value-type="float" office:value="565" calcext:value-type="float">
            <text:p>565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5" calcext:value-type="float">
            <text:p>565</text:p>
          </table:table-cell>
          <table:table-cell table:formula="of:=SUM([.F21]; -[$2023_05_07.F21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63" calcext:value-type="float">
            <text:p>663</text:p>
          </table:table-cell>
          <table:table-cell table:formula="of:=SUM([.B22];-[.C22])"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85" calcext:value-type="float">
            <text:p>385</text:p>
          </table:table-cell>
          <table:table-cell table:formula="of:=SUM([.F22]; -[$2023_05_07.F22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41" calcext:value-type="float">
            <text:p>7141</text:p>
          </table:table-cell>
          <table:table-cell table:style-name="ce4" table:formula="of:=SUM([.D2:.D22])" office:value-type="float" office:value="11069" calcext:value-type="float">
            <text:p>11069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10" calcext:value-type="float">
            <text:p>10910</text:p>
          </table:table-cell>
          <table:table-cell table:style-name="ce4" table:formula="of:=SUM([.G2:.G22])" office:value-type="float" office:value="123" calcext:value-type="float">
            <text:p>123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_05_07_2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9" calcext:value-type="float">
            <text:p>909</text:p>
          </table:table-cell>
          <table:table-cell table:formula="of:=SUM([.B2];-[.C2])" office:value-type="float" office:value="371" calcext:value-type="float">
            <text:p>371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71" calcext:value-type="float">
            <text:p>371</text:p>
          </table:table-cell>
          <table:table-cell table:formula="of:=SUM([.F2]; -[$2023_05_07.F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76" calcext:value-type="float">
            <text:p>676</text:p>
          </table:table-cell>
          <table:table-cell table:formula="of:=SUM([.B3];-[.C3])" office:value-type="float" office:value="831" calcext:value-type="float">
            <text:p>831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1" calcext:value-type="float">
            <text:p>831</text:p>
          </table:table-cell>
          <table:table-cell table:formula="of:=SUM([.F3]; -[$2023_05_07.F3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05" calcext:value-type="float">
            <text:p>905</text:p>
          </table:table-cell>
          <table:table-cell table:formula="of:=SUM([.B4];-[.C4])" office:value-type="float" office:value="601" calcext:value-type="float">
            <text:p>60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01" calcext:value-type="float">
            <text:p>601</text:p>
          </table:table-cell>
          <table:table-cell table:formula="of:=SUM([.F4]; -[$2023_05_07.F4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4" calcext:value-type="float">
            <text:p>1004</text:p>
          </table:table-cell>
          <table:table-cell table:formula="of:=SUM([.B5];-[.C5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7" calcext:value-type="float">
            <text:p>127</text:p>
          </table:table-cell>
          <table:table-cell table:formula="of:=SUM([.F5]; -[$2023_05_07.F5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4" calcext:value-type="float">
            <text:p>84</text:p>
          </table:table-cell>
          <table:table-cell table:formula="of:=SUM([.B6];-[.C6])" office:value-type="float" office:value="1159" calcext:value-type="float">
            <text:p>1159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59" calcext:value-type="float">
            <text:p>1159</text:p>
          </table:table-cell>
          <table:table-cell table:formula="of:=SUM([.F6]; -[$2023_05_07.F6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6" calcext:value-type="float">
            <text:p>46</text:p>
          </table:table-cell>
          <table:table-cell table:formula="of:=SUM([.B7];-[.C7])" office:value-type="float" office:value="782" calcext:value-type="float">
            <text:p>782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2" calcext:value-type="float">
            <text:p>782</text:p>
          </table:table-cell>
          <table:table-cell table:formula="of:=SUM([.F7]; -[$2023_05_07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6" calcext:value-type="float">
            <text:p>66</text:p>
          </table:table-cell>
          <table:table-cell table:formula="of:=SUM([.B8];-[.C8])" office:value-type="float" office:value="768" calcext:value-type="float">
            <text:p>768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68" calcext:value-type="float">
            <text:p>768</text:p>
          </table:table-cell>
          <table:table-cell table:formula="of:=SUM([.F8]; -[$2023_05_07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70" calcext:value-type="float">
            <text:p>70</text:p>
          </table:table-cell>
          <table:table-cell table:formula="of:=SUM([.B9];-[.C9])" office:value-type="float" office:value="758" calcext:value-type="float">
            <text:p>758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58" calcext:value-type="float">
            <text:p>758</text:p>
          </table:table-cell>
          <table:table-cell table:formula="of:=SUM([.F9]; -[$2023_05_07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200" calcext:value-type="float">
            <text:p>200</text:p>
          </table:table-cell>
          <table:table-cell table:formula="of:=SUM([.B10];-[.C10])" office:value-type="float" office:value="1041" calcext:value-type="float">
            <text:p>1041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41" calcext:value-type="float">
            <text:p>1041</text:p>
          </table:table-cell>
          <table:table-cell table:formula="of:=SUM([.F10]; -[$2023_05_07.F10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31" calcext:value-type="float">
            <text:p>231</text:p>
          </table:table-cell>
          <table:table-cell table:formula="of:=SUM([.B11];-[.C11])" office:value-type="float" office:value="298" calcext:value-type="float">
            <text:p>298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39" calcext:value-type="float">
            <text:p>139</text:p>
          </table:table-cell>
          <table:table-cell table:formula="of:=SUM([.F11]; -[$2023_05_07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9" calcext:value-type="float">
            <text:p>199</text:p>
          </table:table-cell>
          <table:table-cell table:formula="of:=SUM([.B12];-[.C12])" office:value-type="float" office:value="538" calcext:value-type="float">
            <text:p>538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38" calcext:value-type="float">
            <text:p>538</text:p>
          </table:table-cell>
          <table:table-cell table:formula="of:=SUM([.F12]; -[$2023_05_07.F12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2023_05_07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2023_05_07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52" calcext:value-type="float">
            <text:p>52</text:p>
          </table:table-cell>
          <table:table-cell table:formula="of:=SUM([.B15];-[.C15])"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85" calcext:value-type="float">
            <text:p>685</text:p>
          </table:table-cell>
          <table:table-cell table:formula="of:=SUM([.F15]; -[$2023_05_07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10" calcext:value-type="float">
            <text:p>310</text:p>
          </table:table-cell>
          <table:table-cell table:formula="of:=SUM([.B16];-[.C16])"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19" calcext:value-type="float">
            <text:p>219</text:p>
          </table:table-cell>
          <table:table-cell table:formula="of:=SUM([.F16]; -[$2023_05_07.F16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00" calcext:value-type="float">
            <text:p>900</text:p>
          </table:table-cell>
          <table:table-cell table:formula="of:=SUM([.B17];-[.C17])"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48" calcext:value-type="float">
            <text:p>148</text:p>
          </table:table-cell>
          <table:table-cell table:formula="of:=SUM([.F17]; -[$2023_05_07.F17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4" calcext:value-type="float">
            <text:p>304</text:p>
          </table:table-cell>
          <table:table-cell table:formula="of:=SUM([.B18];-[.C18])"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0" calcext:value-type="float">
            <text:p>390</text:p>
          </table:table-cell>
          <table:table-cell table:formula="of:=SUM([.F18]; -[$2023_05_07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14" calcext:value-type="float">
            <text:p>314</text:p>
          </table:table-cell>
          <table:table-cell table:formula="of:=SUM([.B19];-[.C19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86" calcext:value-type="float">
            <text:p>386</text:p>
          </table:table-cell>
          <table:table-cell table:formula="of:=SUM([.F19]; -[$2023_05_07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76" calcext:value-type="float">
            <text:p>176</text:p>
          </table:table-cell>
          <table:table-cell table:formula="of:=SUM([.B20];-[.C20])"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26" calcext:value-type="float">
            <text:p>526</text:p>
          </table:table-cell>
          <table:table-cell table:formula="of:=SUM([.F20]; -[$2023_05_07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8" calcext:value-type="float">
            <text:p>128</text:p>
          </table:table-cell>
          <table:table-cell table:formula="of:=SUM([.B21];-[.C21])" office:value-type="float" office:value="564" calcext:value-type="float">
            <text:p>564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4" calcext:value-type="float">
            <text:p>564</text:p>
          </table:table-cell>
          <table:table-cell table:formula="of:=SUM([.F21]; -[$2023_05_07.F2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66" calcext:value-type="float">
            <text:p>666</text:p>
          </table:table-cell>
          <table:table-cell table:formula="of:=SUM([.B22];-[.C22])" office:value-type="float" office:value="382" calcext:value-type="float">
            <text:p>38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82" calcext:value-type="float">
            <text:p>382</text:p>
          </table:table-cell>
          <table:table-cell table:formula="of:=SUM([.F22]; -[$2023_05_07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244" calcext:value-type="float">
            <text:p>7244</text:p>
          </table:table-cell>
          <table:table-cell table:style-name="ce4" table:formula="of:=SUM([.D2:.D22])" office:value-type="float" office:value="10966" calcext:value-type="float">
            <text:p>1096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807" calcext:value-type="float">
            <text:p>10807</text:p>
          </table:table-cell>
          <table:table-cell table:style-name="ce4" table:formula="of:=SUM([.G2:.G22])" office:value-type="float" office:value="20" calcext:value-type="float">
            <text:p>20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_05_07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11" calcext:value-type="float">
            <text:p>911</text:p>
          </table:table-cell>
          <table:table-cell table:formula="of:=SUM([.B2];-[.C2])"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69" calcext:value-type="float">
            <text:p>369</text:p>
          </table:table-cell>
          <table:table-cell table:formula="of:=SUM([.F2]; -[$2023_05_02.F2])" office:value-type="float" office:value="15" calcext:value-type="float">
            <text:p>1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0" calcext:value-type="float">
            <text:p>680</text:p>
          </table:table-cell>
          <table:table-cell table:formula="of:=SUM([.B3];-[.C3])" office:value-type="float" office:value="827" calcext:value-type="float">
            <text:p>827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7" calcext:value-type="float">
            <text:p>827</text:p>
          </table:table-cell>
          <table:table-cell table:formula="of:=SUM([.F3]; -[$2023_05_02.F3])" office:value-type="float" office:value="18" calcext:value-type="float">
            <text:p>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09" calcext:value-type="float">
            <text:p>909</text:p>
          </table:table-cell>
          <table:table-cell table:formula="of:=SUM([.B4];-[.C4])" office:value-type="float" office:value="597" calcext:value-type="float">
            <text:p>59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97" calcext:value-type="float">
            <text:p>597</text:p>
          </table:table-cell>
          <table:table-cell table:formula="of:=SUM([.F4]; -[$2023_05_02.F4])" office:value-type="float" office:value="30" calcext:value-type="float">
            <text:p>3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5" calcext:value-type="float">
            <text:p>1005</text:p>
          </table:table-cell>
          <table:table-cell table:formula="of:=SUM([.B5];-[.C5])"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6" calcext:value-type="float">
            <text:p>126</text:p>
          </table:table-cell>
          <table:table-cell table:formula="of:=SUM([.F5]; -[$2023_05_02.F5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9" calcext:value-type="float">
            <text:p>89</text:p>
          </table:table-cell>
          <table:table-cell table:formula="of:=SUM([.B6];-[.C6])" office:value-type="float" office:value="1154" calcext:value-type="float">
            <text:p>1154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54" calcext:value-type="float">
            <text:p>1154</text:p>
          </table:table-cell>
          <table:table-cell table:formula="of:=SUM([.F6]; -[$2023_05_02.F6])" office:value-type="float" office:value="18" calcext:value-type="float">
            <text:p>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6" calcext:value-type="float">
            <text:p>46</text:p>
          </table:table-cell>
          <table:table-cell table:formula="of:=SUM([.B7];-[.C7])" office:value-type="float" office:value="782" calcext:value-type="float">
            <text:p>782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2" calcext:value-type="float">
            <text:p>782</text:p>
          </table:table-cell>
          <table:table-cell table:formula="of:=SUM([.F7]; -[$2023_05_02.F7])" office:value-type="float" office:value="11" calcext:value-type="float">
            <text:p>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7" calcext:value-type="float">
            <text:p>67</text:p>
          </table:table-cell>
          <table:table-cell table:formula="of:=SUM([.B8];-[.C8])" office:value-type="float" office:value="767" calcext:value-type="float">
            <text:p>767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67" calcext:value-type="float">
            <text:p>767</text:p>
          </table:table-cell>
          <table:table-cell table:formula="of:=SUM([.F8]; -[$2023_05_02.F8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70" calcext:value-type="float">
            <text:p>70</text:p>
          </table:table-cell>
          <table:table-cell table:formula="of:=SUM([.B9];-[.C9])" office:value-type="float" office:value="758" calcext:value-type="float">
            <text:p>758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58" calcext:value-type="float">
            <text:p>758</text:p>
          </table:table-cell>
          <table:table-cell table:formula="of:=SUM([.F9]; -[$2023_05_02.F9])" office:value-type="float" office:value="16" calcext:value-type="float">
            <text:p>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202" calcext:value-type="float">
            <text:p>202</text:p>
          </table:table-cell>
          <table:table-cell table:formula="of:=SUM([.B10];-[.C10])" office:value-type="float" office:value="1039" calcext:value-type="float">
            <text:p>1039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39" calcext:value-type="float">
            <text:p>1039</text:p>
          </table:table-cell>
          <table:table-cell table:formula="of:=SUM([.F10]; -[$2023_05_02.F10])" office:value-type="float" office:value="34" calcext:value-type="float">
            <text:p>3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31" calcext:value-type="float">
            <text:p>231</text:p>
          </table:table-cell>
          <table:table-cell table:formula="of:=SUM([.B11];-[.C11])" office:value-type="float" office:value="298" calcext:value-type="float">
            <text:p>298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39" calcext:value-type="float">
            <text:p>139</text:p>
          </table:table-cell>
          <table:table-cell table:formula="of:=SUM([.F11]; -[$2023_05_02.F11])" office:value-type="float" office:value="9" calcext:value-type="float">
            <text:p>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7" calcext:value-type="float">
            <text:p>197</text:p>
          </table:table-cell>
          <table:table-cell table:formula="of:=SUM([.B12];-[.C12])" office:value-type="float" office:value="540" calcext:value-type="float">
            <text:p>540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0" calcext:value-type="float">
            <text:p>540</text:p>
          </table:table-cell>
          <table:table-cell table:formula="of:=SUM([.F12]; -[$2023_05_02.F12])" office:value-type="float" office:value="14" calcext:value-type="float">
            <text:p>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2023_05_02.F1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2023_05_02.F14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52" calcext:value-type="float">
            <text:p>52</text:p>
          </table:table-cell>
          <table:table-cell table:formula="of:=SUM([.B15];-[.C15])"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85" calcext:value-type="float">
            <text:p>685</text:p>
          </table:table-cell>
          <table:table-cell table:formula="of:=SUM([.F15]; -[$2023_05_02.F15])" office:value-type="float" office:value="14" calcext:value-type="float">
            <text:p>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12" calcext:value-type="float">
            <text:p>312</text:p>
          </table:table-cell>
          <table:table-cell table:formula="of:=SUM([.B16];-[.C16])"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17" calcext:value-type="float">
            <text:p>217</text:p>
          </table:table-cell>
          <table:table-cell table:formula="of:=SUM([.F16]; -[$2023_05_02.F16])" office:value-type="float" office:value="-4" calcext:value-type="float">
            <text:p>-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9" calcext:value-type="float">
            <text:p>899</text:p>
          </table:table-cell>
          <table:table-cell table:formula="of:=SUM([.B17];-[.C17])"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49" calcext:value-type="float">
            <text:p>149</text:p>
          </table:table-cell>
          <table:table-cell table:formula="of:=SUM([.F17]; -[$2023_05_02.F17])" office:value-type="float" office:value="9" calcext:value-type="float">
            <text:p>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4" calcext:value-type="float">
            <text:p>304</text:p>
          </table:table-cell>
          <table:table-cell table:formula="of:=SUM([.B18];-[.C18])"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0" calcext:value-type="float">
            <text:p>390</text:p>
          </table:table-cell>
          <table:table-cell table:formula="of:=SUM([.F18]; -[$2023_05_02.F18])" office:value-type="float" office:value="14" calcext:value-type="float">
            <text:p>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14" calcext:value-type="float">
            <text:p>314</text:p>
          </table:table-cell>
          <table:table-cell table:formula="of:=SUM([.B19];-[.C19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86" calcext:value-type="float">
            <text:p>386</text:p>
          </table:table-cell>
          <table:table-cell table:formula="of:=SUM([.F19]; -[$2023_05_02.F19])" office:value-type="float" office:value="16" calcext:value-type="float">
            <text:p>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76" calcext:value-type="float">
            <text:p>176</text:p>
          </table:table-cell>
          <table:table-cell table:formula="of:=SUM([.B20];-[.C20])"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26" calcext:value-type="float">
            <text:p>526</text:p>
          </table:table-cell>
          <table:table-cell table:formula="of:=SUM([.F20]; -[$2023_05_02.F20])" office:value-type="float" office:value="12" calcext:value-type="float">
            <text:p>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30" calcext:value-type="float">
            <text:p>130</text:p>
          </table:table-cell>
          <table:table-cell table:formula="of:=SUM([.B21];-[.C21])" office:value-type="float" office:value="562" calcext:value-type="float">
            <text:p>562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2" calcext:value-type="float">
            <text:p>562</text:p>
          </table:table-cell>
          <table:table-cell table:formula="of:=SUM([.F21]; -[$2023_05_02.F21])" office:value-type="float" office:value="21" calcext:value-type="float">
            <text:p>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66" calcext:value-type="float">
            <text:p>666</text:p>
          </table:table-cell>
          <table:table-cell table:formula="of:=SUM([.B22];-[.C22])" office:value-type="float" office:value="382" calcext:value-type="float">
            <text:p>38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82" calcext:value-type="float">
            <text:p>382</text:p>
          </table:table-cell>
          <table:table-cell table:formula="of:=SUM([.F22]; -[$2023_05_02.F22])" office:value-type="float" office:value="23" calcext:value-type="float">
            <text:p>23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264" calcext:value-type="float">
            <text:p>7264</text:p>
          </table:table-cell>
          <table:table-cell table:style-name="ce4" table:formula="of:=SUM([.D2:.D22])" office:value-type="float" office:value="10946" calcext:value-type="float">
            <text:p>1094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787" calcext:value-type="float">
            <text:p>10787</text:p>
          </table:table-cell>
          <table:table-cell table:style-name="ce4" table:formula="of:=SUM([.G2:.G22])" office:value-type="float" office:value="280" calcext:value-type="float">
            <text:p>280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_05_02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26" calcext:value-type="float">
            <text:p>926</text:p>
          </table:table-cell>
          <table:table-cell table:formula="of:=SUM([.B2];-[.C2])" office:value-type="float" office:value="354" calcext:value-type="float">
            <text:p>354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54" calcext:value-type="float">
            <text:p>354</text:p>
          </table:table-cell>
          <table:table-cell table:formula="of:=SUM([.F2]; -[$2023_05_01.F2])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98" calcext:value-type="float">
            <text:p>698</text:p>
          </table:table-cell>
          <table:table-cell table:formula="of:=SUM([.B3];-[.C3])" office:value-type="float" office:value="809" calcext:value-type="float">
            <text:p>809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09" calcext:value-type="float">
            <text:p>809</text:p>
          </table:table-cell>
          <table:table-cell table:formula="of:=SUM([.F3]; -[$2023_05_01.F3])" office:value-type="float" office:value="15" calcext:value-type="float">
            <text:p>1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39" calcext:value-type="float">
            <text:p>939</text:p>
          </table:table-cell>
          <table:table-cell table:formula="of:=SUM([.B4];-[.C4])" office:value-type="float" office:value="567" calcext:value-type="float">
            <text:p>56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67" calcext:value-type="float">
            <text:p>567</text:p>
          </table:table-cell>
          <table:table-cell table:formula="of:=SUM([.F4]; -[$2023_05_01.F4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8" calcext:value-type="float">
            <text:p>1008</text:p>
          </table:table-cell>
          <table:table-cell table:formula="of:=SUM([.B5];-[.C5])"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3" calcext:value-type="float">
            <text:p>123</text:p>
          </table:table-cell>
          <table:table-cell table:formula="of:=SUM([.F5]; -[$2023_05_01.F5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07" calcext:value-type="float">
            <text:p>107</text:p>
          </table:table-cell>
          <table:table-cell table:formula="of:=SUM([.B6];-[.C6])" office:value-type="float" office:value="1136" calcext:value-type="float">
            <text:p>1136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36" calcext:value-type="float">
            <text:p>1136</text:p>
          </table:table-cell>
          <table:table-cell table:formula="of:=SUM([.F6]; -[$2023_05_01.F6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57" calcext:value-type="float">
            <text:p>57</text:p>
          </table:table-cell>
          <table:table-cell table:formula="of:=SUM([.B7];-[.C7])"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71" calcext:value-type="float">
            <text:p>771</text:p>
          </table:table-cell>
          <table:table-cell table:formula="of:=SUM([.F7]; -[$2023_05_01.F7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73" calcext:value-type="float">
            <text:p>73</text:p>
          </table:table-cell>
          <table:table-cell table:formula="of:=SUM([.B8];-[.C8])" office:value-type="float" office:value="761" calcext:value-type="float">
            <text:p>761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61" calcext:value-type="float">
            <text:p>761</text:p>
          </table:table-cell>
          <table:table-cell table:formula="of:=SUM([.F8]; -[$2023_05_01.F8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86" calcext:value-type="float">
            <text:p>86</text:p>
          </table:table-cell>
          <table:table-cell table:formula="of:=SUM([.B9];-[.C9])" office:value-type="float" office:value="742" calcext:value-type="float">
            <text:p>742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42" calcext:value-type="float">
            <text:p>742</text:p>
          </table:table-cell>
          <table:table-cell table:formula="of:=SUM([.F9]; -[$2023_05_01.F9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236" calcext:value-type="float">
            <text:p>236</text:p>
          </table:table-cell>
          <table:table-cell table:formula="of:=SUM([.B10];-[.C10])" office:value-type="float" office:value="1005" calcext:value-type="float">
            <text:p>1005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05" calcext:value-type="float">
            <text:p>1005</text:p>
          </table:table-cell>
          <table:table-cell table:formula="of:=SUM([.F10]; -[$2023_05_01.F10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40" calcext:value-type="float">
            <text:p>240</text:p>
          </table:table-cell>
          <table:table-cell table:formula="of:=SUM([.B11];-[.C11])" office:value-type="float" office:value="289" calcext:value-type="float">
            <text:p>28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30" calcext:value-type="float">
            <text:p>130</text:p>
          </table:table-cell>
          <table:table-cell table:formula="of:=SUM([.F11]; -[$2023_05_01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11" calcext:value-type="float">
            <text:p>211</text:p>
          </table:table-cell>
          <table:table-cell table:formula="of:=SUM([.B12];-[.C12])"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26" calcext:value-type="float">
            <text:p>526</text:p>
          </table:table-cell>
          <table:table-cell table:formula="of:=SUM([.F12]; -[$2023_05_01.F12])" office:value-type="float" office:value="9" calcext:value-type="float">
            <text:p>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3];-[.C13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5" calcext:value-type="float">
            <text:p>195</text:p>
          </table:table-cell>
          <table:table-cell table:formula="of:=SUM([.F13]; -[$2023_05_01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3_05_01.F1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66" calcext:value-type="float">
            <text:p>66</text:p>
          </table:table-cell>
          <table:table-cell table:formula="of:=SUM([.B15];-[.C15])" office:value-type="float" office:value="671" calcext:value-type="float">
            <text:p>671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71" calcext:value-type="float">
            <text:p>671</text:p>
          </table:table-cell>
          <table:table-cell table:formula="of:=SUM([.F15]; -[$2023_05_01.F15])" office:value-type="float" office:value="13" calcext:value-type="float">
            <text:p>1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6];-[.C16])"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21" calcext:value-type="float">
            <text:p>221</text:p>
          </table:table-cell>
          <table:table-cell table:formula="of:=SUM([.F16]; -[$2023_05_01.F16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08" calcext:value-type="float">
            <text:p>908</text:p>
          </table:table-cell>
          <table:table-cell table:formula="of:=SUM([.B17];-[.C17])"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40" calcext:value-type="float">
            <text:p>140</text:p>
          </table:table-cell>
          <table:table-cell table:formula="of:=SUM([.F17]; -[$2023_05_01.F17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18" calcext:value-type="float">
            <text:p>318</text:p>
          </table:table-cell>
          <table:table-cell table:formula="of:=SUM([.B18];-[.C18])" office:value-type="float" office:value="376" calcext:value-type="float">
            <text:p>376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76" calcext:value-type="float">
            <text:p>376</text:p>
          </table:table-cell>
          <table:table-cell table:formula="of:=SUM([.F18]; -[$2023_05_01.F18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30" calcext:value-type="float">
            <text:p>330</text:p>
          </table:table-cell>
          <table:table-cell table:formula="of:=SUM([.B19];-[.C19])"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70" calcext:value-type="float">
            <text:p>370</text:p>
          </table:table-cell>
          <table:table-cell table:formula="of:=SUM([.F19]; -[$2023_05_01.F19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88" calcext:value-type="float">
            <text:p>188</text:p>
          </table:table-cell>
          <table:table-cell table:formula="of:=SUM([.B20];-[.C20])" office:value-type="float" office:value="514" calcext:value-type="float">
            <text:p>51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14" calcext:value-type="float">
            <text:p>514</text:p>
          </table:table-cell>
          <table:table-cell table:formula="of:=SUM([.F20]; -[$2023_05_01.F20])"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51" calcext:value-type="float">
            <text:p>151</text:p>
          </table:table-cell>
          <table:table-cell table:formula="of:=SUM([.B21];-[.C21])" office:value-type="float" office:value="541" calcext:value-type="float">
            <text:p>54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41" calcext:value-type="float">
            <text:p>541</text:p>
          </table:table-cell>
          <table:table-cell table:formula="of:=SUM([.F21]; -[$2023_05_01.F2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89" calcext:value-type="float">
            <text:p>689</text:p>
          </table:table-cell>
          <table:table-cell table:formula="of:=SUM([.B22];-[.C22])"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59" calcext:value-type="float">
            <text:p>359</text:p>
          </table:table-cell>
          <table:table-cell table:formula="of:=SUM([.F22]; -[$2023_05_01.F22])" office:value-type="float" office:value="17" calcext:value-type="float">
            <text:p>17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544" calcext:value-type="float">
            <text:p>7544</text:p>
          </table:table-cell>
          <table:table-cell table:style-name="ce4" table:formula="of:=SUM([.D2:.D22])" office:value-type="float" office:value="10666" calcext:value-type="float">
            <text:p>1066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507" calcext:value-type="float">
            <text:p>10507</text:p>
          </table:table-cell>
          <table:table-cell table:style-name="ce4" table:formula="of:=SUM([.G2:.G22])" office:value-type="float" office:value="104" calcext:value-type="float">
            <text:p>104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_05_0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23" calcext:value-type="float">
            <text:p>923</text:p>
          </table:table-cell>
          <table:table-cell table:formula="of:=SUM([.B2];-[.C2])" office:value-type="float" office:value="357" calcext:value-type="float">
            <text:p>35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57" calcext:value-type="float">
            <text:p>357</text:p>
          </table:table-cell>
          <table:table-cell table:formula="of:=SUM([.F2]; -[$2023_04_30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13" calcext:value-type="float">
            <text:p>713</text:p>
          </table:table-cell>
          <table:table-cell table:formula="of:=SUM([.B3];-[.C3])" office:value-type="float" office:value="794" calcext:value-type="float">
            <text:p>79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794" calcext:value-type="float">
            <text:p>794</text:p>
          </table:table-cell>
          <table:table-cell table:formula="of:=SUM([.F3]; -[$2023_04_30.F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43" calcext:value-type="float">
            <text:p>943</text:p>
          </table:table-cell>
          <table:table-cell table:formula="of:=SUM([.B4];-[.C4])" office:value-type="float" office:value="563" calcext:value-type="float">
            <text:p>56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63" calcext:value-type="float">
            <text:p>563</text:p>
          </table:table-cell>
          <table:table-cell table:formula="of:=SUM([.F4]; -[$2023_04_30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9" calcext:value-type="float">
            <text:p>1009</text:p>
          </table:table-cell>
          <table:table-cell table:formula="of:=SUM([.B5];-[.C5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2" calcext:value-type="float">
            <text:p>122</text:p>
          </table:table-cell>
          <table:table-cell table:formula="of:=SUM([.F5]; -[$2023_04_30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13" calcext:value-type="float">
            <text:p>113</text:p>
          </table:table-cell>
          <table:table-cell table:formula="of:=SUM([.B6];-[.C6])" office:value-type="float" office:value="1130" calcext:value-type="float">
            <text:p>1130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30" calcext:value-type="float">
            <text:p>1130</text:p>
          </table:table-cell>
          <table:table-cell table:formula="of:=SUM([.F6]; -[$2023_04_30.F6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59" calcext:value-type="float">
            <text:p>59</text:p>
          </table:table-cell>
          <table:table-cell table:formula="of:=SUM([.B7];-[.C7])" office:value-type="float" office:value="769" calcext:value-type="float">
            <text:p>769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9" calcext:value-type="float">
            <text:p>769</text:p>
          </table:table-cell>
          <table:table-cell table:formula="of:=SUM([.F7]; -[$2023_04_30.F7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79" calcext:value-type="float">
            <text:p>79</text:p>
          </table:table-cell>
          <table:table-cell table:formula="of:=SUM([.B8];-[.C8])" office:value-type="float" office:value="755" calcext:value-type="float">
            <text:p>755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55" calcext:value-type="float">
            <text:p>755</text:p>
          </table:table-cell>
          <table:table-cell table:formula="of:=SUM([.F8]; -[$2023_04_30.F8])" office:value-type="float" office:value="-4" calcext:value-type="float">
            <text:p>-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90" calcext:value-type="float">
            <text:p>90</text:p>
          </table:table-cell>
          <table:table-cell table:formula="of:=SUM([.B9];-[.C9])" office:value-type="float" office:value="738" calcext:value-type="float">
            <text:p>738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38" calcext:value-type="float">
            <text:p>738</text:p>
          </table:table-cell>
          <table:table-cell table:formula="of:=SUM([.F9]; -[$2023_04_30.F9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238" calcext:value-type="float">
            <text:p>238</text:p>
          </table:table-cell>
          <table:table-cell table:formula="of:=SUM([.B10];-[.C10])" office:value-type="float" office:value="1003" calcext:value-type="float">
            <text:p>1003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03" calcext:value-type="float">
            <text:p>1003</text:p>
          </table:table-cell>
          <table:table-cell table:formula="of:=SUM([.F10]; -[$2023_04_30.F10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40" calcext:value-type="float">
            <text:p>240</text:p>
          </table:table-cell>
          <table:table-cell table:formula="of:=SUM([.B11];-[.C11])" office:value-type="float" office:value="289" calcext:value-type="float">
            <text:p>28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30" calcext:value-type="float">
            <text:p>130</text:p>
          </table:table-cell>
          <table:table-cell table:formula="of:=SUM([.F11]; -[$2023_04_30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20" calcext:value-type="float">
            <text:p>220</text:p>
          </table:table-cell>
          <table:table-cell table:formula="of:=SUM([.B12];-[.C12])" office:value-type="float" office:value="517" calcext:value-type="float">
            <text:p>51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17" calcext:value-type="float">
            <text:p>517</text:p>
          </table:table-cell>
          <table:table-cell table:formula="of:=SUM([.F12]; -[$2023_04_30.F12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3];-[.C13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5" calcext:value-type="float">
            <text:p>195</text:p>
          </table:table-cell>
          <table:table-cell table:formula="of:=SUM([.F13]; -[$2023_04_30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2023_04_30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79" calcext:value-type="float">
            <text:p>79</text:p>
          </table:table-cell>
          <table:table-cell table:formula="of:=SUM([.B15];-[.C15])" office:value-type="float" office:value="658" calcext:value-type="float">
            <text:p>658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58" calcext:value-type="float">
            <text:p>658</text:p>
          </table:table-cell>
          <table:table-cell table:formula="of:=SUM([.F15]; -[$2023_04_30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15" calcext:value-type="float">
            <text:p>315</text:p>
          </table:table-cell>
          <table:table-cell table:formula="of:=SUM([.B16];-[.C16])"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14" calcext:value-type="float">
            <text:p>214</text:p>
          </table:table-cell>
          <table:table-cell table:formula="of:=SUM([.F16]; -[$2023_04_30.F16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07" calcext:value-type="float">
            <text:p>907</text:p>
          </table:table-cell>
          <table:table-cell table:formula="of:=SUM([.B17];-[.C17])"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41" calcext:value-type="float">
            <text:p>141</text:p>
          </table:table-cell>
          <table:table-cell table:formula="of:=SUM([.F17]; -[$2023_04_30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23" calcext:value-type="float">
            <text:p>323</text:p>
          </table:table-cell>
          <table:table-cell table:formula="of:=SUM([.B18];-[.C18])" office:value-type="float" office:value="371" calcext:value-type="float">
            <text:p>371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71" calcext:value-type="float">
            <text:p>371</text:p>
          </table:table-cell>
          <table:table-cell table:formula="of:=SUM([.F18]; -[$2023_04_30.F1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36" calcext:value-type="float">
            <text:p>336</text:p>
          </table:table-cell>
          <table:table-cell table:formula="of:=SUM([.B19];-[.C19])"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64" calcext:value-type="float">
            <text:p>364</text:p>
          </table:table-cell>
          <table:table-cell table:formula="of:=SUM([.F19]; -[$2023_04_30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96" calcext:value-type="float">
            <text:p>196</text:p>
          </table:table-cell>
          <table:table-cell table:formula="of:=SUM([.B20];-[.C20])"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06" calcext:value-type="float">
            <text:p>506</text:p>
          </table:table-cell>
          <table:table-cell table:formula="of:=SUM([.F20]; -[$2023_04_30.F20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53" calcext:value-type="float">
            <text:p>153</text:p>
          </table:table-cell>
          <table:table-cell table:formula="of:=SUM([.B21];-[.C21])" office:value-type="float" office:value="539" calcext:value-type="float">
            <text:p>53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39" calcext:value-type="float">
            <text:p>539</text:p>
          </table:table-cell>
          <table:table-cell table:formula="of:=SUM([.F21]; -[$2023_04_30.F2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06" calcext:value-type="float">
            <text:p>706</text:p>
          </table:table-cell>
          <table:table-cell table:formula="of:=SUM([.B22];-[.C22])"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42" calcext:value-type="float">
            <text:p>342</text:p>
          </table:table-cell>
          <table:table-cell table:formula="of:=SUM([.F22]; -[$2023_04_30.F2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648" calcext:value-type="float">
            <text:p>7648</text:p>
          </table:table-cell>
          <table:table-cell table:style-name="ce4" table:formula="of:=SUM([.D2:.D22])" office:value-type="float" office:value="10562" calcext:value-type="float">
            <text:p>10562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403" calcext:value-type="float">
            <text:p>10403</text:p>
          </table:table-cell>
          <table:table-cell table:style-name="ce4" table:formula="of:=SUM([.G2:.G22])" office:value-type="float" office:value="31" calcext:value-type="float">
            <text:p>31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_04_30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23" calcext:value-type="float">
            <text:p>923</text:p>
          </table:table-cell>
          <table:table-cell table:formula="of:=SUM([.B2];-[.C2])" office:value-type="float" office:value="357" calcext:value-type="float">
            <text:p>35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57" calcext:value-type="float">
            <text:p>357</text:p>
          </table:table-cell>
          <table:table-cell table:formula="of:=SUM([.F2]; -[$2022_07_13.F2])" office:value-type="float" office:value="72" calcext:value-type="float">
            <text:p>7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15" calcext:value-type="float">
            <text:p>715</text:p>
          </table:table-cell>
          <table:table-cell table:formula="of:=SUM([.B3];-[.C3])" office:value-type="float" office:value="792" calcext:value-type="float">
            <text:p>79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792" calcext:value-type="float">
            <text:p>792</text:p>
          </table:table-cell>
          <table:table-cell table:formula="of:=SUM([.F3]; -[$2022_07_13.F3])" office:value-type="float" office:value="80" calcext:value-type="float">
            <text:p>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44" calcext:value-type="float">
            <text:p>944</text:p>
          </table:table-cell>
          <table:table-cell table:formula="of:=SUM([.B4];-[.C4])" office:value-type="float" office:value="562" calcext:value-type="float">
            <text:p>56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62" calcext:value-type="float">
            <text:p>562</text:p>
          </table:table-cell>
          <table:table-cell table:formula="of:=SUM([.F4]; -[$2022_07_13.F4])" office:value-type="float" office:value="68" calcext:value-type="float">
            <text:p>6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9" calcext:value-type="float">
            <text:p>1009</text:p>
          </table:table-cell>
          <table:table-cell table:formula="of:=SUM([.B5];-[.C5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2" calcext:value-type="float">
            <text:p>122</text:p>
          </table:table-cell>
          <table:table-cell table:formula="of:=SUM([.F5]; -[$2022_07_13.F5])" office:value-type="float" office:value="19" calcext:value-type="float">
            <text:p>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19" calcext:value-type="float">
            <text:p>119</text:p>
          </table:table-cell>
          <table:table-cell table:formula="of:=SUM([.B6];-[.C6])" office:value-type="float" office:value="1124" calcext:value-type="float">
            <text:p>1124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24" calcext:value-type="float">
            <text:p>1124</text:p>
          </table:table-cell>
          <table:table-cell table:formula="of:=SUM([.F6]; -[$2022_07_13.F6])" office:value-type="float" office:value="248" calcext:value-type="float">
            <text:p>24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57" calcext:value-type="float">
            <text:p>57</text:p>
          </table:table-cell>
          <table:table-cell table:formula="of:=SUM([.B7];-[.C7])"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71" calcext:value-type="float">
            <text:p>771</text:p>
          </table:table-cell>
          <table:table-cell table:formula="of:=SUM([.F7]; -[$2022_07_13.F7])" office:value-type="float" office:value="89" calcext:value-type="float">
            <text:p>8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75" calcext:value-type="float">
            <text:p>75</text:p>
          </table:table-cell>
          <table:table-cell table:formula="of:=SUM([.B8];-[.C8])" office:value-type="float" office:value="759" calcext:value-type="float">
            <text:p>759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59" calcext:value-type="float">
            <text:p>759</text:p>
          </table:table-cell>
          <table:table-cell table:formula="of:=SUM([.F8]; -[$2022_07_13.F8])" office:value-type="float" office:value="98" calcext:value-type="float">
            <text:p>9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91" calcext:value-type="float">
            <text:p>91</text:p>
          </table:table-cell>
          <table:table-cell table:formula="of:=SUM([.B9];-[.C9])" office:value-type="float" office:value="737" calcext:value-type="float">
            <text:p>737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37" calcext:value-type="float">
            <text:p>737</text:p>
          </table:table-cell>
          <table:table-cell table:formula="of:=SUM([.F9]; -[$2022_07_13.F9])" office:value-type="float" office:value="120" calcext:value-type="float">
            <text:p>12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243" calcext:value-type="float">
            <text:p>243</text:p>
          </table:table-cell>
          <table:table-cell table:formula="of:=SUM([.B10];-[.C10])" office:value-type="float" office:value="998" calcext:value-type="float">
            <text:p>998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998" calcext:value-type="float">
            <text:p>998</text:p>
          </table:table-cell>
          <table:table-cell table:formula="of:=SUM([.F10]; -[$2022_07_13.F10])" office:value-type="float" office:value="236" calcext:value-type="float">
            <text:p>23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41" calcext:value-type="float">
            <text:p>241</text:p>
          </table:table-cell>
          <table:table-cell table:formula="of:=SUM([.B11];-[.C11])" office:value-type="float" office:value="288" calcext:value-type="float">
            <text:p>288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29" calcext:value-type="float">
            <text:p>129</text:p>
          </table:table-cell>
          <table:table-cell table:formula="of:=SUM([.F11]; -[$2022_07_13.F11])" office:value-type="float" office:value="65" calcext:value-type="float">
            <text:p>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27" calcext:value-type="float">
            <text:p>227</text:p>
          </table:table-cell>
          <table:table-cell table:formula="of:=SUM([.B12];-[.C12])" office:value-type="float" office:value="510" calcext:value-type="float">
            <text:p>510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10" calcext:value-type="float">
            <text:p>510</text:p>
          </table:table-cell>
          <table:table-cell table:formula="of:=SUM([.F12]; -[$2022_07_13.F12])" office:value-type="float" office:value="164" calcext:value-type="float">
            <text:p>1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3];-[.C13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5" calcext:value-type="float">
            <text:p>195</text:p>
          </table:table-cell>
          <table:table-cell table:formula="of:=SUM([.F13]; -[$2022_07_13.F13])"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2022_07_13.F14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81" calcext:value-type="float">
            <text:p>81</text:p>
          </table:table-cell>
          <table:table-cell table:formula="of:=SUM([.B15];-[.C15])" office:value-type="float" office:value="656" calcext:value-type="float">
            <text:p>656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56" calcext:value-type="float">
            <text:p>656</text:p>
          </table:table-cell>
          <table:table-cell table:formula="of:=SUM([.F15]; -[$2022_07_13.F15])" office:value-type="float" office:value="154" calcext:value-type="float">
            <text:p>15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17" calcext:value-type="float">
            <text:p>317</text:p>
          </table:table-cell>
          <table:table-cell table:formula="of:=SUM([.B16];-[.C16])"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12" calcext:value-type="float">
            <text:p>212</text:p>
          </table:table-cell>
          <table:table-cell table:formula="of:=SUM([.F16]; -[$2022_07_13.F16])" office:value-type="float" office:value="94" calcext:value-type="float">
            <text:p>9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07" calcext:value-type="float">
            <text:p>907</text:p>
          </table:table-cell>
          <table:table-cell table:formula="of:=SUM([.B17];-[.C17])"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41" calcext:value-type="float">
            <text:p>141</text:p>
          </table:table-cell>
          <table:table-cell table:formula="of:=SUM([.F17]; -[$2022_07_13.F17])" office:value-type="float" office:value="48" calcext:value-type="float">
            <text:p>4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25" calcext:value-type="float">
            <text:p>325</text:p>
          </table:table-cell>
          <table:table-cell table:formula="of:=SUM([.B18];-[.C18])"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69" calcext:value-type="float">
            <text:p>369</text:p>
          </table:table-cell>
          <table:table-cell table:formula="of:=SUM([.F18]; -[$2022_07_13.F18])" office:value-type="float" office:value="87" calcext:value-type="float">
            <text:p>8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36" calcext:value-type="float">
            <text:p>336</text:p>
          </table:table-cell>
          <table:table-cell table:formula="of:=SUM([.B19];-[.C19])"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64" calcext:value-type="float">
            <text:p>364</text:p>
          </table:table-cell>
          <table:table-cell table:formula="of:=SUM([.F19]; -[$2022_07_13.F19])" office:value-type="float" office:value="65" calcext:value-type="float">
            <text:p>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01" calcext:value-type="float">
            <text:p>201</text:p>
          </table:table-cell>
          <table:table-cell table:formula="of:=SUM([.B20];-[.C20])" office:value-type="float" office:value="501" calcext:value-type="float">
            <text:p>501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01" calcext:value-type="float">
            <text:p>501</text:p>
          </table:table-cell>
          <table:table-cell table:formula="of:=SUM([.F20]; -[$2022_07_13.F20])" office:value-type="float" office:value="83" calcext:value-type="float">
            <text:p>8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55" calcext:value-type="float">
            <text:p>155</text:p>
          </table:table-cell>
          <table:table-cell table:formula="of:=SUM([.B21];-[.C21])"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37" calcext:value-type="float">
            <text:p>537</text:p>
          </table:table-cell>
          <table:table-cell table:formula="of:=SUM([.F21]; -[$2022_07_13.F21])" office:value-type="float" office:value="84" calcext:value-type="float">
            <text:p>8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07" calcext:value-type="float">
            <text:p>707</text:p>
          </table:table-cell>
          <table:table-cell table:formula="of:=SUM([.B22];-[.C22])"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41" calcext:value-type="float">
            <text:p>341</text:p>
          </table:table-cell>
          <table:table-cell table:formula="of:=SUM([.F22]; -[$2022_07_13.F22])" office:value-type="float" office:value="73" calcext:value-type="float">
            <text:p>73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679" calcext:value-type="float">
            <text:p>7679</text:p>
          </table:table-cell>
          <table:table-cell table:style-name="ce4" table:formula="of:=SUM([.D2:.D22])" office:value-type="float" office:value="10531" calcext:value-type="float">
            <text:p>10531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372" calcext:value-type="float">
            <text:p>10372</text:p>
          </table:table-cell>
          <table:table-cell table:style-name="ce4" table:formula="of:=SUM([.G2:.G22])" office:value-type="float" office:value="1967" calcext:value-type="float">
            <text:p>1967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22" table:style-name="ta3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82" calcext:value-type="float">
            <text:p>982</text:p>
          </table:table-cell>
          <table:table-cell table:formula="of:=SUM([.B2];-[.C2])"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98" calcext:value-type="float">
            <text:p>298</text:p>
          </table:table-cell>
          <table:table-cell table:formula="of:=SUM([.F2]; -[$2022_07_13.F2])"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25" calcext:value-type="float">
            <text:p>725</text:p>
          </table:table-cell>
          <table:table-cell table:formula="of:=SUM([.B3];-[.C3])" office:value-type="float" office:value="782" calcext:value-type="float">
            <text:p>78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782" calcext:value-type="float">
            <text:p>782</text:p>
          </table:table-cell>
          <table:table-cell table:formula="of:=SUM([.F3]; -[$2022_07_13.F3])" office:value-type="float" office:value="70" calcext:value-type="float">
            <text:p>7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2" calcext:value-type="float">
            <text:p>982</text:p>
          </table:table-cell>
          <table:table-cell table:formula="of:=SUM([.B4];-[.C4])" office:value-type="float" office:value="524" calcext:value-type="float">
            <text:p>524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4" calcext:value-type="float">
            <text:p>524</text:p>
          </table:table-cell>
          <table:table-cell table:formula="of:=SUM([.F4]; -[$2022_07_13.F4])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21" calcext:value-type="float">
            <text:p>1021</text:p>
          </table:table-cell>
          <table:table-cell table:formula="of:=SUM([.B5];-[.C5])"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10" calcext:value-type="float">
            <text:p>110</text:p>
          </table:table-cell>
          <table:table-cell table:formula="of:=SUM([.F5]; -[$2022_07_13.F5])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89" calcext:value-type="float">
            <text:p>289</text:p>
          </table:table-cell>
          <table:table-cell table:formula="of:=SUM([.B6];-[.C6])" office:value-type="float" office:value="954" calcext:value-type="float">
            <text:p>954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954" calcext:value-type="float">
            <text:p>954</text:p>
          </table:table-cell>
          <table:table-cell table:formula="of:=SUM([.F6]; -[$2022_07_13.F6])" office:value-type="float" office:value="78" calcext:value-type="float">
            <text:p>7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13" calcext:value-type="float">
            <text:p>113</text:p>
          </table:table-cell>
          <table:table-cell table:formula="of:=SUM([.B7];-[.C7])" office:value-type="float" office:value="715" calcext:value-type="float">
            <text:p>71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15" calcext:value-type="float">
            <text:p>715</text:p>
          </table:table-cell>
          <table:table-cell table:formula="of:=SUM([.F7]; -[$2022_07_13.F7])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10" calcext:value-type="float">
            <text:p>110</text:p>
          </table:table-cell>
          <table:table-cell table:formula="of:=SUM([.B8];-[.C8])" office:value-type="float" office:value="724" calcext:value-type="float">
            <text:p>724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24" calcext:value-type="float">
            <text:p>724</text:p>
          </table:table-cell>
          <table:table-cell table:formula="of:=SUM([.F8]; -[$2022_07_13.F8])" office:value-type="float" office:value="63" calcext:value-type="float">
            <text:p>6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67" calcext:value-type="float">
            <text:p>167</text:p>
          </table:table-cell>
          <table:table-cell table:formula="of:=SUM([.B9];-[.C9])" office:value-type="float" office:value="661" calcext:value-type="float">
            <text:p>661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661" calcext:value-type="float">
            <text:p>661</text:p>
          </table:table-cell>
          <table:table-cell table:formula="of:=SUM([.F9]; -[$2022_07_13.F9])" office:value-type="float" office:value="44" calcext:value-type="float">
            <text:p>4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14" calcext:value-type="float">
            <text:p>414</text:p>
          </table:table-cell>
          <table:table-cell table:formula="of:=SUM([.B10];-[.C10])" office:value-type="float" office:value="827" calcext:value-type="float">
            <text:p>827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27" calcext:value-type="float">
            <text:p>827</text:p>
          </table:table-cell>
          <table:table-cell table:formula="of:=SUM([.F10]; -[$2022_07_13.F10])" office:value-type="float" office:value="65" calcext:value-type="float">
            <text:p>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4" calcext:value-type="float">
            <text:p>304</text:p>
          </table:table-cell>
          <table:table-cell table:formula="of:=SUM([.B11];-[.C11])" office:value-type="float" office:value="225" calcext:value-type="float">
            <text:p>225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6" calcext:value-type="float">
            <text:p>66</text:p>
          </table:table-cell>
          <table:table-cell table:formula="of:=SUM([.F11]; -[$2022_07_13.F11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0" calcext:value-type="float">
            <text:p>300</text:p>
          </table:table-cell>
          <table:table-cell table:formula="of:=SUM([.B12];-[.C12])"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437" calcext:value-type="float">
            <text:p>437</text:p>
          </table:table-cell>
          <table:table-cell table:formula="of:=SUM([.F12]; -[$2022_07_13.F12])" office:value-type="float" office:value="91" calcext:value-type="float">
            <text:p>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6" calcext:value-type="float">
            <text:p>6</text:p>
          </table:table-cell>
          <table:table-cell table:formula="of:=SUM([.B13];-[.C13])"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2" calcext:value-type="float">
            <text:p>192</text:p>
          </table:table-cell>
          <table:table-cell table:formula="of:=SUM([.F13]; -[$2022_07_13.F13])"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SUM([.B14];-[.C14])"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4" calcext:value-type="float">
            <text:p>194</text:p>
          </table:table-cell>
          <table:table-cell table:formula="of:=SUM([.F14]; -[$2022_07_13.F14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85" calcext:value-type="float">
            <text:p>185</text:p>
          </table:table-cell>
          <table:table-cell table:formula="of:=SUM([.B15];-[.C15])" office:value-type="float" office:value="552" calcext:value-type="float">
            <text:p>552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52" calcext:value-type="float">
            <text:p>552</text:p>
          </table:table-cell>
          <table:table-cell table:formula="of:=SUM([.F15]; -[$2022_07_13.F15])"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2" calcext:value-type="float">
            <text:p>382</text:p>
          </table:table-cell>
          <table:table-cell table:formula="of:=SUM([.B16];-[.C16])"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47" calcext:value-type="float">
            <text:p>147</text:p>
          </table:table-cell>
          <table:table-cell table:formula="of:=SUM([.F16]; -[$2022_07_13.F16])" office:value-type="float" office:value="29" calcext:value-type="float">
            <text:p>2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43" calcext:value-type="float">
            <text:p>943</text:p>
          </table:table-cell>
          <table:table-cell table:formula="of:=SUM([.B17];-[.C17])"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05" calcext:value-type="float">
            <text:p>105</text:p>
          </table:table-cell>
          <table:table-cell table:formula="of:=SUM([.F17]; -[$2022_07_13.F17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9" calcext:value-type="float">
            <text:p>389</text:p>
          </table:table-cell>
          <table:table-cell table:formula="of:=SUM([.B18];-[.C18])"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5" calcext:value-type="float">
            <text:p>305</text:p>
          </table:table-cell>
          <table:table-cell table:formula="of:=SUM([.F18]; -[$2022_07_13.F18])" office:value-type="float" office:value="23" calcext:value-type="float">
            <text:p>2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71" calcext:value-type="float">
            <text:p>371</text:p>
          </table:table-cell>
          <table:table-cell table:formula="of:=SUM([.B19];-[.C19])" office:value-type="float" office:value="329" calcext:value-type="float">
            <text:p>329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29" calcext:value-type="float">
            <text:p>329</text:p>
          </table:table-cell>
          <table:table-cell table:formula="of:=SUM([.F19]; -[$2022_07_13.F19])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84" calcext:value-type="float">
            <text:p>184</text:p>
          </table:table-cell>
          <table:table-cell table:formula="of:=SUM([.B20];-[.C20])" office:value-type="float" office:value="518" calcext:value-type="float">
            <text:p>518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18" calcext:value-type="float">
            <text:p>518</text:p>
          </table:table-cell>
          <table:table-cell table:formula="of:=SUM([.F20]; -[$2022_07_13.F20])"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97" calcext:value-type="float">
            <text:p>197</text:p>
          </table:table-cell>
          <table:table-cell table:formula="of:=SUM([.B21];-[.C21])" office:value-type="float" office:value="495" calcext:value-type="float">
            <text:p>495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95" calcext:value-type="float">
            <text:p>495</text:p>
          </table:table-cell>
          <table:table-cell table:formula="of:=SUM([.F21]; -[$2022_07_13.F21])" office:value-type="float" office:value="42" calcext:value-type="float">
            <text:p>4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7" calcext:value-type="float">
            <text:p>717</text:p>
          </table:table-cell>
          <table:table-cell table:formula="of:=SUM([.B22];-[.C22])"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1" calcext:value-type="float">
            <text:p>331</text:p>
          </table:table-cell>
          <table:table-cell table:formula="of:=SUM([.F22]; -[$2022_07_13.F22])" office:value-type="float" office:value="63" calcext:value-type="float">
            <text:p>63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785" calcext:value-type="float">
            <text:p>8785</text:p>
          </table:table-cell>
          <table:table-cell table:style-name="ce4" table:formula="of:=SUM([.D2:.D22])" office:value-type="float" office:value="9425" calcext:value-type="float">
            <text:p>9425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9266" calcext:value-type="float">
            <text:p>9266</text:p>
          </table:table-cell>
          <table:table-cell table:style-name="ce4" table:formula="of:=SUM([.G2:.G22])" office:value-type="float" office:value="861" calcext:value-type="float">
            <text:p>861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13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5" calcext:value-type="float">
            <text:p>995</text:p>
          </table:table-cell>
          <table:table-cell table:formula="of:=SUM([.B2];-[.C2])"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85" calcext:value-type="float">
            <text:p>285</text:p>
          </table:table-cell>
          <table:table-cell table:formula="of:=SUM([.F2]; -[$2022_07_12.F2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95" calcext:value-type="float">
            <text:p>795</text:p>
          </table:table-cell>
          <table:table-cell table:formula="of:=SUM([.B3];-[.C3])" office:value-type="float" office:value="712" calcext:value-type="float">
            <text:p>71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712" calcext:value-type="float">
            <text:p>712</text:p>
          </table:table-cell>
          <table:table-cell table:formula="of:=SUM([.F3]; -[$2022_07_12.F3])"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2" calcext:value-type="float">
            <text:p>1012</text:p>
          </table:table-cell>
          <table:table-cell table:formula="of:=SUM([.B4];-[.C4])"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4" calcext:value-type="float">
            <text:p>494</text:p>
          </table:table-cell>
          <table:table-cell table:formula="of:=SUM([.F4]; -[$2022_07_12.F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28" calcext:value-type="float">
            <text:p>1028</text:p>
          </table:table-cell>
          <table:table-cell table:formula="of:=SUM([.B5];-[.C5])"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03" calcext:value-type="float">
            <text:p>103</text:p>
          </table:table-cell>
          <table:table-cell table:formula="of:=SUM([.F5]; -[$2022_07_12.F5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67" calcext:value-type="float">
            <text:p>367</text:p>
          </table:table-cell>
          <table:table-cell table:formula="of:=SUM([.B6];-[.C6])" office:value-type="float" office:value="876" calcext:value-type="float">
            <text:p>876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76" calcext:value-type="float">
            <text:p>876</text:p>
          </table:table-cell>
          <table:table-cell table:formula="of:=SUM([.F6]; -[$2022_07_12.F6])"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46" calcext:value-type="float">
            <text:p>146</text:p>
          </table:table-cell>
          <table:table-cell table:formula="of:=SUM([.B7];-[.C7])"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82" calcext:value-type="float">
            <text:p>682</text:p>
          </table:table-cell>
          <table:table-cell table:formula="of:=SUM([.F7]; -[$2022_07_12.F7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73" calcext:value-type="float">
            <text:p>173</text:p>
          </table:table-cell>
          <table:table-cell table:formula="of:=SUM([.B8];-[.C8])" office:value-type="float" office:value="661" calcext:value-type="float">
            <text:p>661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61" calcext:value-type="float">
            <text:p>661</text:p>
          </table:table-cell>
          <table:table-cell table:formula="of:=SUM([.F8]; -[$2022_07_12.F8])" office:value-type="float" office:value="18" calcext:value-type="float">
            <text:p>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11" calcext:value-type="float">
            <text:p>211</text:p>
          </table:table-cell>
          <table:table-cell table:formula="of:=SUM([.B9];-[.C9])" office:value-type="float" office:value="617" calcext:value-type="float">
            <text:p>617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617" calcext:value-type="float">
            <text:p>617</text:p>
          </table:table-cell>
          <table:table-cell table:formula="of:=SUM([.F9]; -[$2022_07_12.F9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79" calcext:value-type="float">
            <text:p>479</text:p>
          </table:table-cell>
          <table:table-cell table:formula="of:=SUM([.B10];-[.C10])" office:value-type="float" office:value="762" calcext:value-type="float">
            <text:p>762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62" calcext:value-type="float">
            <text:p>762</text:p>
          </table:table-cell>
          <table:table-cell table:formula="of:=SUM([.F10]; -[$2022_07_12.F10])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6" calcext:value-type="float">
            <text:p>306</text:p>
          </table:table-cell>
          <table:table-cell table:formula="of:=SUM([.B11];-[.C11])" office:value-type="float" office:value="223" calcext:value-type="float">
            <text:p>223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4" calcext:value-type="float">
            <text:p>64</text:p>
          </table:table-cell>
          <table:table-cell table:formula="of:=SUM([.F11]; -[$2022_07_12.F11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91" calcext:value-type="float">
            <text:p>391</text:p>
          </table:table-cell>
          <table:table-cell table:formula="of:=SUM([.B12];-[.C12])"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46" calcext:value-type="float">
            <text:p>346</text:p>
          </table:table-cell>
          <table:table-cell table:formula="of:=SUM([.F12]; -[$2022_07_12.F12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9" calcext:value-type="float">
            <text:p>19</text:p>
          </table:table-cell>
          <table:table-cell table:formula="of:=SUM([.B13];-[.C13])"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9" calcext:value-type="float">
            <text:p>179</text:p>
          </table:table-cell>
          <table:table-cell table:formula="of:=SUM([.F13]; -[$2022_07_12.F13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7" calcext:value-type="float">
            <text:p>7</text:p>
          </table:table-cell>
          <table:table-cell table:formula="of:=SUM([.B14];-[.C14])"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1" calcext:value-type="float">
            <text:p>191</text:p>
          </table:table-cell>
          <table:table-cell table:formula="of:=SUM([.F14]; -[$2022_07_12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35" calcext:value-type="float">
            <text:p>235</text:p>
          </table:table-cell>
          <table:table-cell table:formula="of:=SUM([.B15];-[.C15])" office:value-type="float" office:value="502" calcext:value-type="float">
            <text:p>502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02" calcext:value-type="float">
            <text:p>502</text:p>
          </table:table-cell>
          <table:table-cell table:formula="of:=SUM([.F15]; -[$2022_07_12.F15])"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1" calcext:value-type="float">
            <text:p>411</text:p>
          </table:table-cell>
          <table:table-cell table:formula="of:=SUM([.B16];-[.C16])"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8" calcext:value-type="float">
            <text:p>118</text:p>
          </table:table-cell>
          <table:table-cell table:formula="of:=SUM([.F16]; -[$2022_07_12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12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2" calcext:value-type="float">
            <text:p>412</text:p>
          </table:table-cell>
          <table:table-cell table:formula="of:=SUM([.B18];-[.C18])"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82" calcext:value-type="float">
            <text:p>282</text:p>
          </table:table-cell>
          <table:table-cell table:formula="of:=SUM([.F18]; -[$2022_07_12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1" calcext:value-type="float">
            <text:p>401</text:p>
          </table:table-cell>
          <table:table-cell table:formula="of:=SUM([.B19];-[.C19])"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99" calcext:value-type="float">
            <text:p>299</text:p>
          </table:table-cell>
          <table:table-cell table:formula="of:=SUM([.F19]; -[$2022_07_12.F19])" office:value-type="float" office:value="19" calcext:value-type="float">
            <text:p>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84" calcext:value-type="float">
            <text:p>284</text:p>
          </table:table-cell>
          <table:table-cell table:formula="of:=SUM([.B20];-[.C20])" office:value-type="float" office:value="418" calcext:value-type="float">
            <text:p>418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18" calcext:value-type="float">
            <text:p>418</text:p>
          </table:table-cell>
          <table:table-cell table:formula="of:=SUM([.F20]; -[$2022_07_12.F20])"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39" calcext:value-type="float">
            <text:p>239</text:p>
          </table:table-cell>
          <table:table-cell table:formula="of:=SUM([.B21];-[.C21])"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53" calcext:value-type="float">
            <text:p>453</text:p>
          </table:table-cell>
          <table:table-cell table:formula="of:=SUM([.F21]; -[$2022_07_12.F21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0" calcext:value-type="float">
            <text:p>780</text:p>
          </table:table-cell>
          <table:table-cell table:formula="of:=SUM([.B22];-[.C22])" office:value-type="float" office:value="268" calcext:value-type="float">
            <text:p>26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8" calcext:value-type="float">
            <text:p>268</text:p>
          </table:table-cell>
          <table:table-cell table:formula="of:=SUM([.F22]; -[$2022_07_12.F22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646" calcext:value-type="float">
            <text:p>9646</text:p>
          </table:table-cell>
          <table:table-cell table:style-name="ce4" table:formula="of:=SUM([.D2:.D22])" office:value-type="float" office:value="8564" calcext:value-type="float">
            <text:p>8564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405" calcext:value-type="float">
            <text:p>8405</text:p>
          </table:table-cell>
          <table:table-cell table:style-name="ce4" table:formula="of:=SUM([.G2:.G22])" office:value-type="float" office:value="208" calcext:value-type="float">
            <text:p>208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12" table:style-name="ta4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9" calcext:value-type="float">
            <text:p>999</text:p>
          </table:table-cell>
          <table:table-cell table:formula="of:=SUM([.B2];-[.C2])"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81" calcext:value-type="float">
            <text:p>281</text:p>
          </table:table-cell>
          <table:table-cell table:formula="of:=SUM([.F2]; -[$2022_07_11.F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12" calcext:value-type="float">
            <text:p>812</text:p>
          </table:table-cell>
          <table:table-cell table:formula="of:=SUM([.B3];-[.C3])" office:value-type="float" office:value="695" calcext:value-type="float">
            <text:p>69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95" calcext:value-type="float">
            <text:p>695</text:p>
          </table:table-cell>
          <table:table-cell table:formula="of:=SUM([.F3]; -[$2022_07_11.F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3" calcext:value-type="float">
            <text:p>1013</text:p>
          </table:table-cell>
          <table:table-cell table:formula="of:=SUM([.B4];-[.C4])"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3" calcext:value-type="float">
            <text:p>493</text:p>
          </table:table-cell>
          <table:table-cell table:formula="of:=SUM([.F4]; -[$2022_07_11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0" calcext:value-type="float">
            <text:p>1030</text:p>
          </table:table-cell>
          <table:table-cell table:formula="of:=SUM([.B5];-[.C5])"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01" calcext:value-type="float">
            <text:p>101</text:p>
          </table:table-cell>
          <table:table-cell table:formula="of:=SUM([.F5]; -[$2022_07_11.F5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82" calcext:value-type="float">
            <text:p>382</text:p>
          </table:table-cell>
          <table:table-cell table:formula="of:=SUM([.B6];-[.C6])" office:value-type="float" office:value="861" calcext:value-type="float">
            <text:p>861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61" calcext:value-type="float">
            <text:p>861</text:p>
          </table:table-cell>
          <table:table-cell table:formula="of:=SUM([.F6]; -[$2022_07_11.F6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58" calcext:value-type="float">
            <text:p>158</text:p>
          </table:table-cell>
          <table:table-cell table:formula="of:=SUM([.B7];-[.C7])" office:value-type="float" office:value="670" calcext:value-type="float">
            <text:p>670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70" calcext:value-type="float">
            <text:p>670</text:p>
          </table:table-cell>
          <table:table-cell table:formula="of:=SUM([.F7]; -[$2022_07_11.F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91" calcext:value-type="float">
            <text:p>191</text:p>
          </table:table-cell>
          <table:table-cell table:formula="of:=SUM([.B8];-[.C8])" office:value-type="float" office:value="643" calcext:value-type="float">
            <text:p>643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43" calcext:value-type="float">
            <text:p>643</text:p>
          </table:table-cell>
          <table:table-cell table:formula="of:=SUM([.F8]; -[$2022_07_11.F8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17" calcext:value-type="float">
            <text:p>217</text:p>
          </table:table-cell>
          <table:table-cell table:formula="of:=SUM([.B9];-[.C9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611" calcext:value-type="float">
            <text:p>611</text:p>
          </table:table-cell>
          <table:table-cell table:formula="of:=SUM([.F9]; -[$2022_07_11.F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0" calcext:value-type="float">
            <text:p>490</text:p>
          </table:table-cell>
          <table:table-cell table:formula="of:=SUM([.B10];-[.C10])" office:value-type="float" office:value="751" calcext:value-type="float">
            <text:p>751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51" calcext:value-type="float">
            <text:p>751</text:p>
          </table:table-cell>
          <table:table-cell table:formula="of:=SUM([.F10]; -[$2022_07_11.F10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11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03" calcext:value-type="float">
            <text:p>403</text:p>
          </table:table-cell>
          <table:table-cell table:formula="of:=SUM([.B12];-[.C12])"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34" calcext:value-type="float">
            <text:p>334</text:p>
          </table:table-cell>
          <table:table-cell table:formula="of:=SUM([.F12]; -[$2022_07_11.F1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1" calcext:value-type="float">
            <text:p>21</text:p>
          </table:table-cell>
          <table:table-cell table:formula="of:=SUM([.B13];-[.C13])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7" calcext:value-type="float">
            <text:p>177</text:p>
          </table:table-cell>
          <table:table-cell table:formula="of:=SUM([.F13]; -[$2022_07_11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7" calcext:value-type="float">
            <text:p>7</text:p>
          </table:table-cell>
          <table:table-cell table:formula="of:=SUM([.B14];-[.C14])"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1" calcext:value-type="float">
            <text:p>191</text:p>
          </table:table-cell>
          <table:table-cell table:formula="of:=SUM([.F14]; -[$2022_07_11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85" calcext:value-type="float">
            <text:p>285</text:p>
          </table:table-cell>
          <table:table-cell table:formula="of:=SUM([.B15];-[.C15])" office:value-type="float" office:value="452" calcext:value-type="float">
            <text:p>452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52" calcext:value-type="float">
            <text:p>452</text:p>
          </table:table-cell>
          <table:table-cell table:formula="of:=SUM([.F15]; -[$2022_07_11.F15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1" calcext:value-type="float">
            <text:p>411</text:p>
          </table:table-cell>
          <table:table-cell table:formula="of:=SUM([.B16];-[.C16])"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8" calcext:value-type="float">
            <text:p>118</text:p>
          </table:table-cell>
          <table:table-cell table:formula="of:=SUM([.F16]; -[$2022_07_11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11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2" calcext:value-type="float">
            <text:p>412</text:p>
          </table:table-cell>
          <table:table-cell table:formula="of:=SUM([.B18];-[.C18])"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82" calcext:value-type="float">
            <text:p>282</text:p>
          </table:table-cell>
          <table:table-cell table:formula="of:=SUM([.F18]; -[$2022_07_11.F18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0" calcext:value-type="float">
            <text:p>420</text:p>
          </table:table-cell>
          <table:table-cell table:formula="of:=SUM([.B19];-[.C19])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80" calcext:value-type="float">
            <text:p>280</text:p>
          </table:table-cell>
          <table:table-cell table:formula="of:=SUM([.F19]; -[$2022_07_11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6" calcext:value-type="float">
            <text:p>306</text:p>
          </table:table-cell>
          <table:table-cell table:formula="of:=SUM([.B20];-[.C20])"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6" calcext:value-type="float">
            <text:p>396</text:p>
          </table:table-cell>
          <table:table-cell table:formula="of:=SUM([.F20]; -[$2022_07_11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1" calcext:value-type="float">
            <text:p>251</text:p>
          </table:table-cell>
          <table:table-cell table:formula="of:=SUM([.B21];-[.C21])"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41" calcext:value-type="float">
            <text:p>441</text:p>
          </table:table-cell>
          <table:table-cell table:formula="of:=SUM([.F21]; -[$2022_07_11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3" calcext:value-type="float">
            <text:p>783</text:p>
          </table:table-cell>
          <table:table-cell table:formula="of:=SUM([.B22];-[.C22])"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5" calcext:value-type="float">
            <text:p>265</text:p>
          </table:table-cell>
          <table:table-cell table:formula="of:=SUM([.F22]; -[$2022_07_11.F2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854" calcext:value-type="float">
            <text:p>9854</text:p>
          </table:table-cell>
          <table:table-cell table:style-name="ce4" table:formula="of:=SUM([.D2:.D22])" office:value-type="float" office:value="8356" calcext:value-type="float">
            <text:p>835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197" calcext:value-type="float">
            <text:p>8197</text:p>
          </table:table-cell>
          <table:table-cell table:style-name="ce4" table:formula="of:=SUM([.G2:.G22])" office:value-type="float" office:value="19" calcext:value-type="float">
            <text:p>19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11" table:style-name="ta5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9" calcext:value-type="float">
            <text:p>999</text:p>
          </table:table-cell>
          <table:table-cell table:formula="of:=SUM([.B2];-[.C2])"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81" calcext:value-type="float">
            <text:p>281</text:p>
          </table:table-cell>
          <table:table-cell table:formula="of:=SUM([.F2]; -[$2022_07_10.F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13" calcext:value-type="float">
            <text:p>813</text:p>
          </table:table-cell>
          <table:table-cell table:formula="of:=SUM([.B3];-[.C3])" office:value-type="float" office:value="694" calcext:value-type="float">
            <text:p>69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94" calcext:value-type="float">
            <text:p>694</text:p>
          </table:table-cell>
          <table:table-cell table:formula="of:=SUM([.F3]; -[$2022_07_10.F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3" calcext:value-type="float">
            <text:p>1013</text:p>
          </table:table-cell>
          <table:table-cell table:formula="of:=SUM([.B4];-[.C4])"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3" calcext:value-type="float">
            <text:p>493</text:p>
          </table:table-cell>
          <table:table-cell table:formula="of:=SUM([.F4]; -[$2022_07_10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2" calcext:value-type="float">
            <text:p>1032</text:p>
          </table:table-cell>
          <table:table-cell table:formula="of:=SUM([.B5];-[.C5])"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9" calcext:value-type="float">
            <text:p>99</text:p>
          </table:table-cell>
          <table:table-cell table:formula="of:=SUM([.F5]; -[$2022_07_10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86" calcext:value-type="float">
            <text:p>386</text:p>
          </table:table-cell>
          <table:table-cell table:formula="of:=SUM([.B6];-[.C6])" office:value-type="float" office:value="857" calcext:value-type="float">
            <text:p>857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57" calcext:value-type="float">
            <text:p>857</text:p>
          </table:table-cell>
          <table:table-cell table:formula="of:=SUM([.F6]; -[$2022_07_10.F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58" calcext:value-type="float">
            <text:p>158</text:p>
          </table:table-cell>
          <table:table-cell table:formula="of:=SUM([.B7];-[.C7])" office:value-type="float" office:value="670" calcext:value-type="float">
            <text:p>670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70" calcext:value-type="float">
            <text:p>670</text:p>
          </table:table-cell>
          <table:table-cell table:formula="of:=SUM([.F7]; -[$2022_07_10.F7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93" calcext:value-type="float">
            <text:p>193</text:p>
          </table:table-cell>
          <table:table-cell table:formula="of:=SUM([.B8];-[.C8])" office:value-type="float" office:value="641" calcext:value-type="float">
            <text:p>641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41" calcext:value-type="float">
            <text:p>641</text:p>
          </table:table-cell>
          <table:table-cell table:formula="of:=SUM([.F8]; -[$2022_07_10.F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18" calcext:value-type="float">
            <text:p>218</text:p>
          </table:table-cell>
          <table:table-cell table:formula="of:=SUM([.B9];-[.C9])" office:value-type="float" office:value="610" calcext:value-type="float">
            <text:p>610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610" calcext:value-type="float">
            <text:p>610</text:p>
          </table:table-cell>
          <table:table-cell table:formula="of:=SUM([.F9]; -[$2022_07_10.F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2" calcext:value-type="float">
            <text:p>492</text:p>
          </table:table-cell>
          <table:table-cell table:formula="of:=SUM([.B10];-[.C10])" office:value-type="float" office:value="749" calcext:value-type="float">
            <text:p>749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49" calcext:value-type="float">
            <text:p>749</text:p>
          </table:table-cell>
          <table:table-cell table:formula="of:=SUM([.F10]; -[$2022_07_10.F1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10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03" calcext:value-type="float">
            <text:p>403</text:p>
          </table:table-cell>
          <table:table-cell table:formula="of:=SUM([.B12];-[.C12])"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34" calcext:value-type="float">
            <text:p>334</text:p>
          </table:table-cell>
          <table:table-cell table:formula="of:=SUM([.F12]; -[$2022_07_10.F1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1" calcext:value-type="float">
            <text:p>21</text:p>
          </table:table-cell>
          <table:table-cell table:formula="of:=SUM([.B13];-[.C13])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7" calcext:value-type="float">
            <text:p>177</text:p>
          </table:table-cell>
          <table:table-cell table:formula="of:=SUM([.F13]; -[$2022_07_10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7" calcext:value-type="float">
            <text:p>7</text:p>
          </table:table-cell>
          <table:table-cell table:formula="of:=SUM([.B14];-[.C14])"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1" calcext:value-type="float">
            <text:p>191</text:p>
          </table:table-cell>
          <table:table-cell table:formula="of:=SUM([.F14]; -[$2022_07_10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88" calcext:value-type="float">
            <text:p>288</text:p>
          </table:table-cell>
          <table:table-cell table:formula="of:=SUM([.B15];-[.C15])" office:value-type="float" office:value="449" calcext:value-type="float">
            <text:p>449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9" calcext:value-type="float">
            <text:p>449</text:p>
          </table:table-cell>
          <table:table-cell table:formula="of:=SUM([.F15]; -[$2022_07_10.F15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1" calcext:value-type="float">
            <text:p>411</text:p>
          </table:table-cell>
          <table:table-cell table:formula="of:=SUM([.B16];-[.C16])"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8" calcext:value-type="float">
            <text:p>118</text:p>
          </table:table-cell>
          <table:table-cell table:formula="of:=SUM([.F16]; -[$2022_07_10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10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5" calcext:value-type="float">
            <text:p>415</text:p>
          </table:table-cell>
          <table:table-cell table:formula="of:=SUM([.B18];-[.C18])"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9" calcext:value-type="float">
            <text:p>279</text:p>
          </table:table-cell>
          <table:table-cell table:formula="of:=SUM([.F18]; -[$2022_07_10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0" calcext:value-type="float">
            <text:p>420</text:p>
          </table:table-cell>
          <table:table-cell table:formula="of:=SUM([.B19];-[.C19])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80" calcext:value-type="float">
            <text:p>280</text:p>
          </table:table-cell>
          <table:table-cell table:formula="of:=SUM([.F19]; -[$2022_07_10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6" calcext:value-type="float">
            <text:p>306</text:p>
          </table:table-cell>
          <table:table-cell table:formula="of:=SUM([.B20];-[.C20])"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6" calcext:value-type="float">
            <text:p>396</text:p>
          </table:table-cell>
          <table:table-cell table:formula="of:=SUM([.F20]; -[$2022_07_10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1" calcext:value-type="float">
            <text:p>251</text:p>
          </table:table-cell>
          <table:table-cell table:formula="of:=SUM([.B21];-[.C21])"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41" calcext:value-type="float">
            <text:p>441</text:p>
          </table:table-cell>
          <table:table-cell table:formula="of:=SUM([.F21]; -[$2022_07_10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4" calcext:value-type="float">
            <text:p>784</text:p>
          </table:table-cell>
          <table:table-cell table:formula="of:=SUM([.B22];-[.C22])"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4" calcext:value-type="float">
            <text:p>264</text:p>
          </table:table-cell>
          <table:table-cell table:formula="of:=SUM([.F22]; -[$2022_07_10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873" calcext:value-type="float">
            <text:p>9873</text:p>
          </table:table-cell>
          <table:table-cell table:style-name="ce4" table:formula="of:=SUM([.D2:.D22])" office:value-type="float" office:value="8337" calcext:value-type="float">
            <text:p>8337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178" calcext:value-type="float">
            <text:p>8178</text:p>
          </table:table-cell>
          <table:table-cell table:style-name="ce4" table:formula="of:=SUM([.G2:.G22])" office:value-type="float" office:value="11" calcext:value-type="float">
            <text:p>11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10" table:style-name="ta6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9" calcext:value-type="float">
            <text:p>999</text:p>
          </table:table-cell>
          <table:table-cell table:formula="of:=SUM([.B2];-[.C2])"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81" calcext:value-type="float">
            <text:p>281</text:p>
          </table:table-cell>
          <table:table-cell table:formula="of:=SUM([.F2]; -[$2022_07_09.F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13" calcext:value-type="float">
            <text:p>813</text:p>
          </table:table-cell>
          <table:table-cell table:formula="of:=SUM([.B3];-[.C3])" office:value-type="float" office:value="694" calcext:value-type="float">
            <text:p>69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94" calcext:value-type="float">
            <text:p>694</text:p>
          </table:table-cell>
          <table:table-cell table:formula="of:=SUM([.F3]; -[$2022_07_09.F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3" calcext:value-type="float">
            <text:p>1013</text:p>
          </table:table-cell>
          <table:table-cell table:formula="of:=SUM([.B4];-[.C4])"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3" calcext:value-type="float">
            <text:p>493</text:p>
          </table:table-cell>
          <table:table-cell table:formula="of:=SUM([.F4]; -[$2022_07_09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2" calcext:value-type="float">
            <text:p>1032</text:p>
          </table:table-cell>
          <table:table-cell table:formula="of:=SUM([.B5];-[.C5])"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9" calcext:value-type="float">
            <text:p>99</text:p>
          </table:table-cell>
          <table:table-cell table:formula="of:=SUM([.F5]; -[$2022_07_09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86" calcext:value-type="float">
            <text:p>386</text:p>
          </table:table-cell>
          <table:table-cell table:formula="of:=SUM([.B6];-[.C6])" office:value-type="float" office:value="857" calcext:value-type="float">
            <text:p>857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57" calcext:value-type="float">
            <text:p>857</text:p>
          </table:table-cell>
          <table:table-cell table:formula="of:=SUM([.F6]; -[$2022_07_09.F6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2" calcext:value-type="float">
            <text:p>162</text:p>
          </table:table-cell>
          <table:table-cell table:formula="of:=SUM([.B7];-[.C7])" office:value-type="float" office:value="666" calcext:value-type="float">
            <text:p>666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66" calcext:value-type="float">
            <text:p>666</text:p>
          </table:table-cell>
          <table:table-cell table:formula="of:=SUM([.F7]; -[$2022_07_09.F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93" calcext:value-type="float">
            <text:p>193</text:p>
          </table:table-cell>
          <table:table-cell table:formula="of:=SUM([.B8];-[.C8])" office:value-type="float" office:value="641" calcext:value-type="float">
            <text:p>641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41" calcext:value-type="float">
            <text:p>641</text:p>
          </table:table-cell>
          <table:table-cell table:formula="of:=SUM([.F8]; -[$2022_07_09.F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0" calcext:value-type="float">
            <text:p>220</text:p>
          </table:table-cell>
          <table:table-cell table:formula="of:=SUM([.B9];-[.C9])" office:value-type="float" office:value="608" calcext:value-type="float">
            <text:p>608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608" calcext:value-type="float">
            <text:p>608</text:p>
          </table:table-cell>
          <table:table-cell table:formula="of:=SUM([.F9]; -[$2022_07_09.F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2" calcext:value-type="float">
            <text:p>492</text:p>
          </table:table-cell>
          <table:table-cell table:formula="of:=SUM([.B10];-[.C10])" office:value-type="float" office:value="749" calcext:value-type="float">
            <text:p>749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49" calcext:value-type="float">
            <text:p>749</text:p>
          </table:table-cell>
          <table:table-cell table:formula="of:=SUM([.F10]; -[$2022_07_09.F1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09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04" calcext:value-type="float">
            <text:p>404</text:p>
          </table:table-cell>
          <table:table-cell table:formula="of:=SUM([.B12];-[.C12])"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33" calcext:value-type="float">
            <text:p>333</text:p>
          </table:table-cell>
          <table:table-cell table:formula="of:=SUM([.F12]; -[$2022_07_09.F1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1" calcext:value-type="float">
            <text:p>21</text:p>
          </table:table-cell>
          <table:table-cell table:formula="of:=SUM([.B13];-[.C13])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7" calcext:value-type="float">
            <text:p>177</text:p>
          </table:table-cell>
          <table:table-cell table:formula="of:=SUM([.F13]; -[$2022_07_09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7" calcext:value-type="float">
            <text:p>7</text:p>
          </table:table-cell>
          <table:table-cell table:formula="of:=SUM([.B14];-[.C14])"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1" calcext:value-type="float">
            <text:p>191</text:p>
          </table:table-cell>
          <table:table-cell table:formula="of:=SUM([.F14]; -[$2022_07_09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92" calcext:value-type="float">
            <text:p>292</text:p>
          </table:table-cell>
          <table:table-cell table:formula="of:=SUM([.B15];-[.C15])" office:value-type="float" office:value="445" calcext:value-type="float">
            <text:p>445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5" calcext:value-type="float">
            <text:p>445</text:p>
          </table:table-cell>
          <table:table-cell table:formula="of:=SUM([.F15]; -[$2022_07_09.F1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1" calcext:value-type="float">
            <text:p>411</text:p>
          </table:table-cell>
          <table:table-cell table:formula="of:=SUM([.B16];-[.C16])"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8" calcext:value-type="float">
            <text:p>118</text:p>
          </table:table-cell>
          <table:table-cell table:formula="of:=SUM([.F16]; -[$2022_07_09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09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5" calcext:value-type="float">
            <text:p>415</text:p>
          </table:table-cell>
          <table:table-cell table:formula="of:=SUM([.B18];-[.C18])"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9" calcext:value-type="float">
            <text:p>279</text:p>
          </table:table-cell>
          <table:table-cell table:formula="of:=SUM([.F18]; -[$2022_07_09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0" calcext:value-type="float">
            <text:p>420</text:p>
          </table:table-cell>
          <table:table-cell table:formula="of:=SUM([.B19];-[.C19])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80" calcext:value-type="float">
            <text:p>280</text:p>
          </table:table-cell>
          <table:table-cell table:formula="of:=SUM([.F19]; -[$2022_07_09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6" calcext:value-type="float">
            <text:p>306</text:p>
          </table:table-cell>
          <table:table-cell table:formula="of:=SUM([.B20];-[.C20])"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6" calcext:value-type="float">
            <text:p>396</text:p>
          </table:table-cell>
          <table:table-cell table:formula="of:=SUM([.F20]; -[$2022_07_09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1" calcext:value-type="float">
            <text:p>251</text:p>
          </table:table-cell>
          <table:table-cell table:formula="of:=SUM([.B21];-[.C21])"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41" calcext:value-type="float">
            <text:p>441</text:p>
          </table:table-cell>
          <table:table-cell table:formula="of:=SUM([.F21]; -[$2022_07_09.F21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4" calcext:value-type="float">
            <text:p>784</text:p>
          </table:table-cell>
          <table:table-cell table:formula="of:=SUM([.B22];-[.C22])"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4" calcext:value-type="float">
            <text:p>264</text:p>
          </table:table-cell>
          <table:table-cell table:formula="of:=SUM([.F22]; -[$2022_07_09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884" calcext:value-type="float">
            <text:p>9884</text:p>
          </table:table-cell>
          <table:table-cell table:style-name="ce4" table:formula="of:=SUM([.D2:.D22])" office:value-type="float" office:value="8326" calcext:value-type="float">
            <text:p>832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167" calcext:value-type="float">
            <text:p>8167</text:p>
          </table:table-cell>
          <table:table-cell table:style-name="ce4" table:formula="of:=SUM([.G2:.G22])" office:value-type="float" office:value="9" calcext:value-type="float">
            <text:p>9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09" table:style-name="ta7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9" calcext:value-type="float">
            <text:p>999</text:p>
          </table:table-cell>
          <table:table-cell table:formula="of:=SUM([.B2];-[.C2])"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81" calcext:value-type="float">
            <text:p>281</text:p>
          </table:table-cell>
          <table:table-cell table:formula="of:=SUM([.F2]; -[$2022_07_08.F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14" calcext:value-type="float">
            <text:p>814</text:p>
          </table:table-cell>
          <table:table-cell table:formula="of:=SUM([.B3];-[.C3])" office:value-type="float" office:value="693" calcext:value-type="float">
            <text:p>693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93" calcext:value-type="float">
            <text:p>693</text:p>
          </table:table-cell>
          <table:table-cell table:formula="of:=SUM([.F3]; -[$2022_07_08.F3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3" calcext:value-type="float">
            <text:p>1013</text:p>
          </table:table-cell>
          <table:table-cell table:formula="of:=SUM([.B4];-[.C4])"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3" calcext:value-type="float">
            <text:p>493</text:p>
          </table:table-cell>
          <table:table-cell table:formula="of:=SUM([.F4]; -[$2022_07_08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2" calcext:value-type="float">
            <text:p>1032</text:p>
          </table:table-cell>
          <table:table-cell table:formula="of:=SUM([.B5];-[.C5])"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9" calcext:value-type="float">
            <text:p>99</text:p>
          </table:table-cell>
          <table:table-cell table:formula="of:=SUM([.F5]; -[$2022_07_08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90" calcext:value-type="float">
            <text:p>390</text:p>
          </table:table-cell>
          <table:table-cell table:formula="of:=SUM([.B6];-[.C6])" office:value-type="float" office:value="853" calcext:value-type="float">
            <text:p>853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53" calcext:value-type="float">
            <text:p>853</text:p>
          </table:table-cell>
          <table:table-cell table:formula="of:=SUM([.F6]; -[$2022_07_08.F6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3" calcext:value-type="float">
            <text:p>163</text:p>
          </table:table-cell>
          <table:table-cell table:formula="of:=SUM([.B7];-[.C7])" office:value-type="float" office:value="665" calcext:value-type="float">
            <text:p>66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65" calcext:value-type="float">
            <text:p>665</text:p>
          </table:table-cell>
          <table:table-cell table:formula="of:=SUM([.F7]; -[$2022_07_08.F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93" calcext:value-type="float">
            <text:p>193</text:p>
          </table:table-cell>
          <table:table-cell table:formula="of:=SUM([.B8];-[.C8])" office:value-type="float" office:value="641" calcext:value-type="float">
            <text:p>641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41" calcext:value-type="float">
            <text:p>641</text:p>
          </table:table-cell>
          <table:table-cell table:formula="of:=SUM([.F8]; -[$2022_07_08.F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0" calcext:value-type="float">
            <text:p>220</text:p>
          </table:table-cell>
          <table:table-cell table:formula="of:=SUM([.B9];-[.C9])" office:value-type="float" office:value="608" calcext:value-type="float">
            <text:p>608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608" calcext:value-type="float">
            <text:p>608</text:p>
          </table:table-cell>
          <table:table-cell table:formula="of:=SUM([.F9]; -[$2022_07_08.F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2" calcext:value-type="float">
            <text:p>492</text:p>
          </table:table-cell>
          <table:table-cell table:formula="of:=SUM([.B10];-[.C10])" office:value-type="float" office:value="749" calcext:value-type="float">
            <text:p>749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49" calcext:value-type="float">
            <text:p>749</text:p>
          </table:table-cell>
          <table:table-cell table:formula="of:=SUM([.F10]; -[$2022_07_08.F1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08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04" calcext:value-type="float">
            <text:p>404</text:p>
          </table:table-cell>
          <table:table-cell table:formula="of:=SUM([.B12];-[.C12])"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33" calcext:value-type="float">
            <text:p>333</text:p>
          </table:table-cell>
          <table:table-cell table:formula="of:=SUM([.F12]; -[$2022_07_08.F1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1" calcext:value-type="float">
            <text:p>21</text:p>
          </table:table-cell>
          <table:table-cell table:formula="of:=SUM([.B13];-[.C13])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7" calcext:value-type="float">
            <text:p>177</text:p>
          </table:table-cell>
          <table:table-cell table:formula="of:=SUM([.F13]; -[$2022_07_08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7" calcext:value-type="float">
            <text:p>7</text:p>
          </table:table-cell>
          <table:table-cell table:formula="of:=SUM([.B14];-[.C14])"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1" calcext:value-type="float">
            <text:p>191</text:p>
          </table:table-cell>
          <table:table-cell table:formula="of:=SUM([.F14]; -[$2022_07_08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92" calcext:value-type="float">
            <text:p>292</text:p>
          </table:table-cell>
          <table:table-cell table:formula="of:=SUM([.B15];-[.C15])" office:value-type="float" office:value="445" calcext:value-type="float">
            <text:p>445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5" calcext:value-type="float">
            <text:p>445</text:p>
          </table:table-cell>
          <table:table-cell table:formula="of:=SUM([.F15]; -[$2022_07_08.F1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1" calcext:value-type="float">
            <text:p>411</text:p>
          </table:table-cell>
          <table:table-cell table:formula="of:=SUM([.B16];-[.C16])"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8" calcext:value-type="float">
            <text:p>118</text:p>
          </table:table-cell>
          <table:table-cell table:formula="of:=SUM([.F16]; -[$2022_07_08.F16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08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5" calcext:value-type="float">
            <text:p>415</text:p>
          </table:table-cell>
          <table:table-cell table:formula="of:=SUM([.B18];-[.C18])"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9" calcext:value-type="float">
            <text:p>279</text:p>
          </table:table-cell>
          <table:table-cell table:formula="of:=SUM([.F18]; -[$2022_07_08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0" calcext:value-type="float">
            <text:p>420</text:p>
          </table:table-cell>
          <table:table-cell table:formula="of:=SUM([.B19];-[.C19])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80" calcext:value-type="float">
            <text:p>280</text:p>
          </table:table-cell>
          <table:table-cell table:formula="of:=SUM([.F19]; -[$2022_07_08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6" calcext:value-type="float">
            <text:p>306</text:p>
          </table:table-cell>
          <table:table-cell table:formula="of:=SUM([.B20];-[.C20])"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6" calcext:value-type="float">
            <text:p>396</text:p>
          </table:table-cell>
          <table:table-cell table:formula="of:=SUM([.F20]; -[$2022_07_08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4" calcext:value-type="float">
            <text:p>254</text:p>
          </table:table-cell>
          <table:table-cell table:formula="of:=SUM([.B21];-[.C21])"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38" calcext:value-type="float">
            <text:p>438</text:p>
          </table:table-cell>
          <table:table-cell table:formula="of:=SUM([.F21]; -[$2022_07_08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4" calcext:value-type="float">
            <text:p>784</text:p>
          </table:table-cell>
          <table:table-cell table:formula="of:=SUM([.B22];-[.C22])"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4" calcext:value-type="float">
            <text:p>264</text:p>
          </table:table-cell>
          <table:table-cell table:formula="of:=SUM([.F22]; -[$2022_07_08.F2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893" calcext:value-type="float">
            <text:p>9893</text:p>
          </table:table-cell>
          <table:table-cell table:style-name="ce4" table:formula="of:=SUM([.D2:.D22])" office:value-type="float" office:value="8317" calcext:value-type="float">
            <text:p>8317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158" calcext:value-type="float">
            <text:p>8158</text:p>
          </table:table-cell>
          <table:table-cell table:style-name="ce4" table:formula="of:=SUM([.G2:.G22])" office:value-type="float" office:value="22" calcext:value-type="float">
            <text:p>22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08" table:style-name="ta8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0" calcext:value-type="float">
            <text:p>1000</text:p>
          </table:table-cell>
          <table:table-cell table:formula="of:=SUM([.B2];-[.C2])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80" calcext:value-type="float">
            <text:p>280</text:p>
          </table:table-cell>
          <table:table-cell table:formula="of:=SUM([.F2]; -[$2022_07_07.F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17" calcext:value-type="float">
            <text:p>817</text:p>
          </table:table-cell>
          <table:table-cell table:formula="of:=SUM([.B3];-[.C3])" office:value-type="float" office:value="690" calcext:value-type="float">
            <text:p>690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90" calcext:value-type="float">
            <text:p>690</text:p>
          </table:table-cell>
          <table:table-cell table:formula="of:=SUM([.F3]; -[$2022_07_07.F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3" calcext:value-type="float">
            <text:p>1013</text:p>
          </table:table-cell>
          <table:table-cell table:formula="of:=SUM([.B4];-[.C4])"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3" calcext:value-type="float">
            <text:p>493</text:p>
          </table:table-cell>
          <table:table-cell table:formula="of:=SUM([.F4]; -[$2022_07_07.F4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2" calcext:value-type="float">
            <text:p>1032</text:p>
          </table:table-cell>
          <table:table-cell table:formula="of:=SUM([.B5];-[.C5])"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9" calcext:value-type="float">
            <text:p>99</text:p>
          </table:table-cell>
          <table:table-cell table:formula="of:=SUM([.F5]; -[$2022_07_07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95" calcext:value-type="float">
            <text:p>395</text:p>
          </table:table-cell>
          <table:table-cell table:formula="of:=SUM([.B6];-[.C6])" office:value-type="float" office:value="848" calcext:value-type="float">
            <text:p>848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48" calcext:value-type="float">
            <text:p>848</text:p>
          </table:table-cell>
          <table:table-cell table:formula="of:=SUM([.F6]; -[$2022_07_07.F6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3" calcext:value-type="float">
            <text:p>163</text:p>
          </table:table-cell>
          <table:table-cell table:formula="of:=SUM([.B7];-[.C7])" office:value-type="float" office:value="665" calcext:value-type="float">
            <text:p>66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65" calcext:value-type="float">
            <text:p>665</text:p>
          </table:table-cell>
          <table:table-cell table:formula="of:=SUM([.F7]; -[$2022_07_07.F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94" calcext:value-type="float">
            <text:p>194</text:p>
          </table:table-cell>
          <table:table-cell table:formula="of:=SUM([.B8];-[.C8])" office:value-type="float" office:value="640" calcext:value-type="float">
            <text:p>640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40" calcext:value-type="float">
            <text:p>640</text:p>
          </table:table-cell>
          <table:table-cell table:formula="of:=SUM([.F8]; -[$2022_07_07.F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1" calcext:value-type="float">
            <text:p>221</text:p>
          </table:table-cell>
          <table:table-cell table:formula="of:=SUM([.B9];-[.C9])" office:value-type="float" office:value="607" calcext:value-type="float">
            <text:p>607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607" calcext:value-type="float">
            <text:p>607</text:p>
          </table:table-cell>
          <table:table-cell table:formula="of:=SUM([.F9]; -[$2022_07_07.F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3" calcext:value-type="float">
            <text:p>493</text:p>
          </table:table-cell>
          <table:table-cell table:formula="of:=SUM([.B10];-[.C10])" office:value-type="float" office:value="748" calcext:value-type="float">
            <text:p>748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48" calcext:value-type="float">
            <text:p>748</text:p>
          </table:table-cell>
          <table:table-cell table:formula="of:=SUM([.F10]; -[$2022_07_07.F1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07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06" calcext:value-type="float">
            <text:p>406</text:p>
          </table:table-cell>
          <table:table-cell table:formula="of:=SUM([.B12];-[.C12])"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31" calcext:value-type="float">
            <text:p>331</text:p>
          </table:table-cell>
          <table:table-cell table:formula="of:=SUM([.F12]; -[$2022_07_07.F1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1" calcext:value-type="float">
            <text:p>21</text:p>
          </table:table-cell>
          <table:table-cell table:formula="of:=SUM([.B13];-[.C13])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7" calcext:value-type="float">
            <text:p>177</text:p>
          </table:table-cell>
          <table:table-cell table:formula="of:=SUM([.F13]; -[$2022_07_07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7" calcext:value-type="float">
            <text:p>7</text:p>
          </table:table-cell>
          <table:table-cell table:formula="of:=SUM([.B14];-[.C14])"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1" calcext:value-type="float">
            <text:p>191</text:p>
          </table:table-cell>
          <table:table-cell table:formula="of:=SUM([.F14]; -[$2022_07_07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93" calcext:value-type="float">
            <text:p>293</text:p>
          </table:table-cell>
          <table:table-cell table:formula="of:=SUM([.B15];-[.C15])"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4" calcext:value-type="float">
            <text:p>444</text:p>
          </table:table-cell>
          <table:table-cell table:formula="of:=SUM([.F15]; -[$2022_07_07.F1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6" calcext:value-type="float">
            <text:p>416</text:p>
          </table:table-cell>
          <table:table-cell table:formula="of:=SUM([.B16];-[.C16])"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3" calcext:value-type="float">
            <text:p>113</text:p>
          </table:table-cell>
          <table:table-cell table:formula="of:=SUM([.F16]; -[$2022_07_07.F16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07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5" calcext:value-type="float">
            <text:p>415</text:p>
          </table:table-cell>
          <table:table-cell table:formula="of:=SUM([.B18];-[.C18])"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9" calcext:value-type="float">
            <text:p>279</text:p>
          </table:table-cell>
          <table:table-cell table:formula="of:=SUM([.F18]; -[$2022_07_07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0" calcext:value-type="float">
            <text:p>420</text:p>
          </table:table-cell>
          <table:table-cell table:formula="of:=SUM([.B19];-[.C19])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80" calcext:value-type="float">
            <text:p>280</text:p>
          </table:table-cell>
          <table:table-cell table:formula="of:=SUM([.F19]; -[$2022_07_07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6" calcext:value-type="float">
            <text:p>306</text:p>
          </table:table-cell>
          <table:table-cell table:formula="of:=SUM([.B20];-[.C20])"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6" calcext:value-type="float">
            <text:p>396</text:p>
          </table:table-cell>
          <table:table-cell table:formula="of:=SUM([.F20]; -[$2022_07_07.F20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4" calcext:value-type="float">
            <text:p>254</text:p>
          </table:table-cell>
          <table:table-cell table:formula="of:=SUM([.B21];-[.C21])"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38" calcext:value-type="float">
            <text:p>438</text:p>
          </table:table-cell>
          <table:table-cell table:formula="of:=SUM([.F21]; -[$2022_07_07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6" calcext:value-type="float">
            <text:p>786</text:p>
          </table:table-cell>
          <table:table-cell table:formula="of:=SUM([.B22];-[.C22])"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2" calcext:value-type="float">
            <text:p>262</text:p>
          </table:table-cell>
          <table:table-cell table:formula="of:=SUM([.F22]; -[$2022_07_07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915" calcext:value-type="float">
            <text:p>9915</text:p>
          </table:table-cell>
          <table:table-cell table:style-name="ce4" table:formula="of:=SUM([.D2:.D22])" office:value-type="float" office:value="8295" calcext:value-type="float">
            <text:p>8295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136" calcext:value-type="float">
            <text:p>8136</text:p>
          </table:table-cell>
          <table:table-cell table:style-name="ce4" table:formula="of:=SUM([.G2:.G22])" office:value-type="float" office:value="15" calcext:value-type="float">
            <text:p>15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07" table:style-name="ta9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0" calcext:value-type="float">
            <text:p>1000</text:p>
          </table:table-cell>
          <table:table-cell table:formula="of:=SUM([.B2];-[.C2])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80" calcext:value-type="float">
            <text:p>280</text:p>
          </table:table-cell>
          <table:table-cell table:formula="of:=SUM([.F2]; -[$2022_07_04.F2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18" calcext:value-type="float">
            <text:p>818</text:p>
          </table:table-cell>
          <table:table-cell table:formula="of:=SUM([.B3];-[.C3])" office:value-type="float" office:value="689" calcext:value-type="float">
            <text:p>689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89" calcext:value-type="float">
            <text:p>689</text:p>
          </table:table-cell>
          <table:table-cell table:formula="of:=SUM([.F3]; -[$2022_07_04.F3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6" calcext:value-type="float">
            <text:p>1016</text:p>
          </table:table-cell>
          <table:table-cell table:formula="of:=SUM([.B4];-[.C4])"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0" calcext:value-type="float">
            <text:p>490</text:p>
          </table:table-cell>
          <table:table-cell table:formula="of:=SUM([.F4]; -[$2022_07_04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2" calcext:value-type="float">
            <text:p>1032</text:p>
          </table:table-cell>
          <table:table-cell table:formula="of:=SUM([.B5];-[.C5])"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9" calcext:value-type="float">
            <text:p>99</text:p>
          </table:table-cell>
          <table:table-cell table:formula="of:=SUM([.F5]; -[$2022_07_04.F5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98" calcext:value-type="float">
            <text:p>398</text:p>
          </table:table-cell>
          <table:table-cell table:formula="of:=SUM([.B6];-[.C6])" office:value-type="float" office:value="845" calcext:value-type="float">
            <text:p>845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45" calcext:value-type="float">
            <text:p>845</text:p>
          </table:table-cell>
          <table:table-cell table:formula="of:=SUM([.F6]; -[$2022_07_04.F6])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3" calcext:value-type="float">
            <text:p>163</text:p>
          </table:table-cell>
          <table:table-cell table:formula="of:=SUM([.B7];-[.C7])" office:value-type="float" office:value="665" calcext:value-type="float">
            <text:p>66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65" calcext:value-type="float">
            <text:p>665</text:p>
          </table:table-cell>
          <table:table-cell table:formula="of:=SUM([.F7]; -[$2022_07_04.F7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95" calcext:value-type="float">
            <text:p>195</text:p>
          </table:table-cell>
          <table:table-cell table:formula="of:=SUM([.B8];-[.C8])" office:value-type="float" office:value="639" calcext:value-type="float">
            <text:p>639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39" calcext:value-type="float">
            <text:p>639</text:p>
          </table:table-cell>
          <table:table-cell table:formula="of:=SUM([.F8]; -[$2022_07_04.F8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3" calcext:value-type="float">
            <text:p>223</text:p>
          </table:table-cell>
          <table:table-cell table:formula="of:=SUM([.B9];-[.C9])" office:value-type="float" office:value="605" calcext:value-type="float">
            <text:p>605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605" calcext:value-type="float">
            <text:p>605</text:p>
          </table:table-cell>
          <table:table-cell table:formula="of:=SUM([.F9]; -[$2022_07_04.F9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4" calcext:value-type="float">
            <text:p>494</text:p>
          </table:table-cell>
          <table:table-cell table:formula="of:=SUM([.B10];-[.C10])" office:value-type="float" office:value="747" calcext:value-type="float">
            <text:p>747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47" calcext:value-type="float">
            <text:p>747</text:p>
          </table:table-cell>
          <table:table-cell table:formula="of:=SUM([.F10]; -[$2022_07_04.F10])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04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06" calcext:value-type="float">
            <text:p>406</text:p>
          </table:table-cell>
          <table:table-cell table:formula="of:=SUM([.B12];-[.C12])"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31" calcext:value-type="float">
            <text:p>331</text:p>
          </table:table-cell>
          <table:table-cell table:formula="of:=SUM([.F12]; -[$2022_07_04.F1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1" calcext:value-type="float">
            <text:p>21</text:p>
          </table:table-cell>
          <table:table-cell table:formula="of:=SUM([.B13];-[.C13])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7" calcext:value-type="float">
            <text:p>177</text:p>
          </table:table-cell>
          <table:table-cell table:formula="of:=SUM([.F13]; -[$2022_07_04.F13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7" calcext:value-type="float">
            <text:p>7</text:p>
          </table:table-cell>
          <table:table-cell table:formula="of:=SUM([.B14];-[.C14])"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1" calcext:value-type="float">
            <text:p>191</text:p>
          </table:table-cell>
          <table:table-cell table:formula="of:=SUM([.F14]; -[$2022_07_04.F1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94" calcext:value-type="float">
            <text:p>294</text:p>
          </table:table-cell>
          <table:table-cell table:formula="of:=SUM([.B15];-[.C15])" office:value-type="float" office:value="443" calcext:value-type="float">
            <text:p>443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3" calcext:value-type="float">
            <text:p>443</text:p>
          </table:table-cell>
          <table:table-cell table:formula="of:=SUM([.F15]; -[$2022_07_04.F15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7" calcext:value-type="float">
            <text:p>417</text:p>
          </table:table-cell>
          <table:table-cell table:formula="of:=SUM([.B16];-[.C16])"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2" calcext:value-type="float">
            <text:p>112</text:p>
          </table:table-cell>
          <table:table-cell table:formula="of:=SUM([.F16]; -[$2022_07_04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04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5" calcext:value-type="float">
            <text:p>415</text:p>
          </table:table-cell>
          <table:table-cell table:formula="of:=SUM([.B18];-[.C18])"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9" calcext:value-type="float">
            <text:p>279</text:p>
          </table:table-cell>
          <table:table-cell table:formula="of:=SUM([.F18]; -[$2022_07_04.F18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0" calcext:value-type="float">
            <text:p>420</text:p>
          </table:table-cell>
          <table:table-cell table:formula="of:=SUM([.B19];-[.C19])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80" calcext:value-type="float">
            <text:p>280</text:p>
          </table:table-cell>
          <table:table-cell table:formula="of:=SUM([.F19]; -[$2022_07_04.F19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8" calcext:value-type="float">
            <text:p>308</text:p>
          </table:table-cell>
          <table:table-cell table:formula="of:=SUM([.B20];-[.C20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4" calcext:value-type="float">
            <text:p>394</text:p>
          </table:table-cell>
          <table:table-cell table:formula="of:=SUM([.F20]; -[$2022_07_04.F20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4" calcext:value-type="float">
            <text:p>254</text:p>
          </table:table-cell>
          <table:table-cell table:formula="of:=SUM([.B21];-[.C21])"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38" calcext:value-type="float">
            <text:p>438</text:p>
          </table:table-cell>
          <table:table-cell table:formula="of:=SUM([.F21]; -[$2022_07_04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6" calcext:value-type="float">
            <text:p>786</text:p>
          </table:table-cell>
          <table:table-cell table:formula="of:=SUM([.B22];-[.C22])"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2" calcext:value-type="float">
            <text:p>262</text:p>
          </table:table-cell>
          <table:table-cell table:formula="of:=SUM([.F22]; -[$2022_07_04.F2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930" calcext:value-type="float">
            <text:p>9930</text:p>
          </table:table-cell>
          <table:table-cell table:style-name="ce4" table:formula="of:=SUM([.D2:.D22])" office:value-type="float" office:value="8280" calcext:value-type="float">
            <text:p>8280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121" calcext:value-type="float">
            <text:p>8121</text:p>
          </table:table-cell>
          <table:table-cell table:style-name="ce4" table:formula="of:=SUM([.G2:.G22])" office:value-type="float" office:value="72" calcext:value-type="float">
            <text:p>72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04" table:style-name="ta10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3" calcext:value-type="float">
            <text:p>1003</text:p>
          </table:table-cell>
          <table:table-cell table:formula="of:=SUM([.B2];-[.C2])"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77" calcext:value-type="float">
            <text:p>277</text:p>
          </table:table-cell>
          <table:table-cell table:formula="of:=SUM([.F2]; -[$2022_07_03.F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22" calcext:value-type="float">
            <text:p>822</text:p>
          </table:table-cell>
          <table:table-cell table:formula="of:=SUM([.B3];-[.C3])"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85" calcext:value-type="float">
            <text:p>685</text:p>
          </table:table-cell>
          <table:table-cell table:formula="of:=SUM([.F3]; -[$2022_07_03.F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6" calcext:value-type="float">
            <text:p>1016</text:p>
          </table:table-cell>
          <table:table-cell table:formula="of:=SUM([.B4];-[.C4])"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0" calcext:value-type="float">
            <text:p>490</text:p>
          </table:table-cell>
          <table:table-cell table:formula="of:=SUM([.F4]; -[$2022_07_03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4" calcext:value-type="float">
            <text:p>1034</text:p>
          </table:table-cell>
          <table:table-cell table:formula="of:=SUM([.B5];-[.C5])"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7" calcext:value-type="float">
            <text:p>97</text:p>
          </table:table-cell>
          <table:table-cell table:formula="of:=SUM([.F5]; -[$2022_07_03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08" calcext:value-type="float">
            <text:p>408</text:p>
          </table:table-cell>
          <table:table-cell table:formula="of:=SUM([.B6];-[.C6])" office:value-type="float" office:value="835" calcext:value-type="float">
            <text:p>835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35" calcext:value-type="float">
            <text:p>835</text:p>
          </table:table-cell>
          <table:table-cell table:formula="of:=SUM([.F6]; -[$2022_07_03.F6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9" calcext:value-type="float">
            <text:p>169</text:p>
          </table:table-cell>
          <table:table-cell table:formula="of:=SUM([.B7];-[.C7])" office:value-type="float" office:value="659" calcext:value-type="float">
            <text:p>659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59" calcext:value-type="float">
            <text:p>659</text:p>
          </table:table-cell>
          <table:table-cell table:formula="of:=SUM([.F7]; -[$2022_07_03.F7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207" calcext:value-type="float">
            <text:p>207</text:p>
          </table:table-cell>
          <table:table-cell table:formula="of:=SUM([.B8];-[.C8])" office:value-type="float" office:value="627" calcext:value-type="float">
            <text:p>627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27" calcext:value-type="float">
            <text:p>627</text:p>
          </table:table-cell>
          <table:table-cell table:formula="of:=SUM([.F8]; -[$2022_07_03.F8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35" calcext:value-type="float">
            <text:p>235</text:p>
          </table:table-cell>
          <table:table-cell table:formula="of:=SUM([.B9];-[.C9])" office:value-type="float" office:value="593" calcext:value-type="float">
            <text:p>593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593" calcext:value-type="float">
            <text:p>593</text:p>
          </table:table-cell>
          <table:table-cell table:formula="of:=SUM([.F9]; -[$2022_07_03.F9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3" calcext:value-type="float">
            <text:p>503</text:p>
          </table:table-cell>
          <table:table-cell table:formula="of:=SUM([.B10];-[.C10])" office:value-type="float" office:value="738" calcext:value-type="float">
            <text:p>738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38" calcext:value-type="float">
            <text:p>738</text:p>
          </table:table-cell>
          <table:table-cell table:formula="of:=SUM([.F10]; -[$2022_07_03.F10])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03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06" calcext:value-type="float">
            <text:p>406</text:p>
          </table:table-cell>
          <table:table-cell table:formula="of:=SUM([.B12];-[.C12])"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31" calcext:value-type="float">
            <text:p>331</text:p>
          </table:table-cell>
          <table:table-cell table:formula="of:=SUM([.F12]; -[$2022_07_03.F1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3" calcext:value-type="float">
            <text:p>23</text:p>
          </table:table-cell>
          <table:table-cell table:formula="of:=SUM([.B13];-[.C13])"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5" calcext:value-type="float">
            <text:p>175</text:p>
          </table:table-cell>
          <table:table-cell table:formula="of:=SUM([.F13]; -[$2022_07_03.F1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8" calcext:value-type="float">
            <text:p>8</text:p>
          </table:table-cell>
          <table:table-cell table:formula="of:=SUM([.B14];-[.C14])"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0" calcext:value-type="float">
            <text:p>190</text:p>
          </table:table-cell>
          <table:table-cell table:formula="of:=SUM([.F14]; -[$2022_07_03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97" calcext:value-type="float">
            <text:p>297</text:p>
          </table:table-cell>
          <table:table-cell table:formula="of:=SUM([.B15];-[.C15])" office:value-type="float" office:value="440" calcext:value-type="float">
            <text:p>440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0" calcext:value-type="float">
            <text:p>440</text:p>
          </table:table-cell>
          <table:table-cell table:formula="of:=SUM([.F15]; -[$2022_07_03.F15])" office:value-type="float" office:value="-6" calcext:value-type="float">
            <text:p>-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7" calcext:value-type="float">
            <text:p>417</text:p>
          </table:table-cell>
          <table:table-cell table:formula="of:=SUM([.B16];-[.C16])"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2" calcext:value-type="float">
            <text:p>112</text:p>
          </table:table-cell>
          <table:table-cell table:formula="of:=SUM([.F16]; -[$2022_07_03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03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9" calcext:value-type="float">
            <text:p>419</text:p>
          </table:table-cell>
          <table:table-cell table:formula="of:=SUM([.B18];-[.C18])"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5" calcext:value-type="float">
            <text:p>275</text:p>
          </table:table-cell>
          <table:table-cell table:formula="of:=SUM([.F18]; -[$2022_07_03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3" calcext:value-type="float">
            <text:p>423</text:p>
          </table:table-cell>
          <table:table-cell table:formula="of:=SUM([.B19];-[.C19])"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77" calcext:value-type="float">
            <text:p>277</text:p>
          </table:table-cell>
          <table:table-cell table:formula="of:=SUM([.F19]; -[$2022_07_03.F19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7" calcext:value-type="float">
            <text:p>307</text:p>
          </table:table-cell>
          <table:table-cell table:formula="of:=SUM([.B20];-[.C20])" office:value-type="float" office:value="395" calcext:value-type="float">
            <text:p>39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5" calcext:value-type="float">
            <text:p>395</text:p>
          </table:table-cell>
          <table:table-cell table:formula="of:=SUM([.F20]; -[$2022_07_03.F2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4" calcext:value-type="float">
            <text:p>254</text:p>
          </table:table-cell>
          <table:table-cell table:formula="of:=SUM([.B21];-[.C21])"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38" calcext:value-type="float">
            <text:p>438</text:p>
          </table:table-cell>
          <table:table-cell table:formula="of:=SUM([.F21]; -[$2022_07_03.F21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8" calcext:value-type="float">
            <text:p>788</text:p>
          </table:table-cell>
          <table:table-cell table:formula="of:=SUM([.B22];-[.C22])"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0" calcext:value-type="float">
            <text:p>260</text:p>
          </table:table-cell>
          <table:table-cell table:formula="of:=SUM([.F22]; -[$2022_07_03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10002" calcext:value-type="float">
            <text:p>10002</text:p>
          </table:table-cell>
          <table:table-cell table:style-name="ce4" table:formula="of:=SUM([.D2:.D22])" office:value-type="float" office:value="8208" calcext:value-type="float">
            <text:p>8208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049" calcext:value-type="float">
            <text:p>8049</text:p>
          </table:table-cell>
          <table:table-cell table:style-name="ce4" table:formula="of:=SUM([.G2:.G22])" office:value-type="float" office:value="20" calcext:value-type="float">
            <text:p>20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03" table:style-name="ta1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3" calcext:value-type="float">
            <text:p>1003</text:p>
          </table:table-cell>
          <table:table-cell table:formula="of:=SUM([.B2];-[.C2])"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77" calcext:value-type="float">
            <text:p>277</text:p>
          </table:table-cell>
          <table:table-cell table:formula="of:=SUM([.F2]; -[$2022_07_02.F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22" calcext:value-type="float">
            <text:p>822</text:p>
          </table:table-cell>
          <table:table-cell table:formula="of:=SUM([.B3];-[.C3])"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85" calcext:value-type="float">
            <text:p>685</text:p>
          </table:table-cell>
          <table:table-cell table:formula="of:=SUM([.F3]; -[$2022_07_02.F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6" calcext:value-type="float">
            <text:p>1016</text:p>
          </table:table-cell>
          <table:table-cell table:formula="of:=SUM([.B4];-[.C4])"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0" calcext:value-type="float">
            <text:p>490</text:p>
          </table:table-cell>
          <table:table-cell table:formula="of:=SUM([.F4]; -[$2022_07_02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4" calcext:value-type="float">
            <text:p>1034</text:p>
          </table:table-cell>
          <table:table-cell table:formula="of:=SUM([.B5];-[.C5])"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7" calcext:value-type="float">
            <text:p>97</text:p>
          </table:table-cell>
          <table:table-cell table:formula="of:=SUM([.F5]; -[$2022_07_02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09" calcext:value-type="float">
            <text:p>409</text:p>
          </table:table-cell>
          <table:table-cell table:formula="of:=SUM([.B6];-[.C6])" office:value-type="float" office:value="834" calcext:value-type="float">
            <text:p>834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34" calcext:value-type="float">
            <text:p>834</text:p>
          </table:table-cell>
          <table:table-cell table:formula="of:=SUM([.F6]; -[$2022_07_02.F6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1" calcext:value-type="float">
            <text:p>181</text:p>
          </table:table-cell>
          <table:table-cell table:formula="of:=SUM([.B7];-[.C7])" office:value-type="float" office:value="647" calcext:value-type="float">
            <text:p>647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47" calcext:value-type="float">
            <text:p>647</text:p>
          </table:table-cell>
          <table:table-cell table:formula="of:=SUM([.F7]; -[$2022_07_02.F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210" calcext:value-type="float">
            <text:p>210</text:p>
          </table:table-cell>
          <table:table-cell table:formula="of:=SUM([.B8];-[.C8])" office:value-type="float" office:value="624" calcext:value-type="float">
            <text:p>624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24" calcext:value-type="float">
            <text:p>624</text:p>
          </table:table-cell>
          <table:table-cell table:formula="of:=SUM([.F8]; -[$2022_07_02.F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40" calcext:value-type="float">
            <text:p>240</text:p>
          </table:table-cell>
          <table:table-cell table:formula="of:=SUM([.B9];-[.C9])" office:value-type="float" office:value="588" calcext:value-type="float">
            <text:p>588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588" calcext:value-type="float">
            <text:p>588</text:p>
          </table:table-cell>
          <table:table-cell table:formula="of:=SUM([.F9]; -[$2022_07_02.F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1" calcext:value-type="float">
            <text:p>501</text:p>
          </table:table-cell>
          <table:table-cell table:formula="of:=SUM([.B10];-[.C10])" office:value-type="float" office:value="740" calcext:value-type="float">
            <text:p>740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40" calcext:value-type="float">
            <text:p>740</text:p>
          </table:table-cell>
          <table:table-cell table:formula="of:=SUM([.F10]; -[$2022_07_02.F1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02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07" calcext:value-type="float">
            <text:p>407</text:p>
          </table:table-cell>
          <table:table-cell table:formula="of:=SUM([.B12];-[.C12])" office:value-type="float" office:value="330" calcext:value-type="float">
            <text:p>330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30" calcext:value-type="float">
            <text:p>330</text:p>
          </table:table-cell>
          <table:table-cell table:formula="of:=SUM([.F12]; -[$2022_07_02.F12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4" calcext:value-type="float">
            <text:p>24</text:p>
          </table:table-cell>
          <table:table-cell table:formula="of:=SUM([.B13];-[.C13])"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4" calcext:value-type="float">
            <text:p>174</text:p>
          </table:table-cell>
          <table:table-cell table:formula="of:=SUM([.F13]; -[$2022_07_02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8" calcext:value-type="float">
            <text:p>8</text:p>
          </table:table-cell>
          <table:table-cell table:formula="of:=SUM([.B14];-[.C14])"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0" calcext:value-type="float">
            <text:p>190</text:p>
          </table:table-cell>
          <table:table-cell table:formula="of:=SUM([.F14]; -[$2022_07_02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91" calcext:value-type="float">
            <text:p>291</text:p>
          </table:table-cell>
          <table:table-cell table:formula="of:=SUM([.B15];-[.C15])" office:value-type="float" office:value="446" calcext:value-type="float">
            <text:p>446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6" calcext:value-type="float">
            <text:p>446</text:p>
          </table:table-cell>
          <table:table-cell table:formula="of:=SUM([.F15]; -[$2022_07_02.F1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7" calcext:value-type="float">
            <text:p>417</text:p>
          </table:table-cell>
          <table:table-cell table:formula="of:=SUM([.B16];-[.C16])"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2" calcext:value-type="float">
            <text:p>112</text:p>
          </table:table-cell>
          <table:table-cell table:formula="of:=SUM([.F16]; -[$2022_07_02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02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9" calcext:value-type="float">
            <text:p>419</text:p>
          </table:table-cell>
          <table:table-cell table:formula="of:=SUM([.B18];-[.C18])"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5" calcext:value-type="float">
            <text:p>275</text:p>
          </table:table-cell>
          <table:table-cell table:formula="of:=SUM([.F18]; -[$2022_07_02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6" calcext:value-type="float">
            <text:p>426</text:p>
          </table:table-cell>
          <table:table-cell table:formula="of:=SUM([.B19];-[.C19])"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74" calcext:value-type="float">
            <text:p>274</text:p>
          </table:table-cell>
          <table:table-cell table:formula="of:=SUM([.F19]; -[$2022_07_02.F19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8" calcext:value-type="float">
            <text:p>308</text:p>
          </table:table-cell>
          <table:table-cell table:formula="of:=SUM([.B20];-[.C20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4" calcext:value-type="float">
            <text:p>394</text:p>
          </table:table-cell>
          <table:table-cell table:formula="of:=SUM([.F20]; -[$2022_07_02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5" calcext:value-type="float">
            <text:p>255</text:p>
          </table:table-cell>
          <table:table-cell table:formula="of:=SUM([.B21];-[.C21])"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37" calcext:value-type="float">
            <text:p>437</text:p>
          </table:table-cell>
          <table:table-cell table:formula="of:=SUM([.F21]; -[$2022_07_02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8" calcext:value-type="float">
            <text:p>788</text:p>
          </table:table-cell>
          <table:table-cell table:formula="of:=SUM([.B22];-[.C22])"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0" calcext:value-type="float">
            <text:p>260</text:p>
          </table:table-cell>
          <table:table-cell table:formula="of:=SUM([.F22]; -[$2022_07_02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10022" calcext:value-type="float">
            <text:p>10022</text:p>
          </table:table-cell>
          <table:table-cell table:style-name="ce4" table:formula="of:=SUM([.D2:.D22])" office:value-type="float" office:value="8188" calcext:value-type="float">
            <text:p>8188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029" calcext:value-type="float">
            <text:p>8029</text:p>
          </table:table-cell>
          <table:table-cell table:style-name="ce4" table:formula="of:=SUM([.G2:.G22])" office:value-type="float" office:value="12" calcext:value-type="float">
            <text:p>12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02" table:style-name="ta1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3" calcext:value-type="float">
            <text:p>1003</text:p>
          </table:table-cell>
          <table:table-cell table:formula="of:=SUM([.B2];-[.C2])"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77" calcext:value-type="float">
            <text:p>277</text:p>
          </table:table-cell>
          <table:table-cell table:formula="of:=SUM([.F2]; -[$2022_07_01.F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22" calcext:value-type="float">
            <text:p>822</text:p>
          </table:table-cell>
          <table:table-cell table:formula="of:=SUM([.B3];-[.C3])"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85" calcext:value-type="float">
            <text:p>685</text:p>
          </table:table-cell>
          <table:table-cell table:formula="of:=SUM([.F3]; -[$2022_07_01.F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6" calcext:value-type="float">
            <text:p>1016</text:p>
          </table:table-cell>
          <table:table-cell table:formula="of:=SUM([.B4];-[.C4])"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0" calcext:value-type="float">
            <text:p>490</text:p>
          </table:table-cell>
          <table:table-cell table:formula="of:=SUM([.F4]; -[$2022_07_01.F4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4" calcext:value-type="float">
            <text:p>1034</text:p>
          </table:table-cell>
          <table:table-cell table:formula="of:=SUM([.B5];-[.C5])"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7" calcext:value-type="float">
            <text:p>97</text:p>
          </table:table-cell>
          <table:table-cell table:formula="of:=SUM([.F5]; -[$2022_07_01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12" calcext:value-type="float">
            <text:p>412</text:p>
          </table:table-cell>
          <table:table-cell table:formula="of:=SUM([.B6];-[.C6])" office:value-type="float" office:value="831" calcext:value-type="float">
            <text:p>831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31" calcext:value-type="float">
            <text:p>831</text:p>
          </table:table-cell>
          <table:table-cell table:formula="of:=SUM([.F6]; -[$2022_07_01.F6])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2" calcext:value-type="float">
            <text:p>182</text:p>
          </table:table-cell>
          <table:table-cell table:formula="of:=SUM([.B7];-[.C7])" office:value-type="float" office:value="646" calcext:value-type="float">
            <text:p>646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46" calcext:value-type="float">
            <text:p>646</text:p>
          </table:table-cell>
          <table:table-cell table:formula="of:=SUM([.F7]; -[$2022_07_01.F7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210" calcext:value-type="float">
            <text:p>210</text:p>
          </table:table-cell>
          <table:table-cell table:formula="of:=SUM([.B8];-[.C8])" office:value-type="float" office:value="624" calcext:value-type="float">
            <text:p>624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24" calcext:value-type="float">
            <text:p>624</text:p>
          </table:table-cell>
          <table:table-cell table:formula="of:=SUM([.F8]; -[$2022_07_01.F8])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42" calcext:value-type="float">
            <text:p>242</text:p>
          </table:table-cell>
          <table:table-cell table:formula="of:=SUM([.B9];-[.C9])" office:value-type="float" office:value="586" calcext:value-type="float">
            <text:p>586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586" calcext:value-type="float">
            <text:p>586</text:p>
          </table:table-cell>
          <table:table-cell table:formula="of:=SUM([.F9]; -[$2022_07_01.F9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1" calcext:value-type="float">
            <text:p>501</text:p>
          </table:table-cell>
          <table:table-cell table:formula="of:=SUM([.B10];-[.C10])" office:value-type="float" office:value="740" calcext:value-type="float">
            <text:p>740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40" calcext:value-type="float">
            <text:p>740</text:p>
          </table:table-cell>
          <table:table-cell table:formula="of:=SUM([.F10]; -[$2022_07_01.F1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01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10" calcext:value-type="float">
            <text:p>410</text:p>
          </table:table-cell>
          <table:table-cell table:formula="of:=SUM([.B12];-[.C12])" office:value-type="float" office:value="327" calcext:value-type="float">
            <text:p>32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27" calcext:value-type="float">
            <text:p>327</text:p>
          </table:table-cell>
          <table:table-cell table:formula="of:=SUM([.F12]; -[$2022_07_01.F1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4" calcext:value-type="float">
            <text:p>24</text:p>
          </table:table-cell>
          <table:table-cell table:formula="of:=SUM([.B13];-[.C13])"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4" calcext:value-type="float">
            <text:p>174</text:p>
          </table:table-cell>
          <table:table-cell table:formula="of:=SUM([.F13]; -[$2022_07_01.F13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8" calcext:value-type="float">
            <text:p>8</text:p>
          </table:table-cell>
          <table:table-cell table:formula="of:=SUM([.B14];-[.C14])"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0" calcext:value-type="float">
            <text:p>190</text:p>
          </table:table-cell>
          <table:table-cell table:formula="of:=SUM([.F14]; -[$2022_07_01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91" calcext:value-type="float">
            <text:p>291</text:p>
          </table:table-cell>
          <table:table-cell table:formula="of:=SUM([.B15];-[.C15])" office:value-type="float" office:value="446" calcext:value-type="float">
            <text:p>446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6" calcext:value-type="float">
            <text:p>446</text:p>
          </table:table-cell>
          <table:table-cell table:formula="of:=SUM([.F15]; -[$2022_07_01.F15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7" calcext:value-type="float">
            <text:p>417</text:p>
          </table:table-cell>
          <table:table-cell table:formula="of:=SUM([.B16];-[.C16])"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2" calcext:value-type="float">
            <text:p>112</text:p>
          </table:table-cell>
          <table:table-cell table:formula="of:=SUM([.F16]; -[$2022_07_01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01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9" calcext:value-type="float">
            <text:p>419</text:p>
          </table:table-cell>
          <table:table-cell table:formula="of:=SUM([.B18];-[.C18])"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5" calcext:value-type="float">
            <text:p>275</text:p>
          </table:table-cell>
          <table:table-cell table:formula="of:=SUM([.F18]; -[$2022_07_01.F1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9" calcext:value-type="float">
            <text:p>429</text:p>
          </table:table-cell>
          <table:table-cell table:formula="of:=SUM([.B19];-[.C19])"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71" calcext:value-type="float">
            <text:p>271</text:p>
          </table:table-cell>
          <table:table-cell table:formula="of:=SUM([.F19]; -[$2022_07_01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8" calcext:value-type="float">
            <text:p>308</text:p>
          </table:table-cell>
          <table:table-cell table:formula="of:=SUM([.B20];-[.C20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4" calcext:value-type="float">
            <text:p>394</text:p>
          </table:table-cell>
          <table:table-cell table:formula="of:=SUM([.F20]; -[$2022_07_01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5" calcext:value-type="float">
            <text:p>255</text:p>
          </table:table-cell>
          <table:table-cell table:formula="of:=SUM([.B21];-[.C21])"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37" calcext:value-type="float">
            <text:p>437</text:p>
          </table:table-cell>
          <table:table-cell table:formula="of:=SUM([.F21]; -[$2022_07_01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8" calcext:value-type="float">
            <text:p>788</text:p>
          </table:table-cell>
          <table:table-cell table:formula="of:=SUM([.B22];-[.C22])"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0" calcext:value-type="float">
            <text:p>260</text:p>
          </table:table-cell>
          <table:table-cell table:formula="of:=SUM([.F22]; -[$2022_07_01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10034" calcext:value-type="float">
            <text:p>10034</text:p>
          </table:table-cell>
          <table:table-cell table:style-name="ce4" table:formula="of:=SUM([.D2:.D22])" office:value-type="float" office:value="8176" calcext:value-type="float">
            <text:p>817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017" calcext:value-type="float">
            <text:p>8017</text:p>
          </table:table-cell>
          <table:table-cell table:style-name="ce4" table:formula="of:=SUM([.G2:.G22])" office:value-type="float" office:value="40" calcext:value-type="float">
            <text:p>40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01" table:style-name="ta13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4" calcext:value-type="float">
            <text:p>1004</text:p>
          </table:table-cell>
          <table:table-cell table:formula="of:=SUM([.B2];-[.C2])"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76" calcext:value-type="float">
            <text:p>276</text:p>
          </table:table-cell>
          <table:table-cell table:formula="of:=SUM([.F2]; -[$2022_06_30.F2])" office:value-type="float" office:value="-58" calcext:value-type="float">
            <text:p>-5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22" calcext:value-type="float">
            <text:p>822</text:p>
          </table:table-cell>
          <table:table-cell table:formula="of:=SUM([.B3];-[.C3])"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85" calcext:value-type="float">
            <text:p>685</text:p>
          </table:table-cell>
          <table:table-cell table:formula="of:=SUM([.F3]; -[$2022_06_30.F3])" office:value-type="float" office:value="-141" calcext:value-type="float">
            <text:p>-14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8" calcext:value-type="float">
            <text:p>1018</text:p>
          </table:table-cell>
          <table:table-cell table:formula="of:=SUM([.B4];-[.C4])" office:value-type="float" office:value="488" calcext:value-type="float">
            <text:p>488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88" calcext:value-type="float">
            <text:p>488</text:p>
          </table:table-cell>
          <table:table-cell table:formula="of:=SUM([.F4]; -[$2022_06_30.F4])" office:value-type="float" office:value="-105" calcext:value-type="float">
            <text:p>-1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4" calcext:value-type="float">
            <text:p>1034</text:p>
          </table:table-cell>
          <table:table-cell table:formula="of:=SUM([.B5];-[.C5])"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7" calcext:value-type="float">
            <text:p>97</text:p>
          </table:table-cell>
          <table:table-cell table:formula="of:=SUM([.F5]; -[$2022_06_30.F5])" office:value-type="float" office:value="-59" calcext:value-type="float">
            <text:p>-5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3" calcext:value-type="float">
            <text:p>423</text:p>
          </table:table-cell>
          <table:table-cell table:formula="of:=SUM([.B6];-[.C6])" office:value-type="float" office:value="820" calcext:value-type="float">
            <text:p>820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20" calcext:value-type="float">
            <text:p>820</text:p>
          </table:table-cell>
          <table:table-cell table:formula="of:=SUM([.F6]; -[$2022_06_30.F6])" office:value-type="float" office:value="-236" calcext:value-type="float">
            <text:p>-23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4" calcext:value-type="float">
            <text:p>184</text:p>
          </table:table-cell>
          <table:table-cell table:formula="of:=SUM([.B7];-[.C7])" office:value-type="float" office:value="644" calcext:value-type="float">
            <text:p>644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44" calcext:value-type="float">
            <text:p>644</text:p>
          </table:table-cell>
          <table:table-cell table:formula="of:=SUM([.F7]; -[$2022_06_30.F7])" office:value-type="float" office:value="-121" calcext:value-type="float">
            <text:p>-1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218" calcext:value-type="float">
            <text:p>218</text:p>
          </table:table-cell>
          <table:table-cell table:formula="of:=SUM([.B8];-[.C8])" office:value-type="float" office:value="616" calcext:value-type="float">
            <text:p>616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16" calcext:value-type="float">
            <text:p>616</text:p>
          </table:table-cell>
          <table:table-cell table:formula="of:=SUM([.F8]; -[$2022_06_30.F8])" office:value-type="float" office:value="-128" calcext:value-type="float">
            <text:p>-12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48" calcext:value-type="float">
            <text:p>248</text:p>
          </table:table-cell>
          <table:table-cell table:formula="of:=SUM([.B9];-[.C9])" office:value-type="float" office:value="580" calcext:value-type="float">
            <text:p>580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580" calcext:value-type="float">
            <text:p>580</text:p>
          </table:table-cell>
          <table:table-cell table:formula="of:=SUM([.F9]; -[$2022_06_30.F9])" office:value-type="float" office:value="-130" calcext:value-type="float">
            <text:p>-13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1" calcext:value-type="float">
            <text:p>501</text:p>
          </table:table-cell>
          <table:table-cell table:formula="of:=SUM([.B10];-[.C10])" office:value-type="float" office:value="740" calcext:value-type="float">
            <text:p>740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40" calcext:value-type="float">
            <text:p>740</text:p>
          </table:table-cell>
          <table:table-cell table:formula="of:=SUM([.F10]; -[$2022_06_30.F10])" office:value-type="float" office:value="-175" calcext:value-type="float">
            <text:p>-17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6_30.F11])" office:value-type="float" office:value="-11" calcext:value-type="float">
            <text:p>-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12" calcext:value-type="float">
            <text:p>412</text:p>
          </table:table-cell>
          <table:table-cell table:formula="of:=SUM([.B12];-[.C12])"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25" calcext:value-type="float">
            <text:p>325</text:p>
          </table:table-cell>
          <table:table-cell table:formula="of:=SUM([.F12]; -[$2022_06_30.F12])" office:value-type="float" office:value="-91" calcext:value-type="float">
            <text:p>-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formula="of:=SUM([.B13];-[.C13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2" calcext:value-type="float">
            <text:p>172</text:p>
          </table:table-cell>
          <table:table-cell table:formula="of:=SUM([.F13]; -[$2022_06_30.F13])" office:value-type="float" office:value="-25" calcext:value-type="float">
            <text:p>-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8" calcext:value-type="float">
            <text:p>8</text:p>
          </table:table-cell>
          <table:table-cell table:formula="of:=SUM([.B14];-[.C14])"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0" calcext:value-type="float">
            <text:p>190</text:p>
          </table:table-cell>
          <table:table-cell table:formula="of:=SUM([.F14]; -[$2022_06_30.F14])" office:value-type="float" office:value="-6" calcext:value-type="float">
            <text:p>-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96" calcext:value-type="float">
            <text:p>296</text:p>
          </table:table-cell>
          <table:table-cell table:formula="of:=SUM([.B15];-[.C15])"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1" calcext:value-type="float">
            <text:p>441</text:p>
          </table:table-cell>
          <table:table-cell table:formula="of:=SUM([.F15]; -[$2022_06_30.F15])" office:value-type="float" office:value="-155" calcext:value-type="float">
            <text:p>-1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7" calcext:value-type="float">
            <text:p>417</text:p>
          </table:table-cell>
          <table:table-cell table:formula="of:=SUM([.B16];-[.C16])"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2" calcext:value-type="float">
            <text:p>112</text:p>
          </table:table-cell>
          <table:table-cell table:formula="of:=SUM([.F16]; -[$2022_06_30.F16])" office:value-type="float" office:value="-56" calcext:value-type="float">
            <text:p>-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6_30.F17])" office:value-type="float" office:value="-40" calcext:value-type="float">
            <text:p>-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20" calcext:value-type="float">
            <text:p>420</text:p>
          </table:table-cell>
          <table:table-cell table:formula="of:=SUM([.B18];-[.C18])"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4" calcext:value-type="float">
            <text:p>274</text:p>
          </table:table-cell>
          <table:table-cell table:formula="of:=SUM([.F18]; -[$2022_06_30.F18])" office:value-type="float" office:value="-65" calcext:value-type="float">
            <text:p>-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9" calcext:value-type="float">
            <text:p>429</text:p>
          </table:table-cell>
          <table:table-cell table:formula="of:=SUM([.B19];-[.C19])"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71" calcext:value-type="float">
            <text:p>271</text:p>
          </table:table-cell>
          <table:table-cell table:formula="of:=SUM([.F19]; -[$2022_06_30.F19])" office:value-type="float" office:value="-92" calcext:value-type="float">
            <text:p>-9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8" calcext:value-type="float">
            <text:p>308</text:p>
          </table:table-cell>
          <table:table-cell table:formula="of:=SUM([.B20];-[.C20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4" calcext:value-type="float">
            <text:p>394</text:p>
          </table:table-cell>
          <table:table-cell table:formula="of:=SUM([.F20]; -[$2022_06_30.F20])" office:value-type="float" office:value="-87" calcext:value-type="float">
            <text:p>-8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5" calcext:value-type="float">
            <text:p>255</text:p>
          </table:table-cell>
          <table:table-cell table:formula="of:=SUM([.B21];-[.C21])"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37" calcext:value-type="float">
            <text:p>437</text:p>
          </table:table-cell>
          <table:table-cell table:formula="of:=SUM([.F21]; -[$2022_06_30.F21])" office:value-type="float" office:value="-97" calcext:value-type="float">
            <text:p>-9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8" calcext:value-type="float">
            <text:p>788</text:p>
          </table:table-cell>
          <table:table-cell table:formula="of:=SUM([.B22];-[.C22])"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0" calcext:value-type="float">
            <text:p>260</text:p>
          </table:table-cell>
          <table:table-cell table:formula="of:=SUM([.F22]; -[$2022_06_30.F22])" office:value-type="float" office:value="-81" calcext:value-type="float">
            <text:p>-81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10074" calcext:value-type="float">
            <text:p>10074</text:p>
          </table:table-cell>
          <table:table-cell table:style-name="ce4" table:formula="of:=SUM([.D2:.D22])" office:value-type="float" office:value="8136" calcext:value-type="float">
            <text:p>813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7977" calcext:value-type="float">
            <text:p>7977</text:p>
          </table:table-cell>
          <table:table-cell table:style-name="ce4" table:formula="of:=SUM([.G2:.G22])" office:value-type="float" office:value="-1959" calcext:value-type="float">
            <text:p>-1959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30" table:style-name="ta14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46" calcext:value-type="float">
            <text:p>946</text:p>
          </table:table-cell>
          <table:table-cell table:formula="of:=SUM([.B2];-[.C2])"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34" calcext:value-type="float">
            <text:p>334</text:p>
          </table:table-cell>
          <table:table-cell table:formula="of:=SUM([.F2]; -[$2022_06_29.F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1" calcext:value-type="float">
            <text:p>681</text:p>
          </table:table-cell>
          <table:table-cell table:formula="of:=SUM([.B3];-[.C3])" office:value-type="float" office:value="826" calcext:value-type="float">
            <text:p>82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6" calcext:value-type="float">
            <text:p>826</text:p>
          </table:table-cell>
          <table:table-cell table:formula="of:=SUM([.F3]; -[$2022_06_29.F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13" calcext:value-type="float">
            <text:p>913</text:p>
          </table:table-cell>
          <table:table-cell table:formula="of:=SUM([.B4];-[.C4])" office:value-type="float" office:value="593" calcext:value-type="float">
            <text:p>59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93" calcext:value-type="float">
            <text:p>593</text:p>
          </table:table-cell>
          <table:table-cell table:formula="of:=SUM([.F4]; -[$2022_06_29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5" calcext:value-type="float">
            <text:p>975</text:p>
          </table:table-cell>
          <table:table-cell table:formula="of:=SUM([.B5];-[.C5])"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6" calcext:value-type="float">
            <text:p>156</text:p>
          </table:table-cell>
          <table:table-cell table:formula="of:=SUM([.F5]; -[$2022_06_29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87" calcext:value-type="float">
            <text:p>187</text:p>
          </table:table-cell>
          <table:table-cell table:formula="of:=SUM([.B6];-[.C6])" office:value-type="float" office:value="1056" calcext:value-type="float">
            <text:p>1056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56" calcext:value-type="float">
            <text:p>1056</text:p>
          </table:table-cell>
          <table:table-cell table:formula="of:=SUM([.F6]; -[$2022_06_29.F6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3" calcext:value-type="float">
            <text:p>63</text:p>
          </table:table-cell>
          <table:table-cell table:formula="of:=SUM([.B7];-[.C7])" office:value-type="float" office:value="765" calcext:value-type="float">
            <text:p>76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5" calcext:value-type="float">
            <text:p>765</text:p>
          </table:table-cell>
          <table:table-cell table:formula="of:=SUM([.F7]; -[$2022_06_29.F7])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90" calcext:value-type="float">
            <text:p>90</text:p>
          </table:table-cell>
          <table:table-cell table:formula="of:=SUM([.B8];-[.C8])" office:value-type="float" office:value="744" calcext:value-type="float">
            <text:p>744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44" calcext:value-type="float">
            <text:p>744</text:p>
          </table:table-cell>
          <table:table-cell table:formula="of:=SUM([.F8]; -[$2022_06_29.F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8" calcext:value-type="float">
            <text:p>118</text:p>
          </table:table-cell>
          <table:table-cell table:formula="of:=SUM([.B9];-[.C9])" office:value-type="float" office:value="710" calcext:value-type="float">
            <text:p>710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10" calcext:value-type="float">
            <text:p>710</text:p>
          </table:table-cell>
          <table:table-cell table:formula="of:=SUM([.F9]; -[$2022_06_29.F9])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26" calcext:value-type="float">
            <text:p>326</text:p>
          </table:table-cell>
          <table:table-cell table:formula="of:=SUM([.B10];-[.C10])" office:value-type="float" office:value="915" calcext:value-type="float">
            <text:p>915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915" calcext:value-type="float">
            <text:p>915</text:p>
          </table:table-cell>
          <table:table-cell table:formula="of:=SUM([.F10]; -[$2022_06_29.F10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97" calcext:value-type="float">
            <text:p>297</text:p>
          </table:table-cell>
          <table:table-cell table:formula="of:=SUM([.B11];-[.C11])" office:value-type="float" office:value="232" calcext:value-type="float">
            <text:p>232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3" calcext:value-type="float">
            <text:p>73</text:p>
          </table:table-cell>
          <table:table-cell table:formula="of:=SUM([.F11]; -[$2022_06_29.F11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21" calcext:value-type="float">
            <text:p>321</text:p>
          </table:table-cell>
          <table:table-cell table:formula="of:=SUM([.B12];-[.C12])" office:value-type="float" office:value="416" calcext:value-type="float">
            <text:p>416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416" calcext:value-type="float">
            <text:p>416</text:p>
          </table:table-cell>
          <table:table-cell table:formula="of:=SUM([.F12]; -[$2022_06_29.F12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2022_06_29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9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1" calcext:value-type="float">
            <text:p>141</text:p>
          </table:table-cell>
          <table:table-cell table:formula="of:=SUM([.B15];-[.C15])" office:value-type="float" office:value="596" calcext:value-type="float">
            <text:p>596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96" calcext:value-type="float">
            <text:p>596</text:p>
          </table:table-cell>
          <table:table-cell table:formula="of:=SUM([.F15]; -[$2022_06_29.F15])" office:value-type="float" office:value="-6" calcext:value-type="float">
            <text:p>-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1" calcext:value-type="float">
            <text:p>361</text:p>
          </table:table-cell>
          <table:table-cell table:formula="of:=SUM([.B16];-[.C16])"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8" calcext:value-type="float">
            <text:p>168</text:p>
          </table:table-cell>
          <table:table-cell table:formula="of:=SUM([.F16]; -[$2022_06_29.F16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15" calcext:value-type="float">
            <text:p>915</text:p>
          </table:table-cell>
          <table:table-cell table:formula="of:=SUM([.B17];-[.C17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33" calcext:value-type="float">
            <text:p>133</text:p>
          </table:table-cell>
          <table:table-cell table:formula="of:=SUM([.F17]; -[$2022_06_29.F17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5" calcext:value-type="float">
            <text:p>355</text:p>
          </table:table-cell>
          <table:table-cell table:formula="of:=SUM([.B18];-[.C18])"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39" calcext:value-type="float">
            <text:p>339</text:p>
          </table:table-cell>
          <table:table-cell table:formula="of:=SUM([.F18]; -[$2022_06_29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37" calcext:value-type="float">
            <text:p>337</text:p>
          </table:table-cell>
          <table:table-cell table:formula="of:=SUM([.B19];-[.C19])"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63" calcext:value-type="float">
            <text:p>363</text:p>
          </table:table-cell>
          <table:table-cell table:formula="of:=SUM([.F19]; -[$2022_06_29.F1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21" calcext:value-type="float">
            <text:p>221</text:p>
          </table:table-cell>
          <table:table-cell table:formula="of:=SUM([.B20];-[.C20])" office:value-type="float" office:value="481" calcext:value-type="float">
            <text:p>481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81" calcext:value-type="float">
            <text:p>481</text:p>
          </table:table-cell>
          <table:table-cell table:formula="of:=SUM([.F20]; -[$2022_06_29.F20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58" calcext:value-type="float">
            <text:p>158</text:p>
          </table:table-cell>
          <table:table-cell table:formula="of:=SUM([.B21];-[.C21])" office:value-type="float" office:value="534" calcext:value-type="float">
            <text:p>534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34" calcext:value-type="float">
            <text:p>534</text:p>
          </table:table-cell>
          <table:table-cell table:formula="of:=SUM([.F21]; -[$2022_06_29.F21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07" calcext:value-type="float">
            <text:p>707</text:p>
          </table:table-cell>
          <table:table-cell table:formula="of:=SUM([.B22];-[.C22])"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41" calcext:value-type="float">
            <text:p>341</text:p>
          </table:table-cell>
          <table:table-cell table:formula="of:=SUM([.F22]; -[$2022_06_29.F22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115" calcext:value-type="float">
            <text:p>8115</text:p>
          </table:table-cell>
          <table:table-cell table:style-name="ce4" table:formula="of:=SUM([.D2:.D22])" office:value-type="float" office:value="10095" calcext:value-type="float">
            <text:p>10095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680" calcext:value-type="float">
            <text:p>7680</text:p>
          </table:table-cell>
          <table:table-cell table:style-name="ce4" table:formula="of:=SUM([.G2:.G22])" office:value-type="float" office:value="14" calcext:value-type="float">
            <text:p>14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9" table:style-name="ta15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48" calcext:value-type="float">
            <text:p>948</text:p>
          </table:table-cell>
          <table:table-cell table:formula="of:=SUM([.B2];-[.C2])" office:value-type="float" office:value="332" calcext:value-type="float">
            <text:p>332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32" calcext:value-type="float">
            <text:p>332</text:p>
          </table:table-cell>
          <table:table-cell table:formula="of:=SUM([.F2]; -[$2022_06_28.F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1" calcext:value-type="float">
            <text:p>681</text:p>
          </table:table-cell>
          <table:table-cell table:formula="of:=SUM([.B3];-[.C3])" office:value-type="float" office:value="826" calcext:value-type="float">
            <text:p>82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6" calcext:value-type="float">
            <text:p>826</text:p>
          </table:table-cell>
          <table:table-cell table:formula="of:=SUM([.F3]; -[$2022_06_28.F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13" calcext:value-type="float">
            <text:p>913</text:p>
          </table:table-cell>
          <table:table-cell table:formula="of:=SUM([.B4];-[.C4])" office:value-type="float" office:value="593" calcext:value-type="float">
            <text:p>59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93" calcext:value-type="float">
            <text:p>593</text:p>
          </table:table-cell>
          <table:table-cell table:formula="of:=SUM([.F4]; -[$2022_06_28.F4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5" calcext:value-type="float">
            <text:p>975</text:p>
          </table:table-cell>
          <table:table-cell table:formula="of:=SUM([.B5];-[.C5])"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6" calcext:value-type="float">
            <text:p>156</text:p>
          </table:table-cell>
          <table:table-cell table:formula="of:=SUM([.F5]; -[$2022_06_28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86" calcext:value-type="float">
            <text:p>186</text:p>
          </table:table-cell>
          <table:table-cell table:formula="of:=SUM([.B6];-[.C6])" office:value-type="float" office:value="1057" calcext:value-type="float">
            <text:p>1057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57" calcext:value-type="float">
            <text:p>1057</text:p>
          </table:table-cell>
          <table:table-cell table:formula="of:=SUM([.F6]; -[$2022_06_28.F6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1" calcext:value-type="float">
            <text:p>61</text:p>
          </table:table-cell>
          <table:table-cell table:formula="of:=SUM([.B7];-[.C7])" office:value-type="float" office:value="767" calcext:value-type="float">
            <text:p>767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7" calcext:value-type="float">
            <text:p>767</text:p>
          </table:table-cell>
          <table:table-cell table:formula="of:=SUM([.F7]; -[$2022_06_28.F7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91" calcext:value-type="float">
            <text:p>91</text:p>
          </table:table-cell>
          <table:table-cell table:formula="of:=SUM([.B8];-[.C8])" office:value-type="float" office:value="743" calcext:value-type="float">
            <text:p>743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43" calcext:value-type="float">
            <text:p>743</text:p>
          </table:table-cell>
          <table:table-cell table:formula="of:=SUM([.F8]; -[$2022_06_28.F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6" calcext:value-type="float">
            <text:p>116</text:p>
          </table:table-cell>
          <table:table-cell table:formula="of:=SUM([.B9];-[.C9])" office:value-type="float" office:value="712" calcext:value-type="float">
            <text:p>712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12" calcext:value-type="float">
            <text:p>712</text:p>
          </table:table-cell>
          <table:table-cell table:formula="of:=SUM([.F9]; -[$2022_06_28.F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32" calcext:value-type="float">
            <text:p>332</text:p>
          </table:table-cell>
          <table:table-cell table:formula="of:=SUM([.B10];-[.C10])" office:value-type="float" office:value="909" calcext:value-type="float">
            <text:p>909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909" calcext:value-type="float">
            <text:p>909</text:p>
          </table:table-cell>
          <table:table-cell table:formula="of:=SUM([.F10]; -[$2022_06_28.F10])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0" calcext:value-type="float">
            <text:p>300</text:p>
          </table:table-cell>
          <table:table-cell table:formula="of:=SUM([.B11];-[.C11])"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0" calcext:value-type="float">
            <text:p>70</text:p>
          </table:table-cell>
          <table:table-cell table:formula="of:=SUM([.F11]; -[$2022_06_28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25" calcext:value-type="float">
            <text:p>325</text:p>
          </table:table-cell>
          <table:table-cell table:formula="of:=SUM([.B12];-[.C12])" office:value-type="float" office:value="412" calcext:value-type="float">
            <text:p>412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412" calcext:value-type="float">
            <text:p>412</text:p>
          </table:table-cell>
          <table:table-cell table:formula="of:=SUM([.F12]; -[$2022_06_28.F12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2022_06_28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8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35" calcext:value-type="float">
            <text:p>135</text:p>
          </table:table-cell>
          <table:table-cell table:formula="of:=SUM([.B15];-[.C15])" office:value-type="float" office:value="602" calcext:value-type="float">
            <text:p>602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02" calcext:value-type="float">
            <text:p>602</text:p>
          </table:table-cell>
          <table:table-cell table:formula="of:=SUM([.F15]; -[$2022_06_28.F15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2" calcext:value-type="float">
            <text:p>362</text:p>
          </table:table-cell>
          <table:table-cell table:formula="of:=SUM([.B16];-[.C16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7" calcext:value-type="float">
            <text:p>167</text:p>
          </table:table-cell>
          <table:table-cell table:formula="of:=SUM([.F16]; -[$2022_06_28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14" calcext:value-type="float">
            <text:p>914</text:p>
          </table:table-cell>
          <table:table-cell table:formula="of:=SUM([.B17];-[.C17])"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34" calcext:value-type="float">
            <text:p>134</text:p>
          </table:table-cell>
          <table:table-cell table:formula="of:=SUM([.F17]; -[$2022_06_28.F17])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5" calcext:value-type="float">
            <text:p>355</text:p>
          </table:table-cell>
          <table:table-cell table:formula="of:=SUM([.B18];-[.C18])"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39" calcext:value-type="float">
            <text:p>339</text:p>
          </table:table-cell>
          <table:table-cell table:formula="of:=SUM([.F18]; -[$2022_06_28.F18])" office:value-type="float" office:value="-9" calcext:value-type="float">
            <text:p>-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38" calcext:value-type="float">
            <text:p>338</text:p>
          </table:table-cell>
          <table:table-cell table:formula="of:=SUM([.B19];-[.C19])" office:value-type="float" office:value="362" calcext:value-type="float">
            <text:p>362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62" calcext:value-type="float">
            <text:p>362</text:p>
          </table:table-cell>
          <table:table-cell table:formula="of:=SUM([.F19]; -[$2022_06_28.F1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25" calcext:value-type="float">
            <text:p>225</text:p>
          </table:table-cell>
          <table:table-cell table:formula="of:=SUM([.B20];-[.C20])" office:value-type="float" office:value="477" calcext:value-type="float">
            <text:p>47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77" calcext:value-type="float">
            <text:p>477</text:p>
          </table:table-cell>
          <table:table-cell table:formula="of:=SUM([.F20]; -[$2022_06_28.F20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59" calcext:value-type="float">
            <text:p>159</text:p>
          </table:table-cell>
          <table:table-cell table:formula="of:=SUM([.B21];-[.C21])" office:value-type="float" office:value="533" calcext:value-type="float">
            <text:p>533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33" calcext:value-type="float">
            <text:p>533</text:p>
          </table:table-cell>
          <table:table-cell table:formula="of:=SUM([.F21]; -[$2022_06_28.F21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0" calcext:value-type="float">
            <text:p>710</text:p>
          </table:table-cell>
          <table:table-cell table:formula="of:=SUM([.B22];-[.C22])"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8" calcext:value-type="float">
            <text:p>338</text:p>
          </table:table-cell>
          <table:table-cell table:formula="of:=SUM([.F22]; -[$2022_06_28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129" calcext:value-type="float">
            <text:p>8129</text:p>
          </table:table-cell>
          <table:table-cell table:style-name="ce4" table:formula="of:=SUM([.D2:.D22])" office:value-type="float" office:value="10081" calcext:value-type="float">
            <text:p>10081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666" calcext:value-type="float">
            <text:p>7666</text:p>
          </table:table-cell>
          <table:table-cell table:style-name="ce4" table:formula="of:=SUM([.G2:.G22])" office:value-type="float" office:value="36" calcext:value-type="float">
            <text:p>36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8" table:style-name="ta16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49" calcext:value-type="float">
            <text:p>949</text:p>
          </table:table-cell>
          <table:table-cell table:formula="of:=SUM([.B2];-[.C2])"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31" calcext:value-type="float">
            <text:p>331</text:p>
          </table:table-cell>
          <table:table-cell table:formula="of:=SUM([.F2]; -[$2022_06_27.F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2" calcext:value-type="float">
            <text:p>682</text:p>
          </table:table-cell>
          <table:table-cell table:formula="of:=SUM([.B3];-[.C3])" office:value-type="float" office:value="825" calcext:value-type="float">
            <text:p>82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5" calcext:value-type="float">
            <text:p>825</text:p>
          </table:table-cell>
          <table:table-cell table:formula="of:=SUM([.F3]; -[$2022_06_27.F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15" calcext:value-type="float">
            <text:p>915</text:p>
          </table:table-cell>
          <table:table-cell table:formula="of:=SUM([.B4];-[.C4])" office:value-type="float" office:value="591" calcext:value-type="float">
            <text:p>59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91" calcext:value-type="float">
            <text:p>591</text:p>
          </table:table-cell>
          <table:table-cell table:formula="of:=SUM([.F4]; -[$2022_06_27.F4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5" calcext:value-type="float">
            <text:p>975</text:p>
          </table:table-cell>
          <table:table-cell table:formula="of:=SUM([.B5];-[.C5])"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6" calcext:value-type="float">
            <text:p>156</text:p>
          </table:table-cell>
          <table:table-cell table:formula="of:=SUM([.F5]; -[$2022_06_27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92" calcext:value-type="float">
            <text:p>192</text:p>
          </table:table-cell>
          <table:table-cell table:formula="of:=SUM([.B6];-[.C6])" office:value-type="float" office:value="1051" calcext:value-type="float">
            <text:p>1051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51" calcext:value-type="float">
            <text:p>1051</text:p>
          </table:table-cell>
          <table:table-cell table:formula="of:=SUM([.F6]; -[$2022_06_27.F6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0" calcext:value-type="float">
            <text:p>60</text:p>
          </table:table-cell>
          <table:table-cell table:formula="of:=SUM([.B7];-[.C7])" office:value-type="float" office:value="768" calcext:value-type="float">
            <text:p>768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8" calcext:value-type="float">
            <text:p>768</text:p>
          </table:table-cell>
          <table:table-cell table:formula="of:=SUM([.F7]; -[$2022_06_27.F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92" calcext:value-type="float">
            <text:p>92</text:p>
          </table:table-cell>
          <table:table-cell table:formula="of:=SUM([.B8];-[.C8])" office:value-type="float" office:value="742" calcext:value-type="float">
            <text:p>742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42" calcext:value-type="float">
            <text:p>742</text:p>
          </table:table-cell>
          <table:table-cell table:formula="of:=SUM([.F8]; -[$2022_06_27.F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6" calcext:value-type="float">
            <text:p>116</text:p>
          </table:table-cell>
          <table:table-cell table:formula="of:=SUM([.B9];-[.C9])" office:value-type="float" office:value="712" calcext:value-type="float">
            <text:p>712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12" calcext:value-type="float">
            <text:p>712</text:p>
          </table:table-cell>
          <table:table-cell table:formula="of:=SUM([.F9]; -[$2022_06_27.F9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41" calcext:value-type="float">
            <text:p>341</text:p>
          </table:table-cell>
          <table:table-cell table:formula="of:=SUM([.B10];-[.C10])"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900" calcext:value-type="float">
            <text:p>900</text:p>
          </table:table-cell>
          <table:table-cell table:formula="of:=SUM([.F10]; -[$2022_06_27.F10])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0" calcext:value-type="float">
            <text:p>300</text:p>
          </table:table-cell>
          <table:table-cell table:formula="of:=SUM([.B11];-[.C11])"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0" calcext:value-type="float">
            <text:p>70</text:p>
          </table:table-cell>
          <table:table-cell table:formula="of:=SUM([.F11]; -[$2022_06_27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29" calcext:value-type="float">
            <text:p>329</text:p>
          </table:table-cell>
          <table:table-cell table:formula="of:=SUM([.B12];-[.C12])" office:value-type="float" office:value="408" calcext:value-type="float">
            <text:p>408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408" calcext:value-type="float">
            <text:p>408</text:p>
          </table:table-cell>
          <table:table-cell table:formula="of:=SUM([.F12]; -[$2022_06_27.F12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2022_06_27.F1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7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39" calcext:value-type="float">
            <text:p>139</text:p>
          </table:table-cell>
          <table:table-cell table:formula="of:=SUM([.B15];-[.C15])" office:value-type="float" office:value="598" calcext:value-type="float">
            <text:p>598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98" calcext:value-type="float">
            <text:p>598</text:p>
          </table:table-cell>
          <table:table-cell table:formula="of:=SUM([.F15]; -[$2022_06_27.F1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2" calcext:value-type="float">
            <text:p>362</text:p>
          </table:table-cell>
          <table:table-cell table:formula="of:=SUM([.B16];-[.C16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7" calcext:value-type="float">
            <text:p>167</text:p>
          </table:table-cell>
          <table:table-cell table:formula="of:=SUM([.F16]; -[$2022_06_27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27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46" calcext:value-type="float">
            <text:p>346</text:p>
          </table:table-cell>
          <table:table-cell table:formula="of:=SUM([.B18];-[.C18])"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8" calcext:value-type="float">
            <text:p>348</text:p>
          </table:table-cell>
          <table:table-cell table:formula="of:=SUM([.F18]; -[$2022_06_27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40" calcext:value-type="float">
            <text:p>340</text:p>
          </table:table-cell>
          <table:table-cell table:formula="of:=SUM([.B19];-[.C19])"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60" calcext:value-type="float">
            <text:p>360</text:p>
          </table:table-cell>
          <table:table-cell table:formula="of:=SUM([.F19]; -[$2022_06_27.F19])" office:value-type="float" office:value="-3" calcext:value-type="float">
            <text:p>-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0" calcext:value-type="float">
            <text:p>230</text:p>
          </table:table-cell>
          <table:table-cell table:formula="of:=SUM([.B20];-[.C20])"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72" calcext:value-type="float">
            <text:p>472</text:p>
          </table:table-cell>
          <table:table-cell table:formula="of:=SUM([.F20]; -[$2022_06_27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63" calcext:value-type="float">
            <text:p>163</text:p>
          </table:table-cell>
          <table:table-cell table:formula="of:=SUM([.B21];-[.C21])"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29" calcext:value-type="float">
            <text:p>529</text:p>
          </table:table-cell>
          <table:table-cell table:formula="of:=SUM([.F21]; -[$2022_06_27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0" calcext:value-type="float">
            <text:p>710</text:p>
          </table:table-cell>
          <table:table-cell table:formula="of:=SUM([.B22];-[.C22])"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8" calcext:value-type="float">
            <text:p>338</text:p>
          </table:table-cell>
          <table:table-cell table:formula="of:=SUM([.F22]; -[$2022_06_27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165" calcext:value-type="float">
            <text:p>8165</text:p>
          </table:table-cell>
          <table:table-cell table:style-name="ce4" table:formula="of:=SUM([.D2:.D22])" office:value-type="float" office:value="10045" calcext:value-type="float">
            <text:p>10045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630" calcext:value-type="float">
            <text:p>7630</text:p>
          </table:table-cell>
          <table:table-cell table:style-name="ce4" table:formula="of:=SUM([.G2:.G22])" office:value-type="float" office:value="20" calcext:value-type="float">
            <text:p>20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7" table:style-name="ta17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51" calcext:value-type="float">
            <text:p>951</text:p>
          </table:table-cell>
          <table:table-cell table:formula="of:=SUM([.B2];-[.C2])" office:value-type="float" office:value="329" calcext:value-type="float">
            <text:p>329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29" calcext:value-type="float">
            <text:p>329</text:p>
          </table:table-cell>
          <table:table-cell table:formula="of:=SUM([.F2]; -[$2022_06_26.F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2" calcext:value-type="float">
            <text:p>682</text:p>
          </table:table-cell>
          <table:table-cell table:formula="of:=SUM([.B3];-[.C3])" office:value-type="float" office:value="825" calcext:value-type="float">
            <text:p>82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5" calcext:value-type="float">
            <text:p>825</text:p>
          </table:table-cell>
          <table:table-cell table:formula="of:=SUM([.F3]; -[$2022_06_26.F3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20" calcext:value-type="float">
            <text:p>920</text:p>
          </table:table-cell>
          <table:table-cell table:formula="of:=SUM([.B4];-[.C4])" office:value-type="float" office:value="586" calcext:value-type="float">
            <text:p>586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86" calcext:value-type="float">
            <text:p>586</text:p>
          </table:table-cell>
          <table:table-cell table:formula="of:=SUM([.F4]; -[$2022_06_26.F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5" calcext:value-type="float">
            <text:p>975</text:p>
          </table:table-cell>
          <table:table-cell table:formula="of:=SUM([.B5];-[.C5])"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6" calcext:value-type="float">
            <text:p>156</text:p>
          </table:table-cell>
          <table:table-cell table:formula="of:=SUM([.F5]; -[$2022_06_26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94" calcext:value-type="float">
            <text:p>194</text:p>
          </table:table-cell>
          <table:table-cell table:formula="of:=SUM([.B6];-[.C6])" office:value-type="float" office:value="1049" calcext:value-type="float">
            <text:p>1049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49" calcext:value-type="float">
            <text:p>1049</text:p>
          </table:table-cell>
          <table:table-cell table:formula="of:=SUM([.F6]; -[$2022_06_26.F6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0" calcext:value-type="float">
            <text:p>60</text:p>
          </table:table-cell>
          <table:table-cell table:formula="of:=SUM([.B7];-[.C7])" office:value-type="float" office:value="768" calcext:value-type="float">
            <text:p>768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8" calcext:value-type="float">
            <text:p>768</text:p>
          </table:table-cell>
          <table:table-cell table:formula="of:=SUM([.F7]; -[$2022_06_26.F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93" calcext:value-type="float">
            <text:p>93</text:p>
          </table:table-cell>
          <table:table-cell table:formula="of:=SUM([.B8];-[.C8])" office:value-type="float" office:value="741" calcext:value-type="float">
            <text:p>741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41" calcext:value-type="float">
            <text:p>741</text:p>
          </table:table-cell>
          <table:table-cell table:formula="of:=SUM([.F8]; -[$2022_06_26.F8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5" calcext:value-type="float">
            <text:p>115</text:p>
          </table:table-cell>
          <table:table-cell table:formula="of:=SUM([.B9];-[.C9])" office:value-type="float" office:value="713" calcext:value-type="float">
            <text:p>713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13" calcext:value-type="float">
            <text:p>713</text:p>
          </table:table-cell>
          <table:table-cell table:formula="of:=SUM([.F9]; -[$2022_06_26.F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48" calcext:value-type="float">
            <text:p>348</text:p>
          </table:table-cell>
          <table:table-cell table:formula="of:=SUM([.B10];-[.C10])" office:value-type="float" office:value="893" calcext:value-type="float">
            <text:p>893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93" calcext:value-type="float">
            <text:p>893</text:p>
          </table:table-cell>
          <table:table-cell table:formula="of:=SUM([.F10]; -[$2022_06_26.F10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0" calcext:value-type="float">
            <text:p>300</text:p>
          </table:table-cell>
          <table:table-cell table:formula="of:=SUM([.B11];-[.C11])"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0" calcext:value-type="float">
            <text:p>70</text:p>
          </table:table-cell>
          <table:table-cell table:formula="of:=SUM([.F11]; -[$2022_06_26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34" calcext:value-type="float">
            <text:p>334</text:p>
          </table:table-cell>
          <table:table-cell table:formula="of:=SUM([.B12];-[.C12])" office:value-type="float" office:value="403" calcext:value-type="float">
            <text:p>403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403" calcext:value-type="float">
            <text:p>403</text:p>
          </table:table-cell>
          <table:table-cell table:formula="of:=SUM([.F12]; -[$2022_06_26.F1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6" calcext:value-type="float">
            <text:p>196</text:p>
          </table:table-cell>
          <table:table-cell table:formula="of:=SUM([.F13]; -[$2022_06_26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6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0" calcext:value-type="float">
            <text:p>140</text:p>
          </table:table-cell>
          <table:table-cell table:formula="of:=SUM([.B15];-[.C15])" office:value-type="float" office:value="597" calcext:value-type="float">
            <text:p>597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97" calcext:value-type="float">
            <text:p>597</text:p>
          </table:table-cell>
          <table:table-cell table:formula="of:=SUM([.F15]; -[$2022_06_26.F1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2" calcext:value-type="float">
            <text:p>362</text:p>
          </table:table-cell>
          <table:table-cell table:formula="of:=SUM([.B16];-[.C16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7" calcext:value-type="float">
            <text:p>167</text:p>
          </table:table-cell>
          <table:table-cell table:formula="of:=SUM([.F16]; -[$2022_06_26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26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46" calcext:value-type="float">
            <text:p>346</text:p>
          </table:table-cell>
          <table:table-cell table:formula="of:=SUM([.B18];-[.C18])"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8" calcext:value-type="float">
            <text:p>348</text:p>
          </table:table-cell>
          <table:table-cell table:formula="of:=SUM([.F18]; -[$2022_06_26.F18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37" calcext:value-type="float">
            <text:p>337</text:p>
          </table:table-cell>
          <table:table-cell table:formula="of:=SUM([.B19];-[.C19])"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63" calcext:value-type="float">
            <text:p>363</text:p>
          </table:table-cell>
          <table:table-cell table:formula="of:=SUM([.F19]; -[$2022_06_26.F1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0" calcext:value-type="float">
            <text:p>230</text:p>
          </table:table-cell>
          <table:table-cell table:formula="of:=SUM([.B20];-[.C20])"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72" calcext:value-type="float">
            <text:p>472</text:p>
          </table:table-cell>
          <table:table-cell table:formula="of:=SUM([.F20]; -[$2022_06_26.F2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63" calcext:value-type="float">
            <text:p>163</text:p>
          </table:table-cell>
          <table:table-cell table:formula="of:=SUM([.B21];-[.C21])"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29" calcext:value-type="float">
            <text:p>529</text:p>
          </table:table-cell>
          <table:table-cell table:formula="of:=SUM([.F21]; -[$2022_06_26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0" calcext:value-type="float">
            <text:p>710</text:p>
          </table:table-cell>
          <table:table-cell table:formula="of:=SUM([.B22];-[.C22])"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8" calcext:value-type="float">
            <text:p>338</text:p>
          </table:table-cell>
          <table:table-cell table:formula="of:=SUM([.F22]; -[$2022_06_26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185" calcext:value-type="float">
            <text:p>8185</text:p>
          </table:table-cell>
          <table:table-cell table:style-name="ce4" table:formula="of:=SUM([.D2:.D22])" office:value-type="float" office:value="10025" calcext:value-type="float">
            <text:p>10025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610" calcext:value-type="float">
            <text:p>7610</text:p>
          </table:table-cell>
          <table:table-cell table:style-name="ce4" table:formula="of:=SUM([.G2:.G22])" office:value-type="float" office:value="23" calcext:value-type="float">
            <text:p>23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6" table:style-name="ta18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52" calcext:value-type="float">
            <text:p>952</text:p>
          </table:table-cell>
          <table:table-cell table:formula="of:=SUM([.B2];-[.C2])" office:value-type="float" office:value="328" calcext:value-type="float">
            <text:p>328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28" calcext:value-type="float">
            <text:p>328</text:p>
          </table:table-cell>
          <table:table-cell table:formula="of:=SUM([.F2]; -[$2022_06_25.F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1" calcext:value-type="float">
            <text:p>681</text:p>
          </table:table-cell>
          <table:table-cell table:formula="of:=SUM([.B3];-[.C3])" office:value-type="float" office:value="826" calcext:value-type="float">
            <text:p>82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6" calcext:value-type="float">
            <text:p>826</text:p>
          </table:table-cell>
          <table:table-cell table:formula="of:=SUM([.F3]; -[$2022_06_25.F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21" calcext:value-type="float">
            <text:p>921</text:p>
          </table:table-cell>
          <table:table-cell table:formula="of:=SUM([.B4];-[.C4])" office:value-type="float" office:value="585" calcext:value-type="float">
            <text:p>585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85" calcext:value-type="float">
            <text:p>585</text:p>
          </table:table-cell>
          <table:table-cell table:formula="of:=SUM([.F4]; -[$2022_06_25.F4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5" calcext:value-type="float">
            <text:p>975</text:p>
          </table:table-cell>
          <table:table-cell table:formula="of:=SUM([.B5];-[.C5])"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6" calcext:value-type="float">
            <text:p>156</text:p>
          </table:table-cell>
          <table:table-cell table:formula="of:=SUM([.F5]; -[$2022_06_25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96" calcext:value-type="float">
            <text:p>196</text:p>
          </table:table-cell>
          <table:table-cell table:formula="of:=SUM([.B6];-[.C6])" office:value-type="float" office:value="1047" calcext:value-type="float">
            <text:p>1047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47" calcext:value-type="float">
            <text:p>1047</text:p>
          </table:table-cell>
          <table:table-cell table:formula="of:=SUM([.F6]; -[$2022_06_25.F6])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1" calcext:value-type="float">
            <text:p>61</text:p>
          </table:table-cell>
          <table:table-cell table:formula="of:=SUM([.B7];-[.C7])" office:value-type="float" office:value="767" calcext:value-type="float">
            <text:p>767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7" calcext:value-type="float">
            <text:p>767</text:p>
          </table:table-cell>
          <table:table-cell table:formula="of:=SUM([.F7]; -[$2022_06_25.F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98" calcext:value-type="float">
            <text:p>98</text:p>
          </table:table-cell>
          <table:table-cell table:formula="of:=SUM([.B8];-[.C8])" office:value-type="float" office:value="736" calcext:value-type="float">
            <text:p>736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36" calcext:value-type="float">
            <text:p>736</text:p>
          </table:table-cell>
          <table:table-cell table:formula="of:=SUM([.F8]; -[$2022_06_25.F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5" calcext:value-type="float">
            <text:p>115</text:p>
          </table:table-cell>
          <table:table-cell table:formula="of:=SUM([.B9];-[.C9])" office:value-type="float" office:value="713" calcext:value-type="float">
            <text:p>713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13" calcext:value-type="float">
            <text:p>713</text:p>
          </table:table-cell>
          <table:table-cell table:formula="of:=SUM([.F9]; -[$2022_06_25.F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54" calcext:value-type="float">
            <text:p>354</text:p>
          </table:table-cell>
          <table:table-cell table:formula="of:=SUM([.B10];-[.C10])" office:value-type="float" office:value="887" calcext:value-type="float">
            <text:p>887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87" calcext:value-type="float">
            <text:p>887</text:p>
          </table:table-cell>
          <table:table-cell table:formula="of:=SUM([.F10]; -[$2022_06_25.F1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0" calcext:value-type="float">
            <text:p>300</text:p>
          </table:table-cell>
          <table:table-cell table:formula="of:=SUM([.B11];-[.C11])"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0" calcext:value-type="float">
            <text:p>70</text:p>
          </table:table-cell>
          <table:table-cell table:formula="of:=SUM([.F11]; -[$2022_06_25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36" calcext:value-type="float">
            <text:p>336</text:p>
          </table:table-cell>
          <table:table-cell table:formula="of:=SUM([.B12];-[.C12])" office:value-type="float" office:value="401" calcext:value-type="float">
            <text:p>401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401" calcext:value-type="float">
            <text:p>401</text:p>
          </table:table-cell>
          <table:table-cell table:formula="of:=SUM([.F12]; -[$2022_06_25.F1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6" calcext:value-type="float">
            <text:p>196</text:p>
          </table:table-cell>
          <table:table-cell table:formula="of:=SUM([.F13]; -[$2022_06_25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5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0" calcext:value-type="float">
            <text:p>140</text:p>
          </table:table-cell>
          <table:table-cell table:formula="of:=SUM([.B15];-[.C15])" office:value-type="float" office:value="597" calcext:value-type="float">
            <text:p>597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97" calcext:value-type="float">
            <text:p>597</text:p>
          </table:table-cell>
          <table:table-cell table:formula="of:=SUM([.F15]; -[$2022_06_25.F1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2" calcext:value-type="float">
            <text:p>362</text:p>
          </table:table-cell>
          <table:table-cell table:formula="of:=SUM([.B16];-[.C16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7" calcext:value-type="float">
            <text:p>167</text:p>
          </table:table-cell>
          <table:table-cell table:formula="of:=SUM([.F16]; -[$2022_06_25.F16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25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49" calcext:value-type="float">
            <text:p>349</text:p>
          </table:table-cell>
          <table:table-cell table:formula="of:=SUM([.B18];-[.C18])"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5" calcext:value-type="float">
            <text:p>345</text:p>
          </table:table-cell>
          <table:table-cell table:formula="of:=SUM([.F18]; -[$2022_06_25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39" calcext:value-type="float">
            <text:p>339</text:p>
          </table:table-cell>
          <table:table-cell table:formula="of:=SUM([.B19];-[.C19])"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61" calcext:value-type="float">
            <text:p>361</text:p>
          </table:table-cell>
          <table:table-cell table:formula="of:=SUM([.F19]; -[$2022_06_25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1" calcext:value-type="float">
            <text:p>231</text:p>
          </table:table-cell>
          <table:table-cell table:formula="of:=SUM([.B20];-[.C20])" office:value-type="float" office:value="471" calcext:value-type="float">
            <text:p>471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71" calcext:value-type="float">
            <text:p>471</text:p>
          </table:table-cell>
          <table:table-cell table:formula="of:=SUM([.F20]; -[$2022_06_25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63" calcext:value-type="float">
            <text:p>163</text:p>
          </table:table-cell>
          <table:table-cell table:formula="of:=SUM([.B21];-[.C21])"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29" calcext:value-type="float">
            <text:p>529</text:p>
          </table:table-cell>
          <table:table-cell table:formula="of:=SUM([.F21]; -[$2022_06_25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0" calcext:value-type="float">
            <text:p>710</text:p>
          </table:table-cell>
          <table:table-cell table:formula="of:=SUM([.B22];-[.C22])"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8" calcext:value-type="float">
            <text:p>338</text:p>
          </table:table-cell>
          <table:table-cell table:formula="of:=SUM([.F22]; -[$2022_06_25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208" calcext:value-type="float">
            <text:p>8208</text:p>
          </table:table-cell>
          <table:table-cell table:style-name="ce4" table:formula="of:=SUM([.D2:.D22])" office:value-type="float" office:value="10002" calcext:value-type="float">
            <text:p>10002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587" calcext:value-type="float">
            <text:p>7587</text:p>
          </table:table-cell>
          <table:table-cell table:style-name="ce4" table:formula="of:=SUM([.G2:.G22])" office:value-type="float" office:value="13" calcext:value-type="float">
            <text:p>13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5" table:style-name="ta19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52" calcext:value-type="float">
            <text:p>952</text:p>
          </table:table-cell>
          <table:table-cell table:formula="of:=SUM([.B2];-[.C2])" office:value-type="float" office:value="328" calcext:value-type="float">
            <text:p>328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28" calcext:value-type="float">
            <text:p>328</text:p>
          </table:table-cell>
          <table:table-cell table:formula="of:=SUM([.F2]; -[$2022_06_24.F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1" calcext:value-type="float">
            <text:p>681</text:p>
          </table:table-cell>
          <table:table-cell table:formula="of:=SUM([.B3];-[.C3])" office:value-type="float" office:value="826" calcext:value-type="float">
            <text:p>82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6" calcext:value-type="float">
            <text:p>826</text:p>
          </table:table-cell>
          <table:table-cell table:formula="of:=SUM([.F3]; -[$2022_06_24.F3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23" calcext:value-type="float">
            <text:p>923</text:p>
          </table:table-cell>
          <table:table-cell table:formula="of:=SUM([.B4];-[.C4])" office:value-type="float" office:value="583" calcext:value-type="float">
            <text:p>58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83" calcext:value-type="float">
            <text:p>583</text:p>
          </table:table-cell>
          <table:table-cell table:formula="of:=SUM([.F4]; -[$2022_06_24.F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5" calcext:value-type="float">
            <text:p>975</text:p>
          </table:table-cell>
          <table:table-cell table:formula="of:=SUM([.B5];-[.C5])"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6" calcext:value-type="float">
            <text:p>156</text:p>
          </table:table-cell>
          <table:table-cell table:formula="of:=SUM([.F5]; -[$2022_06_24.F5])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03" calcext:value-type="float">
            <text:p>203</text:p>
          </table:table-cell>
          <table:table-cell table:formula="of:=SUM([.B6];-[.C6])" office:value-type="float" office:value="1040" calcext:value-type="float">
            <text:p>1040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40" calcext:value-type="float">
            <text:p>1040</text:p>
          </table:table-cell>
          <table:table-cell table:formula="of:=SUM([.F6]; -[$2022_06_24.F6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2" calcext:value-type="float">
            <text:p>62</text:p>
          </table:table-cell>
          <table:table-cell table:formula="of:=SUM([.B7];-[.C7])" office:value-type="float" office:value="766" calcext:value-type="float">
            <text:p>766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6" calcext:value-type="float">
            <text:p>766</text:p>
          </table:table-cell>
          <table:table-cell table:formula="of:=SUM([.F7]; -[$2022_06_24.F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98" calcext:value-type="float">
            <text:p>98</text:p>
          </table:table-cell>
          <table:table-cell table:formula="of:=SUM([.B8];-[.C8])" office:value-type="float" office:value="736" calcext:value-type="float">
            <text:p>736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36" calcext:value-type="float">
            <text:p>736</text:p>
          </table:table-cell>
          <table:table-cell table:formula="of:=SUM([.F8]; -[$2022_06_24.F8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5" calcext:value-type="float">
            <text:p>115</text:p>
          </table:table-cell>
          <table:table-cell table:formula="of:=SUM([.B9];-[.C9])" office:value-type="float" office:value="713" calcext:value-type="float">
            <text:p>713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13" calcext:value-type="float">
            <text:p>713</text:p>
          </table:table-cell>
          <table:table-cell table:formula="of:=SUM([.F9]; -[$2022_06_24.F9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54" calcext:value-type="float">
            <text:p>354</text:p>
          </table:table-cell>
          <table:table-cell table:formula="of:=SUM([.B10];-[.C10])" office:value-type="float" office:value="887" calcext:value-type="float">
            <text:p>887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87" calcext:value-type="float">
            <text:p>887</text:p>
          </table:table-cell>
          <table:table-cell table:formula="of:=SUM([.F10]; -[$2022_06_24.F10])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0" calcext:value-type="float">
            <text:p>300</text:p>
          </table:table-cell>
          <table:table-cell table:formula="of:=SUM([.B11];-[.C11])"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0" calcext:value-type="float">
            <text:p>70</text:p>
          </table:table-cell>
          <table:table-cell table:formula="of:=SUM([.F11]; -[$2022_06_24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36" calcext:value-type="float">
            <text:p>336</text:p>
          </table:table-cell>
          <table:table-cell table:formula="of:=SUM([.B12];-[.C12])" office:value-type="float" office:value="401" calcext:value-type="float">
            <text:p>401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401" calcext:value-type="float">
            <text:p>401</text:p>
          </table:table-cell>
          <table:table-cell table:formula="of:=SUM([.F12]; -[$2022_06_24.F12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6" calcext:value-type="float">
            <text:p>196</text:p>
          </table:table-cell>
          <table:table-cell table:formula="of:=SUM([.F13]; -[$2022_06_24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4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0" calcext:value-type="float">
            <text:p>140</text:p>
          </table:table-cell>
          <table:table-cell table:formula="of:=SUM([.B15];-[.C15])" office:value-type="float" office:value="597" calcext:value-type="float">
            <text:p>597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97" calcext:value-type="float">
            <text:p>597</text:p>
          </table:table-cell>
          <table:table-cell table:formula="of:=SUM([.F15]; -[$2022_06_24.F1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5" calcext:value-type="float">
            <text:p>365</text:p>
          </table:table-cell>
          <table:table-cell table:formula="of:=SUM([.B16];-[.C16])"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4" calcext:value-type="float">
            <text:p>164</text:p>
          </table:table-cell>
          <table:table-cell table:formula="of:=SUM([.F16]; -[$2022_06_24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24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49" calcext:value-type="float">
            <text:p>349</text:p>
          </table:table-cell>
          <table:table-cell table:formula="of:=SUM([.B18];-[.C18])"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5" calcext:value-type="float">
            <text:p>345</text:p>
          </table:table-cell>
          <table:table-cell table:formula="of:=SUM([.F18]; -[$2022_06_24.F18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39" calcext:value-type="float">
            <text:p>339</text:p>
          </table:table-cell>
          <table:table-cell table:formula="of:=SUM([.B19];-[.C19])"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61" calcext:value-type="float">
            <text:p>361</text:p>
          </table:table-cell>
          <table:table-cell table:formula="of:=SUM([.F19]; -[$2022_06_24.F1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1" calcext:value-type="float">
            <text:p>231</text:p>
          </table:table-cell>
          <table:table-cell table:formula="of:=SUM([.B20];-[.C20])" office:value-type="float" office:value="471" calcext:value-type="float">
            <text:p>471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71" calcext:value-type="float">
            <text:p>471</text:p>
          </table:table-cell>
          <table:table-cell table:formula="of:=SUM([.F20]; -[$2022_06_24.F20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63" calcext:value-type="float">
            <text:p>163</text:p>
          </table:table-cell>
          <table:table-cell table:formula="of:=SUM([.B21];-[.C21])"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29" calcext:value-type="float">
            <text:p>529</text:p>
          </table:table-cell>
          <table:table-cell table:formula="of:=SUM([.F21]; -[$2022_06_24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0" calcext:value-type="float">
            <text:p>710</text:p>
          </table:table-cell>
          <table:table-cell table:formula="of:=SUM([.B22];-[.C22])"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8" calcext:value-type="float">
            <text:p>338</text:p>
          </table:table-cell>
          <table:table-cell table:formula="of:=SUM([.F22]; -[$2022_06_24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221" calcext:value-type="float">
            <text:p>8221</text:p>
          </table:table-cell>
          <table:table-cell table:style-name="ce4" table:formula="of:=SUM([.D2:.D22])" office:value-type="float" office:value="9989" calcext:value-type="float">
            <text:p>9989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574" calcext:value-type="float">
            <text:p>7574</text:p>
          </table:table-cell>
          <table:table-cell table:style-name="ce4" table:formula="of:=SUM([.G2:.G22])" office:value-type="float" office:value="26" calcext:value-type="float">
            <text:p>26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4" table:style-name="ta20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53" calcext:value-type="float">
            <text:p>953</text:p>
          </table:table-cell>
          <table:table-cell table:formula="of:=SUM([.B2];-[.C2])" office:value-type="float" office:value="327" calcext:value-type="float">
            <text:p>32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27" calcext:value-type="float">
            <text:p>327</text:p>
          </table:table-cell>
          <table:table-cell table:formula="of:=SUM([.F2]; -[$2022_06_23.F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6" calcext:value-type="float">
            <text:p>686</text:p>
          </table:table-cell>
          <table:table-cell table:formula="of:=SUM([.B3];-[.C3])" office:value-type="float" office:value="821" calcext:value-type="float">
            <text:p>821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1" calcext:value-type="float">
            <text:p>821</text:p>
          </table:table-cell>
          <table:table-cell table:formula="of:=SUM([.F3]; -[$2022_06_23.F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24" calcext:value-type="float">
            <text:p>924</text:p>
          </table:table-cell>
          <table:table-cell table:formula="of:=SUM([.B4];-[.C4])" office:value-type="float" office:value="582" calcext:value-type="float">
            <text:p>58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82" calcext:value-type="float">
            <text:p>582</text:p>
          </table:table-cell>
          <table:table-cell table:formula="of:=SUM([.F4]; -[$2022_06_23.F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3" calcext:value-type="float">
            <text:p>973</text:p>
          </table:table-cell>
          <table:table-cell table:formula="of:=SUM([.B5];-[.C5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8" calcext:value-type="float">
            <text:p>158</text:p>
          </table:table-cell>
          <table:table-cell table:formula="of:=SUM([.F5]; -[$2022_06_23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02" calcext:value-type="float">
            <text:p>202</text:p>
          </table:table-cell>
          <table:table-cell table:formula="of:=SUM([.B6];-[.C6])" office:value-type="float" office:value="1041" calcext:value-type="float">
            <text:p>1041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41" calcext:value-type="float">
            <text:p>1041</text:p>
          </table:table-cell>
          <table:table-cell table:formula="of:=SUM([.F6]; -[$2022_06_23.F6])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3" calcext:value-type="float">
            <text:p>63</text:p>
          </table:table-cell>
          <table:table-cell table:formula="of:=SUM([.B7];-[.C7])" office:value-type="float" office:value="765" calcext:value-type="float">
            <text:p>76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5" calcext:value-type="float">
            <text:p>765</text:p>
          </table:table-cell>
          <table:table-cell table:formula="of:=SUM([.F7]; -[$2022_06_23.F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00" calcext:value-type="float">
            <text:p>100</text:p>
          </table:table-cell>
          <table:table-cell table:formula="of:=SUM([.B8];-[.C8])" office:value-type="float" office:value="734" calcext:value-type="float">
            <text:p>734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34" calcext:value-type="float">
            <text:p>734</text:p>
          </table:table-cell>
          <table:table-cell table:formula="of:=SUM([.F8]; -[$2022_06_23.F8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8" calcext:value-type="float">
            <text:p>118</text:p>
          </table:table-cell>
          <table:table-cell table:formula="of:=SUM([.B9];-[.C9])" office:value-type="float" office:value="710" calcext:value-type="float">
            <text:p>710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10" calcext:value-type="float">
            <text:p>710</text:p>
          </table:table-cell>
          <table:table-cell table:formula="of:=SUM([.F9]; -[$2022_06_23.F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62" calcext:value-type="float">
            <text:p>362</text:p>
          </table:table-cell>
          <table:table-cell table:formula="of:=SUM([.B10];-[.C10])" office:value-type="float" office:value="879" calcext:value-type="float">
            <text:p>879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79" calcext:value-type="float">
            <text:p>879</text:p>
          </table:table-cell>
          <table:table-cell table:formula="of:=SUM([.F10]; -[$2022_06_23.F10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0" calcext:value-type="float">
            <text:p>300</text:p>
          </table:table-cell>
          <table:table-cell table:formula="of:=SUM([.B11];-[.C11])"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0" calcext:value-type="float">
            <text:p>70</text:p>
          </table:table-cell>
          <table:table-cell table:formula="of:=SUM([.F11]; -[$2022_06_23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40" calcext:value-type="float">
            <text:p>340</text:p>
          </table:table-cell>
          <table:table-cell table:formula="of:=SUM([.B12];-[.C12])" office:value-type="float" office:value="397" calcext:value-type="float">
            <text:p>39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97" calcext:value-type="float">
            <text:p>397</text:p>
          </table:table-cell>
          <table:table-cell table:formula="of:=SUM([.F12]; -[$2022_06_23.F12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6" calcext:value-type="float">
            <text:p>196</text:p>
          </table:table-cell>
          <table:table-cell table:formula="of:=SUM([.F13]; -[$2022_06_23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3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1" calcext:value-type="float">
            <text:p>141</text:p>
          </table:table-cell>
          <table:table-cell table:formula="of:=SUM([.B15];-[.C15])" office:value-type="float" office:value="596" calcext:value-type="float">
            <text:p>596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96" calcext:value-type="float">
            <text:p>596</text:p>
          </table:table-cell>
          <table:table-cell table:formula="of:=SUM([.F15]; -[$2022_06_23.F1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5" calcext:value-type="float">
            <text:p>365</text:p>
          </table:table-cell>
          <table:table-cell table:formula="of:=SUM([.B16];-[.C16])"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4" calcext:value-type="float">
            <text:p>164</text:p>
          </table:table-cell>
          <table:table-cell table:formula="of:=SUM([.F16]; -[$2022_06_23.F16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23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1" calcext:value-type="float">
            <text:p>351</text:p>
          </table:table-cell>
          <table:table-cell table:formula="of:=SUM([.B18];-[.C18])"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3" calcext:value-type="float">
            <text:p>343</text:p>
          </table:table-cell>
          <table:table-cell table:formula="of:=SUM([.F18]; -[$2022_06_23.F18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41" calcext:value-type="float">
            <text:p>341</text:p>
          </table:table-cell>
          <table:table-cell table:formula="of:=SUM([.B19];-[.C19])"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59" calcext:value-type="float">
            <text:p>359</text:p>
          </table:table-cell>
          <table:table-cell table:formula="of:=SUM([.F19]; -[$2022_06_23.F19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0" calcext:value-type="float">
            <text:p>230</text:p>
          </table:table-cell>
          <table:table-cell table:formula="of:=SUM([.B20];-[.C20])"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72" calcext:value-type="float">
            <text:p>472</text:p>
          </table:table-cell>
          <table:table-cell table:formula="of:=SUM([.F20]; -[$2022_06_23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63" calcext:value-type="float">
            <text:p>163</text:p>
          </table:table-cell>
          <table:table-cell table:formula="of:=SUM([.B21];-[.C21])"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29" calcext:value-type="float">
            <text:p>529</text:p>
          </table:table-cell>
          <table:table-cell table:formula="of:=SUM([.F21]; -[$2022_06_23.F21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0" calcext:value-type="float">
            <text:p>710</text:p>
          </table:table-cell>
          <table:table-cell table:formula="of:=SUM([.B22];-[.C22])"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8" calcext:value-type="float">
            <text:p>338</text:p>
          </table:table-cell>
          <table:table-cell table:formula="of:=SUM([.F22]; -[$2022_06_23.F22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247" calcext:value-type="float">
            <text:p>8247</text:p>
          </table:table-cell>
          <table:table-cell table:style-name="ce4" table:formula="of:=SUM([.D2:.D22])" office:value-type="float" office:value="9963" calcext:value-type="float">
            <text:p>9963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548" calcext:value-type="float">
            <text:p>7548</text:p>
          </table:table-cell>
          <table:table-cell table:style-name="ce4" table:formula="of:=SUM([.G2:.G22])" office:value-type="float" office:value="37" calcext:value-type="float">
            <text:p>37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3" table:style-name="ta2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55" calcext:value-type="float">
            <text:p>955</text:p>
          </table:table-cell>
          <table:table-cell table:formula="of:=SUM([.B2];-[.C2])"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25" calcext:value-type="float">
            <text:p>325</text:p>
          </table:table-cell>
          <table:table-cell table:formula="of:=SUM([.F2]; -[$2022_06_22.F2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7" calcext:value-type="float">
            <text:p>687</text:p>
          </table:table-cell>
          <table:table-cell table:formula="of:=SUM([.B3];-[.C3])" office:value-type="float" office:value="820" calcext:value-type="float">
            <text:p>820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0" calcext:value-type="float">
            <text:p>820</text:p>
          </table:table-cell>
          <table:table-cell table:formula="of:=SUM([.F3]; -[$2022_06_22.F3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25" calcext:value-type="float">
            <text:p>925</text:p>
          </table:table-cell>
          <table:table-cell table:formula="of:=SUM([.B4];-[.C4])" office:value-type="float" office:value="581" calcext:value-type="float">
            <text:p>58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81" calcext:value-type="float">
            <text:p>581</text:p>
          </table:table-cell>
          <table:table-cell table:formula="of:=SUM([.F4]; -[$2022_06_22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3" calcext:value-type="float">
            <text:p>973</text:p>
          </table:table-cell>
          <table:table-cell table:formula="of:=SUM([.B5];-[.C5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8" calcext:value-type="float">
            <text:p>158</text:p>
          </table:table-cell>
          <table:table-cell table:formula="of:=SUM([.F5]; -[$2022_06_22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12" calcext:value-type="float">
            <text:p>212</text:p>
          </table:table-cell>
          <table:table-cell table:formula="of:=SUM([.B6];-[.C6])" office:value-type="float" office:value="1031" calcext:value-type="float">
            <text:p>1031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31" calcext:value-type="float">
            <text:p>1031</text:p>
          </table:table-cell>
          <table:table-cell table:formula="of:=SUM([.F6]; -[$2022_06_22.F6])"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4" calcext:value-type="float">
            <text:p>64</text:p>
          </table:table-cell>
          <table:table-cell table:formula="of:=SUM([.B7];-[.C7])" office:value-type="float" office:value="764" calcext:value-type="float">
            <text:p>764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4" calcext:value-type="float">
            <text:p>764</text:p>
          </table:table-cell>
          <table:table-cell table:formula="of:=SUM([.F7]; -[$2022_06_22.F7])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04" calcext:value-type="float">
            <text:p>104</text:p>
          </table:table-cell>
          <table:table-cell table:formula="of:=SUM([.B8];-[.C8])" office:value-type="float" office:value="730" calcext:value-type="float">
            <text:p>730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30" calcext:value-type="float">
            <text:p>730</text:p>
          </table:table-cell>
          <table:table-cell table:formula="of:=SUM([.F8]; -[$2022_06_22.F8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8" calcext:value-type="float">
            <text:p>118</text:p>
          </table:table-cell>
          <table:table-cell table:formula="of:=SUM([.B9];-[.C9])" office:value-type="float" office:value="710" calcext:value-type="float">
            <text:p>710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10" calcext:value-type="float">
            <text:p>710</text:p>
          </table:table-cell>
          <table:table-cell table:formula="of:=SUM([.F9]; -[$2022_06_22.F9])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67" calcext:value-type="float">
            <text:p>367</text:p>
          </table:table-cell>
          <table:table-cell table:formula="of:=SUM([.B10];-[.C10])" office:value-type="float" office:value="874" calcext:value-type="float">
            <text:p>874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74" calcext:value-type="float">
            <text:p>874</text:p>
          </table:table-cell>
          <table:table-cell table:formula="of:=SUM([.F10]; -[$2022_06_22.F10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0" calcext:value-type="float">
            <text:p>300</text:p>
          </table:table-cell>
          <table:table-cell table:formula="of:=SUM([.B11];-[.C11])"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0" calcext:value-type="float">
            <text:p>70</text:p>
          </table:table-cell>
          <table:table-cell table:formula="of:=SUM([.F11]; -[$2022_06_22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39" calcext:value-type="float">
            <text:p>339</text:p>
          </table:table-cell>
          <table:table-cell table:formula="of:=SUM([.B12];-[.C12])" office:value-type="float" office:value="398" calcext:value-type="float">
            <text:p>398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98" calcext:value-type="float">
            <text:p>398</text:p>
          </table:table-cell>
          <table:table-cell table:formula="of:=SUM([.F12]; -[$2022_06_22.F12])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6" calcext:value-type="float">
            <text:p>196</text:p>
          </table:table-cell>
          <table:table-cell table:formula="of:=SUM([.F13]; -[$2022_06_22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2.F1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1" calcext:value-type="float">
            <text:p>141</text:p>
          </table:table-cell>
          <table:table-cell table:formula="of:=SUM([.B15];-[.C15])" office:value-type="float" office:value="596" calcext:value-type="float">
            <text:p>596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96" calcext:value-type="float">
            <text:p>596</text:p>
          </table:table-cell>
          <table:table-cell table:formula="of:=SUM([.F15]; -[$2022_06_22.F15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9" calcext:value-type="float">
            <text:p>369</text:p>
          </table:table-cell>
          <table:table-cell table:formula="of:=SUM([.B16];-[.C16])"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0" calcext:value-type="float">
            <text:p>160</text:p>
          </table:table-cell>
          <table:table-cell table:formula="of:=SUM([.F16]; -[$2022_06_22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22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0" calcext:value-type="float">
            <text:p>350</text:p>
          </table:table-cell>
          <table:table-cell table:formula="of:=SUM([.B18];-[.C18])"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4" calcext:value-type="float">
            <text:p>344</text:p>
          </table:table-cell>
          <table:table-cell table:formula="of:=SUM([.F18]; -[$2022_06_22.F18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44" calcext:value-type="float">
            <text:p>344</text:p>
          </table:table-cell>
          <table:table-cell table:formula="of:=SUM([.B19];-[.C19])"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56" calcext:value-type="float">
            <text:p>356</text:p>
          </table:table-cell>
          <table:table-cell table:formula="of:=SUM([.F19]; -[$2022_06_22.F19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0" calcext:value-type="float">
            <text:p>230</text:p>
          </table:table-cell>
          <table:table-cell table:formula="of:=SUM([.B20];-[.C20])"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72" calcext:value-type="float">
            <text:p>472</text:p>
          </table:table-cell>
          <table:table-cell table:formula="of:=SUM([.F20]; -[$2022_06_22.F20])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68" calcext:value-type="float">
            <text:p>168</text:p>
          </table:table-cell>
          <table:table-cell table:formula="of:=SUM([.B21];-[.C21])" office:value-type="float" office:value="524" calcext:value-type="float">
            <text:p>524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24" calcext:value-type="float">
            <text:p>524</text:p>
          </table:table-cell>
          <table:table-cell table:formula="of:=SUM([.F21]; -[$2022_06_22.F21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3" calcext:value-type="float">
            <text:p>713</text:p>
          </table:table-cell>
          <table:table-cell table:formula="of:=SUM([.B22];-[.C22])"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5" calcext:value-type="float">
            <text:p>335</text:p>
          </table:table-cell>
          <table:table-cell table:formula="of:=SUM([.F22]; -[$2022_06_22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284" calcext:value-type="float">
            <text:p>8284</text:p>
          </table:table-cell>
          <table:table-cell table:style-name="ce4" table:formula="of:=SUM([.D2:.D22])" office:value-type="float" office:value="9926" calcext:value-type="float">
            <text:p>992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511" calcext:value-type="float">
            <text:p>7511</text:p>
          </table:table-cell>
          <table:table-cell table:style-name="ce4" table:formula="of:=SUM([.G2:.G22])" office:value-type="float" office:value="84" calcext:value-type="float">
            <text:p>84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2" table:style-name="ta2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60" calcext:value-type="float">
            <text:p>960</text:p>
          </table:table-cell>
          <table:table-cell table:formula="of:=SUM([.B2];-[.C2])"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20" calcext:value-type="float">
            <text:p>320</text:p>
          </table:table-cell>
          <table:table-cell table:formula="of:=SUM([.F2]; -[$2022_06_21.F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91" calcext:value-type="float">
            <text:p>691</text:p>
          </table:table-cell>
          <table:table-cell table:formula="of:=SUM([.B3];-[.C3])" office:value-type="float" office:value="816" calcext:value-type="float">
            <text:p>81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16" calcext:value-type="float">
            <text:p>816</text:p>
          </table:table-cell>
          <table:table-cell table:formula="of:=SUM([.F3]; -[$2022_06_21.F3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25" calcext:value-type="float">
            <text:p>925</text:p>
          </table:table-cell>
          <table:table-cell table:formula="of:=SUM([.B4];-[.C4])" office:value-type="float" office:value="581" calcext:value-type="float">
            <text:p>58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81" calcext:value-type="float">
            <text:p>581</text:p>
          </table:table-cell>
          <table:table-cell table:formula="of:=SUM([.F4]; -[$2022_06_21.F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3" calcext:value-type="float">
            <text:p>973</text:p>
          </table:table-cell>
          <table:table-cell table:formula="of:=SUM([.B5];-[.C5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8" calcext:value-type="float">
            <text:p>158</text:p>
          </table:table-cell>
          <table:table-cell table:formula="of:=SUM([.F5]; -[$2022_06_21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27" calcext:value-type="float">
            <text:p>227</text:p>
          </table:table-cell>
          <table:table-cell table:formula="of:=SUM([.B6];-[.C6])" office:value-type="float" office:value="1016" calcext:value-type="float">
            <text:p>1016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16" calcext:value-type="float">
            <text:p>1016</text:p>
          </table:table-cell>
          <table:table-cell table:formula="of:=SUM([.F6]; -[$2022_06_21.F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2" calcext:value-type="float">
            <text:p>62</text:p>
          </table:table-cell>
          <table:table-cell table:formula="of:=SUM([.B7];-[.C7])" office:value-type="float" office:value="766" calcext:value-type="float">
            <text:p>766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6" calcext:value-type="float">
            <text:p>766</text:p>
          </table:table-cell>
          <table:table-cell table:formula="of:=SUM([.F7]; -[$2022_06_21.F7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06" calcext:value-type="float">
            <text:p>106</text:p>
          </table:table-cell>
          <table:table-cell table:formula="of:=SUM([.B8];-[.C8])" office:value-type="float" office:value="728" calcext:value-type="float">
            <text:p>728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28" calcext:value-type="float">
            <text:p>728</text:p>
          </table:table-cell>
          <table:table-cell table:formula="of:=SUM([.F8]; -[$2022_06_21.F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28" calcext:value-type="float">
            <text:p>128</text:p>
          </table:table-cell>
          <table:table-cell table:formula="of:=SUM([.B9];-[.C9])"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00" calcext:value-type="float">
            <text:p>700</text:p>
          </table:table-cell>
          <table:table-cell table:formula="of:=SUM([.F9]; -[$2022_06_21.F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79" calcext:value-type="float">
            <text:p>379</text:p>
          </table:table-cell>
          <table:table-cell table:formula="of:=SUM([.B10];-[.C10])" office:value-type="float" office:value="862" calcext:value-type="float">
            <text:p>862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62" calcext:value-type="float">
            <text:p>862</text:p>
          </table:table-cell>
          <table:table-cell table:formula="of:=SUM([.F10]; -[$2022_06_21.F10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0" calcext:value-type="float">
            <text:p>300</text:p>
          </table:table-cell>
          <table:table-cell table:formula="of:=SUM([.B11];-[.C11])"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0" calcext:value-type="float">
            <text:p>70</text:p>
          </table:table-cell>
          <table:table-cell table:formula="of:=SUM([.F11]; -[$2022_06_21.F11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50" calcext:value-type="float">
            <text:p>350</text:p>
          </table:table-cell>
          <table:table-cell table:formula="of:=SUM([.B12];-[.C12])"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87" calcext:value-type="float">
            <text:p>387</text:p>
          </table:table-cell>
          <table:table-cell table:formula="of:=SUM([.F12]; -[$2022_06_21.F1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6" calcext:value-type="float">
            <text:p>196</text:p>
          </table:table-cell>
          <table:table-cell table:formula="of:=SUM([.F13]; -[$2022_06_21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2022_06_21.F14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7" calcext:value-type="float">
            <text:p>147</text:p>
          </table:table-cell>
          <table:table-cell table:formula="of:=SUM([.B15];-[.C15])" office:value-type="float" office:value="590" calcext:value-type="float">
            <text:p>590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90" calcext:value-type="float">
            <text:p>590</text:p>
          </table:table-cell>
          <table:table-cell table:formula="of:=SUM([.F15]; -[$2022_06_21.F1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9" calcext:value-type="float">
            <text:p>369</text:p>
          </table:table-cell>
          <table:table-cell table:formula="of:=SUM([.B16];-[.C16])"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0" calcext:value-type="float">
            <text:p>160</text:p>
          </table:table-cell>
          <table:table-cell table:formula="of:=SUM([.F16]; -[$2022_06_21.F16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21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3" calcext:value-type="float">
            <text:p>353</text:p>
          </table:table-cell>
          <table:table-cell table:formula="of:=SUM([.B18];-[.C18])"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1" calcext:value-type="float">
            <text:p>341</text:p>
          </table:table-cell>
          <table:table-cell table:formula="of:=SUM([.F18]; -[$2022_06_21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50" calcext:value-type="float">
            <text:p>350</text:p>
          </table:table-cell>
          <table:table-cell table:formula="of:=SUM([.B19];-[.C19])"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50" calcext:value-type="float">
            <text:p>350</text:p>
          </table:table-cell>
          <table:table-cell table:formula="of:=SUM([.F19]; -[$2022_06_21.F1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7" calcext:value-type="float">
            <text:p>237</text:p>
          </table:table-cell>
          <table:table-cell table:formula="of:=SUM([.B20];-[.C20])"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5" calcext:value-type="float">
            <text:p>465</text:p>
          </table:table-cell>
          <table:table-cell table:formula="of:=SUM([.F20]; -[$2022_06_21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72" calcext:value-type="float">
            <text:p>172</text:p>
          </table:table-cell>
          <table:table-cell table:formula="of:=SUM([.B21];-[.C21])" office:value-type="float" office:value="520" calcext:value-type="float">
            <text:p>520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20" calcext:value-type="float">
            <text:p>520</text:p>
          </table:table-cell>
          <table:table-cell table:formula="of:=SUM([.F21]; -[$2022_06_21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3" calcext:value-type="float">
            <text:p>713</text:p>
          </table:table-cell>
          <table:table-cell table:formula="of:=SUM([.B22];-[.C22])"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5" calcext:value-type="float">
            <text:p>335</text:p>
          </table:table-cell>
          <table:table-cell table:formula="of:=SUM([.F22]; -[$2022_06_21.F22])" office:value-type="float" office:value="-4" calcext:value-type="float">
            <text:p>-4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368" calcext:value-type="float">
            <text:p>8368</text:p>
          </table:table-cell>
          <table:table-cell table:style-name="ce4" table:formula="of:=SUM([.D2:.D22])" office:value-type="float" office:value="9842" calcext:value-type="float">
            <text:p>9842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427" calcext:value-type="float">
            <text:p>7427</text:p>
          </table:table-cell>
          <table:table-cell table:style-name="ce4" table:formula="of:=SUM([.G2:.G22])" office:value-type="float" office:value="2" calcext:value-type="float">
            <text:p>2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1" table:style-name="ta23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60" calcext:value-type="float">
            <text:p>960</text:p>
          </table:table-cell>
          <table:table-cell table:formula="of:=SUM([.B2];-[.C2])"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20" calcext:value-type="float">
            <text:p>320</text:p>
          </table:table-cell>
          <table:table-cell table:formula="of:=SUM([.F2]; -[$2022_06_20.F2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90" calcext:value-type="float">
            <text:p>690</text:p>
          </table:table-cell>
          <table:table-cell table:formula="of:=SUM([.B3];-[.C3])" office:value-type="float" office:value="817" calcext:value-type="float">
            <text:p>817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17" calcext:value-type="float">
            <text:p>817</text:p>
          </table:table-cell>
          <table:table-cell table:formula="of:=SUM([.F3]; -[$2022_06_20.F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26" calcext:value-type="float">
            <text:p>926</text:p>
          </table:table-cell>
          <table:table-cell table:formula="of:=SUM([.B4];-[.C4])" office:value-type="float" office:value="580" calcext:value-type="float">
            <text:p>580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80" calcext:value-type="float">
            <text:p>580</text:p>
          </table:table-cell>
          <table:table-cell table:formula="of:=SUM([.F4]; -[$2022_06_20.F4])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3" calcext:value-type="float">
            <text:p>973</text:p>
          </table:table-cell>
          <table:table-cell table:formula="of:=SUM([.B5];-[.C5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8" calcext:value-type="float">
            <text:p>158</text:p>
          </table:table-cell>
          <table:table-cell table:formula="of:=SUM([.F5]; -[$2022_06_20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27" calcext:value-type="float">
            <text:p>227</text:p>
          </table:table-cell>
          <table:table-cell table:formula="of:=SUM([.B6];-[.C6])" office:value-type="float" office:value="1016" calcext:value-type="float">
            <text:p>1016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16" calcext:value-type="float">
            <text:p>1016</text:p>
          </table:table-cell>
          <table:table-cell table:formula="of:=SUM([.F6]; -[$2022_06_20.F6])" office:value-type="float" office:value="-6" calcext:value-type="float">
            <text:p>-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4" calcext:value-type="float">
            <text:p>64</text:p>
          </table:table-cell>
          <table:table-cell table:formula="of:=SUM([.B7];-[.C7])" office:value-type="float" office:value="764" calcext:value-type="float">
            <text:p>764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4" calcext:value-type="float">
            <text:p>764</text:p>
          </table:table-cell>
          <table:table-cell table:formula="of:=SUM([.F7]; -[$2022_06_20.F7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06" calcext:value-type="float">
            <text:p>106</text:p>
          </table:table-cell>
          <table:table-cell table:formula="of:=SUM([.B8];-[.C8])" office:value-type="float" office:value="728" calcext:value-type="float">
            <text:p>728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28" calcext:value-type="float">
            <text:p>728</text:p>
          </table:table-cell>
          <table:table-cell table:formula="of:=SUM([.F8]; -[$2022_06_20.F8])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28" calcext:value-type="float">
            <text:p>128</text:p>
          </table:table-cell>
          <table:table-cell table:formula="of:=SUM([.B9];-[.C9])"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00" calcext:value-type="float">
            <text:p>700</text:p>
          </table:table-cell>
          <table:table-cell table:formula="of:=SUM([.F9]; -[$2022_06_20.F9])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81" calcext:value-type="float">
            <text:p>381</text:p>
          </table:table-cell>
          <table:table-cell table:formula="of:=SUM([.B10];-[.C10])" office:value-type="float" office:value="860" calcext:value-type="float">
            <text:p>860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60" calcext:value-type="float">
            <text:p>860</text:p>
          </table:table-cell>
          <table:table-cell table:formula="of:=SUM([.F10]; -[$2022_06_20.F10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1" calcext:value-type="float">
            <text:p>301</text:p>
          </table:table-cell>
          <table:table-cell table:formula="of:=SUM([.B11];-[.C11])" office:value-type="float" office:value="228" calcext:value-type="float">
            <text:p>228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9" calcext:value-type="float">
            <text:p>69</text:p>
          </table:table-cell>
          <table:table-cell table:formula="of:=SUM([.F11]; -[$2022_06_20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51" calcext:value-type="float">
            <text:p>351</text:p>
          </table:table-cell>
          <table:table-cell table:formula="of:=SUM([.B12];-[.C12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86" calcext:value-type="float">
            <text:p>386</text:p>
          </table:table-cell>
          <table:table-cell table:formula="of:=SUM([.F12]; -[$2022_06_20.F1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6" calcext:value-type="float">
            <text:p>196</text:p>
          </table:table-cell>
          <table:table-cell table:formula="of:=SUM([.F13]; -[$2022_06_20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0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8" calcext:value-type="float">
            <text:p>148</text:p>
          </table:table-cell>
          <table:table-cell table:formula="of:=SUM([.B15];-[.C15])" office:value-type="float" office:value="589" calcext:value-type="float">
            <text:p>589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89" calcext:value-type="float">
            <text:p>589</text:p>
          </table:table-cell>
          <table:table-cell table:formula="of:=SUM([.F15]; -[$2022_06_20.F1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8" calcext:value-type="float">
            <text:p>368</text:p>
          </table:table-cell>
          <table:table-cell table:formula="of:=SUM([.B16];-[.C16])"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1" calcext:value-type="float">
            <text:p>161</text:p>
          </table:table-cell>
          <table:table-cell table:formula="of:=SUM([.F16]; -[$2022_06_20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20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3" calcext:value-type="float">
            <text:p>353</text:p>
          </table:table-cell>
          <table:table-cell table:formula="of:=SUM([.B18];-[.C18])"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1" calcext:value-type="float">
            <text:p>341</text:p>
          </table:table-cell>
          <table:table-cell table:formula="of:=SUM([.F18]; -[$2022_06_20.F1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51" calcext:value-type="float">
            <text:p>351</text:p>
          </table:table-cell>
          <table:table-cell table:formula="of:=SUM([.B19];-[.C19])"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49" calcext:value-type="float">
            <text:p>349</text:p>
          </table:table-cell>
          <table:table-cell table:formula="of:=SUM([.F19]; -[$2022_06_20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7" calcext:value-type="float">
            <text:p>237</text:p>
          </table:table-cell>
          <table:table-cell table:formula="of:=SUM([.B20];-[.C20])"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5" calcext:value-type="float">
            <text:p>465</text:p>
          </table:table-cell>
          <table:table-cell table:formula="of:=SUM([.F20]; -[$2022_06_20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72" calcext:value-type="float">
            <text:p>172</text:p>
          </table:table-cell>
          <table:table-cell table:formula="of:=SUM([.B21];-[.C21])" office:value-type="float" office:value="520" calcext:value-type="float">
            <text:p>520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20" calcext:value-type="float">
            <text:p>520</text:p>
          </table:table-cell>
          <table:table-cell table:formula="of:=SUM([.F21]; -[$2022_06_20.F21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09" calcext:value-type="float">
            <text:p>709</text:p>
          </table:table-cell>
          <table:table-cell table:formula="of:=SUM([.B22];-[.C22])"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9" calcext:value-type="float">
            <text:p>339</text:p>
          </table:table-cell>
          <table:table-cell table:formula="of:=SUM([.F22]; -[$2022_06_20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370" calcext:value-type="float">
            <text:p>8370</text:p>
          </table:table-cell>
          <table:table-cell table:style-name="ce4" table:formula="of:=SUM([.D2:.D22])" office:value-type="float" office:value="9840" calcext:value-type="float">
            <text:p>9840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425" calcext:value-type="float">
            <text:p>7425</text:p>
          </table:table-cell>
          <table:table-cell table:style-name="ce4" table:formula="of:=SUM([.G2:.G22])" office:value-type="float" office:value="-1" calcext:value-type="float">
            <text:p>-1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0" table:style-name="ta24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63" calcext:value-type="float">
            <text:p>963</text:p>
          </table:table-cell>
          <table:table-cell table:formula="of:=SUM([.B2];-[.C2])"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17" calcext:value-type="float">
            <text:p>317</text:p>
          </table:table-cell>
          <table:table-cell table:formula="of:=SUM([.F2]; -[$2022_06_19.F2])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91" calcext:value-type="float">
            <text:p>691</text:p>
          </table:table-cell>
          <table:table-cell table:formula="of:=SUM([.B3];-[.C3])" office:value-type="float" office:value="816" calcext:value-type="float">
            <text:p>81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16" calcext:value-type="float">
            <text:p>816</text:p>
          </table:table-cell>
          <table:table-cell table:formula="of:=SUM([.F3]; -[$2022_06_19.F3])"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24" calcext:value-type="float">
            <text:p>924</text:p>
          </table:table-cell>
          <table:table-cell table:formula="of:=SUM([.B4];-[.C4])" office:value-type="float" office:value="582" calcext:value-type="float">
            <text:p>58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82" calcext:value-type="float">
            <text:p>582</text:p>
          </table:table-cell>
          <table:table-cell table:formula="of:=SUM([.F4]; -[$2022_06_19.F4])"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3" calcext:value-type="float">
            <text:p>973</text:p>
          </table:table-cell>
          <table:table-cell table:formula="of:=SUM([.B5];-[.C5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8" calcext:value-type="float">
            <text:p>158</text:p>
          </table:table-cell>
          <table:table-cell table:formula="of:=SUM([.F5]; -[$2022_06_19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21" calcext:value-type="float">
            <text:p>221</text:p>
          </table:table-cell>
          <table:table-cell table:formula="of:=SUM([.B6];-[.C6])" office:value-type="float" office:value="1022" calcext:value-type="float">
            <text:p>1022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22" calcext:value-type="float">
            <text:p>1022</text:p>
          </table:table-cell>
          <table:table-cell table:formula="of:=SUM([.F6]; -[$2022_06_19.F6])"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6" calcext:value-type="float">
            <text:p>66</text:p>
          </table:table-cell>
          <table:table-cell table:formula="of:=SUM([.B7];-[.C7])" office:value-type="float" office:value="762" calcext:value-type="float">
            <text:p>762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2" calcext:value-type="float">
            <text:p>762</text:p>
          </table:table-cell>
          <table:table-cell table:formula="of:=SUM([.F7]; -[$2022_06_19.F7])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04" calcext:value-type="float">
            <text:p>104</text:p>
          </table:table-cell>
          <table:table-cell table:formula="of:=SUM([.B8];-[.C8])" office:value-type="float" office:value="730" calcext:value-type="float">
            <text:p>730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30" calcext:value-type="float">
            <text:p>730</text:p>
          </table:table-cell>
          <table:table-cell table:formula="of:=SUM([.F8]; -[$2022_06_19.F8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26" calcext:value-type="float">
            <text:p>126</text:p>
          </table:table-cell>
          <table:table-cell table:formula="of:=SUM([.B9];-[.C9])" office:value-type="float" office:value="702" calcext:value-type="float">
            <text:p>702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02" calcext:value-type="float">
            <text:p>702</text:p>
          </table:table-cell>
          <table:table-cell table:formula="of:=SUM([.F9]; -[$2022_06_19.F9])"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83" calcext:value-type="float">
            <text:p>383</text:p>
          </table:table-cell>
          <table:table-cell table:formula="of:=SUM([.B10];-[.C10])" office:value-type="float" office:value="858" calcext:value-type="float">
            <text:p>858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58" calcext:value-type="float">
            <text:p>858</text:p>
          </table:table-cell>
          <table:table-cell table:formula="of:=SUM([.F10]; -[$2022_06_19.F10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1" calcext:value-type="float">
            <text:p>301</text:p>
          </table:table-cell>
          <table:table-cell table:formula="of:=SUM([.B11];-[.C11])" office:value-type="float" office:value="228" calcext:value-type="float">
            <text:p>228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9" calcext:value-type="float">
            <text:p>69</text:p>
          </table:table-cell>
          <table:table-cell table:formula="of:=SUM([.F11]; -[$2022_06_19.F11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52" calcext:value-type="float">
            <text:p>352</text:p>
          </table:table-cell>
          <table:table-cell table:formula="of:=SUM([.B12];-[.C12])"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85" calcext:value-type="float">
            <text:p>385</text:p>
          </table:table-cell>
          <table:table-cell table:formula="of:=SUM([.F12]; -[$2022_06_19.F12])"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6" calcext:value-type="float">
            <text:p>196</text:p>
          </table:table-cell>
          <table:table-cell table:formula="of:=SUM([.F13]; -[$2022_06_19.F13])"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19.F14])"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8" calcext:value-type="float">
            <text:p>148</text:p>
          </table:table-cell>
          <table:table-cell table:formula="of:=SUM([.B15];-[.C15])" office:value-type="float" office:value="589" calcext:value-type="float">
            <text:p>589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89" calcext:value-type="float">
            <text:p>589</text:p>
          </table:table-cell>
          <table:table-cell table:formula="of:=SUM([.F15]; -[$2022_06_19.F15])" office:value-type="float" office:value="41" calcext:value-type="float">
            <text:p>4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8" calcext:value-type="float">
            <text:p>368</text:p>
          </table:table-cell>
          <table:table-cell table:formula="of:=SUM([.B16];-[.C16])"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1" calcext:value-type="float">
            <text:p>161</text:p>
          </table:table-cell>
          <table:table-cell table:formula="of:=SUM([.F16]; -[$2022_06_19.F16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19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4" calcext:value-type="float">
            <text:p>354</text:p>
          </table:table-cell>
          <table:table-cell table:formula="of:=SUM([.B18];-[.C18])"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0" calcext:value-type="float">
            <text:p>340</text:p>
          </table:table-cell>
          <table:table-cell table:formula="of:=SUM([.F18]; -[$2022_06_19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51" calcext:value-type="float">
            <text:p>351</text:p>
          </table:table-cell>
          <table:table-cell table:formula="of:=SUM([.B19];-[.C19])"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49" calcext:value-type="float">
            <text:p>349</text:p>
          </table:table-cell>
          <table:table-cell table:formula="of:=SUM([.F19]; -[$2022_06_19.F1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7" calcext:value-type="float">
            <text:p>237</text:p>
          </table:table-cell>
          <table:table-cell table:formula="of:=SUM([.B20];-[.C20])"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5" calcext:value-type="float">
            <text:p>465</text:p>
          </table:table-cell>
          <table:table-cell table:formula="of:=SUM([.F20]; -[$2022_06_19.F20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73" calcext:value-type="float">
            <text:p>173</text:p>
          </table:table-cell>
          <table:table-cell table:formula="of:=SUM([.B21];-[.C21])" office:value-type="float" office:value="519" calcext:value-type="float">
            <text:p>51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19" calcext:value-type="float">
            <text:p>519</text:p>
          </table:table-cell>
          <table:table-cell table:formula="of:=SUM([.F21]; -[$2022_06_19.F21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09" calcext:value-type="float">
            <text:p>709</text:p>
          </table:table-cell>
          <table:table-cell table:formula="of:=SUM([.B22];-[.C22])"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9" calcext:value-type="float">
            <text:p>339</text:p>
          </table:table-cell>
          <table:table-cell table:formula="of:=SUM([.F22]; -[$2022_06_19.F22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369" calcext:value-type="float">
            <text:p>8369</text:p>
          </table:table-cell>
          <table:table-cell table:style-name="ce4" table:formula="of:=SUM([.D2:.D22])" office:value-type="float" office:value="9841" calcext:value-type="float">
            <text:p>9841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426" calcext:value-type="float">
            <text:p>7426</text:p>
          </table:table-cell>
          <table:table-cell table:style-name="ce4" table:formula="of:=SUM([.G2:.G22])" office:value-type="float" office:value="221" calcext:value-type="float">
            <text:p>221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19" table:style-name="ta25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24" calcext:value-type="float">
            <text:p>924</text:p>
          </table:table-cell>
          <table:table-cell table:formula="of:=SUM([.B2];-[.C2])" office:value-type="float" office:value="356" calcext:value-type="float">
            <text:p>356</text:p>
          </table:table-cell>
          <table:table-cell office:value-type="float" office:value="46" calcext:value-type="float">
            <text:p>46</text:p>
          </table:table-cell>
          <table:table-cell table:formula="of:=SUM([.D2]; -[.E2])" office:value-type="float" office:value="310" calcext:value-type="float">
            <text:p>310</text:p>
          </table:table-cell>
          <table:table-cell table:formula="of:=SUM([.F2]; -[$2022_06_18.F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59" calcext:value-type="float">
            <text:p>659</text:p>
          </table:table-cell>
          <table:table-cell table:formula="of:=SUM([.B3];-[.C3])" office:value-type="float" office:value="848" calcext:value-type="float">
            <text:p>848</text:p>
          </table:table-cell>
          <table:table-cell office:value-type="float" office:value="49" calcext:value-type="float">
            <text:p>49</text:p>
          </table:table-cell>
          <table:table-cell table:formula="of:=SUM([.D3]; -[.E3])" office:value-type="float" office:value="799" calcext:value-type="float">
            <text:p>799</text:p>
          </table:table-cell>
          <table:table-cell table:formula="of:=SUM([.F3]; -[$2022_06_18.F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86" calcext:value-type="float">
            <text:p>886</text:p>
          </table:table-cell>
          <table:table-cell table:formula="of:=SUM([.B4];-[.C4])" office:value-type="float" office:value="620" calcext:value-type="float">
            <text:p>620</text:p>
          </table:table-cell>
          <table:table-cell office:value-type="float" office:value="52" calcext:value-type="float">
            <text:p>52</text:p>
          </table:table-cell>
          <table:table-cell table:formula="of:=SUM([.D4]; -[.E4])" office:value-type="float" office:value="568" calcext:value-type="float">
            <text:p>568</text:p>
          </table:table-cell>
          <table:table-cell table:formula="of:=SUM([.F4]; -[$2022_06_18.F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34" calcext:value-type="float">
            <text:p>934</text:p>
          </table:table-cell>
          <table:table-cell table:formula="of:=SUM([.B5];-[.C5])"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D5]; -[.E5])" office:value-type="float" office:value="158" calcext:value-type="float">
            <text:p>158</text:p>
          </table:table-cell>
          <table:table-cell table:formula="of:=SUM([.F5]; -[$2022_06_18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00" calcext:value-type="float">
            <text:p>200</text:p>
          </table:table-cell>
          <table:table-cell table:formula="of:=SUM([.B6];-[.C6])" office:value-type="float" office:value="1043" calcext:value-type="float">
            <text:p>1043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1008" calcext:value-type="float">
            <text:p>1008</text:p>
          </table:table-cell>
          <table:table-cell table:formula="of:=SUM([.F6]; -[$2022_06_18.F6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70" calcext:value-type="float">
            <text:p>70</text:p>
          </table:table-cell>
          <table:table-cell table:formula="of:=SUM([.B7];-[.C7])" office:value-type="float" office:value="758" calcext:value-type="float">
            <text:p>758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730" calcext:value-type="float">
            <text:p>730</text:p>
          </table:table-cell>
          <table:table-cell table:formula="of:=SUM([.F7]; -[$2022_06_18.F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88" calcext:value-type="float">
            <text:p>88</text:p>
          </table:table-cell>
          <table:table-cell table:formula="of:=SUM([.B8];-[.C8])" office:value-type="float" office:value="746" calcext:value-type="float">
            <text:p>746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718" calcext:value-type="float">
            <text:p>718</text:p>
          </table:table-cell>
          <table:table-cell table:formula="of:=SUM([.F8]; -[$2022_06_18.F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5" calcext:value-type="float">
            <text:p>115</text:p>
          </table:table-cell>
          <table:table-cell table:formula="of:=SUM([.B9];-[.C9])" office:value-type="float" office:value="713" calcext:value-type="float">
            <text:p>71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85" calcext:value-type="float">
            <text:p>685</text:p>
          </table:table-cell>
          <table:table-cell table:formula="of:=SUM([.F9]; -[$2022_06_18.F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54" calcext:value-type="float">
            <text:p>354</text:p>
          </table:table-cell>
          <table:table-cell table:formula="of:=SUM([.B10];-[.C10])" office:value-type="float" office:value="887" calcext:value-type="float">
            <text:p>887</text:p>
          </table:table-cell>
          <table:table-cell office:value-type="float" office:value="35" calcext:value-type="float">
            <text:p>35</text:p>
          </table:table-cell>
          <table:table-cell table:formula="of:=SUM([.D10]; -[.E10])" office:value-type="float" office:value="852" calcext:value-type="float">
            <text:p>852</text:p>
          </table:table-cell>
          <table:table-cell table:formula="of:=SUM([.F10]; -[$2022_06_18.F10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5" calcext:value-type="float">
            <text:p>275</text:p>
          </table:table-cell>
          <table:table-cell table:formula="of:=SUM([.B11];-[.C11])" office:value-type="float" office:value="254" calcext:value-type="float">
            <text:p>254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7" calcext:value-type="float">
            <text:p>67</text:p>
          </table:table-cell>
          <table:table-cell table:formula="of:=SUM([.F11]; -[$2022_06_18.F11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12" calcext:value-type="float">
            <text:p>312</text:p>
          </table:table-cell>
          <table:table-cell table:formula="of:=SUM([.B12];-[.C12])" office:value-type="float" office:value="425" calcext:value-type="float">
            <text:p>425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69" calcext:value-type="float">
            <text:p>369</text:p>
          </table:table-cell>
          <table:table-cell table:formula="of:=SUM([.F12]; -[$2022_06_18.F1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14" calcext:value-type="float">
            <text:p>14</text:p>
          </table:table-cell>
          <table:table-cell table:formula="of:=SUM([.D13]; -[.E13])" office:value-type="float" office:value="182" calcext:value-type="float">
            <text:p>182</text:p>
          </table:table-cell>
          <table:table-cell table:formula="of:=SUM([.F13]; -[$2022_06_18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13" calcext:value-type="float">
            <text:p>13</text:p>
          </table:table-cell>
          <table:table-cell table:formula="of:=SUM([.D14]; -[.E14])" office:value-type="float" office:value="182" calcext:value-type="float">
            <text:p>182</text:p>
          </table:table-cell>
          <table:table-cell table:formula="of:=SUM([.F14]; -[$2022_06_18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33" calcext:value-type="float">
            <text:p>133</text:p>
          </table:table-cell>
          <table:table-cell table:formula="of:=SUM([.B15];-[.C15])" office:value-type="float" office:value="604" calcext:value-type="float">
            <text:p>604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48" calcext:value-type="float">
            <text:p>548</text:p>
          </table:table-cell>
          <table:table-cell table:formula="of:=SUM([.F15]; -[$2022_06_18.F15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36" calcext:value-type="float">
            <text:p>336</text:p>
          </table:table-cell>
          <table:table-cell table:formula="of:=SUM([.B16];-[.C16])" office:value-type="float" office:value="193" calcext:value-type="float">
            <text:p>193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57" calcext:value-type="float">
            <text:p>157</text:p>
          </table:table-cell>
          <table:table-cell table:formula="of:=SUM([.F16]; -[$2022_06_18.F16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18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4" calcext:value-type="float">
            <text:p>354</text:p>
          </table:table-cell>
          <table:table-cell table:formula="of:=SUM([.B18];-[.C18])"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0" calcext:value-type="float">
            <text:p>340</text:p>
          </table:table-cell>
          <table:table-cell table:formula="of:=SUM([.F18]; -[$2022_06_18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53" calcext:value-type="float">
            <text:p>353</text:p>
          </table:table-cell>
          <table:table-cell table:formula="of:=SUM([.B19];-[.C19])"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47" calcext:value-type="float">
            <text:p>347</text:p>
          </table:table-cell>
          <table:table-cell table:formula="of:=SUM([.F19]; -[$2022_06_18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1" calcext:value-type="float">
            <text:p>241</text:p>
          </table:table-cell>
          <table:table-cell table:formula="of:=SUM([.B20];-[.C20])" office:value-type="float" office:value="461" calcext:value-type="float">
            <text:p>461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1" calcext:value-type="float">
            <text:p>461</text:p>
          </table:table-cell>
          <table:table-cell table:formula="of:=SUM([.F20]; -[$2022_06_18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75" calcext:value-type="float">
            <text:p>175</text:p>
          </table:table-cell>
          <table:table-cell table:formula="of:=SUM([.B21];-[.C21])" office:value-type="float" office:value="517" calcext:value-type="float">
            <text:p>51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17" calcext:value-type="float">
            <text:p>517</text:p>
          </table:table-cell>
          <table:table-cell table:formula="of:=SUM([.F21]; -[$2022_06_18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2" calcext:value-type="float">
            <text:p>712</text:p>
          </table:table-cell>
          <table:table-cell table:formula="of:=SUM([.B22];-[.C22])"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6" calcext:value-type="float">
            <text:p>336</text:p>
          </table:table-cell>
          <table:table-cell table:formula="of:=SUM([.F22]; -[$2022_06_18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047" calcext:value-type="float">
            <text:p>8047</text:p>
          </table:table-cell>
          <table:table-cell table:style-name="ce4" table:formula="of:=SUM([.D2:.D22])" office:value-type="float" office:value="10163" calcext:value-type="float">
            <text:p>10163</text:p>
          </table:table-cell>
          <table:table-cell table:style-name="ce4" table:formula="of:=SUM([.E2:.E22])" office:value-type="float" office:value="702" calcext:value-type="float">
            <text:p>702</text:p>
          </table:table-cell>
          <table:table-cell table:style-name="ce4" table:formula="of:=SUM([.F2:.F22]; -2256)" office:value-type="float" office:value="7205" calcext:value-type="float">
            <text:p>7205</text:p>
          </table:table-cell>
          <table:table-cell table:style-name="ce4" table:formula="of:=SUM([.G2:.G22])" office:value-type="float" office:value="15" calcext:value-type="float">
            <text:p>15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18" table:style-name="ta26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25" calcext:value-type="float">
            <text:p>925</text:p>
          </table:table-cell>
          <table:table-cell table:formula="of:=SUM([.B2];-[.C2])" office:value-type="float" office:value="355" calcext:value-type="float">
            <text:p>355</text:p>
          </table:table-cell>
          <table:table-cell office:value-type="float" office:value="46" calcext:value-type="float">
            <text:p>46</text:p>
          </table:table-cell>
          <table:table-cell table:formula="of:=SUM([.D2]; -[.E2])" office:value-type="float" office:value="309" calcext:value-type="float">
            <text:p>309</text:p>
          </table:table-cell>
          <table:table-cell table:formula="of:=SUM([.F2]; -[$2022_06_17.F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59" calcext:value-type="float">
            <text:p>659</text:p>
          </table:table-cell>
          <table:table-cell table:formula="of:=SUM([.B3];-[.C3])" office:value-type="float" office:value="848" calcext:value-type="float">
            <text:p>848</text:p>
          </table:table-cell>
          <table:table-cell office:value-type="float" office:value="49" calcext:value-type="float">
            <text:p>49</text:p>
          </table:table-cell>
          <table:table-cell table:formula="of:=SUM([.D3]; -[.E3])" office:value-type="float" office:value="799" calcext:value-type="float">
            <text:p>799</text:p>
          </table:table-cell>
          <table:table-cell table:formula="of:=SUM([.F3]; -[$2022_06_17.F3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87" calcext:value-type="float">
            <text:p>887</text:p>
          </table:table-cell>
          <table:table-cell table:formula="of:=SUM([.B4];-[.C4])" office:value-type="float" office:value="619" calcext:value-type="float">
            <text:p>619</text:p>
          </table:table-cell>
          <table:table-cell office:value-type="float" office:value="52" calcext:value-type="float">
            <text:p>52</text:p>
          </table:table-cell>
          <table:table-cell table:formula="of:=SUM([.D4]; -[.E4])" office:value-type="float" office:value="567" calcext:value-type="float">
            <text:p>567</text:p>
          </table:table-cell>
          <table:table-cell table:formula="of:=SUM([.F4]; -[$2022_06_17.F4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34" calcext:value-type="float">
            <text:p>934</text:p>
          </table:table-cell>
          <table:table-cell table:formula="of:=SUM([.B5];-[.C5])"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D5]; -[.E5])" office:value-type="float" office:value="158" calcext:value-type="float">
            <text:p>158</text:p>
          </table:table-cell>
          <table:table-cell table:formula="of:=SUM([.F5]; -[$2022_06_17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01" calcext:value-type="float">
            <text:p>201</text:p>
          </table:table-cell>
          <table:table-cell table:formula="of:=SUM([.B6];-[.C6])" office:value-type="float" office:value="1042" calcext:value-type="float">
            <text:p>1042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1007" calcext:value-type="float">
            <text:p>1007</text:p>
          </table:table-cell>
          <table:table-cell table:formula="of:=SUM([.F6]; -[$2022_06_17.F6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70" calcext:value-type="float">
            <text:p>70</text:p>
          </table:table-cell>
          <table:table-cell table:formula="of:=SUM([.B7];-[.C7])" office:value-type="float" office:value="758" calcext:value-type="float">
            <text:p>758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730" calcext:value-type="float">
            <text:p>730</text:p>
          </table:table-cell>
          <table:table-cell table:formula="of:=SUM([.F7]; -[$2022_06_17.F7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88" calcext:value-type="float">
            <text:p>88</text:p>
          </table:table-cell>
          <table:table-cell table:formula="of:=SUM([.B8];-[.C8])" office:value-type="float" office:value="746" calcext:value-type="float">
            <text:p>746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718" calcext:value-type="float">
            <text:p>718</text:p>
          </table:table-cell>
          <table:table-cell table:formula="of:=SUM([.F8]; -[$2022_06_17.F8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6" calcext:value-type="float">
            <text:p>116</text:p>
          </table:table-cell>
          <table:table-cell table:formula="of:=SUM([.B9];-[.C9])" office:value-type="float" office:value="712" calcext:value-type="float">
            <text:p>712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84" calcext:value-type="float">
            <text:p>684</text:p>
          </table:table-cell>
          <table:table-cell table:formula="of:=SUM([.F9]; -[$2022_06_17.F9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58" calcext:value-type="float">
            <text:p>358</text:p>
          </table:table-cell>
          <table:table-cell table:formula="of:=SUM([.B10];-[.C10])" office:value-type="float" office:value="883" calcext:value-type="float">
            <text:p>883</text:p>
          </table:table-cell>
          <table:table-cell office:value-type="float" office:value="35" calcext:value-type="float">
            <text:p>35</text:p>
          </table:table-cell>
          <table:table-cell table:formula="of:=SUM([.D10]; -[.E10])" office:value-type="float" office:value="848" calcext:value-type="float">
            <text:p>848</text:p>
          </table:table-cell>
          <table:table-cell table:formula="of:=SUM([.F10]; -[$2022_06_17.F10])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6" calcext:value-type="float">
            <text:p>276</text:p>
          </table:table-cell>
          <table:table-cell table:formula="of:=SUM([.B11];-[.C11])" office:value-type="float" office:value="253" calcext:value-type="float">
            <text:p>253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6" calcext:value-type="float">
            <text:p>66</text:p>
          </table:table-cell>
          <table:table-cell table:formula="of:=SUM([.F11]; -[$2022_06_17.F11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12" calcext:value-type="float">
            <text:p>312</text:p>
          </table:table-cell>
          <table:table-cell table:formula="of:=SUM([.B12];-[.C12])" office:value-type="float" office:value="425" calcext:value-type="float">
            <text:p>425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69" calcext:value-type="float">
            <text:p>369</text:p>
          </table:table-cell>
          <table:table-cell table:formula="of:=SUM([.F12]; -[$2022_06_17.F1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14" calcext:value-type="float">
            <text:p>14</text:p>
          </table:table-cell>
          <table:table-cell table:formula="of:=SUM([.D13]; -[.E13])" office:value-type="float" office:value="182" calcext:value-type="float">
            <text:p>182</text:p>
          </table:table-cell>
          <table:table-cell table:formula="of:=SUM([.F13]; -[$2022_06_17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13" calcext:value-type="float">
            <text:p>13</text:p>
          </table:table-cell>
          <table:table-cell table:formula="of:=SUM([.D14]; -[.E14])" office:value-type="float" office:value="182" calcext:value-type="float">
            <text:p>182</text:p>
          </table:table-cell>
          <table:table-cell table:formula="of:=SUM([.F14]; -[$2022_06_17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35" calcext:value-type="float">
            <text:p>135</text:p>
          </table:table-cell>
          <table:table-cell table:formula="of:=SUM([.B15];-[.C15])" office:value-type="float" office:value="602" calcext:value-type="float">
            <text:p>602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46" calcext:value-type="float">
            <text:p>546</text:p>
          </table:table-cell>
          <table:table-cell table:formula="of:=SUM([.F15]; -[$2022_06_17.F15])" office:value-type="float" office:value="-3" calcext:value-type="float">
            <text:p>-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40" calcext:value-type="float">
            <text:p>340</text:p>
          </table:table-cell>
          <table:table-cell table:formula="of:=SUM([.B16];-[.C16])" office:value-type="float" office:value="189" calcext:value-type="float">
            <text:p>189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53" calcext:value-type="float">
            <text:p>153</text:p>
          </table:table-cell>
          <table:table-cell table:formula="of:=SUM([.F16]; -[$2022_06_17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17.F17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4" calcext:value-type="float">
            <text:p>354</text:p>
          </table:table-cell>
          <table:table-cell table:formula="of:=SUM([.B18];-[.C18])"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0" calcext:value-type="float">
            <text:p>340</text:p>
          </table:table-cell>
          <table:table-cell table:formula="of:=SUM([.F18]; -[$2022_06_17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53" calcext:value-type="float">
            <text:p>353</text:p>
          </table:table-cell>
          <table:table-cell table:formula="of:=SUM([.B19];-[.C19])"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47" calcext:value-type="float">
            <text:p>347</text:p>
          </table:table-cell>
          <table:table-cell table:formula="of:=SUM([.F19]; -[$2022_06_17.F1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1" calcext:value-type="float">
            <text:p>241</text:p>
          </table:table-cell>
          <table:table-cell table:formula="of:=SUM([.B20];-[.C20])" office:value-type="float" office:value="461" calcext:value-type="float">
            <text:p>461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1" calcext:value-type="float">
            <text:p>461</text:p>
          </table:table-cell>
          <table:table-cell table:formula="of:=SUM([.F20]; -[$2022_06_17.F2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75" calcext:value-type="float">
            <text:p>175</text:p>
          </table:table-cell>
          <table:table-cell table:formula="of:=SUM([.B21];-[.C21])" office:value-type="float" office:value="517" calcext:value-type="float">
            <text:p>51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17" calcext:value-type="float">
            <text:p>517</text:p>
          </table:table-cell>
          <table:table-cell table:formula="of:=SUM([.F21]; -[$2022_06_17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2" calcext:value-type="float">
            <text:p>712</text:p>
          </table:table-cell>
          <table:table-cell table:formula="of:=SUM([.B22];-[.C22])"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6" calcext:value-type="float">
            <text:p>336</text:p>
          </table:table-cell>
          <table:table-cell table:formula="of:=SUM([.F22]; -[$2022_06_17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062" calcext:value-type="float">
            <text:p>8062</text:p>
          </table:table-cell>
          <table:table-cell table:style-name="ce4" table:formula="of:=SUM([.D2:.D22])" office:value-type="float" office:value="10148" calcext:value-type="float">
            <text:p>10148</text:p>
          </table:table-cell>
          <table:table-cell table:style-name="ce4" table:formula="of:=SUM([.E2:.E22])" office:value-type="float" office:value="702" calcext:value-type="float">
            <text:p>702</text:p>
          </table:table-cell>
          <table:table-cell table:style-name="ce4" table:formula="of:=SUM([.F2:.F22]; -2256)" office:value-type="float" office:value="7190" calcext:value-type="float">
            <text:p>7190</text:p>
          </table:table-cell>
          <table:table-cell table:style-name="ce4" table:formula="of:=SUM([.G2:.G22])" office:value-type="float" office:value="27" calcext:value-type="float">
            <text:p>27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17" table:style-name="ta27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26" calcext:value-type="float">
            <text:p>926</text:p>
          </table:table-cell>
          <table:table-cell table:formula="of:=SUM([.B2];-[.C2])" office:value-type="float" office:value="354" calcext:value-type="float">
            <text:p>354</text:p>
          </table:table-cell>
          <table:table-cell office:value-type="float" office:value="46" calcext:value-type="float">
            <text:p>46</text:p>
          </table:table-cell>
          <table:table-cell table:formula="of:=SUM([.D2]; -[.E2])" office:value-type="float" office:value="308" calcext:value-type="float">
            <text:p>308</text:p>
          </table:table-cell>
          <table:table-cell table:formula="of:=SUM([.F2]; -[$2022_06_16.F2])" office:value-type="float" office:value="80" calcext:value-type="float">
            <text:p>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58" calcext:value-type="float">
            <text:p>658</text:p>
          </table:table-cell>
          <table:table-cell table:formula="of:=SUM([.B3];-[.C3])" office:value-type="float" office:value="849" calcext:value-type="float">
            <text:p>849</text:p>
          </table:table-cell>
          <table:table-cell office:value-type="float" office:value="49" calcext:value-type="float">
            <text:p>49</text:p>
          </table:table-cell>
          <table:table-cell table:formula="of:=SUM([.D3]; -[.E3])" office:value-type="float" office:value="800" calcext:value-type="float">
            <text:p>800</text:p>
          </table:table-cell>
          <table:table-cell table:formula="of:=SUM([.F3]; -[$2022_06_16.F3])" office:value-type="float" office:value="178" calcext:value-type="float">
            <text:p>17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0" calcext:value-type="float">
            <text:p>890</text:p>
          </table:table-cell>
          <table:table-cell table:formula="of:=SUM([.B4];-[.C4])" office:value-type="float" office:value="616" calcext:value-type="float">
            <text:p>616</text:p>
          </table:table-cell>
          <table:table-cell office:value-type="float" office:value="52" calcext:value-type="float">
            <text:p>52</text:p>
          </table:table-cell>
          <table:table-cell table:formula="of:=SUM([.D4]; -[.E4])" office:value-type="float" office:value="564" calcext:value-type="float">
            <text:p>564</text:p>
          </table:table-cell>
          <table:table-cell table:formula="of:=SUM([.F4]; -[$2022_06_16.F4])" office:value-type="float" office:value="122" calcext:value-type="float">
            <text:p>1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34" calcext:value-type="float">
            <text:p>934</text:p>
          </table:table-cell>
          <table:table-cell table:formula="of:=SUM([.B5];-[.C5])"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D5]; -[.E5])" office:value-type="float" office:value="158" calcext:value-type="float">
            <text:p>158</text:p>
          </table:table-cell>
          <table:table-cell table:formula="of:=SUM([.F5]; -[$2022_06_16.F5])" office:value-type="float" office:value="64" calcext:value-type="float">
            <text:p>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00" calcext:value-type="float">
            <text:p>200</text:p>
          </table:table-cell>
          <table:table-cell table:formula="of:=SUM([.B6];-[.C6])" office:value-type="float" office:value="1043" calcext:value-type="float">
            <text:p>1043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1008" calcext:value-type="float">
            <text:p>1008</text:p>
          </table:table-cell>
          <table:table-cell table:formula="of:=SUM([.F6]; -[$2022_06_16.F6])" office:value-type="float" office:value="298" calcext:value-type="float">
            <text:p>29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72" calcext:value-type="float">
            <text:p>72</text:p>
          </table:table-cell>
          <table:table-cell table:formula="of:=SUM([.B7];-[.C7])" office:value-type="float" office:value="756" calcext:value-type="float">
            <text:p>756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728" calcext:value-type="float">
            <text:p>728</text:p>
          </table:table-cell>
          <table:table-cell table:formula="of:=SUM([.F7]; -[$2022_06_16.F7])" office:value-type="float" office:value="165" calcext:value-type="float">
            <text:p>1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91" calcext:value-type="float">
            <text:p>91</text:p>
          </table:table-cell>
          <table:table-cell table:formula="of:=SUM([.B8];-[.C8])" office:value-type="float" office:value="743" calcext:value-type="float">
            <text:p>743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715" calcext:value-type="float">
            <text:p>715</text:p>
          </table:table-cell>
          <table:table-cell table:formula="of:=SUM([.F8]; -[$2022_06_16.F8])" office:value-type="float" office:value="155" calcext:value-type="float">
            <text:p>1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21" calcext:value-type="float">
            <text:p>121</text:p>
          </table:table-cell>
          <table:table-cell table:formula="of:=SUM([.B9];-[.C9])" office:value-type="float" office:value="707" calcext:value-type="float">
            <text:p>707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79" calcext:value-type="float">
            <text:p>679</text:p>
          </table:table-cell>
          <table:table-cell table:formula="of:=SUM([.F9]; -[$2022_06_16.F9])" office:value-type="float" office:value="149" calcext:value-type="float">
            <text:p>14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67" calcext:value-type="float">
            <text:p>367</text:p>
          </table:table-cell>
          <table:table-cell table:formula="of:=SUM([.B10];-[.C10])" office:value-type="float" office:value="874" calcext:value-type="float">
            <text:p>874</text:p>
          </table:table-cell>
          <table:table-cell office:value-type="float" office:value="35" calcext:value-type="float">
            <text:p>35</text:p>
          </table:table-cell>
          <table:table-cell table:formula="of:=SUM([.D10]; -[.E10])" office:value-type="float" office:value="839" calcext:value-type="float">
            <text:p>839</text:p>
          </table:table-cell>
          <table:table-cell table:formula="of:=SUM([.F10]; -[$2022_06_16.F10])" office:value-type="float" office:value="218" calcext:value-type="float">
            <text:p>2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8" calcext:value-type="float">
            <text:p>278</text:p>
          </table:table-cell>
          <table:table-cell table:formula="of:=SUM([.B11];-[.C11])" office:value-type="float" office:value="251" calcext:value-type="float">
            <text:p>251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4" calcext:value-type="float">
            <text:p>64</text:p>
          </table:table-cell>
          <table:table-cell table:formula="of:=SUM([.F11]; -[$2022_06_16.F11])" office:value-type="float" office:value="19" calcext:value-type="float">
            <text:p>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14" calcext:value-type="float">
            <text:p>314</text:p>
          </table:table-cell>
          <table:table-cell table:formula="of:=SUM([.B12];-[.C12])" office:value-type="float" office:value="423" calcext:value-type="float">
            <text:p>423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67" calcext:value-type="float">
            <text:p>367</text:p>
          </table:table-cell>
          <table:table-cell table:formula="of:=SUM([.F12]; -[$2022_06_16.F12])"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14" calcext:value-type="float">
            <text:p>14</text:p>
          </table:table-cell>
          <table:table-cell table:formula="of:=SUM([.D13]; -[.E13])" office:value-type="float" office:value="182" calcext:value-type="float">
            <text:p>182</text:p>
          </table:table-cell>
          <table:table-cell table:formula="of:=SUM([.F13]; -[$2022_06_16.F13])" office:value-type="float" office:value="25" calcext:value-type="float">
            <text:p>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13" calcext:value-type="float">
            <text:p>13</text:p>
          </table:table-cell>
          <table:table-cell table:formula="of:=SUM([.D14]; -[.E14])" office:value-type="float" office:value="182" calcext:value-type="float">
            <text:p>182</text:p>
          </table:table-cell>
          <table:table-cell table:formula="of:=SUM([.F14]; -[$2022_06_16.F14])"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32" calcext:value-type="float">
            <text:p>132</text:p>
          </table:table-cell>
          <table:table-cell table:formula="of:=SUM([.B15];-[.C15])" office:value-type="float" office:value="605" calcext:value-type="float">
            <text:p>605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49" calcext:value-type="float">
            <text:p>549</text:p>
          </table:table-cell>
          <table:table-cell table:formula="of:=SUM([.F15]; -[$2022_06_16.F15])" office:value-type="float" office:value="134" calcext:value-type="float">
            <text:p>1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40" calcext:value-type="float">
            <text:p>340</text:p>
          </table:table-cell>
          <table:table-cell table:formula="of:=SUM([.B16];-[.C16])" office:value-type="float" office:value="189" calcext:value-type="float">
            <text:p>189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53" calcext:value-type="float">
            <text:p>153</text:p>
          </table:table-cell>
          <table:table-cell table:formula="of:=SUM([.F16]; -[$2022_06_16.F16])" office:value-type="float" office:value="56" calcext:value-type="float">
            <text:p>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3" calcext:value-type="float">
            <text:p>923</text:p>
          </table:table-cell>
          <table:table-cell table:formula="of:=SUM([.B17];-[.C17])"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5" calcext:value-type="float">
            <text:p>125</text:p>
          </table:table-cell>
          <table:table-cell table:formula="of:=SUM([.F17]; -[$2022_06_16.F17])" office:value-type="float" office:value="46" calcext:value-type="float">
            <text:p>4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4" calcext:value-type="float">
            <text:p>354</text:p>
          </table:table-cell>
          <table:table-cell table:formula="of:=SUM([.B18];-[.C18])"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0" calcext:value-type="float">
            <text:p>340</text:p>
          </table:table-cell>
          <table:table-cell table:formula="of:=SUM([.F18]; -[$2022_06_16.F18])" office:value-type="float" office:value="103" calcext:value-type="float">
            <text:p>1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55" calcext:value-type="float">
            <text:p>355</text:p>
          </table:table-cell>
          <table:table-cell table:formula="of:=SUM([.B19];-[.C19])"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45" calcext:value-type="float">
            <text:p>345</text:p>
          </table:table-cell>
          <table:table-cell table:formula="of:=SUM([.F19]; -[$2022_06_16.F19])" office:value-type="float" office:value="106" calcext:value-type="float">
            <text:p>10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2" calcext:value-type="float">
            <text:p>242</text:p>
          </table:table-cell>
          <table:table-cell table:formula="of:=SUM([.B20];-[.C20])" office:value-type="float" office:value="460" calcext:value-type="float">
            <text:p>460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0" calcext:value-type="float">
            <text:p>460</text:p>
          </table:table-cell>
          <table:table-cell table:formula="of:=SUM([.F20]; -[$2022_06_16.F20])" office:value-type="float" office:value="90" calcext:value-type="float">
            <text:p>9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75" calcext:value-type="float">
            <text:p>175</text:p>
          </table:table-cell>
          <table:table-cell table:formula="of:=SUM([.B21];-[.C21])" office:value-type="float" office:value="517" calcext:value-type="float">
            <text:p>51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17" calcext:value-type="float">
            <text:p>517</text:p>
          </table:table-cell>
          <table:table-cell table:formula="of:=SUM([.F21]; -[$2022_06_16.F21])" office:value-type="float" office:value="112" calcext:value-type="float">
            <text:p>1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2" calcext:value-type="float">
            <text:p>712</text:p>
          </table:table-cell>
          <table:table-cell table:formula="of:=SUM([.B22];-[.C22])"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6" calcext:value-type="float">
            <text:p>336</text:p>
          </table:table-cell>
          <table:table-cell table:formula="of:=SUM([.F22]; -[$2022_06_16.F22])" office:value-type="float" office:value="109" calcext:value-type="float">
            <text:p>109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089" calcext:value-type="float">
            <text:p>8089</text:p>
          </table:table-cell>
          <table:table-cell table:style-name="ce4" table:formula="of:=SUM([.D2:.D22])" office:value-type="float" office:value="10121" calcext:value-type="float">
            <text:p>10121</text:p>
          </table:table-cell>
          <table:table-cell table:style-name="ce4" table:formula="of:=SUM([.E2:.E22])" office:value-type="float" office:value="702" calcext:value-type="float">
            <text:p>702</text:p>
          </table:table-cell>
          <table:table-cell table:style-name="ce4" table:formula="of:=SUM([.F2:.F22]; -2337)" office:value-type="float" office:value="7082" calcext:value-type="float">
            <text:p>7082</text:p>
          </table:table-cell>
          <table:table-cell table:style-name="ce4" table:formula="of:=SUM([.G2:.G22])" office:value-type="float" office:value="2345" calcext:value-type="float">
            <text:p>2345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16" table:style-name="ta28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7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6" calcext:value-type="float">
            <text:p>1006</text:p>
          </table:table-cell>
          <table:table-cell table:formula="of:=SUM([.B2];-[.C2])" office:value-type="float" office:value="274" calcext:value-type="float">
            <text:p>274</text:p>
          </table:table-cell>
          <table:table-cell office:value-type="float" office:value="46" calcext:value-type="float">
            <text:p>46</text:p>
          </table:table-cell>
          <table:table-cell table:formula="of:=SUM([.D2]; -[.E2])" office:value-type="float" office:value="228" calcext:value-type="float">
            <text:p>228</text:p>
          </table:table-cell>
          <table:table-cell table:formula="of:=SUM([.F2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36" calcext:value-type="float">
            <text:p>836</text:p>
          </table:table-cell>
          <table:table-cell table:formula="of:=SUM([.B3];-[.C3])" office:value-type="float" office:value="671" calcext:value-type="float">
            <text:p>671</text:p>
          </table:table-cell>
          <table:table-cell office:value-type="float" office:value="49" calcext:value-type="float">
            <text:p>49</text:p>
          </table:table-cell>
          <table:table-cell table:formula="of:=SUM([.D3]; -[.E3])" office:value-type="float" office:value="622" calcext:value-type="float">
            <text:p>622</text:p>
          </table:table-cell>
          <table:table-cell table:formula="of:=SUM([.F3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2" calcext:value-type="float">
            <text:p>1012</text:p>
          </table:table-cell>
          <table:table-cell table:formula="of:=SUM([.B4];-[.C4])" office:value-type="float" office:value="494" calcext:value-type="float">
            <text:p>494</text:p>
          </table:table-cell>
          <table:table-cell office:value-type="float" office:value="52" calcext:value-type="float">
            <text:p>52</text:p>
          </table:table-cell>
          <table:table-cell table:formula="of:=SUM([.D4]; -[.E4])" office:value-type="float" office:value="442" calcext:value-type="float">
            <text:p>442</text:p>
          </table:table-cell>
          <table:table-cell table:formula="of:=SUM([.F4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39" calcext:value-type="float">
            <text:p>39</text:p>
          </table:table-cell>
          <table:table-cell table:formula="of:=SUM([.D5]; -[.E5])" office:value-type="float" office:value="94" calcext:value-type="float">
            <text:p>94</text:p>
          </table:table-cell>
          <table:table-cell table:formula="of:=SUM([.F5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98" calcext:value-type="float">
            <text:p>498</text:p>
          </table:table-cell>
          <table:table-cell table:formula="of:=SUM([.B6];-[.C6])" office:value-type="float" office:value="745" calcext:value-type="float">
            <text:p>745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10" calcext:value-type="float">
            <text:p>710</text:p>
          </table:table-cell>
          <table:table-cell table:formula="of:=SUM([.F6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237" calcext:value-type="float">
            <text:p>237</text:p>
          </table:table-cell>
          <table:table-cell table:formula="of:=SUM([.B7];-[.C7])" office:value-type="float" office:value="591" calcext:value-type="float">
            <text:p>591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563" calcext:value-type="float">
            <text:p>563</text:p>
          </table:table-cell>
          <table:table-cell table:formula="of:=SUM([.F7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246" calcext:value-type="float">
            <text:p>246</text:p>
          </table:table-cell>
          <table:table-cell table:formula="of:=SUM([.B8];-[.C8])" office:value-type="float" office:value="588" calcext:value-type="float">
            <text:p>588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560" calcext:value-type="float">
            <text:p>560</text:p>
          </table:table-cell>
          <table:table-cell table:formula="of:=SUM([.F8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70" calcext:value-type="float">
            <text:p>270</text:p>
          </table:table-cell>
          <table:table-cell table:formula="of:=SUM([.B9];-[.C9])" office:value-type="float" office:value="558" calcext:value-type="float">
            <text:p>558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30" calcext:value-type="float">
            <text:p>530</text:p>
          </table:table-cell>
          <table:table-cell table:formula="of:=SUM([.F9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85" calcext:value-type="float">
            <text:p>585</text:p>
          </table:table-cell>
          <table:table-cell table:formula="of:=SUM([.B10];-[.C10])" office:value-type="float" office:value="656" calcext:value-type="float">
            <text:p>656</text:p>
          </table:table-cell>
          <table:table-cell office:value-type="float" office:value="35" calcext:value-type="float">
            <text:p>35</text:p>
          </table:table-cell>
          <table:table-cell table:formula="of:=SUM([.D10]; -[.E10])" office:value-type="float" office:value="621" calcext:value-type="float">
            <text:p>621</text:p>
          </table:table-cell>
          <table:table-cell table:formula="of:=SUM([.F10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97" calcext:value-type="float">
            <text:p>297</text:p>
          </table:table-cell>
          <table:table-cell table:formula="of:=SUM([.B11];-[.C11])" office:value-type="float" office:value="232" calcext:value-type="float">
            <text:p>232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45" calcext:value-type="float">
            <text:p>45</text:p>
          </table:table-cell>
          <table:table-cell table:formula="of:=SUM([.F11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14" calcext:value-type="float">
            <text:p>414</text:p>
          </table:table-cell>
          <table:table-cell table:formula="of:=SUM([.B12];-[.C12])" office:value-type="float" office:value="323" calcext:value-type="float">
            <text:p>323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267" calcext:value-type="float">
            <text:p>267</text:p>
          </table:table-cell>
          <table:table-cell table:formula="of:=SUM([.F12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7" calcext:value-type="float">
            <text:p>27</text:p>
          </table:table-cell>
          <table:table-cell table:formula="of:=SUM([.B13];-[.C13])" office:value-type="float" office:value="171" calcext:value-type="float">
            <text:p>171</text:p>
          </table:table-cell>
          <table:table-cell office:value-type="float" office:value="14" calcext:value-type="float">
            <text:p>14</text:p>
          </table:table-cell>
          <table:table-cell table:formula="of:=SUM([.D13]; -[.E13])" office:value-type="float" office:value="157" calcext:value-type="float">
            <text:p>157</text:p>
          </table:table-cell>
          <table:table-cell table:formula="of:=SUM([.F13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19" calcext:value-type="float">
            <text:p>19</text:p>
          </table:table-cell>
          <table:table-cell table:formula="of:=SUM([.B14];-[.C14])" office:value-type="float" office:value="179" calcext:value-type="float">
            <text:p>179</text:p>
          </table:table-cell>
          <table:table-cell office:value-type="float" office:value="13" calcext:value-type="float">
            <text:p>13</text:p>
          </table:table-cell>
          <table:table-cell table:formula="of:=SUM([.D14]; -[.E14])" office:value-type="float" office:value="166" calcext:value-type="float">
            <text:p>166</text:p>
          </table:table-cell>
          <table:table-cell table:formula="of:=SUM([.F14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66" calcext:value-type="float">
            <text:p>266</text:p>
          </table:table-cell>
          <table:table-cell table:formula="of:=SUM([.B15];-[.C15])" office:value-type="float" office:value="471" calcext:value-type="float">
            <text:p>471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415" calcext:value-type="float">
            <text:p>415</text:p>
          </table:table-cell>
          <table:table-cell table:formula="of:=SUM([.F15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96" calcext:value-type="float">
            <text:p>396</text:p>
          </table:table-cell>
          <table:table-cell table:formula="of:=SUM([.B16];-[.C16])" office:value-type="float" office:value="133" calcext:value-type="float">
            <text:p>133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97" calcext:value-type="float">
            <text:p>97</text:p>
          </table:table-cell>
          <table:table-cell table:formula="of:=SUM([.F16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69" calcext:value-type="float">
            <text:p>969</text:p>
          </table:table-cell>
          <table:table-cell table:formula="of:=SUM([.B17];-[.C17])"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79" calcext:value-type="float">
            <text:p>79</text:p>
          </table:table-cell>
          <table:table-cell table:formula="of:=SUM([.F17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57" calcext:value-type="float">
            <text:p>457</text:p>
          </table:table-cell>
          <table:table-cell table:formula="of:=SUM([.B18];-[.C18])"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37" calcext:value-type="float">
            <text:p>237</text:p>
          </table:table-cell>
          <table:table-cell table:formula="of:=SUM([.F18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61" calcext:value-type="float">
            <text:p>461</text:p>
          </table:table-cell>
          <table:table-cell table:formula="of:=SUM([.B19];-[.C19])"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39" calcext:value-type="float">
            <text:p>239</text:p>
          </table:table-cell>
          <table:table-cell table:formula="of:=SUM([.F19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32" calcext:value-type="float">
            <text:p>332</text:p>
          </table:table-cell>
          <table:table-cell table:formula="of:=SUM([.B20];-[.C20])"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70" calcext:value-type="float">
            <text:p>370</text:p>
          </table:table-cell>
          <table:table-cell table:formula="of:=SUM([.F20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87" calcext:value-type="float">
            <text:p>287</text:p>
          </table:table-cell>
          <table:table-cell table:formula="of:=SUM([.B21];-[.C21])" office:value-type="float" office:value="405" calcext:value-type="float">
            <text:p>405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05" calcext:value-type="float">
            <text:p>405</text:p>
          </table:table-cell>
          <table:table-cell table:formula="of:=SUM([.F21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821" calcext:value-type="float">
            <text:p>821</text:p>
          </table:table-cell>
          <table:table-cell table:formula="of:=SUM([.B22];-[.C22])"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27" calcext:value-type="float">
            <text:p>227</text:p>
          </table:table-cell>
          <table:table-cell table:formula="of:=SUM([.F22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10434" calcext:value-type="float">
            <text:p>10434</text:p>
          </table:table-cell>
          <table:table-cell table:style-name="ce4" table:formula="of:=SUM([.D2:.D22])" office:value-type="float" office:value="7776" calcext:value-type="float">
            <text:p>7776</text:p>
          </table:table-cell>
          <table:table-cell table:style-name="ce4" table:formula="of:=SUM([.E2:.E22])" office:value-type="float" office:value="702" calcext:value-type="float">
            <text:p>702</text:p>
          </table:table-cell>
          <table:table-cell table:style-name="ce4" table:formula="of:=SUM([.F2:.F22])" office:value-type="float" office:value="7074" calcext:value-type="float">
            <text:p>7074</text:p>
          </table:table-cell>
          <table:table-cell table:style-name="ce4" table:formula="of:=SUM([.G2:.G22])" office:value-type="string" office:string-value="" calcext:value-type="error">
            <text:p>#REF!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3.12.07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7" calcext:value-type="float">
            <text:p>907</text:p>
          </table:table-cell>
          <table:table-cell table:formula="of:=SUM([.B2];-[.C2])" office:value-type="float" office:value="373" calcext:value-type="float">
            <text:p>373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326" calcext:value-type="float">
            <text:p>326</text:p>
          </table:table-cell>
          <table:table-cell table:formula="of:=SUM([.F2]; -[$'2023.07.07.1'.F2])" office:value-type="float" office:value="81" calcext:value-type="float">
            <text:p>8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94" calcext:value-type="float">
            <text:p>694</text:p>
          </table:table-cell>
          <table:table-cell table:formula="of:=SUM([.B3];-[.C3])" office:value-type="float" office:value="813" calcext:value-type="float">
            <text:p>813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13" calcext:value-type="float">
            <text:p>813</text:p>
          </table:table-cell>
          <table:table-cell table:formula="of:=SUM([.F3]; -[$'2023.07.07.1'.F3])" office:value-type="float" office:value="169" calcext:value-type="float">
            <text:p>16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01" calcext:value-type="float">
            <text:p>901</text:p>
          </table:table-cell>
          <table:table-cell table:formula="of:=SUM([.B4];-[.C4])" office:value-type="float" office:value="605" calcext:value-type="float">
            <text:p>605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05" calcext:value-type="float">
            <text:p>605</text:p>
          </table:table-cell>
          <table:table-cell table:formula="of:=SUM([.F4]; -[$'2023.07.07.1'.F4])" office:value-type="float" office:value="70" calcext:value-type="float">
            <text:p>7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13" calcext:value-type="float">
            <text:p>1013</text:p>
          </table:table-cell>
          <table:table-cell table:formula="of:=SUM([.B5];-[.C5])"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18" calcext:value-type="float">
            <text:p>118</text:p>
          </table:table-cell>
          <table:table-cell table:formula="of:=SUM([.F5]; -[$'2023.07.07.1'.F5])" office:value-type="float" office:value="23" calcext:value-type="float">
            <text:p>2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33" calcext:value-type="float">
            <text:p>233</text:p>
          </table:table-cell>
          <table:table-cell table:formula="of:=SUM([.B6];-[.C6])" office:value-type="float" office:value="1010" calcext:value-type="float">
            <text:p>1010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975" calcext:value-type="float">
            <text:p>975</text:p>
          </table:table-cell>
          <table:table-cell table:formula="of:=SUM([.F6]; -[$'2023.07.07.1'.F6])" office:value-type="float" office:value="140" calcext:value-type="float">
            <text:p>14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80" calcext:value-type="float">
            <text:p>80</text:p>
          </table:table-cell>
          <table:table-cell table:formula="of:=SUM([.B7];-[.C7])" office:value-type="float" office:value="748" calcext:value-type="float">
            <text:p>748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720" calcext:value-type="float">
            <text:p>720</text:p>
          </table:table-cell>
          <table:table-cell table:formula="of:=SUM([.F7]; -[$'2023.07.07.1'.F7])" office:value-type="float" office:value="66" calcext:value-type="float">
            <text:p>6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73" calcext:value-type="float">
            <text:p>73</text:p>
          </table:table-cell>
          <table:table-cell table:formula="of:=SUM([.B8];-[.C8])" office:value-type="float" office:value="761" calcext:value-type="float">
            <text:p>761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733" calcext:value-type="float">
            <text:p>733</text:p>
          </table:table-cell>
          <table:table-cell table:formula="of:=SUM([.F8]; -[$'2023.07.07.1'.F8])" office:value-type="float" office:value="73" calcext:value-type="float">
            <text:p>7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84" calcext:value-type="float">
            <text:p>84</text:p>
          </table:table-cell>
          <table:table-cell table:formula="of:=SUM([.B9];-[.C9])" office:value-type="float" office:value="744" calcext:value-type="float">
            <text:p>744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716" calcext:value-type="float">
            <text:p>716</text:p>
          </table:table-cell>
          <table:table-cell table:formula="of:=SUM([.F9]; -[$'2023.07.07.1'.F9])" office:value-type="float" office:value="102" calcext:value-type="float">
            <text:p>10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296" calcext:value-type="float">
            <text:p>296</text:p>
          </table:table-cell>
          <table:table-cell table:formula="of:=SUM([.B10];-[.C10])" office:value-type="float" office:value="945" calcext:value-type="float">
            <text:p>945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911" calcext:value-type="float">
            <text:p>911</text:p>
          </table:table-cell>
          <table:table-cell table:formula="of:=SUM([.F10]; -[$'2023.07.07.1'.F10])" office:value-type="float" office:value="166" calcext:value-type="float">
            <text:p>16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63" calcext:value-type="float">
            <text:p>263</text:p>
          </table:table-cell>
          <table:table-cell table:formula="of:=SUM([.B11];-[.C11])" office:value-type="float" office:value="266" calcext:value-type="float">
            <text:p>266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79" calcext:value-type="float">
            <text:p>79</text:p>
          </table:table-cell>
          <table:table-cell table:formula="of:=SUM([.F11]; -[$'2023.07.07.1'.F11])" office:value-type="float" office:value="15" calcext:value-type="float">
            <text:p>1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71" calcext:value-type="float">
            <text:p>171</text:p>
          </table:table-cell>
          <table:table-cell table:formula="of:=SUM([.B12];-[.C12])" office:value-type="float" office:value="566" calcext:value-type="float">
            <text:p>566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510" calcext:value-type="float">
            <text:p>510</text:p>
          </table:table-cell>
          <table:table-cell table:formula="of:=SUM([.F12]; -[$'2023.07.07.1'.F12])" office:value-type="float" office:value="111" calcext:value-type="float">
            <text:p>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3];-[.C13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5" calcext:value-type="float">
            <text:p>195</text:p>
          </table:table-cell>
          <table:table-cell table:formula="of:=SUM([.F13]; -[$'2023.07.07.1'.F13])" office:value-type="float" office:value="10" calcext:value-type="float">
            <text:p>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9" calcext:value-type="float">
            <text:p>9</text:p>
          </table:table-cell>
          <table:table-cell table:formula="of:=SUM([.B14];-[.C14])"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89" calcext:value-type="float">
            <text:p>189</text:p>
          </table:table-cell>
          <table:table-cell table:formula="of:=SUM([.F14]; -[$'2023.07.07.1'.F14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6" calcext:value-type="float">
            <text:p>26</text:p>
          </table:table-cell>
          <table:table-cell table:formula="of:=SUM([.B15];-[.C15])" office:value-type="float" office:value="711" calcext:value-type="float">
            <text:p>711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655" calcext:value-type="float">
            <text:p>655</text:p>
          </table:table-cell>
          <table:table-cell table:formula="of:=SUM([.F15]; -[$'2023.07.07.1'.F15])" office:value-type="float" office:value="139" calcext:value-type="float">
            <text:p>13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172" calcext:value-type="float">
            <text:p>172</text:p>
          </table:table-cell>
          <table:table-cell table:formula="of:=SUM([.B16];-[.C16])" office:value-type="float" office:value="357" calcext:value-type="float">
            <text:p>357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321" calcext:value-type="float">
            <text:p>321</text:p>
          </table:table-cell>
          <table:table-cell table:formula="of:=SUM([.F16]; -[$'2023.07.07.1'.F16])" office:value-type="float" office:value="207" calcext:value-type="float">
            <text:p>2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64" calcext:value-type="float">
            <text:p>864</text:p>
          </table:table-cell>
          <table:table-cell table:formula="of:=SUM([.B17];-[.C17])"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84" calcext:value-type="float">
            <text:p>184</text:p>
          </table:table-cell>
          <table:table-cell table:formula="of:=SUM([.F17]; -[$'2023.07.07.1'.F17])" office:value-type="float" office:value="60" calcext:value-type="float">
            <text:p>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83" calcext:value-type="float">
            <text:p>83</text:p>
          </table:table-cell>
          <table:table-cell table:formula="of:=SUM([.B18];-[.C18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611" calcext:value-type="float">
            <text:p>611</text:p>
          </table:table-cell>
          <table:table-cell table:formula="of:=SUM([.F18]; -[$'2023.07.07.1'.F18])" office:value-type="float" office:value="296" calcext:value-type="float">
            <text:p>29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25" calcext:value-type="float">
            <text:p>25</text:p>
          </table:table-cell>
          <table:table-cell table:formula="of:=SUM([.B19];-[.C19])" office:value-type="float" office:value="675" calcext:value-type="float">
            <text:p>675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675" calcext:value-type="float">
            <text:p>675</text:p>
          </table:table-cell>
          <table:table-cell table:formula="of:=SUM([.F19]; -[$'2023.07.07.1'.F19])" office:value-type="float" office:value="357" calcext:value-type="float">
            <text:p>35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5" calcext:value-type="float">
            <text:p>25</text:p>
          </table:table-cell>
          <table:table-cell table:formula="of:=SUM([.B20];-[.C20])" office:value-type="float" office:value="677" calcext:value-type="float">
            <text:p>67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677" calcext:value-type="float">
            <text:p>677</text:p>
          </table:table-cell>
          <table:table-cell table:formula="of:=SUM([.F20]; -[$'2023.07.07.1'.F20])" office:value-type="float" office:value="97" calcext:value-type="float">
            <text:p>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83" calcext:value-type="float">
            <text:p>83</text:p>
          </table:table-cell>
          <table:table-cell table:formula="of:=SUM([.B21];-[.C21])" office:value-type="float" office:value="609" calcext:value-type="float">
            <text:p>60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609" calcext:value-type="float">
            <text:p>609</text:p>
          </table:table-cell>
          <table:table-cell table:formula="of:=SUM([.F21]; -[$'2023.07.07.1'.F21])" office:value-type="float" office:value="101" calcext:value-type="float">
            <text:p>10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550" calcext:value-type="float">
            <text:p>550</text:p>
          </table:table-cell>
          <table:table-cell table:formula="of:=SUM([.B22];-[.C22])" office:value-type="float" office:value="498" calcext:value-type="float">
            <text:p>49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498" calcext:value-type="float">
            <text:p>498</text:p>
          </table:table-cell>
          <table:table-cell table:formula="of:=SUM([.F22]; -[$'2023.07.07.1'.F22])" office:value-type="float" office:value="173" calcext:value-type="float">
            <text:p>173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6555" calcext:value-type="float">
            <text:p>6555</text:p>
          </table:table-cell>
          <table:table-cell table:style-name="ce4" table:formula="of:=SUM([.D2:.D22])" office:value-type="float" office:value="11655" calcext:value-type="float">
            <text:p>11655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11120" calcext:value-type="float">
            <text:p>11120</text:p>
          </table:table-cell>
          <table:table-cell table:style-name="ce4" table:formula="of:=SUM([.G2:.G22])" office:value-type="float" office:value="2461" calcext:value-type="float">
            <text:p>2461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Nimbus Sans" svg:font-family="'Nimbus Sans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imbus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1" fo:font-family="'Liberation Sans'" style:font-family-generic="swiss" fo:font-size="10pt" style:font-name-asian="Nimbus Sans" style:font-family-asian="'Nimbus Sans'" style:font-family-generic-asian="system" style:font-pitch-asian="variable" style:font-size-asian="10pt" style:font-name-complex="Liberation Sans1" style:font-family-complex="'Liberation Sans'" style:font-family-generic-complex="swiss" style:font-size-complex="10pt"/>
    </style:style>
    <number:number-style style:name="N0">
      <number:number number:min-integer-digits="1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1P2" style:volatile="true">
      <number:text> </number:text>
      <number:fill-character> </number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2" style:volatile="true">
      <number:text> £</number:text>
      <number:fill-character> </number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Liberation Sans1" fo:font-family="'Liberation Sans'" style:font-family-generic="swiss" style:font-name-complex="Liberation Sans1" style:font-family-complex="'Liberation Sans'" style:font-family-generic-complex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Accent_20_1_20_5" style:display-name="Accent 1 5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family-generic-complex="swiss" style:font-size-complex="10pt" style:font-style-complex="normal" style:font-weight-complex="bold"/>
    </style:style>
    <style:style style:name="Accent_20_2_20_6" style:display-name="Accent 2 6" style:family="table-cell" style:parent-style-name="Default">
      <style:table-cell-properties fo:background-color="#80808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family-generic-complex="swiss" style:font-size-complex="10pt" style:font-style-complex="normal" style:font-weight-complex="bold"/>
    </style:style>
    <style:style style:name="Accent_20_3_20_7" style:display-name="Accent 3 7" style:family="table-cell" style:parent-style-name="Default">
      <style:table-cell-properties fo:background-color="#ddddd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family-generic-complex="swiss" style:font-size-complex="10pt" style:font-style-complex="normal" style:font-weight-complex="bold"/>
    </style:style>
    <style:style style:name="Accent_20_4" style:display-name="Accent 4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family-generic-complex="swiss" style:font-size-complex="10pt" style:font-style-complex="normal" style:font-weight-complex="bold"/>
    </style:style>
    <style:style style:name="Error_20_8" style:display-name="Error 8" style:family="table-cell" style:parent-style-name="Default">
      <style:table-cell-properties fo:background-color="#cc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family-generic-complex="swiss" style:font-size-complex="10pt" style:font-style-complex="normal" style:font-weight-complex="bold"/>
    </style:style>
    <style:style style:name="Excel_20_Built-in_20_Bad" style:display-name="Excel Built-in Bad" style:family="table-cell" style:parent-style-name="Default">
      <style:table-cell-properties fo:background-color="#ff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family-generic-complex="swiss" style:font-size-complex="10pt" style:font-style-complex="normal" style:font-weight-complex="normal"/>
    </style:style>
    <style:style style:name="Excel_20_Built-in_20_Good" style:display-name="Excel Built-in Good" style:family="table-cell" style:parent-style-name="Default">
      <style:table-cell-properties fo:background-color="#cc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6600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family-generic-complex="swiss" style:font-size-complex="10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style:font-family-generic="swiss" fo:font-size="18pt" fo:font-style="normal" fo:text-shadow="none" style:text-underline-style="none" fo:font-weight="bold" style:font-size-asian="18pt" style:font-style-asian="normal" style:font-weight-asian="bold" style:font-name-complex="Liberation Sans1" style:font-family-complex="'Liberation Sans'" style:font-family-generic-complex="swiss" style:font-size-complex="18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style:font-family-generic="swiss" fo:font-size="12pt" fo:font-style="normal" fo:text-shadow="none" style:text-underline-style="none" fo:font-weight="bold" style:font-size-asian="12pt" style:font-style-asian="normal" style:font-weight-asian="bold" style:font-name-complex="Liberation Sans1" style:font-family-complex="'Liberation Sans'" style:font-family-generic-complex="swiss" style:font-size-complex="12pt" style:font-style-complex="normal" style:font-weight-complex="bold"/>
    </style:style>
    <style:style style:name="Excel_20_Built-in_20_Neutral" style:display-name="Excel Built-in Neutral" style:family="table-cell" style:parent-style-name="Default">
      <style:table-cell-properties fo:background-color="#ff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996600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family-generic-complex="swiss" style:font-size-complex="10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family-generic-complex="swiss" style:font-size-complex="10pt" style:font-style-complex="normal" style:font-weight-complex="normal"/>
    </style:style>
    <style:style style:name="Footnote_20_9" style:display-name="Footnote 9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808080" style:text-outline="false" style:text-line-through-style="none" style:text-line-through-type="none" style:font-name="Liberation Sans1" fo:font-family="'Liberation Sans'" style:font-family-generic="swiss" fo:font-size="10pt" fo:font-style="italic" fo:text-shadow="none" style:text-underline-style="none" fo:font-weight="normal" style:font-size-asian="10pt" style:font-style-asian="italic" style:font-weight-asian="normal" style:font-name-complex="Liberation Sans1" style:font-family-complex="'Liberation Sans'" style:font-family-generic-complex="swiss" style:font-size-complex="10pt" style:font-style-complex="italic" style:font-weight-complex="normal"/>
    </style:style>
    <style:style style:name="Heading_20_10" style:display-name="Heading 10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style:font-family-generic="swiss" fo:font-size="24pt" fo:font-style="normal" fo:text-shadow="none" style:text-underline-style="none" fo:font-weight="bold" style:font-size-asian="24pt" style:font-style-asian="normal" style:font-weight-asian="bold" style:font-name-complex="Liberation Sans1" style:font-family-complex="'Liberation Sans'" style:font-family-generic-complex="swiss" style:font-size-complex="24pt" style:font-style-complex="normal" style:font-weight-complex="bold"/>
    </style:style>
    <style:style style:name="Hyperlink_20_11" style:display-name="Hyperlink 11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ee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Liberation Sans1" style:font-family-complex="'Liberation Sans'" style:font-family-generic-complex="swiss" style:font-size-complex="10pt" style:font-style-complex="normal" style:font-weight-complex="normal"/>
    </style:style>
    <style:style style:name="Result_20_12" style:display-name="Result 12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style:font-family-generic="swiss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Liberation Sans1" style:font-family-complex="'Liberation Sans'" style:font-family-generic-complex="swiss" style:font-size-complex="10pt" style:font-style-complex="italic" style:font-weight-complex="bold"/>
    </style:style>
    <style:style style:name="Status_20_13" style:display-name="Status 13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Text_20_14" style:display-name="Text 14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Warning_20_15" style:display-name="Warning 15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family-generic-complex="swiss" style:font-size-complex="10pt" style:font-style-complex="normal" style:font-weight-complex="normal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cm" fo:margin-bottom="1cm" fo:margin-left="0cm" fo:margin-right="0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10">00/00/0000</text:date>, <text:time style:data-style-name="N2" text:time-value="10:00:36.94974819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2022_5f_06_5f_17" style:display-name="PageStyle_2022_06_17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02" style:display-name="PageStyle_2022_07_0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10" style:display-name="PageStyle_2022_07_10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19" style:display-name="PageStyle_2022_06_19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1" style:display-name="PageStyle_2022_06_2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9" style:display-name="PageStyle_2022_06_29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3" style:display-name="PageStyle_2022_06_2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8" style:display-name="PageStyle_2022_06_28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13" style:display-name="PageStyle_2022_07_1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03" style:display-name="PageStyle_2022_07_0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4" style:display-name="PageStyle_2022_06_2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0" style:display-name="PageStyle_2022_06_20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01" style:display-name="PageStyle_2022_07_0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30" style:display-name="PageStyle_2022_06_30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07" style:display-name="PageStyle_2022_07_07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6" style:display-name="PageStyle_2022_06_26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7" style:display-name="PageStyle_2022_06_27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2" style:display-name="PageStyle_2022_06_2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04" style:display-name="PageStyle_2022_07_0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16" style:display-name="PageStyle_2022_06_16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18" style:display-name="PageStyle_2022_06_18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22" style:display-name="PageStyle_2022_07_2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09" style:display-name="PageStyle_2022_07_09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11" style:display-name="PageStyle_2022_07_1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08" style:display-name="PageStyle_2022_07_08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5" style:display-name="PageStyle_2022_06_25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12" style:display-name="PageStyle_2022_07_1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233</meta:editing-cycles>
    <meta:creation-date>2022-06-16T22:19:34</meta:creation-date>
    <dc:date>2024-07-10T10:02:56.633633086</dc:date>
    <meta:editing-duration>P1DT5H4M58S</meta:editing-duration>
    <meta:generator>LibreOffice/24.2.4.2$Linux_X86_64 LibreOffice_project/420$Build-2</meta:generator>
    <meta:document-statistic meta:table-count="96" meta:cell-count="15183" meta:object-count="0"/>
    <meta:user-defined meta:name="AppVersion">16.0300</meta:user-defined>
  </office:meta>
</office:document-meta>
</file>